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ext-properties fo:color="#666666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666666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6" style:family="table-cell" style:parent-style-name="Default" style:data-style-name="N0">
      <style:text-properties fo:color="#666666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666666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666666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666666" fo:font-style="italic" style:font-style-asian="italic" style:font-style-complex="italic"/>
    </style:style>
    <style:style style:name="ce11" style:family="table-cell" style:parent-style-name="Default" style:data-style-name="N30">
      <style:table-cell-properties style:vertical-align="automatic" fo:wrap-option="wrap"/>
    </style:style>
    <style:style style:name="ce12" style:family="table-cell" style:parent-style-name="Default" style:data-style-name="N1"/>
    <style:style style:name="ce13" style:family="table-cell" style:parent-style-name="Default" style:data-style-name="N30"/>
    <style:style style:name="ce14" style:family="table-cell" style:parent-style-name="Default" style:data-style-name="N0">
      <style:table-cell-properties style:vertical-align="automatic" fo:wrap-option="wrap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666666" fo:font-size="12pt" style:font-size-asian="12pt" style:font-size-complex="12pt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color="#666666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1" style:family="table-cell" style:parent-style-name="Default" style:data-style-name="N30">
      <style:table-cell-properties fo:border-top="none" fo:border-bottom="thin solid #000000" fo:border-left="none" fo:border-right="none" style:vertical-align="automatic" fo:wrap-option="wrap"/>
    </style:style>
    <style:style style:name="ce22" style:family="table-cell" style:parent-style-name="Default" style:data-style-name="N1">
      <style:table-cell-properties fo:border-top="none" fo:border-bottom="thin solid #000000" fo:border-left="none" fo:border-right="none"/>
    </style:style>
    <style:style style:name="ce23" style:family="table-cell" style:parent-style-name="Default" style:data-style-name="N30">
      <style:table-cell-properties fo:border-top="none" fo:border-bottom="thin solid #000000" fo:border-left="none" fo:border-right="none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30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e31" style:family="table-cell" style:parent-style-name="Default" style:data-style-name="N30">
      <style:table-cell-properties fo:border-top="thin solid #000000" fo:border-bottom="none" fo:border-left="none" fo:border-right="none" style:vertical-align="automatic" fo:wrap-option="wrap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6" style:family="table-cell" style:parent-style-name="Default" style:data-style-name="N19"/>
    <style:style style:name="ce3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8" style:family="table-cell" style:parent-style-name="Default" style:data-style-name="N0">
      <style:text-properties fo:font-weight="bold" style:font-weight-asian="bold" style:font-weight-complex="bold"/>
    </style:style>
    <style:style style:name="ce39" style:family="table-cell" style:parent-style-name="Default" style:data-style-name="N30">
      <style:table-cell-properties style:vertical-align="automatic" fo:wrap-option="wrap"/>
      <style:text-properties fo:color="#666666"/>
    </style:style>
    <style:style style:name="ce40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41" style:family="table-cell" style:parent-style-name="Default" style:data-style-name="N30">
      <style:table-cell-properties fo:border-top="none" fo:border-bottom="none" fo:border-left="none" fo:border-right="thin solid #000000" style:vertical-align="automatic" fo:wrap-option="wrap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style:vertical-align="top"/>
      <style:text-properties fo:color="#666666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666666" fo:font-weight="bold" style:font-weight-asian="bold" style:font-weight-complex="bold"/>
    </style:style>
    <style:style style:name="ce46" style:family="table-cell" style:parent-style-name="Default" style:data-style-name="N30">
      <style:table-cell-properties fo:border-top="thin solid #000000" fo:border-bottom="none" fo:border-left="none" fo:border-right="none" style:vertical-align="automatic" fo:wrap-option="wrap"/>
      <style:text-properties fo:color="#666666"/>
    </style:style>
    <style:style style:name="ce47" style:family="table-cell" style:parent-style-name="Default" style:data-style-name="N0">
      <style:table-cell-properties fo:border-top="none" fo:border-bottom="thin solid #000000" fo:border-left="none" fo:border-right="none"/>
      <style:text-properties fo:color="#666666"/>
    </style:style>
    <style:style style:name="ce4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</style:style>
    <style:style style:name="ce49" style:family="table-cell" style:parent-style-name="Default" style:data-style-name="N30">
      <style:table-cell-properties fo:border-top="none" fo:border-bottom="thin solid #000000" fo:border-left="none" fo:border-right="none" style:vertical-align="automatic" fo:wrap-option="wrap"/>
      <style:text-properties fo:color="#666666"/>
    </style:style>
    <style:style style:name="ce50" style:family="table-cell" style:parent-style-name="Default" style:data-style-name="N0">
      <style:table-cell-properties fo:border-top="thin solid #000000" fo:border-bottom="none" fo:border-left="none" fo:border-right="none"/>
      <style:text-properties fo:color="#666666"/>
    </style:style>
    <style:style style:name="ce51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fo:color="#666666"/>
    </style:style>
    <style:style style:name="ce53" style:family="table-cell" style:parent-style-name="Default" style:data-style-name="N30">
      <style:table-cell-properties style:vertical-align="automatic" fo:wrap-option="wrap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3.889375cm"/>
    </style:style>
    <style:style style:name="co5" style:family="table-column">
      <style:table-column-properties fo:break-before="auto" style:column-width="4.23333333333333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4.18041666666667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2.8575cm"/>
    </style:style>
    <style:style style:name="co12" style:family="table-column">
      <style:table-column-properties fo:break-before="auto" style:column-width="1.32291666666667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2.460625cm"/>
    </style:style>
    <style:style style:name="co15" style:family="table-column">
      <style:table-column-properties fo:break-before="auto" style:column-width="4.25979166666667cm"/>
    </style:style>
    <style:style style:name="co16" style:family="table-column">
      <style:table-column-properties fo:break-before="auto" style:column-width="4.63020833333333cm"/>
    </style:style>
    <style:style style:name="co17" style:family="table-column">
      <style:table-column-properties fo:break-before="auto" style:column-width="4.31270833333333cm"/>
    </style:style>
    <style:style style:name="co18" style:family="table-column">
      <style:table-column-properties fo:break-before="auto" style:column-width="4.683125cm"/>
    </style:style>
    <style:style style:name="co19" style:family="table-column">
      <style:table-column-properties fo:break-before="auto" style:column-width="3.06916666666667cm"/>
    </style:style>
    <style:style style:name="co20" style:family="table-column">
      <style:table-column-properties fo:break-before="auto" style:column-width="3.28083333333333cm"/>
    </style:style>
    <style:style style:name="co21" style:family="table-column">
      <style:table-column-properties fo:break-before="auto" style:column-width="2.27541666666667cm"/>
    </style:style>
    <style:style style:name="co22" style:family="table-column">
      <style:table-column-properties fo:break-before="auto" style:column-width="7.540625cm"/>
    </style:style>
    <style:style style:name="co23" style:family="table-column">
      <style:table-column-properties fo:break-before="auto" style:column-width="9.36625cm"/>
    </style:style>
    <style:style style:name="co24" style:family="table-column">
      <style:table-column-properties fo:break-before="auto" style:column-width="9.286875cm"/>
    </style:style>
    <style:style style:name="co25" style:family="table-column">
      <style:table-column-properties fo:break-before="auto" style:column-width="1.24354166666667cm"/>
    </style:style>
    <style:style style:name="co26" style:family="table-column">
      <style:table-column-properties fo:break-before="auto" style:column-width="2.19604166666667cm"/>
    </style:style>
    <style:style style:name="co27" style:family="table-column">
      <style:table-column-properties fo:break-before="auto" style:column-width="2.43416666666667cm"/>
    </style:style>
    <style:style style:name="co28" style:family="table-column">
      <style:table-column-properties fo:break-before="auto" style:column-width="2.83104166666667cm"/>
    </style:style>
    <style:style style:name="co29" style:family="table-column">
      <style:table-column-properties fo:break-before="auto" style:column-width="1.64041666666667cm"/>
    </style:style>
    <style:style style:name="co30" style:family="table-column">
      <style:table-column-properties fo:break-before="auto" style:column-width="1.45520833333333cm"/>
    </style:style>
    <style:style style:name="co31" style:family="table-column">
      <style:table-column-properties fo:break-before="auto" style:column-width="1.93145833333333cm"/>
    </style:style>
    <style:style style:name="co32" style:family="table-column">
      <style:table-column-properties fo:break-before="auto" style:column-width="1.21708333333333cm"/>
    </style:style>
    <style:style style:name="co33" style:family="table-column">
      <style:table-column-properties fo:break-before="auto" style:column-width="3.01625cm"/>
    </style:style>
    <style:style style:name="co34" style:family="table-column">
      <style:table-column-properties fo:break-before="auto" style:column-width="2.24895833333333cm"/>
    </style:style>
    <style:style style:name="co35" style:family="table-column">
      <style:table-column-properties fo:break-before="auto" style:column-width="2.98979166666667cm"/>
    </style:style>
    <style:style style:name="co36" style:family="table-column">
      <style:table-column-properties fo:break-before="auto" style:column-width="2.96333333333333cm"/>
    </style:style>
    <style:style style:name="co37" style:family="table-column">
      <style:table-column-properties fo:break-before="auto" style:column-width="4.73604166666667cm"/>
    </style:style>
    <style:style style:name="co38" style:family="table-column">
      <style:table-column-properties fo:break-before="auto" style:column-width="1.79916666666667cm"/>
    </style:style>
    <style:style style:name="co39" style:family="table-column">
      <style:table-column-properties fo:break-before="auto" style:column-width="6.87916666666667cm"/>
    </style:style>
    <style:style style:name="co40" style:family="table-column">
      <style:table-column-properties fo:break-before="auto" style:column-width="4.28625cm"/>
    </style:style>
    <style:style style:name="co41" style:family="table-column">
      <style:table-column-properties fo:break-before="auto" style:column-width="24.8179166666667cm"/>
    </style:style>
    <style:style style:name="co42" style:family="table-column">
      <style:table-column-properties fo:break-before="auto" style:column-width="3.254375cm"/>
    </style:style>
    <style:style style:name="co43" style:family="table-column">
      <style:table-column-properties fo:break-before="auto" style:column-width="5.318125cm"/>
    </style:style>
    <style:style style:name="co44" style:family="table-column">
      <style:table-column-properties fo:break-before="auto" style:column-width="4.206875cm"/>
    </style:style>
    <style:style style:name="co45" style:family="table-column">
      <style:table-column-properties fo:break-before="auto" style:column-width="1.42875cm"/>
    </style:style>
    <style:style style:name="co46" style:family="table-column">
      <style:table-column-properties fo:break-before="auto" style:column-width="3.04270833333333cm"/>
    </style:style>
    <style:style style:name="co47" style:family="table-column">
      <style:table-column-properties fo:break-before="auto" style:column-width="2.91041666666667cm"/>
    </style:style>
    <style:style style:name="co48" style:family="table-column">
      <style:table-column-properties fo:break-before="auto" style:column-width="2.54cm"/>
    </style:style>
    <style:style style:name="co49" style:family="table-column">
      <style:table-column-properties fo:break-before="auto" style:column-width="2.88395833333333cm"/>
    </style:style>
    <style:style style:name="co50" style:family="table-column">
      <style:table-column-properties fo:break-before="auto" style:column-width="3.30729166666667cm"/>
    </style:style>
    <style:style style:name="co51" style:family="table-column">
      <style:table-column-properties fo:break-before="auto" style:column-width="5.794375cm"/>
    </style:style>
    <style:style style:name="co52" style:family="table-column">
      <style:table-column-properties fo:break-before="auto" style:column-width="4.55083333333333cm"/>
    </style:style>
    <style:style style:name="co53" style:family="table-column">
      <style:table-column-properties fo:break-before="auto" style:column-width="16.113125cm"/>
    </style:style>
    <style:style style:name="co54" style:family="table-column">
      <style:table-column-properties fo:break-before="auto" style:column-width="5.90020833333333cm"/>
    </style:style>
    <style:style style:name="co55" style:family="table-column">
      <style:table-column-properties fo:break-before="auto" style:column-width="3.65125cm"/>
    </style:style>
    <style:style style:name="co56" style:family="table-column">
      <style:table-column-properties fo:break-before="auto" style:column-width="3.70416666666667cm"/>
    </style:style>
    <style:style style:name="co57" style:family="table-column">
      <style:table-column-properties fo:break-before="auto" style:column-width="4.07458333333333cm"/>
    </style:style>
    <style:style style:name="co58" style:family="table-column">
      <style:table-column-properties fo:break-before="auto" style:column-width="2.09020833333333cm"/>
    </style:style>
    <style:style style:name="co59" style:family="table-column">
      <style:table-column-properties fo:break-before="auto" style:column-width="2.778125cm"/>
    </style:style>
    <style:style style:name="co60" style:family="table-column">
      <style:table-column-properties fo:break-before="auto" style:column-width="1.13770833333333cm"/>
    </style:style>
    <style:style style:name="co61" style:family="table-column">
      <style:table-column-properties fo:break-before="auto" style:column-width="5.476875cm"/>
    </style:style>
    <style:style style:name="co62" style:family="table-column">
      <style:table-column-properties fo:break-before="auto" style:column-width="2.56645833333333cm"/>
    </style:style>
    <style:style style:name="co63" style:family="table-column">
      <style:table-column-properties fo:break-before="auto" style:column-width="4.445cm"/>
    </style:style>
    <style:style style:name="co64" style:family="table-column">
      <style:table-column-properties fo:break-before="auto" style:column-width="4.02166666666667cm"/>
    </style:style>
    <style:style style:name="co65" style:family="table-column">
      <style:table-column-properties fo:break-before="auto" style:column-width="11.90625cm"/>
    </style:style>
    <style:style style:name="co66" style:family="table-column">
      <style:table-column-properties fo:break-before="auto" style:column-width="2.35479166666667cm"/>
    </style:style>
    <style:style style:name="co67" style:family="table-column">
      <style:table-column-properties fo:break-before="auto" style:column-width="3.9952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15.2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4.8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Nombre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4" table:default-cell-style-name="ce1"/>
        <table:table-column table:style-name="co6" table:default-cell-style-name="ce1"/>
        <table:table-column table:style-name="co1" table:number-columns-repeated="52" table:default-cell-style-name="ce1"/>
        <table:table-column table:style-name="co7" table:number-columns-repeated="16320" table:default-cell-style-name="ce1"/>
        <table:table-row table:style-name="ro1">
          <table:table-cell table:number-columns-repeated="2" table:style-name="ce1"/>
          <table:table-cell office:value-type="string" table:style-name="ce1">
            <text:p>CEDULA</text:p>
          </table:table-cell>
          <table:table-cell office:value-type="string" table:style-name="ce1">
            <text:p>primer_nombre</text:p>
          </table:table-cell>
          <table:table-cell office:value-type="string" table:style-name="ce1">
            <text:p>segundo_nombre</text:p>
          </table:table-cell>
          <table:table-cell office:value-type="string" table:style-name="ce1">
            <text:p>primer_apellido</text:p>
          </table:table-cell>
          <table:table-cell office:value-type="string" table:style-name="ce1">
            <text:p>segundo_apellid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184080" table:style-name="ce1">
            <text:p>31184080</text:p>
          </table:table-cell>
          <table:table-cell office:value-type="string" table:style-name="ce1">
            <text:p>'Abelardo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Zuniga'</text:p>
          </table:table-cell>
          <table:table-cell office:value-type="string" table:style-name="ce1">
            <text:p>'Zunig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9-8-25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346416" table:style-name="ce1">
            <text:p>23346416</text:p>
          </table:table-cell>
          <table:table-cell office:value-type="string" table:style-name="ce1">
            <text:p>'Abigail'</text:p>
          </table:table-cell>
          <table:table-cell office:value-type="string" table:style-name="ce1">
            <text:p>'Soledad'</text:p>
          </table:table-cell>
          <table:table-cell office:value-type="string" table:style-name="ce1">
            <text:p>'Zepeda'</text:p>
          </table:table-cell>
          <table:table-cell office:value-type="string" table:style-name="ce1">
            <text:p>'Zeped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2-10-25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722685" table:style-name="ce1">
            <text:p>26722685</text:p>
          </table:table-cell>
          <table:table-cell office:value-type="string" table:style-name="ce1">
            <text:p>'Abigail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Zelaya'</text:p>
          </table:table-cell>
          <table:table-cell office:value-type="string" table:style-name="ce1">
            <text:p>'Zay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1-1-20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317873" table:style-name="ce1">
            <text:p>12317873</text:p>
          </table:table-cell>
          <table:table-cell office:value-type="string" table:style-name="ce1">
            <text:p>'Adan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Zavala'</text:p>
          </table:table-cell>
          <table:table-cell office:value-type="string" table:style-name="ce1">
            <text:p>'Zarate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2-10-9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811618" table:style-name="ce1">
            <text:p>27811618</text:p>
          </table:table-cell>
          <table:table-cell office:value-type="string" table:style-name="ce1">
            <text:p>'Adolfo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Zaragoza'</text:p>
          </table:table-cell>
          <table:table-cell office:value-type="string" table:style-name="ce1">
            <text:p>'Zarago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5-3-25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213954" table:style-name="ce1">
            <text:p>25213954</text:p>
          </table:table-cell>
          <table:table-cell office:value-type="string" table:style-name="ce1">
            <text:p>'Adolfo'</text:p>
          </table:table-cell>
          <table:table-cell office:value-type="string" table:style-name="ce1">
            <text:p>'Berenice'</text:p>
          </table:table-cell>
          <table:table-cell office:value-type="string" table:style-name="ce1">
            <text:p>'Zacarias'</text:p>
          </table:table-cell>
          <table:table-cell office:value-type="string" table:style-name="ce1">
            <text:p>'Zarago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6-2-9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829841" table:style-name="ce1">
            <text:p>12829841</text:p>
          </table:table-cell>
          <table:table-cell office:value-type="string" table:style-name="ce1">
            <text:p>'Adolfo'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Yepez'</text:p>
          </table:table-cell>
          <table:table-cell office:value-type="string" table:style-name="ce1">
            <text:p>'Zapat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1-4-2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35721" table:style-name="ce1">
            <text:p>19335721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Zamira'</text:p>
          </table:table-cell>
          <table:table-cell office:value-type="string" table:style-name="ce1">
            <text:p>'Wright'</text:p>
          </table:table-cell>
          <table:table-cell office:value-type="string" table:style-name="ce1">
            <text:p>'Zamo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8-1-14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006652" table:style-name="ce1">
            <text:p>15006652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Agustin'</text:p>
          </table:table-cell>
          <table:table-cell office:value-type="string" table:style-name="ce1">
            <text:p>'Wilson'</text:p>
          </table:table-cell>
          <table:table-cell office:value-type="string" table:style-name="ce1">
            <text:p>'Zamo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8-8-6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833723" table:style-name="ce1">
            <text:p>10833723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Ward'</text:p>
          </table:table-cell>
          <table:table-cell office:value-type="string" table:style-name="ce1">
            <text:p>'Zambra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0-9-17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213049" table:style-name="ce1">
            <text:p>25213049</text:p>
          </table:table-cell>
          <table:table-cell office:value-type="string" table:style-name="ce1">
            <text:p>'Adrian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Ward'</text:p>
          </table:table-cell>
          <table:table-cell office:value-type="string" table:style-name="ce1">
            <text:p>'Zambran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5-6-11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170301" table:style-name="ce1">
            <text:p>33170301</text:p>
          </table:table-cell>
          <table:table-cell office:value-type="string" table:style-name="ce1">
            <text:p>'Adrian'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Walker'</text:p>
          </table:table-cell>
          <table:table-cell office:value-type="string" table:style-name="ce1">
            <text:p>'White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4-5-5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348963" table:style-name="ce1">
            <text:p>17348963</text:p>
          </table:table-cell>
          <table:table-cell office:value-type="string" table:style-name="ce1">
            <text:p>'Adriana'</text:p>
          </table:table-cell>
          <table:table-cell office:value-type="string" table:style-name="ce1">
            <text:p>'Amilcar'</text:p>
          </table:table-cell>
          <table:table-cell office:value-type="string" table:style-name="ce1">
            <text:p>'Viramontes'</text:p>
          </table:table-cell>
          <table:table-cell office:value-type="string" table:style-name="ce1">
            <text:p>'Wats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1-23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747185" table:style-name="ce1">
            <text:p>33747185</text:p>
          </table:table-cell>
          <table:table-cell office:value-type="string" table:style-name="ce1">
            <text:p>'Adriana'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Ward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2-6-20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827139" table:style-name="ce1">
            <text:p>12827139</text:p>
          </table:table-cell>
          <table:table-cell office:value-type="string" table:style-name="ce1">
            <text:p>'Agnes'</text:p>
          </table:table-cell>
          <table:table-cell office:value-type="string" table:style-name="ce1">
            <text:p>'Chistopher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Walke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1-8-20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221490" table:style-name="ce1">
            <text:p>32221490</text:p>
          </table:table-cell>
          <table:table-cell office:value-type="string" table:style-name="ce1">
            <text:p>'Agustin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Vill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3-4-27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468040" table:style-name="ce1">
            <text:p>24468040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Myriam'</text:p>
          </table:table-cell>
          <table:table-cell office:value-type="string" table:style-name="ce1">
            <text:p>'Villareal'</text:p>
          </table:table-cell>
          <table:table-cell office:value-type="string" table:style-name="ce1">
            <text:p>'Villato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4-11-14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711114" table:style-name="ce1">
            <text:p>10711114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Nathaly'</text:p>
          </table:table-cell>
          <table:table-cell office:value-type="string" table:style-name="ce1">
            <text:p>'Villanueva'</text:p>
          </table:table-cell>
          <table:table-cell office:value-type="string" table:style-name="ce1">
            <text:p>'Villarreal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9-2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127994" table:style-name="ce1">
            <text:p>28127994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Judith'</text:p>
          </table:table-cell>
          <table:table-cell office:value-type="string" table:style-name="ce1">
            <text:p>'Villa'</text:p>
          </table:table-cell>
          <table:table-cell office:value-type="string" table:style-name="ce1">
            <text:p>'Villarreal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5-4-2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311896" table:style-name="ce1">
            <text:p>21311896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Adan'</text:p>
          </table:table-cell>
          <table:table-cell office:value-type="string" table:style-name="ce1">
            <text:p>'Vigil'</text:p>
          </table:table-cell>
          <table:table-cell office:value-type="string" table:style-name="ce1">
            <text:p>'Villalpand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2-5-22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803452" table:style-name="ce1">
            <text:p>12803452</text:p>
          </table:table-cell>
          <table:table-cell office:value-type="string" table:style-name="ce1">
            <text:p>'Alana'</text:p>
          </table:table-cell>
          <table:table-cell office:value-type="string" table:style-name="ce1">
            <text:p>'Leonardo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lobo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5-17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077902" table:style-name="ce1">
            <text:p>33077902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0-5-12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672063" table:style-name="ce1">
            <text:p>11672063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0-11-8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061388" table:style-name="ce1">
            <text:p>23061388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Mabel'</text:p>
          </table:table-cell>
          <table:table-cell office:value-type="string" table:style-name="ce1">
            <text:p>'Verduzco'</text:p>
          </table:table-cell>
          <table:table-cell office:value-type="string" table:style-name="ce1">
            <text:p>'Vie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1-4-8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807743" table:style-name="ce1">
            <text:p>26807743</text:p>
          </table:table-cell>
          <table:table-cell office:value-type="string" table:style-name="ce1">
            <text:p>'Alejandro'</text:p>
          </table:table-cell>
          <table:table-cell office:value-type="string" table:style-name="ce1">
            <text:p>'Italo'</text:p>
          </table:table-cell>
          <table:table-cell office:value-type="string" table:style-name="ce1">
            <text:p>'Verdugo'</text:p>
          </table:table-cell>
          <table:table-cell office:value-type="string" table:style-name="ce1">
            <text:p>'Vicent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5-6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334071" table:style-name="ce1">
            <text:p>12334071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Ventura'</text:p>
          </table:table-cell>
          <table:table-cell office:value-type="string" table:style-name="ce1">
            <text:p>'Verduzc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9-1-25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333191" table:style-name="ce1">
            <text:p>31333191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Corania'</text:p>
          </table:table-cell>
          <table:table-cell office:value-type="string" table:style-name="ce1">
            <text:p>'Velasco'</text:p>
          </table:table-cell>
          <table:table-cell office:value-type="string" table:style-name="ce1">
            <text:p>'Verdug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9-3-23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604710" table:style-name="ce1">
            <text:p>31604710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Velasco'</text:p>
          </table:table-cell>
          <table:table-cell office:value-type="string" table:style-name="ce1">
            <text:p>'Ve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5-1-8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872123" table:style-name="ce1">
            <text:p>18872123</text:p>
          </table:table-cell>
          <table:table-cell office:value-type="string" table:style-name="ce1">
            <text:p>'Alfredo'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Vargas'</text:p>
          </table:table-cell>
          <table:table-cell office:value-type="string" table:style-name="ce1">
            <text:p>'Ve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6-4-5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office:value-type="string" table:style-name="ce1">
            <text:p>!!!! <text:s text:c="2"/>JEFES ¡¡¡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391280" table:style-name="ce1">
            <text:p>26391280</text:p>
          </table:table-cell>
          <table:table-cell office:value-type="string" table:style-name="ce1">
            <text:p>'Alicia'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Valverde'</text:p>
          </table:table-cell>
          <table:table-cell office:value-type="string" table:style-name="ce1">
            <text:p>'Veli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8-6-2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724796" table:style-name="ce1">
            <text:p>30724796</text:p>
          </table:table-cell>
          <table:table-cell office:value-type="string" table:style-name="ce1">
            <text:p>'Alma'</text:p>
          </table:table-cell>
          <table:table-cell office:value-type="string" table:style-name="ce1">
            <text:p>'Petronila'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Velazqu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7-1-19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622456" table:style-name="ce1">
            <text:p>10622456</text:p>
          </table:table-cell>
          <table:table-cell office:value-type="string" table:style-name="ce1">
            <text:p>'Altagracia'</text:p>
          </table:table-cell>
          <table:table-cell office:value-type="string" table:style-name="ce1">
            <text:p>'Paulo'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Velazqu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8-6-13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659494" table:style-name="ce1">
            <text:p>11659494</text:p>
          </table:table-cell>
          <table:table-cell office:value-type="string" table:style-name="ce1">
            <text:p>'Amada'</text:p>
          </table:table-cell>
          <table:table-cell office:value-type="string" table:style-name="ce1">
            <text:p>'Adolfo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Velasqu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2-6-5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406645" table:style-name="ce1">
            <text:p>34406645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Velasqu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4-5-24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748893" table:style-name="ce1">
            <text:p>20748893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Consuelo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Velard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4-11-6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09298" table:style-name="ce1">
            <text:p>19309298</text:p>
          </table:table-cell>
          <table:table-cell office:value-type="string" table:style-name="ce1">
            <text:p>'Amara'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Velard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0-8-5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131782" table:style-name="ce1">
            <text:p>10131782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Diego'</text:p>
          </table:table-cell>
          <table:table-cell office:value-type="string" table:style-name="ce1">
            <text:p>'Valdivia'</text:p>
          </table:table-cell>
          <table:table-cell office:value-type="string" table:style-name="ce1">
            <text:p>'Valverd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5-3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154712" table:style-name="ce1">
            <text:p>24154712</text:p>
          </table:table-cell>
          <table:table-cell office:value-type="string" table:style-name="ce1">
            <text:p>'America'</text:p>
          </table:table-cell>
          <table:table-cell office:value-type="string" table:style-name="ce1">
            <text:p>'Rosaura'</text:p>
          </table:table-cell>
          <table:table-cell office:value-type="string" table:style-name="ce1">
            <text:p>'Valdez'</text:p>
          </table:table-cell>
          <table:table-cell office:value-type="string" table:style-name="ce1">
            <text:p>'Vall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8-19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566914" table:style-name="ce1">
            <text:p>16566914</text:p>
          </table:table-cell>
          <table:table-cell office:value-type="string" table:style-name="ce1">
            <text:p>'Amparo'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Valadez'</text:p>
          </table:table-cell>
          <table:table-cell office:value-type="string" table:style-name="ce1">
            <text:p>'Valle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2-2-6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843916" table:style-name="ce1">
            <text:p>17843916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Umana'</text:p>
          </table:table-cell>
          <table:table-cell office:value-type="string" table:style-name="ce1">
            <text:p>'Valle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8-12-13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814068" table:style-name="ce1">
            <text:p>23814068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Fulgencio'</text:p>
          </table:table-cell>
          <table:table-cell office:value-type="string" table:style-name="ce1">
            <text:p>'Ulloa'</text:p>
          </table:table-cell>
          <table:table-cell office:value-type="string" table:style-name="ce1">
            <text:p>'Valle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5-8-20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447298" table:style-name="ce1">
            <text:p>26447298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Trejo'</text:p>
          </table:table-cell>
          <table:table-cell office:value-type="string" table:style-name="ce1">
            <text:p>'Valladar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2-7-23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762066" table:style-name="ce1">
            <text:p>18762066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Torrez'</text:p>
          </table:table-cell>
          <table:table-cell office:value-type="string" table:style-name="ce1">
            <text:p>'Valer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8-7-4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817471" table:style-name="ce1">
            <text:p>23817471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Eneida'</text:p>
          </table:table-cell>
          <table:table-cell office:value-type="string" table:style-name="ce1">
            <text:p>'Torres'</text:p>
          </table:table-cell>
          <table:table-cell office:value-type="string" table:style-name="ce1">
            <text:p>'Valer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1-1-18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665665" table:style-name="ce1">
            <text:p>23665665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Valentina'</text:p>
          </table:table-cell>
          <table:table-cell office:value-type="string" table:style-name="ce1">
            <text:p>'Toro'</text:p>
          </table:table-cell>
          <table:table-cell office:value-type="string" table:style-name="ce1">
            <text:p>'Valenti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0-3-17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921390" table:style-name="ce1">
            <text:p>28921390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'Toledo'</text:p>
          </table:table-cell>
          <table:table-cell office:value-type="string" table:style-name="ce1">
            <text:p>'Valdiv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11-20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128003" table:style-name="ce1">
            <text:p>22128003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Melchor'</text:p>
          </table:table-cell>
          <table:table-cell office:value-type="string" table:style-name="ce1">
            <text:p>'Terrazas'</text:p>
          </table:table-cell>
          <table:table-cell office:value-type="string" table:style-name="ce1">
            <text:p>'Valdiv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9-4-23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117530" table:style-name="ce1">
            <text:p>12117530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Tenorio'</text:p>
          </table:table-cell>
          <table:table-cell office:value-type="string" table:style-name="ce1">
            <text:p>'Vald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2-5-17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912295" table:style-name="ce1">
            <text:p>16912295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Inocencia'</text:p>
          </table:table-cell>
          <table:table-cell office:value-type="string" table:style-name="ce1">
            <text:p>'Tello'</text:p>
          </table:table-cell>
          <table:table-cell office:value-type="string" table:style-name="ce1">
            <text:p>'Valad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6-10-20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401865" table:style-name="ce1">
            <text:p>20401865</text:p>
          </table:table-cell>
          <table:table-cell office:value-type="string" table:style-name="ce1">
            <text:p>'Angela'</text:p>
          </table:table-cell>
          <table:table-cell office:value-type="string" table:style-name="ce1">
            <text:p>'Esperanza'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Urib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7-6-21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448548" table:style-name="ce1">
            <text:p>27448548</text:p>
          </table:table-cell>
          <table:table-cell office:value-type="string" table:style-name="ce1">
            <text:p>'Anthony'</text:p>
          </table:table-cell>
          <table:table-cell office:value-type="string" table:style-name="ce1">
            <text:p>'Abelardo'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Uribe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66-2-6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808840" table:style-name="ce1">
            <text:p>30808840</text:p>
          </table:table-cell>
          <table:table-cell office:value-type="string" table:style-name="ce1">
            <text:p>'Antonella'</text:p>
          </table:table-cell>
          <table:table-cell office:value-type="string" table:style-name="ce1">
            <text:p>'Consuelo'</text:p>
          </table:table-cell>
          <table:table-cell office:value-type="string" table:style-name="ce1">
            <text:p>'Tejeda'</text:p>
          </table:table-cell>
          <table:table-cell office:value-type="string" table:style-name="ce1">
            <text:p>'Ur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9-3-26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621102" table:style-name="ce1">
            <text:p>20621102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Gregorio'</text:p>
          </table:table-cell>
          <table:table-cell office:value-type="string" table:style-name="ce1">
            <text:p>'Tavarez'</text:p>
          </table:table-cell>
          <table:table-cell office:value-type="string" table:style-name="ce1">
            <text:p>'Ure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6-11-25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425219" table:style-name="ce1">
            <text:p>32425219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Uma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4-6-17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990479" table:style-name="ce1">
            <text:p>32990479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Trej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7-7-19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044472" table:style-name="ce1">
            <text:p>23044472</text:p>
          </table:table-cell>
          <table:table-cell office:value-type="string" table:style-name="ce1">
            <text:p>'Anunciacion'</text:p>
          </table:table-cell>
          <table:table-cell office:value-type="string" table:style-name="ce1">
            <text:p>'Caridad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scan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6-1-23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963152" table:style-name="ce1">
            <text:p>16963152</text:p>
          </table:table-cell>
          <table:table-cell office:value-type="string" table:style-name="ce1">
            <text:p>'Araceli'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rr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5-1-4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217547" table:style-name="ce1">
            <text:p>14217547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lenti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3-4-18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768366" table:style-name="ce1">
            <text:p>22768366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Tolenti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5-2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928281" table:style-name="ce1">
            <text:p>25928281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Toba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7-9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311746" table:style-name="ce1">
            <text:p>27311746</text:p>
          </table:table-cell>
          <table:table-cell office:value-type="string" table:style-name="ce1">
            <text:p>'Ashley'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Thomps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1-6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895465" table:style-name="ce1">
            <text:p>11895465</text:p>
          </table:table-cell>
          <table:table-cell office:value-type="string" table:style-name="ce1">
            <text:p>'Atenea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Thom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2-20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254476" table:style-name="ce1">
            <text:p>23254476</text:p>
          </table:table-cell>
          <table:table-cell office:value-type="string" table:style-name="ce1">
            <text:p>'Atenea'</text:p>
          </table:table-cell>
          <table:table-cell office:value-type="string" table:style-name="ce1">
            <text:p>'Leopoldo'</text:p>
          </table:table-cell>
          <table:table-cell office:value-type="string" table:style-name="ce1">
            <text:p>'Stevens'</text:p>
          </table:table-cell>
          <table:table-cell office:value-type="string" table:style-name="ce1">
            <text:p>'Ter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7-11-23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784548" table:style-name="ce1">
            <text:p>18784548</text:p>
          </table:table-cell>
          <table:table-cell office:value-type="string" table:style-name="ce1">
            <text:p>'Aurelia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Sorto'</text:p>
          </table:table-cell>
          <table:table-cell office:value-type="string" table:style-name="ce1">
            <text:p>'Tell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5-4-11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477242" table:style-name="ce1">
            <text:p>27477242</text:p>
          </table:table-cell>
          <table:table-cell office:value-type="string" table:style-name="ce1">
            <text:p>'Aurelio'</text:p>
          </table:table-cell>
          <table:table-cell office:value-type="string" table:style-name="ce1">
            <text:p>'Amparo'</text:p>
          </table:table-cell>
          <table:table-cell office:value-type="string" table:style-name="ce1">
            <text:p>'Soriano'</text:p>
          </table:table-cell>
          <table:table-cell office:value-type="string" table:style-name="ce1">
            <text:p>'Tej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1-4-8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642552" table:style-name="ce1">
            <text:p>20642552</text:p>
          </table:table-cell>
          <table:table-cell office:value-type="string" table:style-name="ce1">
            <text:p>'Aurelio'</text:p>
          </table:table-cell>
          <table:table-cell office:value-type="string" table:style-name="ce1">
            <text:p>'Corania'</text:p>
          </table:table-cell>
          <table:table-cell office:value-type="string" table:style-name="ce1">
            <text:p>'Solorio'</text:p>
          </table:table-cell>
          <table:table-cell office:value-type="string" table:style-name="ce1">
            <text:p>'Tej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7-7-6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558051" table:style-name="ce1">
            <text:p>10558051</text:p>
          </table:table-cell>
          <table:table-cell office:value-type="string" table:style-name="ce1">
            <text:p>'Aurelio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Soliz'</text:p>
          </table:table-cell>
          <table:table-cell office:value-type="string" table:style-name="ce1">
            <text:p>'Tej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5-5-3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180754" table:style-name="ce1">
            <text:p>30180754</text:p>
          </table:table-cell>
          <table:table-cell office:value-type="string" table:style-name="ce1">
            <text:p>'Ava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Soliz'</text:p>
          </table:table-cell>
          <table:table-cell office:value-type="string" table:style-name="ce1">
            <text:p>'Taver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4-2-28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092674" table:style-name="ce1">
            <text:p>15092674</text:p>
          </table:table-cell>
          <table:table-cell office:value-type="string" table:style-name="ce1">
            <text:p>'Ava'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var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1-12-25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271029" table:style-name="ce1">
            <text:p>24271029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pi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2-7-6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341777" table:style-name="ce1">
            <text:p>33341777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m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5-7-19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389736" table:style-name="ce1">
            <text:p>27389736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Smith'</text:p>
          </table:table-cell>
          <table:table-cell office:value-type="string" table:style-name="ce1">
            <text:p>'Tafoy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2-7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621437" table:style-name="ce1">
            <text:p>18621437</text:p>
          </table:table-cell>
          <table:table-cell office:value-type="string" table:style-name="ce1">
            <text:p>'Bella'</text:p>
          </table:table-cell>
          <table:table-cell office:value-type="string" table:style-name="ce1">
            <text:p>'Margarita'</text:p>
          </table:table-cell>
          <table:table-cell office:value-type="string" table:style-name="ce1">
            <text:p>'Serrato'</text:p>
          </table:table-cell>
          <table:table-cell office:value-type="string" table:style-name="ce1">
            <text:p>'Sulliv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3-12-22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884070" table:style-name="ce1">
            <text:p>11884070</text:p>
          </table:table-cell>
          <table:table-cell office:value-type="string" table:style-name="ce1">
            <text:p>'Bella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Serrano'</text:p>
          </table:table-cell>
          <table:table-cell office:value-type="string" table:style-name="ce1">
            <text:p>'Suar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6-21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979989" table:style-name="ce1">
            <text:p>15979989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Serrano'</text:p>
          </table:table-cell>
          <table:table-cell office:value-type="string" table:style-name="ce1">
            <text:p>'Stewart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4-4-18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185469" table:style-name="ce1">
            <text:p>32185469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Sos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8-8-17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422674" table:style-name="ce1">
            <text:p>12422674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Sor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5-9-18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914812" table:style-name="ce1">
            <text:p>22914812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Segura'</text:p>
          </table:table-cell>
          <table:table-cell office:value-type="string" table:style-name="ce1">
            <text:p>'Solorza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9-12-15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261569" table:style-name="ce1">
            <text:p>16261569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Segura'</text:p>
          </table:table-cell>
          <table:table-cell office:value-type="string" table:style-name="ce1">
            <text:p>'Solorza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1-26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449309" table:style-name="ce1">
            <text:p>25449309</text:p>
          </table:table-cell>
          <table:table-cell office:value-type="string" table:style-name="ce1">
            <text:p>'Benicio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Sauceda'</text:p>
          </table:table-cell>
          <table:table-cell office:value-type="string" table:style-name="ce1">
            <text:p>'Solori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1-11-9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809065" table:style-name="ce1">
            <text:p>25809065</text:p>
          </table:table-cell>
          <table:table-cell office:value-type="string" table:style-name="ce1">
            <text:p>'Benigno'</text:p>
          </table:table-cell>
          <table:table-cell office:value-type="string" table:style-name="ce1">
            <text:p>'Carolina'</text:p>
          </table:table-cell>
          <table:table-cell office:value-type="string" table:style-name="ce1">
            <text:p>'Sauceda'</text:p>
          </table:table-cell>
          <table:table-cell office:value-type="string" table:style-name="ce1">
            <text:p>'Sim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9-7-7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956861" table:style-name="ce1">
            <text:p>34956861</text:p>
          </table:table-cell>
          <table:table-cell office:value-type="string" table:style-name="ce1">
            <text:p>'Benita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Santoyo'</text:p>
          </table:table-cell>
          <table:table-cell office:value-type="string" table:style-name="ce1">
            <text:p>'Silv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9-20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131306" table:style-name="ce1">
            <text:p>30131306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Santillan'</text:p>
          </table:table-cell>
          <table:table-cell office:value-type="string" table:style-name="ce1">
            <text:p>'Silv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1-6-25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131450" table:style-name="ce1">
            <text:p>24131450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Felix'</text:p>
          </table:table-cell>
          <table:table-cell office:value-type="string" table:style-name="ce1">
            <text:p>'Santillan'</text:p>
          </table:table-cell>
          <table:table-cell office:value-type="string" table:style-name="ce1">
            <text:p>'Sifuent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5-4-16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944452" table:style-name="ce1">
            <text:p>34944452</text:p>
          </table:table-cell>
          <table:table-cell office:value-type="string" table:style-name="ce1">
            <text:p>'Berenice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Sifuent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8-1-13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949504" table:style-name="ce1">
            <text:p>20949504</text:p>
          </table:table-cell>
          <table:table-cell office:value-type="string" table:style-name="ce1">
            <text:p>'Bernarda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Santana'</text:p>
          </table:table-cell>
          <table:table-cell office:value-type="string" table:style-name="ce1">
            <text:p>'Sifuent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5-6-9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087043" table:style-name="ce1">
            <text:p>12087043</text:p>
          </table:table-cell>
          <table:table-cell office:value-type="string" table:style-name="ce1">
            <text:p>'Bernarda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Santana'</text:p>
          </table:table-cell>
          <table:table-cell office:value-type="string" table:style-name="ce1">
            <text:p>'Sier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3-6-6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242451" table:style-name="ce1">
            <text:p>32242451</text:p>
          </table:table-cell>
          <table:table-cell office:value-type="string" table:style-name="ce1">
            <text:p>'Bernarda'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'Santamaria'</text:p>
          </table:table-cell>
          <table:table-cell office:value-type="string" table:style-name="ce1">
            <text:p>'Servi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6-10-11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152553" table:style-name="ce1">
            <text:p>30152553</text:p>
          </table:table-cell>
          <table:table-cell office:value-type="string" table:style-name="ce1">
            <text:p>'Berta'</text:p>
          </table:table-cell>
          <table:table-cell office:value-type="string" table:style-name="ce1">
            <text:p>'Leopoldo'</text:p>
          </table:table-cell>
          <table:table-cell office:value-type="string" table:style-name="ce1">
            <text:p>'Sandoval'</text:p>
          </table:table-cell>
          <table:table-cell office:value-type="string" table:style-name="ce1">
            <text:p>'Serrat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12-11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043875" table:style-name="ce1">
            <text:p>26043875</text:p>
          </table:table-cell>
          <table:table-cell office:value-type="string" table:style-name="ce1">
            <text:p>'Bertrudis'</text:p>
          </table:table-cell>
          <table:table-cell office:value-type="string" table:style-name="ce1">
            <text:p>'Saida'</text:p>
          </table:table-cell>
          <table:table-cell office:value-type="string" table:style-name="ce1">
            <text:p>'Sandoval'</text:p>
          </table:table-cell>
          <table:table-cell office:value-type="string" table:style-name="ce1">
            <text:p>'Serrat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2-7-10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333629" table:style-name="ce1">
            <text:p>10333629</text:p>
          </table:table-cell>
          <table:table-cell office:value-type="string" table:style-name="ce1">
            <text:p>'Bertrudis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Sanchez'</text:p>
          </table:table-cell>
          <table:table-cell office:value-type="string" table:style-name="ce1">
            <text:p>'Sern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4-10-6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025055" table:style-name="ce1">
            <text:p>17025055</text:p>
          </table:table-cell>
          <table:table-cell office:value-type="string" table:style-name="ce1">
            <text:p>'Betsabe'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Sanabria'</text:p>
          </table:table-cell>
          <table:table-cell office:value-type="string" table:style-name="ce1">
            <text:p>'Segovi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2-6-7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220965" table:style-name="ce1">
            <text:p>34220965</text:p>
          </table:table-cell>
          <table:table-cell office:value-type="string" table:style-name="ce1">
            <text:p>'Bibiana'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Samaniego'</text:p>
          </table:table-cell>
          <table:table-cell office:value-type="string" table:style-name="ce1">
            <text:p>'Scott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11-20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090460" table:style-name="ce1">
            <text:p>11090460</text:p>
          </table:table-cell>
          <table:table-cell office:value-type="string" table:style-name="ce1">
            <text:p>'Bibiana'</text:p>
          </table:table-cell>
          <table:table-cell office:value-type="string" table:style-name="ce1">
            <text:p>'Celia'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Sarmient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4-3-23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62648" table:style-name="ce1">
            <text:p>17162648</text:p>
          </table:table-cell>
          <table:table-cell office:value-type="string" table:style-name="ce1">
            <text:p>'Bienvenido'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Sarmient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3-9-18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455030" table:style-name="ce1">
            <text:p>23455030</text:p>
          </table:table-cell>
          <table:table-cell office:value-type="string" table:style-name="ce1">
            <text:p>'Brandon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Salinas'</text:p>
          </table:table-cell>
          <table:table-cell office:value-type="string" table:style-name="ce1">
            <text:p>'Sarab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2-11-3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908425" table:style-name="ce1">
            <text:p>27908425</text:p>
          </table:table-cell>
          <table:table-cell office:value-type="string" table:style-name="ce1">
            <text:p>'Brandon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Salguero'</text:p>
          </table:table-cell>
          <table:table-cell office:value-type="string" table:style-name="ce1">
            <text:p>'Santiag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5-12-13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80375" table:style-name="ce1">
            <text:p>29580375</text:p>
          </table:table-cell>
          <table:table-cell office:value-type="string" table:style-name="ce1">
            <text:p>'Brenda'</text:p>
          </table:table-cell>
          <table:table-cell office:value-type="string" table:style-name="ce1">
            <text:p>'Isabella'</text:p>
          </table:table-cell>
          <table:table-cell office:value-type="string" table:style-name="ce1">
            <text:p>'Salgado'</text:p>
          </table:table-cell>
          <table:table-cell office:value-type="string" table:style-name="ce1">
            <text:p>'Santiag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8-11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042680" table:style-name="ce1">
            <text:p>24042680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Jose'</text:p>
          </table:table-cell>
          <table:table-cell office:value-type="string" table:style-name="ce1">
            <text:p>'Saldana'</text:p>
          </table:table-cell>
          <table:table-cell office:value-type="string" table:style-name="ce1">
            <text:p>'Santiag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0-7-28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899577" table:style-name="ce1">
            <text:p>18899577</text:p>
          </table:table-cell>
          <table:table-cell office:value-type="string" table:style-name="ce1">
            <text:p>'Brun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Salcedo'</text:p>
          </table:table-cell>
          <table:table-cell office:value-type="string" table:style-name="ce1">
            <text:p>'Santamari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2-10-25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862911" table:style-name="ce1">
            <text:p>27862911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Fabiola'</text:p>
          </table:table-cell>
          <table:table-cell office:value-type="string" table:style-name="ce1">
            <text:p>'Saavedra'</text:p>
          </table:table-cell>
          <table:table-cell office:value-type="string" table:style-name="ce1">
            <text:p>'Santacru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7-2-5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301399" table:style-name="ce1">
            <text:p>24301399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Saavedra'</text:p>
          </table:table-cell>
          <table:table-cell office:value-type="string" table:style-name="ce1">
            <text:p>'Santacru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2-7-14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285916" table:style-name="ce1">
            <text:p>17285916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Zoe'</text:p>
          </table:table-cell>
          <table:table-cell office:value-type="string" table:style-name="ce1">
            <text:p>'Ruiz'</text:p>
          </table:table-cell>
          <table:table-cell office:value-type="string" table:style-name="ce1">
            <text:p>'Santacru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6-5-8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321779" table:style-name="ce1">
            <text:p>18321779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Rueda'</text:p>
          </table:table-cell>
          <table:table-cell office:value-type="string" table:style-name="ce1">
            <text:p>'Sanch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3-12-10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070418" table:style-name="ce1">
            <text:p>30070418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Ruano'</text:p>
          </table:table-cell>
          <table:table-cell office:value-type="string" table:style-name="ce1">
            <text:p>'Sanabr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6-11-6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675201" table:style-name="ce1">
            <text:p>32675201</text:p>
          </table:table-cell>
          <table:table-cell office:value-type="string" table:style-name="ce1">
            <text:p>'Camila'</text:p>
          </table:table-cell>
          <table:table-cell office:value-type="string" table:style-name="ce1">
            <text:p>'German'</text:p>
          </table:table-cell>
          <table:table-cell office:value-type="string" table:style-name="ce1">
            <text:p>'Roybal'</text:p>
          </table:table-cell>
          <table:table-cell office:value-type="string" table:style-name="ce1">
            <text:p>'Sanabr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4-5-8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209046" table:style-name="ce1">
            <text:p>22209046</text:p>
          </table:table-cell>
          <table:table-cell office:value-type="string" table:style-name="ce1">
            <text:p>'Camila'</text:p>
          </table:table-cell>
          <table:table-cell office:value-type="string" table:style-name="ce1">
            <text:p>'Dulce'</text:p>
          </table:table-cell>
          <table:table-cell office:value-type="string" table:style-name="ce1">
            <text:p>'Rosas'</text:p>
          </table:table-cell>
          <table:table-cell office:value-type="string" table:style-name="ce1">
            <text:p>'Samanieg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5-12-5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519042" table:style-name="ce1">
            <text:p>25519042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Rosas'</text:p>
          </table:table-cell>
          <table:table-cell office:value-type="string" table:style-name="ce1">
            <text:p>'Salmer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4-12-1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338231" table:style-name="ce1">
            <text:p>17338231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Justo'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Salin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2-10-6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049868" table:style-name="ce1">
            <text:p>12049868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Salguer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7-11-10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263120" table:style-name="ce1">
            <text:p>11263120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Ema'</text:p>
          </table:table-cell>
          <table:table-cell office:value-type="string" table:style-name="ce1">
            <text:p>'Roque'</text:p>
          </table:table-cell>
          <table:table-cell office:value-type="string" table:style-name="ce1">
            <text:p>'Salgad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2-8-3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066957" table:style-name="ce1">
            <text:p>21066957</text:p>
          </table:table-cell>
          <table:table-cell office:value-type="string" table:style-name="ce1">
            <text:p>'Candelaria'</text:p>
          </table:table-cell>
          <table:table-cell office:value-type="string" table:style-name="ce1">
            <text:p>'Ramona'</text:p>
          </table:table-cell>
          <table:table-cell office:value-type="string" table:style-name="ce1">
            <text:p>'Roque'</text:p>
          </table:table-cell>
          <table:table-cell office:value-type="string" table:style-name="ce1">
            <text:p>'Salda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4-5-5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834314" table:style-name="ce1">
            <text:p>24834314</text:p>
          </table:table-cell>
          <table:table-cell office:value-type="string" table:style-name="ce1">
            <text:p>'Carla'</text:p>
          </table:table-cell>
          <table:table-cell office:value-type="string" table:style-name="ce1">
            <text:p>'Zoe'</text:p>
          </table:table-cell>
          <table:table-cell office:value-type="string" table:style-name="ce1">
            <text:p>'Roman'</text:p>
          </table:table-cell>
          <table:table-cell office:value-type="string" table:style-name="ce1">
            <text:p>'Salda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7-6-21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702563" table:style-name="ce1">
            <text:p>18702563</text:p>
          </table:table-cell>
          <table:table-cell office:value-type="string" table:style-name="ce1">
            <text:p>'Carla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Rolon'</text:p>
          </table:table-cell>
          <table:table-cell office:value-type="string" table:style-name="ce1">
            <text:p>'Saen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6-6-16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921764" table:style-name="ce1">
            <text:p>33921764</text:p>
          </table:table-cell>
          <table:table-cell office:value-type="string" table:style-name="ce1">
            <text:p>'Carlos'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Rolon'</text:p>
          </table:table-cell>
          <table:table-cell office:value-type="string" table:style-name="ce1">
            <text:p>'Rui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8-20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008075" table:style-name="ce1">
            <text:p>13008075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Diosdado'</text:p>
          </table:table-cell>
          <table:table-cell office:value-type="string" table:style-name="ce1">
            <text:p>'Rolon'</text:p>
          </table:table-cell>
          <table:table-cell office:value-type="string" table:style-name="ce1">
            <text:p>'Rui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1-3-4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08535" table:style-name="ce1">
            <text:p>22508535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Augusto'</text:p>
          </table:table-cell>
          <table:table-cell office:value-type="string" table:style-name="ce1">
            <text:p>'Rogers'</text:p>
          </table:table-cell>
          <table:table-cell office:value-type="string" table:style-name="ce1">
            <text:p>'Ru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0-10-27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712928" table:style-name="ce1">
            <text:p>13712928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Amador'</text:p>
          </table:table-cell>
          <table:table-cell office:value-type="string" table:style-name="ce1">
            <text:p>'Rodriquez'</text:p>
          </table:table-cell>
          <table:table-cell office:value-type="string" table:style-name="ce1">
            <text:p>'Rubi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8-20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056219" table:style-name="ce1">
            <text:p>12056219</text:p>
          </table:table-cell>
          <table:table-cell office:value-type="string" table:style-name="ce1">
            <text:p>'Cayetano'</text:p>
          </table:table-cell>
          <table:table-cell office:value-type="string" table:style-name="ce1">
            <text:p>'Christiane'</text:p>
          </table:table-cell>
          <table:table-cell office:value-type="string" table:style-name="ce1">
            <text:p>'Rodrigues'</text:p>
          </table:table-cell>
          <table:table-cell office:value-type="string" table:style-name="ce1">
            <text:p>'Rua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2-3-5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339595" table:style-name="ce1">
            <text:p>11339595</text:p>
          </table:table-cell>
          <table:table-cell office:value-type="string" table:style-name="ce1">
            <text:p>'Cayetano'</text:p>
          </table:table-cell>
          <table:table-cell office:value-type="string" table:style-name="ce1">
            <text:p>'Renato'</text:p>
          </table:table-cell>
          <table:table-cell office:value-type="string" table:style-name="ce1">
            <text:p>'Robles'</text:p>
          </table:table-cell>
          <table:table-cell office:value-type="string" table:style-name="ce1">
            <text:p>'Rua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1-5-25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701027" table:style-name="ce1">
            <text:p>22701027</text:p>
          </table:table-cell>
          <table:table-cell office:value-type="string" table:style-name="ce1">
            <text:p>'Cayetano'</text:p>
          </table:table-cell>
          <table:table-cell office:value-type="string" table:style-name="ce1">
            <text:p>'Marcial'</text:p>
          </table:table-cell>
          <table:table-cell office:value-type="string" table:style-name="ce1">
            <text:p>'Roberts'</text:p>
          </table:table-cell>
          <table:table-cell office:value-type="string" table:style-name="ce1">
            <text:p>'Roybal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5-12-26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96371" table:style-name="ce1">
            <text:p>19396371</text:p>
          </table:table-cell>
          <table:table-cell office:value-type="string" table:style-name="ce1">
            <text:p>'Cecilio'</text:p>
          </table:table-cell>
          <table:table-cell office:value-type="string" table:style-name="ce1">
            <text:p>'Vanesa'</text:p>
          </table:table-cell>
          <table:table-cell office:value-type="string" table:style-name="ce1">
            <text:p>'Roa'</text:p>
          </table:table-cell>
          <table:table-cell office:value-type="string" table:style-name="ce1">
            <text:p>'Rosal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7-11-19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050918" table:style-name="ce1">
            <text:p>33050918</text:p>
          </table:table-cell>
          <table:table-cell office:value-type="string" table:style-name="ce1">
            <text:p>'Cecilio'</text:p>
          </table:table-cell>
          <table:table-cell office:value-type="string" table:style-name="ce1">
            <text:p>'Mariam'</text:p>
          </table:table-cell>
          <table:table-cell office:value-type="string" table:style-name="ce1">
            <text:p>'Rios'</text:p>
          </table:table-cell>
          <table:table-cell office:value-type="string" table:style-name="ce1">
            <text:p>'Rosa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0-2-4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300613" table:style-name="ce1">
            <text:p>31300613</text:p>
          </table:table-cell>
          <table:table-cell office:value-type="string" table:style-name="ce1">
            <text:p>'Ceferino'</text:p>
          </table:table-cell>
          <table:table-cell office:value-type="string" table:style-name="ce1">
            <text:p>'Lucrecia'</text:p>
          </table:table-cell>
          <table:table-cell office:value-type="string" table:style-name="ce1">
            <text:p>'Rios'</text:p>
          </table:table-cell>
          <table:table-cell office:value-type="string" table:style-name="ce1">
            <text:p>'Roque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1-1-20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273165" table:style-name="ce1">
            <text:p>23273165</text:p>
          </table:table-cell>
          <table:table-cell office:value-type="string" table:style-name="ce1">
            <text:p>'Ceferino'</text:p>
          </table:table-cell>
          <table:table-cell office:value-type="string" table:style-name="ce1">
            <text:p>'Isaac'</text:p>
          </table:table-cell>
          <table:table-cell office:value-type="string" table:style-name="ce1">
            <text:p>'Rincon'</text:p>
          </table:table-cell>
          <table:table-cell office:value-type="string" table:style-name="ce1">
            <text:p>'Roqu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5-9-26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077127" table:style-name="ce1">
            <text:p>34077127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Reynoso'</text:p>
          </table:table-cell>
          <table:table-cell office:value-type="string" table:style-name="ce1">
            <text:p>'Roma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2-21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21958" table:style-name="ce1">
            <text:p>17121958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Inocencio'</text:p>
          </table:table-cell>
          <table:table-cell office:value-type="string" table:style-name="ce1">
            <text:p>'Reyna'</text:p>
          </table:table-cell>
          <table:table-cell office:value-type="string" table:style-name="ce1">
            <text:p>'Roma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5-1-12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909356" table:style-name="ce1">
            <text:p>15909356</text:p>
          </table:table-cell>
          <table:table-cell office:value-type="string" table:style-name="ce1">
            <text:p>'Celina'</text:p>
          </table:table-cell>
          <table:table-cell office:value-type="string" table:style-name="ce1">
            <text:p>'Marcela'</text:p>
          </table:table-cell>
          <table:table-cell office:value-type="string" table:style-name="ce1">
            <text:p>'Reyes'</text:p>
          </table:table-cell>
          <table:table-cell office:value-type="string" table:style-name="ce1">
            <text:p>'Rom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9-27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572809" table:style-name="ce1">
            <text:p>33572809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Julia'</text:p>
          </table:table-cell>
          <table:table-cell office:value-type="string" table:style-name="ce1">
            <text:p>'Reyes'</text:p>
          </table:table-cell>
          <table:table-cell office:value-type="string" table:style-name="ce1">
            <text:p>'Rol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4-12-17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641306" table:style-name="ce1">
            <text:p>15641306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Amilcar'</text:p>
          </table:table-cell>
          <table:table-cell office:value-type="string" table:style-name="ce1">
            <text:p>'Resendez'</text:p>
          </table:table-cell>
          <table:table-cell office:value-type="string" table:style-name="ce1">
            <text:p>'Rold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0-3-17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420630" table:style-name="ce1">
            <text:p>13420630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Renteria'</text:p>
          </table:table-cell>
          <table:table-cell office:value-type="string" table:style-name="ce1">
            <text:p>'Roj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66-10-15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966090" table:style-name="ce1">
            <text:p>29966090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Rendon'</text:p>
          </table:table-cell>
          <table:table-cell office:value-type="string" table:style-name="ce1">
            <text:p>'Roger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4-3-21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983172" table:style-name="ce1">
            <text:p>11983172</text:p>
          </table:table-cell>
          <table:table-cell office:value-type="string" table:style-name="ce1">
            <text:p>'Chantal'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Regalado'</text:p>
          </table:table-cell>
          <table:table-cell office:value-type="string" table:style-name="ce1">
            <text:p>'Roger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5-12-16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832233" table:style-name="ce1">
            <text:p>15832233</text:p>
          </table:table-cell>
          <table:table-cell office:value-type="string" table:style-name="ce1">
            <text:p>'Christiane'</text:p>
          </table:table-cell>
          <table:table-cell office:value-type="string" table:style-name="ce1">
            <text:p>'Sheila'</text:p>
          </table:table-cell>
          <table:table-cell office:value-type="string" table:style-name="ce1">
            <text:p>'Recinos'</text:p>
          </table:table-cell>
          <table:table-cell office:value-type="string" table:style-name="ce1">
            <text:p>'Roger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3-6-15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003087" table:style-name="ce1">
            <text:p>31003087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Jiovani'</text:p>
          </table:table-cell>
          <table:table-cell office:value-type="string" table:style-name="ce1">
            <text:p>'Razo'</text:p>
          </table:table-cell>
          <table:table-cell office:value-type="string" table:style-name="ce1">
            <text:p>'Rodrigu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9-6-9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376601" table:style-name="ce1">
            <text:p>27376601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Olivia'</text:p>
          </table:table-cell>
          <table:table-cell office:value-type="string" table:style-name="ce1">
            <text:p>'Ramos'</text:p>
          </table:table-cell>
          <table:table-cell office:value-type="string" table:style-name="ce1">
            <text:p>'Rodrigu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9-8-28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986583" table:style-name="ce1">
            <text:p>33986583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Ramirez'</text:p>
          </table:table-cell>
          <table:table-cell office:value-type="string" table:style-name="ce1">
            <text:p>'Rodart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2-10-10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374120" table:style-name="ce1">
            <text:p>20374120</text:p>
          </table:table-cell>
          <table:table-cell office:value-type="string" table:style-name="ce1">
            <text:p>'Clarence'</text:p>
          </table:table-cell>
          <table:table-cell office:value-type="string" table:style-name="ce1">
            <text:p>'Juvenal'</text:p>
          </table:table-cell>
          <table:table-cell office:value-type="string" table:style-name="ce1">
            <text:p>'Quiroz'</text:p>
          </table:table-cell>
          <table:table-cell office:value-type="string" table:style-name="ce1">
            <text:p>'Robled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3-7-22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703003" table:style-name="ce1">
            <text:p>24703003</text:p>
          </table:table-cell>
          <table:table-cell office:value-type="string" table:style-name="ce1">
            <text:p>'Clarence'</text:p>
          </table:table-cell>
          <table:table-cell office:value-type="string" table:style-name="ce1">
            <text:p>'German'</text:p>
          </table:table-cell>
          <table:table-cell office:value-type="string" table:style-name="ce1">
            <text:p>'Quiroga'</text:p>
          </table:table-cell>
          <table:table-cell office:value-type="string" table:style-name="ce1">
            <text:p>'Robert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1-5-25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901133" table:style-name="ce1">
            <text:p>34901133</text:p>
          </table:table-cell>
          <table:table-cell office:value-type="string" table:style-name="ce1">
            <text:p>'Clarence'</text:p>
          </table:table-cell>
          <table:table-cell office:value-type="string" table:style-name="ce1">
            <text:p>'Leonilda'</text:p>
          </table:table-cell>
          <table:table-cell office:value-type="string" table:style-name="ce1">
            <text:p>'Quiroga'</text:p>
          </table:table-cell>
          <table:table-cell office:value-type="string" table:style-name="ce1">
            <text:p>'Robert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0-9-5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639598" table:style-name="ce1">
            <text:p>30639598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'Quintero'</text:p>
          </table:table-cell>
          <table:table-cell office:value-type="string" table:style-name="ce1">
            <text:p>'Robert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6-11-25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219322" table:style-name="ce1">
            <text:p>12219322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Benito'</text:p>
          </table:table-cell>
          <table:table-cell office:value-type="string" table:style-name="ce1">
            <text:p>'Quintanilla'</text:p>
          </table:table-cell>
          <table:table-cell office:value-type="string" table:style-name="ce1">
            <text:p>'Robert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10-20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715272" table:style-name="ce1">
            <text:p>14715272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Nicole'</text:p>
          </table:table-cell>
          <table:table-cell office:value-type="string" table:style-name="ce1">
            <text:p>'Quintanilla'</text:p>
          </table:table-cell>
          <table:table-cell office:value-type="string" table:style-name="ce1">
            <text:p>'Robert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6-9-22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167868" table:style-name="ce1">
            <text:p>22167868</text:p>
          </table:table-cell>
          <table:table-cell office:value-type="string" table:style-name="ce1">
            <text:p>'Consolacion'</text:p>
          </table:table-cell>
          <table:table-cell office:value-type="string" table:style-name="ce1">
            <text:p>'Lili'</text:p>
          </table:table-cell>
          <table:table-cell office:value-type="string" table:style-name="ce1">
            <text:p>'Quinonez'</text:p>
          </table:table-cell>
          <table:table-cell office:value-type="string" table:style-name="ce1">
            <text:p>'Ro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9-5-20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398234" table:style-name="ce1">
            <text:p>25398234</text:p>
          </table:table-cell>
          <table:table-cell office:value-type="string" table:style-name="ce1">
            <text:p>'Constancia'</text:p>
          </table:table-cell>
          <table:table-cell office:value-type="string" table:style-name="ce1">
            <text:p>'Fabricia'</text:p>
          </table:table-cell>
          <table:table-cell office:value-type="string" table:style-name="ce1">
            <text:p>'Quinones'</text:p>
          </table:table-cell>
          <table:table-cell office:value-type="string" table:style-name="ce1">
            <text:p>'Riz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2-10-9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892281" table:style-name="ce1">
            <text:p>13892281</text:p>
          </table:table-cell>
          <table:table-cell office:value-type="string" table:style-name="ce1">
            <text:p>'Constancia'</text:p>
          </table:table-cell>
          <table:table-cell office:value-type="string" table:style-name="ce1">
            <text:p>'Rocky'</text:p>
          </table:table-cell>
          <table:table-cell office:value-type="string" table:style-name="ce1">
            <text:p>'Quinones'</text:p>
          </table:table-cell>
          <table:table-cell office:value-type="string" table:style-name="ce1">
            <text:p>'Rive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9-8-6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558051" table:style-name="ce1">
            <text:p>31558051</text:p>
          </table:table-cell>
          <table:table-cell office:value-type="string" table:style-name="ce1">
            <text:p>'Constancia'</text:p>
          </table:table-cell>
          <table:table-cell office:value-type="string" table:style-name="ce1">
            <text:p>'Augusto'</text:p>
          </table:table-cell>
          <table:table-cell office:value-type="string" table:style-name="ce1">
            <text:p>'Quiles'</text:p>
          </table:table-cell>
          <table:table-cell office:value-type="string" table:style-name="ce1">
            <text:p>'Riva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5-12-26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711229" table:style-name="ce1">
            <text:p>34711229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Romulo'</text:p>
          </table:table-cell>
          <table:table-cell office:value-type="string" table:style-name="ce1">
            <text:p>'Quezada'</text:p>
          </table:table-cell>
          <table:table-cell office:value-type="string" table:style-name="ce1">
            <text:p>'Ri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6-9-12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584572" table:style-name="ce1">
            <text:p>10584572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Lucia'</text:p>
          </table:table-cell>
          <table:table-cell office:value-type="string" table:style-name="ce1">
            <text:p>'Puentes'</text:p>
          </table:table-cell>
          <table:table-cell office:value-type="string" table:style-name="ce1">
            <text:p>'Rioj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0-8-9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580448" table:style-name="ce1">
            <text:p>23580448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Johanna'</text:p>
          </table:table-cell>
          <table:table-cell office:value-type="string" table:style-name="ce1">
            <text:p>'Price'</text:p>
          </table:table-cell>
          <table:table-cell office:value-type="string" table:style-name="ce1">
            <text:p>'Rioj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12-24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509244" table:style-name="ce1">
            <text:p>12509244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Oliver'</text:p>
          </table:table-cell>
          <table:table-cell office:value-type="string" table:style-name="ce1">
            <text:p>'Price'</text:p>
          </table:table-cell>
          <table:table-cell office:value-type="string" table:style-name="ce1">
            <text:p>'Rinc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6-12-20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249742" table:style-name="ce1">
            <text:p>17249742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Alfredo'</text:p>
          </table:table-cell>
          <table:table-cell office:value-type="string" table:style-name="ce1">
            <text:p>'Price'</text:p>
          </table:table-cell>
          <table:table-cell office:value-type="string" table:style-name="ce1">
            <text:p>'Ric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3-2-17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220415" table:style-name="ce1">
            <text:p>33220415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Luna'</text:p>
          </table:table-cell>
          <table:table-cell office:value-type="string" table:style-name="ce1">
            <text:p>'Preciado'</text:p>
          </table:table-cell>
          <table:table-cell office:value-type="string" table:style-name="ce1">
            <text:p>'Richards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3-10-11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881754" table:style-name="ce1">
            <text:p>19881754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Abigail'</text:p>
          </table:table-cell>
          <table:table-cell office:value-type="string" table:style-name="ce1">
            <text:p>'Preciado'</text:p>
          </table:table-cell>
          <table:table-cell office:value-type="string" table:style-name="ce1">
            <text:p>'Rez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2-2-5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185434" table:style-name="ce1">
            <text:p>25185434</text:p>
          </table:table-cell>
          <table:table-cell office:value-type="string" table:style-name="ce1">
            <text:p>'Cristiano'</text:p>
          </table:table-cell>
          <table:table-cell office:value-type="string" table:style-name="ce1">
            <text:p>'Nina'</text:p>
          </table:table-cell>
          <table:table-cell office:value-type="string" table:style-name="ce1">
            <text:p>'Prado'</text:p>
          </table:table-cell>
          <table:table-cell office:value-type="string" table:style-name="ce1">
            <text:p>'Rey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0-7-18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623829" table:style-name="ce1">
            <text:p>10623829</text:p>
          </table:table-cell>
          <table:table-cell office:value-type="string" table:style-name="ce1">
            <text:p>'Damaris'</text:p>
          </table:table-cell>
          <table:table-cell office:value-type="string" table:style-name="ce1">
            <text:p>'Luis'</text:p>
          </table:table-cell>
          <table:table-cell office:value-type="string" table:style-name="ce1">
            <text:p>'Powell'</text:p>
          </table:table-cell>
          <table:table-cell office:value-type="string" table:style-name="ce1">
            <text:p>'Resendi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6-5-14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01628" table:style-name="ce1">
            <text:p>19301628</text:p>
          </table:table-cell>
          <table:table-cell office:value-type="string" table:style-name="ce1">
            <text:p>'Daniel'</text:p>
          </table:table-cell>
          <table:table-cell office:value-type="string" table:style-name="ce1">
            <text:p>'Monica'</text:p>
          </table:table-cell>
          <table:table-cell office:value-type="string" table:style-name="ce1">
            <text:p>'Powell'</text:p>
          </table:table-cell>
          <table:table-cell office:value-type="string" table:style-name="ce1">
            <text:p>'Resend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3-7-15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121640" table:style-name="ce1">
            <text:p>33121640</text:p>
          </table:table-cell>
          <table:table-cell office:value-type="string" table:style-name="ce1">
            <text:p>'Daniel'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'Powell'</text:p>
          </table:table-cell>
          <table:table-cell office:value-type="string" table:style-name="ce1">
            <text:p>'Resend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3-12-3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620324" table:style-name="ce1">
            <text:p>28620324</text:p>
          </table:table-cell>
          <table:table-cell office:value-type="string" table:style-name="ce1">
            <text:p>'Daniela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Portillo'</text:p>
          </table:table-cell>
          <table:table-cell office:value-type="string" table:style-name="ce1">
            <text:p>'Renteri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0-5-24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219653" table:style-name="ce1">
            <text:p>18219653</text:p>
          </table:table-cell>
          <table:table-cell office:value-type="string" table:style-name="ce1">
            <text:p>'Daniela'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Polanco'</text:p>
          </table:table-cell>
          <table:table-cell office:value-type="string" table:style-name="ce1">
            <text:p>'Reed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6-9-22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365885" table:style-name="ce1">
            <text:p>30365885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Heidi'</text:p>
          </table:table-cell>
          <table:table-cell office:value-type="string" table:style-name="ce1">
            <text:p>'Pizarro'</text:p>
          </table:table-cell>
          <table:table-cell office:value-type="string" table:style-name="ce1">
            <text:p>'Recino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4-3-5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398167" table:style-name="ce1">
            <text:p>14398167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Pinto'</text:p>
          </table:table-cell>
          <table:table-cell office:value-type="string" table:style-name="ce1">
            <text:p>'Recino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3-19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325611" table:style-name="ce1">
            <text:p>33325611</text:p>
          </table:table-cell>
          <table:table-cell office:value-type="string" table:style-name="ce1">
            <text:p>'Delfina'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Pino'</text:p>
          </table:table-cell>
          <table:table-cell office:value-type="string" table:style-name="ce1">
            <text:p>'Raz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3-12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985268" table:style-name="ce1">
            <text:p>16985268</text:p>
          </table:table-cell>
          <table:table-cell office:value-type="string" table:style-name="ce1">
            <text:p>'Diego'</text:p>
          </table:table-cell>
          <table:table-cell office:value-type="string" table:style-name="ce1">
            <text:p>'Carmen'</text:p>
          </table:table-cell>
          <table:table-cell office:value-type="string" table:style-name="ce1">
            <text:p>'Pina'</text:p>
          </table:table-cell>
          <table:table-cell office:value-type="string" table:style-name="ce1">
            <text:p>'Raz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3-5-10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638213" table:style-name="ce1">
            <text:p>13638213</text:p>
          </table:table-cell>
          <table:table-cell office:value-type="string" table:style-name="ce1">
            <text:p>'Diosdado'</text:p>
          </table:table-cell>
          <table:table-cell office:value-type="string" table:style-name="ce1">
            <text:p>'Roxana'</text:p>
          </table:table-cell>
          <table:table-cell office:value-type="string" table:style-name="ce1">
            <text:p>'Pichardo'</text:p>
          </table:table-cell>
          <table:table-cell office:value-type="string" table:style-name="ce1">
            <text:p>'Ramo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5-9-4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090911" table:style-name="ce1">
            <text:p>15090911</text:p>
          </table:table-cell>
          <table:table-cell office:value-type="string" table:style-name="ce1">
            <text:p>'Diosdado'</text:p>
          </table:table-cell>
          <table:table-cell office:value-type="string" table:style-name="ce1">
            <text:p>'Roxana'</text:p>
          </table:table-cell>
          <table:table-cell office:value-type="string" table:style-name="ce1">
            <text:p>'Pichardo'</text:p>
          </table:table-cell>
          <table:table-cell office:value-type="string" table:style-name="ce1">
            <text:p>'Ramir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4-2-10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057273" table:style-name="ce1">
            <text:p>11057273</text:p>
          </table:table-cell>
          <table:table-cell office:value-type="string" table:style-name="ce1">
            <text:p>'Domenico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Phillips'</text:p>
          </table:table-cell>
          <table:table-cell office:value-type="string" table:style-name="ce1">
            <text:p>'Quiro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2-10-18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622105" table:style-name="ce1">
            <text:p>26622105</text:p>
          </table:table-cell>
          <table:table-cell office:value-type="string" table:style-name="ce1">
            <text:p>'Domenico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Peterson'</text:p>
          </table:table-cell>
          <table:table-cell office:value-type="string" table:style-name="ce1">
            <text:p>'Quirog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7-2-1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667582" table:style-name="ce1">
            <text:p>26667582</text:p>
          </table:table-cell>
          <table:table-cell office:value-type="string" table:style-name="ce1">
            <text:p>'Domenico'</text:p>
          </table:table-cell>
          <table:table-cell office:value-type="string" table:style-name="ce1">
            <text:p>'Abelardo'</text:p>
          </table:table-cell>
          <table:table-cell office:value-type="string" table:style-name="ce1">
            <text:p>'Person'</text:p>
          </table:table-cell>
          <table:table-cell office:value-type="string" table:style-name="ce1">
            <text:p>'Quirog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2-6-1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243162" table:style-name="ce1">
            <text:p>26243162</text:p>
          </table:table-cell>
          <table:table-cell office:value-type="string" table:style-name="ce1">
            <text:p>'Domenico'</text:p>
          </table:table-cell>
          <table:table-cell office:value-type="string" table:style-name="ce1">
            <text:p>'Fiona'</text:p>
          </table:table-cell>
          <table:table-cell office:value-type="string" table:style-name="ce1">
            <text:p>'Person'</text:p>
          </table:table-cell>
          <table:table-cell office:value-type="string" table:style-name="ce1">
            <text:p>'Quinter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8-12-17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560263" table:style-name="ce1">
            <text:p>21560263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Constancia'</text:p>
          </table:table-cell>
          <table:table-cell office:value-type="string" table:style-name="ce1">
            <text:p>'Perez'</text:p>
          </table:table-cell>
          <table:table-cell office:value-type="string" table:style-name="ce1">
            <text:p>'Quintanill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0-11-12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606320" table:style-name="ce1">
            <text:p>11606320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Ovidio'</text:p>
          </table:table-cell>
          <table:table-cell office:value-type="string" table:style-name="ce1">
            <text:p>'Perdomo'</text:p>
          </table:table-cell>
          <table:table-cell office:value-type="string" table:style-name="ce1">
            <text:p>'Quinta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1-9-14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376929" table:style-name="ce1">
            <text:p>16376929</text:p>
          </table:table-cell>
          <table:table-cell office:value-type="string" table:style-name="ce1">
            <text:p>'Dulce'</text:p>
          </table:table-cell>
          <table:table-cell office:value-type="string" table:style-name="ce1">
            <text:p>'Nicolas'</text:p>
          </table:table-cell>
          <table:table-cell office:value-type="string" table:style-name="ce1">
            <text:p>'Peralta'</text:p>
          </table:table-cell>
          <table:table-cell office:value-type="string" table:style-name="ce1">
            <text:p>'Quinon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0-11-17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573602" table:style-name="ce1">
            <text:p>14573602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Peralta'</text:p>
          </table:table-cell>
          <table:table-cell office:value-type="string" table:style-name="ce1">
            <text:p>'Quesad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4-12-20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272495" table:style-name="ce1">
            <text:p>13272495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'Blanca'</text:p>
          </table:table-cell>
          <table:table-cell office:value-type="string" table:style-name="ce1">
            <text:p>'Pelayo'</text:p>
          </table:table-cell>
          <table:table-cell office:value-type="string" table:style-name="ce1">
            <text:p>'Puli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3-10-17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458901" table:style-name="ce1">
            <text:p>31458901</text:p>
          </table:table-cell>
          <table:table-cell office:value-type="string" table:style-name="ce1">
            <text:p>'Edelberto'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'Pedraza'</text:p>
          </table:table-cell>
          <table:table-cell office:value-type="string" table:style-name="ce1">
            <text:p>'Priet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9-12-27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800005" table:style-name="ce1">
            <text:p>28800005</text:p>
          </table:table-cell>
          <table:table-cell office:value-type="string" table:style-name="ce1">
            <text:p>'Eduardo'</text:p>
          </table:table-cell>
          <table:table-cell office:value-type="string" table:style-name="ce1">
            <text:p>'Diego'</text:p>
          </table:table-cell>
          <table:table-cell office:value-type="string" table:style-name="ce1">
            <text:p>'Payan'</text:p>
          </table:table-cell>
          <table:table-cell office:value-type="string" table:style-name="ce1">
            <text:p>'Ponc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8-2-23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613470" table:style-name="ce1">
            <text:p>22613470</text:p>
          </table:table-cell>
          <table:table-cell office:value-type="string" table:style-name="ce1">
            <text:p>'Eduardo'</text:p>
          </table:table-cell>
          <table:table-cell office:value-type="string" table:style-name="ce1">
            <text:p>'Emily'</text:p>
          </table:table-cell>
          <table:table-cell office:value-type="string" table:style-name="ce1">
            <text:p>'Payan'</text:p>
          </table:table-cell>
          <table:table-cell office:value-type="string" table:style-name="ce1">
            <text:p>'Pint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2-6-2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729411" table:style-name="ce1">
            <text:p>24729411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Castrense'</text:p>
          </table:table-cell>
          <table:table-cell office:value-type="string" table:style-name="ce1">
            <text:p>'Paulino'</text:p>
          </table:table-cell>
          <table:table-cell office:value-type="string" table:style-name="ce1">
            <text:p>'Pint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8-9-18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513605" table:style-name="ce1">
            <text:p>25513605</text:p>
          </table:table-cell>
          <table:table-cell office:value-type="string" table:style-name="ce1">
            <text:p>'Edwin'</text:p>
          </table:table-cell>
          <table:table-cell office:value-type="string" table:style-name="ce1">
            <text:p>'Eduardo'</text:p>
          </table:table-cell>
          <table:table-cell office:value-type="string" table:style-name="ce1">
            <text:p>'Patino'</text:p>
          </table:table-cell>
          <table:table-cell office:value-type="string" table:style-name="ce1">
            <text:p>'Pin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5-9-15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549119" table:style-name="ce1">
            <text:p>20549119</text:p>
          </table:table-cell>
          <table:table-cell office:value-type="string" table:style-name="ce1">
            <text:p>'Eladio'</text:p>
          </table:table-cell>
          <table:table-cell office:value-type="string" table:style-name="ce1">
            <text:p>'Faustino'</text:p>
          </table:table-cell>
          <table:table-cell office:value-type="string" table:style-name="ce1">
            <text:p>'Parker'</text:p>
          </table:table-cell>
          <table:table-cell office:value-type="string" table:style-name="ce1">
            <text:p>'Pin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8-5-25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08001" table:style-name="ce1">
            <text:p>25608001</text:p>
          </table:table-cell>
          <table:table-cell office:value-type="string" table:style-name="ce1">
            <text:p>'Eladio'</text:p>
          </table:table-cell>
          <table:table-cell office:value-type="string" table:style-name="ce1">
            <text:p>'Jocelynne'</text:p>
          </table:table-cell>
          <table:table-cell office:value-type="string" table:style-name="ce1">
            <text:p>'Paredes'</text:p>
          </table:table-cell>
          <table:table-cell office:value-type="string" table:style-name="ce1">
            <text:p>'Pi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1-10-6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388519" table:style-name="ce1">
            <text:p>23388519</text:p>
          </table:table-cell>
          <table:table-cell office:value-type="string" table:style-name="ce1">
            <text:p>'Elba'</text:p>
          </table:table-cell>
          <table:table-cell office:value-type="string" table:style-name="ce1">
            <text:p>'Ives'</text:p>
          </table:table-cell>
          <table:table-cell office:value-type="string" table:style-name="ce1">
            <text:p>'Parada'</text:p>
          </table:table-cell>
          <table:table-cell office:value-type="string" table:style-name="ce1">
            <text:p>'Pichar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4-23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634235" table:style-name="ce1">
            <text:p>18634235</text:p>
          </table:table-cell>
          <table:table-cell office:value-type="string" table:style-name="ce1">
            <text:p>'Elba'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Parada'</text:p>
          </table:table-cell>
          <table:table-cell office:value-type="string" table:style-name="ce1">
            <text:p>'Peters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1-6-9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875882" table:style-name="ce1">
            <text:p>14875882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Antonella'</text:p>
          </table:table-cell>
          <table:table-cell office:value-type="string" table:style-name="ce1">
            <text:p>'Palomino'</text:p>
          </table:table-cell>
          <table:table-cell office:value-type="string" table:style-name="ce1">
            <text:p>'Peralt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8-8-13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034017" table:style-name="ce1">
            <text:p>28034017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Nieves'</text:p>
          </table:table-cell>
          <table:table-cell office:value-type="string" table:style-name="ce1">
            <text:p>'Palomares'</text:p>
          </table:table-cell>
          <table:table-cell office:value-type="string" table:style-name="ce1">
            <text:p>'Pera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9-1-8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692845" table:style-name="ce1">
            <text:p>24692845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Libertad'</text:p>
          </table:table-cell>
          <table:table-cell office:value-type="string" table:style-name="ce1">
            <text:p>'Palma'</text:p>
          </table:table-cell>
          <table:table-cell office:value-type="string" table:style-name="ce1">
            <text:p>'Pelay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4-2-1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189874" table:style-name="ce1">
            <text:p>10189874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Palacios'</text:p>
          </table:table-cell>
          <table:table-cell office:value-type="string" table:style-name="ce1">
            <text:p>'Pedraz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2-6-22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98248" table:style-name="ce1">
            <text:p>19398248</text:p>
          </table:table-cell>
          <table:table-cell office:value-type="string" table:style-name="ce1">
            <text:p>'Elian'</text:p>
          </table:table-cell>
          <table:table-cell office:value-type="string" table:style-name="ce1">
            <text:p>'Ulises'</text:p>
          </table:table-cell>
          <table:table-cell office:value-type="string" table:style-name="ce1">
            <text:p>'Paez'</text:p>
          </table:table-cell>
          <table:table-cell office:value-type="string" table:style-name="ce1">
            <text:p>'Pay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7-11-24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75883" table:style-name="ce1">
            <text:p>19375883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Pacheco'</text:p>
          </table:table-cell>
          <table:table-cell office:value-type="string" table:style-name="ce1">
            <text:p>'Pauli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3-1-13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887414" table:style-name="ce1">
            <text:p>17887414</text:p>
          </table:table-cell>
          <table:table-cell office:value-type="string" table:style-name="ce1">
            <text:p>'Elidio'</text:p>
          </table:table-cell>
          <table:table-cell office:value-type="string" table:style-name="ce1">
            <text:p>'Mireya'</text:p>
          </table:table-cell>
          <table:table-cell office:value-type="string" table:style-name="ce1">
            <text:p>'Pabon'</text:p>
          </table:table-cell>
          <table:table-cell office:value-type="string" table:style-name="ce1">
            <text:p>'Patin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7-7-9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305612" table:style-name="ce1">
            <text:p>16305612</text:p>
          </table:table-cell>
          <table:table-cell office:value-type="string" table:style-name="ce1">
            <text:p>'Elidio'</text:p>
          </table:table-cell>
          <table:table-cell office:value-type="string" table:style-name="ce1">
            <text:p>'Bernarda'</text:p>
          </table:table-cell>
          <table:table-cell office:value-type="string" table:style-name="ce1">
            <text:p>'Oviedo'</text:p>
          </table:table-cell>
          <table:table-cell office:value-type="string" table:style-name="ce1">
            <text:p>'Pantoj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4-8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982362" table:style-name="ce1">
            <text:p>30982362</text:p>
          </table:table-cell>
          <table:table-cell office:value-type="string" table:style-name="ce1">
            <text:p>'Elizabeth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Osuna'</text:p>
          </table:table-cell>
          <table:table-cell office:value-type="string" table:style-name="ce1">
            <text:p>'Paniagu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8-7-21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498650" table:style-name="ce1">
            <text:p>10498650</text:p>
          </table:table-cell>
          <table:table-cell office:value-type="string" table:style-name="ce1">
            <text:p>'Eloisa'</text:p>
          </table:table-cell>
          <table:table-cell office:value-type="string" table:style-name="ce1">
            <text:p>'Clemente'</text:p>
          </table:table-cell>
          <table:table-cell office:value-type="string" table:style-name="ce1">
            <text:p>'Ortiz'</text:p>
          </table:table-cell>
          <table:table-cell office:value-type="string" table:style-name="ce1">
            <text:p>'Paniagu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1-8-28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682637" table:style-name="ce1">
            <text:p>19682637</text:p>
          </table:table-cell>
          <table:table-cell office:value-type="string" table:style-name="ce1">
            <text:p>'Eloy'</text:p>
          </table:table-cell>
          <table:table-cell office:value-type="string" table:style-name="ce1">
            <text:p>'Belinda'</text:p>
          </table:table-cell>
          <table:table-cell office:value-type="string" table:style-name="ce1">
            <text:p>'Orosco'</text:p>
          </table:table-cell>
          <table:table-cell office:value-type="string" table:style-name="ce1">
            <text:p>'Palomin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6-3-13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732393" table:style-name="ce1">
            <text:p>29732393</text:p>
          </table:table-cell>
          <table:table-cell office:value-type="string" table:style-name="ce1">
            <text:p>'Elvira'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Oropeza'</text:p>
          </table:table-cell>
          <table:table-cell office:value-type="string" table:style-name="ce1">
            <text:p>'Palafox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3-1-5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021996" table:style-name="ce1">
            <text:p>29021996</text:p>
          </table:table-cell>
          <table:table-cell office:value-type="string" table:style-name="ce1">
            <text:p>'Ema'</text:p>
          </table:table-cell>
          <table:table-cell office:value-type="string" table:style-name="ce1">
            <text:p>'Zoe'</text:p>
          </table:table-cell>
          <table:table-cell office:value-type="string" table:style-name="ce1">
            <text:p>'Orellana'</text:p>
          </table:table-cell>
          <table:table-cell office:value-type="string" table:style-name="ce1">
            <text:p>'Padill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6-8-5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66114" table:style-name="ce1">
            <text:p>29566114</text:p>
          </table:table-cell>
          <table:table-cell office:value-type="string" table:style-name="ce1">
            <text:p>'Emilia'</text:p>
          </table:table-cell>
          <table:table-cell office:value-type="string" table:style-name="ce1">
            <text:p>'Agustin'</text:p>
          </table:table-cell>
          <table:table-cell office:value-type="string" table:style-name="ce1">
            <text:p>'Ordaz'</text:p>
          </table:table-cell>
          <table:table-cell office:value-type="string" table:style-name="ce1">
            <text:p>'Pab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0-2-18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70465" table:style-name="ce1">
            <text:p>22570465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Gina'</text:p>
          </table:table-cell>
          <table:table-cell office:value-type="string" table:style-name="ce1">
            <text:p>'Olmos'</text:p>
          </table:table-cell>
          <table:table-cell office:value-type="string" table:style-name="ce1">
            <text:p>'Ozu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6-4-20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519306" table:style-name="ce1">
            <text:p>28519306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Olmos'</text:p>
          </table:table-cell>
          <table:table-cell office:value-type="string" table:style-name="ce1">
            <text:p>'Oter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4-4-18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037817" table:style-name="ce1">
            <text:p>15037817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Olmedo'</text:p>
          </table:table-cell>
          <table:table-cell office:value-type="string" table:style-name="ce1">
            <text:p>'Osun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2-5-11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018036" table:style-name="ce1">
            <text:p>26018036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Lucas'</text:p>
          </table:table-cell>
          <table:table-cell office:value-type="string" table:style-name="ce1">
            <text:p>'Olivo'</text:p>
          </table:table-cell>
          <table:table-cell office:value-type="string" table:style-name="ce1">
            <text:p>'Osor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1-21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633177" table:style-name="ce1">
            <text:p>22633177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Debora'</text:p>
          </table:table-cell>
          <table:table-cell office:value-type="string" table:style-name="ce1">
            <text:p>'Oliver'</text:p>
          </table:table-cell>
          <table:table-cell office:value-type="string" table:style-name="ce1">
            <text:p>'Orozc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2-4-5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167129" table:style-name="ce1">
            <text:p>10167129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Olivares'</text:p>
          </table:table-cell>
          <table:table-cell office:value-type="string" table:style-name="ce1">
            <text:p>'Orozc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4-4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87222" table:style-name="ce1">
            <text:p>25687222</text:p>
          </table:table-cell>
          <table:table-cell office:value-type="string" table:style-name="ce1">
            <text:p>'Emilio'</text:p>
          </table:table-cell>
          <table:table-cell office:value-type="string" table:style-name="ce1">
            <text:p>'Celso'</text:p>
          </table:table-cell>
          <table:table-cell office:value-type="string" table:style-name="ce1">
            <text:p>'Olivares'</text:p>
          </table:table-cell>
          <table:table-cell office:value-type="string" table:style-name="ce1">
            <text:p>'Orosc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4-8-4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743220" table:style-name="ce1">
            <text:p>24743220</text:p>
          </table:table-cell>
          <table:table-cell office:value-type="string" table:style-name="ce1">
            <text:p>'Emily'</text:p>
          </table:table-cell>
          <table:table-cell office:value-type="string" table:style-name="ce1">
            <text:p>'Nazaret'</text:p>
          </table:table-cell>
          <table:table-cell office:value-type="string" table:style-name="ce1">
            <text:p>'Oliva'</text:p>
          </table:table-cell>
          <table:table-cell office:value-type="string" table:style-name="ce1">
            <text:p>'Orope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0-9-1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330860" table:style-name="ce1">
            <text:p>23330860</text:p>
          </table:table-cell>
          <table:table-cell office:value-type="string" table:style-name="ce1">
            <text:p>'Emma'</text:p>
          </table:table-cell>
          <table:table-cell office:value-type="string" table:style-name="ce1">
            <text:p>'Mirella'</text:p>
          </table:table-cell>
          <table:table-cell office:value-type="string" table:style-name="ce1">
            <text:p>'Ocampo'</text:p>
          </table:table-cell>
          <table:table-cell office:value-type="string" table:style-name="ce1">
            <text:p>'Oro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1-7-2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715203" table:style-name="ce1">
            <text:p>28715203</text:p>
          </table:table-cell>
          <table:table-cell office:value-type="string" table:style-name="ce1">
            <text:p>'Emperatriz'</text:p>
          </table:table-cell>
          <table:table-cell office:value-type="string" table:style-name="ce1">
            <text:p>'Benita'</text:p>
          </table:table-cell>
          <table:table-cell office:value-type="string" table:style-name="ce1">
            <text:p>'Ocampo'</text:p>
          </table:table-cell>
          <table:table-cell office:value-type="string" table:style-name="ce1">
            <text:p>'Oro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2-4-9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416861" table:style-name="ce1">
            <text:p>22416861</text:p>
          </table:table-cell>
          <table:table-cell office:value-type="string" table:style-name="ce1">
            <text:p>'Emperatriz'</text:p>
          </table:table-cell>
          <table:table-cell office:value-type="string" table:style-name="ce1">
            <text:p>'Jacob'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Ornel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12-9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053797" table:style-name="ce1">
            <text:p>12053797</text:p>
          </table:table-cell>
          <table:table-cell office:value-type="string" table:style-name="ce1">
            <text:p>'Emperatriz'</text:p>
          </table:table-cell>
          <table:table-cell office:value-type="string" table:style-name="ce1">
            <text:p>'Silvestre'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Ornel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5-20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809897" table:style-name="ce1">
            <text:p>20809897</text:p>
          </table:table-cell>
          <table:table-cell office:value-type="string" table:style-name="ce1">
            <text:p>'Encarnacion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Orellan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3-12-14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889779" table:style-name="ce1">
            <text:p>18889779</text:p>
          </table:table-cell>
          <table:table-cell office:value-type="string" table:style-name="ce1">
            <text:p>'Eneida'</text:p>
          </table:table-cell>
          <table:table-cell office:value-type="string" table:style-name="ce1">
            <text:p>'Lili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Ordon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1-7-25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456443" table:style-name="ce1">
            <text:p>34456443</text:p>
          </table:table-cell>
          <table:table-cell office:value-type="string" table:style-name="ce1">
            <text:p>'Eneida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Olive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9-6-18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882228" table:style-name="ce1">
            <text:p>19882228</text:p>
          </table:table-cell>
          <table:table-cell office:value-type="string" table:style-name="ce1">
            <text:p>'Erika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Oliver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0-9-3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847497" table:style-name="ce1">
            <text:p>15847497</text:p>
          </table:table-cell>
          <table:table-cell office:value-type="string" table:style-name="ce1">
            <text:p>'Esperanza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Olivar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6-5-24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547646" table:style-name="ce1">
            <text:p>34547646</text:p>
          </table:table-cell>
          <table:table-cell office:value-type="string" table:style-name="ce1">
            <text:p>'Fabian'</text:p>
          </table:table-cell>
          <table:table-cell office:value-type="string" table:style-name="ce1">
            <text:p>'Moira'</text:p>
          </table:table-cell>
          <table:table-cell office:value-type="string" table:style-name="ce1">
            <text:p>'Nelson'</text:p>
          </table:table-cell>
          <table:table-cell office:value-type="string" table:style-name="ce1">
            <text:p>'Olivar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1-9-5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063576" table:style-name="ce1">
            <text:p>10063576</text:p>
          </table:table-cell>
          <table:table-cell office:value-type="string" table:style-name="ce1">
            <text:p>'Fabian'</text:p>
          </table:table-cell>
          <table:table-cell office:value-type="string" table:style-name="ce1">
            <text:p>'Constanza'</text:p>
          </table:table-cell>
          <table:table-cell office:value-type="string" table:style-name="ce1">
            <text:p>'Nelson'</text:p>
          </table:table-cell>
          <table:table-cell office:value-type="string" table:style-name="ce1">
            <text:p>'Oj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4-11-11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845169" table:style-name="ce1">
            <text:p>20845169</text:p>
          </table:table-cell>
          <table:table-cell office:value-type="string" table:style-name="ce1">
            <text:p>'Fabiana'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Navarro'</text:p>
          </table:table-cell>
          <table:table-cell office:value-type="string" table:style-name="ce1">
            <text:p>'Ocho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3-6-22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675456" table:style-name="ce1">
            <text:p>12675456</text:p>
          </table:table-cell>
          <table:table-cell office:value-type="string" table:style-name="ce1">
            <text:p>'Fabiana'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Narvaez'</text:p>
          </table:table-cell>
          <table:table-cell office:value-type="string" table:style-name="ce1">
            <text:p>'Ocho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1-3-22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829740" table:style-name="ce1">
            <text:p>29829740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Najera'</text:p>
          </table:table-cell>
          <table:table-cell office:value-type="string" table:style-name="ce1">
            <text:p>'Ocho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8-12-1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613108" table:style-name="ce1">
            <text:p>32613108</text:p>
          </table:table-cell>
          <table:table-cell office:value-type="string" table:style-name="ce1">
            <text:p>'Fabiola'</text:p>
          </table:table-cell>
          <table:table-cell office:value-type="string" table:style-name="ce1">
            <text:p>'Amador'</text:p>
          </table:table-cell>
          <table:table-cell office:value-type="string" table:style-name="ce1">
            <text:p>'Muro'</text:p>
          </table:table-cell>
          <table:table-cell office:value-type="string" table:style-name="ce1">
            <text:p>'Nun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5-1-2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817571" table:style-name="ce1">
            <text:p>31817571</text:p>
          </table:table-cell>
          <table:table-cell office:value-type="string" table:style-name="ce1">
            <text:p>'Facunda'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Munguia'</text:p>
          </table:table-cell>
          <table:table-cell office:value-type="string" table:style-name="ce1">
            <text:p>'Nevar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8-9-18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010003" table:style-name="ce1">
            <text:p>17010003</text:p>
          </table:table-cell>
          <table:table-cell office:value-type="string" table:style-name="ce1">
            <text:p>'Facundo'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Munguia'</text:p>
          </table:table-cell>
          <table:table-cell office:value-type="string" table:style-name="ce1">
            <text:p>'Nevar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7-10-21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049030" table:style-name="ce1">
            <text:p>23049030</text:p>
          </table:table-cell>
          <table:table-cell office:value-type="string" table:style-name="ce1">
            <text:p>'Facundo'</text:p>
          </table:table-cell>
          <table:table-cell office:value-type="string" table:style-name="ce1">
            <text:p>'Perla'</text:p>
          </table:table-cell>
          <table:table-cell office:value-type="string" table:style-name="ce1">
            <text:p>'Morris'</text:p>
          </table:table-cell>
          <table:table-cell office:value-type="string" table:style-name="ce1">
            <text:p>'Negr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2-15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939781" table:style-name="ce1">
            <text:p>13939781</text:p>
          </table:table-cell>
          <table:table-cell office:value-type="string" table:style-name="ce1">
            <text:p>'Fanny'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Morris'</text:p>
          </table:table-cell>
          <table:table-cell office:value-type="string" table:style-name="ce1">
            <text:p>'Negret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2-8-26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857577" table:style-name="ce1">
            <text:p>12857577</text:p>
          </table:table-cell>
          <table:table-cell office:value-type="string" table:style-name="ce1">
            <text:p>'Faustino'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Nazari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8-1-25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810572" table:style-name="ce1">
            <text:p>27810572</text:p>
          </table:table-cell>
          <table:table-cell office:value-type="string" table:style-name="ce1">
            <text:p>'Faustino'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Narva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4-3-11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918329" table:style-name="ce1">
            <text:p>31918329</text:p>
          </table:table-cell>
          <table:table-cell office:value-type="string" table:style-name="ce1">
            <text:p>'Fausto'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Naje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5-1-25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559365" table:style-name="ce1">
            <text:p>13559365</text:p>
          </table:table-cell>
          <table:table-cell office:value-type="string" table:style-name="ce1">
            <text:p>'Felicia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Muno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1-10-22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356328" table:style-name="ce1">
            <text:p>14356328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'David'</text:p>
          </table:table-cell>
          <table:table-cell office:value-type="string" table:style-name="ce1">
            <text:p>'Moore'</text:p>
          </table:table-cell>
          <table:table-cell office:value-type="string" table:style-name="ce1">
            <text:p>'Moy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7-20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058511" table:style-name="ce1">
            <text:p>26058511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Montiel'</text:p>
          </table:table-cell>
          <table:table-cell office:value-type="string" table:style-name="ce1">
            <text:p>'Moy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6-24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65523" table:style-name="ce1">
            <text:p>25665523</text:p>
          </table:table-cell>
          <table:table-cell office:value-type="string" table:style-name="ce1">
            <text:p>'Felicio'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Montiel'</text:p>
          </table:table-cell>
          <table:table-cell office:value-type="string" table:style-name="ce1">
            <text:p>'Morri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9-6-1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746083" table:style-name="ce1">
            <text:p>26746083</text:p>
          </table:table-cell>
          <table:table-cell office:value-type="string" table:style-name="ce1">
            <text:p>'Felicio'</text:p>
          </table:table-cell>
          <table:table-cell office:value-type="string" table:style-name="ce1">
            <text:p>'Julia'</text:p>
          </table:table-cell>
          <table:table-cell office:value-type="string" table:style-name="ce1">
            <text:p>'Montez'</text:p>
          </table:table-cell>
          <table:table-cell office:value-type="string" table:style-name="ce1">
            <text:p>'Morri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2-2-20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892450" table:style-name="ce1">
            <text:p>27892450</text:p>
          </table:table-cell>
          <table:table-cell office:value-type="string" table:style-name="ce1">
            <text:p>'Felix'</text:p>
          </table:table-cell>
          <table:table-cell office:value-type="string" table:style-name="ce1">
            <text:p>'Audrey'</text:p>
          </table:table-cell>
          <table:table-cell office:value-type="string" table:style-name="ce1">
            <text:p>'Montes'</text:p>
          </table:table-cell>
          <table:table-cell office:value-type="string" table:style-name="ce1">
            <text:p>'Moren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8-9-15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447381" table:style-name="ce1">
            <text:p>32447381</text:p>
          </table:table-cell>
          <table:table-cell office:value-type="string" table:style-name="ce1">
            <text:p>'Fermin'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Morei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1-7-13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657299" table:style-name="ce1">
            <text:p>29657299</text:p>
          </table:table-cell>
          <table:table-cell office:value-type="string" table:style-name="ce1">
            <text:p>'Fernanda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Mo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8-8-14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667094" table:style-name="ce1">
            <text:p>14667094</text:p>
          </table:table-cell>
          <table:table-cell office:value-type="string" table:style-name="ce1">
            <text:p>'Fernanda'</text:p>
          </table:table-cell>
          <table:table-cell office:value-type="string" table:style-name="ce1">
            <text:p>'Mercedes'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Mo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2-11-19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026438" table:style-name="ce1">
            <text:p>28026438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Monica'</text:p>
          </table:table-cell>
          <table:table-cell office:value-type="string" table:style-name="ce1">
            <text:p>'Montemayor'</text:p>
          </table:table-cell>
          <table:table-cell office:value-type="string" table:style-name="ce1">
            <text:p>'Mo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5-8-12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391539" table:style-name="ce1">
            <text:p>11391539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Monreal'</text:p>
          </table:table-cell>
          <table:table-cell office:value-type="string" table:style-name="ce1">
            <text:p>'Moor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9-5-2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645588" table:style-name="ce1">
            <text:p>18645588</text:p>
          </table:table-cell>
          <table:table-cell office:value-type="string" table:style-name="ce1">
            <text:p>'Fiona'</text:p>
          </table:table-cell>
          <table:table-cell office:value-type="string" table:style-name="ce1">
            <text:p>'Alejandro'</text:p>
          </table:table-cell>
          <table:table-cell office:value-type="string" table:style-name="ce1">
            <text:p>'Monreal'</text:p>
          </table:table-cell>
          <table:table-cell office:value-type="string" table:style-name="ce1">
            <text:p>'Monz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7-9-16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453958" table:style-name="ce1">
            <text:p>29453958</text:p>
          </table:table-cell>
          <table:table-cell office:value-type="string" table:style-name="ce1">
            <text:p>'Flor'</text:p>
          </table:table-cell>
          <table:table-cell office:value-type="string" table:style-name="ce1">
            <text:p>'Mafalda'</text:p>
          </table:table-cell>
          <table:table-cell office:value-type="string" table:style-name="ce1">
            <text:p>'Monreal'</text:p>
          </table:table-cell>
          <table:table-cell office:value-type="string" table:style-name="ce1">
            <text:p>'Montiel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2-3-7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972790" table:style-name="ce1">
            <text:p>19972790</text:p>
          </table:table-cell>
          <table:table-cell office:value-type="string" table:style-name="ce1">
            <text:p>'Florentina'</text:p>
          </table:table-cell>
          <table:table-cell office:value-type="string" table:style-name="ce1">
            <text:p>'Cecilio'</text:p>
          </table:table-cell>
          <table:table-cell office:value-type="string" table:style-name="ce1">
            <text:p>'Monge'</text:p>
          </table:table-cell>
          <table:table-cell office:value-type="string" table:style-name="ce1">
            <text:p>'Montesdeoc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4-11-23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146643" table:style-name="ce1">
            <text:p>23146643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Poncio'</text:p>
          </table:table-cell>
          <table:table-cell office:value-type="string" table:style-name="ce1">
            <text:p>'Monge'</text:p>
          </table:table-cell>
          <table:table-cell office:value-type="string" table:style-name="ce1">
            <text:p>'Mont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9-4-10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167214" table:style-name="ce1">
            <text:p>30167214</text:p>
          </table:table-cell>
          <table:table-cell office:value-type="string" table:style-name="ce1">
            <text:p>'Franca'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Moncada'</text:p>
          </table:table-cell>
          <table:table-cell office:value-type="string" table:style-name="ce1">
            <text:p>'Monte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7-10-19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447048" table:style-name="ce1">
            <text:p>31447048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Moncada'</text:p>
          </table:table-cell>
          <table:table-cell office:value-type="string" table:style-name="ce1">
            <text:p>'Monte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6-3-21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884309" table:style-name="ce1">
            <text:p>10884309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Paciano'</text:p>
          </table:table-cell>
          <table:table-cell office:value-type="string" table:style-name="ce1">
            <text:p>'Mojica'</text:p>
          </table:table-cell>
          <table:table-cell office:value-type="string" table:style-name="ce1">
            <text:p>'Montemayo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6-7-13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721408" table:style-name="ce1">
            <text:p>17721408</text:p>
          </table:table-cell>
          <table:table-cell office:value-type="string" table:style-name="ce1">
            <text:p>'Fulgencio'</text:p>
          </table:table-cell>
          <table:table-cell office:value-type="string" table:style-name="ce1">
            <text:p>'Christian'</text:p>
          </table:table-cell>
          <table:table-cell office:value-type="string" table:style-name="ce1">
            <text:p>'Mojica'</text:p>
          </table:table-cell>
          <table:table-cell office:value-type="string" table:style-name="ce1">
            <text:p>'Montemayo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5-6-5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84464" table:style-name="ce1">
            <text:p>29584464</text:p>
          </table:table-cell>
          <table:table-cell office:value-type="string" table:style-name="ce1">
            <text:p>'Gabriel'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Mitchell'</text:p>
          </table:table-cell>
          <table:table-cell office:value-type="string" table:style-name="ce1">
            <text:p>'Montemayo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9-9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257160" table:style-name="ce1">
            <text:p>25257160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Mitchell'</text:p>
          </table:table-cell>
          <table:table-cell office:value-type="string" table:style-name="ce1">
            <text:p>'Montan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7-7-21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307125" table:style-name="ce1">
            <text:p>28307125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'Mireles'</text:p>
          </table:table-cell>
          <table:table-cell office:value-type="string" table:style-name="ce1">
            <text:p>'Monreal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3-12-26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770696" table:style-name="ce1">
            <text:p>24770696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Miranda'</text:p>
          </table:table-cell>
          <table:table-cell office:value-type="string" table:style-name="ce1">
            <text:p>'Mojic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2-1-13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293995" table:style-name="ce1">
            <text:p>22293995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'Miramontes'</text:p>
          </table:table-cell>
          <table:table-cell office:value-type="string" table:style-name="ce1">
            <text:p>'Mojic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3-8-5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756487" table:style-name="ce1">
            <text:p>30756487</text:p>
          </table:table-cell>
          <table:table-cell office:value-type="string" table:style-name="ce1">
            <text:p>'Georgina'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Miller'</text:p>
          </table:table-cell>
          <table:table-cell office:value-type="string" table:style-name="ce1">
            <text:p>'Mojic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3-6-15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141777" table:style-name="ce1">
            <text:p>20141777</text:p>
          </table:table-cell>
          <table:table-cell office:value-type="string" table:style-name="ce1">
            <text:p>'Georgina'</text:p>
          </table:table-cell>
          <table:table-cell office:value-type="string" table:style-name="ce1">
            <text:p>'Jessica'</text:p>
          </table:table-cell>
          <table:table-cell office:value-type="string" table:style-name="ce1">
            <text:p>'Michel'</text:p>
          </table:table-cell>
          <table:table-cell office:value-type="string" table:style-name="ce1">
            <text:p>'Mitchel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9-7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674562" table:style-name="ce1">
            <text:p>17674562</text:p>
          </table:table-cell>
          <table:table-cell office:value-type="string" table:style-name="ce1">
            <text:p>'German'</text:p>
          </table:table-cell>
          <table:table-cell office:value-type="string" table:style-name="ce1">
            <text:p>'Brenda'</text:p>
          </table:table-cell>
          <table:table-cell office:value-type="string" table:style-name="ce1">
            <text:p>'Meza'</text:p>
          </table:table-cell>
          <table:table-cell office:value-type="string" table:style-name="ce1">
            <text:p>'Mire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9-7-21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436624" table:style-name="ce1">
            <text:p>25436624</text:p>
          </table:table-cell>
          <table:table-cell office:value-type="string" table:style-name="ce1">
            <text:p>'German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Mesa'</text:p>
          </table:table-cell>
          <table:table-cell office:value-type="string" table:style-name="ce1">
            <text:p>'Miran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2-1-19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541355" table:style-name="ce1">
            <text:p>13541355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Fermin'</text:p>
          </table:table-cell>
          <table:table-cell office:value-type="string" table:style-name="ce1">
            <text:p>'Meraz'</text:p>
          </table:table-cell>
          <table:table-cell office:value-type="string" table:style-name="ce1">
            <text:p>'Miramont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2-5-26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416466" table:style-name="ce1">
            <text:p>13416466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Menjivar'</text:p>
          </table:table-cell>
          <table:table-cell office:value-type="string" table:style-name="ce1">
            <text:p>'Michel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6-1-24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036245" table:style-name="ce1">
            <text:p>32036245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Nathaly'</text:p>
          </table:table-cell>
          <table:table-cell office:value-type="string" table:style-name="ce1">
            <text:p>'Meneses'</text:p>
          </table:table-cell>
          <table:table-cell office:value-type="string" table:style-name="ce1">
            <text:p>'Meri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7-3-20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268371" table:style-name="ce1">
            <text:p>22268371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Belinda'</text:p>
          </table:table-cell>
          <table:table-cell office:value-type="string" table:style-name="ce1">
            <text:p>'Menendez'</text:p>
          </table:table-cell>
          <table:table-cell office:value-type="string" table:style-name="ce1">
            <text:p>'Mendiol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5-12-3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650388" table:style-name="ce1">
            <text:p>19650388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Florindo'</text:p>
          </table:table-cell>
          <table:table-cell office:value-type="string" table:style-name="ce1">
            <text:p>'Menendez'</text:p>
          </table:table-cell>
          <table:table-cell office:value-type="string" table:style-name="ce1">
            <text:p>'Mend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1-3-6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993276" table:style-name="ce1">
            <text:p>25993276</text:p>
          </table:table-cell>
          <table:table-cell office:value-type="string" table:style-name="ce1">
            <text:p>'Greta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Mendiola'</text:p>
          </table:table-cell>
          <table:table-cell office:value-type="string" table:style-name="ce1">
            <text:p>'Me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7-1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433724" table:style-name="ce1">
            <text:p>13433724</text:p>
          </table:table-cell>
          <table:table-cell office:value-type="string" table:style-name="ce1">
            <text:p>'Greta'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Mena'</text:p>
          </table:table-cell>
          <table:table-cell office:value-type="string" table:style-name="ce1">
            <text:p>'Mel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8-11-11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727279" table:style-name="ce1">
            <text:p>20727279</text:p>
          </table:table-cell>
          <table:table-cell office:value-type="string" table:style-name="ce1">
            <text:p>'Griselda'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Melgoza'</text:p>
          </table:table-cell>
          <table:table-cell office:value-type="string" table:style-name="ce1">
            <text:p>'Mel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2-1-23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223988" table:style-name="ce1">
            <text:p>24223988</text:p>
          </table:table-cell>
          <table:table-cell office:value-type="string" table:style-name="ce1">
            <text:p>'Griselda'</text:p>
          </table:table-cell>
          <table:table-cell office:value-type="string" table:style-name="ce1">
            <text:p>'Petronilo'</text:p>
          </table:table-cell>
          <table:table-cell office:value-type="string" table:style-name="ce1">
            <text:p>'Melgar'</text:p>
          </table:table-cell>
          <table:table-cell office:value-type="string" table:style-name="ce1">
            <text:p>'Melgo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6-7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44008" table:style-name="ce1">
            <text:p>16844008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Mafalda'</text:p>
          </table:table-cell>
          <table:table-cell office:value-type="string" table:style-name="ce1">
            <text:p>'Melgar'</text:p>
          </table:table-cell>
          <table:table-cell office:value-type="string" table:style-name="ce1">
            <text:p>'Mej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9-1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567127" table:style-name="ce1">
            <text:p>15567127</text:p>
          </table:table-cell>
          <table:table-cell office:value-type="string" table:style-name="ce1">
            <text:p>'Gulliver'</text:p>
          </table:table-cell>
          <table:table-cell office:value-type="string" table:style-name="ce1">
            <text:p>'Juliano'</text:p>
          </table:table-cell>
          <table:table-cell office:value-type="string" table:style-name="ce1">
            <text:p>'Melendez'</text:p>
          </table:table-cell>
          <table:table-cell office:value-type="string" table:style-name="ce1">
            <text:p>'Mazariego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6-23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812478" table:style-name="ce1">
            <text:p>30812478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'Owen'</text:p>
          </table:table-cell>
          <table:table-cell office:value-type="string" table:style-name="ce1">
            <text:p>'Melchor'</text:p>
          </table:table-cell>
          <table:table-cell office:value-type="string" table:style-name="ce1">
            <text:p>'May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4-6-24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854337" table:style-name="ce1">
            <text:p>34854337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'Maximina'</text:p>
          </table:table-cell>
          <table:table-cell office:value-type="string" table:style-name="ce1">
            <text:p>'Medina'</text:p>
          </table:table-cell>
          <table:table-cell office:value-type="string" table:style-name="ce1">
            <text:p>'Mart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0-9-23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731373" table:style-name="ce1">
            <text:p>12731373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'Medellin'</text:p>
          </table:table-cell>
          <table:table-cell office:value-type="string" table:style-name="ce1">
            <text:p>'Marroqui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3-2-8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758456" table:style-name="ce1">
            <text:p>16758456</text:p>
          </table:table-cell>
          <table:table-cell office:value-type="string" table:style-name="ce1">
            <text:p>'Heidi'</text:p>
          </table:table-cell>
          <table:table-cell office:value-type="string" table:style-name="ce1">
            <text:p>'Monica'</text:p>
          </table:table-cell>
          <table:table-cell office:value-type="string" table:style-name="ce1">
            <text:p>'Medellin'</text:p>
          </table:table-cell>
          <table:table-cell office:value-type="string" table:style-name="ce1">
            <text:p>'Mari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0-4-15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863394" table:style-name="ce1">
            <text:p>26863394</text:p>
          </table:table-cell>
          <table:table-cell office:value-type="string" table:style-name="ce1">
            <text:p>'Heidi'</text:p>
          </table:table-cell>
          <table:table-cell office:value-type="string" table:style-name="ce1">
            <text:p>'Venancio'</text:p>
          </table:table-cell>
          <table:table-cell office:value-type="string" table:style-name="ce1">
            <text:p>'Martinez'</text:p>
          </table:table-cell>
          <table:table-cell office:value-type="string" table:style-name="ce1">
            <text:p>'Mar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8-9-18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668497" table:style-name="ce1">
            <text:p>10668497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Silvester'</text:p>
          </table:table-cell>
          <table:table-cell office:value-type="string" table:style-name="ce1">
            <text:p>'Martinez'</text:p>
          </table:table-cell>
          <table:table-cell office:value-type="string" table:style-name="ce1">
            <text:p>'Manzan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6-8-13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430622" table:style-name="ce1">
            <text:p>21430622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Martines'</text:p>
          </table:table-cell>
          <table:table-cell office:value-type="string" table:style-name="ce1">
            <text:p>'Manriqu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7-3-23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404009" table:style-name="ce1">
            <text:p>22404009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Marte'</text:p>
          </table:table-cell>
          <table:table-cell office:value-type="string" table:style-name="ce1">
            <text:p>'Maldona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0-6-24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316589" table:style-name="ce1">
            <text:p>14316589</text:p>
          </table:table-cell>
          <table:table-cell office:value-type="string" table:style-name="ce1">
            <text:p>'Hermione'</text:p>
          </table:table-cell>
          <table:table-cell office:value-type="string" table:style-name="ce1">
            <text:p>'Melisa'</text:p>
          </table:table-cell>
          <table:table-cell office:value-type="string" table:style-name="ce1">
            <text:p>'Marrero'</text:p>
          </table:table-cell>
          <table:table-cell office:value-type="string" table:style-name="ce1">
            <text:p>'Magdalen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8-7-28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015576" table:style-name="ce1">
            <text:p>18015576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Lionel'</text:p>
          </table:table-cell>
          <table:table-cell office:value-type="string" table:style-name="ce1">
            <text:p>'Marquez'</text:p>
          </table:table-cell>
          <table:table-cell office:value-type="string" table:style-name="ce1">
            <text:p>'Magallo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8-1-21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240913" table:style-name="ce1">
            <text:p>25240913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Clemente'</text:p>
          </table:table-cell>
          <table:table-cell office:value-type="string" table:style-name="ce1">
            <text:p>'Mariscal'</text:p>
          </table:table-cell>
          <table:table-cell office:value-type="string" table:style-name="ce1">
            <text:p>'Magall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7-23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241543" table:style-name="ce1">
            <text:p>11241543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Ludmila'</text:p>
          </table:table-cell>
          <table:table-cell office:value-type="string" table:style-name="ce1">
            <text:p>'Mares'</text:p>
          </table:table-cell>
          <table:table-cell office:value-type="string" table:style-name="ce1">
            <text:p>'Magall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4-1-9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108998" table:style-name="ce1">
            <text:p>27108998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'Imma'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Magallan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3-7-12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383727" table:style-name="ce1">
            <text:p>30383727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'Maximina'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Magallane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66-4-26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158490" table:style-name="ce1">
            <text:p>29158490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'Adrian'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Maest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6-1-24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850948" table:style-name="ce1">
            <text:p>18850948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Manzanares'</text:p>
          </table:table-cell>
          <table:table-cell office:value-type="string" table:style-name="ce1">
            <text:p>'Macie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12-17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339381" table:style-name="ce1">
            <text:p>15339381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Pastor'</text:p>
          </table:table-cell>
          <table:table-cell office:value-type="string" table:style-name="ce1">
            <text:p>'Mandujano'</text:p>
          </table:table-cell>
          <table:table-cell office:value-type="string" table:style-name="ce1">
            <text:p>'Mac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2-2-13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015545" table:style-name="ce1">
            <text:p>10015545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Mandujano'</text:p>
          </table:table-cell>
          <table:table-cell office:value-type="string" table:style-name="ce1">
            <text:p>'Machuc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9-11-13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431864" table:style-name="ce1">
            <text:p>24431864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Regulo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Macha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8-5-16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616775" table:style-name="ce1">
            <text:p>33616775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Natividad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Macha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3-6-21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085463" table:style-name="ce1">
            <text:p>18085463</text:p>
          </table:table-cell>
          <table:table-cell office:value-type="string" table:style-name="ce1">
            <text:p>'Imelda'</text:p>
          </table:table-cell>
          <table:table-cell office:value-type="string" table:style-name="ce1">
            <text:p>'Juliano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Lui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8-1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579192" table:style-name="ce1">
            <text:p>10579192</text:p>
          </table:table-cell>
          <table:table-cell office:value-type="string" table:style-name="ce1">
            <text:p>'Imelda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Lug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1-5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434257" table:style-name="ce1">
            <text:p>26434257</text:p>
          </table:table-cell>
          <table:table-cell office:value-type="string" table:style-name="ce1">
            <text:p>'Imma'</text:p>
          </table:table-cell>
          <table:table-cell office:value-type="string" table:style-name="ce1">
            <text:p>'Carola'</text:p>
          </table:table-cell>
          <table:table-cell office:value-type="string" table:style-name="ce1">
            <text:p>'Magallanes'</text:p>
          </table:table-cell>
          <table:table-cell office:value-type="string" table:style-name="ce1">
            <text:p>'Lucer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2-4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299964" table:style-name="ce1">
            <text:p>33299964</text:p>
          </table:table-cell>
          <table:table-cell office:value-type="string" table:style-name="ce1">
            <text:p>'Imma'</text:p>
          </table:table-cell>
          <table:table-cell office:value-type="string" table:style-name="ce1">
            <text:p>'Flor'</text:p>
          </table:table-cell>
          <table:table-cell office:value-type="string" table:style-name="ce1">
            <text:p>'Madrigal'</text:p>
          </table:table-cell>
          <table:table-cell office:value-type="string" table:style-name="ce1">
            <text:p>'Lozan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0-12-3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816487" table:style-name="ce1">
            <text:p>17816487</text:p>
          </table:table-cell>
          <table:table-cell office:value-type="string" table:style-name="ce1">
            <text:p>'Inocencia'</text:p>
          </table:table-cell>
          <table:table-cell office:value-type="string" table:style-name="ce1">
            <text:p>'Ligia'</text:p>
          </table:table-cell>
          <table:table-cell office:value-type="string" table:style-name="ce1">
            <text:p>'Madrid'</text:p>
          </table:table-cell>
          <table:table-cell office:value-type="string" table:style-name="ce1">
            <text:p>'Loz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2-20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964851" table:style-name="ce1">
            <text:p>15964851</text:p>
          </table:table-cell>
          <table:table-cell office:value-type="string" table:style-name="ce1">
            <text:p>'Inocencia'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Madrid'</text:p>
          </table:table-cell>
          <table:table-cell office:value-type="string" table:style-name="ce1">
            <text:p>'Lovat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0-4-2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819669" table:style-name="ce1">
            <text:p>29819669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Sebastian'</text:p>
          </table:table-cell>
          <table:table-cell office:value-type="string" table:style-name="ce1">
            <text:p>'Maciel'</text:p>
          </table:table-cell>
          <table:table-cell office:value-type="string" table:style-name="ce1">
            <text:p>'Lorenz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4-21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864366" table:style-name="ce1">
            <text:p>13864366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Macias'</text:p>
          </table:table-cell>
          <table:table-cell office:value-type="string" table:style-name="ce1">
            <text:p>'Lo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8-28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468933" table:style-name="ce1">
            <text:p>21468933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Machuca'</text:p>
          </table:table-cell>
          <table:table-cell office:value-type="string" table:style-name="ce1">
            <text:p>'Lo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8-10-3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530028" table:style-name="ce1">
            <text:p>14530028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Saida'</text:p>
          </table:table-cell>
          <table:table-cell office:value-type="string" table:style-name="ce1">
            <text:p>'Machuca'</text:p>
          </table:table-cell>
          <table:table-cell office:value-type="string" table:style-name="ce1">
            <text:p>'Lo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1-9-10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384704" table:style-name="ce1">
            <text:p>14384704</text:p>
          </table:table-cell>
          <table:table-cell office:value-type="string" table:style-name="ce1">
            <text:p>'Isabel'</text:p>
          </table:table-cell>
          <table:table-cell office:value-type="string" table:style-name="ce1">
            <text:p>'Augusto'</text:p>
          </table:table-cell>
          <table:table-cell office:value-type="string" table:style-name="ce1">
            <text:p>'Machado'</text:p>
          </table:table-cell>
          <table:table-cell office:value-type="string" table:style-name="ce1">
            <text:p>'Lop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8-1-17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762764" table:style-name="ce1">
            <text:p>31762764</text:p>
          </table:table-cell>
          <table:table-cell office:value-type="string" table:style-name="ce1">
            <text:p>'Isabella'</text:p>
          </table:table-cell>
          <table:table-cell office:value-type="string" table:style-name="ce1">
            <text:p>'Ceferino'</text:p>
          </table:table-cell>
          <table:table-cell office:value-type="string" table:style-name="ce1">
            <text:p>'Lugo'</text:p>
          </table:table-cell>
          <table:table-cell office:value-type="string" table:style-name="ce1">
            <text:p>'Lomeli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3-9-6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264614" table:style-name="ce1">
            <text:p>17264614</text:p>
          </table:table-cell>
          <table:table-cell office:value-type="string" table:style-name="ce1">
            <text:p>'Italo'</text:p>
          </table:table-cell>
          <table:table-cell office:value-type="string" table:style-name="ce1">
            <text:p>'Dafne'</text:p>
          </table:table-cell>
          <table:table-cell office:value-type="string" table:style-name="ce1">
            <text:p>'Luevano'</text:p>
          </table:table-cell>
          <table:table-cell office:value-type="string" table:style-name="ce1">
            <text:p>'Li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1-3-9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568254" table:style-name="ce1">
            <text:p>26568254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Luciano'</text:p>
          </table:table-cell>
          <table:table-cell office:value-type="string" table:style-name="ce1">
            <text:p>'Lim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3-1-16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053120" table:style-name="ce1">
            <text:p>19053120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Ascension'</text:p>
          </table:table-cell>
          <table:table-cell office:value-type="string" table:style-name="ce1">
            <text:p>'Lucero'</text:p>
          </table:table-cell>
          <table:table-cell office:value-type="string" table:style-name="ce1">
            <text:p>'Lim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6-12-21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713312" table:style-name="ce1">
            <text:p>17713312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Amador'</text:p>
          </table:table-cell>
          <table:table-cell office:value-type="string" table:style-name="ce1">
            <text:p>'Lozano'</text:p>
          </table:table-cell>
          <table:table-cell office:value-type="string" table:style-name="ce1">
            <text:p>'Lewi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5-7-17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565362" table:style-name="ce1">
            <text:p>27565362</text:p>
          </table:table-cell>
          <table:table-cell office:value-type="string" table:style-name="ce1">
            <text:p>'Ives'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Lozano'</text:p>
          </table:table-cell>
          <table:table-cell office:value-type="string" table:style-name="ce1">
            <text:p>'Lewi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12-24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664942" table:style-name="ce1">
            <text:p>30664942</text:p>
          </table:table-cell>
          <table:table-cell office:value-type="string" table:style-name="ce1">
            <text:p>'Ives'</text:p>
          </table:table-cell>
          <table:table-cell office:value-type="string" table:style-name="ce1">
            <text:p>'Federico'</text:p>
          </table:table-cell>
          <table:table-cell office:value-type="string" table:style-name="ce1">
            <text:p>'Lozada'</text:p>
          </table:table-cell>
          <table:table-cell office:value-type="string" table:style-name="ce1">
            <text:p>'Ledesm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8-22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303150" table:style-name="ce1">
            <text:p>10303150</text:p>
          </table:table-cell>
          <table:table-cell office:value-type="string" table:style-name="ce1">
            <text:p>'Jacob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Loya'</text:p>
          </table:table-cell>
          <table:table-cell office:value-type="string" table:style-name="ce1">
            <text:p>'Lebro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7-26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754675" table:style-name="ce1">
            <text:p>10754675</text:p>
          </table:table-cell>
          <table:table-cell office:value-type="string" table:style-name="ce1">
            <text:p>'Jacob'</text:p>
          </table:table-cell>
          <table:table-cell office:value-type="string" table:style-name="ce1">
            <text:p>'Elidio'</text:p>
          </table:table-cell>
          <table:table-cell office:value-type="string" table:style-name="ce1">
            <text:p>'Lovato'</text:p>
          </table:table-cell>
          <table:table-cell office:value-type="string" table:style-name="ce1">
            <text:p>'Laza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1-12-27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281891" table:style-name="ce1">
            <text:p>24281891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'Lora'</text:p>
          </table:table-cell>
          <table:table-cell office:value-type="string" table:style-name="ce1">
            <text:p>'Lari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4-1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08929" table:style-name="ce1">
            <text:p>17108929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Long'</text:p>
          </table:table-cell>
          <table:table-cell office:value-type="string" table:style-name="ce1">
            <text:p>'Lander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5-1-24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223991" table:style-name="ce1">
            <text:p>19223991</text:p>
          </table:table-cell>
          <table:table-cell office:value-type="string" table:style-name="ce1">
            <text:p>'Jacqueline'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Long'</text:p>
          </table:table-cell>
          <table:table-cell office:value-type="string" table:style-name="ce1">
            <text:p>'Land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5-1-7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909708" table:style-name="ce1">
            <text:p>21909708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Nancy'</text:p>
          </table:table-cell>
          <table:table-cell office:value-type="string" table:style-name="ce1">
            <text:p>'Loera'</text:p>
          </table:table-cell>
          <table:table-cell office:value-type="string" table:style-name="ce1">
            <text:p>'Kelly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5-6-1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552693" table:style-name="ce1">
            <text:p>12552693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Renata'</text:p>
          </table:table-cell>
          <table:table-cell office:value-type="string" table:style-name="ce1">
            <text:p>'Lima'</text:p>
          </table:table-cell>
          <table:table-cell office:value-type="string" table:style-name="ce1">
            <text:p>'Jura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2-22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627436" table:style-name="ce1">
            <text:p>32627436</text:p>
          </table:table-cell>
          <table:table-cell office:value-type="string" table:style-name="ce1">
            <text:p>'Jane'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Lima'</text:p>
          </table:table-cell>
          <table:table-cell office:value-type="string" table:style-name="ce1">
            <text:p>'Johns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6-8-6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74271" table:style-name="ce1">
            <text:p>17174271</text:p>
          </table:table-cell>
          <table:table-cell office:value-type="string" table:style-name="ce1">
            <text:p>'Jane'</text:p>
          </table:table-cell>
          <table:table-cell office:value-type="string" table:style-name="ce1">
            <text:p>'Chistopher'</text:p>
          </table:table-cell>
          <table:table-cell office:value-type="string" table:style-name="ce1">
            <text:p>'Leyva'</text:p>
          </table:table-cell>
          <table:table-cell office:value-type="string" table:style-name="ce1">
            <text:p>'Jimen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6-3-3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262528" table:style-name="ce1">
            <text:p>16262528</text:p>
          </table:table-cell>
          <table:table-cell office:value-type="string" table:style-name="ce1">
            <text:p>'Jane'</text:p>
          </table:table-cell>
          <table:table-cell office:value-type="string" table:style-name="ce1">
            <text:p>'Federico'</text:p>
          </table:table-cell>
          <table:table-cell office:value-type="string" table:style-name="ce1">
            <text:p>'Lewis'</text:p>
          </table:table-cell>
          <table:table-cell office:value-type="string" table:style-name="ce1">
            <text:p>'Jauregui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7-4-4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490771" table:style-name="ce1">
            <text:p>29490771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Jass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4-4-2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264999" table:style-name="ce1">
            <text:p>13264999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Corania'</text:p>
          </table:table-cell>
          <table:table-cell office:value-type="string" table:style-name="ce1">
            <text:p>'Leiva'</text:p>
          </table:table-cell>
          <table:table-cell office:value-type="string" table:style-name="ce1">
            <text:p>'Jass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4-6-28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273906" table:style-name="ce1">
            <text:p>28273906</text:p>
          </table:table-cell>
          <table:table-cell office:value-type="string" table:style-name="ce1">
            <text:p>'Jayden'</text:p>
          </table:table-cell>
          <table:table-cell office:value-type="string" table:style-name="ce1">
            <text:p>'Agatha'</text:p>
          </table:table-cell>
          <table:table-cell office:value-type="string" table:style-name="ce1">
            <text:p>'Leija'</text:p>
          </table:table-cell>
          <table:table-cell office:value-type="string" table:style-name="ce1">
            <text:p>'Jarami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4-22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356031" table:style-name="ce1">
            <text:p>31356031</text:p>
          </table:table-cell>
          <table:table-cell office:value-type="string" table:style-name="ce1">
            <text:p>'Jennifer'</text:p>
          </table:table-cell>
          <table:table-cell office:value-type="string" table:style-name="ce1">
            <text:p>'Gregorio'</text:p>
          </table:table-cell>
          <table:table-cell office:value-type="string" table:style-name="ce1">
            <text:p>'Ledezma'</text:p>
          </table:table-cell>
          <table:table-cell office:value-type="string" table:style-name="ce1">
            <text:p>'Jaqu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9-2-16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430704" table:style-name="ce1">
            <text:p>20430704</text:p>
          </table:table-cell>
          <table:table-cell office:value-type="string" table:style-name="ce1">
            <text:p>'Jessica'</text:p>
          </table:table-cell>
          <table:table-cell office:value-type="string" table:style-name="ce1">
            <text:p>'Elidio'</text:p>
          </table:table-cell>
          <table:table-cell office:value-type="string" table:style-name="ce1">
            <text:p>'Leal'</text:p>
          </table:table-cell>
          <table:table-cell office:value-type="string" table:style-name="ce1">
            <text:p>'Jaim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5-8-17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668911" table:style-name="ce1">
            <text:p>14668911</text:p>
          </table:table-cell>
          <table:table-cell office:value-type="string" table:style-name="ce1">
            <text:p>'Jesus'</text:p>
          </table:table-cell>
          <table:table-cell office:value-type="string" table:style-name="ce1">
            <text:p>'Jacqueline'</text:p>
          </table:table-cell>
          <table:table-cell office:value-type="string" table:style-name="ce1">
            <text:p>'Lazo'</text:p>
          </table:table-cell>
          <table:table-cell office:value-type="string" table:style-name="ce1">
            <text:p>'Jacks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9-3-5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539915" table:style-name="ce1">
            <text:p>27539915</text:p>
          </table:table-cell>
          <table:table-cell office:value-type="string" table:style-name="ce1">
            <text:p>'Jesus'</text:p>
          </table:table-cell>
          <table:table-cell office:value-type="string" table:style-name="ce1">
            <text:p>'Julia'</text:p>
          </table:table-cell>
          <table:table-cell office:value-type="string" table:style-name="ce1">
            <text:p>'Lazaro'</text:p>
          </table:table-cell>
          <table:table-cell office:value-type="string" table:style-name="ce1">
            <text:p>'Izquier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6-1-18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246464" table:style-name="ce1">
            <text:p>21246464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Izaguirre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9-9-4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095554" table:style-name="ce1">
            <text:p>17095554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Chistopher'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Irizarry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11-13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910563" table:style-name="ce1">
            <text:p>26910563</text:p>
          </table:table-cell>
          <table:table-cell office:value-type="string" table:style-name="ce1">
            <text:p>'Jiovani'</text:p>
          </table:table-cell>
          <table:table-cell office:value-type="string" table:style-name="ce1">
            <text:p>'Aurelia'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Infant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2-5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527406" table:style-name="ce1">
            <text:p>27527406</text:p>
          </table:table-cell>
          <table:table-cell office:value-type="string" table:style-name="ce1">
            <text:p>'Jiovani'</text:p>
          </table:table-cell>
          <table:table-cell office:value-type="string" table:style-name="ce1">
            <text:p>'Mark'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Ibar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8-7-12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583431" table:style-name="ce1">
            <text:p>15583431</text:p>
          </table:table-cell>
          <table:table-cell office:value-type="string" table:style-name="ce1">
            <text:p>'Jiovani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Lara'</text:p>
          </table:table-cell>
          <table:table-cell office:value-type="string" table:style-name="ce1">
            <text:p>'Hugh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9-11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745053" table:style-name="ce1">
            <text:p>20745053</text:p>
          </table:table-cell>
          <table:table-cell office:value-type="string" table:style-name="ce1">
            <text:p>'Jocelynne'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Landeros'</text:p>
          </table:table-cell>
          <table:table-cell office:value-type="string" table:style-name="ce1">
            <text:p>'Hugh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8-10-18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711286" table:style-name="ce1">
            <text:p>19711286</text:p>
          </table:table-cell>
          <table:table-cell office:value-type="string" table:style-name="ce1">
            <text:p>'Johanna'</text:p>
          </table:table-cell>
          <table:table-cell office:value-type="string" table:style-name="ce1">
            <text:p>'Magali'</text:p>
          </table:table-cell>
          <table:table-cell office:value-type="string" table:style-name="ce1">
            <text:p>'Landa'</text:p>
          </table:table-cell>
          <table:table-cell office:value-type="string" table:style-name="ce1">
            <text:p>'Hugh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0-2-5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220611" table:style-name="ce1">
            <text:p>24220611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Clemente'</text:p>
          </table:table-cell>
          <table:table-cell office:value-type="string" table:style-name="ce1">
            <text:p>'Landa'</text:p>
          </table:table-cell>
          <table:table-cell office:value-type="string" table:style-name="ce1">
            <text:p>'Huert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2-6-7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852919" table:style-name="ce1">
            <text:p>10852919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Kelly'</text:p>
          </table:table-cell>
          <table:table-cell office:value-type="string" table:style-name="ce1">
            <text:p>'Holgui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3-9-15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752000" table:style-name="ce1">
            <text:p>34752000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Esmeralda'</text:p>
          </table:table-cell>
          <table:table-cell office:value-type="string" table:style-name="ce1">
            <text:p>'Kelly'</text:p>
          </table:table-cell>
          <table:table-cell office:value-type="string" table:style-name="ce1">
            <text:p>'Holgui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1-2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035569" table:style-name="ce1">
            <text:p>19035569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Virginia'</text:p>
          </table:table-cell>
          <table:table-cell office:value-type="string" table:style-name="ce1">
            <text:p>'Jordan'</text:p>
          </table:table-cell>
          <table:table-cell office:value-type="string" table:style-name="ce1">
            <text:p>'Hinojos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7-4-9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378188" table:style-name="ce1">
            <text:p>22378188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Bibiana'</text:p>
          </table:table-cell>
          <table:table-cell office:value-type="string" table:style-name="ce1">
            <text:p>'Jordan'</text:p>
          </table:table-cell>
          <table:table-cell office:value-type="string" table:style-name="ce1">
            <text:p>'Hil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3-5-20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329765" table:style-name="ce1">
            <text:p>28329765</text:p>
          </table:table-cell>
          <table:table-cell office:value-type="string" table:style-name="ce1">
            <text:p>'Jose'</text:p>
          </table:table-cell>
          <table:table-cell office:value-type="string" table:style-name="ce1">
            <text:p>'Bienvenido'</text:p>
          </table:table-cell>
          <table:table-cell office:value-type="string" table:style-name="ce1">
            <text:p>'Johnson'</text:p>
          </table:table-cell>
          <table:table-cell office:value-type="string" table:style-name="ce1">
            <text:p>'Hill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0-5-2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608681" table:style-name="ce1">
            <text:p>29608681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Jauregui'</text:p>
          </table:table-cell>
          <table:table-cell office:value-type="string" table:style-name="ce1">
            <text:p>'Hidalg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5-3-19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368038" table:style-name="ce1">
            <text:p>10368038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Jauregui'</text:p>
          </table:table-cell>
          <table:table-cell office:value-type="string" table:style-name="ce1">
            <text:p>'Hernand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8-8-28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702439" table:style-name="ce1">
            <text:p>18702439</text:p>
          </table:table-cell>
          <table:table-cell office:value-type="string" table:style-name="ce1">
            <text:p>'Judas'</text:p>
          </table:table-cell>
          <table:table-cell office:value-type="string" table:style-name="ce1">
            <text:p>'Maria'</text:p>
          </table:table-cell>
          <table:table-cell office:value-type="string" table:style-name="ce1">
            <text:p>'Jara'</text:p>
          </table:table-cell>
          <table:table-cell office:value-type="string" table:style-name="ce1">
            <text:p>'Hermosi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9-5-27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420645" table:style-name="ce1">
            <text:p>28420645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Georgia'</text:p>
          </table:table-cell>
          <table:table-cell office:value-type="string" table:style-name="ce1">
            <text:p>'Jaquez'</text:p>
          </table:table-cell>
          <table:table-cell office:value-type="string" table:style-name="ce1">
            <text:p>'Heredi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2-9-18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886259" table:style-name="ce1">
            <text:p>22886259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Alexander'</text:p>
          </table:table-cell>
          <table:table-cell office:value-type="string" table:style-name="ce1">
            <text:p>'James'</text:p>
          </table:table-cell>
          <table:table-cell office:value-type="string" table:style-name="ce1">
            <text:p>'Heredi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9-13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054675" table:style-name="ce1">
            <text:p>11054675</text:p>
          </table:table-cell>
          <table:table-cell office:value-type="string" table:style-name="ce1">
            <text:p>'Juliana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Henders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63-12-8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511809" table:style-name="ce1">
            <text:p>23511809</text:p>
          </table:table-cell>
          <table:table-cell office:value-type="string" table:style-name="ce1">
            <text:p>'Julio'</text:p>
          </table:table-cell>
          <table:table-cell office:value-type="string" table:style-name="ce1">
            <text:p>'Emperatriz'</text:p>
          </table:table-cell>
          <table:table-cell office:value-type="string" table:style-name="ce1">
            <text:p>'Jackson'</text:p>
          </table:table-cell>
          <table:table-cell office:value-type="string" table:style-name="ce1">
            <text:p>'Hal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9-9-18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434897" table:style-name="ce1">
            <text:p>18434897</text:p>
          </table:table-cell>
          <table:table-cell office:value-type="string" table:style-name="ce1">
            <text:p>'Julio'</text:p>
          </table:table-cell>
          <table:table-cell office:value-type="string" table:style-name="ce1">
            <text:p>'Florentina'</text:p>
          </table:table-cell>
          <table:table-cell office:value-type="string" table:style-name="ce1">
            <text:p>'Izaguirre'</text:p>
          </table:table-cell>
          <table:table-cell office:value-type="string" table:style-name="ce1">
            <text:p>'Gudin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6-5-18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954138" table:style-name="ce1">
            <text:p>27954138</text:p>
          </table:table-cell>
          <table:table-cell office:value-type="string" table:style-name="ce1">
            <text:p>'Justiniano'</text:p>
          </table:table-cell>
          <table:table-cell office:value-type="string" table:style-name="ce1">
            <text:p>'Monica'</text:p>
          </table:table-cell>
          <table:table-cell office:value-type="string" table:style-name="ce1">
            <text:p>'Iglesias'</text:p>
          </table:table-cell>
          <table:table-cell office:value-type="string" table:style-name="ce1">
            <text:p>'Guajar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4-8-19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974629" table:style-name="ce1">
            <text:p>24974629</text:p>
          </table:table-cell>
          <table:table-cell office:value-type="string" table:style-name="ce1">
            <text:p>'Justo'</text:p>
          </table:table-cell>
          <table:table-cell office:value-type="string" table:style-name="ce1">
            <text:p>'Toribio'</text:p>
          </table:table-cell>
          <table:table-cell office:value-type="string" table:style-name="ce1">
            <text:p>'Hurtado'</text:p>
          </table:table-cell>
          <table:table-cell office:value-type="string" table:style-name="ce1">
            <text:p>'Guadarram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9-8-3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835711" table:style-name="ce1">
            <text:p>33835711</text:p>
          </table:table-cell>
          <table:table-cell office:value-type="string" table:style-name="ce1">
            <text:p>'Juvenal'</text:p>
          </table:table-cell>
          <table:table-cell office:value-type="string" table:style-name="ce1">
            <text:p>'Chantal'</text:p>
          </table:table-cell>
          <table:table-cell office:value-type="string" table:style-name="ce1">
            <text:p>'Huerta'</text:p>
          </table:table-cell>
          <table:table-cell office:value-type="string" table:style-name="ce1">
            <text:p>'Grieg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6-8-13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445355" table:style-name="ce1">
            <text:p>32445355</text:p>
          </table:table-cell>
          <table:table-cell office:value-type="string" table:style-name="ce1">
            <text:p>'Kevin'</text:p>
          </table:table-cell>
          <table:table-cell office:value-type="string" table:style-name="ce1">
            <text:p>'Celso'</text:p>
          </table:table-cell>
          <table:table-cell office:value-type="string" table:style-name="ce1">
            <text:p>'Huerta'</text:p>
          </table:table-cell>
          <table:table-cell office:value-type="string" table:style-name="ce1">
            <text:p>'Gray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6-1-4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128155" table:style-name="ce1">
            <text:p>21128155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Howard'</text:p>
          </table:table-cell>
          <table:table-cell office:value-type="string" table:style-name="ce1">
            <text:p>'Gray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1-2-25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205038" table:style-name="ce1">
            <text:p>22205038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Pastor'</text:p>
          </table:table-cell>
          <table:table-cell office:value-type="string" table:style-name="ce1">
            <text:p>'Hinojosa'</text:p>
          </table:table-cell>
          <table:table-cell office:value-type="string" table:style-name="ce1">
            <text:p>'Granad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3-10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145447" table:style-name="ce1">
            <text:p>15145447</text:p>
          </table:table-cell>
          <table:table-cell office:value-type="string" table:style-name="ce1">
            <text:p>'Laura'</text:p>
          </table:table-cell>
          <table:table-cell office:value-type="string" table:style-name="ce1">
            <text:p>'Hermione'</text:p>
          </table:table-cell>
          <table:table-cell office:value-type="string" table:style-name="ce1">
            <text:p>'Hidalgo'</text:p>
          </table:table-cell>
          <table:table-cell office:value-type="string" table:style-name="ce1">
            <text:p>'Granad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1-24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236793" table:style-name="ce1">
            <text:p>30236793</text:p>
          </table:table-cell>
          <table:table-cell office:value-type="string" table:style-name="ce1">
            <text:p>'Laura'</text:p>
          </table:table-cell>
          <table:table-cell office:value-type="string" table:style-name="ce1">
            <text:p>'Virgilio'</text:p>
          </table:table-cell>
          <table:table-cell office:value-type="string" table:style-name="ce1">
            <text:p>'Hermosillo'</text:p>
          </table:table-cell>
          <table:table-cell office:value-type="string" table:style-name="ce1">
            <text:p>'Graci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7-5-8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998813" table:style-name="ce1">
            <text:p>31998813</text:p>
          </table:table-cell>
          <table:table-cell office:value-type="string" table:style-name="ce1">
            <text:p>'Laureana'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Hermosillo'</text:p>
          </table:table-cell>
          <table:table-cell office:value-type="string" table:style-name="ce1">
            <text:p>'Gonzal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9-4-18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410249" table:style-name="ce1">
            <text:p>32410249</text:p>
          </table:table-cell>
          <table:table-cell office:value-type="string" table:style-name="ce1">
            <text:p>'Laureana'</text:p>
          </table:table-cell>
          <table:table-cell office:value-type="string" table:style-name="ce1">
            <text:p>'Oriana'</text:p>
          </table:table-cell>
          <table:table-cell office:value-type="string" table:style-name="ce1">
            <text:p>'Heredia'</text:p>
          </table:table-cell>
          <table:table-cell office:value-type="string" table:style-name="ce1">
            <text:p>'Gonzal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9-7-15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565180" table:style-name="ce1">
            <text:p>14565180</text:p>
          </table:table-cell>
          <table:table-cell office:value-type="string" table:style-name="ce1">
            <text:p>'Leonardo'</text:p>
          </table:table-cell>
          <table:table-cell office:value-type="string" table:style-name="ce1">
            <text:p>'Facunda'</text:p>
          </table:table-cell>
          <table:table-cell office:value-type="string" table:style-name="ce1">
            <text:p>'Henriquez'</text:p>
          </table:table-cell>
          <table:table-cell office:value-type="string" table:style-name="ce1">
            <text:p>'Gonzal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1-11-18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479748" table:style-name="ce1">
            <text:p>11479748</text:p>
          </table:table-cell>
          <table:table-cell office:value-type="string" table:style-name="ce1">
            <text:p>'Leonardo'</text:p>
          </table:table-cell>
          <table:table-cell office:value-type="string" table:style-name="ce1">
            <text:p>'Jane'</text:p>
          </table:table-cell>
          <table:table-cell office:value-type="string" table:style-name="ce1">
            <text:p>'Guzman'</text:p>
          </table:table-cell>
          <table:table-cell office:value-type="string" table:style-name="ce1">
            <text:p>'Gonza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1-11-6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46343" table:style-name="ce1">
            <text:p>17146343</text:p>
          </table:table-cell>
          <table:table-cell office:value-type="string" table:style-name="ce1">
            <text:p>'Leonel'</text:p>
          </table:table-cell>
          <table:table-cell office:value-type="string" table:style-name="ce1">
            <text:p>'Cristiano'</text:p>
          </table:table-cell>
          <table:table-cell office:value-type="string" table:style-name="ce1">
            <text:p>'Guillen'</text:p>
          </table:table-cell>
          <table:table-cell office:value-type="string" table:style-name="ce1">
            <text:p>'Gonza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8-26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980573" table:style-name="ce1">
            <text:p>10980573</text:p>
          </table:table-cell>
          <table:table-cell office:value-type="string" table:style-name="ce1">
            <text:p>'Leticia'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Guevara'</text:p>
          </table:table-cell>
          <table:table-cell office:value-type="string" table:style-name="ce1">
            <text:p>'Gom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2-20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366841" table:style-name="ce1">
            <text:p>32366841</text:p>
          </table:table-cell>
          <table:table-cell office:value-type="string" table:style-name="ce1">
            <text:p>'Libertad'</text:p>
          </table:table-cell>
          <table:table-cell office:value-type="string" table:style-name="ce1">
            <text:p>'Petronilo'</text:p>
          </table:table-cell>
          <table:table-cell office:value-type="string" table:style-name="ce1">
            <text:p>'Guevara'</text:p>
          </table:table-cell>
          <table:table-cell office:value-type="string" table:style-name="ce1">
            <text:p>'Godin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9-5-18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135826" table:style-name="ce1">
            <text:p>22135826</text:p>
          </table:table-cell>
          <table:table-cell office:value-type="string" table:style-name="ce1">
            <text:p>'Libertad'</text:p>
          </table:table-cell>
          <table:table-cell office:value-type="string" table:style-name="ce1">
            <text:p>'Adriana'</text:p>
          </table:table-cell>
          <table:table-cell office:value-type="string" table:style-name="ce1">
            <text:p>'Guerrero'</text:p>
          </table:table-cell>
          <table:table-cell office:value-type="string" table:style-name="ce1">
            <text:p>'Godin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3-11-15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124873" table:style-name="ce1">
            <text:p>23124873</text:p>
          </table:table-cell>
          <table:table-cell office:value-type="string" table:style-name="ce1">
            <text:p>'Ligia'</text:p>
          </table:table-cell>
          <table:table-cell office:value-type="string" table:style-name="ce1">
            <text:p>'Martina'</text:p>
          </table:table-cell>
          <table:table-cell office:value-type="string" table:style-name="ce1">
            <text:p>'Guerra'</text:p>
          </table:table-cell>
          <table:table-cell office:value-type="string" table:style-name="ce1">
            <text:p>'Gir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7-28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940953" table:style-name="ce1">
            <text:p>23940953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Isidro'</text:p>
          </table:table-cell>
          <table:table-cell office:value-type="string" table:style-name="ce1">
            <text:p>'Griego'</text:p>
          </table:table-cell>
          <table:table-cell office:value-type="string" table:style-name="ce1">
            <text:p>'Girald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2-14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184954" table:style-name="ce1">
            <text:p>33184954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Gray'</text:p>
          </table:table-cell>
          <table:table-cell office:value-type="string" table:style-name="ce1">
            <text:p>'Gastelum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5-3-22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208636" table:style-name="ce1">
            <text:p>19208636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Granados'</text:p>
          </table:table-cell>
          <table:table-cell office:value-type="string" table:style-name="ce1">
            <text:p>'Garci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0-1-16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290327" table:style-name="ce1">
            <text:p>22290327</text:p>
          </table:table-cell>
          <table:table-cell office:value-type="string" table:style-name="ce1">
            <text:p>'Linda'</text:p>
          </table:table-cell>
          <table:table-cell office:value-type="string" table:style-name="ce1">
            <text:p>'Rosalia'</text:p>
          </table:table-cell>
          <table:table-cell office:value-type="string" table:style-name="ce1">
            <text:p>'Granados'</text:p>
          </table:table-cell>
          <table:table-cell office:value-type="string" table:style-name="ce1">
            <text:p>'Garci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8-9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142001" table:style-name="ce1">
            <text:p>14142001</text:p>
          </table:table-cell>
          <table:table-cell office:value-type="string" table:style-name="ce1">
            <text:p>'Lionel'</text:p>
          </table:table-cell>
          <table:table-cell office:value-type="string" table:style-name="ce1">
            <text:p>'Mia'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Garc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7-12-22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19188" table:style-name="ce1">
            <text:p>22519188</text:p>
          </table:table-cell>
          <table:table-cell office:value-type="string" table:style-name="ce1">
            <text:p>'Lionel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Godinez'</text:p>
          </table:table-cell>
          <table:table-cell office:value-type="string" table:style-name="ce1">
            <text:p>'Garay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9-12-15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590747" table:style-name="ce1">
            <text:p>16590747</text:p>
          </table:table-cell>
          <table:table-cell office:value-type="string" table:style-name="ce1">
            <text:p>'Lucia'</text:p>
          </table:table-cell>
          <table:table-cell office:value-type="string" table:style-name="ce1">
            <text:p>'Ramona'</text:p>
          </table:table-cell>
          <table:table-cell office:value-type="string" table:style-name="ce1">
            <text:p>'Giron'</text:p>
          </table:table-cell>
          <table:table-cell office:value-type="string" table:style-name="ce1">
            <text:p>'Garay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7-8-13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472480" table:style-name="ce1">
            <text:p>14472480</text:p>
          </table:table-cell>
          <table:table-cell office:value-type="string" table:style-name="ce1">
            <text:p>'Luciana'</text:p>
          </table:table-cell>
          <table:table-cell office:value-type="string" table:style-name="ce1">
            <text:p>'Clemente'</text:p>
          </table:table-cell>
          <table:table-cell office:value-type="string" table:style-name="ce1">
            <text:p>'Gastelum'</text:p>
          </table:table-cell>
          <table:table-cell office:value-type="string" table:style-name="ce1">
            <text:p>'Gam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7-11-1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462877" table:style-name="ce1">
            <text:p>12462877</text:p>
          </table:table-cell>
          <table:table-cell office:value-type="string" table:style-name="ce1">
            <text:p>'Lucrecia'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Garza'</text:p>
          </table:table-cell>
          <table:table-cell office:value-type="string" table:style-name="ce1">
            <text:p>'Gam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1-6-14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225235" table:style-name="ce1">
            <text:p>27225235</text:p>
          </table:table-cell>
          <table:table-cell office:value-type="string" table:style-name="ce1">
            <text:p>'Ludmila'</text:p>
          </table:table-cell>
          <table:table-cell office:value-type="string" table:style-name="ce1">
            <text:p>'Justiniano'</text:p>
          </table:table-cell>
          <table:table-cell office:value-type="string" table:style-name="ce1">
            <text:p>'Garnica'</text:p>
          </table:table-cell>
          <table:table-cell office:value-type="string" table:style-name="ce1">
            <text:p>'Gambo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9-3-9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356379" table:style-name="ce1">
            <text:p>34356379</text:p>
          </table:table-cell>
          <table:table-cell office:value-type="string" table:style-name="ce1">
            <text:p>'Ludmila'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Garibay'</text:p>
          </table:table-cell>
          <table:table-cell office:value-type="string" table:style-name="ce1">
            <text:p>'Galv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2-9-18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132665" table:style-name="ce1">
            <text:p>31132665</text:p>
          </table:table-cell>
          <table:table-cell office:value-type="string" table:style-name="ce1">
            <text:p>'Luis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Garibay'</text:p>
          </table:table-cell>
          <table:table-cell office:value-type="string" table:style-name="ce1">
            <text:p>'Galv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9-15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442439" table:style-name="ce1">
            <text:p>25442439</text:p>
          </table:table-cell>
          <table:table-cell office:value-type="string" table:style-name="ce1">
            <text:p>'Luis'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Garcia'</text:p>
          </table:table-cell>
          <table:table-cell office:value-type="string" table:style-name="ce1">
            <text:p>'Gallego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1-8-22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873587" table:style-name="ce1">
            <text:p>31873587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'Constancia'</text:p>
          </table:table-cell>
          <table:table-cell office:value-type="string" table:style-name="ce1">
            <text:p>'Garces'</text:p>
          </table:table-cell>
          <table:table-cell office:value-type="string" table:style-name="ce1">
            <text:p>'Gallar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1-8-22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443290" table:style-name="ce1">
            <text:p>26443290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'Emma'</text:p>
          </table:table-cell>
          <table:table-cell office:value-type="string" table:style-name="ce1">
            <text:p>'Gaona'</text:p>
          </table:table-cell>
          <table:table-cell office:value-type="string" table:style-name="ce1">
            <text:p>'Gallar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6-12-17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003546" table:style-name="ce1">
            <text:p>29003546</text:p>
          </table:table-cell>
          <table:table-cell office:value-type="string" table:style-name="ce1">
            <text:p>'Luna'</text:p>
          </table:table-cell>
          <table:table-cell office:value-type="string" table:style-name="ce1">
            <text:p>'Daniela'</text:p>
          </table:table-cell>
          <table:table-cell office:value-type="string" table:style-name="ce1">
            <text:p>'Galvez'</text:p>
          </table:table-cell>
          <table:table-cell office:value-type="string" table:style-name="ce1">
            <text:p>'Galavi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4-1-3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980129" table:style-name="ce1">
            <text:p>27980129</text:p>
          </table:table-cell>
          <table:table-cell office:value-type="string" table:style-name="ce1">
            <text:p>'Luna'</text:p>
          </table:table-cell>
          <table:table-cell office:value-type="string" table:style-name="ce1">
            <text:p>'Isaac'</text:p>
          </table:table-cell>
          <table:table-cell office:value-type="string" table:style-name="ce1">
            <text:p>'Galvan'</text:p>
          </table:table-cell>
          <table:table-cell office:value-type="string" table:style-name="ce1">
            <text:p>'Galar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1-8-22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81689" table:style-name="ce1">
            <text:p>19381689</text:p>
          </table:table-cell>
          <table:table-cell office:value-type="string" table:style-name="ce1">
            <text:p>'Luna'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Gallo'</text:p>
          </table:table-cell>
          <table:table-cell office:value-type="string" table:style-name="ce1">
            <text:p>'Gait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1-11-7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570405" table:style-name="ce1">
            <text:p>28570405</text:p>
          </table:table-cell>
          <table:table-cell office:value-type="string" table:style-name="ce1">
            <text:p>'Magali'</text:p>
          </table:table-cell>
          <table:table-cell office:value-type="string" table:style-name="ce1">
            <text:p>'Magnus'</text:p>
          </table:table-cell>
          <table:table-cell office:value-type="string" table:style-name="ce1">
            <text:p>'Gallegos'</text:p>
          </table:table-cell>
          <table:table-cell office:value-type="string" table:style-name="ce1">
            <text:p>'Fuent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3-1-8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791561" table:style-name="ce1">
            <text:p>18791561</text:p>
          </table:table-cell>
          <table:table-cell office:value-type="string" table:style-name="ce1">
            <text:p>'Magnus'</text:p>
          </table:table-cell>
          <table:table-cell office:value-type="string" table:style-name="ce1">
            <text:p>'Fatima'</text:p>
          </table:table-cell>
          <table:table-cell office:value-type="string" table:style-name="ce1">
            <text:p>'Gallegos'</text:p>
          </table:table-cell>
          <table:table-cell office:value-type="string" table:style-name="ce1">
            <text:p>'Fri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1-9-9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741728" table:style-name="ce1">
            <text:p>28741728</text:p>
          </table:table-cell>
          <table:table-cell office:value-type="string" table:style-name="ce1">
            <text:p>'Marcela'</text:p>
          </table:table-cell>
          <table:table-cell office:value-type="string" table:style-name="ce1">
            <text:p>'Anunciacion'</text:p>
          </table:table-cell>
          <table:table-cell office:value-type="string" table:style-name="ce1">
            <text:p>'Gallardo'</text:p>
          </table:table-cell>
          <table:table-cell office:value-type="string" table:style-name="ce1">
            <text:p>'Fria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3-2-20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016677" table:style-name="ce1">
            <text:p>17016677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Julio'</text:p>
          </table:table-cell>
          <table:table-cell office:value-type="string" table:style-name="ce1">
            <text:p>'Galdamez'</text:p>
          </table:table-cell>
          <table:table-cell office:value-type="string" table:style-name="ce1">
            <text:p>'Fr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7-5-12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946477" table:style-name="ce1">
            <text:p>15946477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Galdamez'</text:p>
          </table:table-cell>
          <table:table-cell office:value-type="string" table:style-name="ce1">
            <text:p>'Foster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11-26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794105" table:style-name="ce1">
            <text:p>11794105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Ligia'</text:p>
          </table:table-cell>
          <table:table-cell office:value-type="string" table:style-name="ce1">
            <text:p>'Galan'</text:p>
          </table:table-cell>
          <table:table-cell office:value-type="string" table:style-name="ce1">
            <text:p>'Fier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2-6-23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424470" table:style-name="ce1">
            <text:p>20424470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Funes'</text:p>
          </table:table-cell>
          <table:table-cell office:value-type="string" table:style-name="ce1">
            <text:p>'Ferre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8-2-19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538427" table:style-name="ce1">
            <text:p>20538427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'Erika'</text:p>
          </table:table-cell>
          <table:table-cell office:value-type="string" table:style-name="ce1">
            <text:p>'Fuentes'</text:p>
          </table:table-cell>
          <table:table-cell office:value-type="string" table:style-name="ce1">
            <text:p>'Ferrei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1-1-17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877354" table:style-name="ce1">
            <text:p>23877354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'Faustiniano'</text:p>
          </table:table-cell>
          <table:table-cell office:value-type="string" table:style-name="ce1">
            <text:p>'Florez'</text:p>
          </table:table-cell>
          <table:table-cell office:value-type="string" table:style-name="ce1">
            <text:p>'Favel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3-12-10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515043" table:style-name="ce1">
            <text:p>20515043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Flores'</text:p>
          </table:table-cell>
          <table:table-cell office:value-type="string" table:style-name="ce1">
            <text:p>'Fari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9-11-13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511147" table:style-name="ce1">
            <text:p>27511147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Flores'</text:p>
          </table:table-cell>
          <table:table-cell office:value-type="string" table:style-name="ce1">
            <text:p>'Falc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1-6-4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789798" table:style-name="ce1">
            <text:p>25789798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Justin'</text:p>
          </table:table-cell>
          <table:table-cell office:value-type="string" table:style-name="ce1">
            <text:p>'Figueroa'</text:p>
          </table:table-cell>
          <table:table-cell office:value-type="string" table:style-name="ce1">
            <text:p>'Fabi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5-23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302729" table:style-name="ce1">
            <text:p>22302729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Figueroa'</text:p>
          </table:table-cell>
          <table:table-cell office:value-type="string" table:style-name="ce1">
            <text:p>'Estrell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0-1-20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227682" table:style-name="ce1">
            <text:p>29227682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Fernandez'</text:p>
          </table:table-cell>
          <table:table-cell office:value-type="string" table:style-name="ce1">
            <text:p>'Estrad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2-13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077826" table:style-name="ce1">
            <text:p>22077826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Kevin'</text:p>
          </table:table-cell>
          <table:table-cell office:value-type="string" table:style-name="ce1">
            <text:p>'Farias'</text:p>
          </table:table-cell>
          <table:table-cell office:value-type="string" table:style-name="ce1">
            <text:p>'Estrad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4-7-27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700831" table:style-name="ce1">
            <text:p>32700831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Farias'</text:p>
          </table:table-cell>
          <table:table-cell office:value-type="string" table:style-name="ce1">
            <text:p>'Estev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1-3-17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249790" table:style-name="ce1">
            <text:p>20249790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Melania'</text:p>
          </table:table-cell>
          <table:table-cell office:value-type="string" table:style-name="ce1">
            <text:p>'Estrada'</text:p>
          </table:table-cell>
          <table:table-cell office:value-type="string" table:style-name="ce1">
            <text:p>'Esqu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9-4-19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289261" table:style-name="ce1">
            <text:p>17289261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Estevez'</text:p>
          </table:table-cell>
          <table:table-cell office:value-type="string" table:style-name="ce1">
            <text:p>'Espin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5-10-4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66517" table:style-name="ce1">
            <text:p>29566517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Esqueda'</text:p>
          </table:table-cell>
          <table:table-cell office:value-type="string" table:style-name="ce1">
            <text:p>'Escobe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0-6-23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129217" table:style-name="ce1">
            <text:p>12129217</text:p>
          </table:table-cell>
          <table:table-cell office:value-type="string" table:style-name="ce1">
            <text:p>'Maria'</text:p>
          </table:table-cell>
          <table:table-cell office:value-type="string" table:style-name="ce1">
            <text:p>'Pastor'</text:p>
          </table:table-cell>
          <table:table-cell office:value-type="string" table:style-name="ce1">
            <text:p>'Escobedo'</text:p>
          </table:table-cell>
          <table:table-cell office:value-type="string" table:style-name="ce1">
            <text:p>'Escobed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4-18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581453" table:style-name="ce1">
            <text:p>28581453</text:p>
          </table:table-cell>
          <table:table-cell office:value-type="string" table:style-name="ce1">
            <text:p>'Mariam'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Escobedo'</text:p>
          </table:table-cell>
          <table:table-cell office:value-type="string" table:style-name="ce1">
            <text:p>'Escoba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8-11-27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141126" table:style-name="ce1">
            <text:p>14141126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Emilio'</text:p>
          </table:table-cell>
          <table:table-cell office:value-type="string" table:style-name="ce1">
            <text:p>'Escalante'</text:p>
          </table:table-cell>
          <table:table-cell office:value-type="string" table:style-name="ce1">
            <text:p>'Escamill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8-8-7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094495" table:style-name="ce1">
            <text:p>13094495</text:p>
          </table:table-cell>
          <table:table-cell office:value-type="string" table:style-name="ce1">
            <text:p>'Maribel'</text:p>
          </table:table-cell>
          <table:table-cell office:value-type="string" table:style-name="ce1">
            <text:p>'Abigail'</text:p>
          </table:table-cell>
          <table:table-cell office:value-type="string" table:style-name="ce1">
            <text:p>'Encarnacion'</text:p>
          </table:table-cell>
          <table:table-cell office:value-type="string" table:style-name="ce1">
            <text:p>'Elli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6-11-3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848043" table:style-name="ce1">
            <text:p>29848043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Ellis'</text:p>
          </table:table-cell>
          <table:table-cell office:value-type="string" table:style-name="ce1">
            <text:p>'Elli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4-6-25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546751" table:style-name="ce1">
            <text:p>34546751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Elizondo'</text:p>
          </table:table-cell>
          <table:table-cell office:value-type="string" table:style-name="ce1">
            <text:p>'Elizon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6-24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023601" table:style-name="ce1">
            <text:p>29023601</text:p>
          </table:table-cell>
          <table:table-cell office:value-type="string" table:style-name="ce1">
            <text:p>'Marina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Edwards'</text:p>
          </table:table-cell>
          <table:table-cell office:value-type="string" table:style-name="ce1">
            <text:p>'El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9-9-26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620144" table:style-name="ce1">
            <text:p>16620144</text:p>
          </table:table-cell>
          <table:table-cell office:value-type="string" table:style-name="ce1">
            <text:p>'Mario'</text:p>
          </table:table-cell>
          <table:table-cell office:value-type="string" table:style-name="ce1">
            <text:p>'Fabia'</text:p>
          </table:table-cell>
          <table:table-cell office:value-type="string" table:style-name="ce1">
            <text:p>'Edwards'</text:p>
          </table:table-cell>
          <table:table-cell office:value-type="string" table:style-name="ce1">
            <text:p>'Echevarr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5-3-7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202619" table:style-name="ce1">
            <text:p>20202619</text:p>
          </table:table-cell>
          <table:table-cell office:value-type="string" table:style-name="ce1">
            <text:p>'Mario'</text:p>
          </table:table-cell>
          <table:table-cell office:value-type="string" table:style-name="ce1">
            <text:p>'Georgia'</text:p>
          </table:table-cell>
          <table:table-cell office:value-type="string" table:style-name="ce1">
            <text:p>'Echeverria'</text:p>
          </table:table-cell>
          <table:table-cell office:value-type="string" table:style-name="ce1">
            <text:p>'Duro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2-2-10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99022" table:style-name="ce1">
            <text:p>25699022</text:p>
          </table:table-cell>
          <table:table-cell office:value-type="string" table:style-name="ce1">
            <text:p>'Marisol'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Duque'</text:p>
          </table:table-cell>
          <table:table-cell office:value-type="string" table:style-name="ce1">
            <text:p>'Duena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0-5-24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970071" table:style-name="ce1">
            <text:p>31970071</text:p>
          </table:table-cell>
          <table:table-cell office:value-type="string" table:style-name="ce1">
            <text:p>'Mark'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Duque'</text:p>
          </table:table-cell>
          <table:table-cell office:value-type="string" table:style-name="ce1">
            <text:p>'Domingu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9-3-28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181471" table:style-name="ce1">
            <text:p>32181471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'Cloe'</text:p>
          </table:table-cell>
          <table:table-cell office:value-type="string" table:style-name="ce1">
            <text:p>'Diaz'</text:p>
          </table:table-cell>
          <table:table-cell office:value-type="string" table:style-name="ce1">
            <text:p>'Dim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5-15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25648" table:style-name="ce1">
            <text:p>17125648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Diaz'</text:p>
          </table:table-cell>
          <table:table-cell office:value-type="string" table:style-name="ce1">
            <text:p>'Dia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8-14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704705" table:style-name="ce1">
            <text:p>26704705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Deltoro'</text:p>
          </table:table-cell>
          <table:table-cell office:value-type="string" table:style-name="ce1">
            <text:p>'Delvalle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2-4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020970" table:style-name="ce1">
            <text:p>15020970</text:p>
          </table:table-cell>
          <table:table-cell office:value-type="string" table:style-name="ce1">
            <text:p>'Marsello'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Deltoro'</text:p>
          </table:table-cell>
          <table:table-cell office:value-type="string" table:style-name="ce1">
            <text:p>'Delto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4-2-24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393291" table:style-name="ce1">
            <text:p>12393291</text:p>
          </table:table-cell>
          <table:table-cell office:value-type="string" table:style-name="ce1">
            <text:p>'Martin'</text:p>
          </table:table-cell>
          <table:table-cell office:value-type="string" table:style-name="ce1">
            <text:p>'Damaris'</text:p>
          </table:table-cell>
          <table:table-cell office:value-type="string" table:style-name="ce1">
            <text:p>'Delrio'</text:p>
          </table:table-cell>
          <table:table-cell office:value-type="string" table:style-name="ce1">
            <text:p>'Delossanto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4-10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843458" table:style-name="ce1">
            <text:p>11843458</text:p>
          </table:table-cell>
          <table:table-cell office:value-type="string" table:style-name="ce1">
            <text:p>'Martina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Delrio'</text:p>
          </table:table-cell>
          <table:table-cell office:value-type="string" table:style-name="ce1">
            <text:p>'Delgadill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2-8-26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096518" table:style-name="ce1">
            <text:p>16096518</text:p>
          </table:table-cell>
          <table:table-cell office:value-type="string" table:style-name="ce1">
            <text:p>'Martiniano'</text:p>
          </table:table-cell>
          <table:table-cell office:value-type="string" table:style-name="ce1">
            <text:p>'Alfredo'</text:p>
          </table:table-cell>
          <table:table-cell office:value-type="string" table:style-name="ce1">
            <text:p>'Delgadillo'</text:p>
          </table:table-cell>
          <table:table-cell office:value-type="string" table:style-name="ce1">
            <text:p>'Delatorr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1-10-19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865674" table:style-name="ce1">
            <text:p>28865674</text:p>
          </table:table-cell>
          <table:table-cell office:value-type="string" table:style-name="ce1">
            <text:p>'Martiniano'</text:p>
          </table:table-cell>
          <table:table-cell office:value-type="string" table:style-name="ce1">
            <text:p>'Sheila'</text:p>
          </table:table-cell>
          <table:table-cell office:value-type="string" table:style-name="ce1">
            <text:p>'Delcid'</text:p>
          </table:table-cell>
          <table:table-cell office:value-type="string" table:style-name="ce1">
            <text:p>'Dela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4-4-11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132908" table:style-name="ce1">
            <text:p>29132908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Chantal'</text:p>
          </table:table-cell>
          <table:table-cell office:value-type="string" table:style-name="ce1">
            <text:p>'Delarosa'</text:p>
          </table:table-cell>
          <table:table-cell office:value-type="string" table:style-name="ce1">
            <text:p>'Dela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4-9-20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632034" table:style-name="ce1">
            <text:p>15632034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Lucila'</text:p>
          </table:table-cell>
          <table:table-cell office:value-type="string" table:style-name="ce1">
            <text:p>'Delao'</text:p>
          </table:table-cell>
          <table:table-cell office:value-type="string" table:style-name="ce1">
            <text:p>'Deand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6-24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482382" table:style-name="ce1">
            <text:p>25482382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Delao'</text:p>
          </table:table-cell>
          <table:table-cell office:value-type="string" table:style-name="ce1">
            <text:p>'Daval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8-6-9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337662" table:style-name="ce1">
            <text:p>17337662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Delacruz'</text:p>
          </table:table-cell>
          <table:table-cell office:value-type="string" table:style-name="ce1">
            <text:p>'Curiel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2-6-4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344063" table:style-name="ce1">
            <text:p>28344063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Marcial'</text:p>
          </table:table-cell>
          <table:table-cell office:value-type="string" table:style-name="ce1">
            <text:p>'Dejesus'</text:p>
          </table:table-cell>
          <table:table-cell office:value-type="string" table:style-name="ce1">
            <text:p>'Cuellar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9-12-24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134197" table:style-name="ce1">
            <text:p>32134197</text:p>
          </table:table-cell>
          <table:table-cell office:value-type="string" table:style-name="ce1">
            <text:p>'Melchor'</text:p>
          </table:table-cell>
          <table:table-cell office:value-type="string" table:style-name="ce1">
            <text:p>'Sharon'</text:p>
          </table:table-cell>
          <table:table-cell office:value-type="string" table:style-name="ce1">
            <text:p>'Dejesus'</text:p>
          </table:table-cell>
          <table:table-cell office:value-type="string" table:style-name="ce1">
            <text:p>'Cru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3-2-24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762373" table:style-name="ce1">
            <text:p>19762373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America'</text:p>
          </table:table-cell>
          <table:table-cell office:value-type="string" table:style-name="ce1">
            <text:p>'Davis'</text:p>
          </table:table-cell>
          <table:table-cell office:value-type="string" table:style-name="ce1">
            <text:p>'Covarrub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5-16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843400" table:style-name="ce1">
            <text:p>20843400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Carlos'</text:p>
          </table:table-cell>
          <table:table-cell office:value-type="string" table:style-name="ce1">
            <text:p>'Damian'</text:p>
          </table:table-cell>
          <table:table-cell office:value-type="string" table:style-name="ce1">
            <text:p>'Cot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3-25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102900" table:style-name="ce1">
            <text:p>22102900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Silvestre'</text:p>
          </table:table-cell>
          <table:table-cell office:value-type="string" table:style-name="ce1">
            <text:p>'Curiel'</text:p>
          </table:table-cell>
          <table:table-cell office:value-type="string" table:style-name="ce1">
            <text:p>'Corre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2-7-3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028323" table:style-name="ce1">
            <text:p>29028323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Mireya'</text:p>
          </table:table-cell>
          <table:table-cell office:value-type="string" table:style-name="ce1">
            <text:p>'Cota'</text:p>
          </table:table-cell>
          <table:table-cell office:value-type="string" table:style-name="ce1">
            <text:p>'Corra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0-6-19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106839" table:style-name="ce1">
            <text:p>20106839</text:p>
          </table:table-cell>
          <table:table-cell office:value-type="string" table:style-name="ce1">
            <text:p>'Melisa'</text:p>
          </table:table-cell>
          <table:table-cell office:value-type="string" table:style-name="ce1">
            <text:p>'Cloe'</text:p>
          </table:table-cell>
          <table:table-cell office:value-type="string" table:style-name="ce1">
            <text:p>'Cortez'</text:p>
          </table:table-cell>
          <table:table-cell office:value-type="string" table:style-name="ce1">
            <text:p>'Coronel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7-4-3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921825" table:style-name="ce1">
            <text:p>22921825</text:p>
          </table:table-cell>
          <table:table-cell office:value-type="string" table:style-name="ce1">
            <text:p>'Melisa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Corral'</text:p>
          </table:table-cell>
          <table:table-cell office:value-type="string" table:style-name="ce1">
            <text:p>'Coronad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8-10-26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786636" table:style-name="ce1">
            <text:p>28786636</text:p>
          </table:table-cell>
          <table:table-cell office:value-type="string" table:style-name="ce1">
            <text:p>'Mercedes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Coronado'</text:p>
          </table:table-cell>
          <table:table-cell office:value-type="string" table:style-name="ce1">
            <text:p>'Coro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1-4-7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144146" table:style-name="ce1">
            <text:p>25144146</text:p>
          </table:table-cell>
          <table:table-cell office:value-type="string" table:style-name="ce1">
            <text:p>'Mercedes'</text:p>
          </table:table-cell>
          <table:table-cell office:value-type="string" table:style-name="ce1">
            <text:p>'Tiffany'</text:p>
          </table:table-cell>
          <table:table-cell office:value-type="string" table:style-name="ce1">
            <text:p>'Corona'</text:p>
          </table:table-cell>
          <table:table-cell office:value-type="string" table:style-name="ce1">
            <text:p>'Corne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6-12-28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837892" table:style-name="ce1">
            <text:p>29837892</text:p>
          </table:table-cell>
          <table:table-cell office:value-type="string" table:style-name="ce1">
            <text:p>'Mercedes'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Cornejo'</text:p>
          </table:table-cell>
          <table:table-cell office:value-type="string" table:style-name="ce1">
            <text:p>'Cordov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8-10-6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932094" table:style-name="ce1">
            <text:p>28932094</text:p>
          </table:table-cell>
          <table:table-cell office:value-type="string" table:style-name="ce1">
            <text:p>'Mia'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Coria'</text:p>
          </table:table-cell>
          <table:table-cell office:value-type="string" table:style-name="ce1">
            <text:p>'Cordov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5-10-3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259206" table:style-name="ce1">
            <text:p>29259206</text:p>
          </table:table-cell>
          <table:table-cell office:value-type="string" table:style-name="ce1">
            <text:p>'Mia'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Coria'</text:p>
          </table:table-cell>
          <table:table-cell office:value-type="string" table:style-name="ce1">
            <text:p>'Corde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2-7-2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826849" table:style-name="ce1">
            <text:p>11826849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Cordova'</text:p>
          </table:table-cell>
          <table:table-cell office:value-type="string" table:style-name="ce1">
            <text:p>'Cook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11-9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736051" table:style-name="ce1">
            <text:p>14736051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Cooper'</text:p>
          </table:table-cell>
          <table:table-cell office:value-type="string" table:style-name="ce1">
            <text:p>'Cook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9-11-10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147518" table:style-name="ce1">
            <text:p>27147518</text:p>
          </table:table-cell>
          <table:table-cell office:value-type="string" table:style-name="ce1">
            <text:p>'Miguel'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'Cook'</text:p>
          </table:table-cell>
          <table:table-cell office:value-type="string" table:style-name="ce1">
            <text:p>'Contrera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0-6-22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409077" table:style-name="ce1">
            <text:p>11409077</text:p>
          </table:table-cell>
          <table:table-cell office:value-type="string" table:style-name="ce1">
            <text:p>'Milena'</text:p>
          </table:table-cell>
          <table:table-cell office:value-type="string" table:style-name="ce1">
            <text:p>'Mercedes'</text:p>
          </table:table-cell>
          <table:table-cell office:value-type="string" table:style-name="ce1">
            <text:p>'Cook'</text:p>
          </table:table-cell>
          <table:table-cell office:value-type="string" table:style-name="ce1">
            <text:p>'Contrera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3-10-8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026620" table:style-name="ce1">
            <text:p>22026620</text:p>
          </table:table-cell>
          <table:table-cell office:value-type="string" table:style-name="ce1">
            <text:p>'Milena'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Concepcion'</text:p>
          </table:table-cell>
          <table:table-cell office:value-type="string" table:style-name="ce1">
            <text:p>'Cond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0-3-26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091459" table:style-name="ce1">
            <text:p>27091459</text:p>
          </table:table-cell>
          <table:table-cell office:value-type="string" table:style-name="ce1">
            <text:p>'Miranda'</text:p>
          </table:table-cell>
          <table:table-cell office:value-type="string" table:style-name="ce1">
            <text:p>'Fabricia'</text:p>
          </table:table-cell>
          <table:table-cell office:value-type="string" table:style-name="ce1">
            <text:p>'Concepcion'</text:p>
          </table:table-cell>
          <table:table-cell office:value-type="string" table:style-name="ce1">
            <text:p>'Cond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3-12-2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17215" table:style-name="ce1">
            <text:p>29517215</text:p>
          </table:table-cell>
          <table:table-cell office:value-type="string" table:style-name="ce1">
            <text:p>'Mirella'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Concepcion'</text:p>
          </table:table-cell>
          <table:table-cell office:value-type="string" table:style-name="ce1">
            <text:p>'Collaz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0-10-14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887688" table:style-name="ce1">
            <text:p>28887688</text:p>
          </table:table-cell>
          <table:table-cell office:value-type="string" table:style-name="ce1">
            <text:p>'Mireya'</text:p>
          </table:table-cell>
          <table:table-cell office:value-type="string" table:style-name="ce1">
            <text:p>'Florindo'</text:p>
          </table:table-cell>
          <table:table-cell office:value-type="string" table:style-name="ce1">
            <text:p>'Collazo'</text:p>
          </table:table-cell>
          <table:table-cell office:value-type="string" table:style-name="ce1">
            <text:p>'Collaz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1-9-27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068102" table:style-name="ce1">
            <text:p>19068102</text:p>
          </table:table-cell>
          <table:table-cell office:value-type="string" table:style-name="ce1">
            <text:p>'Moira'</text:p>
          </table:table-cell>
          <table:table-cell office:value-type="string" table:style-name="ce1">
            <text:p>'Rafael'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Claud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10-3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558688" table:style-name="ce1">
            <text:p>26558688</text:p>
          </table:table-cell>
          <table:table-cell office:value-type="string" table:style-name="ce1">
            <text:p>'Myriam'</text:p>
          </table:table-cell>
          <table:table-cell office:value-type="string" table:style-name="ce1">
            <text:p>'Sylvia'</text:p>
          </table:table-cell>
          <table:table-cell office:value-type="string" table:style-name="ce1">
            <text:p>'Cisneros'</text:p>
          </table:table-cell>
          <table:table-cell office:value-type="string" table:style-name="ce1">
            <text:p>'Cifuent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4-9-27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780103" table:style-name="ce1">
            <text:p>32780103</text:p>
          </table:table-cell>
          <table:table-cell office:value-type="string" table:style-name="ce1">
            <text:p>'Myrta'</text:p>
          </table:table-cell>
          <table:table-cell office:value-type="string" table:style-name="ce1">
            <text:p>'Paz'</text:p>
          </table:table-cell>
          <table:table-cell office:value-type="string" table:style-name="ce1">
            <text:p>'Cifuentes'</text:p>
          </table:table-cell>
          <table:table-cell office:value-type="string" table:style-name="ce1">
            <text:p>'Cifuent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12-9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853270" table:style-name="ce1">
            <text:p>12853270</text:p>
          </table:table-cell>
          <table:table-cell office:value-type="string" table:style-name="ce1">
            <text:p>'Nadia'</text:p>
          </table:table-cell>
          <table:table-cell office:value-type="string" table:style-name="ce1">
            <text:p>'Federico'</text:p>
          </table:table-cell>
          <table:table-cell office:value-type="string" table:style-name="ce1">
            <text:p>'Chapa'</text:p>
          </table:table-cell>
          <table:table-cell office:value-type="string" table:style-name="ce1">
            <text:p>'Cifuent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7-1-2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778807" table:style-name="ce1">
            <text:p>28778807</text:p>
          </table:table-cell>
          <table:table-cell office:value-type="string" table:style-name="ce1">
            <text:p>'Nancy'</text:p>
          </table:table-cell>
          <table:table-cell office:value-type="string" table:style-name="ce1">
            <text:p>'Alvaro'</text:p>
          </table:table-cell>
          <table:table-cell office:value-type="string" table:style-name="ce1">
            <text:p>'Chapa'</text:p>
          </table:table-cell>
          <table:table-cell office:value-type="string" table:style-name="ce1">
            <text:p>'Chav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5-11-15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283382" table:style-name="ce1">
            <text:p>29283382</text:p>
          </table:table-cell>
          <table:table-cell office:value-type="string" table:style-name="ce1">
            <text:p>'Naomi'</text:p>
          </table:table-cell>
          <table:table-cell office:value-type="string" table:style-name="ce1">
            <text:p>'Florentina'</text:p>
          </table:table-cell>
          <table:table-cell office:value-type="string" table:style-name="ce1">
            <text:p>'Chacon'</text:p>
          </table:table-cell>
          <table:table-cell office:value-type="string" table:style-name="ce1">
            <text:p>'Chaco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8-9-17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746237" table:style-name="ce1">
            <text:p>29746237</text:p>
          </table:table-cell>
          <table:table-cell office:value-type="string" table:style-name="ce1">
            <text:p>'Natividad'</text:p>
          </table:table-cell>
          <table:table-cell office:value-type="string" table:style-name="ce1">
            <text:p>'Graciela'</text:p>
          </table:table-cell>
          <table:table-cell office:value-type="string" table:style-name="ce1">
            <text:p>'Cerda'</text:p>
          </table:table-cell>
          <table:table-cell office:value-type="string" table:style-name="ce1">
            <text:p>'Cervant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5-25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849992" table:style-name="ce1">
            <text:p>31849992</text:p>
          </table:table-cell>
          <table:table-cell office:value-type="string" table:style-name="ce1">
            <text:p>'Natividad'</text:p>
          </table:table-cell>
          <table:table-cell office:value-type="string" table:style-name="ce1">
            <text:p>'Fernanda'</text:p>
          </table:table-cell>
          <table:table-cell office:value-type="string" table:style-name="ce1">
            <text:p>'Cepeda'</text:p>
          </table:table-cell>
          <table:table-cell office:value-type="string" table:style-name="ce1">
            <text:p>'Ceped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8-20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70535" table:style-name="ce1">
            <text:p>25670535</text:p>
          </table:table-cell>
          <table:table-cell office:value-type="string" table:style-name="ce1">
            <text:p>'Nicolas'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Ceja'</text:p>
          </table:table-cell>
          <table:table-cell office:value-type="string" table:style-name="ce1">
            <text:p>'Cedi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7-5-22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764493" table:style-name="ce1">
            <text:p>26764493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Ceja'</text:p>
          </table:table-cell>
          <table:table-cell office:value-type="string" table:style-name="ce1">
            <text:p>'Cedill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0-9-1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715725" table:style-name="ce1">
            <text:p>34715725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Kevin'</text:p>
          </table:table-cell>
          <table:table-cell office:value-type="string" table:style-name="ce1">
            <text:p>'Cavazos'</text:p>
          </table:table-cell>
          <table:table-cell office:value-type="string" table:style-name="ce1">
            <text:p>'Ceballo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2-6-16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061026" table:style-name="ce1">
            <text:p>22061026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Clemente'</text:p>
          </table:table-cell>
          <table:table-cell office:value-type="string" table:style-name="ce1">
            <text:p>'Castrejon'</text:p>
          </table:table-cell>
          <table:table-cell office:value-type="string" table:style-name="ce1">
            <text:p>'Catal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9-5-5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065058" table:style-name="ce1">
            <text:p>20065058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Romulo'</text:p>
          </table:table-cell>
          <table:table-cell office:value-type="string" table:style-name="ce1">
            <text:p>'Castellon'</text:p>
          </table:table-cell>
          <table:table-cell office:value-type="string" table:style-name="ce1">
            <text:p>'Cast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2-3-4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055073" table:style-name="ce1">
            <text:p>11055073</text:p>
          </table:table-cell>
          <table:table-cell office:value-type="string" table:style-name="ce1">
            <text:p>'Nina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Castanon'</text:p>
          </table:table-cell>
          <table:table-cell office:value-type="string" table:style-name="ce1">
            <text:p>'Castil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9-4-18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736552" table:style-name="ce1">
            <text:p>19736552</text:p>
          </table:table-cell>
          <table:table-cell office:value-type="string" table:style-name="ce1">
            <text:p>'Octavia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Casas'</text:p>
          </table:table-cell>
          <table:table-cell office:value-type="string" table:style-name="ce1">
            <text:p>'Castil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8-23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910940" table:style-name="ce1">
            <text:p>18910940</text:p>
          </table:table-cell>
          <table:table-cell office:value-type="string" table:style-name="ce1">
            <text:p>'Octavio'</text:p>
          </table:table-cell>
          <table:table-cell office:value-type="string" table:style-name="ce1">
            <text:p>'Fabian'</text:p>
          </table:table-cell>
          <table:table-cell office:value-type="string" table:style-name="ce1">
            <text:p>'Casarez'</text:p>
          </table:table-cell>
          <table:table-cell office:value-type="string" table:style-name="ce1">
            <text:p>'Castellano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0-1-21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74382" table:style-name="ce1">
            <text:p>16874382</text:p>
          </table:table-cell>
          <table:table-cell office:value-type="string" table:style-name="ce1">
            <text:p>'Oliver'</text:p>
          </table:table-cell>
          <table:table-cell office:value-type="string" table:style-name="ce1">
            <text:p>'Melisa'</text:p>
          </table:table-cell>
          <table:table-cell office:value-type="string" table:style-name="ce1">
            <text:p>'Carter'</text:p>
          </table:table-cell>
          <table:table-cell office:value-type="string" table:style-name="ce1">
            <text:p>'Castan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7-9-9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665583" table:style-name="ce1">
            <text:p>23665583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Cartagena'</text:p>
          </table:table-cell>
          <table:table-cell office:value-type="string" table:style-name="ce1">
            <text:p>'Castaned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3-4-3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000455" table:style-name="ce1">
            <text:p>10000455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Carrion'</text:p>
          </table:table-cell>
          <table:table-cell office:value-type="string" table:style-name="ce1">
            <text:p>'Castaned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0-11-10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238721" table:style-name="ce1">
            <text:p>32238721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Lionel'</text:p>
          </table:table-cell>
          <table:table-cell office:value-type="string" table:style-name="ce1">
            <text:p>'Carrillo'</text:p>
          </table:table-cell>
          <table:table-cell office:value-type="string" table:style-name="ce1">
            <text:p>'Casilla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4-10-4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352338" table:style-name="ce1">
            <text:p>24352338</text:p>
          </table:table-cell>
          <table:table-cell office:value-type="string" table:style-name="ce1">
            <text:p>'Oriana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Carrillo'</text:p>
          </table:table-cell>
          <table:table-cell office:value-type="string" table:style-name="ce1">
            <text:p>'Casanov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4-1-12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041924" table:style-name="ce1">
            <text:p>28041924</text:p>
          </table:table-cell>
          <table:table-cell office:value-type="string" table:style-name="ce1">
            <text:p>'Oriana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Carrera'</text:p>
          </table:table-cell>
          <table:table-cell office:value-type="string" table:style-name="ce1">
            <text:p>'Cartage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5-2-5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882153" table:style-name="ce1">
            <text:p>20882153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Carreno'</text:p>
          </table:table-cell>
          <table:table-cell office:value-type="string" table:style-name="ce1">
            <text:p>'Carren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2-12-15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139104" table:style-name="ce1">
            <text:p>29139104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Jacqueline'</text:p>
          </table:table-cell>
          <table:table-cell office:value-type="string" table:style-name="ce1">
            <text:p>'Carreno'</text:p>
          </table:table-cell>
          <table:table-cell office:value-type="string" table:style-name="ce1">
            <text:p>'Carran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2-26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154387" table:style-name="ce1">
            <text:p>32154387</text:p>
          </table:table-cell>
          <table:table-cell office:value-type="string" table:style-name="ce1">
            <text:p>'Ovidia'</text:p>
          </table:table-cell>
          <table:table-cell office:value-type="string" table:style-name="ce1">
            <text:p>'Justo'</text:p>
          </table:table-cell>
          <table:table-cell office:value-type="string" table:style-name="ce1">
            <text:p>'Carrasco'</text:p>
          </table:table-cell>
          <table:table-cell office:value-type="string" table:style-name="ce1">
            <text:p>'Carmo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3-3-1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668232" table:style-name="ce1">
            <text:p>29668232</text:p>
          </table:table-cell>
          <table:table-cell office:value-type="string" table:style-name="ce1">
            <text:p>'Owen'</text:p>
          </table:table-cell>
          <table:table-cell office:value-type="string" table:style-name="ce1">
            <text:p>'Isidro'</text:p>
          </table:table-cell>
          <table:table-cell office:value-type="string" table:style-name="ce1">
            <text:p>'Carrasco'</text:p>
          </table:table-cell>
          <table:table-cell office:value-type="string" table:style-name="ce1">
            <text:p>'Carmo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8-11-18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73241" table:style-name="ce1">
            <text:p>22573241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Leticia'</text:p>
          </table:table-cell>
          <table:table-cell office:value-type="string" table:style-name="ce1">
            <text:p>'Carrasco'</text:p>
          </table:table-cell>
          <table:table-cell office:value-type="string" table:style-name="ce1">
            <text:p>'Carl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8-7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975094" table:style-name="ce1">
            <text:p>30975094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Laila'</text:p>
          </table:table-cell>
          <table:table-cell office:value-type="string" table:style-name="ce1">
            <text:p>'Carpio'</text:p>
          </table:table-cell>
          <table:table-cell office:value-type="string" table:style-name="ce1">
            <text:p>'Cardo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4-6-1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526862" table:style-name="ce1">
            <text:p>13526862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Odilia'</text:p>
          </table:table-cell>
          <table:table-cell office:value-type="string" table:style-name="ce1">
            <text:p>'Carpio'</text:p>
          </table:table-cell>
          <table:table-cell office:value-type="string" table:style-name="ce1">
            <text:p>'Caraba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6-9-12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504761" table:style-name="ce1">
            <text:p>24504761</text:p>
          </table:table-cell>
          <table:table-cell office:value-type="string" table:style-name="ce1">
            <text:p>'Paciano'</text:p>
          </table:table-cell>
          <table:table-cell office:value-type="string" table:style-name="ce1">
            <text:p>'Julio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Cantu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4-6-26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466052" table:style-name="ce1">
            <text:p>24466052</text:p>
          </table:table-cell>
          <table:table-cell office:value-type="string" table:style-name="ce1">
            <text:p>'Paciano'</text:p>
          </table:table-cell>
          <table:table-cell office:value-type="string" table:style-name="ce1">
            <text:p>'Thais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Candelari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7-5-18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312690" table:style-name="ce1">
            <text:p>15312690</text:p>
          </table:table-cell>
          <table:table-cell office:value-type="string" table:style-name="ce1">
            <text:p>'Paloma'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Carlos'</text:p>
          </table:table-cell>
          <table:table-cell office:value-type="string" table:style-name="ce1">
            <text:p>'Campo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2-4-13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943448" table:style-name="ce1">
            <text:p>14943448</text:p>
          </table:table-cell>
          <table:table-cell office:value-type="string" table:style-name="ce1">
            <text:p>'Pamela'</text:p>
          </table:table-cell>
          <table:table-cell office:value-type="string" table:style-name="ce1">
            <text:p>'Octavio'</text:p>
          </table:table-cell>
          <table:table-cell office:value-type="string" table:style-name="ce1">
            <text:p>'Cardenas'</text:p>
          </table:table-cell>
          <table:table-cell office:value-type="string" table:style-name="ce1">
            <text:p>'Campbel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3-7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368221" table:style-name="ce1">
            <text:p>12368221</text:p>
          </table:table-cell>
          <table:table-cell office:value-type="string" table:style-name="ce1">
            <text:p>'Pamela'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Caraballo'</text:p>
          </table:table-cell>
          <table:table-cell office:value-type="string" table:style-name="ce1">
            <text:p>'Camaril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2-7-5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382296" table:style-name="ce1">
            <text:p>34382296</text:p>
          </table:table-cell>
          <table:table-cell office:value-type="string" table:style-name="ce1">
            <text:p>'Patricia'</text:p>
          </table:table-cell>
          <table:table-cell office:value-type="string" table:style-name="ce1">
            <text:p>'Chantal'</text:p>
          </table:table-cell>
          <table:table-cell office:value-type="string" table:style-name="ce1">
            <text:p>'Candelaria'</text:p>
          </table:table-cell>
          <table:table-cell office:value-type="string" table:style-name="ce1">
            <text:p>'Camare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1-2-3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25187" table:style-name="ce1">
            <text:p>16825187</text:p>
          </table:table-cell>
          <table:table-cell office:value-type="string" table:style-name="ce1">
            <text:p>'Patricia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Campos'</text:p>
          </table:table-cell>
          <table:table-cell office:value-type="string" table:style-name="ce1">
            <text:p>'Camare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5-13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091487" table:style-name="ce1">
            <text:p>21091487</text:p>
          </table:table-cell>
          <table:table-cell office:value-type="string" table:style-name="ce1">
            <text:p>'Paula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Camarillo'</text:p>
          </table:table-cell>
          <table:table-cell office:value-type="string" table:style-name="ce1">
            <text:p>'Camare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3-10-23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167701" table:style-name="ce1">
            <text:p>20167701</text:p>
          </table:table-cell>
          <table:table-cell office:value-type="string" table:style-name="ce1">
            <text:p>'Paulo'</text:p>
          </table:table-cell>
          <table:table-cell office:value-type="string" table:style-name="ce1">
            <text:p>'Ada'</text:p>
          </table:table-cell>
          <table:table-cell office:value-type="string" table:style-name="ce1">
            <text:p>'Calderon'</text:p>
          </table:table-cell>
          <table:table-cell office:value-type="string" table:style-name="ce1">
            <text:p>'Calder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6-4-9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022698" table:style-name="ce1">
            <text:p>12022698</text:p>
          </table:table-cell>
          <table:table-cell office:value-type="string" table:style-name="ce1">
            <text:p>'Pedro'</text:p>
          </table:table-cell>
          <table:table-cell office:value-type="string" table:style-name="ce1">
            <text:p>'Ashley'</text:p>
          </table:table-cell>
          <table:table-cell office:value-type="string" table:style-name="ce1">
            <text:p>'Caldera'</text:p>
          </table:table-cell>
          <table:table-cell office:value-type="string" table:style-name="ce1">
            <text:p>'Calde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1-7-9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301933" table:style-name="ce1">
            <text:p>16301933</text:p>
          </table:table-cell>
          <table:table-cell office:value-type="string" table:style-name="ce1">
            <text:p>'Peregrino'</text:p>
          </table:table-cell>
          <table:table-cell office:value-type="string" table:style-name="ce1">
            <text:p>'Jennifer'</text:p>
          </table:table-cell>
          <table:table-cell office:value-type="string" table:style-name="ce1">
            <text:p>'Caldera'</text:p>
          </table:table-cell>
          <table:table-cell office:value-type="string" table:style-name="ce1">
            <text:p>'Cabrer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2-9-28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634525" table:style-name="ce1">
            <text:p>14634525</text:p>
          </table:table-cell>
          <table:table-cell office:value-type="string" table:style-name="ce1">
            <text:p>'Peregrino'</text:p>
          </table:table-cell>
          <table:table-cell office:value-type="string" table:style-name="ce1">
            <text:p>'Silvester'</text:p>
          </table:table-cell>
          <table:table-cell office:value-type="string" table:style-name="ce1">
            <text:p>'Cabrera'</text:p>
          </table:table-cell>
          <table:table-cell office:value-type="string" table:style-name="ce1">
            <text:p>'Cabra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10-17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730110" table:style-name="ce1">
            <text:p>23730110</text:p>
          </table:table-cell>
          <table:table-cell office:value-type="string" table:style-name="ce1">
            <text:p>'Perla'</text:p>
          </table:table-cell>
          <table:table-cell office:value-type="string" table:style-name="ce1">
            <text:p>'Eladio'</text:p>
          </table:table-cell>
          <table:table-cell office:value-type="string" table:style-name="ce1">
            <text:p>'Cabral'</text:p>
          </table:table-cell>
          <table:table-cell office:value-type="string" table:style-name="ce1">
            <text:p>'Caballe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1-4-10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069727" table:style-name="ce1">
            <text:p>32069727</text:p>
          </table:table-cell>
          <table:table-cell office:value-type="string" table:style-name="ce1">
            <text:p>'Petra'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Caballero'</text:p>
          </table:table-cell>
          <table:table-cell office:value-type="string" table:style-name="ce1">
            <text:p>'Caballe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6-10-7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217797" table:style-name="ce1">
            <text:p>20217797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Bustos'</text:p>
          </table:table-cell>
          <table:table-cell office:value-type="string" table:style-name="ce1">
            <text:p>'Caballe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5-6-5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817862" table:style-name="ce1">
            <text:p>15817862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Nazaret'</text:p>
          </table:table-cell>
          <table:table-cell office:value-type="string" table:style-name="ce1">
            <text:p>'Bustos'</text:p>
          </table:table-cell>
          <table:table-cell office:value-type="string" table:style-name="ce1">
            <text:p>'Butle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0-4-1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231944" table:style-name="ce1">
            <text:p>14231944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Bustamante'</text:p>
          </table:table-cell>
          <table:table-cell office:value-type="string" table:style-name="ce1">
            <text:p>'Butle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9-7-24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945820" table:style-name="ce1">
            <text:p>16945820</text:p>
          </table:table-cell>
          <table:table-cell office:value-type="string" table:style-name="ce1">
            <text:p>'Poncio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Bustamante'</text:p>
          </table:table-cell>
          <table:table-cell office:value-type="string" table:style-name="ce1">
            <text:p>'Butle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9-24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281917" table:style-name="ce1">
            <text:p>28281917</text:p>
          </table:table-cell>
          <table:table-cell office:value-type="string" table:style-name="ce1">
            <text:p>'Poncio'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Burgos'</text:p>
          </table:table-cell>
          <table:table-cell office:value-type="string" table:style-name="ce1">
            <text:p>'Bust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3-4-21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068176" table:style-name="ce1">
            <text:p>33068176</text:p>
          </table:table-cell>
          <table:table-cell office:value-type="string" table:style-name="ce1">
            <text:p>'Poncio'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Bueno'</text:p>
          </table:table-cell>
          <table:table-cell office:value-type="string" table:style-name="ce1">
            <text:p>'Burg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8-4-21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261994" table:style-name="ce1">
            <text:p>15261994</text:p>
          </table:table-cell>
          <table:table-cell office:value-type="string" table:style-name="ce1">
            <text:p>'Rafael'</text:p>
          </table:table-cell>
          <table:table-cell office:value-type="string" table:style-name="ce1">
            <text:p>'Jessica'</text:p>
          </table:table-cell>
          <table:table-cell office:value-type="string" table:style-name="ce1">
            <text:p>'Brito'</text:p>
          </table:table-cell>
          <table:table-cell office:value-type="string" table:style-name="ce1">
            <text:p>'Buenrostr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3-5-22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92619" table:style-name="ce1">
            <text:p>22592619</text:p>
          </table:table-cell>
          <table:table-cell office:value-type="string" table:style-name="ce1">
            <text:p>'Ramon'</text:p>
          </table:table-cell>
          <table:table-cell office:value-type="string" table:style-name="ce1">
            <text:p>'Daniel'</text:p>
          </table:table-cell>
          <table:table-cell office:value-type="string" table:style-name="ce1">
            <text:p>'Briones'</text:p>
          </table:table-cell>
          <table:table-cell office:value-type="string" table:style-name="ce1">
            <text:p>'Buenrost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9-12-11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681788" table:style-name="ce1">
            <text:p>27681788</text:p>
          </table:table-cell>
          <table:table-cell office:value-type="string" table:style-name="ce1">
            <text:p>'Ramon'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'Bravo'</text:p>
          </table:table-cell>
          <table:table-cell office:value-type="string" table:style-name="ce1">
            <text:p>'Buenrost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7-4-22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294917" table:style-name="ce1">
            <text:p>25294917</text:p>
          </table:table-cell>
          <table:table-cell office:value-type="string" table:style-name="ce1">
            <text:p>'Ramon'</text:p>
          </table:table-cell>
          <table:table-cell office:value-type="string" table:style-name="ce1">
            <text:p>'Miguel'</text:p>
          </table:table-cell>
          <table:table-cell office:value-type="string" table:style-name="ce1">
            <text:p>'Bravo'</text:p>
          </table:table-cell>
          <table:table-cell office:value-type="string" table:style-name="ce1">
            <text:p>'Botell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8-3-20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541180" table:style-name="ce1">
            <text:p>26541180</text:p>
          </table:table-cell>
          <table:table-cell office:value-type="string" table:style-name="ce1">
            <text:p>'Ramon'</text:p>
          </table:table-cell>
          <table:table-cell office:value-type="string" table:style-name="ce1">
            <text:p>'Regulo'</text:p>
          </table:table-cell>
          <table:table-cell office:value-type="string" table:style-name="ce1">
            <text:p>'Bocanegra'</text:p>
          </table:table-cell>
          <table:table-cell office:value-type="string" table:style-name="ce1">
            <text:p>'Bojorqu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9-10-13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007371" table:style-name="ce1">
            <text:p>21007371</text:p>
          </table:table-cell>
          <table:table-cell office:value-type="string" table:style-name="ce1">
            <text:p>'Ramona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Blanco'</text:p>
          </table:table-cell>
          <table:table-cell office:value-type="string" table:style-name="ce1">
            <text:p>'Bocaneg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9-10-6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645172" table:style-name="ce1">
            <text:p>16645172</text:p>
          </table:table-cell>
          <table:table-cell office:value-type="string" table:style-name="ce1">
            <text:p>'Regie'</text:p>
          </table:table-cell>
          <table:table-cell office:value-type="string" table:style-name="ce1">
            <text:p>'Amara'</text:p>
          </table:table-cell>
          <table:table-cell office:value-type="string" table:style-name="ce1">
            <text:p>'Bianco'</text:p>
          </table:table-cell>
          <table:table-cell office:value-type="string" table:style-name="ce1">
            <text:p>'Bocaneg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2-2-28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141701" table:style-name="ce1">
            <text:p>12141701</text:p>
          </table:table-cell>
          <table:table-cell office:value-type="string" table:style-name="ce1">
            <text:p>'Regulo'</text:p>
          </table:table-cell>
          <table:table-cell office:value-type="string" table:style-name="ce1">
            <text:p>'Italo'</text:p>
          </table:table-cell>
          <table:table-cell office:value-type="string" table:style-name="ce1">
            <text:p>'Bernal'</text:p>
          </table:table-cell>
          <table:table-cell office:value-type="string" table:style-name="ce1">
            <text:p>'Blanc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5-12-3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975162" table:style-name="ce1">
            <text:p>21975162</text:p>
          </table:table-cell>
          <table:table-cell office:value-type="string" table:style-name="ce1">
            <text:p>'Renato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Bennett'</text:p>
          </table:table-cell>
          <table:table-cell office:value-type="string" table:style-name="ce1">
            <text:p>'Bianc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4-7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187814" table:style-name="ce1">
            <text:p>34187814</text:p>
          </table:table-cell>
          <table:table-cell office:value-type="string" table:style-name="ce1">
            <text:p>'Renato'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Bennett'</text:p>
          </table:table-cell>
          <table:table-cell office:value-type="string" table:style-name="ce1">
            <text:p>'Bermud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7-3-7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923844" table:style-name="ce1">
            <text:p>10923844</text:p>
          </table:table-cell>
          <table:table-cell office:value-type="string" table:style-name="ce1">
            <text:p>'Rocio'</text:p>
          </table:table-cell>
          <table:table-cell office:value-type="string" table:style-name="ce1">
            <text:p>'Zamira'</text:p>
          </table:table-cell>
          <table:table-cell office:value-type="string" table:style-name="ce1">
            <text:p>'Benitez'</text:p>
          </table:table-cell>
          <table:table-cell office:value-type="string" table:style-name="ce1">
            <text:p>'Bermud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12-13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212942" table:style-name="ce1">
            <text:p>12212942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Elizabeth'</text:p>
          </table:table-cell>
          <table:table-cell office:value-type="string" table:style-name="ce1">
            <text:p>'Benavides'</text:p>
          </table:table-cell>
          <table:table-cell office:value-type="string" table:style-name="ce1">
            <text:p>'Beltr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1-2-12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048018" table:style-name="ce1">
            <text:p>18048018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Beltran'</text:p>
          </table:table-cell>
          <table:table-cell office:value-type="string" table:style-name="ce1">
            <text:p>'Becer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3-3-26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715424" table:style-name="ce1">
            <text:p>24715424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Bello'</text:p>
          </table:table-cell>
          <table:table-cell office:value-type="string" table:style-name="ce1">
            <text:p>'Batist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5-23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023754" table:style-name="ce1">
            <text:p>24023754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Peregrino'</text:p>
          </table:table-cell>
          <table:table-cell office:value-type="string" table:style-name="ce1">
            <text:p>'Bejarano'</text:p>
          </table:table-cell>
          <table:table-cell office:value-type="string" table:style-name="ce1">
            <text:p>'Barrio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0-6-25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310481" table:style-name="ce1">
            <text:p>20310481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Nicole'</text:p>
          </table:table-cell>
          <table:table-cell office:value-type="string" table:style-name="ce1">
            <text:p>'Bedolla'</text:p>
          </table:table-cell>
          <table:table-cell office:value-type="string" table:style-name="ce1">
            <text:p>'Barc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6-11-3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365782" table:style-name="ce1">
            <text:p>29365782</text:p>
          </table:table-cell>
          <table:table-cell office:value-type="string" table:style-name="ce1">
            <text:p>'Rosalia'</text:p>
          </table:table-cell>
          <table:table-cell office:value-type="string" table:style-name="ce1">
            <text:p>'Blanca'</text:p>
          </table:table-cell>
          <table:table-cell office:value-type="string" table:style-name="ce1">
            <text:p>'Becerra'</text:p>
          </table:table-cell>
          <table:table-cell office:value-type="string" table:style-name="ce1">
            <text:p>'Barcena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11-17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900024" table:style-name="ce1">
            <text:p>13900024</text:p>
          </table:table-cell>
          <table:table-cell office:value-type="string" table:style-name="ce1">
            <text:p>'Rosalia'</text:p>
          </table:table-cell>
          <table:table-cell office:value-type="string" table:style-name="ce1">
            <text:p>'Marsello'</text:p>
          </table:table-cell>
          <table:table-cell office:value-type="string" table:style-name="ce1">
            <text:p>'Becerra'</text:p>
          </table:table-cell>
          <table:table-cell office:value-type="string" table:style-name="ce1">
            <text:p>'Barcen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1-9-21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54486" table:style-name="ce1">
            <text:p>29554486</text:p>
          </table:table-cell>
          <table:table-cell office:value-type="string" table:style-name="ce1">
            <text:p>'Rosaura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Bazan'</text:p>
          </table:table-cell>
          <table:table-cell office:value-type="string" table:style-name="ce1">
            <text:p>'Barboz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2-6-17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215274" table:style-name="ce1">
            <text:p>21215274</text:p>
          </table:table-cell>
          <table:table-cell office:value-type="string" table:style-name="ce1">
            <text:p>'Rosaura'</text:p>
          </table:table-cell>
          <table:table-cell office:value-type="string" table:style-name="ce1">
            <text:p>'Imelda'</text:p>
          </table:table-cell>
          <table:table-cell office:value-type="string" table:style-name="ce1">
            <text:p>'Bautista'</text:p>
          </table:table-cell>
          <table:table-cell office:value-type="string" table:style-name="ce1">
            <text:p>'Barboz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6-11-5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060593" table:style-name="ce1">
            <text:p>19060593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Juliana'</text:p>
          </table:table-cell>
          <table:table-cell office:value-type="string" table:style-name="ce1">
            <text:p>'Batista'</text:p>
          </table:table-cell>
          <table:table-cell office:value-type="string" table:style-name="ce1">
            <text:p>'Baraja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66-11-18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393162" table:style-name="ce1">
            <text:p>24393162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Blanca'</text:p>
          </table:table-cell>
          <table:table-cell office:value-type="string" table:style-name="ce1">
            <text:p>'Barrientos'</text:p>
          </table:table-cell>
          <table:table-cell office:value-type="string" table:style-name="ce1">
            <text:p>'Baraho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6-7-3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259435" table:style-name="ce1">
            <text:p>13259435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Paulo'</text:p>
          </table:table-cell>
          <table:table-cell office:value-type="string" table:style-name="ce1">
            <text:p>'Barragan'</text:p>
          </table:table-cell>
          <table:table-cell office:value-type="string" table:style-name="ce1">
            <text:p>'Balder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4-23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93772" table:style-name="ce1">
            <text:p>22593772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Teodora'</text:p>
          </table:table-cell>
          <table:table-cell office:value-type="string" table:style-name="ce1">
            <text:p>'Barboza'</text:p>
          </table:table-cell>
          <table:table-cell office:value-type="string" table:style-name="ce1">
            <text:p>'Bailey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0-11-13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610259" table:style-name="ce1">
            <text:p>33610259</text:p>
          </table:table-cell>
          <table:table-cell office:value-type="string" table:style-name="ce1">
            <text:p>'Sabrina'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Barbosa'</text:p>
          </table:table-cell>
          <table:table-cell office:value-type="string" table:style-name="ce1">
            <text:p>'Bahe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9-20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949536" table:style-name="ce1">
            <text:p>20949536</text:p>
          </table:table-cell>
          <table:table-cell office:value-type="string" table:style-name="ce1">
            <text:p>'Sabrina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Barbosa'</text:p>
          </table:table-cell>
          <table:table-cell office:value-type="string" table:style-name="ce1">
            <text:p>'Bahe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3-4-6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639390" table:style-name="ce1">
            <text:p>19639390</text:p>
          </table:table-cell>
          <table:table-cell office:value-type="string" table:style-name="ce1">
            <text:p>'Sabrina'</text:p>
          </table:table-cell>
          <table:table-cell office:value-type="string" table:style-name="ce1">
            <text:p>'Faustiniano'</text:p>
          </table:table-cell>
          <table:table-cell office:value-type="string" table:style-name="ce1">
            <text:p>'Barbosa'</text:p>
          </table:table-cell>
          <table:table-cell office:value-type="string" table:style-name="ce1">
            <text:p>'Bahe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2-9-6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634882" table:style-name="ce1">
            <text:p>16634882</text:p>
          </table:table-cell>
          <table:table-cell office:value-type="string" table:style-name="ce1">
            <text:p>'Salvador'</text:p>
          </table:table-cell>
          <table:table-cell office:value-type="string" table:style-name="ce1">
            <text:p>'Dafne'</text:p>
          </table:table-cell>
          <table:table-cell office:value-type="string" table:style-name="ce1">
            <text:p>'Barba'</text:p>
          </table:table-cell>
          <table:table-cell office:value-type="string" table:style-name="ce1">
            <text:p>'Ba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5-12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067873" table:style-name="ce1">
            <text:p>24067873</text:p>
          </table:table-cell>
          <table:table-cell office:value-type="string" table:style-name="ce1">
            <text:p>'Salvador'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Barahona'</text:p>
          </table:table-cell>
          <table:table-cell office:value-type="string" table:style-name="ce1">
            <text:p>'Badi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6-21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047085" table:style-name="ce1">
            <text:p>20047085</text:p>
          </table:table-cell>
          <table:table-cell office:value-type="string" table:style-name="ce1">
            <text:p>'Samanta'</text:p>
          </table:table-cell>
          <table:table-cell office:value-type="string" table:style-name="ce1">
            <text:p>'Emilio'</text:p>
          </table:table-cell>
          <table:table-cell office:value-type="string" table:style-name="ce1">
            <text:p>'Baltazar'</text:p>
          </table:table-cell>
          <table:table-cell office:value-type="string" table:style-name="ce1">
            <text:p>'Badi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7-5-26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145439" table:style-name="ce1">
            <text:p>29145439</text:p>
          </table:table-cell>
          <table:table-cell office:value-type="string" table:style-name="ce1">
            <text:p>'Samuel'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Baker'</text:p>
          </table:table-cell>
          <table:table-cell office:value-type="string" table:style-name="ce1">
            <text:p>'Bac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9-8-12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950938" table:style-name="ce1">
            <text:p>29950938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Fabricia'</text:p>
          </table:table-cell>
          <table:table-cell office:value-type="string" table:style-name="ce1">
            <text:p>'Bahena'</text:p>
          </table:table-cell>
          <table:table-cell office:value-type="string" table:style-name="ce1">
            <text:p>'Bac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5-5-28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512619" table:style-name="ce1">
            <text:p>19512619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Caridad'</text:p>
          </table:table-cell>
          <table:table-cell office:value-type="string" table:style-name="ce1">
            <text:p>'Bahena'</text:p>
          </table:table-cell>
          <table:table-cell office:value-type="string" table:style-name="ce1">
            <text:p>'Bac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9-10-27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626184" table:style-name="ce1">
            <text:p>32626184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Ceciliano'</text:p>
          </table:table-cell>
          <table:table-cell office:value-type="string" table:style-name="ce1">
            <text:p>'Bahena'</text:p>
          </table:table-cell>
          <table:table-cell office:value-type="string" table:style-name="ce1">
            <text:p>'Avi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10-20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476710" table:style-name="ce1">
            <text:p>34476710</text:p>
          </table:table-cell>
          <table:table-cell office:value-type="string" table:style-name="ce1">
            <text:p>'Sebastian'</text:p>
          </table:table-cell>
          <table:table-cell office:value-type="string" table:style-name="ce1">
            <text:p>'Peregrino'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Avi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3-12-4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21293" table:style-name="ce1">
            <text:p>25621293</text:p>
          </table:table-cell>
          <table:table-cell office:value-type="string" table:style-name="ce1">
            <text:p>'Sebastian'</text:p>
          </table:table-cell>
          <table:table-cell office:value-type="string" table:style-name="ce1">
            <text:p>'Clarence'</text:p>
          </table:table-cell>
          <table:table-cell office:value-type="string" table:style-name="ce1">
            <text:p>'Avina'</text:p>
          </table:table-cell>
          <table:table-cell office:value-type="string" table:style-name="ce1">
            <text:p>'Avi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9-1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172736" table:style-name="ce1">
            <text:p>18172736</text:p>
          </table:table-cell>
          <table:table-cell office:value-type="string" table:style-name="ce1">
            <text:p>'Sharon'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Avendano'</text:p>
          </table:table-cell>
          <table:table-cell office:value-type="string" table:style-name="ce1">
            <text:p>'Ascenci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5-20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955431" table:style-name="ce1">
            <text:p>17955431</text:p>
          </table:table-cell>
          <table:table-cell office:value-type="string" table:style-name="ce1">
            <text:p>'Silvester'</text:p>
          </table:table-cell>
          <table:table-cell office:value-type="string" table:style-name="ce1">
            <text:p>'Elvira'</text:p>
          </table:table-cell>
          <table:table-cell office:value-type="string" table:style-name="ce1">
            <text:p>'Avendano'</text:p>
          </table:table-cell>
          <table:table-cell office:value-type="string" table:style-name="ce1">
            <text:p>'Arroy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1-11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102125" table:style-name="ce1">
            <text:p>16102125</text:p>
          </table:table-cell>
          <table:table-cell office:value-type="string" table:style-name="ce1">
            <text:p>'Silvestre'</text:p>
          </table:table-cell>
          <table:table-cell office:value-type="string" table:style-name="ce1">
            <text:p>'Tito'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Arregui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2-9-20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802154" table:style-name="ce1">
            <text:p>15802154</text:p>
          </table:table-cell>
          <table:table-cell office:value-type="string" table:style-name="ce1">
            <text:p>'Silvia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Arregui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8-2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857935" table:style-name="ce1">
            <text:p>33857935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Melisa'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Arredond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8-12-13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969127" table:style-name="ce1">
            <text:p>10969127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Caridad'</text:p>
          </table:table-cell>
          <table:table-cell office:value-type="string" table:style-name="ce1">
            <text:p>'Avalos'</text:p>
          </table:table-cell>
          <table:table-cell office:value-type="string" table:style-name="ce1">
            <text:p>'Armendari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2-9-2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072384" table:style-name="ce1">
            <text:p>27072384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Linda'</text:p>
          </table:table-cell>
          <table:table-cell office:value-type="string" table:style-name="ce1">
            <text:p>'Arteaga'</text:p>
          </table:table-cell>
          <table:table-cell office:value-type="string" table:style-name="ce1">
            <text:p>'Ar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9-8-5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231871" table:style-name="ce1">
            <text:p>29231871</text:p>
          </table:table-cell>
          <table:table-cell office:value-type="string" table:style-name="ce1">
            <text:p>'Sofia'</text:p>
          </table:table-cell>
          <table:table-cell office:value-type="string" table:style-name="ce1">
            <text:p>'Patricio'</text:p>
          </table:table-cell>
          <table:table-cell office:value-type="string" table:style-name="ce1">
            <text:p>'Arriola'</text:p>
          </table:table-cell>
          <table:table-cell office:value-type="string" table:style-name="ce1">
            <text:p>'Arguet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6-9-17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226720" table:style-name="ce1">
            <text:p>24226720</text:p>
          </table:table-cell>
          <table:table-cell office:value-type="string" table:style-name="ce1">
            <text:p>'Sofia'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Arriola'</text:p>
          </table:table-cell>
          <table:table-cell office:value-type="string" table:style-name="ce1">
            <text:p>'Arguel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8-5-16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038628" table:style-name="ce1">
            <text:p>34038628</text:p>
          </table:table-cell>
          <table:table-cell office:value-type="string" table:style-name="ce1">
            <text:p>'Soledad'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Arriaga'</text:p>
          </table:table-cell>
          <table:table-cell office:value-type="string" table:style-name="ce1">
            <text:p>'Arguel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6-9-25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39526" table:style-name="ce1">
            <text:p>16839526</text:p>
          </table:table-cell>
          <table:table-cell office:value-type="string" table:style-name="ce1">
            <text:p>'Sylvia'</text:p>
          </table:table-cell>
          <table:table-cell office:value-type="string" table:style-name="ce1">
            <text:p>'Benigno'</text:p>
          </table:table-cell>
          <table:table-cell office:value-type="string" table:style-name="ce1">
            <text:p>'Armijo'</text:p>
          </table:table-cell>
          <table:table-cell office:value-type="string" table:style-name="ce1">
            <text:p>'Areva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9-20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818668" table:style-name="ce1">
            <text:p>20818668</text:p>
          </table:table-cell>
          <table:table-cell office:value-type="string" table:style-name="ce1">
            <text:p>'Sylvia'</text:p>
          </table:table-cell>
          <table:table-cell office:value-type="string" table:style-name="ce1">
            <text:p>'Jayden'</text:p>
          </table:table-cell>
          <table:table-cell office:value-type="string" table:style-name="ce1">
            <text:p>'Armijo'</text:p>
          </table:table-cell>
          <table:table-cell office:value-type="string" table:style-name="ce1">
            <text:p>'Arc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2-2-28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829224" table:style-name="ce1">
            <text:p>18829224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Olivia'</text:p>
          </table:table-cell>
          <table:table-cell office:value-type="string" table:style-name="ce1">
            <text:p>'Armenta'</text:p>
          </table:table-cell>
          <table:table-cell office:value-type="string" table:style-name="ce1">
            <text:p>'Arau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9-10-10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368228" table:style-name="ce1">
            <text:p>17368228</text:p>
          </table:table-cell>
          <table:table-cell office:value-type="string" table:style-name="ce1">
            <text:p>'Teodora'</text:p>
          </table:table-cell>
          <table:table-cell office:value-type="string" table:style-name="ce1">
            <text:p>'Ceferino'</text:p>
          </table:table-cell>
          <table:table-cell office:value-type="string" table:style-name="ce1">
            <text:p>'Armendariz'</text:p>
          </table:table-cell>
          <table:table-cell office:value-type="string" table:style-name="ce1">
            <text:p>'Arau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0-8-27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737400" table:style-name="ce1">
            <text:p>28737400</text:p>
          </table:table-cell>
          <table:table-cell office:value-type="string" table:style-name="ce1">
            <text:p>'Teodora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Arenas'</text:p>
          </table:table-cell>
          <table:table-cell office:value-type="string" table:style-name="ce1">
            <text:p>'Arang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3-2-11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032735" table:style-name="ce1">
            <text:p>17032735</text:p>
          </table:table-cell>
          <table:table-cell office:value-type="string" table:style-name="ce1">
            <text:p>'Thais'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Archuleta'</text:p>
          </table:table-cell>
          <table:table-cell office:value-type="string" table:style-name="ce1">
            <text:p>'Araiz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6-12-23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672031" table:style-name="ce1">
            <text:p>28672031</text:p>
          </table:table-cell>
          <table:table-cell office:value-type="string" table:style-name="ce1">
            <text:p>'Tito'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Archuleta'</text:p>
          </table:table-cell>
          <table:table-cell office:value-type="string" table:style-name="ce1">
            <text:p>'Aparic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1-10-10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874751" table:style-name="ce1">
            <text:p>23874751</text:p>
          </table:table-cell>
          <table:table-cell office:value-type="string" table:style-name="ce1">
            <text:p>'Tito'</text:p>
          </table:table-cell>
          <table:table-cell office:value-type="string" table:style-name="ce1">
            <text:p>'Nadia'</text:p>
          </table:table-cell>
          <table:table-cell office:value-type="string" table:style-name="ce1">
            <text:p>'Araujo'</text:p>
          </table:table-cell>
          <table:table-cell office:value-type="string" table:style-name="ce1">
            <text:p>'Aparic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3-5-18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585802" table:style-name="ce1">
            <text:p>14585802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Rocky'</text:p>
          </table:table-cell>
          <table:table-cell office:value-type="string" table:style-name="ce1">
            <text:p>'Arango'</text:p>
          </table:table-cell>
          <table:table-cell office:value-type="string" table:style-name="ce1">
            <text:p>'Antoni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11-21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559174" table:style-name="ce1">
            <text:p>17559174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Adan'</text:p>
          </table:table-cell>
          <table:table-cell office:value-type="string" table:style-name="ce1">
            <text:p>'Arana'</text:p>
          </table:table-cell>
          <table:table-cell office:value-type="string" table:style-name="ce1">
            <text:p>'Antoni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8-1-22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733676" table:style-name="ce1">
            <text:p>20733676</text:p>
          </table:table-cell>
          <table:table-cell office:value-type="string" table:style-name="ce1">
            <text:p>'Ulises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Araiza'</text:p>
          </table:table-cell>
          <table:table-cell office:value-type="string" table:style-name="ce1">
            <text:p>'Anguian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5-10-11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656030" table:style-name="ce1">
            <text:p>14656030</text:p>
          </table:table-cell>
          <table:table-cell office:value-type="string" table:style-name="ce1">
            <text:p>'Ursula'</text:p>
          </table:table-cell>
          <table:table-cell office:value-type="string" table:style-name="ce1">
            <text:p>'Esmeralda'</text:p>
          </table:table-cell>
          <table:table-cell office:value-type="string" table:style-name="ce1">
            <text:p>'Aparicio'</text:p>
          </table:table-cell>
          <table:table-cell office:value-type="string" table:style-name="ce1">
            <text:p>'Angel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3-6-2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759825" table:style-name="ce1">
            <text:p>21759825</text:p>
          </table:table-cell>
          <table:table-cell office:value-type="string" table:style-name="ce1">
            <text:p>'Ursula'</text:p>
          </table:table-cell>
          <table:table-cell office:value-type="string" table:style-name="ce1">
            <text:p>'Adriana'</text:p>
          </table:table-cell>
          <table:table-cell office:value-type="string" table:style-name="ce1">
            <text:p>'Aparicio'</text:p>
          </table:table-cell>
          <table:table-cell office:value-type="string" table:style-name="ce1">
            <text:p>'Andi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12-6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170015" table:style-name="ce1">
            <text:p>34170015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Aparicio'</text:p>
          </table:table-cell>
          <table:table-cell office:value-type="string" table:style-name="ce1">
            <text:p>'Anders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2-10-27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178617" table:style-name="ce1">
            <text:p>31178617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Antunez'</text:p>
          </table:table-cell>
          <table:table-cell office:value-type="string" table:style-name="ce1">
            <text:p>'Anders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2-9-5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944756" table:style-name="ce1">
            <text:p>29944756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Laila'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Anders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8-8-18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693974" table:style-name="ce1">
            <text:p>30693974</text:p>
          </table:table-cell>
          <table:table-cell office:value-type="string" table:style-name="ce1">
            <text:p>'Valeria'</text:p>
          </table:table-cell>
          <table:table-cell office:value-type="string" table:style-name="ce1">
            <text:p>'Bonita'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Amezcu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1-7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105972" table:style-name="ce1">
            <text:p>23105972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Alvara'</text:p>
          </table:table-cell>
          <table:table-cell office:value-type="string" table:style-name="ce1">
            <text:p>'Angulo'</text:p>
          </table:table-cell>
          <table:table-cell office:value-type="string" table:style-name="ce1">
            <text:p>'Amezcu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8-12-26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572162" table:style-name="ce1">
            <text:p>34572162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Angulo'</text:p>
          </table:table-cell>
          <table:table-cell office:value-type="string" table:style-name="ce1">
            <text:p>'Amay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5-9-21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015159" table:style-name="ce1">
            <text:p>25015159</text:p>
          </table:table-cell>
          <table:table-cell office:value-type="string" table:style-name="ce1">
            <text:p>'Venancio'</text:p>
          </table:table-cell>
          <table:table-cell office:value-type="string" table:style-name="ce1">
            <text:p>'Ada'</text:p>
          </table:table-cell>
          <table:table-cell office:value-type="string" table:style-name="ce1">
            <text:p>'Angeles'</text:p>
          </table:table-cell>
          <table:table-cell office:value-type="string" table:style-name="ce1">
            <text:p>'Amay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4-2-18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544494" table:style-name="ce1">
            <text:p>30544494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Rafael'</text:p>
          </table:table-cell>
          <table:table-cell office:value-type="string" table:style-name="ce1">
            <text:p>'Angeles'</text:p>
          </table:table-cell>
          <table:table-cell office:value-type="string" table:style-name="ce1">
            <text:p>'Ama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7-9-16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929854" table:style-name="ce1">
            <text:p>18929854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Lorenzo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Amado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9-1-5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959857" table:style-name="ce1">
            <text:p>27959857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Andrade'</text:p>
          </table:table-cell>
          <table:table-cell office:value-type="string" table:style-name="ce1">
            <text:p>'Amado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4-2-26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282082" table:style-name="ce1">
            <text:p>19282082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Alma'</text:p>
          </table:table-cell>
          <table:table-cell office:value-type="string" table:style-name="ce1">
            <text:p>'Anderson'</text:p>
          </table:table-cell>
          <table:table-cell office:value-type="string" table:style-name="ce1">
            <text:p>'Alvareng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3-12-6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470231" table:style-name="ce1">
            <text:p>28470231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Elian'</text:p>
          </table:table-cell>
          <table:table-cell office:value-type="string" table:style-name="ce1">
            <text:p>'Anaya'</text:p>
          </table:table-cell>
          <table:table-cell office:value-type="string" table:style-name="ce1">
            <text:p>'Alvareng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2-10-22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306934" table:style-name="ce1">
            <text:p>30306934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Amezcua'</text:p>
          </table:table-cell>
          <table:table-cell office:value-type="string" table:style-name="ce1">
            <text:p>'Alons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1-5-3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245570" table:style-name="ce1">
            <text:p>12245570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Facunda'</text:p>
          </table:table-cell>
          <table:table-cell office:value-type="string" table:style-name="ce1">
            <text:p>'Amaya'</text:p>
          </table:table-cell>
          <table:table-cell office:value-type="string" table:style-name="ce1">
            <text:p>'Almeid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6-11-9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824548" table:style-name="ce1">
            <text:p>30824548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Amaro'</text:p>
          </table:table-cell>
          <table:table-cell office:value-type="string" table:style-name="ce1">
            <text:p>'Almaz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6-16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747285" table:style-name="ce1">
            <text:p>34747285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Virginia'</text:p>
          </table:table-cell>
          <table:table-cell office:value-type="string" table:style-name="ce1">
            <text:p>'Alvarenga'</text:p>
          </table:table-cell>
          <table:table-cell office:value-type="string" table:style-name="ce1">
            <text:p>'Alman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1-2-9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170326" table:style-name="ce1">
            <text:p>15170326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Magnus'</text:p>
          </table:table-cell>
          <table:table-cell office:value-type="string" table:style-name="ce1">
            <text:p>'Alvarado'</text:p>
          </table:table-cell>
          <table:table-cell office:value-type="string" table:style-name="ce1">
            <text:p>'Almague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2-2-4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960929" table:style-name="ce1">
            <text:p>19960929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Juvenal'</text:p>
          </table:table-cell>
          <table:table-cell office:value-type="string" table:style-name="ce1">
            <text:p>'Altamirano'</text:p>
          </table:table-cell>
          <table:table-cell office:value-type="string" table:style-name="ce1">
            <text:p>'Alfons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5-4-19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251331" table:style-name="ce1">
            <text:p>26251331</text:p>
          </table:table-cell>
          <table:table-cell office:value-type="string" table:style-name="ce1">
            <text:p>'Vilma'</text:p>
          </table:table-cell>
          <table:table-cell office:value-type="string" table:style-name="ce1">
            <text:p>'Marsello'</text:p>
          </table:table-cell>
          <table:table-cell office:value-type="string" table:style-name="ce1">
            <text:p>'Alonzo'</text:p>
          </table:table-cell>
          <table:table-cell office:value-type="string" table:style-name="ce1">
            <text:p>'Alexande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12-7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036101" table:style-name="ce1">
            <text:p>21036101</text:p>
          </table:table-cell>
          <table:table-cell office:value-type="string" table:style-name="ce1">
            <text:p>'Vilma'</text:p>
          </table:table-cell>
          <table:table-cell office:value-type="string" table:style-name="ce1">
            <text:p>'Heidi'</text:p>
          </table:table-cell>
          <table:table-cell office:value-type="string" table:style-name="ce1">
            <text:p>'Alonzo'</text:p>
          </table:table-cell>
          <table:table-cell office:value-type="string" table:style-name="ce1">
            <text:p>'Alem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7-12-5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159012" table:style-name="ce1">
            <text:p>30159012</text:p>
          </table:table-cell>
          <table:table-cell office:value-type="string" table:style-name="ce1">
            <text:p>'Virgilio'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Alonso'</text:p>
          </table:table-cell>
          <table:table-cell office:value-type="string" table:style-name="ce1">
            <text:p>'Ale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6-6-28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040898" table:style-name="ce1">
            <text:p>20040898</text:p>
          </table:table-cell>
          <table:table-cell office:value-type="string" table:style-name="ce1">
            <text:p>'Virgilio'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Alonso'</text:p>
          </table:table-cell>
          <table:table-cell office:value-type="string" table:style-name="ce1">
            <text:p>'Alejandr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9-5-21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922535" table:style-name="ce1">
            <text:p>27922535</text:p>
          </table:table-cell>
          <table:table-cell office:value-type="string" table:style-name="ce1">
            <text:p>'Virginia'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'Almonte'</text:p>
          </table:table-cell>
          <table:table-cell office:value-type="string" table:style-name="ce1">
            <text:p>'Alegri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9-8-23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464273" table:style-name="ce1">
            <text:p>25464273</text:p>
          </table:table-cell>
          <table:table-cell office:value-type="string" table:style-name="ce1">
            <text:p>'Virginia'</text:p>
          </table:table-cell>
          <table:table-cell office:value-type="string" table:style-name="ce1">
            <text:p>'Matilde'</text:p>
          </table:table-cell>
          <table:table-cell office:value-type="string" table:style-name="ce1">
            <text:p>'Almonte'</text:p>
          </table:table-cell>
          <table:table-cell office:value-type="string" table:style-name="ce1">
            <text:p>'Alcanta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1-1-16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107204" table:style-name="ce1">
            <text:p>10107204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Anunciacion'</text:p>
          </table:table-cell>
          <table:table-cell office:value-type="string" table:style-name="ce1">
            <text:p>'Almaraz'</text:p>
          </table:table-cell>
          <table:table-cell office:value-type="string" table:style-name="ce1">
            <text:p>'Alcanta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6-2-8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882663" table:style-name="ce1">
            <text:p>14882663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Bertrudis'</text:p>
          </table:table-cell>
          <table:table-cell office:value-type="string" table:style-name="ce1">
            <text:p>'Alicea'</text:p>
          </table:table-cell>
          <table:table-cell office:value-type="string" table:style-name="ce1">
            <text:p>'Alcanta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7-3-5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615328" table:style-name="ce1">
            <text:p>14615328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Martiniano'</text:p>
          </table:table-cell>
          <table:table-cell office:value-type="string" table:style-name="ce1">
            <text:p>'Alexander'</text:p>
          </table:table-cell>
          <table:table-cell office:value-type="string" table:style-name="ce1">
            <text:p>'Alcanta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6-7-22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990234" table:style-name="ce1">
            <text:p>21990234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Isabella'</text:p>
          </table:table-cell>
          <table:table-cell office:value-type="string" table:style-name="ce1">
            <text:p>'Alexander'</text:p>
          </table:table-cell>
          <table:table-cell office:value-type="string" table:style-name="ce1">
            <text:p>'Alcal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9-5-7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451251" table:style-name="ce1">
            <text:p>23451251</text:p>
          </table:table-cell>
          <table:table-cell office:value-type="string" table:style-name="ce1">
            <text:p>'Waldetrudis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Alejo'</text:p>
          </table:table-cell>
          <table:table-cell office:value-type="string" table:style-name="ce1">
            <text:p>'Alb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6-10-27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480233" table:style-name="ce1">
            <text:p>16480233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Ulises'</text:p>
          </table:table-cell>
          <table:table-cell office:value-type="string" table:style-name="ce1">
            <text:p>'Aldana'</text:p>
          </table:table-cell>
          <table:table-cell office:value-type="string" table:style-name="ce1">
            <text:p>'Alb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1-8-10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784659" table:style-name="ce1">
            <text:p>27784659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Aurelio'</text:p>
          </table:table-cell>
          <table:table-cell office:value-type="string" table:style-name="ce1">
            <text:p>'Alcantara'</text:p>
          </table:table-cell>
          <table:table-cell office:value-type="string" table:style-name="ce1">
            <text:p>'Alb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0-11-17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886853" table:style-name="ce1">
            <text:p>21886853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Sara'</text:p>
          </table:table-cell>
          <table:table-cell office:value-type="string" table:style-name="ce1">
            <text:p>'Alcala'</text:p>
          </table:table-cell>
          <table:table-cell office:value-type="string" table:style-name="ce1">
            <text:p>'Alarc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8-7-24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116753" table:style-name="ce1">
            <text:p>16116753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Aguirre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9-10-8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781016" table:style-name="ce1">
            <text:p>19781016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Alanis'</text:p>
          </table:table-cell>
          <table:table-cell office:value-type="string" table:style-name="ce1">
            <text:p>'Aguile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3-11-11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82097" table:style-name="ce1">
            <text:p>16882097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Africa'</text:p>
          </table:table-cell>
          <table:table-cell office:value-type="string" table:style-name="ce1">
            <text:p>'Aguirre'</text:p>
          </table:table-cell>
          <table:table-cell office:value-type="string" table:style-name="ce1">
            <text:p>'Aguile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0-3-1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650464" table:style-name="ce1">
            <text:p>10650464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Sol'</text:p>
          </table:table-cell>
          <table:table-cell office:value-type="string" table:style-name="ce1">
            <text:p>'Aguayo'</text:p>
          </table:table-cell>
          <table:table-cell office:value-type="string" table:style-name="ce1">
            <text:p>'Ague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8-5-3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933638" table:style-name="ce1">
            <text:p>20933638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Amada'</text:p>
          </table:table-cell>
          <table:table-cell office:value-type="string" table:style-name="ce1">
            <text:p>'Acuna'</text:p>
          </table:table-cell>
          <table:table-cell office:value-type="string" table:style-name="ce1">
            <text:p>'Aguay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3-12-4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56694" table:style-name="ce1">
            <text:p>16856694</text:p>
          </table:table-cell>
          <table:table-cell office:value-type="string" table:style-name="ce1">
            <text:p>'Yves'</text:p>
          </table:table-cell>
          <table:table-cell office:value-type="string" table:style-name="ce1">
            <text:p>'Gulliver'</text:p>
          </table:table-cell>
          <table:table-cell office:value-type="string" table:style-name="ce1">
            <text:p>'Aceves'</text:p>
          </table:table-cell>
          <table:table-cell office:value-type="string" table:style-name="ce1">
            <text:p>'Adam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4-6-22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068914" table:style-name="ce1">
            <text:p>19068914</text:p>
          </table:table-cell>
          <table:table-cell office:value-type="string" table:style-name="ce1">
            <text:p>'Yves'</text:p>
          </table:table-cell>
          <table:table-cell office:value-type="string" table:style-name="ce1">
            <text:p>'Nicolas'</text:p>
          </table:table-cell>
          <table:table-cell office:value-type="string" table:style-name="ce1">
            <text:p>'Abreu'</text:p>
          </table:table-cell>
          <table:table-cell office:value-type="string" table:style-name="ce1">
            <text:p>'Acu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6-3-16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494243" table:style-name="ce1">
            <text:p>23494243</text:p>
          </table:table-cell>
          <table:table-cell office:value-type="string" table:style-name="ce1">
            <text:p>'Yves'</text:p>
          </table:table-cell>
          <table:table-cell office:value-type="string" table:style-name="ce1">
            <text:p>'Diosdado'</text:p>
          </table:table-cell>
          <table:table-cell office:value-type="string" table:style-name="ce1">
            <text:p>'Abarca'</text:p>
          </table:table-cell>
          <table:table-cell office:value-type="string" table:style-name="ce1">
            <text:p>'Aceved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4-1-26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550601" table:style-name="ce1">
            <text:p>10550601</text:p>
          </table:table-cell>
          <table:table-cell office:value-type="string" table:style-name="ce1">
            <text:p>'Zamira'</text:p>
          </table:table-cell>
          <table:table-cell office:value-type="string" table:style-name="ce1">
            <text:p>'Emilia'</text:p>
          </table:table-cell>
          <table:table-cell office:value-type="string" table:style-name="ce1">
            <text:p>'Abarca'</text:p>
          </table:table-cell>
          <table:table-cell office:value-type="string" table:style-name="ce1">
            <text:p>'Abarc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10-9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number-rows-repeated="1047985" table:style-name="ro2">
          <table:table-cell table:number-columns-repeated="16384"/>
        </table:table-row>
      </table:table>
      <table:table table:name="PERSONAL_INTELIGENCIA" table:style-name="ta1">
        <table:table-column table:style-name="co8" table:default-cell-style-name="ce1"/>
        <table:table-column table:style-name="co9" table:default-cell-style-name="ce2"/>
        <table:table-column table:style-name="co4" table:default-cell-style-name="ce1"/>
        <table:table-column table:style-name="co10" table:default-cell-style-name="ce3"/>
        <table:table-column table:style-name="co9" table:default-cell-style-name="ce4"/>
        <table:table-column table:style-name="co11" table:default-cell-style-name="ce10"/>
        <table:table-column table:style-name="co12" table:default-cell-style-name="ce5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10" table:default-cell-style-name="ce1"/>
        <table:table-column table:style-name="co20" table:default-cell-style-name="ce1"/>
        <table:table-column table:style-name="co21" table:default-cell-style-name="ce1"/>
        <table:table-column table:style-name="co17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2"/>
        <table:table-column table:style-name="co27" table:default-cell-style-name="ce2"/>
        <table:table-column table:style-name="co28" table:default-cell-style-name="ce1"/>
        <table:table-column table:style-name="co13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number-columns-repeated="2" table:default-cell-style-name="ce1"/>
        <table:table-column table:style-name="co19" table:default-cell-style-name="ce1"/>
        <table:table-column table:style-name="co33" table:default-cell-style-name="ce1"/>
        <table:table-column table:style-name="co28" table:default-cell-style-name="ce1"/>
        <table:table-column table:style-name="co20" table:default-cell-style-name="ce1"/>
        <table:table-column table:style-name="co14" table:default-cell-style-name="ce1"/>
        <table:table-column table:style-name="co34" table:default-cell-style-name="ce1"/>
        <table:table-column table:style-name="co25" table:default-cell-style-name="ce1"/>
        <table:table-column table:style-name="co26" table:default-cell-style-name="ce1"/>
        <table:table-column table:style-name="co35" table:default-cell-style-name="ce1"/>
        <table:table-column table:style-name="co33" table:default-cell-style-name="ce1"/>
        <table:table-column table:style-name="co35" table:default-cell-style-name="ce1"/>
        <table:table-column table:style-name="co36" table:default-cell-style-name="ce1"/>
        <table:table-column table:style-name="co14" table:default-cell-style-name="ce1"/>
        <table:table-column table:style-name="co3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7" table:default-cell-style-name="ce1"/>
        <table:table-column table:style-name="co28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14" table:default-cell-style-name="ce1"/>
        <table:table-column table:style-name="co41" table:default-cell-style-name="ce1"/>
        <table:table-column table:style-name="co14" table:number-columns-repeated="961" table:default-cell-style-name="ce1"/>
        <table:table-column table:style-name="co7" table:number-columns-repeated="15362" table:default-cell-style-name="ce1"/>
        <table:table-row table:number-rows-repeated="2" table:style-name="ro3">
          <table:table-cell table:style-name="ce1"/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16359" table:style-name="ce1"/>
        </table:table-row>
        <table:table-row table:style-name="ro3">
          <table:table-cell office:value-type="string" table:style-name="ce6">
            <text:p>fk_estacion</text:p>
          </table:table-cell>
          <table:table-cell office:value-type="string" table:style-name="ce7">
            <text:p>fk_oficina_principal</text:p>
          </table:table-cell>
          <table:table-cell office:value-type="string" table:style-name="ce6">
            <text:p>fk_empleado_jefe</text:p>
          </table:table-cell>
          <table:table-cell office:value-type="string" table:style-name="ce6">
            <text:p>fk_lugar</text:p>
          </table:table-cell>
          <table:table-cell table:number-columns-repeated="2" table:style-name="ce4"/>
          <table:table-cell office:value-type="string" table:style-name="ce5">
            <text:p>id</text:p>
          </table:table-cell>
          <table:table-cell table:style-name="ce8"/>
          <table:table-cell table:style-name="ce1"/>
          <table:table-cell office:value-type="string" table:style-name="ce8">
            <text:p>primer_nombre</text:p>
          </table:table-cell>
          <table:table-cell office:value-type="string" table:style-name="ce8">
            <text:p>segundo_nombre</text:p>
          </table:table-cell>
          <table:table-cell office:value-type="string" table:style-name="ce8">
            <text:p>primer_apellido</text:p>
          </table:table-cell>
          <table:table-cell office:value-type="string" table:style-name="ce8">
            <text:p>segundo_apellido</text:p>
          </table:table-cell>
          <table:table-cell office:value-type="string" table:style-name="ce8">
            <text:p>fecha_nacimiento</text:p>
          </table:table-cell>
          <table:table-cell office:value-type="string" table:style-name="ce8">
            <text:p>altura_cm</text:p>
          </table:table-cell>
          <table:table-cell office:value-type="string" table:style-name="ce8">
            <text:p>peso_kg</text:p>
          </table:table-cell>
          <table:table-cell office:value-type="string" table:style-name="ce8">
            <text:p>color_ojos</text:p>
          </table:table-cell>
          <table:table-cell office:value-type="string" table:style-name="ce8">
            <text:p>vision</text:p>
          </table:table-cell>
          <table:table-cell office:value-type="string" table:style-name="ce8">
            <text:p>class_seguridad</text:p>
          </table:table-cell>
          <table:table-cell office:value-type="string" table:style-name="ce8">
            <text:p>foto</text:p>
          </table:table-cell>
          <table:table-cell office:value-type="string" table:style-name="ce8">
            <text:p>huella_digital</text:p>
          </table:table-cell>
          <table:table-cell office:value-type="string" table:style-name="ce8">
            <text:p>huella_retina</text:p>
          </table:table-cell>
          <table:table-cell office:value-type="string" table:number-columns-spanned="2" table:number-rows-spanned="1" table:style-name="ce33">
            <text:p>telefono</text:p>
          </table:table-cell>
          <table:covered-table-cell/>
          <table:table-cell office:value-type="string" table:number-columns-spanned="2" table:number-rows-spanned="1" table:style-name="ce34">
            <text:p>licencia_manejo</text:p>
          </table:table-cell>
          <table:covered-table-cell/>
          <table:table-cell office:value-type="string" table:number-columns-spanned="6" table:number-rows-spanned="1" table:style-name="ce33">
            <text:p>idiomas</text:p>
          </table:table-cell>
          <table:covered-table-cell table:number-columns-repeated="5"/>
          <table:table-cell office:value-type="string" table:number-columns-spanned="8" table:number-rows-spanned="1" table:style-name="ce33">
            <text:p>familiares</text:p>
          </table:table-cell>
          <table:covered-table-cell table:number-columns-repeated="7"/>
          <table:table-cell office:value-type="string" table:number-columns-spanned="8" table:number-rows-spanned="1" table:style-name="ce33">
            <text:p>Familiares 2</text:p>
          </table:table-cell>
          <table:covered-table-cell table:number-columns-repeated="7"/>
          <table:table-cell office:value-type="string" table:number-columns-spanned="2" table:number-rows-spanned="1" table:style-name="ce33">
            <text:p>identificaciones</text:p>
          </table:table-cell>
          <table:covered-table-cell/>
          <table:table-cell office:value-type="string" table:number-columns-spanned="2" table:number-rows-spanned="1" table:style-name="ce33">
            <text:p>Identificaciones 2</text:p>
          </table:table-cell>
          <table:covered-table-cell/>
          <table:table-cell office:value-type="string" table:number-columns-spanned="3" table:number-rows-spanned="1" table:style-name="ce33">
            <text:p>nivel_educativo</text:p>
          </table:table-cell>
          <table:covered-table-cell table:number-columns-repeated="2"/>
          <table:table-cell office:value-type="string" table:number-columns-spanned="3" table:number-rows-spanned="1" table:style-name="ce33">
            <text:p>nivel_educativo2</text:p>
          </table:table-cell>
          <table:covered-table-cell table:number-columns-repeated="2"/>
          <table:table-cell office:value-type="string" table:style-name="ce8">
            <text:p>fk_lugar_ciudad</text:p>
          </table:table-cell>
          <table:table-cell table:style-name="ce8"/>
          <table:table-cell office:value-type="string" table:style-name="ce8">
            <text:p>INSERT INTO personal_inteligencia (primer_nombre, segundo_nombre, primer_apellido, segundo_apellido, fecha_nacimiento, altura_cm, peso_kg, color_ojos, vision, class_seguridad, fotografia, huella_retina, huella_digital, telefono, licencia_manejo, idiomas, familiares, identificaciones, nivel_educativo, aliases, fk_lugar_ciudad) VALUES</text:p>
          </table:table-cell>
          <table:table-cell table:number-columns-repeated="951" table:style-name="ce8"/>
          <table:table-cell table:number-columns-repeated="15372"/>
        </table:table-row>
        <table:table-row table:style-name="ro3">
          <table:table-cell office:value-type="float" office:value="1" table:formula="of:=[.D4]-9" table:style-name="ce3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1" table:formula="of:=[.A4]+10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Florentina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Landa'</text:p>
          </table:table-cell>
          <table:table-cell office:value-type="string" table:style-name="ce1">
            <text:p>'Heredia'</text:p>
          </table:table-cell>
          <table:table-cell office:value-type="string" table:style-name="ce11">
            <text:p>1993-03-05</text:p>
          </table:table-cell>
          <table:table-cell office:value-type="float" office:value="175" table:style-name="ce12">
            <text:p>175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4264882" table:formula="of:=RANDBETWEEN(1000000;9999999)" table:style-name="ce2">
            <text:p>4264882</text:p>
          </table:table-cell>
          <table:table-cell office:value-type="float" office:value="24081276" table:formula="of:=RANDBETWEEN(10000000;99999999)" table:style-name="ce2">
            <text:p>24081276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raceli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cantara'</text:p>
          </table:table-cell>
          <table:table-cell office:value-type="string" table:style-name="ce1">
            <text:p>'Candelaria'</text:p>
          </table:table-cell>
          <table:table-cell office:value-type="string" table:style-name="ce11">
            <text:p>1960-06-01</text:p>
          </table:table-cell>
          <table:table-cell office:value-type="string" table:style-name="ce1">
            <text:p>tío</text:p>
          </table:table-cell>
          <table:table-cell office:value-type="float" office:value="414" table:style-name="ce1">
            <text:p>414</text:p>
          </table:table-cell>
          <table:table-cell office:value-type="float" office:value="7257179" table:formula="of:=RANDBETWEEN(1000000;9999999)" table:style-name="ce2">
            <text:p>7257179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Quintanilla'</text:p>
          </table:table-cell>
          <table:table-cell office:value-type="string" table:style-name="ce1">
            <text:p>'Estrada'</text:p>
          </table:table-cell>
          <table:table-cell office:value-type="string" table:style-name="ce11">
            <text:p>1960-06-01</text:p>
          </table:table-cell>
          <table:table-cell office:value-type="string" table:style-name="ce1">
            <text:p>hermano</text:p>
          </table:table-cell>
          <table:table-cell office:value-type="float" office:value="414" table:style-name="ce1">
            <text:p>414</text:p>
          </table:table-cell>
          <table:table-cell office:value-type="float" office:value="9335414" table:formula="of:=RANDBETWEEN(1000000;9999999)" table:style-name="ce2">
            <text:p>9335414</text:p>
          </table:table-cell>
          <table:table-cell office:value-type="float" office:value="76965698" table:formula="of:=RANDBETWEEN(10000000;100000000)" table:style-name="ce2">
            <text:p>76965698</text:p>
          </table:table-cell>
          <table:table-cell office:value-type="string" office:string-value="Irlanda" table:formula="of:=[.F4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Finanza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0" table:formula="of:=[.D4]" table:style-name="ce1">
            <text:p>10</text:p>
          </table:table-cell>
          <table:table-cell table:style-name="ce1"/>
          <table:table-cell office:value-type="string" office:string-value="('Florentina','Mariluz','Landa','Heredia','1993-03-05',175,74,'verde claro','20/25','top_secret','personal_inteligencia_data/foto.png','personal_inteligencia_data/huella_digital.png','personal_inteligencia_data/huella_retina.png',ROW(58,4144264882) ,ROW('24081276','Argentina'),ARRAY['inglés','árabe','portugués','francés','null','null']::varchar(50)[], ARRAY[ ROW('Araceli',null,'Alcantara','Candelaria','1960-06-01','tío',ROW(58,4147257179) ), ROW('Calixtrato','Vicente','Quintanilla','Estrada','1960-06-01','hermano',ROW(58,4149335414) )]::familiar_ty[], ARRAY[ ROW('76965698','Irlanda'),row('null','null') ]::identificacion_ty[], ARRAY[ ROW('Economía','Máster','Finanzas'), ROW('null','null','null') ]::nivel_educativo_ty[],null,'10')," table:formula="of:=CONCATENATE(&quot;(&quot;;[.J4];&quot;,&quot;;[.K4];&quot;,&quot;;[.L4];&quot;,&quot;;[.M4];&quot;,'&quot;;[.N4];&quot;',&quot;;[.O4];&quot;,&quot;;[.P4];&quot;,'&quot;;[.Q4];&quot;','&quot;;[.R4];&quot;','&quot;;[.S4];&quot;',&quot;;[.T4];&quot;,&quot;;[.U4];&quot;,&quot;;[.V4];&quot;,ROW(58,&quot;;[.W4];[.X4];&quot;) ,ROW('&quot;;[.Y4];&quot;','&quot;;[.Z4];&quot;'),ARRAY['&quot;;[.AA4];&quot;','&quot;;[.AB4];&quot;','&quot;;[.AC4];&quot;','&quot;;[.AD4];&quot;','&quot;;[.AE4];&quot;','&quot;;[.AF4];&quot;']::varchar(50)[], ARRAY[ ROW(&quot;;[.AG4];&quot;,&quot;;[.AH4];&quot;,&quot;;[.AI4];&quot;,&quot;;[.AJ4];&quot;,'&quot;;[.AK4];&quot;','&quot;;[.AL4];&quot;',ROW(58,&quot;;[.AM4];[.AN4];&quot;) ), ROW(&quot;;[.AO4];&quot;,&quot;;[.AP4];&quot;,&quot;;[.AQ4];&quot;,&quot;;[.AR4];&quot;,'&quot;;[.AS4];&quot;','&quot;;[.AT4];&quot;',ROW(58,&quot;;[.AU4];[.AV4];&quot;) )]::familiar_ty[], ARRAY[ ROW('&quot;;[.AW4];&quot;','&quot;;[.AX4];&quot;'),row('&quot;;[.AY4];&quot;','&quot;;[.AZ4];&quot;') ]::identificacion_ty[], ARRAY[ ROW('&quot;;[.BA4];&quot;','&quot;;[.BB4];&quot;','&quot;;[.BC4];&quot;'), ROW('&quot;;[.BD4];&quot;','&quot;;[.BE4];&quot;','&quot;;[.BF4];&quot;') ]::nivel_educativo_ty[],null,'&quot;;[.BG4];&quot;'),&quot;)" table:style-name="ce15">
            <text:p>('Florentina','Mariluz','Landa','Heredia','1993-03-05',175,74,'verde claro','20/25','top_secret','personal_inteligencia_data/foto.png','personal_inteligencia_data/huella_digital.png','personal_inteligencia_data/huella_retina.png',ROW(58,4144264882) ,ROW('24081276','Argentina'),ARRAY['inglés','árabe','portugués','francés','null','null']::varchar(50)[], ARRAY[ ROW('Araceli',null,'Alcantara','Candelaria','1960-06-01','tío',ROW(58,4147257179) ), ROW('Calixtrato','Vicente','Quintanilla','Estrada','1960-06-01','hermano',ROW(58,4149335414) )]::familiar_ty[], ARRAY[ ROW('76965698','Irlanda'),row('null','null') ]::identificacion_ty[], ARRAY[ ROW('Economía','Máster','Finanzas'), ROW('null','null','null') ]::nivel_educativo_ty[],null,'10'),</text:p>
          </table:table-cell>
          <table:table-cell table:number-columns-repeated="16323" table:style-name="ce1"/>
        </table:table-row>
        <table:table-row table:style-name="ro3">
          <table:table-cell office:value-type="float" office:value="1" table:formula="of:=[.D5]-9" table:style-name="ce3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1" table:formula="of:=[.A5]+10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onstanci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viedo'</text:p>
          </table:table-cell>
          <table:table-cell office:value-type="string" table:style-name="ce1">
            <text:p>'Aguilera'</text:p>
          </table:table-cell>
          <table:table-cell office:value-type="string" table:style-name="ce11">
            <text:p>2000-10-30</text:p>
          </table:table-cell>
          <table:table-cell office:value-type="float" office:value="180" table:style-name="ce12">
            <text:p>180</text:p>
          </table:table-cell>
          <table:table-cell office:value-type="float" office:value="82" table:style-name="ce12">
            <text:p>82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63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9874406" table:formula="of:=RANDBETWEEN(1000000;9999999)" table:style-name="ce2">
            <text:p>9874406</text:p>
          </table:table-cell>
          <table:table-cell office:value-type="float" office:value="79766450" table:formula="of:=RANDBETWEEN(10000000;99999999)" table:style-name="ce2">
            <text:p>79766450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cil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Soria'</text:p>
          </table:table-cell>
          <table:table-cell office:value-type="string" table:style-name="ce11">
            <text:p>1950-05-20</text:p>
          </table:table-cell>
          <table:table-cell office:value-type="string" table:style-name="ce1">
            <text:p>hermano</text:p>
          </table:table-cell>
          <table:table-cell office:value-type="float" office:value="234" table:style-name="ce14">
            <text:p>234</text:p>
          </table:table-cell>
          <table:table-cell office:value-type="float" office:value="2995110" table:formula="of:=RANDBETWEEN(1000000;9999999)" table:style-name="ce2">
            <text:p>2995110</text:p>
          </table:table-cell>
          <table:table-cell office:value-type="string" table:style-name="ce1">
            <text:p>'Ramon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Soliz'</text:p>
          </table:table-cell>
          <table:table-cell office:value-type="string" table:style-name="ce1">
            <text:p>'Alvarenga'</text:p>
          </table:table-cell>
          <table:table-cell office:value-type="string" table:style-name="ce11">
            <text:p>1950-05-20</text:p>
          </table:table-cell>
          <table:table-cell office:value-type="string" table:style-name="ce1">
            <text:p>madre</text:p>
          </table:table-cell>
          <table:table-cell office:value-type="float" office:value="234" table:style-name="ce14">
            <text:p>234</text:p>
          </table:table-cell>
          <table:table-cell office:value-type="float" office:value="8801244" table:formula="of:=RANDBETWEEN(1000000;9999999)" table:style-name="ce2">
            <text:p>8801244</text:p>
          </table:table-cell>
          <table:table-cell office:value-type="float" office:value="34587776" table:formula="of:=RANDBETWEEN(10000000;100000000)" table:style-name="ce2">
            <text:p>34587776</text:p>
          </table:table-cell>
          <table:table-cell office:value-type="string" office:string-value="Irlanda" table:formula="of:=[.F5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0" table:formula="of:=[.D5]" table:style-name="ce1">
            <text:p>10</text:p>
          </table:table-cell>
          <table:table-cell table:style-name="ce1"/>
          <table:table-cell office:value-type="string" office:string-value="('Constancia',null,'Oviedo','Aguilera','2000-10-30',180,82,'marrón oscuro','20/63','no_clasificado','personal_inteligencia_data/foto.png','personal_inteligencia_data/huella_digital.png','personal_inteligencia_data/huella_retina.png',ROW(58,2129874406) ,ROW('79766450','Groenlandia'),ARRAY['inglés','árabe','portugués','francés','null','null']::varchar(50)[], ARRAY[ ROW('Cecilio',null,'Maravilla','Soria','1950-05-20','hermano',ROW(58,2342995110) ), ROW('Ramon','Cesar','Soliz','Alvarenga','1950-05-20','madre',ROW(58,2348801244) )]::familiar_ty[], ARRAY[ ROW('34587776','Irlanda'),row('null','null') ]::identificacion_ty[], ARRAY[ ROW('Ingeniería Informática','null','null'), ROW('Enfermería','null','null') ]::nivel_educativo_ty[],null,'10')," table:formula="of:=CONCATENATE(&quot;(&quot;;[.J5];&quot;,&quot;;[.K5];&quot;,&quot;;[.L5];&quot;,&quot;;[.M5];&quot;,'&quot;;[.N5];&quot;',&quot;;[.O5];&quot;,&quot;;[.P5];&quot;,'&quot;;[.Q5];&quot;','&quot;;[.R5];&quot;','&quot;;[.S5];&quot;',&quot;;[.T5];&quot;,&quot;;[.U5];&quot;,&quot;;[.V5];&quot;,ROW(58,&quot;;[.W5];[.X5];&quot;) ,ROW('&quot;;[.Y5];&quot;','&quot;;[.Z5];&quot;'),ARRAY['&quot;;[.AA5];&quot;','&quot;;[.AB5];&quot;','&quot;;[.AC5];&quot;','&quot;;[.AD5];&quot;','&quot;;[.AE5];&quot;','&quot;;[.AF5];&quot;']::varchar(50)[], ARRAY[ ROW(&quot;;[.AG5];&quot;,&quot;;[.AH5];&quot;,&quot;;[.AI5];&quot;,&quot;;[.AJ5];&quot;,'&quot;;[.AK5];&quot;','&quot;;[.AL5];&quot;',ROW(58,&quot;;[.AM5];[.AN5];&quot;) ), ROW(&quot;;[.AO5];&quot;,&quot;;[.AP5];&quot;,&quot;;[.AQ5];&quot;,&quot;;[.AR5];&quot;,'&quot;;[.AS5];&quot;','&quot;;[.AT5];&quot;',ROW(58,&quot;;[.AU5];[.AV5];&quot;) )]::familiar_ty[], ARRAY[ ROW('&quot;;[.AW5];&quot;','&quot;;[.AX5];&quot;'),row('&quot;;[.AY5];&quot;','&quot;;[.AZ5];&quot;') ]::identificacion_ty[], ARRAY[ ROW('&quot;;[.BA5];&quot;','&quot;;[.BB5];&quot;','&quot;;[.BC5];&quot;'), ROW('&quot;;[.BD5];&quot;','&quot;;[.BE5];&quot;','&quot;;[.BF5];&quot;') ]::nivel_educativo_ty[],null,'&quot;;[.BG5];&quot;'),&quot;)" table:style-name="ce15">
            <text:p>('Constancia',null,'Oviedo','Aguilera','2000-10-30',180,82,'marrón oscuro','20/63','no_clasificado','personal_inteligencia_data/foto.png','personal_inteligencia_data/huella_digital.png','personal_inteligencia_data/huella_retina.png',ROW(58,2129874406) ,ROW('79766450','Groenlandia'),ARRAY['inglés','árabe','portugués','francés','null','null']::varchar(50)[], ARRAY[ ROW('Cecilio',null,'Maravilla','Soria','1950-05-20','hermano',ROW(58,2342995110) ), ROW('Ramon','Cesar','Soliz','Alvarenga','1950-05-20','madre',ROW(58,2348801244) )]::familiar_ty[], ARRAY[ ROW('34587776','Irlanda'),row('null','null') ]::identificacion_ty[], ARRAY[ ROW('Ingeniería Informática','null','null'), ROW('Enfermería','null','null') ]::nivel_educativo_ty[],null,'10'),</text:p>
          </table:table-cell>
          <table:table-cell table:number-columns-repeated="16323" table:style-name="ce1"/>
        </table:table-row>
        <table:table-row table:style-name="ro3">
          <table:table-cell office:value-type="float" office:value="1" table:formula="of:=[.D6]-9" table:style-name="ce3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1" table:formula="of:=[.A6]+10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Libertad'</text:p>
          </table:table-cell>
          <table:table-cell office:value-type="string" table:style-name="ce1">
            <text:p>'Virginia'</text:p>
          </table:table-cell>
          <table:table-cell office:value-type="string" table:style-name="ce1">
            <text:p>'Casas'</text:p>
          </table:table-cell>
          <table:table-cell office:value-type="string" table:style-name="ce1">
            <text:p>'Cornejo'</text:p>
          </table:table-cell>
          <table:table-cell office:value-type="string" table:style-name="ce11">
            <text:p>1998-11-21</text:p>
          </table:table-cell>
          <table:table-cell office:value-type="float" office:value="177" table:style-name="ce12">
            <text:p>177</text:p>
          </table:table-cell>
          <table:table-cell office:value-type="float" office:value="66" table:style-name="ce12">
            <text:p>66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1816521" table:formula="of:=RANDBETWEEN(1000000;9999999)" table:style-name="ce2">
            <text:p>1816521</text:p>
          </table:table-cell>
          <table:table-cell office:value-type="float" office:value="66237286" table:formula="of:=RANDBETWEEN(10000000;99999999)" table:style-name="ce2">
            <text:p>66237286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esus'</text:p>
          </table:table-cell>
          <table:table-cell office:value-type="string" table:style-name="ce1">
            <text:p>'Juliano'</text:p>
          </table:table-cell>
          <table:table-cell office:value-type="string" table:style-name="ce1">
            <text:p>'Gallegos'</text:p>
          </table:table-cell>
          <table:table-cell office:value-type="string" table:style-name="ce1">
            <text:p>'Curiel'</text:p>
          </table:table-cell>
          <table:table-cell office:value-type="string" table:style-name="ce11">
            <text:p>1949-10-23</text:p>
          </table:table-cell>
          <table:table-cell office:value-type="string" table:style-name="ce1">
            <text:p>padre</text:p>
          </table:table-cell>
          <table:table-cell office:value-type="float" office:value="212" table:style-name="ce1">
            <text:p>212</text:p>
          </table:table-cell>
          <table:table-cell office:value-type="float" office:value="4721838" table:formula="of:=RANDBETWEEN(1000000;9999999)" table:style-name="ce2">
            <text:p>4721838</text:p>
          </table:table-cell>
          <table:table-cell office:value-type="string" table:style-name="ce1">
            <text:p>'Fabian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Jara'</text:p>
          </table:table-cell>
          <table:table-cell office:value-type="string" table:style-name="ce1">
            <text:p>'Arguello'</text:p>
          </table:table-cell>
          <table:table-cell office:value-type="string" table:style-name="ce11">
            <text:p>1949-10-23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8449065" table:formula="of:=RANDBETWEEN(1000000;9999999)" table:style-name="ce2">
            <text:p>8449065</text:p>
          </table:table-cell>
          <table:table-cell office:value-type="float" office:value="27554652" table:formula="of:=RANDBETWEEN(10000000;100000000)" table:style-name="ce2">
            <text:p>27554652</text:p>
          </table:table-cell>
          <table:table-cell office:value-type="string" office:string-value="Irlanda" table:formula="of:=[.F6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0" table:formula="of:=[.D6]" table:style-name="ce1">
            <text:p>10</text:p>
          </table:table-cell>
          <table:table-cell table:style-name="ce1"/>
          <table:table-cell office:value-type="string" office:string-value="('Libertad','Virginia','Casas','Cornejo','1998-11-21',177,66,'verde oscuro','20/25','confidencial','personal_inteligencia_data/foto.png','personal_inteligencia_data/huella_digital.png','personal_inteligencia_data/huella_retina.png',ROW(58,4141816521) ,ROW('66237286','Irlanda'),ARRAY['español','inglés','portugués','francés','null','null']::varchar(50)[], ARRAY[ ROW('Jesus','Juliano','Gallegos','Curiel','1949-10-23','padre',ROW(58,2124721838) ), ROW('Fabian','Benjamin','Jara','Arguello','1949-10-23','hermano',ROW(58,2128449065) )]::familiar_ty[], ARRAY[ ROW('27554652','Irlanda'),row('null','null') ]::identificacion_ty[], ARRAY[ ROW('Comunicación','null','null'), ROW('Ingeniería Informática','null','null') ]::nivel_educativo_ty[],null,'10')," table:formula="of:=CONCATENATE(&quot;(&quot;;[.J6];&quot;,&quot;;[.K6];&quot;,&quot;;[.L6];&quot;,&quot;;[.M6];&quot;,'&quot;;[.N6];&quot;',&quot;;[.O6];&quot;,&quot;;[.P6];&quot;,'&quot;;[.Q6];&quot;','&quot;;[.R6];&quot;','&quot;;[.S7];&quot;',&quot;;[.T6];&quot;,&quot;;[.U6];&quot;,&quot;;[.V6];&quot;,ROW(58,&quot;;[.W6];[.X6];&quot;) ,ROW('&quot;;[.Y6];&quot;','&quot;;[.Z6];&quot;'),ARRAY['&quot;;[.AA6];&quot;','&quot;;[.AB6];&quot;','&quot;;[.AC6];&quot;','&quot;;[.AD6];&quot;','&quot;;[.AE6];&quot;','&quot;;[.AF6];&quot;']::varchar(50)[], ARRAY[ ROW(&quot;;[.AG6];&quot;,&quot;;[.AH6];&quot;,&quot;;[.AI6];&quot;,&quot;;[.AJ6];&quot;,'&quot;;[.AK6];&quot;','&quot;;[.AL6];&quot;',ROW(58,&quot;;[.AM6];[.AN6];&quot;) ), ROW(&quot;;[.AO6];&quot;,&quot;;[.AP6];&quot;,&quot;;[.AQ6];&quot;,&quot;;[.AR6];&quot;,'&quot;;[.AS6];&quot;','&quot;;[.AT6];&quot;',ROW(58,&quot;;[.AU6];[.AV6];&quot;) )]::familiar_ty[], ARRAY[ ROW('&quot;;[.AW6];&quot;','&quot;;[.AX6];&quot;'),row('&quot;;[.AY6];&quot;','&quot;;[.AZ6];&quot;') ]::identificacion_ty[], ARRAY[ ROW('&quot;;[.BA6];&quot;','&quot;;[.BB6];&quot;','&quot;;[.BC6];&quot;'), ROW('&quot;;[.BD6];&quot;','&quot;;[.BE6];&quot;','&quot;;[.BF6];&quot;') ]::nivel_educativo_ty[],null,'&quot;;[.BG6];&quot;'),&quot;)" table:style-name="ce15">
            <text:p>('Libertad','Virginia','Casas','Cornejo','1998-11-21',177,66,'verde oscuro','20/25','confidencial','personal_inteligencia_data/foto.png','personal_inteligencia_data/huella_digital.png','personal_inteligencia_data/huella_retina.png',ROW(58,4141816521) ,ROW('66237286','Irlanda'),ARRAY['español','inglés','portugués','francés','null','null']::varchar(50)[], ARRAY[ ROW('Jesus','Juliano','Gallegos','Curiel','1949-10-23','padre',ROW(58,2124721838) ), ROW('Fabian','Benjamin','Jara','Arguello','1949-10-23','hermano',ROW(58,2128449065) )]::familiar_ty[], ARRAY[ ROW('27554652','Irlanda'),row('null','null') ]::identificacion_ty[], ARRAY[ ROW('Comunicación','null','null'), ROW('Ingeniería Informática','null','null') ]::nivel_educativo_ty[],null,'10'),</text:p>
          </table:table-cell>
          <table:table-cell table:number-columns-repeated="16323" table:style-name="ce1"/>
        </table:table-row>
        <table:table-row table:style-name="ro3">
          <table:table-cell office:value-type="float" office:value="1" table:formula="of:=[.D7]-9" table:style-name="ce3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1" table:formula="of:=[.A7]+10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Teodora'</text:p>
          </table:table-cell>
          <table:table-cell office:value-type="string" table:style-name="ce1">
            <text:p>'Abigail'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Armendariz'</text:p>
          </table:table-cell>
          <table:table-cell office:value-type="string" table:style-name="ce11">
            <text:p>1997-12-15</text:p>
          </table:table-cell>
          <table:table-cell office:value-type="float" office:value="185" table:style-name="ce12">
            <text:p>185</text:p>
          </table:table-cell>
          <table:table-cell office:value-type="float" office:value="78" table:style-name="ce12">
            <text:p>78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8544706" table:formula="of:=RANDBETWEEN(1000000;9999999)" table:style-name="ce2">
            <text:p>8544706</text:p>
          </table:table-cell>
          <table:table-cell office:value-type="float" office:value="96670620" table:formula="of:=RANDBETWEEN(10000000;99999999)" table:style-name="ce2">
            <text:p>96670620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ermi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igueroa'</text:p>
          </table:table-cell>
          <table:table-cell office:value-type="string" table:style-name="ce1">
            <text:p>'Cordova'</text:p>
          </table:table-cell>
          <table:table-cell office:value-type="string" table:style-name="ce11">
            <text:p>1973-11-14</text:p>
          </table:table-cell>
          <table:table-cell office:value-type="string" table:style-name="ce1">
            <text:p>madre</text:p>
          </table:table-cell>
          <table:table-cell office:value-type="float" office:value="281" table:style-name="ce14">
            <text:p>281</text:p>
          </table:table-cell>
          <table:table-cell office:value-type="float" office:value="5440855" table:formula="of:=RANDBETWEEN(1000000;9999999)" table:style-name="ce2">
            <text:p>5440855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errato'</text:p>
          </table:table-cell>
          <table:table-cell office:value-type="string" table:style-name="ce1">
            <text:p>'Barrios'</text:p>
          </table:table-cell>
          <table:table-cell office:value-type="string" table:style-name="ce11">
            <text:p>1973-11-14</text:p>
          </table:table-cell>
          <table:table-cell office:value-type="string" table:style-name="ce1">
            <text:p>abuelo</text:p>
          </table:table-cell>
          <table:table-cell office:value-type="float" office:value="281" table:style-name="ce14">
            <text:p>281</text:p>
          </table:table-cell>
          <table:table-cell office:value-type="float" office:value="5920701" table:formula="of:=RANDBETWEEN(1000000;9999999)" table:style-name="ce2">
            <text:p>5920701</text:p>
          </table:table-cell>
          <table:table-cell office:value-type="float" office:value="86301905" table:formula="of:=RANDBETWEEN(10000000;100000000)" table:style-name="ce2">
            <text:p>86301905</text:p>
          </table:table-cell>
          <table:table-cell office:value-type="string" office:string-value="Irlanda" table:formula="of:=[.F7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0" table:formula="of:=[.D7]" table:style-name="ce1">
            <text:p>10</text:p>
          </table:table-cell>
          <table:table-cell table:style-name="ce1"/>
          <table:table-cell office:value-type="string" office:string-value="('Teodora','Abigail','Nolasco','Armendariz','1997-12-15',185,78,'azul claro','20/25','confidencial','personal_inteligencia_data/foto.png','personal_inteligencia_data/huella_digital.png','personal_inteligencia_data/huella_retina.png',ROW(58,2818544706) ,ROW('96670620','Uganda'),ARRAY['inglés','árabe','portugués','francés','null','null']::varchar(50)[], ARRAY[ ROW('Fermin',null,'Figueroa','Cordova','1973-11-14','madre',ROW(58,2815440855) ), ROW('Hugo',null,'Serrato','Barrios','1973-11-14','abuelo',ROW(58,2815920701) )]::familiar_ty[], ARRAY[ ROW('86301905','Irlanda'),row('null','null') ]::identificacion_ty[], ARRAY[ ROW('Criminología','null','null'), ROW('null','null','null') ]::nivel_educativo_ty[],null,'10')," table:formula="of:=CONCATENATE(&quot;(&quot;;[.J7];&quot;,&quot;;[.K7];&quot;,&quot;;[.L7];&quot;,&quot;;[.M7];&quot;,'&quot;;[.N7];&quot;',&quot;;[.O7];&quot;,&quot;;[.P7];&quot;,'&quot;;[.Q7];&quot;','&quot;;[.R7];&quot;','&quot;;[.S7];&quot;',&quot;;[.T7];&quot;,&quot;;[.U7];&quot;,&quot;;[.V7];&quot;,ROW(58,&quot;;[.W7];[.X7];&quot;) ,ROW('&quot;;[.Y7];&quot;','&quot;;[.Z7];&quot;'),ARRAY['&quot;;[.AA7];&quot;','&quot;;[.AB7];&quot;','&quot;;[.AC7];&quot;','&quot;;[.AD7];&quot;','&quot;;[.AE7];&quot;','&quot;;[.AF7];&quot;']::varchar(50)[], ARRAY[ ROW(&quot;;[.AG7];&quot;,&quot;;[.AH7];&quot;,&quot;;[.AI7];&quot;,&quot;;[.AJ7];&quot;,'&quot;;[.AK7];&quot;','&quot;;[.AL7];&quot;',ROW(58,&quot;;[.AM7];[.AN7];&quot;) ), ROW(&quot;;[.AO7];&quot;,&quot;;[.AP7];&quot;,&quot;;[.AQ7];&quot;,&quot;;[.AR7];&quot;,'&quot;;[.AS7];&quot;','&quot;;[.AT7];&quot;',ROW(58,&quot;;[.AU7];[.AV7];&quot;) )]::familiar_ty[], ARRAY[ ROW('&quot;;[.AW7];&quot;','&quot;;[.AX7];&quot;'),row('&quot;;[.AY7];&quot;','&quot;;[.AZ7];&quot;') ]::identificacion_ty[], ARRAY[ ROW('&quot;;[.BA7];&quot;','&quot;;[.BB7];&quot;','&quot;;[.BC7];&quot;'), ROW('&quot;;[.BD7];&quot;','&quot;;[.BE7];&quot;','&quot;;[.BF7];&quot;') ]::nivel_educativo_ty[],null,'&quot;;[.BG7];&quot;'),&quot;)" table:style-name="ce15">
            <text:p>('Teodora','Abigail','Nolasco','Armendariz','1997-12-15',185,78,'azul claro','20/25','confidencial','personal_inteligencia_data/foto.png','personal_inteligencia_data/huella_digital.png','personal_inteligencia_data/huella_retina.png',ROW(58,2818544706) ,ROW('96670620','Uganda'),ARRAY['inglés','árabe','portugués','francés','null','null']::varchar(50)[], ARRAY[ ROW('Fermin',null,'Figueroa','Cordova','1973-11-14','madre',ROW(58,2815440855) ), ROW('Hugo',null,'Serrato','Barrios','1973-11-14','abuelo',ROW(58,2815920701) )]::familiar_ty[], ARRAY[ ROW('86301905','Irlanda'),row('null','null') ]::identificacion_ty[], ARRAY[ ROW('Criminología','null','null'), ROW('null','null','null') ]::nivel_educativo_ty[],null,'10'),</text:p>
          </table:table-cell>
          <table:table-cell table:number-columns-repeated="16323" table:style-name="ce1"/>
        </table:table-row>
        <table:table-row table:style-name="ro3">
          <table:table-cell office:value-type="float" office:value="2" table:formula="of:=[.D8]-9" table:style-name="ce3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2" table:formula="of:=[.A8]+10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Valentin'</text:p>
          </table:table-cell>
          <table:table-cell office:value-type="string" table:style-name="ce1">
            <text:p>'Kevin'</text:p>
          </table:table-cell>
          <table:table-cell office:value-type="string" table:style-name="ce1">
            <text:p>'Machuca'</text:p>
          </table:table-cell>
          <table:table-cell office:value-type="string" table:style-name="ce1">
            <text:p>'Tello'</text:p>
          </table:table-cell>
          <table:table-cell office:value-type="string" table:style-name="ce11">
            <text:p>1993-08-25</text:p>
          </table:table-cell>
          <table:table-cell office:value-type="float" office:value="175" table:style-name="ce12">
            <text:p>175</text:p>
          </table:table-cell>
          <table:table-cell office:value-type="float" office:value="80" table:style-name="ce12">
            <text:p>80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4875261" table:formula="of:=RANDBETWEEN(1000000;9999999)" table:style-name="ce2">
            <text:p>4875261</text:p>
          </table:table-cell>
          <table:table-cell office:value-type="float" office:value="41482786" table:formula="of:=RANDBETWEEN(10000000;99999999)" table:style-name="ce2">
            <text:p>41482786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Bibia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nge'</text:p>
          </table:table-cell>
          <table:table-cell office:value-type="string" table:style-name="ce1">
            <text:p>'Ruano'</text:p>
          </table:table-cell>
          <table:table-cell office:value-type="string" table:style-name="ce11">
            <text:p>1962-10-16</text:p>
          </table:table-cell>
          <table:table-cell office:value-type="string" table:style-name="ce1">
            <text:p>padre</text:p>
          </table:table-cell>
          <table:table-cell office:value-type="float" office:value="412" table:style-name="ce1">
            <text:p>412</text:p>
          </table:table-cell>
          <table:table-cell office:value-type="float" office:value="2683710" table:formula="of:=RANDBETWEEN(1000000;9999999)" table:style-name="ce2">
            <text:p>2683710</text:p>
          </table:table-cell>
          <table:table-cell office:value-type="string" table:style-name="ce1">
            <text:p>'Brandon'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Razo'</text:p>
          </table:table-cell>
          <table:table-cell office:value-type="string" table:style-name="ce1">
            <text:p>'Casillas'</text:p>
          </table:table-cell>
          <table:table-cell office:value-type="string" table:style-name="ce11">
            <text:p>1962-10-16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9242639" table:formula="of:=RANDBETWEEN(1000000;9999999)" table:style-name="ce2">
            <text:p>9242639</text:p>
          </table:table-cell>
          <table:table-cell office:value-type="float" office:value="41422706" table:formula="of:=RANDBETWEEN(10000000;100000000)" table:style-name="ce2">
            <text:p>41422706</text:p>
          </table:table-cell>
          <table:table-cell office:value-type="string" office:string-value="Irlanda" table:formula="of:=[.F8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geniería de Datos Masivo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1" table:formula="of:=[.D8]" table:style-name="ce1">
            <text:p>11</text:p>
          </table:table-cell>
          <table:table-cell table:style-name="ce1"/>
          <table:table-cell office:value-type="string" office:string-value="('Valentin','Kevin','Machuca','Tello','1993-08-25',175,80,'verde oscuro','20/20','no_clasificado','personal_inteligencia_data/foto.png','personal_inteligencia_data/huella_digital.png','personal_inteligencia_data/huella_retina.png',ROW(58,4124875261) ,ROW('41482786','Argentina'),ARRAY['inglés','árabe','portugués','francés','null','null']::varchar(50)[], ARRAY[ ROW('Bibiana',null,'Monge','Ruano','1962-10-16','padre',ROW(58,4122683710) ), ROW('Brandon','Constantino','Razo','Casillas','1962-10-16','abuelo',ROW(58,4129242639) )]::familiar_ty[], ARRAY[ ROW('41422706','Irlanda'),row('null','null') ]::identificacion_ty[], ARRAY[ ROW('Ingeniería Informática','Máster','Ingeniería de Datos Masivos'), ROW('null','null','null') ]::nivel_educativo_ty[],null,'11')," table:formula="of:=CONCATENATE(&quot;(&quot;;[.J8];&quot;,&quot;;[.K8];&quot;,&quot;;[.L8];&quot;,&quot;;[.M8];&quot;,'&quot;;[.N8];&quot;',&quot;;[.O8];&quot;,&quot;;[.P8];&quot;,'&quot;;[.Q8];&quot;','&quot;;[.R8];&quot;','&quot;;[.S5];&quot;',&quot;;[.T8];&quot;,&quot;;[.U8];&quot;,&quot;;[.V8];&quot;,ROW(58,&quot;;[.W8];[.X8];&quot;) ,ROW('&quot;;[.Y8];&quot;','&quot;;[.Z8];&quot;'),ARRAY['&quot;;[.AA8];&quot;','&quot;;[.AB8];&quot;','&quot;;[.AC8];&quot;','&quot;;[.AD8];&quot;','&quot;;[.AE8];&quot;','&quot;;[.AF8];&quot;']::varchar(50)[], ARRAY[ ROW(&quot;;[.AG8];&quot;,&quot;;[.AH8];&quot;,&quot;;[.AI8];&quot;,&quot;;[.AJ8];&quot;,'&quot;;[.AK8];&quot;','&quot;;[.AL8];&quot;',ROW(58,&quot;;[.AM8];[.AN8];&quot;) ), ROW(&quot;;[.AO8];&quot;,&quot;;[.AP8];&quot;,&quot;;[.AQ8];&quot;,&quot;;[.AR8];&quot;,'&quot;;[.AS8];&quot;','&quot;;[.AT8];&quot;',ROW(58,&quot;;[.AU8];[.AV8];&quot;) )]::familiar_ty[], ARRAY[ ROW('&quot;;[.AW8];&quot;','&quot;;[.AX8];&quot;'),row('&quot;;[.AY8];&quot;','&quot;;[.AZ8];&quot;') ]::identificacion_ty[], ARRAY[ ROW('&quot;;[.BA8];&quot;','&quot;;[.BB8];&quot;','&quot;;[.BC8];&quot;'), ROW('&quot;;[.BD8];&quot;','&quot;;[.BE8];&quot;','&quot;;[.BF8];&quot;') ]::nivel_educativo_ty[],null,'&quot;;[.BG8];&quot;'),&quot;)" table:style-name="ce15">
            <text:p>('Valentin','Kevin','Machuca','Tello','1993-08-25',175,80,'verde oscuro','20/20','no_clasificado','personal_inteligencia_data/foto.png','personal_inteligencia_data/huella_digital.png','personal_inteligencia_data/huella_retina.png',ROW(58,4124875261) ,ROW('41482786','Argentina'),ARRAY['inglés','árabe','portugués','francés','null','null']::varchar(50)[], ARRAY[ ROW('Bibiana',null,'Monge','Ruano','1962-10-16','padre',ROW(58,4122683710) ), ROW('Brandon','Constantino','Razo','Casillas','1962-10-16','abuelo',ROW(58,4129242639) )]::familiar_ty[], ARRAY[ ROW('41422706','Irlanda'),row('null','null') ]::identificacion_ty[], ARRAY[ ROW('Ingeniería Informática','Máster','Ingeniería de Datos Masivos'), ROW('null','null','null') ]::nivel_educativo_ty[],null,'11'),</text:p>
          </table:table-cell>
          <table:table-cell table:number-columns-repeated="16323" table:style-name="ce1"/>
        </table:table-row>
        <table:table-row table:style-name="ro3">
          <table:table-cell office:value-type="float" office:value="2" table:formula="of:=[.D9]-9" table:style-name="ce3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2" table:formula="of:=[.A9]+10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esari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Zuniga'</text:p>
          </table:table-cell>
          <table:table-cell office:value-type="string" table:style-name="ce1">
            <text:p>'Anderson'</text:p>
          </table:table-cell>
          <table:table-cell office:value-type="string" table:style-name="ce11">
            <text:p>1983-09-15</text:p>
          </table:table-cell>
          <table:table-cell office:value-type="float" office:value="176" table:style-name="ce12">
            <text:p>176</text:p>
          </table:table-cell>
          <table:table-cell office:value-type="float" office:value="81" table:style-name="ce12">
            <text:p>81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1941525" table:formula="of:=RANDBETWEEN(1000000;9999999)" table:style-name="ce2">
            <text:p>1941525</text:p>
          </table:table-cell>
          <table:table-cell office:value-type="float" office:value="49962933" table:formula="of:=RANDBETWEEN(10000000;99999999)" table:style-name="ce2">
            <text:p>49962933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Cedillo'</text:p>
          </table:table-cell>
          <table:table-cell office:value-type="string" table:style-name="ce11">
            <text:p>1953-04-17</text:p>
          </table:table-cell>
          <table:table-cell office:value-type="string" table:style-name="ce1">
            <text:p>abuelo</text:p>
          </table:table-cell>
          <table:table-cell office:value-type="float" office:value="261" table:style-name="ce14">
            <text:p>261</text:p>
          </table:table-cell>
          <table:table-cell office:value-type="float" office:value="1073606" table:formula="of:=RANDBETWEEN(1000000;9999999)" table:style-name="ce2">
            <text:p>1073606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Leopoldo'</text:p>
          </table:table-cell>
          <table:table-cell office:value-type="string" table:style-name="ce1">
            <text:p>'Araujo'</text:p>
          </table:table-cell>
          <table:table-cell office:value-type="string" table:style-name="ce1">
            <text:p>'Villarreal'</text:p>
          </table:table-cell>
          <table:table-cell office:value-type="string" table:style-name="ce11">
            <text:p>1953-04-17</text:p>
          </table:table-cell>
          <table:table-cell office:value-type="string" table:style-name="ce1">
            <text:p>hermano</text:p>
          </table:table-cell>
          <table:table-cell office:value-type="float" office:value="261" table:style-name="ce14">
            <text:p>261</text:p>
          </table:table-cell>
          <table:table-cell office:value-type="float" office:value="7320579" table:formula="of:=RANDBETWEEN(1000000;9999999)" table:style-name="ce2">
            <text:p>7320579</text:p>
          </table:table-cell>
          <table:table-cell office:value-type="float" office:value="56374424" table:formula="of:=RANDBETWEEN(10000000;100000000)" table:style-name="ce2">
            <text:p>56374424</text:p>
          </table:table-cell>
          <table:table-cell office:value-type="string" office:string-value="Irlanda" table:formula="of:=[.F9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1" table:formula="of:=[.D9]" table:style-name="ce1">
            <text:p>11</text:p>
          </table:table-cell>
          <table:table-cell table:style-name="ce1"/>
          <table:table-cell office:value-type="string" office:string-value="('Cesarino',null,'Zuniga','Anderson','1983-09-15',176,81,'verde claro','20/50','no_clasificado','personal_inteligencia_data/foto.png','personal_inteligencia_data/huella_digital.png','personal_inteligencia_data/huella_retina.png',ROW(58,4241941525) ,ROW('49962933','Groenlandia'),ARRAY['inglés','árabe','portugués','francés','null','null']::varchar(50)[], ARRAY[ ROW('William',null,'Tellez','Cedillo','1953-04-17','abuelo',ROW(58,2611073606) ), ROW('Margarito','Leopoldo','Araujo','Villarreal','1953-04-17','hermano',ROW(58,2617320579) )]::familiar_ty[], ARRAY[ ROW('56374424','Irlanda'),row('null','null') ]::identificacion_ty[], ARRAY[ ROW('Comunicación','null','null'), ROW('Ciencias Sociales','null','null') ]::nivel_educativo_ty[],null,'11')," table:formula="of:=CONCATENATE(&quot;(&quot;;[.J9];&quot;,&quot;;[.K9];&quot;,&quot;;[.L9];&quot;,&quot;;[.M9];&quot;,'&quot;;[.N9];&quot;',&quot;;[.O9];&quot;,&quot;;[.P9];&quot;,'&quot;;[.Q9];&quot;','&quot;;[.R9];&quot;','&quot;;[.S9];&quot;',&quot;;[.T9];&quot;,&quot;;[.U9];&quot;,&quot;;[.V9];&quot;,ROW(58,&quot;;[.W9];[.X9];&quot;) ,ROW('&quot;;[.Y9];&quot;','&quot;;[.Z9];&quot;'),ARRAY['&quot;;[.AA9];&quot;','&quot;;[.AB9];&quot;','&quot;;[.AC9];&quot;','&quot;;[.AD9];&quot;','&quot;;[.AE9];&quot;','&quot;;[.AF9];&quot;']::varchar(50)[], ARRAY[ ROW(&quot;;[.AG9];&quot;,&quot;;[.AH9];&quot;,&quot;;[.AI9];&quot;,&quot;;[.AJ9];&quot;,'&quot;;[.AK9];&quot;','&quot;;[.AL9];&quot;',ROW(58,&quot;;[.AM9];[.AN9];&quot;) ), ROW(&quot;;[.AO9];&quot;,&quot;;[.AP9];&quot;,&quot;;[.AQ9];&quot;,&quot;;[.AR9];&quot;,'&quot;;[.AS9];&quot;','&quot;;[.AT9];&quot;',ROW(58,&quot;;[.AU9];[.AV9];&quot;) )]::familiar_ty[], ARRAY[ ROW('&quot;;[.AW9];&quot;','&quot;;[.AX9];&quot;'),row('&quot;;[.AY9];&quot;','&quot;;[.AZ9];&quot;') ]::identificacion_ty[], ARRAY[ ROW('&quot;;[.BA9];&quot;','&quot;;[.BB9];&quot;','&quot;;[.BC9];&quot;'), ROW('&quot;;[.BD9];&quot;','&quot;;[.BE9];&quot;','&quot;;[.BF9];&quot;') ]::nivel_educativo_ty[],null,'&quot;;[.BG9];&quot;'),&quot;)" table:style-name="ce15">
            <text:p>('Cesarino',null,'Zuniga','Anderson','1983-09-15',176,81,'verde claro','20/50','no_clasificado','personal_inteligencia_data/foto.png','personal_inteligencia_data/huella_digital.png','personal_inteligencia_data/huella_retina.png',ROW(58,4241941525) ,ROW('49962933','Groenlandia'),ARRAY['inglés','árabe','portugués','francés','null','null']::varchar(50)[], ARRAY[ ROW('William',null,'Tellez','Cedillo','1953-04-17','abuelo',ROW(58,2611073606) ), ROW('Margarito','Leopoldo','Araujo','Villarreal','1953-04-17','hermano',ROW(58,2617320579) )]::familiar_ty[], ARRAY[ ROW('56374424','Irlanda'),row('null','null') ]::identificacion_ty[], ARRAY[ ROW('Comunicación','null','null'), ROW('Ciencias Sociales','null','null') ]::nivel_educativo_ty[],null,'11'),</text:p>
          </table:table-cell>
          <table:table-cell table:number-columns-repeated="16323" table:style-name="ce1"/>
        </table:table-row>
        <table:table-row table:style-name="ro3">
          <table:table-cell office:value-type="float" office:value="2" table:formula="of:=[.D10]-9" table:style-name="ce3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2" table:formula="of:=[.A10]+10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uno'</text:p>
          </table:table-cell>
          <table:table-cell office:value-type="string" table:style-name="ce1">
            <text:p>'Magnus'</text:p>
          </table:table-cell>
          <table:table-cell office:value-type="string" table:style-name="ce1">
            <text:p>'Quiroga'</text:p>
          </table:table-cell>
          <table:table-cell office:value-type="string" table:style-name="ce1">
            <text:p>'Ornelas'</text:p>
          </table:table-cell>
          <table:table-cell office:value-type="string" table:style-name="ce11">
            <text:p>1998-12-03</text:p>
          </table:table-cell>
          <table:table-cell office:value-type="float" office:value="177" table:style-name="ce12">
            <text:p>177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6794401" table:formula="of:=RANDBETWEEN(1000000;9999999)" table:style-name="ce2">
            <text:p>6794401</text:p>
          </table:table-cell>
          <table:table-cell office:value-type="float" office:value="87652152" table:formula="of:=RANDBETWEEN(10000000;99999999)" table:style-name="ce2">
            <text:p>87652152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cilio'</text:p>
          </table:table-cell>
          <table:table-cell office:value-type="string" table:style-name="ce1">
            <text:p>'Owen'</text:p>
          </table:table-cell>
          <table:table-cell office:value-type="string" table:style-name="ce1">
            <text:p>'Alexander'</text:p>
          </table:table-cell>
          <table:table-cell office:value-type="string" table:style-name="ce1">
            <text:p>'Adams'</text:p>
          </table:table-cell>
          <table:table-cell office:value-type="string" table:style-name="ce11">
            <text:p>1950-10-03</text:p>
          </table:table-cell>
          <table:table-cell office:value-type="string" table:style-name="ce1">
            <text:p>madre</text:p>
          </table:table-cell>
          <table:table-cell office:value-type="float" office:value="412" table:style-name="ce1">
            <text:p>412</text:p>
          </table:table-cell>
          <table:table-cell office:value-type="float" office:value="7430599" table:formula="of:=RANDBETWEEN(1000000;9999999)" table:style-name="ce2">
            <text:p>7430599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Felix'</text:p>
          </table:table-cell>
          <table:table-cell office:value-type="string" table:style-name="ce1">
            <text:p>'Najera'</text:p>
          </table:table-cell>
          <table:table-cell office:value-type="string" table:style-name="ce1">
            <text:p>'Echevarria'</text:p>
          </table:table-cell>
          <table:table-cell office:value-type="string" table:style-name="ce11">
            <text:p>1950-10-03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5156888" table:formula="of:=RANDBETWEEN(1000000;9999999)" table:style-name="ce2">
            <text:p>5156888</text:p>
          </table:table-cell>
          <table:table-cell office:value-type="float" office:value="75473139" table:formula="of:=RANDBETWEEN(10000000;100000000)" table:style-name="ce2">
            <text:p>75473139</text:p>
          </table:table-cell>
          <table:table-cell office:value-type="string" office:string-value="Irlanda" table:formula="of:=[.F10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1" table:formula="of:=[.D10]" table:style-name="ce1">
            <text:p>11</text:p>
          </table:table-cell>
          <table:table-cell table:style-name="ce1"/>
          <table:table-cell office:value-type="string" office:string-value="('Bruno','Magnus','Quiroga','Ornelas','1998-12-03',177,68,'azul oscuro','20/20','no_clasificado','personal_inteligencia_data/foto.png','personal_inteligencia_data/huella_digital.png','personal_inteligencia_data/huella_retina.png',ROW(58,4126794401) ,ROW('87652152','Irlanda'),ARRAY['español','inglés','portugués','francés','null','null']::varchar(50)[], ARRAY[ ROW('Cecilio','Owen','Alexander','Adams','1950-10-03','madre',ROW(58,4127430599) ), ROW('Juan','Felix','Najera','Echevarria','1950-10-03','abuelo',ROW(58,4125156888) )]::familiar_ty[], ARRAY[ ROW('75473139','Irlanda'),row('null','null') ]::identificacion_ty[], ARRAY[ ROW('Ingeniería Industrial','null','null'), ROW('Comunicación','null','null') ]::nivel_educativo_ty[],null,'11')," table:formula="of:=CONCATENATE(&quot;(&quot;;[.J10];&quot;,&quot;;[.K10];&quot;,&quot;;[.L10];&quot;,&quot;;[.M10];&quot;,'&quot;;[.N10];&quot;',&quot;;[.O10];&quot;,&quot;;[.P10];&quot;,'&quot;;[.Q10];&quot;','&quot;;[.R10];&quot;','&quot;;[.S10];&quot;',&quot;;[.T10];&quot;,&quot;;[.U10];&quot;,&quot;;[.V10];&quot;,ROW(58,&quot;;[.W10];[.X10];&quot;) ,ROW('&quot;;[.Y10];&quot;','&quot;;[.Z10];&quot;'),ARRAY['&quot;;[.AA10];&quot;','&quot;;[.AB10];&quot;','&quot;;[.AC10];&quot;','&quot;;[.AD10];&quot;','&quot;;[.AE10];&quot;','&quot;;[.AF10];&quot;']::varchar(50)[], ARRAY[ ROW(&quot;;[.AG10];&quot;,&quot;;[.AH10];&quot;,&quot;;[.AI10];&quot;,&quot;;[.AJ10];&quot;,'&quot;;[.AK10];&quot;','&quot;;[.AL10];&quot;',ROW(58,&quot;;[.AM10];[.AN10];&quot;) ), ROW(&quot;;[.AO10];&quot;,&quot;;[.AP10];&quot;,&quot;;[.AQ10];&quot;,&quot;;[.AR10];&quot;,'&quot;;[.AS10];&quot;','&quot;;[.AT10];&quot;',ROW(58,&quot;;[.AU10];[.AV10];&quot;) )]::familiar_ty[], ARRAY[ ROW('&quot;;[.AW10];&quot;','&quot;;[.AX10];&quot;'),row('&quot;;[.AY10];&quot;','&quot;;[.AZ10];&quot;') ]::identificacion_ty[], ARRAY[ ROW('&quot;;[.BA10];&quot;','&quot;;[.BB10];&quot;','&quot;;[.BC10];&quot;'), ROW('&quot;;[.BD10];&quot;','&quot;;[.BE10];&quot;','&quot;;[.BF10];&quot;') ]::nivel_educativo_ty[],null,'&quot;;[.BG10];&quot;'),&quot;)" table:style-name="ce15">
            <text:p>('Bruno','Magnus','Quiroga','Ornelas','1998-12-03',177,68,'azul oscuro','20/20','no_clasificado','personal_inteligencia_data/foto.png','personal_inteligencia_data/huella_digital.png','personal_inteligencia_data/huella_retina.png',ROW(58,4126794401) ,ROW('87652152','Irlanda'),ARRAY['español','inglés','portugués','francés','null','null']::varchar(50)[], ARRAY[ ROW('Cecilio','Owen','Alexander','Adams','1950-10-03','madre',ROW(58,4127430599) ), ROW('Juan','Felix','Najera','Echevarria','1950-10-03','abuelo',ROW(58,4125156888) )]::familiar_ty[], ARRAY[ ROW('75473139','Irlanda'),row('null','null') ]::identificacion_ty[], ARRAY[ ROW('Ingeniería Industrial','null','null'), ROW('Comunicación','null','null') ]::nivel_educativo_ty[],null,'11'),</text:p>
          </table:table-cell>
          <table:table-cell table:number-columns-repeated="16323" table:style-name="ce1"/>
        </table:table-row>
        <table:table-row table:style-name="ro3">
          <table:table-cell office:value-type="float" office:value="2" table:formula="of:=[.D11]-9" table:style-name="ce3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2" table:formula="of:=[.A11]+10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ane'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Tenorio'</text:p>
          </table:table-cell>
          <table:table-cell office:value-type="string" table:style-name="ce1">
            <text:p>'Roberts'</text:p>
          </table:table-cell>
          <table:table-cell office:value-type="string" table:style-name="ce11">
            <text:p>1999-09-14</text:p>
          </table:table-cell>
          <table:table-cell office:value-type="float" office:value="158" table:style-name="ce12">
            <text:p>158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6023010" table:formula="of:=RANDBETWEEN(1000000;9999999)" table:style-name="ce2">
            <text:p>6023010</text:p>
          </table:table-cell>
          <table:table-cell office:value-type="float" office:value="12322318" table:formula="of:=RANDBETWEEN(10000000;99999999)" table:style-name="ce2">
            <text:p>12322318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elic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eneses'</text:p>
          </table:table-cell>
          <table:table-cell office:value-type="string" table:style-name="ce1">
            <text:p>'Ward'</text:p>
          </table:table-cell>
          <table:table-cell office:value-type="string" table:style-name="ce11">
            <text:p>1975-10-18</text:p>
          </table:table-cell>
          <table:table-cell office:value-type="string" table:style-name="ce1">
            <text:p>hermano</text:p>
          </table:table-cell>
          <table:table-cell office:value-type="float" office:value="234" table:style-name="ce14">
            <text:p>234</text:p>
          </table:table-cell>
          <table:table-cell office:value-type="float" office:value="9533297" table:formula="of:=RANDBETWEEN(1000000;9999999)" table:style-name="ce2">
            <text:p>9533297</text:p>
          </table:table-cell>
          <table:table-cell office:value-type="string" table:style-name="ce1">
            <text:p>'Luis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liva'</text:p>
          </table:table-cell>
          <table:table-cell office:value-type="string" table:style-name="ce1">
            <text:p>'Arias'</text:p>
          </table:table-cell>
          <table:table-cell office:value-type="string" table:style-name="ce11">
            <text:p>1975-10-18</text:p>
          </table:table-cell>
          <table:table-cell office:value-type="string" table:style-name="ce1">
            <text:p>primo</text:p>
          </table:table-cell>
          <table:table-cell office:value-type="float" office:value="234" table:style-name="ce14">
            <text:p>234</text:p>
          </table:table-cell>
          <table:table-cell office:value-type="float" office:value="2299243" table:formula="of:=RANDBETWEEN(1000000;9999999)" table:style-name="ce2">
            <text:p>2299243</text:p>
          </table:table-cell>
          <table:table-cell office:value-type="float" office:value="34145620" table:formula="of:=RANDBETWEEN(10000000;100000000)" table:style-name="ce2">
            <text:p>34145620</text:p>
          </table:table-cell>
          <table:table-cell office:value-type="string" office:string-value="Irlanda" table:formula="of:=[.F11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1" table:formula="of:=[.D11]" table:style-name="ce1">
            <text:p>11</text:p>
          </table:table-cell>
          <table:table-cell table:style-name="ce1"/>
          <table:table-cell office:value-type="string" office:string-value="('Jane','Amanda','Tenorio','Roberts','1999-09-14',158,74,'azul claro','20/20','confidencial','personal_inteligencia_data/foto.png','personal_inteligencia_data/huella_digital.png','personal_inteligencia_data/huella_retina.png',ROW(58,2346023010) ,ROW('12322318','Uganda'),ARRAY['español','inglés','portugués','francés','null','null']::varchar(50)[], ARRAY[ ROW('Felicio',null,'Meneses','Ward','1975-10-18','hermano',ROW(58,2349533297) ), ROW('Luis',null,'Oliva','Arias','1975-10-18','primo',ROW(58,2342299243) )]::familiar_ty[], ARRAY[ ROW('34145620','Irlanda'),row('null','null') ]::identificacion_ty[], ARRAY[ ROW('Filosofía','null','null'), ROW('null','null','null') ]::nivel_educativo_ty[],null,'11')," table:formula="of:=CONCATENATE(&quot;(&quot;;[.J11];&quot;,&quot;;[.K11];&quot;,&quot;;[.L11];&quot;,&quot;;[.M11];&quot;,'&quot;;[.N11];&quot;',&quot;;[.O11];&quot;,&quot;;[.P11];&quot;,'&quot;;[.Q11];&quot;','&quot;;[.R11];&quot;','&quot;;[.S11];&quot;',&quot;;[.T11];&quot;,&quot;;[.U11];&quot;,&quot;;[.V11];&quot;,ROW(58,&quot;;[.W11];[.X11];&quot;) ,ROW('&quot;;[.Y11];&quot;','&quot;;[.Z11];&quot;'),ARRAY['&quot;;[.AA11];&quot;','&quot;;[.AB11];&quot;','&quot;;[.AC11];&quot;','&quot;;[.AD11];&quot;','&quot;;[.AE11];&quot;','&quot;;[.AF11];&quot;']::varchar(50)[], ARRAY[ ROW(&quot;;[.AG11];&quot;,&quot;;[.AH11];&quot;,&quot;;[.AI11];&quot;,&quot;;[.AJ11];&quot;,'&quot;;[.AK11];&quot;','&quot;;[.AL11];&quot;',ROW(58,&quot;;[.AM11];[.AN11];&quot;) ), ROW(&quot;;[.AO11];&quot;,&quot;;[.AP11];&quot;,&quot;;[.AQ11];&quot;,&quot;;[.AR11];&quot;,'&quot;;[.AS11];&quot;','&quot;;[.AT11];&quot;',ROW(58,&quot;;[.AU11];[.AV11];&quot;) )]::familiar_ty[], ARRAY[ ROW('&quot;;[.AW11];&quot;','&quot;;[.AX11];&quot;'),row('&quot;;[.AY11];&quot;','&quot;;[.AZ11];&quot;') ]::identificacion_ty[], ARRAY[ ROW('&quot;;[.BA11];&quot;','&quot;;[.BB11];&quot;','&quot;;[.BC11];&quot;'), ROW('&quot;;[.BD11];&quot;','&quot;;[.BE11];&quot;','&quot;;[.BF11];&quot;') ]::nivel_educativo_ty[],null,'&quot;;[.BG11];&quot;'),&quot;)" table:style-name="ce15">
            <text:p>('Jane','Amanda','Tenorio','Roberts','1999-09-14',158,74,'azul claro','20/20','confidencial','personal_inteligencia_data/foto.png','personal_inteligencia_data/huella_digital.png','personal_inteligencia_data/huella_retina.png',ROW(58,2346023010) ,ROW('12322318','Uganda'),ARRAY['español','inglés','portugués','francés','null','null']::varchar(50)[], ARRAY[ ROW('Felicio',null,'Meneses','Ward','1975-10-18','hermano',ROW(58,2349533297) ), ROW('Luis',null,'Oliva','Arias','1975-10-18','primo',ROW(58,2342299243) )]::familiar_ty[], ARRAY[ ROW('34145620','Irlanda'),row('null','null') ]::identificacion_ty[], ARRAY[ ROW('Filosofía','null','null'), ROW('null','null','null') ]::nivel_educativo_ty[],null,'11'),</text:p>
          </table:table-cell>
          <table:table-cell table:number-columns-repeated="16323" table:style-name="ce1"/>
        </table:table-row>
        <table:table-row table:style-name="ro3">
          <table:table-cell office:value-type="float" office:value="3" table:formula="of:=[.D12]-9" table:style-name="ce3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3" table:formula="of:=[.A12]+10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ienvenido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Martines'</text:p>
          </table:table-cell>
          <table:table-cell office:value-type="string" table:style-name="ce1">
            <text:p>'Luis'</text:p>
          </table:table-cell>
          <table:table-cell office:value-type="string" table:style-name="ce11">
            <text:p>1994-05-26</text:p>
          </table:table-cell>
          <table:table-cell office:value-type="float" office:value="178" table:style-name="ce12">
            <text:p>178</text:p>
          </table:table-cell>
          <table:table-cell office:value-type="float" office:value="75" table:style-name="ce12">
            <text:p>75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2929854" table:formula="of:=RANDBETWEEN(1000000;9999999)" table:style-name="ce2">
            <text:p>2929854</text:p>
          </table:table-cell>
          <table:table-cell office:value-type="float" office:value="73541309" table:formula="of:=RANDBETWEEN(10000000;99999999)" table:style-name="ce2">
            <text:p>73541309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anchez'</text:p>
          </table:table-cell>
          <table:table-cell office:value-type="string" table:style-name="ce1">
            <text:p>'Simon'</text:p>
          </table:table-cell>
          <table:table-cell office:value-type="string" table:style-name="ce11">
            <text:p>1963-06-08</text:p>
          </table:table-cell>
          <table:table-cell office:value-type="string" table:style-name="ce1">
            <text:p>madre</text:p>
          </table:table-cell>
          <table:table-cell office:value-type="float" office:value="212" table:style-name="ce1">
            <text:p>212</text:p>
          </table:table-cell>
          <table:table-cell office:value-type="float" office:value="5354819" table:formula="of:=RANDBETWEEN(1000000;9999999)" table:style-name="ce2">
            <text:p>5354819</text:p>
          </table:table-cell>
          <table:table-cell office:value-type="string" table:style-name="ce1">
            <text:p>'Anthony'</text:p>
          </table:table-cell>
          <table:table-cell office:value-type="string" table:style-name="ce1">
            <text:p>'Amilcar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Buenrostro'</text:p>
          </table:table-cell>
          <table:table-cell office:value-type="string" table:style-name="ce11">
            <text:p>1963-06-08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1175278" table:formula="of:=RANDBETWEEN(1000000;9999999)" table:style-name="ce2">
            <text:p>1175278</text:p>
          </table:table-cell>
          <table:table-cell office:value-type="float" office:value="43593340" table:formula="of:=RANDBETWEEN(10000000;100000000)" table:style-name="ce2">
            <text:p>43593340</text:p>
          </table:table-cell>
          <table:table-cell office:value-type="string" office:string-value="Irlanda" table:formula="of:=[.F12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omunicación Corporativ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2" table:formula="of:=[.D12]" table:style-name="ce1">
            <text:p>12</text:p>
          </table:table-cell>
          <table:table-cell table:style-name="ce1"/>
          <table:table-cell office:value-type="string" office:string-value="('Bienvenido','Vivaldo','Martines','Luis','1994-05-26',178,75,'azul oscuro','20/20','confidencial','personal_inteligencia_data/foto.png','personal_inteligencia_data/huella_digital.png','personal_inteligencia_data/huella_retina.png',ROW(58,2122929854) ,ROW('73541309','Argentina'),ARRAY['inglés','árabe','portugués','francés','null','null']::varchar(50)[], ARRAY[ ROW('Gracia',null,'Sanchez','Simon','1963-06-08','madre',ROW(58,2125354819) ), ROW('Anthony','Amilcar','Tafoya','Buenrostro','1963-06-08','primo',ROW(58,2121175278) )]::familiar_ty[], ARRAY[ ROW('43593340','Irlanda'),row('null','null') ]::identificacion_ty[], ARRAY[ ROW('Comunicación','Máster','Comunicación Corporativa'), ROW('null','null','null') ]::nivel_educativo_ty[],null,'12')," table:formula="of:=CONCATENATE(&quot;(&quot;;[.J12];&quot;,&quot;;[.K12];&quot;,&quot;;[.L12];&quot;,&quot;;[.M12];&quot;,'&quot;;[.N12];&quot;',&quot;;[.O12];&quot;,&quot;;[.P12];&quot;,'&quot;;[.Q12];&quot;','&quot;;[.R12];&quot;','&quot;;[.S7];&quot;',&quot;;[.T12];&quot;,&quot;;[.U12];&quot;,&quot;;[.V12];&quot;,ROW(58,&quot;;[.W12];[.X12];&quot;) ,ROW('&quot;;[.Y12];&quot;','&quot;;[.Z12];&quot;'),ARRAY['&quot;;[.AA12];&quot;','&quot;;[.AB12];&quot;','&quot;;[.AC12];&quot;','&quot;;[.AD12];&quot;','&quot;;[.AE12];&quot;','&quot;;[.AF12];&quot;']::varchar(50)[], ARRAY[ ROW(&quot;;[.AG12];&quot;,&quot;;[.AH12];&quot;,&quot;;[.AI12];&quot;,&quot;;[.AJ12];&quot;,'&quot;;[.AK12];&quot;','&quot;;[.AL12];&quot;',ROW(58,&quot;;[.AM12];[.AN12];&quot;) ), ROW(&quot;;[.AO12];&quot;,&quot;;[.AP12];&quot;,&quot;;[.AQ12];&quot;,&quot;;[.AR12];&quot;,'&quot;;[.AS12];&quot;','&quot;;[.AT12];&quot;',ROW(58,&quot;;[.AU12];[.AV12];&quot;) )]::familiar_ty[], ARRAY[ ROW('&quot;;[.AW12];&quot;','&quot;;[.AX12];&quot;'),row('&quot;;[.AY12];&quot;','&quot;;[.AZ12];&quot;') ]::identificacion_ty[], ARRAY[ ROW('&quot;;[.BA12];&quot;','&quot;;[.BB12];&quot;','&quot;;[.BC12];&quot;'), ROW('&quot;;[.BD12];&quot;','&quot;;[.BE12];&quot;','&quot;;[.BF12];&quot;') ]::nivel_educativo_ty[],null,'&quot;;[.BG12];&quot;'),&quot;)" table:style-name="ce15">
            <text:p>('Bienvenido','Vivaldo','Martines','Luis','1994-05-26',178,75,'azul oscuro','20/20','confidencial','personal_inteligencia_data/foto.png','personal_inteligencia_data/huella_digital.png','personal_inteligencia_data/huella_retina.png',ROW(58,2122929854) ,ROW('73541309','Argentina'),ARRAY['inglés','árabe','portugués','francés','null','null']::varchar(50)[], ARRAY[ ROW('Gracia',null,'Sanchez','Simon','1963-06-08','madre',ROW(58,2125354819) ), ROW('Anthony','Amilcar','Tafoya','Buenrostro','1963-06-08','primo',ROW(58,2121175278) )]::familiar_ty[], ARRAY[ ROW('43593340','Irlanda'),row('null','null') ]::identificacion_ty[], ARRAY[ ROW('Comunicación','Máster','Comunicación Corporativa'), ROW('null','null','null') ]::nivel_educativo_ty[],null,'12'),</text:p>
          </table:table-cell>
          <table:table-cell table:number-columns-repeated="16323" table:style-name="ce1"/>
        </table:table-row>
        <table:table-row table:style-name="ro3">
          <table:table-cell office:value-type="float" office:value="3" table:formula="of:=[.D13]-9" table:style-name="ce3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3" table:formula="of:=[.A13]+10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Valerio'</text:p>
          </table:table-cell>
          <table:table-cell office:value-type="string" table:style-name="ce1">
            <text:p>'Adan'</text:p>
          </table:table-cell>
          <table:table-cell office:value-type="string" table:style-name="ce1">
            <text:p>'Bahena'</text:p>
          </table:table-cell>
          <table:table-cell office:value-type="string" table:style-name="ce1">
            <text:p>'Deltoro'</text:p>
          </table:table-cell>
          <table:table-cell office:value-type="string" table:style-name="ce11">
            <text:p>1984-05-22</text:p>
          </table:table-cell>
          <table:table-cell office:value-type="float" office:value="182" table:style-name="ce12">
            <text:p>182</text:p>
          </table:table-cell>
          <table:table-cell office:value-type="float" office:value="91" table:style-name="ce12">
            <text:p>91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3909611" table:formula="of:=RANDBETWEEN(1000000;9999999)" table:style-name="ce2">
            <text:p>3909611</text:p>
          </table:table-cell>
          <table:table-cell office:value-type="float" office:value="66776871" table:formula="of:=RANDBETWEEN(10000000;99999999)" table:style-name="ce2">
            <text:p>66776871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enjivar'</text:p>
          </table:table-cell>
          <table:table-cell office:value-type="string" table:style-name="ce1">
            <text:p>'Velasquez'</text:p>
          </table:table-cell>
          <table:table-cell office:value-type="string" table:style-name="ce11">
            <text:p>1955-08-29</text:p>
          </table:table-cell>
          <table:table-cell office:value-type="string" table:style-name="ce1">
            <text:p>primo</text:p>
          </table:table-cell>
          <table:table-cell office:value-type="float" office:value="244" table:style-name="ce14">
            <text:p>244</text:p>
          </table:table-cell>
          <table:table-cell office:value-type="float" office:value="3933559" table:formula="of:=RANDBETWEEN(1000000;9999999)" table:style-name="ce2">
            <text:p>3933559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Medina'</text:p>
          </table:table-cell>
          <table:table-cell office:value-type="string" table:style-name="ce1">
            <text:p>'Sanabria'</text:p>
          </table:table-cell>
          <table:table-cell office:value-type="string" table:style-name="ce11">
            <text:p>1955-08-29</text:p>
          </table:table-cell>
          <table:table-cell office:value-type="string" table:style-name="ce1">
            <text:p>hermano</text:p>
          </table:table-cell>
          <table:table-cell office:value-type="float" office:value="244" table:style-name="ce14">
            <text:p>244</text:p>
          </table:table-cell>
          <table:table-cell office:value-type="float" office:value="2958595" table:formula="of:=RANDBETWEEN(1000000;9999999)" table:style-name="ce2">
            <text:p>2958595</text:p>
          </table:table-cell>
          <table:table-cell office:value-type="float" office:value="12669635" table:formula="of:=RANDBETWEEN(10000000;100000000)" table:style-name="ce2">
            <text:p>12669635</text:p>
          </table:table-cell>
          <table:table-cell office:value-type="string" office:string-value="Irlanda" table:formula="of:=[.F13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2" table:formula="of:=[.D13]" table:style-name="ce1">
            <text:p>12</text:p>
          </table:table-cell>
          <table:table-cell table:style-name="ce1"/>
          <table:table-cell office:value-type="string" office:string-value="('Valerio','Adan','Bahena','Deltoro','1984-05-22',182,91,'verde oscuro','20/40','no_clasificado','personal_inteligencia_data/foto.png','personal_inteligencia_data/huella_digital.png','personal_inteligencia_data/huella_retina.png',ROW(58,2873909611) ,ROW('66776871','Groenlandia'),ARRAY['inglés','árabe','portugués','francés','null','null']::varchar(50)[], ARRAY[ ROW('Luisa',null,'Menjivar','Velasquez','1955-08-29','primo',ROW(58,2443933559) ), ROW('Vitalicio','Calixtrato','Medina','Sanabria','1955-08-29','hermano',ROW(58,2442958595) )]::familiar_ty[], ARRAY[ ROW('12669635','Irlanda'),row('null','null') ]::identificacion_ty[], ARRAY[ ROW('Ingeniería Industrial','null','null'), ROW('Economía','null','null') ]::nivel_educativo_ty[],null,'12')," table:formula="of:=CONCATENATE(&quot;(&quot;;[.J13];&quot;,&quot;;[.K13];&quot;,&quot;;[.L13];&quot;,&quot;;[.M13];&quot;,'&quot;;[.N13];&quot;',&quot;;[.O13];&quot;,&quot;;[.P13];&quot;,'&quot;;[.Q13];&quot;','&quot;;[.R13];&quot;','&quot;;[.S13];&quot;',&quot;;[.T13];&quot;,&quot;;[.U13];&quot;,&quot;;[.V13];&quot;,ROW(58,&quot;;[.W13];[.X13];&quot;) ,ROW('&quot;;[.Y13];&quot;','&quot;;[.Z13];&quot;'),ARRAY['&quot;;[.AA13];&quot;','&quot;;[.AB13];&quot;','&quot;;[.AC13];&quot;','&quot;;[.AD13];&quot;','&quot;;[.AE13];&quot;','&quot;;[.AF13];&quot;']::varchar(50)[], ARRAY[ ROW(&quot;;[.AG13];&quot;,&quot;;[.AH13];&quot;,&quot;;[.AI13];&quot;,&quot;;[.AJ13];&quot;,'&quot;;[.AK13];&quot;','&quot;;[.AL13];&quot;',ROW(58,&quot;;[.AM13];[.AN13];&quot;) ), ROW(&quot;;[.AO13];&quot;,&quot;;[.AP13];&quot;,&quot;;[.AQ13];&quot;,&quot;;[.AR13];&quot;,'&quot;;[.AS13];&quot;','&quot;;[.AT13];&quot;',ROW(58,&quot;;[.AU13];[.AV13];&quot;) )]::familiar_ty[], ARRAY[ ROW('&quot;;[.AW13];&quot;','&quot;;[.AX13];&quot;'),row('&quot;;[.AY13];&quot;','&quot;;[.AZ13];&quot;') ]::identificacion_ty[], ARRAY[ ROW('&quot;;[.BA13];&quot;','&quot;;[.BB13];&quot;','&quot;;[.BC13];&quot;'), ROW('&quot;;[.BD13];&quot;','&quot;;[.BE13];&quot;','&quot;;[.BF13];&quot;') ]::nivel_educativo_ty[],null,'&quot;;[.BG13];&quot;'),&quot;)" table:style-name="ce15">
            <text:p>('Valerio','Adan','Bahena','Deltoro','1984-05-22',182,91,'verde oscuro','20/40','no_clasificado','personal_inteligencia_data/foto.png','personal_inteligencia_data/huella_digital.png','personal_inteligencia_data/huella_retina.png',ROW(58,2873909611) ,ROW('66776871','Groenlandia'),ARRAY['inglés','árabe','portugués','francés','null','null']::varchar(50)[], ARRAY[ ROW('Luisa',null,'Menjivar','Velasquez','1955-08-29','primo',ROW(58,2443933559) ), ROW('Vitalicio','Calixtrato','Medina','Sanabria','1955-08-29','hermano',ROW(58,2442958595) )]::familiar_ty[], ARRAY[ ROW('12669635','Irlanda'),row('null','null') ]::identificacion_ty[], ARRAY[ ROW('Ingeniería Industrial','null','null'), ROW('Economía','null','null') ]::nivel_educativo_ty[],null,'12'),</text:p>
          </table:table-cell>
          <table:table-cell table:number-columns-repeated="16323" table:style-name="ce1"/>
        </table:table-row>
        <table:table-row table:style-name="ro3">
          <table:table-cell office:value-type="float" office:value="3" table:formula="of:=[.D14]-9" table:style-name="ce3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3" table:formula="of:=[.A14]+10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argarito'</text:p>
          </table:table-cell>
          <table:table-cell office:value-type="string" table:style-name="ce1">
            <text:p>'Juvenal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Galarza'</text:p>
          </table:table-cell>
          <table:table-cell office:value-type="string" table:style-name="ce11">
            <text:p>2000-03-09</text:p>
          </table:table-cell>
          <table:table-cell office:value-type="float" office:value="184" table:style-name="ce12">
            <text:p>184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9025576" table:formula="of:=RANDBETWEEN(1000000;9999999)" table:style-name="ce2">
            <text:p>9025576</text:p>
          </table:table-cell>
          <table:table-cell office:value-type="float" office:value="48439823" table:formula="of:=RANDBETWEEN(10000000;99999999)" table:style-name="ce2">
            <text:p>48439823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onsolacion'</text:p>
          </table:table-cell>
          <table:table-cell office:value-type="string" table:style-name="ce1">
            <text:p>'Maximina'</text:p>
          </table:table-cell>
          <table:table-cell office:value-type="string" table:style-name="ce1">
            <text:p>'Maciel'</text:p>
          </table:table-cell>
          <table:table-cell office:value-type="string" table:style-name="ce1">
            <text:p>'Robledo'</text:p>
          </table:table-cell>
          <table:table-cell office:value-type="string" table:style-name="ce11">
            <text:p>1953-11-30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4332353" table:formula="of:=RANDBETWEEN(1000000;9999999)" table:style-name="ce2">
            <text:p>4332353</text:p>
          </table:table-cell>
          <table:table-cell office:value-type="string" table:style-name="ce1">
            <text:p>'Tito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Pinon'</text:p>
          </table:table-cell>
          <table:table-cell office:value-type="string" table:style-name="ce11">
            <text:p>1953-11-30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2189039" table:formula="of:=RANDBETWEEN(1000000;9999999)" table:style-name="ce2">
            <text:p>2189039</text:p>
          </table:table-cell>
          <table:table-cell office:value-type="float" office:value="92189698" table:formula="of:=RANDBETWEEN(10000000;100000000)" table:style-name="ce2">
            <text:p>92189698</text:p>
          </table:table-cell>
          <table:table-cell office:value-type="string" office:string-value="Irlanda" table:formula="of:=[.F14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2" table:formula="of:=[.D14]" table:style-name="ce1">
            <text:p>12</text:p>
          </table:table-cell>
          <table:table-cell table:style-name="ce1"/>
          <table:table-cell office:value-type="string" office:string-value="('Margarito','Juvenal','Nevarez','Galarza','2000-03-09',184,71,'azul claro','20/16','no_clasificado','personal_inteligencia_data/foto.png','personal_inteligencia_data/huella_digital.png','personal_inteligencia_data/huella_retina.png',ROW(58,2129025576) ,ROW('48439823','Irlanda'),ARRAY['español','inglés','portugués','francés','null','null']::varchar(50)[], ARRAY[ ROW('Consolacion','Maximina','Maciel','Robledo','1953-11-30','hermano',ROW(58,2124332353) ), ROW('Tito','Julian','Vallejo','Pinon','1953-11-30','primo',ROW(58,2122189039) )]::familiar_ty[], ARRAY[ ROW('92189698','Irlanda'),row('null','null') ]::identificacion_ty[], ARRAY[ ROW('Derecho','null','null'), ROW('Enfermería','null','null') ]::nivel_educativo_ty[],null,'12')," table:formula="of:=CONCATENATE(&quot;(&quot;;[.J14];&quot;,&quot;;[.K14];&quot;,&quot;;[.L14];&quot;,&quot;;[.M14];&quot;,'&quot;;[.N14];&quot;',&quot;;[.O14];&quot;,&quot;;[.P14];&quot;,'&quot;;[.Q14];&quot;','&quot;;[.R14];&quot;','&quot;;[.S14];&quot;',&quot;;[.T14];&quot;,&quot;;[.U14];&quot;,&quot;;[.V14];&quot;,ROW(58,&quot;;[.W14];[.X14];&quot;) ,ROW('&quot;;[.Y14];&quot;','&quot;;[.Z14];&quot;'),ARRAY['&quot;;[.AA14];&quot;','&quot;;[.AB14];&quot;','&quot;;[.AC14];&quot;','&quot;;[.AD14];&quot;','&quot;;[.AE14];&quot;','&quot;;[.AF14];&quot;']::varchar(50)[], ARRAY[ ROW(&quot;;[.AG14];&quot;,&quot;;[.AH14];&quot;,&quot;;[.AI14];&quot;,&quot;;[.AJ14];&quot;,'&quot;;[.AK14];&quot;','&quot;;[.AL14];&quot;',ROW(58,&quot;;[.AM14];[.AN14];&quot;) ), ROW(&quot;;[.AO14];&quot;,&quot;;[.AP14];&quot;,&quot;;[.AQ14];&quot;,&quot;;[.AR14];&quot;,'&quot;;[.AS14];&quot;','&quot;;[.AT14];&quot;',ROW(58,&quot;;[.AU14];[.AV14];&quot;) )]::familiar_ty[], ARRAY[ ROW('&quot;;[.AW14];&quot;','&quot;;[.AX14];&quot;'),row('&quot;;[.AY14];&quot;','&quot;;[.AZ14];&quot;') ]::identificacion_ty[], ARRAY[ ROW('&quot;;[.BA14];&quot;','&quot;;[.BB14];&quot;','&quot;;[.BC14];&quot;'), ROW('&quot;;[.BD14];&quot;','&quot;;[.BE14];&quot;','&quot;;[.BF14];&quot;') ]::nivel_educativo_ty[],null,'&quot;;[.BG14];&quot;'),&quot;)" table:style-name="ce15">
            <text:p>('Margarito','Juvenal','Nevarez','Galarza','2000-03-09',184,71,'azul claro','20/16','no_clasificado','personal_inteligencia_data/foto.png','personal_inteligencia_data/huella_digital.png','personal_inteligencia_data/huella_retina.png',ROW(58,2129025576) ,ROW('48439823','Irlanda'),ARRAY['español','inglés','portugués','francés','null','null']::varchar(50)[], ARRAY[ ROW('Consolacion','Maximina','Maciel','Robledo','1953-11-30','hermano',ROW(58,2124332353) ), ROW('Tito','Julian','Vallejo','Pinon','1953-11-30','primo',ROW(58,2122189039) )]::familiar_ty[], ARRAY[ ROW('92189698','Irlanda'),row('null','null') ]::identificacion_ty[], ARRAY[ ROW('Derecho','null','null'), ROW('Enfermería','null','null') ]::nivel_educativo_ty[],null,'12'),</text:p>
          </table:table-cell>
          <table:table-cell table:number-columns-repeated="16323" table:style-name="ce1"/>
        </table:table-row>
        <table:table-row table:style-name="ro3">
          <table:table-cell office:value-type="float" office:value="3" table:formula="of:=[.D15]-9" table:style-name="ce3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3" table:formula="of:=[.A15]+10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Feliciano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Guzman'</text:p>
          </table:table-cell>
          <table:table-cell office:value-type="string" table:style-name="ce1">
            <text:p>'Roman'</text:p>
          </table:table-cell>
          <table:table-cell office:value-type="string" table:style-name="ce11">
            <text:p>1999-09-20</text:p>
          </table:table-cell>
          <table:table-cell office:value-type="float" office:value="176" table:style-name="ce12">
            <text:p>176</text:p>
          </table:table-cell>
          <table:table-cell office:value-type="float" office:value="80" table:style-name="ce12">
            <text:p>80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5895335" table:formula="of:=RANDBETWEEN(1000000;9999999)" table:style-name="ce2">
            <text:p>5895335</text:p>
          </table:table-cell>
          <table:table-cell office:value-type="float" office:value="23769538" table:formula="of:=RANDBETWEEN(10000000;99999999)" table:style-name="ce2">
            <text:p>23769538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Barahona'</text:p>
          </table:table-cell>
          <table:table-cell office:value-type="string" table:style-name="ce1">
            <text:p>'Maldonado'</text:p>
          </table:table-cell>
          <table:table-cell office:value-type="string" table:style-name="ce11">
            <text:p>1976-03-18</text:p>
          </table:table-cell>
          <table:table-cell office:value-type="string" table:style-name="ce1">
            <text:p>hermano</text:p>
          </table:table-cell>
          <table:table-cell office:value-type="float" office:value="261" table:style-name="ce14">
            <text:p>261</text:p>
          </table:table-cell>
          <table:table-cell office:value-type="float" office:value="4314641" table:formula="of:=RANDBETWEEN(1000000;9999999)" table:style-name="ce2">
            <text:p>4314641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ntiel'</text:p>
          </table:table-cell>
          <table:table-cell office:value-type="string" table:style-name="ce1">
            <text:p>'Salguero'</text:p>
          </table:table-cell>
          <table:table-cell office:value-type="string" table:style-name="ce11">
            <text:p>1976-03-18</text:p>
          </table:table-cell>
          <table:table-cell office:value-type="string" table:style-name="ce1">
            <text:p>hermano</text:p>
          </table:table-cell>
          <table:table-cell office:value-type="float" office:value="261" table:style-name="ce14">
            <text:p>261</text:p>
          </table:table-cell>
          <table:table-cell office:value-type="float" office:value="2189522" table:formula="of:=RANDBETWEEN(1000000;9999999)" table:style-name="ce2">
            <text:p>2189522</text:p>
          </table:table-cell>
          <table:table-cell office:value-type="float" office:value="60842666" table:formula="of:=RANDBETWEEN(10000000;100000000)" table:style-name="ce2">
            <text:p>60842666</text:p>
          </table:table-cell>
          <table:table-cell office:value-type="string" office:string-value="Irlanda" table:formula="of:=[.F15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2" table:formula="of:=[.D15]" table:style-name="ce1">
            <text:p>12</text:p>
          </table:table-cell>
          <table:table-cell table:style-name="ce1"/>
          <table:table-cell office:value-type="string" office:string-value="('Feliciano','Cristian','Guzman','Roman','1999-09-20',176,80,'marrón claro','20/16','confidencial','personal_inteligencia_data/foto.png','personal_inteligencia_data/huella_digital.png','personal_inteligencia_data/huella_retina.png',ROW(58,2615895335) ,ROW('23769538','Uganda'),ARRAY['español','inglés','portugués','francés','null','null']::varchar(50)[], ARRAY[ ROW('Irma',null,'Barahona','Maldonado','1976-03-18','hermano',ROW(58,2614314641) ), ROW('Klement',null,'Montiel','Salguero','1976-03-18','hermano',ROW(58,2612189522) )]::familiar_ty[], ARRAY[ ROW('60842666','Irlanda'),row('null','null') ]::identificacion_ty[], ARRAY[ ROW('Criminología','null','null'), ROW('null','null','null') ]::nivel_educativo_ty[],null,'12')," table:formula="of:=CONCATENATE(&quot;(&quot;;[.J15];&quot;,&quot;;[.K15];&quot;,&quot;;[.L15];&quot;,&quot;;[.M15];&quot;,'&quot;;[.N15];&quot;',&quot;;[.O15];&quot;,&quot;;[.P15];&quot;,'&quot;;[.Q15];&quot;','&quot;;[.R15];&quot;','&quot;;[.S15];&quot;',&quot;;[.T15];&quot;,&quot;;[.U15];&quot;,&quot;;[.V15];&quot;,ROW(58,&quot;;[.W15];[.X15];&quot;) ,ROW('&quot;;[.Y15];&quot;','&quot;;[.Z15];&quot;'),ARRAY['&quot;;[.AA15];&quot;','&quot;;[.AB15];&quot;','&quot;;[.AC15];&quot;','&quot;;[.AD15];&quot;','&quot;;[.AE15];&quot;','&quot;;[.AF15];&quot;']::varchar(50)[], ARRAY[ ROW(&quot;;[.AG15];&quot;,&quot;;[.AH15];&quot;,&quot;;[.AI15];&quot;,&quot;;[.AJ15];&quot;,'&quot;;[.AK15];&quot;','&quot;;[.AL15];&quot;',ROW(58,&quot;;[.AM15];[.AN15];&quot;) ), ROW(&quot;;[.AO15];&quot;,&quot;;[.AP15];&quot;,&quot;;[.AQ15];&quot;,&quot;;[.AR15];&quot;,'&quot;;[.AS15];&quot;','&quot;;[.AT15];&quot;',ROW(58,&quot;;[.AU15];[.AV15];&quot;) )]::familiar_ty[], ARRAY[ ROW('&quot;;[.AW15];&quot;','&quot;;[.AX15];&quot;'),row('&quot;;[.AY15];&quot;','&quot;;[.AZ15];&quot;') ]::identificacion_ty[], ARRAY[ ROW('&quot;;[.BA15];&quot;','&quot;;[.BB15];&quot;','&quot;;[.BC15];&quot;'), ROW('&quot;;[.BD15];&quot;','&quot;;[.BE15];&quot;','&quot;;[.BF15];&quot;') ]::nivel_educativo_ty[],null,'&quot;;[.BG15];&quot;'),&quot;)" table:style-name="ce15">
            <text:p>('Feliciano','Cristian','Guzman','Roman','1999-09-20',176,80,'marrón claro','20/16','confidencial','personal_inteligencia_data/foto.png','personal_inteligencia_data/huella_digital.png','personal_inteligencia_data/huella_retina.png',ROW(58,2615895335) ,ROW('23769538','Uganda'),ARRAY['español','inglés','portugués','francés','null','null']::varchar(50)[], ARRAY[ ROW('Irma',null,'Barahona','Maldonado','1976-03-18','hermano',ROW(58,2614314641) ), ROW('Klement',null,'Montiel','Salguero','1976-03-18','hermano',ROW(58,2612189522) )]::familiar_ty[], ARRAY[ ROW('60842666','Irlanda'),row('null','null') ]::identificacion_ty[], ARRAY[ ROW('Criminología','null','null'), ROW('null','null','null') ]::nivel_educativo_ty[],null,'12'),</text:p>
          </table:table-cell>
          <table:table-cell table:number-columns-repeated="16323" table:style-name="ce1"/>
        </table:table-row>
        <table:table-row table:style-name="ro3">
          <table:table-cell office:value-type="float" office:value="4" table:formula="of:=[.D16]-9" table:style-name="ce3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14" table:formula="of:=[.A16]+10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Santiago'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Izaguirre'</text:p>
          </table:table-cell>
          <table:table-cell office:value-type="string" table:style-name="ce1">
            <text:p>'Giron'</text:p>
          </table:table-cell>
          <table:table-cell office:value-type="string" table:style-name="ce11">
            <text:p>1992-05-02</text:p>
          </table:table-cell>
          <table:table-cell office:value-type="float" office:value="187" table:style-name="ce12">
            <text:p>187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3938205" table:formula="of:=RANDBETWEEN(1000000;9999999)" table:style-name="ce2">
            <text:p>3938205</text:p>
          </table:table-cell>
          <table:table-cell office:value-type="float" office:value="58414213" table:formula="of:=RANDBETWEEN(10000000;99999999)" table:style-name="ce2">
            <text:p>58414213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Santana'</text:p>
          </table:table-cell>
          <table:table-cell office:value-type="string" table:style-name="ce1">
            <text:p>'Almeida'</text:p>
          </table:table-cell>
          <table:table-cell office:value-type="string" table:style-name="ce11">
            <text:p>1956-04-21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4881899" table:formula="of:=RANDBETWEEN(1000000;9999999)" table:style-name="ce2">
            <text:p>4881899</text:p>
          </table:table-cell>
          <table:table-cell office:value-type="string" table:style-name="ce1">
            <text:p>'Gret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aldivia'</text:p>
          </table:table-cell>
          <table:table-cell office:value-type="string" table:style-name="ce1">
            <text:p>'Cruz'</text:p>
          </table:table-cell>
          <table:table-cell office:value-type="string" table:style-name="ce11">
            <text:p>1956-04-21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9775289" table:formula="of:=RANDBETWEEN(1000000;9999999)" table:style-name="ce2">
            <text:p>9775289</text:p>
          </table:table-cell>
          <table:table-cell office:value-type="float" office:value="84200413" table:formula="of:=RANDBETWEEN(10000000;100000000)" table:style-name="ce2">
            <text:p>84200413</text:p>
          </table:table-cell>
          <table:table-cell office:value-type="string" office:string-value="Holanda" table:formula="of:=[.F16]" table:style-name="ce1">
            <text:p>Holanda</text:p>
          </table:table-cell>
          <table:table-cell office:value-type="float" office:value="47636634" table:formula="of:=RANDBETWEEN(10000000;100000000)" table:style-name="ce2">
            <text:p>47636634</text:p>
          </table:table-cell>
          <table:table-cell office:value-type="string" table:style-name="ce1">
            <text:p>Zimbabue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Dirección de Empresas</text:p>
          </table:table-cell>
          <table:table-cell office:value-type="float" office:value="13" table:formula="of:=[.D16]" table:style-name="ce1">
            <text:p>13</text:p>
          </table:table-cell>
          <table:table-cell table:style-name="ce1"/>
          <table:table-cell office:value-type="string" office:string-value="('Santiago','Andres','Izaguirre','Giron','1992-05-02',187,85,'verde oscuro','20/20','top_secret','personal_inteligencia_data/foto.png','personal_inteligencia_data/huella_digital.png','personal_inteligencia_data/huella_retina.png',ROW(58,4123938205) ,ROW('58414213','Argentina'),ARRAY['español','inglés','hindi','ruso','mandarín','null']::varchar(50)[], ARRAY[ ROW('Pablo','Emiliano','Santana','Almeida','1956-04-21','hermano',ROW(58,4124881899) ), ROW('Greta',null,'Valdivia','Cruz','1956-04-21','hermano',ROW(58,4129775289) )]::familiar_ty[], ARRAY[ ROW('84200413','Holanda'),row('47636634','Zimbabue') ]::identificacion_ty[], ARRAY[ ROW('Enfermería','null','null'), ROW('Ingeniería Industrial','Máster','Dirección de Empresas') ]::nivel_educativo_ty[],null,'13')," table:formula="of:=CONCATENATE(&quot;(&quot;;[.J16];&quot;,&quot;;[.K16];&quot;,&quot;;[.L16];&quot;,&quot;;[.M16];&quot;,'&quot;;[.N16];&quot;',&quot;;[.O16];&quot;,&quot;;[.P16];&quot;,'&quot;;[.Q16];&quot;','&quot;;[.R16];&quot;','&quot;;[.S16];&quot;',&quot;;[.T16];&quot;,&quot;;[.U16];&quot;,&quot;;[.V16];&quot;,ROW(58,&quot;;[.W16];[.X16];&quot;) ,ROW('&quot;;[.Y16];&quot;','&quot;;[.Z16];&quot;'),ARRAY['&quot;;[.AA16];&quot;','&quot;;[.AB16];&quot;','&quot;;[.AC16];&quot;','&quot;;[.AD16];&quot;','&quot;;[.AE16];&quot;','&quot;;[.AF16];&quot;']::varchar(50)[], ARRAY[ ROW(&quot;;[.AG16];&quot;,&quot;;[.AH16];&quot;,&quot;;[.AI16];&quot;,&quot;;[.AJ16];&quot;,'&quot;;[.AK16];&quot;','&quot;;[.AL16];&quot;',ROW(58,&quot;;[.AM16];[.AN16];&quot;) ), ROW(&quot;;[.AO16];&quot;,&quot;;[.AP16];&quot;,&quot;;[.AQ16];&quot;,&quot;;[.AR16];&quot;,'&quot;;[.AS16];&quot;','&quot;;[.AT16];&quot;',ROW(58,&quot;;[.AU16];[.AV16];&quot;) )]::familiar_ty[], ARRAY[ ROW('&quot;;[.AW16];&quot;','&quot;;[.AX16];&quot;'),row('&quot;;[.AY16];&quot;','&quot;;[.AZ16];&quot;') ]::identificacion_ty[], ARRAY[ ROW('&quot;;[.BA16];&quot;','&quot;;[.BB16];&quot;','&quot;;[.BC16];&quot;'), ROW('&quot;;[.BD16];&quot;','&quot;;[.BE16];&quot;','&quot;;[.BF16];&quot;') ]::nivel_educativo_ty[],null,'&quot;;[.BG16];&quot;'),&quot;)" table:style-name="ce15">
            <text:p>('Santiago','Andres','Izaguirre','Giron','1992-05-02',187,85,'verde oscuro','20/20','top_secret','personal_inteligencia_data/foto.png','personal_inteligencia_data/huella_digital.png','personal_inteligencia_data/huella_retina.png',ROW(58,4123938205) ,ROW('58414213','Argentina'),ARRAY['español','inglés','hindi','ruso','mandarín','null']::varchar(50)[], ARRAY[ ROW('Pablo','Emiliano','Santana','Almeida','1956-04-21','hermano',ROW(58,4124881899) ), ROW('Greta',null,'Valdivia','Cruz','1956-04-21','hermano',ROW(58,4129775289) )]::familiar_ty[], ARRAY[ ROW('84200413','Holanda'),row('47636634','Zimbabue') ]::identificacion_ty[], ARRAY[ ROW('Enfermería','null','null'), ROW('Ingeniería Industrial','Máster','Dirección de Empresas') ]::nivel_educativo_ty[],null,'13'),</text:p>
          </table:table-cell>
          <table:table-cell table:number-columns-repeated="16323" table:style-name="ce1"/>
        </table:table-row>
        <table:table-row table:style-name="ro3">
          <table:table-cell office:value-type="float" office:value="4" table:formula="of:=[.D17]-9" table:style-name="ce3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14" table:formula="of:=[.A17]+10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lidio'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Carreno'</text:p>
          </table:table-cell>
          <table:table-cell office:value-type="string" table:style-name="ce1">
            <text:p>'Villarreal'</text:p>
          </table:table-cell>
          <table:table-cell office:value-type="string" table:style-name="ce11">
            <text:p>1996-11-17</text:p>
          </table:table-cell>
          <table:table-cell office:value-type="float" office:value="160" table:style-name="ce12">
            <text:p>160</text:p>
          </table:table-cell>
          <table:table-cell office:value-type="float" office:value="77" table:style-name="ce12">
            <text:p>77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4237273" table:formula="of:=RANDBETWEEN(1000000;9999999)" table:style-name="ce2">
            <text:p>4237273</text:p>
          </table:table-cell>
          <table:table-cell office:value-type="float" office:value="69446730" table:formula="of:=RANDBETWEEN(10000000;99999999)" table:style-name="ce2">
            <text:p>69446730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Silvester'</text:p>
          </table:table-cell>
          <table:table-cell office:value-type="string" table:style-name="ce1">
            <text:p>'Rodrigues'</text:p>
          </table:table-cell>
          <table:table-cell office:value-type="string" table:style-name="ce1">
            <text:p>'Baez'</text:p>
          </table:table-cell>
          <table:table-cell office:value-type="string" table:style-name="ce11">
            <text:p>1959-10-09</text:p>
          </table:table-cell>
          <table:table-cell office:value-type="string" table:style-name="ce1">
            <text:p>primo</text:p>
          </table:table-cell>
          <table:table-cell office:value-type="float" office:value="281" table:style-name="ce14">
            <text:p>281</text:p>
          </table:table-cell>
          <table:table-cell office:value-type="float" office:value="7990392" table:formula="of:=RANDBETWEEN(1000000;9999999)" table:style-name="ce2">
            <text:p>7990392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varenga'</text:p>
          </table:table-cell>
          <table:table-cell office:value-type="string" table:style-name="ce1">
            <text:p>'Elizondo'</text:p>
          </table:table-cell>
          <table:table-cell office:value-type="string" table:style-name="ce11">
            <text:p>1959-10-09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2183930" table:formula="of:=RANDBETWEEN(1000000;9999999)" table:style-name="ce2">
            <text:p>2183930</text:p>
          </table:table-cell>
          <table:table-cell office:value-type="float" office:value="44845457" table:formula="of:=RANDBETWEEN(10000000;100000000)" table:style-name="ce2">
            <text:p>44845457</text:p>
          </table:table-cell>
          <table:table-cell office:value-type="string" office:string-value="Holanda" table:formula="of:=[.F17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3" table:formula="of:=[.D17]" table:style-name="ce1">
            <text:p>13</text:p>
          </table:table-cell>
          <table:table-cell table:style-name="ce1"/>
          <table:table-cell office:value-type="string" office:string-value="('Elidio','Pablo','Carreno','Villarreal','1996-11-17',160,77,'verde oscuro','20/20','no_clasificado','personal_inteligencia_data/foto.png','personal_inteligencia_data/huella_digital.png','personal_inteligencia_data/huella_retina.png',ROW(58,4244237273) ,ROW('69446730','Groenlandia'),ARRAY['español','inglés','hindi','ruso','null','null']::varchar(50)[], ARRAY[ ROW('Jorge','Silvester','Rodrigues','Baez','1959-10-09','primo',ROW(58,2817990392) ), ROW('Lincoln',null,'Alvarenga','Elizondo','1959-10-09','hermano',ROW(58,2812183930) )]::familiar_ty[], ARRAY[ ROW('44845457','Holanda'),row('null','null') ]::identificacion_ty[], ARRAY[ ROW('Ciencias Sociales','null','null'), ROW('null','null','null') ]::nivel_educativo_ty[],null,'13')," table:formula="of:=CONCATENATE(&quot;(&quot;;[.J17];&quot;,&quot;;[.K17];&quot;,&quot;;[.L17];&quot;,&quot;;[.M17];&quot;,'&quot;;[.N17];&quot;',&quot;;[.O17];&quot;,&quot;;[.P17];&quot;,'&quot;;[.Q17];&quot;','&quot;;[.R17];&quot;','&quot;;[.S17];&quot;',&quot;;[.T17];&quot;,&quot;;[.U17];&quot;,&quot;;[.V17];&quot;,ROW(58,&quot;;[.W17];[.X17];&quot;) ,ROW('&quot;;[.Y17];&quot;','&quot;;[.Z17];&quot;'),ARRAY['&quot;;[.AA17];&quot;','&quot;;[.AB17];&quot;','&quot;;[.AC17];&quot;','&quot;;[.AD17];&quot;','&quot;;[.AE17];&quot;','&quot;;[.AF17];&quot;']::varchar(50)[], ARRAY[ ROW(&quot;;[.AG17];&quot;,&quot;;[.AH17];&quot;,&quot;;[.AI17];&quot;,&quot;;[.AJ17];&quot;,'&quot;;[.AK17];&quot;','&quot;;[.AL17];&quot;',ROW(58,&quot;;[.AM17];[.AN17];&quot;) ), ROW(&quot;;[.AO17];&quot;,&quot;;[.AP17];&quot;,&quot;;[.AQ17];&quot;,&quot;;[.AR17];&quot;,'&quot;;[.AS17];&quot;','&quot;;[.AT17];&quot;',ROW(58,&quot;;[.AU17];[.AV17];&quot;) )]::familiar_ty[], ARRAY[ ROW('&quot;;[.AW17];&quot;','&quot;;[.AX17];&quot;'),row('&quot;;[.AY17];&quot;','&quot;;[.AZ17];&quot;') ]::identificacion_ty[], ARRAY[ ROW('&quot;;[.BA17];&quot;','&quot;;[.BB17];&quot;','&quot;;[.BC17];&quot;'), ROW('&quot;;[.BD17];&quot;','&quot;;[.BE17];&quot;','&quot;;[.BF17];&quot;') ]::nivel_educativo_ty[],null,'&quot;;[.BG17];&quot;'),&quot;)" table:style-name="ce15">
            <text:p>('Elidio','Pablo','Carreno','Villarreal','1996-11-17',160,77,'verde oscuro','20/20','no_clasificado','personal_inteligencia_data/foto.png','personal_inteligencia_data/huella_digital.png','personal_inteligencia_data/huella_retina.png',ROW(58,4244237273) ,ROW('69446730','Groenlandia'),ARRAY['español','inglés','hindi','ruso','null','null']::varchar(50)[], ARRAY[ ROW('Jorge','Silvester','Rodrigues','Baez','1959-10-09','primo',ROW(58,2817990392) ), ROW('Lincoln',null,'Alvarenga','Elizondo','1959-10-09','hermano',ROW(58,2812183930) )]::familiar_ty[], ARRAY[ ROW('44845457','Holanda'),row('null','null') ]::identificacion_ty[], ARRAY[ ROW('Ciencias Sociales','null','null'), ROW('null','null','null') ]::nivel_educativo_ty[],null,'13'),</text:p>
          </table:table-cell>
          <table:table-cell table:number-columns-repeated="16323"/>
        </table:table-row>
        <table:table-row table:style-name="ro3">
          <table:table-cell office:value-type="float" office:value="4" table:formula="of:=[.D18]-9" table:style-name="ce3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14" table:formula="of:=[.A18]+10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Regulo'</text:p>
          </table:table-cell>
          <table:table-cell office:value-type="string" table:style-name="ce1">
            <text:p>'Pastor'</text:p>
          </table:table-cell>
          <table:table-cell office:value-type="string" table:style-name="ce1">
            <text:p>'Coria'</text:p>
          </table:table-cell>
          <table:table-cell office:value-type="string" table:style-name="ce1">
            <text:p>'Valverde'</text:p>
          </table:table-cell>
          <table:table-cell office:value-type="string" table:style-name="ce11">
            <text:p>1996-11-15</text:p>
          </table:table-cell>
          <table:table-cell office:value-type="float" office:value="168" table:style-name="ce12">
            <text:p>168</text:p>
          </table:table-cell>
          <table:table-cell office:value-type="float" office:value="77" table:style-name="ce12">
            <text:p>77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5489209" table:formula="of:=RANDBETWEEN(1000000;9999999)" table:style-name="ce2">
            <text:p>5489209</text:p>
          </table:table-cell>
          <table:table-cell office:value-type="float" office:value="73826650" table:formula="of:=RANDBETWEEN(10000000;99999999)" table:style-name="ce2">
            <text:p>73826650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rmijo'</text:p>
          </table:table-cell>
          <table:table-cell office:value-type="string" table:style-name="ce1">
            <text:p>'Jimenez'</text:p>
          </table:table-cell>
          <table:table-cell office:value-type="string" table:style-name="ce11">
            <text:p>1970-12-22</text:p>
          </table:table-cell>
          <table:table-cell office:value-type="string" table:style-name="ce1">
            <text:p>primo</text:p>
          </table:table-cell>
          <table:table-cell office:value-type="float" office:value="424" table:style-name="ce1">
            <text:p>424</text:p>
          </table:table-cell>
          <table:table-cell office:value-type="float" office:value="8515535" table:formula="of:=RANDBETWEEN(1000000;9999999)" table:style-name="ce2">
            <text:p>8515535</text:p>
          </table:table-cell>
          <table:table-cell office:value-type="string" table:style-name="ce1">
            <text:p>'Emperatriz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ngulo'</text:p>
          </table:table-cell>
          <table:table-cell office:value-type="string" table:style-name="ce1">
            <text:p>'Valdivia'</text:p>
          </table:table-cell>
          <table:table-cell office:value-type="string" table:style-name="ce11">
            <text:p>1970-12-22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4353322" table:formula="of:=RANDBETWEEN(1000000;9999999)" table:style-name="ce2">
            <text:p>4353322</text:p>
          </table:table-cell>
          <table:table-cell office:value-type="float" office:value="87244208" table:formula="of:=RANDBETWEEN(10000000;100000000)" table:style-name="ce2">
            <text:p>87244208</text:p>
          </table:table-cell>
          <table:table-cell office:value-type="string" office:string-value="Holanda" table:formula="of:=[.F18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teligencia Emocion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3" table:formula="of:=[.D18]" table:style-name="ce1">
            <text:p>13</text:p>
          </table:table-cell>
          <table:table-cell table:style-name="ce1"/>
          <table:table-cell office:value-type="string" office:string-value="('Regulo','Pastor','Coria','Valverde','1996-11-15',168,77,'verde claro','20/50','no_clasificado','personal_inteligencia_data/foto.png','personal_inteligencia_data/huella_digital.png','personal_inteligencia_data/huella_retina.png',ROW(58,4245489209) ,ROW('73826650','Malasia'),ARRAY['inglés','árabe','portugués','francés','null','null']::varchar(50)[], ARRAY[ ROW('Marco',null,'Armijo','Jimenez','1970-12-22','primo',ROW(58,4248515535) ), ROW('Emperatriz',null,'Angulo','Valdivia','1970-12-22','hermano',ROW(58,4244353322) )]::familiar_ty[], ARRAY[ ROW('87244208','Holanda'),row('null','null') ]::identificacion_ty[], ARRAY[ ROW('Psicología','Máster','Inteligencia Emocional'), ROW('null','null','null') ]::nivel_educativo_ty[],null,'13')," table:formula="of:=CONCATENATE(&quot;(&quot;;[.J18];&quot;,&quot;;[.K18];&quot;,&quot;;[.L18];&quot;,&quot;;[.M18];&quot;,'&quot;;[.N18];&quot;',&quot;;[.O18];&quot;,&quot;;[.P18];&quot;,'&quot;;[.Q18];&quot;','&quot;;[.R18];&quot;','&quot;;[.S18];&quot;',&quot;;[.T18];&quot;,&quot;;[.U18];&quot;,&quot;;[.V18];&quot;,ROW(58,&quot;;[.W18];[.X18];&quot;) ,ROW('&quot;;[.Y18];&quot;','&quot;;[.Z18];&quot;'),ARRAY['&quot;;[.AA18];&quot;','&quot;;[.AB18];&quot;','&quot;;[.AC18];&quot;','&quot;;[.AD18];&quot;','&quot;;[.AE18];&quot;','&quot;;[.AF18];&quot;']::varchar(50)[], ARRAY[ ROW(&quot;;[.AG18];&quot;,&quot;;[.AH18];&quot;,&quot;;[.AI18];&quot;,&quot;;[.AJ18];&quot;,'&quot;;[.AK18];&quot;','&quot;;[.AL18];&quot;',ROW(58,&quot;;[.AM18];[.AN18];&quot;) ), ROW(&quot;;[.AO18];&quot;,&quot;;[.AP18];&quot;,&quot;;[.AQ18];&quot;,&quot;;[.AR18];&quot;,'&quot;;[.AS18];&quot;','&quot;;[.AT18];&quot;',ROW(58,&quot;;[.AU18];[.AV18];&quot;) )]::familiar_ty[], ARRAY[ ROW('&quot;;[.AW18];&quot;','&quot;;[.AX18];&quot;'),row('&quot;;[.AY18];&quot;','&quot;;[.AZ18];&quot;') ]::identificacion_ty[], ARRAY[ ROW('&quot;;[.BA18];&quot;','&quot;;[.BB18];&quot;','&quot;;[.BC18];&quot;'), ROW('&quot;;[.BD18];&quot;','&quot;;[.BE18];&quot;','&quot;;[.BF18];&quot;') ]::nivel_educativo_ty[],null,'&quot;;[.BG18];&quot;'),&quot;)" table:style-name="ce15">
            <text:p>('Regulo','Pastor','Coria','Valverde','1996-11-15',168,77,'verde claro','20/50','no_clasificado','personal_inteligencia_data/foto.png','personal_inteligencia_data/huella_digital.png','personal_inteligencia_data/huella_retina.png',ROW(58,4245489209) ,ROW('73826650','Malasia'),ARRAY['inglés','árabe','portugués','francés','null','null']::varchar(50)[], ARRAY[ ROW('Marco',null,'Armijo','Jimenez','1970-12-22','primo',ROW(58,4248515535) ), ROW('Emperatriz',null,'Angulo','Valdivia','1970-12-22','hermano',ROW(58,4244353322) )]::familiar_ty[], ARRAY[ ROW('87244208','Holanda'),row('null','null') ]::identificacion_ty[], ARRAY[ ROW('Psicología','Máster','Inteligencia Emocional'), ROW('null','null','null') ]::nivel_educativo_ty[],null,'13'),</text:p>
          </table:table-cell>
          <table:table-cell table:number-columns-repeated="16323"/>
        </table:table-row>
        <table:table-row table:style-name="ro3">
          <table:table-cell office:value-type="float" office:value="4" table:formula="of:=[.D19]-9" table:style-name="ce3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14" table:formula="of:=[.A19]+10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Atenea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Escalante'</text:p>
          </table:table-cell>
          <table:table-cell office:value-type="string" table:style-name="ce1">
            <text:p>'Garay'</text:p>
          </table:table-cell>
          <table:table-cell office:value-type="string" table:style-name="ce11">
            <text:p>1998-11-20</text:p>
          </table:table-cell>
          <table:table-cell office:value-type="float" office:value="153" table:style-name="ce12">
            <text:p>153</text:p>
          </table:table-cell>
          <table:table-cell office:value-type="float" office:value="95" table:style-name="ce12">
            <text:p>95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8147622" table:formula="of:=RANDBETWEEN(1000000;9999999)" table:style-name="ce2">
            <text:p>8147622</text:p>
          </table:table-cell>
          <table:table-cell office:value-type="float" office:value="89272413" table:formula="of:=RANDBETWEEN(10000000;99999999)" table:style-name="ce2">
            <text:p>89272413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Aguayo'</text:p>
          </table:table-cell>
          <table:table-cell office:value-type="string" table:style-name="ce1">
            <text:p>'Giraldo'</text:p>
          </table:table-cell>
          <table:table-cell office:value-type="string" table:style-name="ce11">
            <text:p>1976-03-16</text:p>
          </table:table-cell>
          <table:table-cell office:value-type="string" table:style-name="ce1">
            <text:p>abuelo</text:p>
          </table:table-cell>
          <table:table-cell office:value-type="float" office:value="243" table:style-name="ce14">
            <text:p>243</text:p>
          </table:table-cell>
          <table:table-cell office:value-type="float" office:value="5700630" table:formula="of:=RANDBETWEEN(1000000;9999999)" table:style-name="ce2">
            <text:p>5700630</text:p>
          </table:table-cell>
          <table:table-cell office:value-type="string" table:style-name="ce1">
            <text:p>'Fabian'</text:p>
          </table:table-cell>
          <table:table-cell office:value-type="string" table:style-name="ce1">
            <text:p>'Melchor'</text:p>
          </table:table-cell>
          <table:table-cell office:value-type="string" table:style-name="ce1">
            <text:p>'Deltoro'</text:p>
          </table:table-cell>
          <table:table-cell office:value-type="string" table:style-name="ce1">
            <text:p>'Lucero'</text:p>
          </table:table-cell>
          <table:table-cell office:value-type="string" table:style-name="ce11">
            <text:p>1976-03-16</text:p>
          </table:table-cell>
          <table:table-cell office:value-type="string" table:style-name="ce1">
            <text:p>primo</text:p>
          </table:table-cell>
          <table:table-cell office:value-type="float" office:value="243" table:style-name="ce14">
            <text:p>243</text:p>
          </table:table-cell>
          <table:table-cell office:value-type="float" office:value="5343067" table:formula="of:=RANDBETWEEN(1000000;9999999)" table:style-name="ce2">
            <text:p>5343067</text:p>
          </table:table-cell>
          <table:table-cell office:value-type="float" office:value="83769271" table:formula="of:=RANDBETWEEN(10000000;100000000)" table:style-name="ce2">
            <text:p>83769271</text:p>
          </table:table-cell>
          <table:table-cell office:value-type="string" office:string-value="Holanda" table:formula="of:=[.F19]" table:style-name="ce1">
            <text:p>Holanda</text:p>
          </table:table-cell>
          <table:table-cell office:value-type="float" office:value="10659268" table:formula="of:=RANDBETWEEN(10000000;100000000)" table:style-name="ce2">
            <text:p>10659268</text:p>
          </table:table-cell>
          <table:table-cell office:value-type="string" table:style-name="ce1">
            <text:p>Holanda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omunicación Corporativa</text:p>
          </table:table-cell>
          <table:table-cell office:value-type="float" office:value="13" table:formula="of:=[.D19]" table:style-name="ce1">
            <text:p>13</text:p>
          </table:table-cell>
          <table:table-cell table:style-name="ce1"/>
          <table:table-cell office:value-type="string" office:string-value="('Atenea','Mariana','Escalante','Garay','1998-11-20',153,95,'marrón claro','20/160','confidencial','personal_inteligencia_data/foto.png','personal_inteligencia_data/huella_digital.png','personal_inteligencia_data/huella_retina.png',ROW(58,2348147622) ,ROW('89272413','Uganda'),ARRAY['español','inglés','hindi','ruso','mandarín','bengalí']::varchar(50)[], ARRAY[ ROW('Camilo','Margarito','Aguayo','Giraldo','1976-03-16','abuelo',ROW(58,2435700630) ), ROW('Fabian','Melchor','Deltoro','Lucero','1976-03-16','primo',ROW(58,2435343067) )]::familiar_ty[], ARRAY[ ROW('83769271','Holanda'),row('10659268','Holanda') ]::identificacion_ty[], ARRAY[ ROW('Psicología','null','null'), ROW('Comunicación','Máster','Comunicación Corporativa') ]::nivel_educativo_ty[],null,'13')," table:formula="of:=CONCATENATE(&quot;(&quot;;[.J19];&quot;,&quot;;[.K19];&quot;,&quot;;[.L19];&quot;,&quot;;[.M19];&quot;,'&quot;;[.N19];&quot;',&quot;;[.O19];&quot;,&quot;;[.P19];&quot;,'&quot;;[.Q19];&quot;','&quot;;[.R19];&quot;','&quot;;[.S19];&quot;',&quot;;[.T19];&quot;,&quot;;[.U19];&quot;,&quot;;[.V19];&quot;,ROW(58,&quot;;[.W19];[.X19];&quot;) ,ROW('&quot;;[.Y19];&quot;','&quot;;[.Z19];&quot;'),ARRAY['&quot;;[.AA19];&quot;','&quot;;[.AB19];&quot;','&quot;;[.AC19];&quot;','&quot;;[.AD19];&quot;','&quot;;[.AE19];&quot;','&quot;;[.AF19];&quot;']::varchar(50)[], ARRAY[ ROW(&quot;;[.AG19];&quot;,&quot;;[.AH19];&quot;,&quot;;[.AI19];&quot;,&quot;;[.AJ19];&quot;,'&quot;;[.AK19];&quot;','&quot;;[.AL19];&quot;',ROW(58,&quot;;[.AM19];[.AN19];&quot;) ), ROW(&quot;;[.AO19];&quot;,&quot;;[.AP19];&quot;,&quot;;[.AQ19];&quot;,&quot;;[.AR19];&quot;,'&quot;;[.AS19];&quot;','&quot;;[.AT19];&quot;',ROW(58,&quot;;[.AU19];[.AV19];&quot;) )]::familiar_ty[], ARRAY[ ROW('&quot;;[.AW19];&quot;','&quot;;[.AX19];&quot;'),row('&quot;;[.AY19];&quot;','&quot;;[.AZ19];&quot;') ]::identificacion_ty[], ARRAY[ ROW('&quot;;[.BA19];&quot;','&quot;;[.BB19];&quot;','&quot;;[.BC19];&quot;'), ROW('&quot;;[.BD19];&quot;','&quot;;[.BE19];&quot;','&quot;;[.BF19];&quot;') ]::nivel_educativo_ty[],null,'&quot;;[.BG19];&quot;'),&quot;)" table:style-name="ce15">
            <text:p>('Atenea','Mariana','Escalante','Garay','1998-11-20',153,95,'marrón claro','20/160','confidencial','personal_inteligencia_data/foto.png','personal_inteligencia_data/huella_digital.png','personal_inteligencia_data/huella_retina.png',ROW(58,2348147622) ,ROW('89272413','Uganda'),ARRAY['español','inglés','hindi','ruso','mandarín','bengalí']::varchar(50)[], ARRAY[ ROW('Camilo','Margarito','Aguayo','Giraldo','1976-03-16','abuelo',ROW(58,2435700630) ), ROW('Fabian','Melchor','Deltoro','Lucero','1976-03-16','primo',ROW(58,2435343067) )]::familiar_ty[], ARRAY[ ROW('83769271','Holanda'),row('10659268','Holanda') ]::identificacion_ty[], ARRAY[ ROW('Psicología','null','null'), ROW('Comunicación','Máster','Comunicación Corporativa') ]::nivel_educativo_ty[],null,'13'),</text:p>
          </table:table-cell>
          <table:table-cell table:number-columns-repeated="16323"/>
        </table:table-row>
        <table:table-row table:style-name="ro3">
          <table:table-cell office:value-type="float" office:value="5" table:formula="of:=[.D20]-9" table:style-name="ce3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15" table:formula="of:=[.A20]+10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Silvio'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Mojica'</text:p>
          </table:table-cell>
          <table:table-cell office:value-type="string" table:style-name="ce11">
            <text:p>1992-05-29</text:p>
          </table:table-cell>
          <table:table-cell office:value-type="float" office:value="166" table:style-name="ce12">
            <text:p>166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9802618" table:formula="of:=RANDBETWEEN(1000000;9999999)" table:style-name="ce2">
            <text:p>9802618</text:p>
          </table:table-cell>
          <table:table-cell office:value-type="float" office:value="17900637" table:formula="of:=RANDBETWEEN(10000000;99999999)" table:style-name="ce2">
            <text:p>17900637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Ceja'</text:p>
          </table:table-cell>
          <table:table-cell office:value-type="string" table:style-name="ce1">
            <text:p>'Castro'</text:p>
          </table:table-cell>
          <table:table-cell office:value-type="string" table:style-name="ce11">
            <text:p>1957-07-10</text:p>
          </table:table-cell>
          <table:table-cell office:value-type="string" table:style-name="ce1">
            <text:p>abuelo</text:p>
          </table:table-cell>
          <table:table-cell office:value-type="float" office:value="212" table:style-name="ce1">
            <text:p>212</text:p>
          </table:table-cell>
          <table:table-cell office:value-type="float" office:value="7041486" table:formula="of:=RANDBETWEEN(1000000;9999999)" table:style-name="ce2">
            <text:p>7041486</text:p>
          </table:table-cell>
          <table:table-cell office:value-type="string" table:style-name="ce1">
            <text:p>'Marce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aldamez'</text:p>
          </table:table-cell>
          <table:table-cell office:value-type="string" table:style-name="ce1">
            <text:p>'Rogers'</text:p>
          </table:table-cell>
          <table:table-cell office:value-type="string" table:style-name="ce11">
            <text:p>1957-07-10</text:p>
          </table:table-cell>
          <table:table-cell office:value-type="string" table:style-name="ce1">
            <text:p>abuelo</text:p>
          </table:table-cell>
          <table:table-cell office:value-type="float" office:value="212" table:style-name="ce1">
            <text:p>212</text:p>
          </table:table-cell>
          <table:table-cell office:value-type="float" office:value="6731057" table:formula="of:=RANDBETWEEN(1000000;9999999)" table:style-name="ce2">
            <text:p>6731057</text:p>
          </table:table-cell>
          <table:table-cell office:value-type="float" office:value="59856320" table:formula="of:=RANDBETWEEN(10000000;100000000)" table:style-name="ce2">
            <text:p>59856320</text:p>
          </table:table-cell>
          <table:table-cell office:value-type="string" office:string-value="Holanda" table:formula="of:=[.F20]" table:style-name="ce1">
            <text:p>Holanda</text:p>
          </table:table-cell>
          <table:table-cell office:value-type="float" office:value="34311770" table:formula="of:=RANDBETWEEN(10000000;100000000)" table:style-name="ce2">
            <text:p>34311770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bogacía</text:p>
          </table:table-cell>
          <table:table-cell office:value-type="float" office:value="14" table:formula="of:=[.D20]" table:style-name="ce1">
            <text:p>14</text:p>
          </table:table-cell>
          <table:table-cell table:style-name="ce1"/>
          <table:table-cell office:value-type="string" office:string-value="('Silvio','Fidel','Avelar','Mojica','1992-05-29',166,68,'azul oscuro','20/16','top_secret','personal_inteligencia_data/foto.png','personal_inteligencia_data/huella_digital.png','personal_inteligencia_data/huella_retina.png',ROW(58,2129802618) ,ROW('17900637','Argentina'),ARRAY['español','inglés','hindi','ruso','mandarín','null']::varchar(50)[], ARRAY[ ROW('Julian','Cornelio','Ceja','Castro','1957-07-10','abuelo',ROW(58,2127041486) ), ROW('Marcela',null,'Galdamez','Rogers','1957-07-10','abuelo',ROW(58,2126731057) )]::familiar_ty[], ARRAY[ ROW('59856320','Holanda'),row('34311770','Zimbabue') ]::identificacion_ty[], ARRAY[ ROW('Ciencias Sociales','null','null'), ROW('Derecho','Máster','Abogacía') ]::nivel_educativo_ty[],null,'14')," table:formula="of:=CONCATENATE(&quot;(&quot;;[.J20];&quot;,&quot;;[.K20];&quot;,&quot;;[.L20];&quot;,&quot;;[.M20];&quot;,'&quot;;[.N20];&quot;',&quot;;[.O20];&quot;,&quot;;[.P20];&quot;,'&quot;;[.Q20];&quot;','&quot;;[.R20];&quot;','&quot;;[.S20];&quot;',&quot;;[.T20];&quot;,&quot;;[.U20];&quot;,&quot;;[.V20];&quot;,ROW(58,&quot;;[.W20];[.X20];&quot;) ,ROW('&quot;;[.Y20];&quot;','&quot;;[.Z20];&quot;'),ARRAY['&quot;;[.AA20];&quot;','&quot;;[.AB20];&quot;','&quot;;[.AC20];&quot;','&quot;;[.AD20];&quot;','&quot;;[.AE20];&quot;','&quot;;[.AF20];&quot;']::varchar(50)[], ARRAY[ ROW(&quot;;[.AG20];&quot;,&quot;;[.AH20];&quot;,&quot;;[.AI20];&quot;,&quot;;[.AJ20];&quot;,'&quot;;[.AK20];&quot;','&quot;;[.AL20];&quot;',ROW(58,&quot;;[.AM20];[.AN20];&quot;) ), ROW(&quot;;[.AO20];&quot;,&quot;;[.AP20];&quot;,&quot;;[.AQ20];&quot;,&quot;;[.AR20];&quot;,'&quot;;[.AS20];&quot;','&quot;;[.AT20];&quot;',ROW(58,&quot;;[.AU20];[.AV20];&quot;) )]::familiar_ty[], ARRAY[ ROW('&quot;;[.AW20];&quot;','&quot;;[.AX20];&quot;'),row('&quot;;[.AY20];&quot;','&quot;;[.AZ20];&quot;') ]::identificacion_ty[], ARRAY[ ROW('&quot;;[.BA20];&quot;','&quot;;[.BB20];&quot;','&quot;;[.BC20];&quot;'), ROW('&quot;;[.BD20];&quot;','&quot;;[.BE20];&quot;','&quot;;[.BF20];&quot;') ]::nivel_educativo_ty[],null,'&quot;;[.BG20];&quot;'),&quot;)" table:style-name="ce15">
            <text:p>('Silvio','Fidel','Avelar','Mojica','1992-05-29',166,68,'azul oscuro','20/16','top_secret','personal_inteligencia_data/foto.png','personal_inteligencia_data/huella_digital.png','personal_inteligencia_data/huella_retina.png',ROW(58,2129802618) ,ROW('17900637','Argentina'),ARRAY['español','inglés','hindi','ruso','mandarín','null']::varchar(50)[], ARRAY[ ROW('Julian','Cornelio','Ceja','Castro','1957-07-10','abuelo',ROW(58,2127041486) ), ROW('Marcela',null,'Galdamez','Rogers','1957-07-10','abuelo',ROW(58,2126731057) )]::familiar_ty[], ARRAY[ ROW('59856320','Holanda'),row('34311770','Zimbabue') ]::identificacion_ty[], ARRAY[ ROW('Ciencias Sociales','null','null'), ROW('Derecho','Máster','Abogacía') ]::nivel_educativo_ty[],null,'14'),</text:p>
          </table:table-cell>
          <table:table-cell table:number-columns-repeated="16323"/>
        </table:table-row>
        <table:table-row table:style-name="ro3">
          <table:table-cell office:value-type="float" office:value="5" table:formula="of:=[.D21]-9" table:style-name="ce3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15" table:formula="of:=[.A21]+10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ristian'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Arango'</text:p>
          </table:table-cell>
          <table:table-cell office:value-type="string" table:style-name="ce11">
            <text:p>1999-09-22</text:p>
          </table:table-cell>
          <table:table-cell office:value-type="float" office:value="153" table:style-name="ce12">
            <text:p>153</text:p>
          </table:table-cell>
          <table:table-cell office:value-type="float" office:value="94" table:style-name="ce12">
            <text:p>94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4297691" table:formula="of:=RANDBETWEEN(1000000;9999999)" table:style-name="ce2">
            <text:p>4297691</text:p>
          </table:table-cell>
          <table:table-cell office:value-type="float" office:value="57386191" table:formula="of:=RANDBETWEEN(10000000;99999999)" table:style-name="ce2">
            <text:p>57386191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Perez'</text:p>
          </table:table-cell>
          <table:table-cell office:value-type="string" table:style-name="ce1">
            <text:p>'Manriquez'</text:p>
          </table:table-cell>
          <table:table-cell office:value-type="string" table:style-name="ce11">
            <text:p>1960-08-31</text:p>
          </table:table-cell>
          <table:table-cell office:value-type="string" table:style-name="ce1">
            <text:p>tío</text:p>
          </table:table-cell>
          <table:table-cell office:value-type="float" office:value="234" table:style-name="ce14">
            <text:p>234</text:p>
          </table:table-cell>
          <table:table-cell office:value-type="float" office:value="9110875" table:formula="of:=RANDBETWEEN(1000000;9999999)" table:style-name="ce2">
            <text:p>9110875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rriola'</text:p>
          </table:table-cell>
          <table:table-cell office:value-type="string" table:style-name="ce1">
            <text:p>'Duenas'</text:p>
          </table:table-cell>
          <table:table-cell office:value-type="string" table:style-name="ce11">
            <text:p>1960-08-31</text:p>
          </table:table-cell>
          <table:table-cell office:value-type="string" table:style-name="ce1">
            <text:p>hermano</text:p>
          </table:table-cell>
          <table:table-cell office:value-type="float" office:value="234" table:style-name="ce14">
            <text:p>234</text:p>
          </table:table-cell>
          <table:table-cell office:value-type="float" office:value="3509749" table:formula="of:=RANDBETWEEN(1000000;9999999)" table:style-name="ce2">
            <text:p>3509749</text:p>
          </table:table-cell>
          <table:table-cell office:value-type="float" office:value="13724227" table:formula="of:=RANDBETWEEN(10000000;100000000)" table:style-name="ce2">
            <text:p>13724227</text:p>
          </table:table-cell>
          <table:table-cell office:value-type="string" office:string-value="Holanda" table:formula="of:=[.F21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4" table:formula="of:=[.D21]" table:style-name="ce1">
            <text:p>14</text:p>
          </table:table-cell>
          <table:table-cell table:style-name="ce1"/>
          <table:table-cell office:value-type="string" office:string-value="('Cristian','Feliciano','Montero','Arango','1999-09-22',153,94,'azul oscuro','20/20','no_clasificado','personal_inteligencia_data/foto.png','personal_inteligencia_data/huella_digital.png','personal_inteligencia_data/huella_retina.png',ROW(58,2874297691) ,ROW('57386191','Groenlandia'),ARRAY['español','inglés','hindi','ruso','mandarín','null']::varchar(50)[], ARRAY[ ROW('Constantino','Ciceron','Perez','Manriquez','1960-08-31','tío',ROW(58,2349110875) ), ROW('Alba',null,'Arriola','Duenas','1960-08-31','hermano',ROW(58,2343509749) )]::familiar_ty[], ARRAY[ ROW('13724227','Holanda'),row('null','null') ]::identificacion_ty[], ARRAY[ ROW('Economía','null','null'), ROW('null','null','null') ]::nivel_educativo_ty[],null,'14')," table:formula="of:=CONCATENATE(&quot;(&quot;;[.J21];&quot;,&quot;;[.K21];&quot;,&quot;;[.L21];&quot;,&quot;;[.M21];&quot;,'&quot;;[.N21];&quot;',&quot;;[.O21];&quot;,&quot;;[.P21];&quot;,'&quot;;[.Q21];&quot;','&quot;;[.R21];&quot;','&quot;;[.S21];&quot;',&quot;;[.T21];&quot;,&quot;;[.U21];&quot;,&quot;;[.V21];&quot;,ROW(58,&quot;;[.W21];[.X21];&quot;) ,ROW('&quot;;[.Y21];&quot;','&quot;;[.Z21];&quot;'),ARRAY['&quot;;[.AA21];&quot;','&quot;;[.AB21];&quot;','&quot;;[.AC21];&quot;','&quot;;[.AD21];&quot;','&quot;;[.AE21];&quot;','&quot;;[.AF21];&quot;']::varchar(50)[], ARRAY[ ROW(&quot;;[.AG21];&quot;,&quot;;[.AH21];&quot;,&quot;;[.AI21];&quot;,&quot;;[.AJ21];&quot;,'&quot;;[.AK21];&quot;','&quot;;[.AL21];&quot;',ROW(58,&quot;;[.AM21];[.AN21];&quot;) ), ROW(&quot;;[.AO21];&quot;,&quot;;[.AP21];&quot;,&quot;;[.AQ21];&quot;,&quot;;[.AR21];&quot;,'&quot;;[.AS21];&quot;','&quot;;[.AT21];&quot;',ROW(58,&quot;;[.AU21];[.AV21];&quot;) )]::familiar_ty[], ARRAY[ ROW('&quot;;[.AW21];&quot;','&quot;;[.AX21];&quot;'),row('&quot;;[.AY21];&quot;','&quot;;[.AZ21];&quot;') ]::identificacion_ty[], ARRAY[ ROW('&quot;;[.BA21];&quot;','&quot;;[.BB21];&quot;','&quot;;[.BC21];&quot;'), ROW('&quot;;[.BD21];&quot;','&quot;;[.BE21];&quot;','&quot;;[.BF21];&quot;') ]::nivel_educativo_ty[],null,'&quot;;[.BG21];&quot;'),&quot;)" table:style-name="ce15">
            <text:p>('Cristian','Feliciano','Montero','Arango','1999-09-22',153,94,'azul oscuro','20/20','no_clasificado','personal_inteligencia_data/foto.png','personal_inteligencia_data/huella_digital.png','personal_inteligencia_data/huella_retina.png',ROW(58,2874297691) ,ROW('57386191','Groenlandia'),ARRAY['español','inglés','hindi','ruso','mandarín','null']::varchar(50)[], ARRAY[ ROW('Constantino','Ciceron','Perez','Manriquez','1960-08-31','tío',ROW(58,2349110875) ), ROW('Alba',null,'Arriola','Duenas','1960-08-31','hermano',ROW(58,2343509749) )]::familiar_ty[], ARRAY[ ROW('13724227','Holanda'),row('null','null') ]::identificacion_ty[], ARRAY[ ROW('Economía','null','null'), ROW('null','null','null') ]::nivel_educativo_ty[],null,'14'),</text:p>
          </table:table-cell>
          <table:table-cell table:number-columns-repeated="16323"/>
        </table:table-row>
        <table:table-row table:style-name="ro3">
          <table:table-cell office:value-type="float" office:value="5" table:formula="of:=[.D22]-9" table:style-name="ce3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15" table:formula="of:=[.A22]+10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Ives'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Alejo'</text:p>
          </table:table-cell>
          <table:table-cell office:value-type="string" table:style-name="ce11">
            <text:p>1997-08-10</text:p>
          </table:table-cell>
          <table:table-cell office:value-type="float" office:value="186" table:style-name="ce12">
            <text:p>186</text:p>
          </table:table-cell>
          <table:table-cell office:value-type="float" office:value="70" table:style-name="ce12">
            <text:p>70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7794931" table:formula="of:=RANDBETWEEN(1000000;9999999)" table:style-name="ce2">
            <text:p>7794931</text:p>
          </table:table-cell>
          <table:table-cell office:value-type="float" office:value="54190110" table:formula="of:=RANDBETWEEN(10000000;99999999)" table:style-name="ce2">
            <text:p>54190110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Delrio'</text:p>
          </table:table-cell>
          <table:table-cell office:value-type="string" table:style-name="ce1">
            <text:p>'Caldera'</text:p>
          </table:table-cell>
          <table:table-cell office:value-type="string" table:style-name="ce11">
            <text:p>1971-06-23</text:p>
          </table:table-cell>
          <table:table-cell office:value-type="string" table:style-name="ce1">
            <text:p>tío</text:p>
          </table:table-cell>
          <table:table-cell office:value-type="float" office:value="287" table:style-name="ce14">
            <text:p>287</text:p>
          </table:table-cell>
          <table:table-cell office:value-type="float" office:value="6767160" table:formula="of:=RANDBETWEEN(1000000;9999999)" table:style-name="ce2">
            <text:p>6767160</text:p>
          </table:table-cell>
          <table:table-cell office:value-type="string" table:style-name="ce1">
            <text:p>'Vilm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nreal'</text:p>
          </table:table-cell>
          <table:table-cell office:value-type="string" table:style-name="ce1">
            <text:p>'Toscano'</text:p>
          </table:table-cell>
          <table:table-cell office:value-type="string" table:style-name="ce11">
            <text:p>1971-06-23</text:p>
          </table:table-cell>
          <table:table-cell office:value-type="string" table:style-name="ce1">
            <text:p>hermano</text:p>
          </table:table-cell>
          <table:table-cell office:value-type="float" office:value="287" table:style-name="ce14">
            <text:p>287</text:p>
          </table:table-cell>
          <table:table-cell office:value-type="float" office:value="1565779" table:formula="of:=RANDBETWEEN(1000000;9999999)" table:style-name="ce2">
            <text:p>1565779</text:p>
          </table:table-cell>
          <table:table-cell office:value-type="float" office:value="87358434" table:formula="of:=RANDBETWEEN(10000000;100000000)" table:style-name="ce2">
            <text:p>87358434</text:p>
          </table:table-cell>
          <table:table-cell office:value-type="string" office:string-value="Holanda" table:formula="of:=[.F22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4" table:formula="of:=[.D22]" table:style-name="ce1">
            <text:p>14</text:p>
          </table:table-cell>
          <table:table-cell table:style-name="ce1"/>
          <table:table-cell office:value-type="string" office:string-value="('Ives','Victor','Valerio','Alejo','1997-08-10',186,70,'verde oscuro','20/40','no_clasificado','personal_inteligencia_data/foto.png','personal_inteligencia_data/huella_digital.png','personal_inteligencia_data/huella_retina.png',ROW(58,2877794931) ,ROW('54190110','Malasia'),ARRAY['inglés','árabe','portugués','francés','null','null']::varchar(50)[], ARRAY[ ROW('Cesarino',null,'Delrio','Caldera','1971-06-23','tío',ROW(58,2876767160) ), ROW('Vilma',null,'Monreal','Toscano','1971-06-23','hermano',ROW(58,2871565779) )]::familiar_ty[], ARRAY[ ROW('87358434','Holanda'),row('null','null') ]::identificacion_ty[], ARRAY[ ROW('Enfermería','null','null'), ROW('null','null','null') ]::nivel_educativo_ty[],null,'14')," table:formula="of:=CONCATENATE(&quot;(&quot;;[.J22];&quot;,&quot;;[.K22];&quot;,&quot;;[.L22];&quot;,&quot;;[.M22];&quot;,'&quot;;[.N22];&quot;',&quot;;[.O22];&quot;,&quot;;[.P22];&quot;,'&quot;;[.Q22];&quot;','&quot;;[.R22];&quot;','&quot;;[.S22];&quot;',&quot;;[.T22];&quot;,&quot;;[.U22];&quot;,&quot;;[.V22];&quot;,ROW(58,&quot;;[.W22];[.X22];&quot;) ,ROW('&quot;;[.Y22];&quot;','&quot;;[.Z22];&quot;'),ARRAY['&quot;;[.AA22];&quot;','&quot;;[.AB22];&quot;','&quot;;[.AC22];&quot;','&quot;;[.AD22];&quot;','&quot;;[.AE22];&quot;','&quot;;[.AF22];&quot;']::varchar(50)[], ARRAY[ ROW(&quot;;[.AG22];&quot;,&quot;;[.AH22];&quot;,&quot;;[.AI22];&quot;,&quot;;[.AJ22];&quot;,'&quot;;[.AK22];&quot;','&quot;;[.AL22];&quot;',ROW(58,&quot;;[.AM22];[.AN22];&quot;) ), ROW(&quot;;[.AO22];&quot;,&quot;;[.AP22];&quot;,&quot;;[.AQ22];&quot;,&quot;;[.AR22];&quot;,'&quot;;[.AS22];&quot;','&quot;;[.AT22];&quot;',ROW(58,&quot;;[.AU22];[.AV22];&quot;) )]::familiar_ty[], ARRAY[ ROW('&quot;;[.AW22];&quot;','&quot;;[.AX22];&quot;'),row('&quot;;[.AY22];&quot;','&quot;;[.AZ22];&quot;') ]::identificacion_ty[], ARRAY[ ROW('&quot;;[.BA22];&quot;','&quot;;[.BB22];&quot;','&quot;;[.BC22];&quot;'), ROW('&quot;;[.BD22];&quot;','&quot;;[.BE22];&quot;','&quot;;[.BF22];&quot;') ]::nivel_educativo_ty[],null,'&quot;;[.BG22];&quot;'),&quot;)" table:style-name="ce15">
            <text:p>('Ives','Victor','Valerio','Alejo','1997-08-10',186,70,'verde oscuro','20/40','no_clasificado','personal_inteligencia_data/foto.png','personal_inteligencia_data/huella_digital.png','personal_inteligencia_data/huella_retina.png',ROW(58,2877794931) ,ROW('54190110','Malasia'),ARRAY['inglés','árabe','portugués','francés','null','null']::varchar(50)[], ARRAY[ ROW('Cesarino',null,'Delrio','Caldera','1971-06-23','tío',ROW(58,2876767160) ), ROW('Vilma',null,'Monreal','Toscano','1971-06-23','hermano',ROW(58,2871565779) )]::familiar_ty[], ARRAY[ ROW('87358434','Holanda'),row('null','null') ]::identificacion_ty[], ARRAY[ ROW('Enfermería','null','null'), ROW('null','null','null') ]::nivel_educativo_ty[],null,'14'),</text:p>
          </table:table-cell>
          <table:table-cell table:number-columns-repeated="16323"/>
        </table:table-row>
        <table:table-row table:style-name="ro3">
          <table:table-cell office:value-type="float" office:value="5" table:formula="of:=[.D23]-9" table:style-name="ce3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15" table:formula="of:=[.A23]+10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Ponc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arker'</text:p>
          </table:table-cell>
          <table:table-cell office:value-type="string" table:style-name="ce1">
            <text:p>'Palafox'</text:p>
          </table:table-cell>
          <table:table-cell office:value-type="string" table:style-name="ce11">
            <text:p>1998-12-02</text:p>
          </table:table-cell>
          <table:table-cell office:value-type="float" office:value="170" table:style-name="ce12">
            <text:p>170</text:p>
          </table:table-cell>
          <table:table-cell office:value-type="float" office:value="94" table:style-name="ce12">
            <text:p>94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6960277" table:formula="of:=RANDBETWEEN(1000000;9999999)" table:style-name="ce2">
            <text:p>6960277</text:p>
          </table:table-cell>
          <table:table-cell office:value-type="float" office:value="86847616" table:formula="of:=RANDBETWEEN(10000000;99999999)" table:style-name="ce2">
            <text:p>86847616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Peregrino'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Reyes'</text:p>
          </table:table-cell>
          <table:table-cell office:value-type="string" table:style-name="ce1">
            <text:p>'Ruiz'</text:p>
          </table:table-cell>
          <table:table-cell office:value-type="string" table:style-name="ce11">
            <text:p>1977-04-02</text:p>
          </table:table-cell>
          <table:table-cell office:value-type="string" table:style-name="ce1">
            <text:p>primo</text:p>
          </table:table-cell>
          <table:table-cell office:value-type="float" office:value="281" table:style-name="ce14">
            <text:p>281</text:p>
          </table:table-cell>
          <table:table-cell office:value-type="float" office:value="6215153" table:formula="of:=RANDBETWEEN(1000000;9999999)" table:style-name="ce2">
            <text:p>6215153</text:p>
          </table:table-cell>
          <table:table-cell office:value-type="string" table:style-name="ce1">
            <text:p>'Daniela'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Recinos'</text:p>
          </table:table-cell>
          <table:table-cell office:value-type="string" table:style-name="ce11">
            <text:p>1977-04-02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8182197" table:formula="of:=RANDBETWEEN(1000000;9999999)" table:style-name="ce2">
            <text:p>8182197</text:p>
          </table:table-cell>
          <table:table-cell office:value-type="float" office:value="65849924" table:formula="of:=RANDBETWEEN(10000000;100000000)" table:style-name="ce2">
            <text:p>65849924</text:p>
          </table:table-cell>
          <table:table-cell office:value-type="string" office:string-value="Holanda" table:formula="of:=[.F23]" table:style-name="ce1">
            <text:p>Holanda</text:p>
          </table:table-cell>
          <table:table-cell office:value-type="float" office:value="53542244" table:formula="of:=RANDBETWEEN(10000000;100000000)" table:style-name="ce2">
            <text:p>53542244</text:p>
          </table:table-cell>
          <table:table-cell office:value-type="string" table:style-name="ce1">
            <text:p>Holanda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cción Internacional Humanitaria</text:p>
          </table:table-cell>
          <table:table-cell office:value-type="float" office:value="14" table:formula="of:=[.D23]" table:style-name="ce1">
            <text:p>14</text:p>
          </table:table-cell>
          <table:table-cell table:style-name="ce1"/>
          <table:table-cell office:value-type="string" office:string-value="('Poncio',null,'Parker','Palafox','1998-12-02',170,94,'marrón claro','20/200','confidencial','personal_inteligencia_data/foto.png','personal_inteligencia_data/huella_digital.png','personal_inteligencia_data/huella_retina.png',ROW(58,4126960277) ,ROW('86847616','Uganda'),ARRAY['español','inglés','hindi','ruso','mandarín','bengalí']::varchar(50)[], ARRAY[ ROW('Peregrino','William','Reyes','Ruiz','1977-04-02','primo',ROW(58,2816215153) ), ROW('Daniela','Aidana','Avelar','Recinos','1977-04-02','hermano',ROW(58,2818182197) )]::familiar_ty[], ARRAY[ ROW('65849924','Holanda'),row('53542244','Holanda') ]::identificacion_ty[], ARRAY[ ROW('Enfermería','null','null'), ROW('Ciencias Sociales','Máster','Acción Internacional Humanitaria') ]::nivel_educativo_ty[],null,'14')," table:formula="of:=CONCATENATE(&quot;(&quot;;[.J23];&quot;,&quot;;[.K23];&quot;,&quot;;[.L23];&quot;,&quot;;[.M23];&quot;,'&quot;;[.N23];&quot;',&quot;;[.O23];&quot;,&quot;;[.P23];&quot;,'&quot;;[.Q23];&quot;','&quot;;[.R23];&quot;','&quot;;[.S23];&quot;',&quot;;[.T23];&quot;,&quot;;[.U23];&quot;,&quot;;[.V23];&quot;,ROW(58,&quot;;[.W23];[.X23];&quot;) ,ROW('&quot;;[.Y23];&quot;','&quot;;[.Z23];&quot;'),ARRAY['&quot;;[.AA23];&quot;','&quot;;[.AB23];&quot;','&quot;;[.AC23];&quot;','&quot;;[.AD23];&quot;','&quot;;[.AE23];&quot;','&quot;;[.AF23];&quot;']::varchar(50)[], ARRAY[ ROW(&quot;;[.AG23];&quot;,&quot;;[.AH23];&quot;,&quot;;[.AI23];&quot;,&quot;;[.AJ23];&quot;,'&quot;;[.AK23];&quot;','&quot;;[.AL23];&quot;',ROW(58,&quot;;[.AM23];[.AN23];&quot;) ), ROW(&quot;;[.AO23];&quot;,&quot;;[.AP23];&quot;,&quot;;[.AQ23];&quot;,&quot;;[.AR23];&quot;,'&quot;;[.AS23];&quot;','&quot;;[.AT23];&quot;',ROW(58,&quot;;[.AU23];[.AV23];&quot;) )]::familiar_ty[], ARRAY[ ROW('&quot;;[.AW23];&quot;','&quot;;[.AX23];&quot;'),row('&quot;;[.AY23];&quot;','&quot;;[.AZ23];&quot;') ]::identificacion_ty[], ARRAY[ ROW('&quot;;[.BA23];&quot;','&quot;;[.BB23];&quot;','&quot;;[.BC23];&quot;'), ROW('&quot;;[.BD23];&quot;','&quot;;[.BE23];&quot;','&quot;;[.BF23];&quot;') ]::nivel_educativo_ty[],null,'&quot;;[.BG23];&quot;'),&quot;)" table:style-name="ce15">
            <text:p>('Poncio',null,'Parker','Palafox','1998-12-02',170,94,'marrón claro','20/200','confidencial','personal_inteligencia_data/foto.png','personal_inteligencia_data/huella_digital.png','personal_inteligencia_data/huella_retina.png',ROW(58,4126960277) ,ROW('86847616','Uganda'),ARRAY['español','inglés','hindi','ruso','mandarín','bengalí']::varchar(50)[], ARRAY[ ROW('Peregrino','William','Reyes','Ruiz','1977-04-02','primo',ROW(58,2816215153) ), ROW('Daniela','Aidana','Avelar','Recinos','1977-04-02','hermano',ROW(58,2818182197) )]::familiar_ty[], ARRAY[ ROW('65849924','Holanda'),row('53542244','Holanda') ]::identificacion_ty[], ARRAY[ ROW('Enfermería','null','null'), ROW('Ciencias Sociales','Máster','Acción Internacional Humanitaria') ]::nivel_educativo_ty[],null,'14'),</text:p>
          </table:table-cell>
          <table:table-cell table:number-columns-repeated="16323"/>
        </table:table-row>
        <table:table-row table:style-name="ro3">
          <table:table-cell office:value-type="float" office:value="6" table:formula="of:=[.D24]-9" table:style-name="ce3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16" table:formula="of:=[.A24]+10" table:style-name="ce3">
            <text:p>1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eno'</text:p>
          </table:table-cell>
          <table:table-cell office:value-type="string" table:style-name="ce1">
            <text:p>'Marcial'</text:p>
          </table:table-cell>
          <table:table-cell office:value-type="string" table:style-name="ce1">
            <text:p>'Acuna'</text:p>
          </table:table-cell>
          <table:table-cell office:value-type="string" table:style-name="ce1">
            <text:p>'Lewis'</text:p>
          </table:table-cell>
          <table:table-cell office:value-type="string" table:style-name="ce11">
            <text:p>1993-05-13</text:p>
          </table:table-cell>
          <table:table-cell office:value-type="float" office:value="175" table:style-name="ce12">
            <text:p>175</text:p>
          </table:table-cell>
          <table:table-cell office:value-type="float" office:value="75" table:style-name="ce12">
            <text:p>75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1777926" table:formula="of:=RANDBETWEEN(1000000;9999999)" table:style-name="ce2">
            <text:p>1777926</text:p>
          </table:table-cell>
          <table:table-cell office:value-type="float" office:value="66263217" table:formula="of:=RANDBETWEEN(10000000;99999999)" table:style-name="ce2">
            <text:p>66263217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Perla'</text:p>
          </table:table-cell>
          <table:table-cell office:value-type="string" table:style-name="ce1">
            <text:p>'Guevara'</text:p>
          </table:table-cell>
          <table:table-cell office:value-type="string" table:style-name="ce1">
            <text:p>'Morris'</text:p>
          </table:table-cell>
          <table:table-cell office:value-type="string" table:style-name="ce11">
            <text:p>1959-09-04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6325591" table:formula="of:=RANDBETWEEN(1000000;9999999)" table:style-name="ce2">
            <text:p>6325591</text:p>
          </table:table-cell>
          <table:table-cell office:value-type="string" table:style-name="ce1">
            <text:p>'Pamela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Torres'</text:p>
          </table:table-cell>
          <table:table-cell office:value-type="string" table:style-name="ce1">
            <text:p>'Diaz'</text:p>
          </table:table-cell>
          <table:table-cell office:value-type="string" table:style-name="ce11">
            <text:p>1959-09-04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1957362" table:formula="of:=RANDBETWEEN(1000000;9999999)" table:style-name="ce2">
            <text:p>1957362</text:p>
          </table:table-cell>
          <table:table-cell office:value-type="float" office:value="12918447" table:formula="of:=RANDBETWEEN(10000000;100000000)" table:style-name="ce2">
            <text:p>12918447</text:p>
          </table:table-cell>
          <table:table-cell office:value-type="string" office:string-value="Holanda" table:formula="of:=[.F24]" table:style-name="ce1">
            <text:p>Holanda</text:p>
          </table:table-cell>
          <table:table-cell office:value-type="float" office:value="57696359" table:formula="of:=RANDBETWEEN(10000000;100000000)" table:style-name="ce2">
            <text:p>57696359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iberseguridad</text:p>
          </table:table-cell>
          <table:table-cell office:value-type="float" office:value="15" table:formula="of:=[.D24]" table:style-name="ce1">
            <text:p>15</text:p>
          </table:table-cell>
          <table:table-cell table:style-name="ce1"/>
          <table:table-cell office:value-type="string" office:string-value="('Breno','Marcial','Acuna','Lewis','1993-05-13',175,75,'azul claro','20/160','top_secret','personal_inteligencia_data/foto.png','personal_inteligencia_data/huella_digital.png','personal_inteligencia_data/huella_retina.png',ROW(58,4241777926) ,ROW('66263217','Argentina'),ARRAY['español','inglés','hindi','ruso','mandarín','null']::varchar(50)[], ARRAY[ ROW('Sabina','Perla','Guevara','Morris','1959-09-04','abuelo',ROW(58,4246325591) ), ROW('Pamela','Veronica','Torres','Diaz','1959-09-04','abuelo',ROW(58,4241957362) )]::familiar_ty[], ARRAY[ ROW('12918447','Holanda'),row('57696359','Australia') ]::identificacion_ty[], ARRAY[ ROW('Economía','null','null'), ROW('Ingeniería Informática','Máster','Ciberseguridad') ]::nivel_educativo_ty[],null,'15')," table:formula="of:=CONCATENATE(&quot;(&quot;;[.J24];&quot;,&quot;;[.K24];&quot;,&quot;;[.L24];&quot;,&quot;;[.M24];&quot;,'&quot;;[.N24];&quot;',&quot;;[.O24];&quot;,&quot;;[.P24];&quot;,'&quot;;[.Q24];&quot;','&quot;;[.R24];&quot;','&quot;;[.S24];&quot;',&quot;;[.T24];&quot;,&quot;;[.U24];&quot;,&quot;;[.V24];&quot;,ROW(58,&quot;;[.W24];[.X24];&quot;) ,ROW('&quot;;[.Y24];&quot;','&quot;;[.Z24];&quot;'),ARRAY['&quot;;[.AA24];&quot;','&quot;;[.AB24];&quot;','&quot;;[.AC24];&quot;','&quot;;[.AD24];&quot;','&quot;;[.AE24];&quot;','&quot;;[.AF24];&quot;']::varchar(50)[], ARRAY[ ROW(&quot;;[.AG24];&quot;,&quot;;[.AH24];&quot;,&quot;;[.AI24];&quot;,&quot;;[.AJ24];&quot;,'&quot;;[.AK24];&quot;','&quot;;[.AL24];&quot;',ROW(58,&quot;;[.AM24];[.AN24];&quot;) ), ROW(&quot;;[.AO24];&quot;,&quot;;[.AP24];&quot;,&quot;;[.AQ24];&quot;,&quot;;[.AR24];&quot;,'&quot;;[.AS24];&quot;','&quot;;[.AT24];&quot;',ROW(58,&quot;;[.AU24];[.AV24];&quot;) )]::familiar_ty[], ARRAY[ ROW('&quot;;[.AW24];&quot;','&quot;;[.AX24];&quot;'),row('&quot;;[.AY24];&quot;','&quot;;[.AZ24];&quot;') ]::identificacion_ty[], ARRAY[ ROW('&quot;;[.BA24];&quot;','&quot;;[.BB24];&quot;','&quot;;[.BC24];&quot;'), ROW('&quot;;[.BD24];&quot;','&quot;;[.BE24];&quot;','&quot;;[.BF24];&quot;') ]::nivel_educativo_ty[],null,'&quot;;[.BG24];&quot;'),&quot;)" table:style-name="ce15">
            <text:p>('Breno','Marcial','Acuna','Lewis','1993-05-13',175,75,'azul claro','20/160','top_secret','personal_inteligencia_data/foto.png','personal_inteligencia_data/huella_digital.png','personal_inteligencia_data/huella_retina.png',ROW(58,4241777926) ,ROW('66263217','Argentina'),ARRAY['español','inglés','hindi','ruso','mandarín','null']::varchar(50)[], ARRAY[ ROW('Sabina','Perla','Guevara','Morris','1959-09-04','abuelo',ROW(58,4246325591) ), ROW('Pamela','Veronica','Torres','Diaz','1959-09-04','abuelo',ROW(58,4241957362) )]::familiar_ty[], ARRAY[ ROW('12918447','Holanda'),row('57696359','Australia') ]::identificacion_ty[], ARRAY[ ROW('Economía','null','null'), ROW('Ingeniería Informática','Máster','Ciberseguridad') ]::nivel_educativo_ty[],null,'15'),</text:p>
          </table:table-cell>
          <table:table-cell table:number-columns-repeated="16323"/>
        </table:table-row>
        <table:table-row table:style-name="ro3">
          <table:table-cell office:value-type="float" office:value="6" table:formula="of:=[.D25]-9" table:style-name="ce3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16" table:formula="of:=[.A25]+10" table:style-name="ce3">
            <text:p>1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neida'</text:p>
          </table:table-cell>
          <table:table-cell office:value-type="string" table:style-name="ce1">
            <text:p>'Matilde'</text:p>
          </table:table-cell>
          <table:table-cell office:value-type="string" table:style-name="ce1">
            <text:p>'Velasco'</text:p>
          </table:table-cell>
          <table:table-cell office:value-type="string" table:style-name="ce1">
            <text:p>'Estevez'</text:p>
          </table:table-cell>
          <table:table-cell office:value-type="string" table:style-name="ce11">
            <text:p>2000-04-20</text:p>
          </table:table-cell>
          <table:table-cell office:value-type="float" office:value="153" table:style-name="ce12">
            <text:p>153</text:p>
          </table:table-cell>
          <table:table-cell office:value-type="float" office:value="77" table:style-name="ce12">
            <text:p>77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2013796" table:formula="of:=RANDBETWEEN(1000000;9999999)" table:style-name="ce2">
            <text:p>2013796</text:p>
          </table:table-cell>
          <table:table-cell office:value-type="float" office:value="68783502" table:formula="of:=RANDBETWEEN(10000000;99999999)" table:style-name="ce2">
            <text:p>68783502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iranda'</text:p>
          </table:table-cell>
          <table:table-cell office:value-type="string" table:style-name="ce1">
            <text:p>'Maximina'</text:p>
          </table:table-cell>
          <table:table-cell office:value-type="string" table:style-name="ce1">
            <text:p>'Alonso'</text:p>
          </table:table-cell>
          <table:table-cell office:value-type="string" table:style-name="ce1">
            <text:p>'Zamora'</text:p>
          </table:table-cell>
          <table:table-cell office:value-type="string" table:style-name="ce11">
            <text:p>1961-03-27</text:p>
          </table:table-cell>
          <table:table-cell office:value-type="string" table:style-name="ce1">
            <text:p>padre</text:p>
          </table:table-cell>
          <table:table-cell office:value-type="float" office:value="261" table:style-name="ce14">
            <text:p>261</text:p>
          </table:table-cell>
          <table:table-cell office:value-type="float" office:value="1705600" table:formula="of:=RANDBETWEEN(1000000;9999999)" table:style-name="ce2">
            <text:p>1705600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varado'</text:p>
          </table:table-cell>
          <table:table-cell office:value-type="string" table:style-name="ce1">
            <text:p>'Contreras'</text:p>
          </table:table-cell>
          <table:table-cell office:value-type="string" table:style-name="ce11">
            <text:p>1961-03-27</text:p>
          </table:table-cell>
          <table:table-cell office:value-type="string" table:style-name="ce1">
            <text:p>abuelo</text:p>
          </table:table-cell>
          <table:table-cell office:value-type="float" office:value="261" table:style-name="ce14">
            <text:p>261</text:p>
          </table:table-cell>
          <table:table-cell office:value-type="float" office:value="4705687" table:formula="of:=RANDBETWEEN(1000000;9999999)" table:style-name="ce2">
            <text:p>4705687</text:p>
          </table:table-cell>
          <table:table-cell office:value-type="float" office:value="91195954" table:formula="of:=RANDBETWEEN(10000000;100000000)" table:style-name="ce2">
            <text:p>91195954</text:p>
          </table:table-cell>
          <table:table-cell office:value-type="string" office:string-value="Holanda" table:formula="of:=[.F25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5" table:formula="of:=[.D25]" table:style-name="ce1">
            <text:p>15</text:p>
          </table:table-cell>
          <table:table-cell table:style-name="ce1"/>
          <table:table-cell office:value-type="string" office:string-value="('Eneida','Matilde','Velasco','Estevez','2000-04-20',153,77,'azul claro','20/50','no_clasificado','personal_inteligencia_data/foto.png','personal_inteligencia_data/huella_digital.png','personal_inteligencia_data/huella_retina.png',ROW(58,2432013796) ,ROW('68783502','Groenlandia'),ARRAY['español','inglés','hindi','ruso','mandarín','null']::varchar(50)[], ARRAY[ ROW('Miranda','Maximina','Alonso','Zamora','1961-03-27','padre',ROW(58,2611705600) ), ROW('Pilar',null,'Alvarado','Contreras','1961-03-27','abuelo',ROW(58,2614705687) )]::familiar_ty[], ARRAY[ ROW('91195954','Holanda'),row('null','null') ]::identificacion_ty[], ARRAY[ ROW('Filosofía','null','null'), ROW('null','null','null') ]::nivel_educativo_ty[],null,'15')," table:formula="of:=CONCATENATE(&quot;(&quot;;[.J25];&quot;,&quot;;[.K25];&quot;,&quot;;[.L25];&quot;,&quot;;[.M25];&quot;,'&quot;;[.N25];&quot;',&quot;;[.O25];&quot;,&quot;;[.P25];&quot;,'&quot;;[.Q25];&quot;','&quot;;[.R25];&quot;','&quot;;[.S25];&quot;',&quot;;[.T25];&quot;,&quot;;[.U25];&quot;,&quot;;[.V25];&quot;,ROW(58,&quot;;[.W25];[.X25];&quot;) ,ROW('&quot;;[.Y25];&quot;','&quot;;[.Z25];&quot;'),ARRAY['&quot;;[.AA25];&quot;','&quot;;[.AB25];&quot;','&quot;;[.AC25];&quot;','&quot;;[.AD25];&quot;','&quot;;[.AE25];&quot;','&quot;;[.AF25];&quot;']::varchar(50)[], ARRAY[ ROW(&quot;;[.AG25];&quot;,&quot;;[.AH25];&quot;,&quot;;[.AI25];&quot;,&quot;;[.AJ25];&quot;,'&quot;;[.AK25];&quot;','&quot;;[.AL25];&quot;',ROW(58,&quot;;[.AM25];[.AN25];&quot;) ), ROW(&quot;;[.AO25];&quot;,&quot;;[.AP25];&quot;,&quot;;[.AQ25];&quot;,&quot;;[.AR25];&quot;,'&quot;;[.AS25];&quot;','&quot;;[.AT25];&quot;',ROW(58,&quot;;[.AU25];[.AV25];&quot;) )]::familiar_ty[], ARRAY[ ROW('&quot;;[.AW25];&quot;','&quot;;[.AX25];&quot;'),row('&quot;;[.AY25];&quot;','&quot;;[.AZ25];&quot;') ]::identificacion_ty[], ARRAY[ ROW('&quot;;[.BA25];&quot;','&quot;;[.BB25];&quot;','&quot;;[.BC25];&quot;'), ROW('&quot;;[.BD25];&quot;','&quot;;[.BE25];&quot;','&quot;;[.BF25];&quot;') ]::nivel_educativo_ty[],null,'&quot;;[.BG25];&quot;'),&quot;)" table:style-name="ce15">
            <text:p>('Eneida','Matilde','Velasco','Estevez','2000-04-20',153,77,'azul claro','20/50','no_clasificado','personal_inteligencia_data/foto.png','personal_inteligencia_data/huella_digital.png','personal_inteligencia_data/huella_retina.png',ROW(58,2432013796) ,ROW('68783502','Groenlandia'),ARRAY['español','inglés','hindi','ruso','mandarín','null']::varchar(50)[], ARRAY[ ROW('Miranda','Maximina','Alonso','Zamora','1961-03-27','padre',ROW(58,2611705600) ), ROW('Pilar',null,'Alvarado','Contreras','1961-03-27','abuelo',ROW(58,2614705687) )]::familiar_ty[], ARRAY[ ROW('91195954','Holanda'),row('null','null') ]::identificacion_ty[], ARRAY[ ROW('Filosofía','null','null'), ROW('null','null','null') ]::nivel_educativo_ty[],null,'15'),</text:p>
          </table:table-cell>
          <table:table-cell table:number-columns-repeated="16323"/>
        </table:table-row>
        <table:table-row table:style-name="ro3">
          <table:table-cell office:value-type="float" office:value="6" table:formula="of:=[.D26]-9" table:style-name="ce3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16" table:formula="of:=[.A26]+10" table:style-name="ce3">
            <text:p>1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Jayden'</text:p>
          </table:table-cell>
          <table:table-cell office:value-type="string" table:style-name="ce1">
            <text:p>'Emilio'</text:p>
          </table:table-cell>
          <table:table-cell office:value-type="string" table:style-name="ce1">
            <text:p>'Amezcua'</text:p>
          </table:table-cell>
          <table:table-cell office:value-type="string" table:style-name="ce1">
            <text:p>'Maya'</text:p>
          </table:table-cell>
          <table:table-cell office:value-type="string" table:style-name="ce11">
            <text:p>1997-10-10</text:p>
          </table:table-cell>
          <table:table-cell office:value-type="float" office:value="177" table:style-name="ce12">
            <text:p>177</text:p>
          </table:table-cell>
          <table:table-cell office:value-type="float" office:value="84" table:style-name="ce12">
            <text:p>84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3029167" table:formula="of:=RANDBETWEEN(1000000;9999999)" table:style-name="ce2">
            <text:p>3029167</text:p>
          </table:table-cell>
          <table:table-cell office:value-type="float" office:value="67733997" table:formula="of:=RANDBETWEEN(10000000;99999999)" table:style-name="ce2">
            <text:p>67733997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ucia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aribay'</text:p>
          </table:table-cell>
          <table:table-cell office:value-type="string" table:style-name="ce1">
            <text:p>'Contreras'</text:p>
          </table:table-cell>
          <table:table-cell office:value-type="string" table:style-name="ce11">
            <text:p>1973-05-18</text:p>
          </table:table-cell>
          <table:table-cell office:value-type="string" table:style-name="ce1">
            <text:p>padre</text:p>
          </table:table-cell>
          <table:table-cell office:value-type="float" office:value="243" table:style-name="ce14">
            <text:p>243</text:p>
          </table:table-cell>
          <table:table-cell office:value-type="float" office:value="1328913" table:formula="of:=RANDBETWEEN(1000000;9999999)" table:style-name="ce2">
            <text:p>1328913</text:p>
          </table:table-cell>
          <table:table-cell office:value-type="string" table:style-name="ce1">
            <text:p>'Lu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strejon'</text:p>
          </table:table-cell>
          <table:table-cell office:value-type="string" table:style-name="ce1">
            <text:p>'Narvaez'</text:p>
          </table:table-cell>
          <table:table-cell office:value-type="string" table:style-name="ce11">
            <text:p>1973-05-18</text:p>
          </table:table-cell>
          <table:table-cell office:value-type="string" table:style-name="ce1">
            <text:p>abuelo</text:p>
          </table:table-cell>
          <table:table-cell office:value-type="float" office:value="243" table:style-name="ce14">
            <text:p>243</text:p>
          </table:table-cell>
          <table:table-cell office:value-type="float" office:value="8707302" table:formula="of:=RANDBETWEEN(1000000;9999999)" table:style-name="ce2">
            <text:p>8707302</text:p>
          </table:table-cell>
          <table:table-cell office:value-type="float" office:value="75198830" table:formula="of:=RANDBETWEEN(10000000;100000000)" table:style-name="ce2">
            <text:p>75198830</text:p>
          </table:table-cell>
          <table:table-cell office:value-type="string" office:string-value="Holanda" table:formula="of:=[.F26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5" table:formula="of:=[.D26]" table:style-name="ce1">
            <text:p>15</text:p>
          </table:table-cell>
          <table:table-cell table:style-name="ce1"/>
          <table:table-cell office:value-type="string" office:string-value="('Jayden','Emilio','Amezcua','Maya','1997-10-10',177,84,'azul oscuro','20/32','no_clasificado','personal_inteligencia_data/foto.png','personal_inteligencia_data/huella_digital.png','personal_inteligencia_data/huella_retina.png',ROW(58,2433029167) ,ROW('67733997','Malasia'),ARRAY['inglés','árabe','portugués','francés','null','null']::varchar(50)[], ARRAY[ ROW('Luciana',null,'Garibay','Contreras','1973-05-18','padre',ROW(58,2431328913) ), ROW('Luna',null,'Castrejon','Narvaez','1973-05-18','abuelo',ROW(58,2438707302) )]::familiar_ty[], ARRAY[ ROW('75198830','Holanda'),row('null','null') ]::identificacion_ty[], ARRAY[ ROW('Criminología','null','null'), ROW('null','null','null') ]::nivel_educativo_ty[],null,'15')," table:formula="of:=CONCATENATE(&quot;(&quot;;[.J26];&quot;,&quot;;[.K26];&quot;,&quot;;[.L26];&quot;,&quot;;[.M26];&quot;,'&quot;;[.N26];&quot;',&quot;;[.O26];&quot;,&quot;;[.P26];&quot;,'&quot;;[.Q26];&quot;','&quot;;[.R26];&quot;','&quot;;[.S26];&quot;',&quot;;[.T26];&quot;,&quot;;[.U26];&quot;,&quot;;[.V26];&quot;,ROW(58,&quot;;[.W26];[.X26];&quot;) ,ROW('&quot;;[.Y26];&quot;','&quot;;[.Z26];&quot;'),ARRAY['&quot;;[.AA26];&quot;','&quot;;[.AB26];&quot;','&quot;;[.AC26];&quot;','&quot;;[.AD26];&quot;','&quot;;[.AE26];&quot;','&quot;;[.AF26];&quot;']::varchar(50)[], ARRAY[ ROW(&quot;;[.AG26];&quot;,&quot;;[.AH26];&quot;,&quot;;[.AI26];&quot;,&quot;;[.AJ26];&quot;,'&quot;;[.AK26];&quot;','&quot;;[.AL26];&quot;',ROW(58,&quot;;[.AM26];[.AN26];&quot;) ), ROW(&quot;;[.AO26];&quot;,&quot;;[.AP26];&quot;,&quot;;[.AQ26];&quot;,&quot;;[.AR26];&quot;,'&quot;;[.AS26];&quot;','&quot;;[.AT26];&quot;',ROW(58,&quot;;[.AU26];[.AV26];&quot;) )]::familiar_ty[], ARRAY[ ROW('&quot;;[.AW26];&quot;','&quot;;[.AX26];&quot;'),row('&quot;;[.AY26];&quot;','&quot;;[.AZ26];&quot;') ]::identificacion_ty[], ARRAY[ ROW('&quot;;[.BA26];&quot;','&quot;;[.BB26];&quot;','&quot;;[.BC26];&quot;'), ROW('&quot;;[.BD26];&quot;','&quot;;[.BE26];&quot;','&quot;;[.BF26];&quot;') ]::nivel_educativo_ty[],null,'&quot;;[.BG26];&quot;'),&quot;)" table:style-name="ce15">
            <text:p>('Jayden','Emilio','Amezcua','Maya','1997-10-10',177,84,'azul oscuro','20/32','no_clasificado','personal_inteligencia_data/foto.png','personal_inteligencia_data/huella_digital.png','personal_inteligencia_data/huella_retina.png',ROW(58,2433029167) ,ROW('67733997','Malasia'),ARRAY['inglés','árabe','portugués','francés','null','null']::varchar(50)[], ARRAY[ ROW('Luciana',null,'Garibay','Contreras','1973-05-18','padre',ROW(58,2431328913) ), ROW('Luna',null,'Castrejon','Narvaez','1973-05-18','abuelo',ROW(58,2438707302) )]::familiar_ty[], ARRAY[ ROW('75198830','Holanda'),row('null','null') ]::identificacion_ty[], ARRAY[ ROW('Criminología','null','null'), ROW('null','null','null') ]::nivel_educativo_ty[],null,'15'),</text:p>
          </table:table-cell>
          <table:table-cell table:number-columns-repeated="16323"/>
        </table:table-row>
        <table:table-row table:style-name="ro3">
          <table:table-cell office:value-type="float" office:value="6" table:formula="of:=[.D27]-9" table:style-name="ce3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16" table:formula="of:=[.A27]+10" table:style-name="ce3">
            <text:p>1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Alb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ortez'</text:p>
          </table:table-cell>
          <table:table-cell office:value-type="string" table:style-name="ce1">
            <text:p>'Alegria'</text:p>
          </table:table-cell>
          <table:table-cell office:value-type="string" table:style-name="ce11">
            <text:p>2000-03-08</text:p>
          </table:table-cell>
          <table:table-cell office:value-type="float" office:value="156" table:style-name="ce12">
            <text:p>156</text:p>
          </table:table-cell>
          <table:table-cell office:value-type="float" office:value="82" table:style-name="ce12">
            <text:p>82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9932480" table:formula="of:=RANDBETWEEN(1000000;9999999)" table:style-name="ce2">
            <text:p>9932480</text:p>
          </table:table-cell>
          <table:table-cell office:value-type="float" office:value="92220715" table:formula="of:=RANDBETWEEN(10000000;99999999)" table:style-name="ce2">
            <text:p>92220715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Georgina'</text:p>
          </table:table-cell>
          <table:table-cell office:value-type="string" table:style-name="ce1">
            <text:p>'Julia'</text:p>
          </table:table-cell>
          <table:table-cell office:value-type="string" table:style-name="ce1">
            <text:p>'Lazaro'</text:p>
          </table:table-cell>
          <table:table-cell office:value-type="string" table:style-name="ce1">
            <text:p>'Perales'</text:p>
          </table:table-cell>
          <table:table-cell office:value-type="string" table:style-name="ce11">
            <text:p>1979-02-20</text:p>
          </table:table-cell>
          <table:table-cell office:value-type="string" table:style-name="ce1">
            <text:p>primo</text:p>
          </table:table-cell>
          <table:table-cell office:value-type="float" office:value="234" table:style-name="ce14">
            <text:p>234</text:p>
          </table:table-cell>
          <table:table-cell office:value-type="float" office:value="4949655" table:formula="of:=RANDBETWEEN(1000000;9999999)" table:style-name="ce2">
            <text:p>4949655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Inocencia'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Cepeda'</text:p>
          </table:table-cell>
          <table:table-cell office:value-type="string" table:style-name="ce11">
            <text:p>1979-02-20</text:p>
          </table:table-cell>
          <table:table-cell office:value-type="string" table:style-name="ce1">
            <text:p>hermano</text:p>
          </table:table-cell>
          <table:table-cell office:value-type="float" office:value="234" table:style-name="ce14">
            <text:p>234</text:p>
          </table:table-cell>
          <table:table-cell office:value-type="float" office:value="8910388" table:formula="of:=RANDBETWEEN(1000000;9999999)" table:style-name="ce2">
            <text:p>8910388</text:p>
          </table:table-cell>
          <table:table-cell office:value-type="float" office:value="55167009" table:formula="of:=RANDBETWEEN(10000000;100000000)" table:style-name="ce2">
            <text:p>55167009</text:p>
          </table:table-cell>
          <table:table-cell office:value-type="string" office:string-value="Holanda" table:formula="of:=[.F27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sesoría Fiscal</text:p>
          </table:table-cell>
          <table:table-cell office:value-type="float" office:value="15" table:formula="of:=[.D27]" table:style-name="ce1">
            <text:p>15</text:p>
          </table:table-cell>
          <table:table-cell table:style-name="ce1"/>
          <table:table-cell office:value-type="string" office:string-value="('Alba',null,'Cortez','Alegria','2000-03-08',156,82,'marrón oscuro','20/160','confidencial','personal_inteligencia_data/foto.png','personal_inteligencia_data/huella_digital.png','personal_inteligencia_data/huella_retina.png',ROW(58,2129932480) ,ROW('92220715','Uganda'),ARRAY['español','inglés','hindi','ruso','mandarín','bengalí']::varchar(50)[], ARRAY[ ROW('Georgina','Julia','Lazaro','Perales','1979-02-20','primo',ROW(58,2344949655) ), ROW('Pilar','Inocencia','Antonio','Cepeda','1979-02-20','hermano',ROW(58,2348910388) )]::familiar_ty[], ARRAY[ ROW('55167009','Holanda'),row('null','null') ]::identificacion_ty[], ARRAY[ ROW('Ciencias Sociales','null','null'), ROW('Derecho','Máster','Asesoría Fiscal') ]::nivel_educativo_ty[],null,'15')," table:formula="of:=CONCATENATE(&quot;(&quot;;[.J27];&quot;,&quot;;[.K27];&quot;,&quot;;[.L27];&quot;,&quot;;[.M27];&quot;,'&quot;;[.N27];&quot;',&quot;;[.O27];&quot;,&quot;;[.P27];&quot;,'&quot;;[.Q27];&quot;','&quot;;[.R27];&quot;','&quot;;[.S27];&quot;',&quot;;[.T27];&quot;,&quot;;[.U27];&quot;,&quot;;[.V27];&quot;,ROW(58,&quot;;[.W27];[.X27];&quot;) ,ROW('&quot;;[.Y27];&quot;','&quot;;[.Z27];&quot;'),ARRAY['&quot;;[.AA27];&quot;','&quot;;[.AB27];&quot;','&quot;;[.AC27];&quot;','&quot;;[.AD27];&quot;','&quot;;[.AE27];&quot;','&quot;;[.AF27];&quot;']::varchar(50)[], ARRAY[ ROW(&quot;;[.AG27];&quot;,&quot;;[.AH27];&quot;,&quot;;[.AI27];&quot;,&quot;;[.AJ27];&quot;,'&quot;;[.AK27];&quot;','&quot;;[.AL27];&quot;',ROW(58,&quot;;[.AM27];[.AN27];&quot;) ), ROW(&quot;;[.AO27];&quot;,&quot;;[.AP27];&quot;,&quot;;[.AQ27];&quot;,&quot;;[.AR27];&quot;,'&quot;;[.AS27];&quot;','&quot;;[.AT27];&quot;',ROW(58,&quot;;[.AU27];[.AV27];&quot;) )]::familiar_ty[], ARRAY[ ROW('&quot;;[.AW27];&quot;','&quot;;[.AX27];&quot;'),row('&quot;;[.AY27];&quot;','&quot;;[.AZ27];&quot;') ]::identificacion_ty[], ARRAY[ ROW('&quot;;[.BA27];&quot;','&quot;;[.BB27];&quot;','&quot;;[.BC27];&quot;'), ROW('&quot;;[.BD27];&quot;','&quot;;[.BE27];&quot;','&quot;;[.BF27];&quot;') ]::nivel_educativo_ty[],null,'&quot;;[.BG27];&quot;'),&quot;)" table:style-name="ce15">
            <text:p>('Alba',null,'Cortez','Alegria','2000-03-08',156,82,'marrón oscuro','20/160','confidencial','personal_inteligencia_data/foto.png','personal_inteligencia_data/huella_digital.png','personal_inteligencia_data/huella_retina.png',ROW(58,2129932480) ,ROW('92220715','Uganda'),ARRAY['español','inglés','hindi','ruso','mandarín','bengalí']::varchar(50)[], ARRAY[ ROW('Georgina','Julia','Lazaro','Perales','1979-02-20','primo',ROW(58,2344949655) ), ROW('Pilar','Inocencia','Antonio','Cepeda','1979-02-20','hermano',ROW(58,2348910388) )]::familiar_ty[], ARRAY[ ROW('55167009','Holanda'),row('null','null') ]::identificacion_ty[], ARRAY[ ROW('Ciencias Sociales','null','null'), ROW('Derecho','Máster','Asesoría Fiscal') ]::nivel_educativo_ty[],null,'15'),</text:p>
          </table:table-cell>
          <table:table-cell table:number-columns-repeated="16323"/>
        </table:table-row>
        <table:table-row table:style-name="ro3">
          <table:table-cell office:value-type="float" office:value="7" table:formula="of:=[.D28]-9" table:style-name="ce3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17" table:formula="of:=[.A28]+10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Kevin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Edwards'</text:p>
          </table:table-cell>
          <table:table-cell office:value-type="string" table:style-name="ce1">
            <text:p>'Peterson'</text:p>
          </table:table-cell>
          <table:table-cell office:value-type="string" table:style-name="ce11">
            <text:p>1984-12-23</text:p>
          </table:table-cell>
          <table:table-cell office:value-type="float" office:value="169" table:style-name="ce12">
            <text:p>169</text:p>
          </table:table-cell>
          <table:table-cell office:value-type="float" office:value="92" table:style-name="ce12">
            <text:p>92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7459642" table:formula="of:=RANDBETWEEN(1000000;9999999)" table:style-name="ce2">
            <text:p>7459642</text:p>
          </table:table-cell>
          <table:table-cell office:value-type="float" office:value="61652958" table:formula="of:=RANDBETWEEN(10000000;99999999)" table:style-name="ce2">
            <text:p>61652958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Bertrudis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Serna'</text:p>
          </table:table-cell>
          <table:table-cell office:value-type="string" table:style-name="ce11">
            <text:p>1960-06-20</text:p>
          </table:table-cell>
          <table:table-cell office:value-type="string" table:style-name="ce1">
            <text:p>primo</text:p>
          </table:table-cell>
          <table:table-cell office:value-type="float" office:value="414" table:style-name="ce1">
            <text:p>414</text:p>
          </table:table-cell>
          <table:table-cell office:value-type="float" office:value="4519242" table:formula="of:=RANDBETWEEN(1000000;9999999)" table:style-name="ce2">
            <text:p>4519242</text:p>
          </table:table-cell>
          <table:table-cell office:value-type="string" table:style-name="ce1">
            <text:p>'Elba'</text:p>
          </table:table-cell>
          <table:table-cell office:value-type="string" table:style-name="ce1">
            <text:p>'Amparo'</text:p>
          </table:table-cell>
          <table:table-cell office:value-type="string" table:style-name="ce1">
            <text:p>'Bejarano'</text:p>
          </table:table-cell>
          <table:table-cell office:value-type="string" table:style-name="ce1">
            <text:p>'Barboza'</text:p>
          </table:table-cell>
          <table:table-cell office:value-type="string" table:style-name="ce11">
            <text:p>1960-06-20</text:p>
          </table:table-cell>
          <table:table-cell office:value-type="string" table:style-name="ce1">
            <text:p>abuelo</text:p>
          </table:table-cell>
          <table:table-cell office:value-type="float" office:value="414" table:style-name="ce1">
            <text:p>414</text:p>
          </table:table-cell>
          <table:table-cell office:value-type="float" office:value="3391301" table:formula="of:=RANDBETWEEN(1000000;9999999)" table:style-name="ce2">
            <text:p>3391301</text:p>
          </table:table-cell>
          <table:table-cell office:value-type="float" office:value="59714510" table:formula="of:=RANDBETWEEN(10000000;100000000)" table:style-name="ce2">
            <text:p>59714510</text:p>
          </table:table-cell>
          <table:table-cell office:value-type="string" office:string-value="Groenlandia" table:formula="of:=[.F28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6" table:formula="of:=[.D28]" table:style-name="ce1">
            <text:p>16</text:p>
          </table:table-cell>
          <table:table-cell table:style-name="ce1"/>
          <table:table-cell office:value-type="string" office:string-value="('Kevin','Matias','Edwards','Peterson','1984-12-23',169,92,'azul oscuro','20/32','top_secret','personal_inteligencia_data/foto.png','personal_inteligencia_data/huella_digital.png','personal_inteligencia_data/huella_retina.png',ROW(58,2437459642) ,ROW('61652958','Argentina'),ARRAY['inglés','árabe','portugués','francés','null','null']::varchar(50)[], ARRAY[ ROW('Bertrudis','Lorena','Valerio','Serna','1960-06-20','primo',ROW(58,4144519242) ), ROW('Elba','Amparo','Bejarano','Barboza','1960-06-20','abuelo',ROW(58,4143391301) )]::familiar_ty[], ARRAY[ ROW('59714510','Groenlandia'),row('null','null') ]::identificacion_ty[], ARRAY[ ROW('Derecho','null','null'), ROW('Economía','null','null') ]::nivel_educativo_ty[],null,'16')," table:formula="of:=CONCATENATE(&quot;(&quot;;[.J28];&quot;,&quot;;[.K28];&quot;,&quot;;[.L28];&quot;,&quot;;[.M28];&quot;,'&quot;;[.N28];&quot;',&quot;;[.O28];&quot;,&quot;;[.P28];&quot;,'&quot;;[.Q28];&quot;','&quot;;[.R28];&quot;','&quot;;[.S28];&quot;',&quot;;[.T28];&quot;,&quot;;[.U28];&quot;,&quot;;[.V28];&quot;,ROW(58,&quot;;[.W28];[.X28];&quot;) ,ROW('&quot;;[.Y28];&quot;','&quot;;[.Z28];&quot;'),ARRAY['&quot;;[.AA28];&quot;','&quot;;[.AB28];&quot;','&quot;;[.AC28];&quot;','&quot;;[.AD28];&quot;','&quot;;[.AE28];&quot;','&quot;;[.AF28];&quot;']::varchar(50)[], ARRAY[ ROW(&quot;;[.AG28];&quot;,&quot;;[.AH28];&quot;,&quot;;[.AI28];&quot;,&quot;;[.AJ28];&quot;,'&quot;;[.AK28];&quot;','&quot;;[.AL28];&quot;',ROW(58,&quot;;[.AM28];[.AN28];&quot;) ), ROW(&quot;;[.AO28];&quot;,&quot;;[.AP28];&quot;,&quot;;[.AQ28];&quot;,&quot;;[.AR28];&quot;,'&quot;;[.AS28];&quot;','&quot;;[.AT28];&quot;',ROW(58,&quot;;[.AU28];[.AV28];&quot;) )]::familiar_ty[], ARRAY[ ROW('&quot;;[.AW28];&quot;','&quot;;[.AX28];&quot;'),row('&quot;;[.AY28];&quot;','&quot;;[.AZ28];&quot;') ]::identificacion_ty[], ARRAY[ ROW('&quot;;[.BA28];&quot;','&quot;;[.BB28];&quot;','&quot;;[.BC28];&quot;'), ROW('&quot;;[.BD28];&quot;','&quot;;[.BE28];&quot;','&quot;;[.BF28];&quot;') ]::nivel_educativo_ty[],null,'&quot;;[.BG28];&quot;'),&quot;)" table:style-name="ce15">
            <text:p>('Kevin','Matias','Edwards','Peterson','1984-12-23',169,92,'azul oscuro','20/32','top_secret','personal_inteligencia_data/foto.png','personal_inteligencia_data/huella_digital.png','personal_inteligencia_data/huella_retina.png',ROW(58,2437459642) ,ROW('61652958','Argentina'),ARRAY['inglés','árabe','portugués','francés','null','null']::varchar(50)[], ARRAY[ ROW('Bertrudis','Lorena','Valerio','Serna','1960-06-20','primo',ROW(58,4144519242) ), ROW('Elba','Amparo','Bejarano','Barboza','1960-06-20','abuelo',ROW(58,4143391301) )]::familiar_ty[], ARRAY[ ROW('59714510','Groenlandia'),row('null','null') ]::identificacion_ty[], ARRAY[ ROW('Derecho','null','null'), ROW('Economía','null','null') ]::nivel_educativo_ty[],null,'16'),</text:p>
          </table:table-cell>
          <table:table-cell table:number-columns-repeated="16323"/>
        </table:table-row>
        <table:table-row table:style-name="ro3">
          <table:table-cell office:value-type="float" office:value="7" table:formula="of:=[.D29]-9" table:style-name="ce3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17" table:formula="of:=[.A29]+10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Alana'</text:p>
          </table:table-cell>
          <table:table-cell office:value-type="string" table:style-name="ce1">
            <text:p>'Erika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Deanda'</text:p>
          </table:table-cell>
          <table:table-cell office:value-type="string" table:style-name="ce11">
            <text:p>1988-02-06</text:p>
          </table:table-cell>
          <table:table-cell office:value-type="float" office:value="168" table:style-name="ce12">
            <text:p>168</text:p>
          </table:table-cell>
          <table:table-cell office:value-type="float" office:value="65" table:style-name="ce12">
            <text:p>65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0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6055278" table:formula="of:=RANDBETWEEN(1000000;9999999)" table:style-name="ce2">
            <text:p>6055278</text:p>
          </table:table-cell>
          <table:table-cell office:value-type="float" office:value="87001709" table:formula="of:=RANDBETWEEN(10000000;99999999)" table:style-name="ce2">
            <text:p>87001709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Ulises'</text:p>
          </table:table-cell>
          <table:table-cell office:value-type="string" table:style-name="ce1">
            <text:p>'Cartagena'</text:p>
          </table:table-cell>
          <table:table-cell office:value-type="string" table:style-name="ce1">
            <text:p>'Roman'</text:p>
          </table:table-cell>
          <table:table-cell office:value-type="string" table:style-name="ce11">
            <text:p>1944-01-18</text:p>
          </table:table-cell>
          <table:table-cell office:value-type="string" table:style-name="ce1">
            <text:p>madre</text:p>
          </table:table-cell>
          <table:table-cell office:value-type="float" office:value="287" table:style-name="ce14">
            <text:p>287</text:p>
          </table:table-cell>
          <table:table-cell office:value-type="float" office:value="7961935" table:formula="of:=RANDBETWEEN(1000000;9999999)" table:style-name="ce2">
            <text:p>7961935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Rosas'</text:p>
          </table:table-cell>
          <table:table-cell office:value-type="string" table:style-name="ce1">
            <text:p>'Jackson'</text:p>
          </table:table-cell>
          <table:table-cell office:value-type="string" table:style-name="ce11">
            <text:p>1944-01-18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8986258" table:formula="of:=RANDBETWEEN(1000000;9999999)" table:style-name="ce2">
            <text:p>8986258</text:p>
          </table:table-cell>
          <table:table-cell office:value-type="float" office:value="50639020" table:formula="of:=RANDBETWEEN(10000000;100000000)" table:style-name="ce2">
            <text:p>50639020</text:p>
          </table:table-cell>
          <table:table-cell office:value-type="string" office:string-value="Groenlandia" table:formula="of:=[.F29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bogac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6" table:formula="of:=[.D29]" table:style-name="ce1">
            <text:p>16</text:p>
          </table:table-cell>
          <table:table-cell table:style-name="ce1"/>
          <table:table-cell office:value-type="string" office:string-value="('Alana','Erika','Nevarez','Deanda','1988-02-06',168,65,'verde claro','20/100','no_clasificado','personal_inteligencia_data/foto.png','personal_inteligencia_data/huella_digital.png','personal_inteligencia_data/huella_retina.png',ROW(58,2876055278) ,ROW('87001709','Holanda'),ARRAY['inglés','árabe','portugués','francés','null','null']::varchar(50)[], ARRAY[ ROW('Ignacio','Ulises','Cartagena','Roman','1944-01-18','madre',ROW(58,2877961935) ), ROW('Vivaldo','Tarsicio','Rosas','Jackson','1944-01-18','abuelo',ROW(58,2878986258) )]::familiar_ty[], ARRAY[ ROW('50639020','Groenlandia'),row('null','null') ]::identificacion_ty[], ARRAY[ ROW('Derecho','Máster','Abogacía'), ROW('null','null','null') ]::nivel_educativo_ty[],null,'16')," table:formula="of:=CONCATENATE(&quot;(&quot;;[.J29];&quot;,&quot;;[.K29];&quot;,&quot;;[.L29];&quot;,&quot;;[.M29];&quot;,'&quot;;[.N29];&quot;',&quot;;[.O29];&quot;,&quot;;[.P29];&quot;,'&quot;;[.Q29];&quot;','&quot;;[.R29];&quot;','&quot;;[.S29];&quot;',&quot;;[.T29];&quot;,&quot;;[.U29];&quot;,&quot;;[.V29];&quot;,ROW(58,&quot;;[.W29];[.X29];&quot;) ,ROW('&quot;;[.Y29];&quot;','&quot;;[.Z29];&quot;'),ARRAY['&quot;;[.AA29];&quot;','&quot;;[.AB29];&quot;','&quot;;[.AC29];&quot;','&quot;;[.AD29];&quot;','&quot;;[.AE29];&quot;','&quot;;[.AF29];&quot;']::varchar(50)[], ARRAY[ ROW(&quot;;[.AG29];&quot;,&quot;;[.AH29];&quot;,&quot;;[.AI29];&quot;,&quot;;[.AJ29];&quot;,'&quot;;[.AK29];&quot;','&quot;;[.AL29];&quot;',ROW(58,&quot;;[.AM29];[.AN29];&quot;) ), ROW(&quot;;[.AO29];&quot;,&quot;;[.AP29];&quot;,&quot;;[.AQ29];&quot;,&quot;;[.AR29];&quot;,'&quot;;[.AS29];&quot;','&quot;;[.AT29];&quot;',ROW(58,&quot;;[.AU29];[.AV29];&quot;) )]::familiar_ty[], ARRAY[ ROW('&quot;;[.AW29];&quot;','&quot;;[.AX29];&quot;'),row('&quot;;[.AY29];&quot;','&quot;;[.AZ29];&quot;') ]::identificacion_ty[], ARRAY[ ROW('&quot;;[.BA29];&quot;','&quot;;[.BB29];&quot;','&quot;;[.BC29];&quot;'), ROW('&quot;;[.BD29];&quot;','&quot;;[.BE29];&quot;','&quot;;[.BF29];&quot;') ]::nivel_educativo_ty[],null,'&quot;;[.BG29];&quot;'),&quot;)" table:style-name="ce15">
            <text:p>('Alana','Erika','Nevarez','Deanda','1988-02-06',168,65,'verde claro','20/100','no_clasificado','personal_inteligencia_data/foto.png','personal_inteligencia_data/huella_digital.png','personal_inteligencia_data/huella_retina.png',ROW(58,2876055278) ,ROW('87001709','Holanda'),ARRAY['inglés','árabe','portugués','francés','null','null']::varchar(50)[], ARRAY[ ROW('Ignacio','Ulises','Cartagena','Roman','1944-01-18','madre',ROW(58,2877961935) ), ROW('Vivaldo','Tarsicio','Rosas','Jackson','1944-01-18','abuelo',ROW(58,2878986258) )]::familiar_ty[], ARRAY[ ROW('50639020','Groenlandia'),row('null','null') ]::identificacion_ty[], ARRAY[ ROW('Derecho','Máster','Abogacía'), ROW('null','null','null') ]::nivel_educativo_ty[],null,'16'),</text:p>
          </table:table-cell>
          <table:table-cell table:number-columns-repeated="16323"/>
        </table:table-row>
        <table:table-row table:style-name="ro3">
          <table:table-cell office:value-type="float" office:value="7" table:formula="of:=[.D30]-9" table:style-name="ce3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17" table:formula="of:=[.A30]+10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ladio'</text:p>
          </table:table-cell>
          <table:table-cell office:value-type="string" table:style-name="ce1">
            <text:p>'Silvestre'</text:p>
          </table:table-cell>
          <table:table-cell office:value-type="string" table:style-name="ce1">
            <text:p>'Arteaga'</text:p>
          </table:table-cell>
          <table:table-cell office:value-type="string" table:style-name="ce1">
            <text:p>'Camarena'</text:p>
          </table:table-cell>
          <table:table-cell office:value-type="string" table:style-name="ce11">
            <text:p>1998-03-19</text:p>
          </table:table-cell>
          <table:table-cell office:value-type="float" office:value="183" table:style-name="ce12">
            <text:p>183</text:p>
          </table:table-cell>
          <table:table-cell office:value-type="float" office:value="76" table:style-name="ce12">
            <text:p>76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9085053" table:formula="of:=RANDBETWEEN(1000000;9999999)" table:style-name="ce2">
            <text:p>9085053</text:p>
          </table:table-cell>
          <table:table-cell office:value-type="float" office:value="35726733" table:formula="of:=RANDBETWEEN(10000000;99999999)" table:style-name="ce2">
            <text:p>35726733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Pelayo'</text:p>
          </table:table-cell>
          <table:table-cell office:value-type="string" table:style-name="ce1">
            <text:p>'Veliz'</text:p>
          </table:table-cell>
          <table:table-cell office:value-type="string" table:style-name="ce11">
            <text:p>1967-09-23</text:p>
          </table:table-cell>
          <table:table-cell office:value-type="string" table:style-name="ce1">
            <text:p>madre</text:p>
          </table:table-cell>
          <table:table-cell office:value-type="float" office:value="212" table:style-name="ce1">
            <text:p>212</text:p>
          </table:table-cell>
          <table:table-cell office:value-type="float" office:value="4915911" table:formula="of:=RANDBETWEEN(1000000;9999999)" table:style-name="ce2">
            <text:p>4915911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Eneida'</text:p>
          </table:table-cell>
          <table:table-cell office:value-type="string" table:style-name="ce1">
            <text:p>'Duque'</text:p>
          </table:table-cell>
          <table:table-cell office:value-type="string" table:style-name="ce1">
            <text:p>'Uribe'</text:p>
          </table:table-cell>
          <table:table-cell office:value-type="string" table:style-name="ce11">
            <text:p>1967-09-23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4341759" table:formula="of:=RANDBETWEEN(1000000;9999999)" table:style-name="ce2">
            <text:p>4341759</text:p>
          </table:table-cell>
          <table:table-cell office:value-type="float" office:value="24600844" table:formula="of:=RANDBETWEEN(10000000;100000000)" table:style-name="ce2">
            <text:p>24600844</text:p>
          </table:table-cell>
          <table:table-cell office:value-type="string" office:string-value="Groenlandia" table:formula="of:=[.F30]" table:style-name="ce1">
            <text:p>Groenlandia</text:p>
          </table:table-cell>
          <table:table-cell office:value-type="float" office:value="32258102" table:formula="of:=RANDBETWEEN(10000000;100000000)" table:style-name="ce2">
            <text:p>32258102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uditoria Financiera y Riegos</text:p>
          </table:table-cell>
          <table:table-cell office:value-type="float" office:value="16" table:formula="of:=[.D30]" table:style-name="ce1">
            <text:p>16</text:p>
          </table:table-cell>
          <table:table-cell table:style-name="ce1"/>
          <table:table-cell office:value-type="string" office:string-value="('Eladio','Silvestre','Arteaga','Camarena','1998-03-19',183,76,'verde oscuro','20/20','no_clasificado','personal_inteligencia_data/foto.png','personal_inteligencia_data/huella_digital.png','personal_inteligencia_data/huella_retina.png',ROW(58,2879085053) ,ROW('35726733','Malasia'),ARRAY['español','inglés','hindi','ruso','mandarín','bengalí']::varchar(50)[], ARRAY[ ROW('Anastasia','Melina','Pelayo','Veliz','1967-09-23','madre',ROW(58,2124915911) ), ROW('Gloria','Eneida','Duque','Uribe','1967-09-23','hermano',ROW(58,2124341759) )]::familiar_ty[], ARRAY[ ROW('24600844','Groenlandia'),row('32258102','Irlanda') ]::identificacion_ty[], ARRAY[ ROW('Ingeniería Industrial','null','null'), ROW('Economía','Máster','Auditoria Financiera y Riegos') ]::nivel_educativo_ty[],null,'16')," table:formula="of:=CONCATENATE(&quot;(&quot;;[.J30];&quot;,&quot;;[.K30];&quot;,&quot;;[.L30];&quot;,&quot;;[.M30];&quot;,'&quot;;[.N30];&quot;',&quot;;[.O30];&quot;,&quot;;[.P30];&quot;,'&quot;;[.Q30];&quot;','&quot;;[.R30];&quot;','&quot;;[.S30];&quot;',&quot;;[.T30];&quot;,&quot;;[.U30];&quot;,&quot;;[.V30];&quot;,ROW(58,&quot;;[.W30];[.X30];&quot;) ,ROW('&quot;;[.Y30];&quot;','&quot;;[.Z30];&quot;'),ARRAY['&quot;;[.AA30];&quot;','&quot;;[.AB30];&quot;','&quot;;[.AC30];&quot;','&quot;;[.AD30];&quot;','&quot;;[.AE30];&quot;','&quot;;[.AF30];&quot;']::varchar(50)[], ARRAY[ ROW(&quot;;[.AG30];&quot;,&quot;;[.AH30];&quot;,&quot;;[.AI30];&quot;,&quot;;[.AJ30];&quot;,'&quot;;[.AK30];&quot;','&quot;;[.AL30];&quot;',ROW(58,&quot;;[.AM30];[.AN30];&quot;) ), ROW(&quot;;[.AO30];&quot;,&quot;;[.AP30];&quot;,&quot;;[.AQ30];&quot;,&quot;;[.AR30];&quot;,'&quot;;[.AS30];&quot;','&quot;;[.AT30];&quot;',ROW(58,&quot;;[.AU30];[.AV30];&quot;) )]::familiar_ty[], ARRAY[ ROW('&quot;;[.AW30];&quot;','&quot;;[.AX30];&quot;'),row('&quot;;[.AY30];&quot;','&quot;;[.AZ30];&quot;') ]::identificacion_ty[], ARRAY[ ROW('&quot;;[.BA30];&quot;','&quot;;[.BB30];&quot;','&quot;;[.BC30];&quot;'), ROW('&quot;;[.BD30];&quot;','&quot;;[.BE30];&quot;','&quot;;[.BF30];&quot;') ]::nivel_educativo_ty[],null,'&quot;;[.BG30];&quot;'),&quot;)" table:style-name="ce15">
            <text:p>('Eladio','Silvestre','Arteaga','Camarena','1998-03-19',183,76,'verde oscuro','20/20','no_clasificado','personal_inteligencia_data/foto.png','personal_inteligencia_data/huella_digital.png','personal_inteligencia_data/huella_retina.png',ROW(58,2879085053) ,ROW('35726733','Malasia'),ARRAY['español','inglés','hindi','ruso','mandarín','bengalí']::varchar(50)[], ARRAY[ ROW('Anastasia','Melina','Pelayo','Veliz','1967-09-23','madre',ROW(58,2124915911) ), ROW('Gloria','Eneida','Duque','Uribe','1967-09-23','hermano',ROW(58,2124341759) )]::familiar_ty[], ARRAY[ ROW('24600844','Groenlandia'),row('32258102','Irlanda') ]::identificacion_ty[], ARRAY[ ROW('Ingeniería Industrial','null','null'), ROW('Economía','Máster','Auditoria Financiera y Riegos') ]::nivel_educativo_ty[],null,'16'),</text:p>
          </table:table-cell>
          <table:table-cell table:number-columns-repeated="16323"/>
        </table:table-row>
        <table:table-row table:style-name="ro3">
          <table:table-cell office:value-type="float" office:value="7" table:formula="of:=[.D31]-9" table:style-name="ce3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17" table:formula="of:=[.A31]+10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Sabina'</text:p>
          </table:table-cell>
          <table:table-cell office:value-type="string" table:style-name="ce1">
            <text:p>'Ada'</text:p>
          </table:table-cell>
          <table:table-cell office:value-type="string" table:style-name="ce1">
            <text:p>'Johnson'</text:p>
          </table:table-cell>
          <table:table-cell office:value-type="string" table:style-name="ce1">
            <text:p>'Caballero'</text:p>
          </table:table-cell>
          <table:table-cell office:value-type="string" table:style-name="ce11">
            <text:p>1992-05-03</text:p>
          </table:table-cell>
          <table:table-cell office:value-type="float" office:value="187" table:style-name="ce12">
            <text:p>187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12.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8211793" table:formula="of:=RANDBETWEEN(1000000;9999999)" table:style-name="ce2">
            <text:p>8211793</text:p>
          </table:table-cell>
          <table:table-cell office:value-type="float" office:value="65912788" table:formula="of:=RANDBETWEEN(10000000;99999999)" table:style-name="ce2">
            <text:p>65912788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atricia'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Munguia'</text:p>
          </table:table-cell>
          <table:table-cell office:value-type="string" table:style-name="ce1">
            <text:p>'Garcia'</text:p>
          </table:table-cell>
          <table:table-cell office:value-type="string" table:style-name="ce11">
            <text:p>1978-09-06</text:p>
          </table:table-cell>
          <table:table-cell office:value-type="string" table:style-name="ce1">
            <text:p>tío</text:p>
          </table:table-cell>
          <table:table-cell office:value-type="float" office:value="281" table:style-name="ce14">
            <text:p>281</text:p>
          </table:table-cell>
          <table:table-cell office:value-type="float" office:value="6341298" table:formula="of:=RANDBETWEEN(1000000;9999999)" table:style-name="ce2">
            <text:p>6341298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Avendano'</text:p>
          </table:table-cell>
          <table:table-cell office:value-type="string" table:style-name="ce1">
            <text:p>'Marroquin'</text:p>
          </table:table-cell>
          <table:table-cell office:value-type="string" table:style-name="ce11">
            <text:p>1978-09-06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8952909" table:formula="of:=RANDBETWEEN(1000000;9999999)" table:style-name="ce2">
            <text:p>8952909</text:p>
          </table:table-cell>
          <table:table-cell office:value-type="float" office:value="33361716" table:formula="of:=RANDBETWEEN(10000000;100000000)" table:style-name="ce2">
            <text:p>33361716</text:p>
          </table:table-cell>
          <table:table-cell office:value-type="string" office:string-value="Groenlandia" table:formula="of:=[.F31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6" table:formula="of:=[.D31]" table:style-name="ce1">
            <text:p>16</text:p>
          </table:table-cell>
          <table:table-cell table:style-name="ce1"/>
          <table:table-cell office:value-type="string" office:string-value="('Sabina','Ada','Johnson','Caballero','1992-05-03',187,74,'marrón oscuro','20/12.5','confidencial','personal_inteligencia_data/foto.png','personal_inteligencia_data/huella_digital.png','personal_inteligencia_data/huella_retina.png',ROW(58,4128211793) ,ROW('65912788','Uganda'),ARRAY['inglés','árabe','portugués','francés','null','null']::varchar(50)[], ARRAY[ ROW('Patricia','Victoria','Munguia','Garcia','1978-09-06','tío',ROW(58,2816341298) ), ROW('Pablo','Orosio','Avendano','Marroquin','1978-09-06','hermano',ROW(58,2818952909) )]::familiar_ty[], ARRAY[ ROW('33361716','Groenlandia'),row('null','null') ]::identificacion_ty[], ARRAY[ ROW('Ingeniería Industrial','null','null'), ROW('Ingeniería Industrial','null','null') ]::nivel_educativo_ty[],null,'16')," table:formula="of:=CONCATENATE(&quot;(&quot;;[.J31];&quot;,&quot;;[.K31];&quot;,&quot;;[.L31];&quot;,&quot;;[.M31];&quot;,'&quot;;[.N31];&quot;',&quot;;[.O31];&quot;,&quot;;[.P31];&quot;,'&quot;;[.Q31];&quot;','&quot;;[.R31];&quot;','&quot;;[.S31];&quot;',&quot;;[.T31];&quot;,&quot;;[.U31];&quot;,&quot;;[.V31];&quot;,ROW(58,&quot;;[.W31];[.X31];&quot;) ,ROW('&quot;;[.Y31];&quot;','&quot;;[.Z31];&quot;'),ARRAY['&quot;;[.AA31];&quot;','&quot;;[.AB31];&quot;','&quot;;[.AC31];&quot;','&quot;;[.AD31];&quot;','&quot;;[.AE31];&quot;','&quot;;[.AF31];&quot;']::varchar(50)[], ARRAY[ ROW(&quot;;[.AG31];&quot;,&quot;;[.AH31];&quot;,&quot;;[.AI31];&quot;,&quot;;[.AJ31];&quot;,'&quot;;[.AK31];&quot;','&quot;;[.AL31];&quot;',ROW(58,&quot;;[.AM31];[.AN31];&quot;) ), ROW(&quot;;[.AO31];&quot;,&quot;;[.AP31];&quot;,&quot;;[.AQ31];&quot;,&quot;;[.AR31];&quot;,'&quot;;[.AS31];&quot;','&quot;;[.AT31];&quot;',ROW(58,&quot;;[.AU31];[.AV31];&quot;) )]::familiar_ty[], ARRAY[ ROW('&quot;;[.AW31];&quot;','&quot;;[.AX31];&quot;'),row('&quot;;[.AY31];&quot;','&quot;;[.AZ31];&quot;') ]::identificacion_ty[], ARRAY[ ROW('&quot;;[.BA31];&quot;','&quot;;[.BB31];&quot;','&quot;;[.BC31];&quot;'), ROW('&quot;;[.BD31];&quot;','&quot;;[.BE31];&quot;','&quot;;[.BF31];&quot;') ]::nivel_educativo_ty[],null,'&quot;;[.BG31];&quot;'),&quot;)" table:style-name="ce15">
            <text:p>('Sabina','Ada','Johnson','Caballero','1992-05-03',187,74,'marrón oscuro','20/12.5','confidencial','personal_inteligencia_data/foto.png','personal_inteligencia_data/huella_digital.png','personal_inteligencia_data/huella_retina.png',ROW(58,4128211793) ,ROW('65912788','Uganda'),ARRAY['inglés','árabe','portugués','francés','null','null']::varchar(50)[], ARRAY[ ROW('Patricia','Victoria','Munguia','Garcia','1978-09-06','tío',ROW(58,2816341298) ), ROW('Pablo','Orosio','Avendano','Marroquin','1978-09-06','hermano',ROW(58,2818952909) )]::familiar_ty[], ARRAY[ ROW('33361716','Groenlandia'),row('null','null') ]::identificacion_ty[], ARRAY[ ROW('Ingeniería Industrial','null','null'), ROW('Ingeniería Industrial','null','null') ]::nivel_educativo_ty[],null,'16'),</text:p>
          </table:table-cell>
          <table:table-cell table:number-columns-repeated="16323"/>
        </table:table-row>
        <table:table-row table:style-name="ro3">
          <table:table-cell office:value-type="float" office:value="8" table:formula="of:=[.D32]-9" table:style-name="ce3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18" table:formula="of:=[.A32]+10" table:style-name="ce3">
            <text:p>18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Soledad'</text:p>
          </table:table-cell>
          <table:table-cell office:value-type="string" table:style-name="ce1">
            <text:p>'Esmeralda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Sullivan'</text:p>
          </table:table-cell>
          <table:table-cell office:value-type="string" table:style-name="ce11">
            <text:p>1986-05-03</text:p>
          </table:table-cell>
          <table:table-cell office:value-type="float" office:value="156" table:style-name="ce12">
            <text:p>156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8366602" table:formula="of:=RANDBETWEEN(1000000;9999999)" table:style-name="ce2">
            <text:p>8366602</text:p>
          </table:table-cell>
          <table:table-cell office:value-type="float" office:value="26218056" table:formula="of:=RANDBETWEEN(10000000;99999999)" table:style-name="ce2">
            <text:p>26218056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'Ocampo'</text:p>
          </table:table-cell>
          <table:table-cell office:value-type="string" table:style-name="ce1">
            <text:p>'Mitchell'</text:p>
          </table:table-cell>
          <table:table-cell office:value-type="string" table:style-name="ce11">
            <text:p>1961-09-09</text:p>
          </table:table-cell>
          <table:table-cell office:value-type="string" table:style-name="ce1">
            <text:p>tío</text:p>
          </table:table-cell>
          <table:table-cell office:value-type="float" office:value="412" table:style-name="ce1">
            <text:p>412</text:p>
          </table:table-cell>
          <table:table-cell office:value-type="float" office:value="6568903" table:formula="of:=RANDBETWEEN(1000000;9999999)" table:style-name="ce2">
            <text:p>6568903</text:p>
          </table:table-cell>
          <table:table-cell office:value-type="string" table:style-name="ce1">
            <text:p>'Damaris'</text:p>
          </table:table-cell>
          <table:table-cell office:value-type="string" table:style-name="ce1">
            <text:p>'Corania'</text:p>
          </table:table-cell>
          <table:table-cell office:value-type="string" table:style-name="ce1">
            <text:p>'Benavides'</text:p>
          </table:table-cell>
          <table:table-cell office:value-type="string" table:style-name="ce1">
            <text:p>'Cook'</text:p>
          </table:table-cell>
          <table:table-cell office:value-type="string" table:style-name="ce11">
            <text:p>1961-09-09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6533756" table:formula="of:=RANDBETWEEN(1000000;9999999)" table:style-name="ce2">
            <text:p>6533756</text:p>
          </table:table-cell>
          <table:table-cell office:value-type="float" office:value="57929083" table:formula="of:=RANDBETWEEN(10000000;100000000)" table:style-name="ce2">
            <text:p>57929083</text:p>
          </table:table-cell>
          <table:table-cell office:value-type="string" office:string-value="Groenlandia" table:formula="of:=[.F32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7" table:formula="of:=[.D32]" table:style-name="ce1">
            <text:p>17</text:p>
          </table:table-cell>
          <table:table-cell table:style-name="ce1"/>
          <table:table-cell office:value-type="string" office:string-value="('Soledad','Esmeralda','Moreno','Sullivan','1986-05-03',156,68,'azul claro','20/25','top_secret','personal_inteligencia_data/foto.png','personal_inteligencia_data/huella_digital.png','personal_inteligencia_data/huella_retina.png',ROW(58,2818366602) ,ROW('26218056','Argentina'),ARRAY['inglés','árabe','portugués','francés','null','null']::varchar(50)[], ARRAY[ ROW('Eliana','Dulcinea','Ocampo','Mitchell','1961-09-09','tío',ROW(58,4126568903) ), ROW('Damaris','Corania','Benavides','Cook','1961-09-09','abuelo',ROW(58,4126533756) )]::familiar_ty[], ARRAY[ ROW('57929083','Groenlandia'),row('null','null') ]::identificacion_ty[], ARRAY[ ROW('Criminología','null','null'), ROW('Ingeniería Informática','null','null') ]::nivel_educativo_ty[],null,'17')," table:formula="of:=CONCATENATE(&quot;(&quot;;[.J32];&quot;,&quot;;[.K32];&quot;,&quot;;[.L32];&quot;,&quot;;[.M32];&quot;,'&quot;;[.N32];&quot;',&quot;;[.O32];&quot;,&quot;;[.P32];&quot;,'&quot;;[.Q32];&quot;','&quot;;[.R32];&quot;','&quot;;[.S32];&quot;',&quot;;[.T32];&quot;,&quot;;[.U32];&quot;,&quot;;[.V32];&quot;,ROW(58,&quot;;[.W32];[.X32];&quot;) ,ROW('&quot;;[.Y32];&quot;','&quot;;[.Z32];&quot;'),ARRAY['&quot;;[.AA32];&quot;','&quot;;[.AB32];&quot;','&quot;;[.AC32];&quot;','&quot;;[.AD32];&quot;','&quot;;[.AE32];&quot;','&quot;;[.AF32];&quot;']::varchar(50)[], ARRAY[ ROW(&quot;;[.AG32];&quot;,&quot;;[.AH32];&quot;,&quot;;[.AI32];&quot;,&quot;;[.AJ32];&quot;,'&quot;;[.AK32];&quot;','&quot;;[.AL32];&quot;',ROW(58,&quot;;[.AM32];[.AN32];&quot;) ), ROW(&quot;;[.AO32];&quot;,&quot;;[.AP32];&quot;,&quot;;[.AQ32];&quot;,&quot;;[.AR32];&quot;,'&quot;;[.AS32];&quot;','&quot;;[.AT32];&quot;',ROW(58,&quot;;[.AU32];[.AV32];&quot;) )]::familiar_ty[], ARRAY[ ROW('&quot;;[.AW32];&quot;','&quot;;[.AX32];&quot;'),row('&quot;;[.AY32];&quot;','&quot;;[.AZ32];&quot;') ]::identificacion_ty[], ARRAY[ ROW('&quot;;[.BA32];&quot;','&quot;;[.BB32];&quot;','&quot;;[.BC32];&quot;'), ROW('&quot;;[.BD32];&quot;','&quot;;[.BE32];&quot;','&quot;;[.BF32];&quot;') ]::nivel_educativo_ty[],null,'&quot;;[.BG32];&quot;'),&quot;)" table:style-name="ce15">
            <text:p>('Soledad','Esmeralda','Moreno','Sullivan','1986-05-03',156,68,'azul claro','20/25','top_secret','personal_inteligencia_data/foto.png','personal_inteligencia_data/huella_digital.png','personal_inteligencia_data/huella_retina.png',ROW(58,2818366602) ,ROW('26218056','Argentina'),ARRAY['inglés','árabe','portugués','francés','null','null']::varchar(50)[], ARRAY[ ROW('Eliana','Dulcinea','Ocampo','Mitchell','1961-09-09','tío',ROW(58,4126568903) ), ROW('Damaris','Corania','Benavides','Cook','1961-09-09','abuelo',ROW(58,4126533756) )]::familiar_ty[], ARRAY[ ROW('57929083','Groenlandia'),row('null','null') ]::identificacion_ty[], ARRAY[ ROW('Criminología','null','null'), ROW('Ingeniería Informática','null','null') ]::nivel_educativo_ty[],null,'17'),</text:p>
          </table:table-cell>
          <table:table-cell table:number-columns-repeated="16323"/>
        </table:table-row>
        <table:table-row table:style-name="ro3">
          <table:table-cell office:value-type="float" office:value="8" table:formula="of:=[.D33]-9" table:style-name="ce3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18" table:formula="of:=[.A33]+10" table:style-name="ce3">
            <text:p>18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udas'</text:p>
          </table:table-cell>
          <table:table-cell office:value-type="string" table:style-name="ce1">
            <text:p>'Faustiniano'</text:p>
          </table:table-cell>
          <table:table-cell office:value-type="string" table:style-name="ce1">
            <text:p>'Cerda'</text:p>
          </table:table-cell>
          <table:table-cell office:value-type="string" table:style-name="ce1">
            <text:p>'Villa'</text:p>
          </table:table-cell>
          <table:table-cell office:value-type="string" table:style-name="ce11">
            <text:p>1988-05-07</text:p>
          </table:table-cell>
          <table:table-cell office:value-type="float" office:value="156" table:style-name="ce12">
            <text:p>156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8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5164257" table:formula="of:=RANDBETWEEN(1000000;9999999)" table:style-name="ce2">
            <text:p>5164257</text:p>
          </table:table-cell>
          <table:table-cell office:value-type="float" office:value="79794023" table:formula="of:=RANDBETWEEN(10000000;99999999)" table:style-name="ce2">
            <text:p>79794023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Delao'</text:p>
          </table:table-cell>
          <table:table-cell office:value-type="string" table:style-name="ce1">
            <text:p>'Delao'</text:p>
          </table:table-cell>
          <table:table-cell office:value-type="string" table:style-name="ce11">
            <text:p>1945-05-04</text:p>
          </table:table-cell>
          <table:table-cell office:value-type="string" table:style-name="ce1">
            <text:p>hermano</text:p>
          </table:table-cell>
          <table:table-cell office:value-type="float" office:value="243" table:style-name="ce14">
            <text:p>243</text:p>
          </table:table-cell>
          <table:table-cell office:value-type="float" office:value="6590272" table:formula="of:=RANDBETWEEN(1000000;9999999)" table:style-name="ce2">
            <text:p>6590272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Berenice'</text:p>
          </table:table-cell>
          <table:table-cell office:value-type="string" table:style-name="ce1">
            <text:p>'Bocanegra'</text:p>
          </table:table-cell>
          <table:table-cell office:value-type="string" table:style-name="ce1">
            <text:p>'Rizo'</text:p>
          </table:table-cell>
          <table:table-cell office:value-type="string" table:style-name="ce11">
            <text:p>1945-05-04</text:p>
          </table:table-cell>
          <table:table-cell office:value-type="string" table:style-name="ce1">
            <text:p>primo</text:p>
          </table:table-cell>
          <table:table-cell office:value-type="float" office:value="243" table:style-name="ce14">
            <text:p>243</text:p>
          </table:table-cell>
          <table:table-cell office:value-type="float" office:value="3201922" table:formula="of:=RANDBETWEEN(1000000;9999999)" table:style-name="ce2">
            <text:p>3201922</text:p>
          </table:table-cell>
          <table:table-cell office:value-type="float" office:value="20237161" table:formula="of:=RANDBETWEEN(10000000;100000000)" table:style-name="ce2">
            <text:p>20237161</text:p>
          </table:table-cell>
          <table:table-cell office:value-type="string" office:string-value="Groenlandia" table:formula="of:=[.F33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iberseguridad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7" table:formula="of:=[.D33]" table:style-name="ce1">
            <text:p>17</text:p>
          </table:table-cell>
          <table:table-cell table:style-name="ce1"/>
          <table:table-cell office:value-type="string" office:string-value="('Judas','Faustiniano','Cerda','Villa','1988-05-07',156,68,'verde oscuro','20/80','no_clasificado','personal_inteligencia_data/foto.png','personal_inteligencia_data/huella_digital.png','personal_inteligencia_data/huella_retina.png',ROW(58,2435164257) ,ROW('79794023','Holanda'),ARRAY['inglés','árabe','portugués','francés','null','null']::varchar(50)[], ARRAY[ ROW('Orosio','Javier','Delao','Delao','1945-05-04','hermano',ROW(58,2436590272) ), ROW('Gracia','Berenice','Bocanegra','Rizo','1945-05-04','primo',ROW(58,2433201922) )]::familiar_ty[], ARRAY[ ROW('20237161','Groenlandia'),row('null','null') ]::identificacion_ty[], ARRAY[ ROW('Ingeniería Informática','Máster','Ciberseguridad'), ROW('null','null','null') ]::nivel_educativo_ty[],null,'17')," table:formula="of:=CONCATENATE(&quot;(&quot;;[.J33];&quot;,&quot;;[.K33];&quot;,&quot;;[.L33];&quot;,&quot;;[.M33];&quot;,'&quot;;[.N33];&quot;',&quot;;[.O33];&quot;,&quot;;[.P33];&quot;,'&quot;;[.Q33];&quot;','&quot;;[.R33];&quot;','&quot;;[.S33];&quot;',&quot;;[.T33];&quot;,&quot;;[.U33];&quot;,&quot;;[.V33];&quot;,ROW(58,&quot;;[.W33];[.X33];&quot;) ,ROW('&quot;;[.Y33];&quot;','&quot;;[.Z33];&quot;'),ARRAY['&quot;;[.AA33];&quot;','&quot;;[.AB33];&quot;','&quot;;[.AC33];&quot;','&quot;;[.AD33];&quot;','&quot;;[.AE33];&quot;','&quot;;[.AF33];&quot;']::varchar(50)[], ARRAY[ ROW(&quot;;[.AG33];&quot;,&quot;;[.AH33];&quot;,&quot;;[.AI33];&quot;,&quot;;[.AJ33];&quot;,'&quot;;[.AK33];&quot;','&quot;;[.AL33];&quot;',ROW(58,&quot;;[.AM33];[.AN33];&quot;) ), ROW(&quot;;[.AO33];&quot;,&quot;;[.AP33];&quot;,&quot;;[.AQ33];&quot;,&quot;;[.AR33];&quot;,'&quot;;[.AS33];&quot;','&quot;;[.AT33];&quot;',ROW(58,&quot;;[.AU33];[.AV33];&quot;) )]::familiar_ty[], ARRAY[ ROW('&quot;;[.AW33];&quot;','&quot;;[.AX33];&quot;'),row('&quot;;[.AY33];&quot;','&quot;;[.AZ33];&quot;') ]::identificacion_ty[], ARRAY[ ROW('&quot;;[.BA33];&quot;','&quot;;[.BB33];&quot;','&quot;;[.BC33];&quot;'), ROW('&quot;;[.BD33];&quot;','&quot;;[.BE33];&quot;','&quot;;[.BF33];&quot;') ]::nivel_educativo_ty[],null,'&quot;;[.BG33];&quot;'),&quot;)" table:style-name="ce15">
            <text:p>('Judas','Faustiniano','Cerda','Villa','1988-05-07',156,68,'verde oscuro','20/80','no_clasificado','personal_inteligencia_data/foto.png','personal_inteligencia_data/huella_digital.png','personal_inteligencia_data/huella_retina.png',ROW(58,2435164257) ,ROW('79794023','Holanda'),ARRAY['inglés','árabe','portugués','francés','null','null']::varchar(50)[], ARRAY[ ROW('Orosio','Javier','Delao','Delao','1945-05-04','hermano',ROW(58,2436590272) ), ROW('Gracia','Berenice','Bocanegra','Rizo','1945-05-04','primo',ROW(58,2433201922) )]::familiar_ty[], ARRAY[ ROW('20237161','Groenlandia'),row('null','null') ]::identificacion_ty[], ARRAY[ ROW('Ingeniería Informática','Máster','Ciberseguridad'), ROW('null','null','null') ]::nivel_educativo_ty[],null,'17'),</text:p>
          </table:table-cell>
          <table:table-cell table:number-columns-repeated="16323"/>
        </table:table-row>
        <table:table-row table:style-name="ro3">
          <table:table-cell office:value-type="float" office:value="8" table:formula="of:=[.D34]-9" table:style-name="ce3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18" table:formula="of:=[.A34]+10" table:style-name="ce3">
            <text:p>18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ariam'</text:p>
          </table:table-cell>
          <table:table-cell office:value-type="string" table:style-name="ce1">
            <text:p>'Mireya'</text:p>
          </table:table-cell>
          <table:table-cell office:value-type="string" table:style-name="ce1">
            <text:p>'Orellana'</text:p>
          </table:table-cell>
          <table:table-cell office:value-type="string" table:style-name="ce1">
            <text:p>'Manzano'</text:p>
          </table:table-cell>
          <table:table-cell office:value-type="string" table:style-name="ce11">
            <text:p>1998-04-22</text:p>
          </table:table-cell>
          <table:table-cell office:value-type="float" office:value="186" table:style-name="ce12">
            <text:p>186</text:p>
          </table:table-cell>
          <table:table-cell office:value-type="float" office:value="83" table:style-name="ce12">
            <text:p>83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2235873" table:formula="of:=RANDBETWEEN(1000000;9999999)" table:style-name="ce2">
            <text:p>2235873</text:p>
          </table:table-cell>
          <table:table-cell office:value-type="float" office:value="25925928" table:formula="of:=RANDBETWEEN(10000000;99999999)" table:style-name="ce2">
            <text:p>25925928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Marisol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Escobedo'</text:p>
          </table:table-cell>
          <table:table-cell office:value-type="string" table:style-name="ce1">
            <text:p>'Pinon'</text:p>
          </table:table-cell>
          <table:table-cell office:value-type="string" table:style-name="ce11">
            <text:p>1970-08-26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1428485" table:formula="of:=RANDBETWEEN(1000000;9999999)" table:style-name="ce2">
            <text:p>1428485</text:p>
          </table:table-cell>
          <table:table-cell office:value-type="string" table:style-name="ce1">
            <text:p>'Jennifer'</text:p>
          </table:table-cell>
          <table:table-cell office:value-type="string" table:style-name="ce1">
            <text:p>'Valentina'</text:p>
          </table:table-cell>
          <table:table-cell office:value-type="string" table:style-name="ce1">
            <text:p>'Vigil'</text:p>
          </table:table-cell>
          <table:table-cell office:value-type="string" table:style-name="ce1">
            <text:p>'Aviles'</text:p>
          </table:table-cell>
          <table:table-cell office:value-type="string" table:style-name="ce11">
            <text:p>1970-08-26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2795997" table:formula="of:=RANDBETWEEN(1000000;9999999)" table:style-name="ce2">
            <text:p>2795997</text:p>
          </table:table-cell>
          <table:table-cell office:value-type="float" office:value="16537537" table:formula="of:=RANDBETWEEN(10000000;100000000)" table:style-name="ce2">
            <text:p>16537537</text:p>
          </table:table-cell>
          <table:table-cell office:value-type="string" office:string-value="Groenlandia" table:formula="of:=[.F34]" table:style-name="ce1">
            <text:p>Groenlandia</text:p>
          </table:table-cell>
          <table:table-cell office:value-type="float" office:value="10381454" table:formula="of:=RANDBETWEEN(10000000;100000000)" table:style-name="ce2">
            <text:p>10381454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Finanzas</text:p>
          </table:table-cell>
          <table:table-cell office:value-type="float" office:value="17" table:formula="of:=[.D34]" table:style-name="ce1">
            <text:p>17</text:p>
          </table:table-cell>
          <table:table-cell table:style-name="ce1"/>
          <table:table-cell office:value-type="string" office:string-value="('Mariam','Mireya','Orellana','Manzano','1998-04-22',186,83,'azul oscuro','20/50','no_clasificado','personal_inteligencia_data/foto.png','personal_inteligencia_data/huella_digital.png','personal_inteligencia_data/huella_retina.png',ROW(58,2432235873) ,ROW('25925928','Malasia'),ARRAY['español','inglés','hindi','ruso','mandarín','bengalí']::varchar(50)[], ARRAY[ ROW('Marisol','Trinidad','Escobedo','Pinon','1970-08-26','hermano',ROW(58,4241428485) ), ROW('Jennifer','Valentina','Vigil','Aviles','1970-08-26','abuelo',ROW(58,4242795997) )]::familiar_ty[], ARRAY[ ROW('16537537','Groenlandia'),row('10381454','Irlanda') ]::identificacion_ty[], ARRAY[ ROW('Derecho','null','null'), ROW('Economía','Máster','Finanzas') ]::nivel_educativo_ty[],null,'17')," table:formula="of:=CONCATENATE(&quot;(&quot;;[.J34];&quot;,&quot;;[.K34];&quot;,&quot;;[.L34];&quot;,&quot;;[.M34];&quot;,'&quot;;[.N34];&quot;',&quot;;[.O34];&quot;,&quot;;[.P34];&quot;,'&quot;;[.Q34];&quot;','&quot;;[.R34];&quot;','&quot;;[.S34];&quot;',&quot;;[.T34];&quot;,&quot;;[.U34];&quot;,&quot;;[.V34];&quot;,ROW(58,&quot;;[.W34];[.X34];&quot;) ,ROW('&quot;;[.Y34];&quot;','&quot;;[.Z34];&quot;'),ARRAY['&quot;;[.AA34];&quot;','&quot;;[.AB34];&quot;','&quot;;[.AC34];&quot;','&quot;;[.AD34];&quot;','&quot;;[.AE34];&quot;','&quot;;[.AF34];&quot;']::varchar(50)[], ARRAY[ ROW(&quot;;[.AG34];&quot;,&quot;;[.AH34];&quot;,&quot;;[.AI34];&quot;,&quot;;[.AJ34];&quot;,'&quot;;[.AK34];&quot;','&quot;;[.AL34];&quot;',ROW(58,&quot;;[.AM34];[.AN34];&quot;) ), ROW(&quot;;[.AO34];&quot;,&quot;;[.AP34];&quot;,&quot;;[.AQ34];&quot;,&quot;;[.AR34];&quot;,'&quot;;[.AS34];&quot;','&quot;;[.AT34];&quot;',ROW(58,&quot;;[.AU34];[.AV34];&quot;) )]::familiar_ty[], ARRAY[ ROW('&quot;;[.AW34];&quot;','&quot;;[.AX34];&quot;'),row('&quot;;[.AY34];&quot;','&quot;;[.AZ34];&quot;') ]::identificacion_ty[], ARRAY[ ROW('&quot;;[.BA34];&quot;','&quot;;[.BB34];&quot;','&quot;;[.BC34];&quot;'), ROW('&quot;;[.BD34];&quot;','&quot;;[.BE34];&quot;','&quot;;[.BF34];&quot;') ]::nivel_educativo_ty[],null,'&quot;;[.BG34];&quot;'),&quot;)" table:style-name="ce15">
            <text:p>('Mariam','Mireya','Orellana','Manzano','1998-04-22',186,83,'azul oscuro','20/50','no_clasificado','personal_inteligencia_data/foto.png','personal_inteligencia_data/huella_digital.png','personal_inteligencia_data/huella_retina.png',ROW(58,2432235873) ,ROW('25925928','Malasia'),ARRAY['español','inglés','hindi','ruso','mandarín','bengalí']::varchar(50)[], ARRAY[ ROW('Marisol','Trinidad','Escobedo','Pinon','1970-08-26','hermano',ROW(58,4241428485) ), ROW('Jennifer','Valentina','Vigil','Aviles','1970-08-26','abuelo',ROW(58,4242795997) )]::familiar_ty[], ARRAY[ ROW('16537537','Groenlandia'),row('10381454','Irlanda') ]::identificacion_ty[], ARRAY[ ROW('Derecho','null','null'), ROW('Economía','Máster','Finanzas') ]::nivel_educativo_ty[],null,'17'),</text:p>
          </table:table-cell>
          <table:table-cell table:number-columns-repeated="16323"/>
        </table:table-row>
        <table:table-row table:style-name="ro3">
          <table:table-cell office:value-type="float" office:value="8" table:formula="of:=[.D35]-9" table:style-name="ce3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18" table:formula="of:=[.A35]+10" table:style-name="ce3">
            <text:p>18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orge'</text:p>
          </table:table-cell>
          <table:table-cell office:value-type="string" table:style-name="ce1">
            <text:p>'Rafael'</text:p>
          </table:table-cell>
          <table:table-cell office:value-type="string" table:style-name="ce1">
            <text:p>'Ocampo'</text:p>
          </table:table-cell>
          <table:table-cell office:value-type="string" table:style-name="ce1">
            <text:p>'Landeros'</text:p>
          </table:table-cell>
          <table:table-cell office:value-type="string" table:style-name="ce11">
            <text:p>1992-05-30</text:p>
          </table:table-cell>
          <table:table-cell office:value-type="float" office:value="182" table:style-name="ce12">
            <text:p>182</text:p>
          </table:table-cell>
          <table:table-cell office:value-type="float" office:value="67" table:style-name="ce12">
            <text:p>67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5309231" table:formula="of:=RANDBETWEEN(1000000;9999999)" table:style-name="ce2">
            <text:p>5309231</text:p>
          </table:table-cell>
          <table:table-cell office:value-type="float" office:value="77558977" table:formula="of:=RANDBETWEEN(10000000;99999999)" table:style-name="ce2">
            <text:p>77558977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Nathaly'</text:p>
          </table:table-cell>
          <table:table-cell office:value-type="string" table:style-name="ce1">
            <text:p>'Olmos'</text:p>
          </table:table-cell>
          <table:table-cell office:value-type="string" table:style-name="ce1">
            <text:p>'Melo'</text:p>
          </table:table-cell>
          <table:table-cell office:value-type="string" table:style-name="ce11">
            <text:p>1979-12-29</text:p>
          </table:table-cell>
          <table:table-cell office:value-type="string" table:style-name="ce1">
            <text:p>padre</text:p>
          </table:table-cell>
          <table:table-cell office:value-type="float" office:value="234" table:style-name="ce14">
            <text:p>234</text:p>
          </table:table-cell>
          <table:table-cell office:value-type="float" office:value="1636112" table:formula="of:=RANDBETWEEN(1000000;9999999)" table:style-name="ce2">
            <text:p>1636112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Pichardo'</text:p>
          </table:table-cell>
          <table:table-cell office:value-type="string" table:style-name="ce1">
            <text:p>'Castanon'</text:p>
          </table:table-cell>
          <table:table-cell office:value-type="string" table:style-name="ce11">
            <text:p>1979-12-29</text:p>
          </table:table-cell>
          <table:table-cell office:value-type="string" table:style-name="ce1">
            <text:p>hermano</text:p>
          </table:table-cell>
          <table:table-cell office:value-type="float" office:value="234" table:style-name="ce14">
            <text:p>234</text:p>
          </table:table-cell>
          <table:table-cell office:value-type="float" office:value="2039422" table:formula="of:=RANDBETWEEN(1000000;9999999)" table:style-name="ce2">
            <text:p>2039422</text:p>
          </table:table-cell>
          <table:table-cell office:value-type="float" office:value="43581970" table:formula="of:=RANDBETWEEN(10000000;100000000)" table:style-name="ce2">
            <text:p>43581970</text:p>
          </table:table-cell>
          <table:table-cell office:value-type="string" office:string-value="Groenlandia" table:formula="of:=[.F35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7" table:formula="of:=[.D35]" table:style-name="ce1">
            <text:p>17</text:p>
          </table:table-cell>
          <table:table-cell table:style-name="ce1"/>
          <table:table-cell office:value-type="string" office:string-value="('Jorge','Rafael','Ocampo','Landeros','1992-05-30',182,67,'verde claro','20/10','confidencial','personal_inteligencia_data/foto.png','personal_inteligencia_data/huella_digital.png','personal_inteligencia_data/huella_retina.png',ROW(58,2125309231) ,ROW('77558977','Uganda'),ARRAY['inglés','árabe','portugués','francés','null','null']::varchar(50)[], ARRAY[ ROW('Pilar','Nathaly','Olmos','Melo','1979-12-29','padre',ROW(58,2341636112) ), ROW('Andres','Orosio','Pichardo','Castanon','1979-12-29','hermano',ROW(58,2342039422) )]::familiar_ty[], ARRAY[ ROW('43581970','Groenlandia'),row('null','null') ]::identificacion_ty[], ARRAY[ ROW('Derecho','null','null'), ROW('Ciencias Sociales','null','null') ]::nivel_educativo_ty[],null,'17')," table:formula="of:=CONCATENATE(&quot;(&quot;;[.J35];&quot;,&quot;;[.K35];&quot;,&quot;;[.L35];&quot;,&quot;;[.M35];&quot;,'&quot;;[.N35];&quot;',&quot;;[.O35];&quot;,&quot;;[.P35];&quot;,'&quot;;[.Q35];&quot;','&quot;;[.R35];&quot;','&quot;;[.S35];&quot;',&quot;;[.T35];&quot;,&quot;;[.U35];&quot;,&quot;;[.V35];&quot;,ROW(58,&quot;;[.W35];[.X35];&quot;) ,ROW('&quot;;[.Y35];&quot;','&quot;;[.Z35];&quot;'),ARRAY['&quot;;[.AA35];&quot;','&quot;;[.AB35];&quot;','&quot;;[.AC35];&quot;','&quot;;[.AD35];&quot;','&quot;;[.AE35];&quot;','&quot;;[.AF35];&quot;']::varchar(50)[], ARRAY[ ROW(&quot;;[.AG35];&quot;,&quot;;[.AH35];&quot;,&quot;;[.AI35];&quot;,&quot;;[.AJ35];&quot;,'&quot;;[.AK35];&quot;','&quot;;[.AL35];&quot;',ROW(58,&quot;;[.AM35];[.AN35];&quot;) ), ROW(&quot;;[.AO35];&quot;,&quot;;[.AP35];&quot;,&quot;;[.AQ35];&quot;,&quot;;[.AR35];&quot;,'&quot;;[.AS35];&quot;','&quot;;[.AT35];&quot;',ROW(58,&quot;;[.AU35];[.AV35];&quot;) )]::familiar_ty[], ARRAY[ ROW('&quot;;[.AW35];&quot;','&quot;;[.AX35];&quot;'),row('&quot;;[.AY35];&quot;','&quot;;[.AZ35];&quot;') ]::identificacion_ty[], ARRAY[ ROW('&quot;;[.BA35];&quot;','&quot;;[.BB35];&quot;','&quot;;[.BC35];&quot;'), ROW('&quot;;[.BD35];&quot;','&quot;;[.BE35];&quot;','&quot;;[.BF35];&quot;') ]::nivel_educativo_ty[],null,'&quot;;[.BG35];&quot;'),&quot;)" table:style-name="ce15">
            <text:p>('Jorge','Rafael','Ocampo','Landeros','1992-05-30',182,67,'verde claro','20/10','confidencial','personal_inteligencia_data/foto.png','personal_inteligencia_data/huella_digital.png','personal_inteligencia_data/huella_retina.png',ROW(58,2125309231) ,ROW('77558977','Uganda'),ARRAY['inglés','árabe','portugués','francés','null','null']::varchar(50)[], ARRAY[ ROW('Pilar','Nathaly','Olmos','Melo','1979-12-29','padre',ROW(58,2341636112) ), ROW('Andres','Orosio','Pichardo','Castanon','1979-12-29','hermano',ROW(58,2342039422) )]::familiar_ty[], ARRAY[ ROW('43581970','Groenlandia'),row('null','null') ]::identificacion_ty[], ARRAY[ ROW('Derecho','null','null'), ROW('Ciencias Sociales','null','null') ]::nivel_educativo_ty[],null,'17'),</text:p>
          </table:table-cell>
          <table:table-cell table:number-columns-repeated="16323"/>
        </table:table-row>
        <table:table-row table:style-name="ro3">
          <table:table-cell office:value-type="float" office:value="9" table:formula="of:=[.D36]-9" table:style-name="ce3">
            <text:p>9</text:p>
          </table:table-cell>
          <table:table-cell office:value-type="float" office:value="3" table:style-name="ce9">
            <text:p>3</text:p>
          </table:table-cell>
          <table:table-cell office:value-type="float" office:value="19" table:formula="of:=[.A36]+10" table:style-name="ce3">
            <text:p>19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Fiona'</text:p>
          </table:table-cell>
          <table:table-cell office:value-type="string" table:style-name="ce1">
            <text:p>'Adriana'</text:p>
          </table:table-cell>
          <table:table-cell office:value-type="string" table:style-name="ce1">
            <text:p>'Soriano'</text:p>
          </table:table-cell>
          <table:table-cell office:value-type="string" table:style-name="ce1">
            <text:p>'Pedraza'</text:p>
          </table:table-cell>
          <table:table-cell office:value-type="string" table:style-name="ce11">
            <text:p>1988-12-02</text:p>
          </table:table-cell>
          <table:table-cell office:value-type="float" office:value="165" table:style-name="ce12">
            <text:p>165</text:p>
          </table:table-cell>
          <table:table-cell office:value-type="float" office:value="87" table:style-name="ce12">
            <text:p>87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1681331" table:formula="of:=RANDBETWEEN(1000000;9999999)" table:style-name="ce2">
            <text:p>1681331</text:p>
          </table:table-cell>
          <table:table-cell office:value-type="float" office:value="61593286" table:formula="of:=RANDBETWEEN(10000000;99999999)" table:style-name="ce2">
            <text:p>61593286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edro'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Paez'</text:p>
          </table:table-cell>
          <table:table-cell office:value-type="string" table:style-name="ce1">
            <text:p>'Ramos'</text:p>
          </table:table-cell>
          <table:table-cell office:value-type="string" table:style-name="ce11">
            <text:p>1963-10-06</text:p>
          </table:table-cell>
          <table:table-cell office:value-type="string" table:style-name="ce1">
            <text:p>padre</text:p>
          </table:table-cell>
          <table:table-cell office:value-type="float" office:value="212" table:style-name="ce1">
            <text:p>212</text:p>
          </table:table-cell>
          <table:table-cell office:value-type="float" office:value="4818887" table:formula="of:=RANDBETWEEN(1000000;9999999)" table:style-name="ce2">
            <text:p>4818887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Sorto'</text:p>
          </table:table-cell>
          <table:table-cell office:value-type="string" table:style-name="ce1">
            <text:p>'Velasquez'</text:p>
          </table:table-cell>
          <table:table-cell office:value-type="string" table:style-name="ce11">
            <text:p>1963-10-06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1333822" table:formula="of:=RANDBETWEEN(1000000;9999999)" table:style-name="ce2">
            <text:p>1333822</text:p>
          </table:table-cell>
          <table:table-cell office:value-type="float" office:value="15902366" table:formula="of:=RANDBETWEEN(10000000;100000000)" table:style-name="ce2">
            <text:p>15902366</text:p>
          </table:table-cell>
          <table:table-cell office:value-type="string" office:string-value="Groenlandia" table:formula="of:=[.F36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8" table:formula="of:=[.D36]" table:style-name="ce1">
            <text:p>18</text:p>
          </table:table-cell>
          <table:table-cell table:style-name="ce1"/>
          <table:table-cell office:value-type="string" office:string-value="('Fiona','Adriana','Soriano','Pedraza','1988-12-02',165,87,'marrón claro','20/20','top_secret','personal_inteligencia_data/foto.png','personal_inteligencia_data/huella_digital.png','personal_inteligencia_data/huella_retina.png',ROW(58,2341681331) ,ROW('61593286','Argentina'),ARRAY['inglés','árabe','portugués','francés','null','null']::varchar(50)[], ARRAY[ ROW('Pedro','Dante','Paez','Ramos','1963-10-06','padre',ROW(58,2124818887) ), ROW('Victor','Leon','Sorto','Velasquez','1963-10-06','primo',ROW(58,2121333822) )]::familiar_ty[], ARRAY[ ROW('15902366','Groenlandia'),row('null','null') ]::identificacion_ty[], ARRAY[ ROW('Psicología','null','null'), ROW('Comunicación','null','null') ]::nivel_educativo_ty[],null,'18')," table:formula="of:=CONCATENATE(&quot;(&quot;;[.J36];&quot;,&quot;;[.K36];&quot;,&quot;;[.L36];&quot;,&quot;;[.M36];&quot;,'&quot;;[.N36];&quot;',&quot;;[.O36];&quot;,&quot;;[.P36];&quot;,'&quot;;[.Q36];&quot;','&quot;;[.R36];&quot;','&quot;;[.S36];&quot;',&quot;;[.T36];&quot;,&quot;;[.U36];&quot;,&quot;;[.V36];&quot;,ROW(58,&quot;;[.W36];[.X36];&quot;) ,ROW('&quot;;[.Y36];&quot;','&quot;;[.Z36];&quot;'),ARRAY['&quot;;[.AA36];&quot;','&quot;;[.AB36];&quot;','&quot;;[.AC36];&quot;','&quot;;[.AD36];&quot;','&quot;;[.AE36];&quot;','&quot;;[.AF36];&quot;']::varchar(50)[], ARRAY[ ROW(&quot;;[.AG36];&quot;,&quot;;[.AH36];&quot;,&quot;;[.AI36];&quot;,&quot;;[.AJ36];&quot;,'&quot;;[.AK36];&quot;','&quot;;[.AL36];&quot;',ROW(58,&quot;;[.AM36];[.AN36];&quot;) ), ROW(&quot;;[.AO36];&quot;,&quot;;[.AP36];&quot;,&quot;;[.AQ36];&quot;,&quot;;[.AR36];&quot;,'&quot;;[.AS36];&quot;','&quot;;[.AT36];&quot;',ROW(58,&quot;;[.AU36];[.AV36];&quot;) )]::familiar_ty[], ARRAY[ ROW('&quot;;[.AW36];&quot;','&quot;;[.AX36];&quot;'),row('&quot;;[.AY36];&quot;','&quot;;[.AZ36];&quot;') ]::identificacion_ty[], ARRAY[ ROW('&quot;;[.BA36];&quot;','&quot;;[.BB36];&quot;','&quot;;[.BC36];&quot;'), ROW('&quot;;[.BD36];&quot;','&quot;;[.BE36];&quot;','&quot;;[.BF36];&quot;') ]::nivel_educativo_ty[],null,'&quot;;[.BG36];&quot;'),&quot;)" table:style-name="ce15">
            <text:p>('Fiona','Adriana','Soriano','Pedraza','1988-12-02',165,87,'marrón claro','20/20','top_secret','personal_inteligencia_data/foto.png','personal_inteligencia_data/huella_digital.png','personal_inteligencia_data/huella_retina.png',ROW(58,2341681331) ,ROW('61593286','Argentina'),ARRAY['inglés','árabe','portugués','francés','null','null']::varchar(50)[], ARRAY[ ROW('Pedro','Dante','Paez','Ramos','1963-10-06','padre',ROW(58,2124818887) ), ROW('Victor','Leon','Sorto','Velasquez','1963-10-06','primo',ROW(58,2121333822) )]::familiar_ty[], ARRAY[ ROW('15902366','Groenlandia'),row('null','null') ]::identificacion_ty[], ARRAY[ ROW('Psicología','null','null'), ROW('Comunicación','null','null') ]::nivel_educativo_ty[],null,'18'),</text:p>
          </table:table-cell>
          <table:table-cell table:number-columns-repeated="16323"/>
        </table:table-row>
        <table:table-row table:style-name="ro3">
          <table:table-cell office:value-type="float" office:value="9" table:formula="of:=[.D37]-9" table:style-name="ce3">
            <text:p>9</text:p>
          </table:table-cell>
          <table:table-cell office:value-type="float" office:value="3" table:style-name="ce9">
            <text:p>3</text:p>
          </table:table-cell>
          <table:table-cell office:value-type="float" office:value="19" table:formula="of:=[.A37]+10" table:style-name="ce3">
            <text:p>19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4" table:style-name="ce5">
            <text:p>3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Inocencia'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Mojica'</text:p>
          </table:table-cell>
          <table:table-cell office:value-type="string" table:style-name="ce11">
            <text:p>1988-06-13</text:p>
          </table:table-cell>
          <table:table-cell office:value-type="float" office:value="150" table:style-name="ce12">
            <text:p>150</text:p>
          </table:table-cell>
          <table:table-cell office:value-type="float" office:value="80" table:style-name="ce12">
            <text:p>80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63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7697043" table:formula="of:=RANDBETWEEN(1000000;9999999)" table:style-name="ce2">
            <text:p>7697043</text:p>
          </table:table-cell>
          <table:table-cell office:value-type="float" office:value="77522349" table:formula="of:=RANDBETWEEN(10000000;99999999)" table:style-name="ce2">
            <text:p>77522349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mily'</text:p>
          </table:table-cell>
          <table:table-cell office:value-type="string" table:style-name="ce1">
            <text:p>'Mireya'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Cabrera'</text:p>
          </table:table-cell>
          <table:table-cell office:value-type="string" table:style-name="ce11">
            <text:p>1945-06-24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9895954" table:formula="of:=RANDBETWEEN(1000000;9999999)" table:style-name="ce2">
            <text:p>9895954</text:p>
          </table:table-cell>
          <table:table-cell office:value-type="string" table:style-name="ce1">
            <text:p>'Esperanza'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Corona'</text:p>
          </table:table-cell>
          <table:table-cell office:value-type="string" table:style-name="ce1">
            <text:p>'Granados'</text:p>
          </table:table-cell>
          <table:table-cell office:value-type="string" table:style-name="ce11">
            <text:p>1945-06-24</text:p>
          </table:table-cell>
          <table:table-cell office:value-type="string" table:style-name="ce1">
            <text:p>tío</text:p>
          </table:table-cell>
          <table:table-cell office:value-type="float" office:value="281" table:style-name="ce14">
            <text:p>281</text:p>
          </table:table-cell>
          <table:table-cell office:value-type="float" office:value="1634139" table:formula="of:=RANDBETWEEN(1000000;9999999)" table:style-name="ce2">
            <text:p>1634139</text:p>
          </table:table-cell>
          <table:table-cell office:value-type="float" office:value="52008775" table:formula="of:=RANDBETWEEN(10000000;100000000)" table:style-name="ce2">
            <text:p>52008775</text:p>
          </table:table-cell>
          <table:table-cell office:value-type="string" office:string-value="Groenlandia" table:formula="of:=[.F37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Lexicogra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8" table:formula="of:=[.D37]" table:style-name="ce1">
            <text:p>18</text:p>
          </table:table-cell>
          <table:table-cell table:style-name="ce1"/>
          <table:table-cell office:value-type="string" office:string-value="('Inocencia','Adria','Maldonado','Mojica','1988-06-13',150,80,'azul oscuro','20/63','no_clasificado','personal_inteligencia_data/foto.png','personal_inteligencia_data/huella_digital.png','personal_inteligencia_data/huella_retina.png',ROW(58,2817697043) ,ROW('77522349','Holanda'),ARRAY['inglés','árabe','portugués','francés','null','null']::varchar(50)[], ARRAY[ ROW('Emily','Mireya','Tellez','Cabrera','1945-06-24','hermano',ROW(58,2819895954) ), ROW('Esperanza','Ana','Corona','Granados','1945-06-24','tío',ROW(58,2811634139) )]::familiar_ty[], ARRAY[ ROW('52008775','Groenlandia'),row('null','null') ]::identificacion_ty[], ARRAY[ ROW('Comunicación','Máster','Lexicografía'), ROW('null','null','null') ]::nivel_educativo_ty[],null,'18')," table:formula="of:=CONCATENATE(&quot;(&quot;;[.J37];&quot;,&quot;;[.K37];&quot;,&quot;;[.L37];&quot;,&quot;;[.M37];&quot;,'&quot;;[.N37];&quot;',&quot;;[.O37];&quot;,&quot;;[.P37];&quot;,'&quot;;[.Q37];&quot;','&quot;;[.R37];&quot;','&quot;;[.S37];&quot;',&quot;;[.T37];&quot;,&quot;;[.U37];&quot;,&quot;;[.V37];&quot;,ROW(58,&quot;;[.W37];[.X37];&quot;) ,ROW('&quot;;[.Y37];&quot;','&quot;;[.Z37];&quot;'),ARRAY['&quot;;[.AA37];&quot;','&quot;;[.AB37];&quot;','&quot;;[.AC37];&quot;','&quot;;[.AD37];&quot;','&quot;;[.AE37];&quot;','&quot;;[.AF37];&quot;']::varchar(50)[], ARRAY[ ROW(&quot;;[.AG37];&quot;,&quot;;[.AH37];&quot;,&quot;;[.AI37];&quot;,&quot;;[.AJ37];&quot;,'&quot;;[.AK37];&quot;','&quot;;[.AL37];&quot;',ROW(58,&quot;;[.AM37];[.AN37];&quot;) ), ROW(&quot;;[.AO37];&quot;,&quot;;[.AP37];&quot;,&quot;;[.AQ37];&quot;,&quot;;[.AR37];&quot;,'&quot;;[.AS37];&quot;','&quot;;[.AT37];&quot;',ROW(58,&quot;;[.AU37];[.AV37];&quot;) )]::familiar_ty[], ARRAY[ ROW('&quot;;[.AW37];&quot;','&quot;;[.AX37];&quot;'),row('&quot;;[.AY37];&quot;','&quot;;[.AZ37];&quot;') ]::identificacion_ty[], ARRAY[ ROW('&quot;;[.BA37];&quot;','&quot;;[.BB37];&quot;','&quot;;[.BC37];&quot;'), ROW('&quot;;[.BD37];&quot;','&quot;;[.BE37];&quot;','&quot;;[.BF37];&quot;') ]::nivel_educativo_ty[],null,'&quot;;[.BG37];&quot;'),&quot;)" table:style-name="ce15">
            <text:p>('Inocencia','Adria','Maldonado','Mojica','1988-06-13',150,80,'azul oscuro','20/63','no_clasificado','personal_inteligencia_data/foto.png','personal_inteligencia_data/huella_digital.png','personal_inteligencia_data/huella_retina.png',ROW(58,2817697043) ,ROW('77522349','Holanda'),ARRAY['inglés','árabe','portugués','francés','null','null']::varchar(50)[], ARRAY[ ROW('Emily','Mireya','Tellez','Cabrera','1945-06-24','hermano',ROW(58,2819895954) ), ROW('Esperanza','Ana','Corona','Granados','1945-06-24','tío',ROW(58,2811634139) )]::familiar_ty[], ARRAY[ ROW('52008775','Groenlandia'),row('null','null') ]::identificacion_ty[], ARRAY[ ROW('Comunicación','Máster','Lexicografía'), ROW('null','null','null') ]::nivel_educativo_ty[],null,'18'),</text:p>
          </table:table-cell>
          <table:table-cell table:number-columns-repeated="16323"/>
        </table:table-row>
        <table:table-row table:style-name="ro3">
          <table:table-cell office:value-type="float" office:value="9" table:formula="of:=[.D38]-9" table:style-name="ce3">
            <text:p>9</text:p>
          </table:table-cell>
          <table:table-cell office:value-type="float" office:value="3" table:style-name="ce9">
            <text:p>3</text:p>
          </table:table-cell>
          <table:table-cell office:value-type="float" office:value="19" table:formula="of:=[.A38]+10" table:style-name="ce3">
            <text:p>19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Thais'</text:p>
          </table:table-cell>
          <table:table-cell office:value-type="string" table:style-name="ce1">
            <text:p>'Cloe'</text:p>
          </table:table-cell>
          <table:table-cell office:value-type="string" table:style-name="ce1">
            <text:p>'Kelly'</text:p>
          </table:table-cell>
          <table:table-cell office:value-type="string" table:style-name="ce1">
            <text:p>'Santacruz'</text:p>
          </table:table-cell>
          <table:table-cell office:value-type="string" table:style-name="ce11">
            <text:p>1998-06-26</text:p>
          </table:table-cell>
          <table:table-cell office:value-type="float" office:value="167" table:style-name="ce12">
            <text:p>167</text:p>
          </table:table-cell>
          <table:table-cell office:value-type="float" office:value="90" table:style-name="ce12">
            <text:p>90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2129176" table:formula="of:=RANDBETWEEN(1000000;9999999)" table:style-name="ce2">
            <text:p>2129176</text:p>
          </table:table-cell>
          <table:table-cell office:value-type="float" office:value="91577973" table:formula="of:=RANDBETWEEN(10000000;99999999)" table:style-name="ce2">
            <text:p>91577973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Mario'</text:p>
          </table:table-cell>
          <table:table-cell office:value-type="string" table:style-name="ce1">
            <text:p>'David'</text:p>
          </table:table-cell>
          <table:table-cell office:value-type="string" table:style-name="ce1">
            <text:p>'Barrientos'</text:p>
          </table:table-cell>
          <table:table-cell office:value-type="string" table:style-name="ce1">
            <text:p>'Montesdeoca'</text:p>
          </table:table-cell>
          <table:table-cell office:value-type="string" table:style-name="ce11">
            <text:p>1975-06-22</text:p>
          </table:table-cell>
          <table:table-cell office:value-type="string" table:style-name="ce1">
            <text:p>hermano</text:p>
          </table:table-cell>
          <table:table-cell office:value-type="float" office:value="287" table:style-name="ce14">
            <text:p>287</text:p>
          </table:table-cell>
          <table:table-cell office:value-type="float" office:value="5030302" table:formula="of:=RANDBETWEEN(1000000;9999999)" table:style-name="ce2">
            <text:p>5030302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Tafoya'</text:p>
          </table:table-cell>
          <table:table-cell office:value-type="string" table:style-name="ce11">
            <text:p>1975-06-22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5724354" table:formula="of:=RANDBETWEEN(1000000;9999999)" table:style-name="ce2">
            <text:p>5724354</text:p>
          </table:table-cell>
          <table:table-cell office:value-type="float" office:value="79789320" table:formula="of:=RANDBETWEEN(10000000;100000000)" table:style-name="ce2">
            <text:p>79789320</text:p>
          </table:table-cell>
          <table:table-cell office:value-type="string" office:string-value="Groenlandia" table:formula="of:=[.F38]" table:style-name="ce1">
            <text:p>Groenlandia</text:p>
          </table:table-cell>
          <table:table-cell office:value-type="float" office:value="57050247" table:formula="of:=RANDBETWEEN(10000000;100000000)" table:style-name="ce2">
            <text:p>57050247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geniería de Datos Masivos</text:p>
          </table:table-cell>
          <table:table-cell office:value-type="float" office:value="18" table:formula="of:=[.D38]" table:style-name="ce1">
            <text:p>18</text:p>
          </table:table-cell>
          <table:table-cell table:style-name="ce1"/>
          <table:table-cell office:value-type="string" office:string-value="('Thais','Cloe','Kelly','Santacruz','1998-06-26',167,90,'azul claro','20/40','no_clasificado','personal_inteligencia_data/foto.png','personal_inteligencia_data/huella_digital.png','personal_inteligencia_data/huella_retina.png',ROW(58,2812129176) ,ROW('91577973','Malasia'),ARRAY['español','inglés','hindi','ruso','mandarín','bengalí']::varchar(50)[], ARRAY[ ROW('Mario','David','Barrientos','Montesdeoca','1975-06-22','hermano',ROW(58,2875030302) ), ROW('Claudio','Lincoln','Sullivan','Tafoya','1975-06-22','abuelo',ROW(58,2875724354) )]::familiar_ty[], ARRAY[ ROW('79789320','Groenlandia'),row('57050247','Holanda') ]::identificacion_ty[], ARRAY[ ROW('Criminología','null','null'), ROW('Ingeniería Informática','Máster','Ingeniería de Datos Masivos') ]::nivel_educativo_ty[],null,'18')," table:formula="of:=CONCATENATE(&quot;(&quot;;[.J38];&quot;,&quot;;[.K38];&quot;,&quot;;[.L38];&quot;,&quot;;[.M38];&quot;,'&quot;;[.N38];&quot;',&quot;;[.O38];&quot;,&quot;;[.P38];&quot;,'&quot;;[.Q38];&quot;','&quot;;[.R38];&quot;','&quot;;[.S38];&quot;',&quot;;[.T38];&quot;,&quot;;[.U38];&quot;,&quot;;[.V38];&quot;,ROW(58,&quot;;[.W38];[.X38];&quot;) ,ROW('&quot;;[.Y38];&quot;','&quot;;[.Z38];&quot;'),ARRAY['&quot;;[.AA38];&quot;','&quot;;[.AB38];&quot;','&quot;;[.AC38];&quot;','&quot;;[.AD38];&quot;','&quot;;[.AE38];&quot;','&quot;;[.AF38];&quot;']::varchar(50)[], ARRAY[ ROW(&quot;;[.AG38];&quot;,&quot;;[.AH38];&quot;,&quot;;[.AI38];&quot;,&quot;;[.AJ38];&quot;,'&quot;;[.AK38];&quot;','&quot;;[.AL38];&quot;',ROW(58,&quot;;[.AM38];[.AN38];&quot;) ), ROW(&quot;;[.AO38];&quot;,&quot;;[.AP38];&quot;,&quot;;[.AQ38];&quot;,&quot;;[.AR38];&quot;,'&quot;;[.AS38];&quot;','&quot;;[.AT38];&quot;',ROW(58,&quot;;[.AU38];[.AV38];&quot;) )]::familiar_ty[], ARRAY[ ROW('&quot;;[.AW38];&quot;','&quot;;[.AX38];&quot;'),row('&quot;;[.AY38];&quot;','&quot;;[.AZ38];&quot;') ]::identificacion_ty[], ARRAY[ ROW('&quot;;[.BA38];&quot;','&quot;;[.BB38];&quot;','&quot;;[.BC38];&quot;'), ROW('&quot;;[.BD38];&quot;','&quot;;[.BE38];&quot;','&quot;;[.BF38];&quot;') ]::nivel_educativo_ty[],null,'&quot;;[.BG38];&quot;'),&quot;)" table:style-name="ce15">
            <text:p>('Thais','Cloe','Kelly','Santacruz','1998-06-26',167,90,'azul claro','20/40','no_clasificado','personal_inteligencia_data/foto.png','personal_inteligencia_data/huella_digital.png','personal_inteligencia_data/huella_retina.png',ROW(58,2812129176) ,ROW('91577973','Malasia'),ARRAY['español','inglés','hindi','ruso','mandarín','bengalí']::varchar(50)[], ARRAY[ ROW('Mario','David','Barrientos','Montesdeoca','1975-06-22','hermano',ROW(58,2875030302) ), ROW('Claudio','Lincoln','Sullivan','Tafoya','1975-06-22','abuelo',ROW(58,2875724354) )]::familiar_ty[], ARRAY[ ROW('79789320','Groenlandia'),row('57050247','Holanda') ]::identificacion_ty[], ARRAY[ ROW('Criminología','null','null'), ROW('Ingeniería Informática','Máster','Ingeniería de Datos Masivos') ]::nivel_educativo_ty[],null,'18'),</text:p>
          </table:table-cell>
          <table:table-cell table:number-columns-repeated="16323"/>
        </table:table-row>
        <table:table-row table:style-name="ro3">
          <table:table-cell office:value-type="float" office:value="9" table:formula="of:=[.D39]-9" table:style-name="ce3">
            <text:p>9</text:p>
          </table:table-cell>
          <table:table-cell office:value-type="float" office:value="3" table:style-name="ce9">
            <text:p>3</text:p>
          </table:table-cell>
          <table:table-cell office:value-type="float" office:value="19" table:formula="of:=[.A39]+10" table:style-name="ce3">
            <text:p>19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6" table:style-name="ce5">
            <text:p>3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William'</text:p>
          </table:table-cell>
          <table:table-cell office:value-type="string" table:style-name="ce1">
            <text:p>'Lorenzo'</text:p>
          </table:table-cell>
          <table:table-cell office:value-type="string" table:style-name="ce1">
            <text:p>'Miranda'</text:p>
          </table:table-cell>
          <table:table-cell office:value-type="string" table:style-name="ce1">
            <text:p>'Rueda'</text:p>
          </table:table-cell>
          <table:table-cell office:value-type="string" table:style-name="ce11">
            <text:p>1993-05-14</text:p>
          </table:table-cell>
          <table:table-cell office:value-type="float" office:value="173" table:style-name="ce12">
            <text:p>173</text:p>
          </table:table-cell>
          <table:table-cell office:value-type="float" office:value="76" table:style-name="ce12">
            <text:p>76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1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4728727" table:formula="of:=RANDBETWEEN(1000000;9999999)" table:style-name="ce2">
            <text:p>4728727</text:p>
          </table:table-cell>
          <table:table-cell office:value-type="float" office:value="98381594" table:formula="of:=RANDBETWEEN(10000000;99999999)" table:style-name="ce2">
            <text:p>98381594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ia'</text:p>
          </table:table-cell>
          <table:table-cell office:value-type="string" table:style-name="ce1">
            <text:p>'Belinda'</text:p>
          </table:table-cell>
          <table:table-cell office:value-type="string" table:style-name="ce1">
            <text:p>'Angeles'</text:p>
          </table:table-cell>
          <table:table-cell office:value-type="string" table:style-name="ce1">
            <text:p>'Paniagua'</text:p>
          </table:table-cell>
          <table:table-cell office:value-type="string" table:style-name="ce11">
            <text:p>1980-08-09</text:p>
          </table:table-cell>
          <table:table-cell office:value-type="string" table:style-name="ce1">
            <text:p>madre</text:p>
          </table:table-cell>
          <table:table-cell office:value-type="float" office:value="261" table:style-name="ce14">
            <text:p>261</text:p>
          </table:table-cell>
          <table:table-cell office:value-type="float" office:value="7486097" table:formula="of:=RANDBETWEEN(1000000;9999999)" table:style-name="ce2">
            <text:p>7486097</text:p>
          </table:table-cell>
          <table:table-cell office:value-type="string" table:style-name="ce1">
            <text:p>'Leonardo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Bedolla'</text:p>
          </table:table-cell>
          <table:table-cell office:value-type="string" table:style-name="ce1">
            <text:p>'Bocanegra'</text:p>
          </table:table-cell>
          <table:table-cell office:value-type="string" table:style-name="ce11">
            <text:p>1980-08-09</text:p>
          </table:table-cell>
          <table:table-cell office:value-type="string" table:style-name="ce1">
            <text:p>abuelo</text:p>
          </table:table-cell>
          <table:table-cell office:value-type="float" office:value="261" table:style-name="ce14">
            <text:p>261</text:p>
          </table:table-cell>
          <table:table-cell office:value-type="float" office:value="3987728" table:formula="of:=RANDBETWEEN(1000000;9999999)" table:style-name="ce2">
            <text:p>3987728</text:p>
          </table:table-cell>
          <table:table-cell office:value-type="float" office:value="17232010" table:formula="of:=RANDBETWEEN(10000000;100000000)" table:style-name="ce2">
            <text:p>17232010</text:p>
          </table:table-cell>
          <table:table-cell office:value-type="string" office:string-value="Groenlandia" table:formula="of:=[.F39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8" table:formula="of:=[.D39]" table:style-name="ce1">
            <text:p>18</text:p>
          </table:table-cell>
          <table:table-cell table:style-name="ce1"/>
          <table:table-cell office:value-type="string" office:string-value="('William','Lorenzo','Miranda','Rueda','1993-05-14',173,76,'verde oscuro','20/125','confidencial','personal_inteligencia_data/foto.png','personal_inteligencia_data/huella_digital.png','personal_inteligencia_data/huella_retina.png',ROW(58,4244728727) ,ROW('98381594','Uganda'),ARRAY['inglés','árabe','portugués','francés','null','null']::varchar(50)[], ARRAY[ ROW('Maria','Belinda','Angeles','Paniagua','1980-08-09','madre',ROW(58,2617486097) ), ROW('Leonardo','Klement','Bedolla','Bocanegra','1980-08-09','abuelo',ROW(58,2613987728) )]::familiar_ty[], ARRAY[ ROW('17232010','Groenlandia'),row('null','null') ]::identificacion_ty[], ARRAY[ ROW('Criminología','null','null'), ROW('Derecho','null','null') ]::nivel_educativo_ty[],null,'18')," table:formula="of:=CONCATENATE(&quot;(&quot;;[.J39];&quot;,&quot;;[.K39];&quot;,&quot;;[.L39];&quot;,&quot;;[.M39];&quot;,'&quot;;[.N39];&quot;',&quot;;[.O39];&quot;,&quot;;[.P39];&quot;,'&quot;;[.Q39];&quot;','&quot;;[.R39];&quot;','&quot;;[.S39];&quot;',&quot;;[.T39];&quot;,&quot;;[.U39];&quot;,&quot;;[.V39];&quot;,ROW(58,&quot;;[.W39];[.X39];&quot;) ,ROW('&quot;;[.Y39];&quot;','&quot;;[.Z39];&quot;'),ARRAY['&quot;;[.AA39];&quot;','&quot;;[.AB39];&quot;','&quot;;[.AC39];&quot;','&quot;;[.AD39];&quot;','&quot;;[.AE39];&quot;','&quot;;[.AF39];&quot;']::varchar(50)[], ARRAY[ ROW(&quot;;[.AG39];&quot;,&quot;;[.AH39];&quot;,&quot;;[.AI39];&quot;,&quot;;[.AJ39];&quot;,'&quot;;[.AK39];&quot;','&quot;;[.AL39];&quot;',ROW(58,&quot;;[.AM39];[.AN39];&quot;) ), ROW(&quot;;[.AO39];&quot;,&quot;;[.AP39];&quot;,&quot;;[.AQ39];&quot;,&quot;;[.AR39];&quot;,'&quot;;[.AS39];&quot;','&quot;;[.AT39];&quot;',ROW(58,&quot;;[.AU39];[.AV39];&quot;) )]::familiar_ty[], ARRAY[ ROW('&quot;;[.AW39];&quot;','&quot;;[.AX39];&quot;'),row('&quot;;[.AY39];&quot;','&quot;;[.AZ39];&quot;') ]::identificacion_ty[], ARRAY[ ROW('&quot;;[.BA39];&quot;','&quot;;[.BB39];&quot;','&quot;;[.BC39];&quot;'), ROW('&quot;;[.BD39];&quot;','&quot;;[.BE39];&quot;','&quot;;[.BF39];&quot;') ]::nivel_educativo_ty[],null,'&quot;;[.BG39];&quot;'),&quot;)" table:style-name="ce15">
            <text:p>('William','Lorenzo','Miranda','Rueda','1993-05-14',173,76,'verde oscuro','20/125','confidencial','personal_inteligencia_data/foto.png','personal_inteligencia_data/huella_digital.png','personal_inteligencia_data/huella_retina.png',ROW(58,4244728727) ,ROW('98381594','Uganda'),ARRAY['inglés','árabe','portugués','francés','null','null']::varchar(50)[], ARRAY[ ROW('Maria','Belinda','Angeles','Paniagua','1980-08-09','madre',ROW(58,2617486097) ), ROW('Leonardo','Klement','Bedolla','Bocanegra','1980-08-09','abuelo',ROW(58,2613987728) )]::familiar_ty[], ARRAY[ ROW('17232010','Groenlandia'),row('null','null') ]::identificacion_ty[], ARRAY[ ROW('Criminología','null','null'), ROW('Derecho','null','null') ]::nivel_educativo_ty[],null,'18'),</text:p>
          </table:table-cell>
          <table:table-cell table:number-columns-repeated="16323"/>
        </table:table-row>
        <table:table-row table:style-name="ro3">
          <table:table-cell office:value-type="float" office:value="10" table:formula="of:=[.D40]-9" table:style-name="ce3">
            <text:p>10</text:p>
          </table:table-cell>
          <table:table-cell office:value-type="float" office:value="4" table:style-name="ce9">
            <text:p>4</text:p>
          </table:table-cell>
          <table:table-cell office:value-type="float" office:value="20" table:formula="of:=[.A40]+1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37" table:style-name="ce5">
            <text:p>3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narda'</text:p>
          </table:table-cell>
          <table:table-cell office:value-type="string" table:style-name="ce1">
            <text:p>'Anunciacion'</text:p>
          </table:table-cell>
          <table:table-cell office:value-type="string" table:style-name="ce1">
            <text:p>'Preciado'</text:p>
          </table:table-cell>
          <table:table-cell office:value-type="string" table:style-name="ce1">
            <text:p>'Botello'</text:p>
          </table:table-cell>
          <table:table-cell office:value-type="string" table:style-name="ce11">
            <text:p>2000-05-20</text:p>
          </table:table-cell>
          <table:table-cell office:value-type="float" office:value="155" table:style-name="ce12">
            <text:p>155</text:p>
          </table:table-cell>
          <table:table-cell office:value-type="float" office:value="86" table:style-name="ce12">
            <text:p>86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5622170" table:formula="of:=RANDBETWEEN(1000000;9999999)" table:style-name="ce2">
            <text:p>5622170</text:p>
          </table:table-cell>
          <table:table-cell office:value-type="float" office:value="29621231" table:formula="of:=RANDBETWEEN(10000000;99999999)" table:style-name="ce2">
            <text:p>29621231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Adrian'</text:p>
          </table:table-cell>
          <table:table-cell office:value-type="string" table:style-name="ce1">
            <text:p>'Damian'</text:p>
          </table:table-cell>
          <table:table-cell office:value-type="string" table:style-name="ce1">
            <text:p>'Vallejo'</text:p>
          </table:table-cell>
          <table:table-cell office:value-type="string" table:style-name="ce11">
            <text:p>1962-06-17</text:p>
          </table:table-cell>
          <table:table-cell office:value-type="string" table:style-name="ce1">
            <text:p>madre</text:p>
          </table:table-cell>
          <table:table-cell office:value-type="float" office:value="244" table:style-name="ce14">
            <text:p>244</text:p>
          </table:table-cell>
          <table:table-cell office:value-type="float" office:value="8020797" table:formula="of:=RANDBETWEEN(1000000;9999999)" table:style-name="ce2">
            <text:p>8020797</text:p>
          </table:table-cell>
          <table:table-cell office:value-type="string" table:style-name="ce1">
            <text:p>'Mari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lizondo'</text:p>
          </table:table-cell>
          <table:table-cell office:value-type="string" table:style-name="ce1">
            <text:p>'Nunez'</text:p>
          </table:table-cell>
          <table:table-cell office:value-type="string" table:style-name="ce11">
            <text:p>1962-06-17</text:p>
          </table:table-cell>
          <table:table-cell office:value-type="string" table:style-name="ce1">
            <text:p>abuelo</text:p>
          </table:table-cell>
          <table:table-cell office:value-type="float" office:value="244" table:style-name="ce14">
            <text:p>244</text:p>
          </table:table-cell>
          <table:table-cell office:value-type="float" office:value="8864820" table:formula="of:=RANDBETWEEN(1000000;9999999)" table:style-name="ce2">
            <text:p>8864820</text:p>
          </table:table-cell>
          <table:table-cell office:value-type="float" office:value="77522967" table:formula="of:=RANDBETWEEN(10000000;100000000)" table:style-name="ce2">
            <text:p>77522967</text:p>
          </table:table-cell>
          <table:table-cell office:value-type="string" office:string-value="Argentina" table:formula="of:=[.F40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9" table:formula="of:=[.D40]" table:style-name="ce1">
            <text:p>19</text:p>
          </table:table-cell>
          <table:table-cell table:style-name="ce1"/>
          <table:table-cell office:value-type="string" office:string-value="('Bernarda','Anunciacion','Preciado','Botello','2000-05-20',155,86,'marrón claro','20/40','top_secret','personal_inteligencia_data/foto.png','personal_inteligencia_data/huella_digital.png','personal_inteligencia_data/huella_retina.png',ROW(58,2815622170) ,ROW('29621231','Argentina'),ARRAY['español','inglés','hindi','ruso','mandarín','null']::varchar(50)[], ARRAY[ ROW('Romeo','Adrian','Damian','Vallejo','1962-06-17','madre',ROW(58,2448020797) ), ROW('Marina',null,'Elizondo','Nunez','1962-06-17','abuelo',ROW(58,2448864820) )]::familiar_ty[], ARRAY[ ROW('77522967','Argentina'),row('null','null') ]::identificacion_ty[], ARRAY[ ROW('Ingeniería Informática','null','null'), ROW('null','null','null') ]::nivel_educativo_ty[],null,'19')," table:formula="of:=CONCATENATE(&quot;(&quot;;[.J40];&quot;,&quot;;[.K40];&quot;,&quot;;[.L40];&quot;,&quot;;[.M40];&quot;,'&quot;;[.N40];&quot;',&quot;;[.O40];&quot;,&quot;;[.P40];&quot;,'&quot;;[.Q40];&quot;','&quot;;[.R40];&quot;','&quot;;[.S40];&quot;',&quot;;[.T40];&quot;,&quot;;[.U40];&quot;,&quot;;[.V40];&quot;,ROW(58,&quot;;[.W40];[.X40];&quot;) ,ROW('&quot;;[.Y40];&quot;','&quot;;[.Z40];&quot;'),ARRAY['&quot;;[.AA40];&quot;','&quot;;[.AB40];&quot;','&quot;;[.AC40];&quot;','&quot;;[.AD40];&quot;','&quot;;[.AE40];&quot;','&quot;;[.AF40];&quot;']::varchar(50)[], ARRAY[ ROW(&quot;;[.AG40];&quot;,&quot;;[.AH40];&quot;,&quot;;[.AI40];&quot;,&quot;;[.AJ40];&quot;,'&quot;;[.AK40];&quot;','&quot;;[.AL40];&quot;',ROW(58,&quot;;[.AM40];[.AN40];&quot;) ), ROW(&quot;;[.AO40];&quot;,&quot;;[.AP40];&quot;,&quot;;[.AQ40];&quot;,&quot;;[.AR40];&quot;,'&quot;;[.AS40];&quot;','&quot;;[.AT40];&quot;',ROW(58,&quot;;[.AU40];[.AV40];&quot;) )]::familiar_ty[], ARRAY[ ROW('&quot;;[.AW40];&quot;','&quot;;[.AX40];&quot;'),row('&quot;;[.AY40];&quot;','&quot;;[.AZ40];&quot;') ]::identificacion_ty[], ARRAY[ ROW('&quot;;[.BA40];&quot;','&quot;;[.BB40];&quot;','&quot;;[.BC40];&quot;'), ROW('&quot;;[.BD40];&quot;','&quot;;[.BE40];&quot;','&quot;;[.BF40];&quot;') ]::nivel_educativo_ty[],null,'&quot;;[.BG40];&quot;'),&quot;)" table:style-name="ce15">
            <text:p>('Bernarda','Anunciacion','Preciado','Botello','2000-05-20',155,86,'marrón claro','20/40','top_secret','personal_inteligencia_data/foto.png','personal_inteligencia_data/huella_digital.png','personal_inteligencia_data/huella_retina.png',ROW(58,2815622170) ,ROW('29621231','Argentina'),ARRAY['español','inglés','hindi','ruso','mandarín','null']::varchar(50)[], ARRAY[ ROW('Romeo','Adrian','Damian','Vallejo','1962-06-17','madre',ROW(58,2448020797) ), ROW('Marina',null,'Elizondo','Nunez','1962-06-17','abuelo',ROW(58,2448864820) )]::familiar_ty[], ARRAY[ ROW('77522967','Argentina'),row('null','null') ]::identificacion_ty[], ARRAY[ ROW('Ingeniería Informática','null','null'), ROW('null','null','null') ]::nivel_educativo_ty[],null,'19'),</text:p>
          </table:table-cell>
          <table:table-cell table:number-columns-repeated="16323"/>
        </table:table-row>
        <table:table-row table:style-name="ro3">
          <table:table-cell office:value-type="float" office:value="10" table:formula="of:=[.D41]-9" table:style-name="ce3">
            <text:p>10</text:p>
          </table:table-cell>
          <table:table-cell office:value-type="float" office:value="4" table:style-name="ce9">
            <text:p>4</text:p>
          </table:table-cell>
          <table:table-cell office:value-type="float" office:value="20" table:formula="of:=[.A41]+1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38" table:style-name="ce5">
            <text:p>3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Bertrudis'</text:p>
          </table:table-cell>
          <table:table-cell office:value-type="string" table:style-name="ce1">
            <text:p>'Damaris'</text:p>
          </table:table-cell>
          <table:table-cell office:value-type="string" table:style-name="ce1">
            <text:p>'Mandujano'</text:p>
          </table:table-cell>
          <table:table-cell office:value-type="string" table:style-name="ce1">
            <text:p>'Sosa'</text:p>
          </table:table-cell>
          <table:table-cell office:value-type="string" table:style-name="ce11">
            <text:p>1989-01-03</text:p>
          </table:table-cell>
          <table:table-cell office:value-type="float" office:value="184" table:style-name="ce12">
            <text:p>184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8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1017409" table:formula="of:=RANDBETWEEN(1000000;9999999)" table:style-name="ce2">
            <text:p>1017409</text:p>
          </table:table-cell>
          <table:table-cell office:value-type="float" office:value="28947381" table:formula="of:=RANDBETWEEN(10000000;99999999)" table:style-name="ce2">
            <text:p>28947381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ma'</text:p>
          </table:table-cell>
          <table:table-cell office:value-type="string" table:style-name="ce1">
            <text:p>'Moira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Batista'</text:p>
          </table:table-cell>
          <table:table-cell office:value-type="string" table:style-name="ce11">
            <text:p>1944-06-08</text:p>
          </table:table-cell>
          <table:table-cell office:value-type="string" table:style-name="ce1">
            <text:p>primo</text:p>
          </table:table-cell>
          <table:table-cell office:value-type="float" office:value="243" table:style-name="ce14">
            <text:p>243</text:p>
          </table:table-cell>
          <table:table-cell office:value-type="float" office:value="5621662" table:formula="of:=RANDBETWEEN(1000000;9999999)" table:style-name="ce2">
            <text:p>5621662</text:p>
          </table:table-cell>
          <table:table-cell office:value-type="string" table:style-name="ce1">
            <text:p>'Cayeta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uillen'</text:p>
          </table:table-cell>
          <table:table-cell office:value-type="string" table:style-name="ce1">
            <text:p>'Miramontes'</text:p>
          </table:table-cell>
          <table:table-cell office:value-type="string" table:style-name="ce11">
            <text:p>1944-06-08</text:p>
          </table:table-cell>
          <table:table-cell office:value-type="string" table:style-name="ce1">
            <text:p>abuelo</text:p>
          </table:table-cell>
          <table:table-cell office:value-type="float" office:value="243" table:style-name="ce14">
            <text:p>243</text:p>
          </table:table-cell>
          <table:table-cell office:value-type="float" office:value="5857991" table:formula="of:=RANDBETWEEN(1000000;9999999)" table:style-name="ce2">
            <text:p>5857991</text:p>
          </table:table-cell>
          <table:table-cell office:value-type="float" office:value="87185373" table:formula="of:=RANDBETWEEN(10000000;100000000)" table:style-name="ce2">
            <text:p>87185373</text:p>
          </table:table-cell>
          <table:table-cell office:value-type="string" office:string-value="Argentina" table:formula="of:=[.F41]" table:style-name="ce1">
            <text:p>Argentina</text:p>
          </table:table-cell>
          <table:table-cell office:value-type="float" office:value="53204788" table:formula="of:=RANDBETWEEN(10000000;100000000)" table:style-name="ce2">
            <text:p>53204788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9" table:formula="of:=[.D41]" table:style-name="ce1">
            <text:p>19</text:p>
          </table:table-cell>
          <table:table-cell table:style-name="ce1"/>
          <table:table-cell office:value-type="string" office:string-value="('Bertrudis','Damaris','Mandujano','Sosa','1989-01-03',184,85,'azul oscuro','20/80','no_clasificado','personal_inteligencia_data/foto.png','personal_inteligencia_data/huella_digital.png','personal_inteligencia_data/huella_retina.png',ROW(58,2431017409) ,ROW('28947381','Holanda'),ARRAY['español','inglés','hindi','ruso','null','null']::varchar(50)[], ARRAY[ ROW('Alma','Moira','Moreno','Batista','1944-06-08','primo',ROW(58,2435621662) ), ROW('Cayetano',null,'Guillen','Miramontes','1944-06-08','abuelo',ROW(58,2435857991) )]::familiar_ty[], ARRAY[ ROW('87185373','Argentina'),row('53204788','Groenlandia') ]::identificacion_ty[], ARRAY[ ROW('Ingeniería Informática','null','null'), ROW('null','null','null') ]::nivel_educativo_ty[],null,'19')," table:formula="of:=CONCATENATE(&quot;(&quot;;[.J41];&quot;,&quot;;[.K41];&quot;,&quot;;[.L41];&quot;,&quot;;[.M41];&quot;,'&quot;;[.N41];&quot;',&quot;;[.O41];&quot;,&quot;;[.P41];&quot;,'&quot;;[.Q41];&quot;','&quot;;[.R41];&quot;','&quot;;[.S41];&quot;',&quot;;[.T41];&quot;,&quot;;[.U41];&quot;,&quot;;[.V41];&quot;,ROW(58,&quot;;[.W41];[.X41];&quot;) ,ROW('&quot;;[.Y41];&quot;','&quot;;[.Z41];&quot;'),ARRAY['&quot;;[.AA41];&quot;','&quot;;[.AB41];&quot;','&quot;;[.AC41];&quot;','&quot;;[.AD41];&quot;','&quot;;[.AE41];&quot;','&quot;;[.AF41];&quot;']::varchar(50)[], ARRAY[ ROW(&quot;;[.AG41];&quot;,&quot;;[.AH41];&quot;,&quot;;[.AI41];&quot;,&quot;;[.AJ41];&quot;,'&quot;;[.AK41];&quot;','&quot;;[.AL41];&quot;',ROW(58,&quot;;[.AM41];[.AN41];&quot;) ), ROW(&quot;;[.AO41];&quot;,&quot;;[.AP41];&quot;,&quot;;[.AQ41];&quot;,&quot;;[.AR41];&quot;,'&quot;;[.AS41];&quot;','&quot;;[.AT41];&quot;',ROW(58,&quot;;[.AU41];[.AV41];&quot;) )]::familiar_ty[], ARRAY[ ROW('&quot;;[.AW41];&quot;','&quot;;[.AX41];&quot;'),row('&quot;;[.AY41];&quot;','&quot;;[.AZ41];&quot;') ]::identificacion_ty[], ARRAY[ ROW('&quot;;[.BA41];&quot;','&quot;;[.BB41];&quot;','&quot;;[.BC41];&quot;'), ROW('&quot;;[.BD41];&quot;','&quot;;[.BE41];&quot;','&quot;;[.BF41];&quot;') ]::nivel_educativo_ty[],null,'&quot;;[.BG41];&quot;'),&quot;)" table:style-name="ce15">
            <text:p>('Bertrudis','Damaris','Mandujano','Sosa','1989-01-03',184,85,'azul oscuro','20/80','no_clasificado','personal_inteligencia_data/foto.png','personal_inteligencia_data/huella_digital.png','personal_inteligencia_data/huella_retina.png',ROW(58,2431017409) ,ROW('28947381','Holanda'),ARRAY['español','inglés','hindi','ruso','null','null']::varchar(50)[], ARRAY[ ROW('Alma','Moira','Moreno','Batista','1944-06-08','primo',ROW(58,2435621662) ), ROW('Cayetano',null,'Guillen','Miramontes','1944-06-08','abuelo',ROW(58,2435857991) )]::familiar_ty[], ARRAY[ ROW('87185373','Argentina'),row('53204788','Groenlandia') ]::identificacion_ty[], ARRAY[ ROW('Ingeniería Informática','null','null'), ROW('null','null','null') ]::nivel_educativo_ty[],null,'19'),</text:p>
          </table:table-cell>
          <table:table-cell table:number-columns-repeated="16323"/>
        </table:table-row>
        <table:table-row table:style-name="ro3">
          <table:table-cell office:value-type="float" office:value="10" table:formula="of:=[.D42]-9" table:style-name="ce3">
            <text:p>10</text:p>
          </table:table-cell>
          <table:table-cell office:value-type="float" office:value="4" table:style-name="ce9">
            <text:p>4</text:p>
          </table:table-cell>
          <table:table-cell office:value-type="float" office:value="20" table:formula="of:=[.A42]+1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39" table:style-name="ce5">
            <text:p>3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elina'</text:p>
          </table:table-cell>
          <table:table-cell office:value-type="string" table:style-name="ce1">
            <text:p>'Bonita'</text:p>
          </table:table-cell>
          <table:table-cell office:value-type="string" table:style-name="ce1">
            <text:p>'Cardenas'</text:p>
          </table:table-cell>
          <table:table-cell office:value-type="string" table:style-name="ce1">
            <text:p>'Hill'</text:p>
          </table:table-cell>
          <table:table-cell office:value-type="string" table:style-name="ce11">
            <text:p>1990-08-29</text:p>
          </table:table-cell>
          <table:table-cell office:value-type="float" office:value="163" table:style-name="ce12">
            <text:p>163</text:p>
          </table:table-cell>
          <table:table-cell office:value-type="float" office:value="86" table:style-name="ce12">
            <text:p>86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8245756" table:formula="of:=RANDBETWEEN(1000000;9999999)" table:style-name="ce2">
            <text:p>8245756</text:p>
          </table:table-cell>
          <table:table-cell office:value-type="float" office:value="96161960" table:formula="of:=RANDBETWEEN(10000000;99999999)" table:style-name="ce2">
            <text:p>96161960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essica'</text:p>
          </table:table-cell>
          <table:table-cell office:value-type="string" table:style-name="ce1">
            <text:p>'Brenda'</text:p>
          </table:table-cell>
          <table:table-cell office:value-type="string" table:style-name="ce1">
            <text:p>'Garcia'</text:p>
          </table:table-cell>
          <table:table-cell office:value-type="string" table:style-name="ce1">
            <text:p>'Anguiano'</text:p>
          </table:table-cell>
          <table:table-cell office:value-type="string" table:style-name="ce11">
            <text:p>1970-11-02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8727323" table:formula="of:=RANDBETWEEN(1000000;9999999)" table:style-name="ce2">
            <text:p>8727323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'Sauceda'</text:p>
          </table:table-cell>
          <table:table-cell office:value-type="string" table:style-name="ce1">
            <text:p>'Mares'</text:p>
          </table:table-cell>
          <table:table-cell office:value-type="string" table:style-name="ce11">
            <text:p>1970-11-02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5529534" table:formula="of:=RANDBETWEEN(1000000;9999999)" table:style-name="ce2">
            <text:p>5529534</text:p>
          </table:table-cell>
          <table:table-cell office:value-type="float" office:value="43577676" table:formula="of:=RANDBETWEEN(10000000;100000000)" table:style-name="ce2">
            <text:p>43577676</text:p>
          </table:table-cell>
          <table:table-cell office:value-type="string" office:string-value="Argentina" table:formula="of:=[.F42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9" table:formula="of:=[.D42]" table:style-name="ce1">
            <text:p>19</text:p>
          </table:table-cell>
          <table:table-cell table:style-name="ce1"/>
          <table:table-cell office:value-type="string" office:string-value="('Melina','Bonita','Cardenas','Hill','1990-08-29',163,86,'azul oscuro','20/25','no_clasificado','personal_inteligencia_data/foto.png','personal_inteligencia_data/huella_digital.png','personal_inteligencia_data/huella_retina.png',ROW(58,4128245756) ,ROW('96161960','Malasia'),ARRAY['inglés','árabe','portugués','francés','null','null']::varchar(50)[], ARRAY[ ROW('Jessica','Brenda','Garcia','Anguiano','1970-11-02','abuelo',ROW(58,4248727323) ), ROW('Ayala','Haydee','Sauceda','Mares','1970-11-02','abuelo',ROW(58,4245529534) )]::familiar_ty[], ARRAY[ ROW('43577676','Argentina'),row('null','null') ]::identificacion_ty[], ARRAY[ ROW('Filosofía','null','null'), ROW('Psicología','null','null') ]::nivel_educativo_ty[],null,'19')," table:formula="of:=CONCATENATE(&quot;(&quot;;[.J42];&quot;,&quot;;[.K42];&quot;,&quot;;[.L42];&quot;,&quot;;[.M42];&quot;,'&quot;;[.N42];&quot;',&quot;;[.O42];&quot;,&quot;;[.P42];&quot;,'&quot;;[.Q42];&quot;','&quot;;[.R42];&quot;','&quot;;[.S42];&quot;',&quot;;[.T42];&quot;,&quot;;[.U42];&quot;,&quot;;[.V42];&quot;,ROW(58,&quot;;[.W42];[.X42];&quot;) ,ROW('&quot;;[.Y42];&quot;','&quot;;[.Z42];&quot;'),ARRAY['&quot;;[.AA42];&quot;','&quot;;[.AB42];&quot;','&quot;;[.AC42];&quot;','&quot;;[.AD42];&quot;','&quot;;[.AE42];&quot;','&quot;;[.AF42];&quot;']::varchar(50)[], ARRAY[ ROW(&quot;;[.AG42];&quot;,&quot;;[.AH42];&quot;,&quot;;[.AI42];&quot;,&quot;;[.AJ42];&quot;,'&quot;;[.AK42];&quot;','&quot;;[.AL42];&quot;',ROW(58,&quot;;[.AM42];[.AN42];&quot;) ), ROW(&quot;;[.AO42];&quot;,&quot;;[.AP42];&quot;,&quot;;[.AQ42];&quot;,&quot;;[.AR42];&quot;,'&quot;;[.AS42];&quot;','&quot;;[.AT42];&quot;',ROW(58,&quot;;[.AU42];[.AV42];&quot;) )]::familiar_ty[], ARRAY[ ROW('&quot;;[.AW42];&quot;','&quot;;[.AX42];&quot;'),row('&quot;;[.AY42];&quot;','&quot;;[.AZ42];&quot;') ]::identificacion_ty[], ARRAY[ ROW('&quot;;[.BA42];&quot;','&quot;;[.BB42];&quot;','&quot;;[.BC42];&quot;'), ROW('&quot;;[.BD42];&quot;','&quot;;[.BE42];&quot;','&quot;;[.BF42];&quot;') ]::nivel_educativo_ty[],null,'&quot;;[.BG42];&quot;'),&quot;)" table:style-name="ce15">
            <text:p>('Melina','Bonita','Cardenas','Hill','1990-08-29',163,86,'azul oscuro','20/25','no_clasificado','personal_inteligencia_data/foto.png','personal_inteligencia_data/huella_digital.png','personal_inteligencia_data/huella_retina.png',ROW(58,4128245756) ,ROW('96161960','Malasia'),ARRAY['inglés','árabe','portugués','francés','null','null']::varchar(50)[], ARRAY[ ROW('Jessica','Brenda','Garcia','Anguiano','1970-11-02','abuelo',ROW(58,4248727323) ), ROW('Ayala','Haydee','Sauceda','Mares','1970-11-02','abuelo',ROW(58,4245529534) )]::familiar_ty[], ARRAY[ ROW('43577676','Argentina'),row('null','null') ]::identificacion_ty[], ARRAY[ ROW('Filosofía','null','null'), ROW('Psicología','null','null') ]::nivel_educativo_ty[],null,'19'),</text:p>
          </table:table-cell>
          <table:table-cell table:number-columns-repeated="16323"/>
        </table:table-row>
        <table:table-row table:style-name="ro3">
          <table:table-cell office:value-type="float" office:value="10" table:formula="of:=[.D43]-9" table:style-name="ce3">
            <text:p>10</text:p>
          </table:table-cell>
          <table:table-cell office:value-type="float" office:value="4" table:style-name="ce9">
            <text:p>4</text:p>
          </table:table-cell>
          <table:table-cell office:value-type="float" office:value="20" table:formula="of:=[.A43]+1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40" table:style-name="ce5">
            <text:p>4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Tit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Suarez'</text:p>
          </table:table-cell>
          <table:table-cell office:value-type="string" table:style-name="ce11">
            <text:p>1989-12-18</text:p>
          </table:table-cell>
          <table:table-cell office:value-type="float" office:value="162" table:style-name="ce12">
            <text:p>162</text:p>
          </table:table-cell>
          <table:table-cell office:value-type="float" office:value="88" table:style-name="ce12">
            <text:p>88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5014597" table:formula="of:=RANDBETWEEN(1000000;9999999)" table:style-name="ce2">
            <text:p>5014597</text:p>
          </table:table-cell>
          <table:table-cell office:value-type="float" office:value="68491021" table:formula="of:=RANDBETWEEN(10000000;99999999)" table:style-name="ce2">
            <text:p>68491021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Car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Mazariegos'</text:p>
          </table:table-cell>
          <table:table-cell office:value-type="string" table:style-name="ce11">
            <text:p>1980-12-04</text:p>
          </table:table-cell>
          <table:table-cell office:value-type="string" table:style-name="ce1">
            <text:p>hermano</text:p>
          </table:table-cell>
          <table:table-cell office:value-type="float" office:value="243" table:style-name="ce14">
            <text:p>243</text:p>
          </table:table-cell>
          <table:table-cell office:value-type="float" office:value="2985623" table:formula="of:=RANDBETWEEN(1000000;9999999)" table:style-name="ce2">
            <text:p>2985623</text:p>
          </table:table-cell>
          <table:table-cell office:value-type="string" table:style-name="ce1">
            <text:p>'Natividad'</text:p>
          </table:table-cell>
          <table:table-cell office:value-type="string" table:style-name="ce1">
            <text:p>'Fabiola'</text:p>
          </table:table-cell>
          <table:table-cell office:value-type="string" table:style-name="ce1">
            <text:p>'Samaniego'</text:p>
          </table:table-cell>
          <table:table-cell office:value-type="string" table:style-name="ce1">
            <text:p>'Castellanos'</text:p>
          </table:table-cell>
          <table:table-cell office:value-type="string" table:style-name="ce11">
            <text:p>1980-12-04</text:p>
          </table:table-cell>
          <table:table-cell office:value-type="string" table:style-name="ce1">
            <text:p>hermano</text:p>
          </table:table-cell>
          <table:table-cell office:value-type="float" office:value="243" table:style-name="ce14">
            <text:p>243</text:p>
          </table:table-cell>
          <table:table-cell office:value-type="float" office:value="1421660" table:formula="of:=RANDBETWEEN(1000000;9999999)" table:style-name="ce2">
            <text:p>1421660</text:p>
          </table:table-cell>
          <table:table-cell office:value-type="float" office:value="80116004" table:formula="of:=RANDBETWEEN(10000000;100000000)" table:style-name="ce2">
            <text:p>80116004</text:p>
          </table:table-cell>
          <table:table-cell office:value-type="string" office:string-value="Argentina" table:formula="of:=[.F43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9" table:formula="of:=[.D43]" table:style-name="ce1">
            <text:p>19</text:p>
          </table:table-cell>
          <table:table-cell table:style-name="ce1"/>
          <table:table-cell office:value-type="string" office:string-value="('Tito',null,'Serna','Suarez','1989-12-18',162,88,'verde claro','20/40','confidencial','personal_inteligencia_data/foto.png','personal_inteligencia_data/huella_digital.png','personal_inteligencia_data/huella_retina.png',ROW(58,2615014597) ,ROW('68491021','Uganda'),ARRAY['español','inglés','hindi','ruso','mandarín','bengalí']::varchar(50)[], ARRAY[ ROW('Carla',null,'Larios','Mazariegos','1980-12-04','hermano',ROW(58,2432985623) ), ROW('Natividad','Fabiola','Samaniego','Castellanos','1980-12-04','hermano',ROW(58,2431421660) )]::familiar_ty[], ARRAY[ ROW('80116004','Argentina'),row('null','null') ]::identificacion_ty[], ARRAY[ ROW('Filosofía','null','null'), ROW('null','null','null') ]::nivel_educativo_ty[],null,'19')," table:formula="of:=CONCATENATE(&quot;(&quot;;[.J43];&quot;,&quot;;[.K43];&quot;,&quot;;[.L43];&quot;,&quot;;[.M43];&quot;,'&quot;;[.N43];&quot;',&quot;;[.O43];&quot;,&quot;;[.P43];&quot;,'&quot;;[.Q43];&quot;','&quot;;[.R43];&quot;','&quot;;[.S43];&quot;',&quot;;[.T43];&quot;,&quot;;[.U43];&quot;,&quot;;[.V43];&quot;,ROW(58,&quot;;[.W43];[.X43];&quot;) ,ROW('&quot;;[.Y43];&quot;','&quot;;[.Z43];&quot;'),ARRAY['&quot;;[.AA43];&quot;','&quot;;[.AB43];&quot;','&quot;;[.AC43];&quot;','&quot;;[.AD43];&quot;','&quot;;[.AE43];&quot;','&quot;;[.AF43];&quot;']::varchar(50)[], ARRAY[ ROW(&quot;;[.AG43];&quot;,&quot;;[.AH43];&quot;,&quot;;[.AI43];&quot;,&quot;;[.AJ43];&quot;,'&quot;;[.AK43];&quot;','&quot;;[.AL43];&quot;',ROW(58,&quot;;[.AM43];[.AN43];&quot;) ), ROW(&quot;;[.AO43];&quot;,&quot;;[.AP43];&quot;,&quot;;[.AQ43];&quot;,&quot;;[.AR43];&quot;,'&quot;;[.AS43];&quot;','&quot;;[.AT43];&quot;',ROW(58,&quot;;[.AU43];[.AV43];&quot;) )]::familiar_ty[], ARRAY[ ROW('&quot;;[.AW43];&quot;','&quot;;[.AX43];&quot;'),row('&quot;;[.AY43];&quot;','&quot;;[.AZ43];&quot;') ]::identificacion_ty[], ARRAY[ ROW('&quot;;[.BA43];&quot;','&quot;;[.BB43];&quot;','&quot;;[.BC43];&quot;'), ROW('&quot;;[.BD43];&quot;','&quot;;[.BE43];&quot;','&quot;;[.BF43];&quot;') ]::nivel_educativo_ty[],null,'&quot;;[.BG43];&quot;'),&quot;)" table:style-name="ce15">
            <text:p>('Tito',null,'Serna','Suarez','1989-12-18',162,88,'verde claro','20/40','confidencial','personal_inteligencia_data/foto.png','personal_inteligencia_data/huella_digital.png','personal_inteligencia_data/huella_retina.png',ROW(58,2615014597) ,ROW('68491021','Uganda'),ARRAY['español','inglés','hindi','ruso','mandarín','bengalí']::varchar(50)[], ARRAY[ ROW('Carla',null,'Larios','Mazariegos','1980-12-04','hermano',ROW(58,2432985623) ), ROW('Natividad','Fabiola','Samaniego','Castellanos','1980-12-04','hermano',ROW(58,2431421660) )]::familiar_ty[], ARRAY[ ROW('80116004','Argentina'),row('null','null') ]::identificacion_ty[], ARRAY[ ROW('Filosofía','null','null'), ROW('null','null','null') ]::nivel_educativo_ty[],null,'19'),</text:p>
          </table:table-cell>
          <table:table-cell table:number-columns-repeated="16323"/>
        </table:table-row>
        <table:table-row table:style-name="ro3">
          <table:table-cell office:value-type="float" office:value="11" table:formula="of:=[.D44]-9" table:style-name="ce3">
            <text:p>11</text:p>
          </table:table-cell>
          <table:table-cell office:value-type="float" office:value="4" table:style-name="ce9">
            <text:p>4</text:p>
          </table:table-cell>
          <table:table-cell office:value-type="float" office:value="21" table:formula="of:=[.A44]+10" table:style-name="ce3">
            <text:p>2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1" table:style-name="ce5">
            <text:p>4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mperatriz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arias'</text:p>
          </table:table-cell>
          <table:table-cell office:value-type="string" table:style-name="ce1">
            <text:p>'Rincon'</text:p>
          </table:table-cell>
          <table:table-cell office:value-type="string" table:style-name="ce11">
            <text:p>2000-08-11</text:p>
          </table:table-cell>
          <table:table-cell office:value-type="float" office:value="151" table:style-name="ce12">
            <text:p>151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8265223" table:formula="of:=RANDBETWEEN(1000000;9999999)" table:style-name="ce2">
            <text:p>8265223</text:p>
          </table:table-cell>
          <table:table-cell office:value-type="float" office:value="59945125" table:formula="of:=RANDBETWEEN(10000000;99999999)" table:style-name="ce2">
            <text:p>59945125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Delrio'</text:p>
          </table:table-cell>
          <table:table-cell office:value-type="string" table:style-name="ce1">
            <text:p>'Solorzano'</text:p>
          </table:table-cell>
          <table:table-cell office:value-type="string" table:style-name="ce11">
            <text:p>1963-02-19</text:p>
          </table:table-cell>
          <table:table-cell office:value-type="string" table:style-name="ce1">
            <text:p>hermano</text:p>
          </table:table-cell>
          <table:table-cell office:value-type="float" office:value="414" table:style-name="ce1">
            <text:p>414</text:p>
          </table:table-cell>
          <table:table-cell office:value-type="float" office:value="7268668" table:formula="of:=RANDBETWEEN(1000000;9999999)" table:style-name="ce2">
            <text:p>7268668</text:p>
          </table:table-cell>
          <table:table-cell office:value-type="string" table:style-name="ce1">
            <text:p>'Justiniano'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Olivares'</text:p>
          </table:table-cell>
          <table:table-cell office:value-type="string" table:style-name="ce1">
            <text:p>'Ellis'</text:p>
          </table:table-cell>
          <table:table-cell office:value-type="string" table:style-name="ce11">
            <text:p>1963-02-19</text:p>
          </table:table-cell>
          <table:table-cell office:value-type="string" table:style-name="ce1">
            <text:p>primo</text:p>
          </table:table-cell>
          <table:table-cell office:value-type="float" office:value="414" table:style-name="ce1">
            <text:p>414</text:p>
          </table:table-cell>
          <table:table-cell office:value-type="float" office:value="3847775" table:formula="of:=RANDBETWEEN(1000000;9999999)" table:style-name="ce2">
            <text:p>3847775</text:p>
          </table:table-cell>
          <table:table-cell office:value-type="float" office:value="93569838" table:formula="of:=RANDBETWEEN(10000000;100000000)" table:style-name="ce2">
            <text:p>93569838</text:p>
          </table:table-cell>
          <table:table-cell office:value-type="string" office:string-value="Argentina" table:formula="of:=[.F44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0" table:formula="of:=[.D44]" table:style-name="ce1">
            <text:p>20</text:p>
          </table:table-cell>
          <table:table-cell table:style-name="ce1"/>
          <table:table-cell office:value-type="string" office:string-value="('Emperatriz',null,'Farias','Rincon','2000-08-11',151,71,'marrón claro','20/160','top_secret','personal_inteligencia_data/foto.png','personal_inteligencia_data/huella_digital.png','personal_inteligencia_data/huella_retina.png',ROW(58,2348265223) ,ROW('59945125','Argentina'),ARRAY['español','inglés','hindi','ruso','mandarín','null']::varchar(50)[], ARRAY[ ROW('Amanda','Viviana','Delrio','Solorzano','1963-02-19','hermano',ROW(58,4147268668) ), ROW('Justiniano','Foster','Olivares','Ellis','1963-02-19','primo',ROW(58,4143847775) )]::familiar_ty[], ARRAY[ ROW('93569838','Argentina'),row('null','null') ]::identificacion_ty[], ARRAY[ ROW('Comunicación','null','null'), ROW('null','null','null') ]::nivel_educativo_ty[],null,'20')," table:formula="of:=CONCATENATE(&quot;(&quot;;[.J44];&quot;,&quot;;[.K44];&quot;,&quot;;[.L44];&quot;,&quot;;[.M44];&quot;,'&quot;;[.N44];&quot;',&quot;;[.O44];&quot;,&quot;;[.P44];&quot;,'&quot;;[.Q44];&quot;','&quot;;[.R44];&quot;','&quot;;[.S44];&quot;',&quot;;[.T44];&quot;,&quot;;[.U44];&quot;,&quot;;[.V44];&quot;,ROW(58,&quot;;[.W44];[.X44];&quot;) ,ROW('&quot;;[.Y44];&quot;','&quot;;[.Z44];&quot;'),ARRAY['&quot;;[.AA44];&quot;','&quot;;[.AB44];&quot;','&quot;;[.AC44];&quot;','&quot;;[.AD44];&quot;','&quot;;[.AE44];&quot;','&quot;;[.AF44];&quot;']::varchar(50)[], ARRAY[ ROW(&quot;;[.AG44];&quot;,&quot;;[.AH44];&quot;,&quot;;[.AI44];&quot;,&quot;;[.AJ44];&quot;,'&quot;;[.AK44];&quot;','&quot;;[.AL44];&quot;',ROW(58,&quot;;[.AM44];[.AN44];&quot;) ), ROW(&quot;;[.AO44];&quot;,&quot;;[.AP44];&quot;,&quot;;[.AQ44];&quot;,&quot;;[.AR44];&quot;,'&quot;;[.AS44];&quot;','&quot;;[.AT44];&quot;',ROW(58,&quot;;[.AU44];[.AV44];&quot;) )]::familiar_ty[], ARRAY[ ROW('&quot;;[.AW44];&quot;','&quot;;[.AX44];&quot;'),row('&quot;;[.AY44];&quot;','&quot;;[.AZ44];&quot;') ]::identificacion_ty[], ARRAY[ ROW('&quot;;[.BA44];&quot;','&quot;;[.BB44];&quot;','&quot;;[.BC44];&quot;'), ROW('&quot;;[.BD44];&quot;','&quot;;[.BE44];&quot;','&quot;;[.BF44];&quot;') ]::nivel_educativo_ty[],null,'&quot;;[.BG44];&quot;'),&quot;)" table:style-name="ce15">
            <text:p>('Emperatriz',null,'Farias','Rincon','2000-08-11',151,71,'marrón claro','20/160','top_secret','personal_inteligencia_data/foto.png','personal_inteligencia_data/huella_digital.png','personal_inteligencia_data/huella_retina.png',ROW(58,2348265223) ,ROW('59945125','Argentina'),ARRAY['español','inglés','hindi','ruso','mandarín','null']::varchar(50)[], ARRAY[ ROW('Amanda','Viviana','Delrio','Solorzano','1963-02-19','hermano',ROW(58,4147268668) ), ROW('Justiniano','Foster','Olivares','Ellis','1963-02-19','primo',ROW(58,4143847775) )]::familiar_ty[], ARRAY[ ROW('93569838','Argentina'),row('null','null') ]::identificacion_ty[], ARRAY[ ROW('Comunicación','null','null'), ROW('null','null','null') ]::nivel_educativo_ty[],null,'20'),</text:p>
          </table:table-cell>
          <table:table-cell table:number-columns-repeated="16323"/>
        </table:table-row>
        <table:table-row table:style-name="ro3">
          <table:table-cell office:value-type="float" office:value="11" table:formula="of:=[.D45]-9" table:style-name="ce3">
            <text:p>11</text:p>
          </table:table-cell>
          <table:table-cell office:value-type="float" office:value="4" table:style-name="ce9">
            <text:p>4</text:p>
          </table:table-cell>
          <table:table-cell office:value-type="float" office:value="21" table:formula="of:=[.A45]+10" table:style-name="ce3">
            <text:p>2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2" table:style-name="ce5">
            <text:p>4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Faustino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Quinones'</text:p>
          </table:table-cell>
          <table:table-cell office:value-type="string" table:style-name="ce1">
            <text:p>'Mena'</text:p>
          </table:table-cell>
          <table:table-cell office:value-type="string" table:style-name="ce11">
            <text:p>1989-12-16</text:p>
          </table:table-cell>
          <table:table-cell office:value-type="float" office:value="188" table:style-name="ce12">
            <text:p>188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2182249" table:formula="of:=RANDBETWEEN(1000000;9999999)" table:style-name="ce2">
            <text:p>2182249</text:p>
          </table:table-cell>
          <table:table-cell office:value-type="float" office:value="89208420" table:formula="of:=RANDBETWEEN(10000000;99999999)" table:style-name="ce2">
            <text:p>89208420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Constanza'</text:p>
          </table:table-cell>
          <table:table-cell office:value-type="string" table:style-name="ce1">
            <text:p>'Renteria'</text:p>
          </table:table-cell>
          <table:table-cell office:value-type="string" table:style-name="ce1">
            <text:p>'Almaguer'</text:p>
          </table:table-cell>
          <table:table-cell office:value-type="string" table:style-name="ce11">
            <text:p>1944-12-12</text:p>
          </table:table-cell>
          <table:table-cell office:value-type="string" table:style-name="ce1">
            <text:p>primo</text:p>
          </table:table-cell>
          <table:table-cell office:value-type="float" office:value="281" table:style-name="ce14">
            <text:p>281</text:p>
          </table:table-cell>
          <table:table-cell office:value-type="float" office:value="6460247" table:formula="of:=RANDBETWEEN(1000000;9999999)" table:style-name="ce2">
            <text:p>6460247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Bustos'</text:p>
          </table:table-cell>
          <table:table-cell office:value-type="string" table:style-name="ce1">
            <text:p>'Lima'</text:p>
          </table:table-cell>
          <table:table-cell office:value-type="string" table:style-name="ce11">
            <text:p>1944-12-12</text:p>
          </table:table-cell>
          <table:table-cell office:value-type="string" table:style-name="ce1">
            <text:p>primo</text:p>
          </table:table-cell>
          <table:table-cell office:value-type="float" office:value="281" table:style-name="ce14">
            <text:p>281</text:p>
          </table:table-cell>
          <table:table-cell office:value-type="float" office:value="2344454" table:formula="of:=RANDBETWEEN(1000000;9999999)" table:style-name="ce2">
            <text:p>2344454</text:p>
          </table:table-cell>
          <table:table-cell office:value-type="float" office:value="18039584" table:formula="of:=RANDBETWEEN(10000000;100000000)" table:style-name="ce2">
            <text:p>18039584</text:p>
          </table:table-cell>
          <table:table-cell office:value-type="string" office:string-value="Argentina" table:formula="of:=[.F45]" table:style-name="ce1">
            <text:p>Argentina</text:p>
          </table:table-cell>
          <table:table-cell office:value-type="float" office:value="53051809" table:formula="of:=RANDBETWEEN(10000000;100000000)" table:style-name="ce2">
            <text:p>53051809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0" table:formula="of:=[.D45]" table:style-name="ce1">
            <text:p>20</text:p>
          </table:table-cell>
          <table:table-cell table:style-name="ce1"/>
          <table:table-cell office:value-type="string" office:string-value="('Faustino','Margarito','Quinones','Mena','1989-12-16',188,85,'azul claro','20/20','no_clasificado','personal_inteligencia_data/foto.png','personal_inteligencia_data/huella_digital.png','personal_inteligencia_data/huella_retina.png',ROW(58,2812182249) ,ROW('89208420','Holanda'),ARRAY['español','inglés','hindi','ruso','null','null']::varchar(50)[], ARRAY[ ROW('Emiliana','Constanza','Renteria','Almaguer','1944-12-12','primo',ROW(58,2816460247) ), ROW('Constantino',null,'Bustos','Lima','1944-12-12','primo',ROW(58,2812344454) )]::familiar_ty[], ARRAY[ ROW('18039584','Argentina'),row('53051809','Groenlandia') ]::identificacion_ty[], ARRAY[ ROW('Comunicación','null','null'), ROW('null','null','null') ]::nivel_educativo_ty[],null,'20')," table:formula="of:=CONCATENATE(&quot;(&quot;;[.J45];&quot;,&quot;;[.K45];&quot;,&quot;;[.L45];&quot;,&quot;;[.M45];&quot;,'&quot;;[.N45];&quot;',&quot;;[.O45];&quot;,&quot;;[.P45];&quot;,'&quot;;[.Q45];&quot;','&quot;;[.R45];&quot;','&quot;;[.S45];&quot;',&quot;;[.T45];&quot;,&quot;;[.U45];&quot;,&quot;;[.V45];&quot;,ROW(58,&quot;;[.W45];[.X45];&quot;) ,ROW('&quot;;[.Y45];&quot;','&quot;;[.Z45];&quot;'),ARRAY['&quot;;[.AA45];&quot;','&quot;;[.AB45];&quot;','&quot;;[.AC45];&quot;','&quot;;[.AD45];&quot;','&quot;;[.AE45];&quot;','&quot;;[.AF45];&quot;']::varchar(50)[], ARRAY[ ROW(&quot;;[.AG45];&quot;,&quot;;[.AH45];&quot;,&quot;;[.AI45];&quot;,&quot;;[.AJ45];&quot;,'&quot;;[.AK45];&quot;','&quot;;[.AL45];&quot;',ROW(58,&quot;;[.AM45];[.AN45];&quot;) ), ROW(&quot;;[.AO45];&quot;,&quot;;[.AP45];&quot;,&quot;;[.AQ45];&quot;,&quot;;[.AR45];&quot;,'&quot;;[.AS45];&quot;','&quot;;[.AT45];&quot;',ROW(58,&quot;;[.AU45];[.AV45];&quot;) )]::familiar_ty[], ARRAY[ ROW('&quot;;[.AW45];&quot;','&quot;;[.AX45];&quot;'),row('&quot;;[.AY45];&quot;','&quot;;[.AZ45];&quot;') ]::identificacion_ty[], ARRAY[ ROW('&quot;;[.BA45];&quot;','&quot;;[.BB45];&quot;','&quot;;[.BC45];&quot;'), ROW('&quot;;[.BD45];&quot;','&quot;;[.BE45];&quot;','&quot;;[.BF45];&quot;') ]::nivel_educativo_ty[],null,'&quot;;[.BG45];&quot;'),&quot;)" table:style-name="ce15">
            <text:p>('Faustino','Margarito','Quinones','Mena','1989-12-16',188,85,'azul claro','20/20','no_clasificado','personal_inteligencia_data/foto.png','personal_inteligencia_data/huella_digital.png','personal_inteligencia_data/huella_retina.png',ROW(58,2812182249) ,ROW('89208420','Holanda'),ARRAY['español','inglés','hindi','ruso','null','null']::varchar(50)[], ARRAY[ ROW('Emiliana','Constanza','Renteria','Almaguer','1944-12-12','primo',ROW(58,2816460247) ), ROW('Constantino',null,'Bustos','Lima','1944-12-12','primo',ROW(58,2812344454) )]::familiar_ty[], ARRAY[ ROW('18039584','Argentina'),row('53051809','Groenlandia') ]::identificacion_ty[], ARRAY[ ROW('Comunicación','null','null'), ROW('null','null','null') ]::nivel_educativo_ty[],null,'20'),</text:p>
          </table:table-cell>
          <table:table-cell table:number-columns-repeated="16323"/>
        </table:table-row>
        <table:table-row table:style-name="ro3">
          <table:table-cell office:value-type="float" office:value="11" table:formula="of:=[.D46]-9" table:style-name="ce3">
            <text:p>11</text:p>
          </table:table-cell>
          <table:table-cell office:value-type="float" office:value="4" table:style-name="ce9">
            <text:p>4</text:p>
          </table:table-cell>
          <table:table-cell office:value-type="float" office:value="21" table:formula="of:=[.A46]+10" table:style-name="ce3">
            <text:p>2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3" table:style-name="ce5">
            <text:p>4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Facunda'</text:p>
          </table:table-cell>
          <table:table-cell office:value-type="string" table:style-name="ce1">
            <text:p>'Alvara'</text:p>
          </table:table-cell>
          <table:table-cell office:value-type="string" table:style-name="ce1">
            <text:p>'Prado'</text:p>
          </table:table-cell>
          <table:table-cell office:value-type="string" table:style-name="ce1">
            <text:p>'Sarmiento'</text:p>
          </table:table-cell>
          <table:table-cell office:value-type="string" table:style-name="ce11">
            <text:p>1991-01-29</text:p>
          </table:table-cell>
          <table:table-cell office:value-type="float" office:value="179" table:style-name="ce12">
            <text:p>179</text:p>
          </table:table-cell>
          <table:table-cell office:value-type="float" office:value="73" table:style-name="ce12">
            <text:p>73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2545291" table:formula="of:=RANDBETWEEN(1000000;9999999)" table:style-name="ce2">
            <text:p>2545291</text:p>
          </table:table-cell>
          <table:table-cell office:value-type="float" office:value="31951255" table:formula="of:=RANDBETWEEN(10000000;99999999)" table:style-name="ce2">
            <text:p>31951255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Marte'</text:p>
          </table:table-cell>
          <table:table-cell office:value-type="string" table:style-name="ce1">
            <text:p>'Recinos'</text:p>
          </table:table-cell>
          <table:table-cell office:value-type="string" table:style-name="ce11">
            <text:p>1973-02-13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3798895" table:formula="of:=RANDBETWEEN(1000000;9999999)" table:style-name="ce2">
            <text:p>3798895</text:p>
          </table:table-cell>
          <table:table-cell office:value-type="string" table:style-name="ce1">
            <text:p>'Salvador'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Madrid'</text:p>
          </table:table-cell>
          <table:table-cell office:value-type="string" table:style-name="ce1">
            <text:p>'Moore'</text:p>
          </table:table-cell>
          <table:table-cell office:value-type="string" table:style-name="ce11">
            <text:p>1973-02-13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3890672" table:formula="of:=RANDBETWEEN(1000000;9999999)" table:style-name="ce2">
            <text:p>3890672</text:p>
          </table:table-cell>
          <table:table-cell office:value-type="float" office:value="15334762" table:formula="of:=RANDBETWEEN(10000000;100000000)" table:style-name="ce2">
            <text:p>15334762</text:p>
          </table:table-cell>
          <table:table-cell office:value-type="string" office:string-value="Argentina" table:formula="of:=[.F46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0" table:formula="of:=[.D46]" table:style-name="ce1">
            <text:p>20</text:p>
          </table:table-cell>
          <table:table-cell table:style-name="ce1"/>
          <table:table-cell office:value-type="string" office:string-value="('Facunda','Alvara','Prado','Sarmiento','1991-01-29',179,73,'azul claro','20/20','no_clasificado','personal_inteligencia_data/foto.png','personal_inteligencia_data/huella_digital.png','personal_inteligencia_data/huella_retina.png',ROW(58,2122545291) ,ROW('31951255','Malasia'),ARRAY['inglés','árabe','portugués','francés','null','null']::varchar(50)[], ARRAY[ ROW('Constantino','Leon','Marte','Recinos','1973-02-13','abuelo',ROW(58,2873798895) ), ROW('Salvador','Eleazar','Madrid','Moore','1973-02-13','abuelo',ROW(58,2873890672) )]::familiar_ty[], ARRAY[ ROW('15334762','Argentina'),row('null','null') ]::identificacion_ty[], ARRAY[ ROW('Ingeniería Informática','null','null'), ROW('Psicología','null','null') ]::nivel_educativo_ty[],null,'20')," table:formula="of:=CONCATENATE(&quot;(&quot;;[.J46];&quot;,&quot;;[.K46];&quot;,&quot;;[.L46];&quot;,&quot;;[.M46];&quot;,'&quot;;[.N46];&quot;',&quot;;[.O46];&quot;,&quot;;[.P46];&quot;,'&quot;;[.Q46];&quot;','&quot;;[.R46];&quot;','&quot;;[.S46];&quot;',&quot;;[.T46];&quot;,&quot;;[.U46];&quot;,&quot;;[.V46];&quot;,ROW(58,&quot;;[.W46];[.X46];&quot;) ,ROW('&quot;;[.Y46];&quot;','&quot;;[.Z46];&quot;'),ARRAY['&quot;;[.AA46];&quot;','&quot;;[.AB46];&quot;','&quot;;[.AC46];&quot;','&quot;;[.AD46];&quot;','&quot;;[.AE46];&quot;','&quot;;[.AF46];&quot;']::varchar(50)[], ARRAY[ ROW(&quot;;[.AG46];&quot;,&quot;;[.AH46];&quot;,&quot;;[.AI46];&quot;,&quot;;[.AJ46];&quot;,'&quot;;[.AK46];&quot;','&quot;;[.AL46];&quot;',ROW(58,&quot;;[.AM46];[.AN46];&quot;) ), ROW(&quot;;[.AO46];&quot;,&quot;;[.AP46];&quot;,&quot;;[.AQ46];&quot;,&quot;;[.AR46];&quot;,'&quot;;[.AS46];&quot;','&quot;;[.AT46];&quot;',ROW(58,&quot;;[.AU46];[.AV46];&quot;) )]::familiar_ty[], ARRAY[ ROW('&quot;;[.AW46];&quot;','&quot;;[.AX46];&quot;'),row('&quot;;[.AY46];&quot;','&quot;;[.AZ46];&quot;') ]::identificacion_ty[], ARRAY[ ROW('&quot;;[.BA46];&quot;','&quot;;[.BB46];&quot;','&quot;;[.BC46];&quot;'), ROW('&quot;;[.BD46];&quot;','&quot;;[.BE46];&quot;','&quot;;[.BF46];&quot;') ]::nivel_educativo_ty[],null,'&quot;;[.BG46];&quot;'),&quot;)" table:style-name="ce15">
            <text:p>('Facunda','Alvara','Prado','Sarmiento','1991-01-29',179,73,'azul claro','20/20','no_clasificado','personal_inteligencia_data/foto.png','personal_inteligencia_data/huella_digital.png','personal_inteligencia_data/huella_retina.png',ROW(58,2122545291) ,ROW('31951255','Malasia'),ARRAY['inglés','árabe','portugués','francés','null','null']::varchar(50)[], ARRAY[ ROW('Constantino','Leon','Marte','Recinos','1973-02-13','abuelo',ROW(58,2873798895) ), ROW('Salvador','Eleazar','Madrid','Moore','1973-02-13','abuelo',ROW(58,2873890672) )]::familiar_ty[], ARRAY[ ROW('15334762','Argentina'),row('null','null') ]::identificacion_ty[], ARRAY[ ROW('Ingeniería Informática','null','null'), ROW('Psicología','null','null') ]::nivel_educativo_ty[],null,'20'),</text:p>
          </table:table-cell>
          <table:table-cell table:number-columns-repeated="16323"/>
        </table:table-row>
        <table:table-row table:style-name="ro3">
          <table:table-cell office:value-type="float" office:value="11" table:formula="of:=[.D47]-9" table:style-name="ce3">
            <text:p>11</text:p>
          </table:table-cell>
          <table:table-cell office:value-type="float" office:value="4" table:style-name="ce9">
            <text:p>4</text:p>
          </table:table-cell>
          <table:table-cell office:value-type="float" office:value="21" table:formula="of:=[.A47]+10" table:style-name="ce3">
            <text:p>2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4" table:style-name="ce5">
            <text:p>4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Dulcine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ngeles'</text:p>
          </table:table-cell>
          <table:table-cell office:value-type="string" table:style-name="ce1">
            <text:p>'Ordonez'</text:p>
          </table:table-cell>
          <table:table-cell office:value-type="string" table:style-name="ce11">
            <text:p>1990-02-07</text:p>
          </table:table-cell>
          <table:table-cell office:value-type="float" office:value="161" table:style-name="ce12">
            <text:p>161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4643626" table:formula="of:=RANDBETWEEN(1000000;9999999)" table:style-name="ce2">
            <text:p>4643626</text:p>
          </table:table-cell>
          <table:table-cell office:value-type="float" office:value="64981143" table:formula="of:=RANDBETWEEN(10000000;99999999)" table:style-name="ce2">
            <text:p>64981143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Cami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aribay'</text:p>
          </table:table-cell>
          <table:table-cell office:value-type="string" table:style-name="ce1">
            <text:p>'Valle'</text:p>
          </table:table-cell>
          <table:table-cell office:value-type="string" table:style-name="ce11">
            <text:p>1936-09-25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1432658" table:formula="of:=RANDBETWEEN(1000000;9999999)" table:style-name="ce2">
            <text:p>1432658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Quiroz'</text:p>
          </table:table-cell>
          <table:table-cell office:value-type="string" table:style-name="ce1">
            <text:p>'Escobedo'</text:p>
          </table:table-cell>
          <table:table-cell office:value-type="string" table:style-name="ce11">
            <text:p>1936-09-25</text:p>
          </table:table-cell>
          <table:table-cell office:value-type="string" table:style-name="ce1">
            <text:p>abuelo</text:p>
          </table:table-cell>
          <table:table-cell office:value-type="float" office:value="281" table:style-name="ce14">
            <text:p>281</text:p>
          </table:table-cell>
          <table:table-cell office:value-type="float" office:value="5273868" table:formula="of:=RANDBETWEEN(1000000;9999999)" table:style-name="ce2">
            <text:p>5273868</text:p>
          </table:table-cell>
          <table:table-cell office:value-type="float" office:value="73319711" table:formula="of:=RANDBETWEEN(10000000;100000000)" table:style-name="ce2">
            <text:p>73319711</text:p>
          </table:table-cell>
          <table:table-cell office:value-type="string" office:string-value="Argentina" table:formula="of:=[.F47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0" table:formula="of:=[.D47]" table:style-name="ce1">
            <text:p>20</text:p>
          </table:table-cell>
          <table:table-cell table:style-name="ce1"/>
          <table:table-cell office:value-type="string" office:string-value="('Dulcinea',null,'Angeles','Ordonez','1990-02-07',161,68,'verde oscuro','20/32','confidencial','personal_inteligencia_data/foto.png','personal_inteligencia_data/huella_digital.png','personal_inteligencia_data/huella_retina.png',ROW(58,2444643626) ,ROW('64981143','Uganda'),ARRAY['español','inglés','hindi','ruso','mandarín','bengalí']::varchar(50)[], ARRAY[ ROW('Camila',null,'Garibay','Valle','1936-09-25','hermano',ROW(58,2811432658) ), ROW('Rosa','Mariana','Quiroz','Escobedo','1936-09-25','abuelo',ROW(58,2815273868) )]::familiar_ty[], ARRAY[ ROW('73319711','Argentina'),row('null','null') ]::identificacion_ty[], ARRAY[ ROW('Ingeniería Informática','null','null'), ROW('null','null','null') ]::nivel_educativo_ty[],null,'20')," table:formula="of:=CONCATENATE(&quot;(&quot;;[.J47];&quot;,&quot;;[.K47];&quot;,&quot;;[.L47];&quot;,&quot;;[.M47];&quot;,'&quot;;[.N47];&quot;',&quot;;[.O47];&quot;,&quot;;[.P47];&quot;,'&quot;;[.Q47];&quot;','&quot;;[.R47];&quot;','&quot;;[.S47];&quot;',&quot;;[.T47];&quot;,&quot;;[.U47];&quot;,&quot;;[.V47];&quot;,ROW(58,&quot;;[.W47];[.X47];&quot;) ,ROW('&quot;;[.Y47];&quot;','&quot;;[.Z47];&quot;'),ARRAY['&quot;;[.AA47];&quot;','&quot;;[.AB47];&quot;','&quot;;[.AC47];&quot;','&quot;;[.AD47];&quot;','&quot;;[.AE47];&quot;','&quot;;[.AF47];&quot;']::varchar(50)[], ARRAY[ ROW(&quot;;[.AG47];&quot;,&quot;;[.AH47];&quot;,&quot;;[.AI47];&quot;,&quot;;[.AJ47];&quot;,'&quot;;[.AK47];&quot;','&quot;;[.AL47];&quot;',ROW(58,&quot;;[.AM47];[.AN47];&quot;) ), ROW(&quot;;[.AO47];&quot;,&quot;;[.AP47];&quot;,&quot;;[.AQ47];&quot;,&quot;;[.AR47];&quot;,'&quot;;[.AS47];&quot;','&quot;;[.AT47];&quot;',ROW(58,&quot;;[.AU47];[.AV47];&quot;) )]::familiar_ty[], ARRAY[ ROW('&quot;;[.AW47];&quot;','&quot;;[.AX47];&quot;'),row('&quot;;[.AY47];&quot;','&quot;;[.AZ47];&quot;') ]::identificacion_ty[], ARRAY[ ROW('&quot;;[.BA47];&quot;','&quot;;[.BB47];&quot;','&quot;;[.BC47];&quot;'), ROW('&quot;;[.BD47];&quot;','&quot;;[.BE47];&quot;','&quot;;[.BF47];&quot;') ]::nivel_educativo_ty[],null,'&quot;;[.BG47];&quot;'),&quot;)" table:style-name="ce15">
            <text:p>('Dulcinea',null,'Angeles','Ordonez','1990-02-07',161,68,'verde oscuro','20/32','confidencial','personal_inteligencia_data/foto.png','personal_inteligencia_data/huella_digital.png','personal_inteligencia_data/huella_retina.png',ROW(58,2444643626) ,ROW('64981143','Uganda'),ARRAY['español','inglés','hindi','ruso','mandarín','bengalí']::varchar(50)[], ARRAY[ ROW('Camila',null,'Garibay','Valle','1936-09-25','hermano',ROW(58,2811432658) ), ROW('Rosa','Mariana','Quiroz','Escobedo','1936-09-25','abuelo',ROW(58,2815273868) )]::familiar_ty[], ARRAY[ ROW('73319711','Argentina'),row('null','null') ]::identificacion_ty[], ARRAY[ ROW('Ingeniería Informática','null','null'), ROW('null','null','null') ]::nivel_educativo_ty[],null,'20'),</text:p>
          </table:table-cell>
          <table:table-cell table:number-columns-repeated="16323"/>
        </table:table-row>
        <table:table-row table:style-name="ro3">
          <table:table-cell office:value-type="float" office:value="12" table:formula="of:=[.D48]-9" table:style-name="ce3">
            <text:p>12</text:p>
          </table:table-cell>
          <table:table-cell office:value-type="float" office:value="4" table:style-name="ce9">
            <text:p>4</text:p>
          </table:table-cell>
          <table:table-cell office:value-type="float" office:value="22" table:formula="of:=[.A48]+10" table:style-name="ce3">
            <text:p>22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5" table:style-name="ce5">
            <text:p>4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ichael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Acuna'</text:p>
          </table:table-cell>
          <table:table-cell office:value-type="string" table:style-name="ce11">
            <text:p>2000-10-19</text:p>
          </table:table-cell>
          <table:table-cell office:value-type="float" office:value="154" table:style-name="ce12">
            <text:p>154</text:p>
          </table:table-cell>
          <table:table-cell office:value-type="float" office:value="77" table:style-name="ce12">
            <text:p>77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20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7362364" table:formula="of:=RANDBETWEEN(1000000;9999999)" table:style-name="ce2">
            <text:p>7362364</text:p>
          </table:table-cell>
          <table:table-cell office:value-type="float" office:value="28852183" table:formula="of:=RANDBETWEEN(10000000;99999999)" table:style-name="ce2">
            <text:p>28852183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Pastor'</text:p>
          </table:table-cell>
          <table:table-cell office:value-type="string" table:style-name="ce1">
            <text:p>'Candelaria'</text:p>
          </table:table-cell>
          <table:table-cell office:value-type="string" table:style-name="ce1">
            <text:p>'Oropeza'</text:p>
          </table:table-cell>
          <table:table-cell office:value-type="string" table:style-name="ce11">
            <text:p>1966-10-10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6922314" table:formula="of:=RANDBETWEEN(1000000;9999999)" table:style-name="ce2">
            <text:p>6922314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Celia'</text:p>
          </table:table-cell>
          <table:table-cell office:value-type="string" table:style-name="ce1">
            <text:p>'Salcedo'</text:p>
          </table:table-cell>
          <table:table-cell office:value-type="string" table:style-name="ce1">
            <text:p>'Machado'</text:p>
          </table:table-cell>
          <table:table-cell office:value-type="string" table:style-name="ce11">
            <text:p>1966-10-10</text:p>
          </table:table-cell>
          <table:table-cell office:value-type="string" table:style-name="ce1">
            <text:p>madre</text:p>
          </table:table-cell>
          <table:table-cell office:value-type="float" office:value="412" table:style-name="ce1">
            <text:p>412</text:p>
          </table:table-cell>
          <table:table-cell office:value-type="float" office:value="9055139" table:formula="of:=RANDBETWEEN(1000000;9999999)" table:style-name="ce2">
            <text:p>9055139</text:p>
          </table:table-cell>
          <table:table-cell office:value-type="float" office:value="50087759" table:formula="of:=RANDBETWEEN(10000000;100000000)" table:style-name="ce2">
            <text:p>50087759</text:p>
          </table:table-cell>
          <table:table-cell office:value-type="string" office:string-value="Argentina" table:formula="of:=[.F48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1" table:formula="of:=[.D48]" table:style-name="ce1">
            <text:p>21</text:p>
          </table:table-cell>
          <table:table-cell table:style-name="ce1"/>
          <table:table-cell office:value-type="string" office:string-value="('Michael',null,'Moreno','Acuna','2000-10-19',154,77,'marrón oscuro','20/200','top_secret','personal_inteligencia_data/foto.png','personal_inteligencia_data/huella_digital.png','personal_inteligencia_data/huella_retina.png',ROW(58,4127362364) ,ROW('28852183','Argentina'),ARRAY['español','inglés','hindi','ruso','mandarín','null']::varchar(50)[], ARRAY[ ROW('Maximiliano','Pastor','Candelaria','Oropeza','1966-10-10','hermano',ROW(58,4126922314) ), ROW('Alba','Celia','Salcedo','Machado','1966-10-10','madre',ROW(58,4129055139) )]::familiar_ty[], ARRAY[ ROW('50087759','Argentina'),row('null','null') ]::identificacion_ty[], ARRAY[ ROW('Ingeniería Industrial','null','null'), ROW('null','null','null') ]::nivel_educativo_ty[],null,'21')," table:formula="of:=CONCATENATE(&quot;(&quot;;[.J48];&quot;,&quot;;[.K48];&quot;,&quot;;[.L48];&quot;,&quot;;[.M48];&quot;,'&quot;;[.N48];&quot;',&quot;;[.O48];&quot;,&quot;;[.P48];&quot;,'&quot;;[.Q48];&quot;','&quot;;[.R48];&quot;','&quot;;[.S48];&quot;',&quot;;[.T48];&quot;,&quot;;[.U48];&quot;,&quot;;[.V48];&quot;,ROW(58,&quot;;[.W48];[.X48];&quot;) ,ROW('&quot;;[.Y48];&quot;','&quot;;[.Z48];&quot;'),ARRAY['&quot;;[.AA48];&quot;','&quot;;[.AB48];&quot;','&quot;;[.AC48];&quot;','&quot;;[.AD48];&quot;','&quot;;[.AE48];&quot;','&quot;;[.AF48];&quot;']::varchar(50)[], ARRAY[ ROW(&quot;;[.AG48];&quot;,&quot;;[.AH48];&quot;,&quot;;[.AI48];&quot;,&quot;;[.AJ48];&quot;,'&quot;;[.AK48];&quot;','&quot;;[.AL48];&quot;',ROW(58,&quot;;[.AM48];[.AN48];&quot;) ), ROW(&quot;;[.AO48];&quot;,&quot;;[.AP48];&quot;,&quot;;[.AQ48];&quot;,&quot;;[.AR48];&quot;,'&quot;;[.AS48];&quot;','&quot;;[.AT48];&quot;',ROW(58,&quot;;[.AU48];[.AV48];&quot;) )]::familiar_ty[], ARRAY[ ROW('&quot;;[.AW48];&quot;','&quot;;[.AX48];&quot;'),row('&quot;;[.AY48];&quot;','&quot;;[.AZ48];&quot;') ]::identificacion_ty[], ARRAY[ ROW('&quot;;[.BA48];&quot;','&quot;;[.BB48];&quot;','&quot;;[.BC48];&quot;'), ROW('&quot;;[.BD48];&quot;','&quot;;[.BE48];&quot;','&quot;;[.BF48];&quot;') ]::nivel_educativo_ty[],null,'&quot;;[.BG48];&quot;'),&quot;)" table:style-name="ce15">
            <text:p>('Michael',null,'Moreno','Acuna','2000-10-19',154,77,'marrón oscuro','20/200','top_secret','personal_inteligencia_data/foto.png','personal_inteligencia_data/huella_digital.png','personal_inteligencia_data/huella_retina.png',ROW(58,4127362364) ,ROW('28852183','Argentina'),ARRAY['español','inglés','hindi','ruso','mandarín','null']::varchar(50)[], ARRAY[ ROW('Maximiliano','Pastor','Candelaria','Oropeza','1966-10-10','hermano',ROW(58,4126922314) ), ROW('Alba','Celia','Salcedo','Machado','1966-10-10','madre',ROW(58,4129055139) )]::familiar_ty[], ARRAY[ ROW('50087759','Argentina'),row('null','null') ]::identificacion_ty[], ARRAY[ ROW('Ingeniería Industrial','null','null'), ROW('null','null','null') ]::nivel_educativo_ty[],null,'21'),</text:p>
          </table:table-cell>
          <table:table-cell table:number-columns-repeated="16323"/>
        </table:table-row>
        <table:table-row table:style-name="ro3">
          <table:table-cell office:value-type="float" office:value="12" table:formula="of:=[.D49]-9" table:style-name="ce3">
            <text:p>12</text:p>
          </table:table-cell>
          <table:table-cell office:value-type="float" office:value="4" table:style-name="ce9">
            <text:p>4</text:p>
          </table:table-cell>
          <table:table-cell office:value-type="float" office:value="22" table:formula="of:=[.A49]+10" table:style-name="ce3">
            <text:p>22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6" table:style-name="ce5">
            <text:p>4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Marcos'</text:p>
          </table:table-cell>
          <table:table-cell office:value-type="string" table:style-name="ce1">
            <text:p>'Alfredo'</text:p>
          </table:table-cell>
          <table:table-cell office:value-type="string" table:style-name="ce1">
            <text:p>'Solorio'</text:p>
          </table:table-cell>
          <table:table-cell office:value-type="string" table:style-name="ce1">
            <text:p>'Roldan'</text:p>
          </table:table-cell>
          <table:table-cell office:value-type="string" table:style-name="ce11">
            <text:p>1990-02-05</text:p>
          </table:table-cell>
          <table:table-cell office:value-type="float" office:value="173" table:style-name="ce12">
            <text:p>173</text:p>
          </table:table-cell>
          <table:table-cell office:value-type="float" office:value="83" table:style-name="ce12">
            <text:p>83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2162762" table:formula="of:=RANDBETWEEN(1000000;9999999)" table:style-name="ce2">
            <text:p>2162762</text:p>
          </table:table-cell>
          <table:table-cell office:value-type="float" office:value="74933660" table:formula="of:=RANDBETWEEN(10000000;99999999)" table:style-name="ce2">
            <text:p>74933660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ernanda'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Ruano'</text:p>
          </table:table-cell>
          <table:table-cell office:value-type="string" table:style-name="ce1">
            <text:p>'Quintanilla'</text:p>
          </table:table-cell>
          <table:table-cell office:value-type="string" table:style-name="ce11">
            <text:p>1946-12-07</text:p>
          </table:table-cell>
          <table:table-cell office:value-type="string" table:style-name="ce1">
            <text:p>tío</text:p>
          </table:table-cell>
          <table:table-cell office:value-type="float" office:value="234" table:style-name="ce14">
            <text:p>234</text:p>
          </table:table-cell>
          <table:table-cell office:value-type="float" office:value="1344605" table:formula="of:=RANDBETWEEN(1000000;9999999)" table:style-name="ce2">
            <text:p>1344605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into'</text:p>
          </table:table-cell>
          <table:table-cell office:value-type="string" table:style-name="ce1">
            <text:p>'Cordero'</text:p>
          </table:table-cell>
          <table:table-cell office:value-type="string" table:style-name="ce11">
            <text:p>1946-12-07</text:p>
          </table:table-cell>
          <table:table-cell office:value-type="string" table:style-name="ce1">
            <text:p>tío</text:p>
          </table:table-cell>
          <table:table-cell office:value-type="float" office:value="234" table:style-name="ce14">
            <text:p>234</text:p>
          </table:table-cell>
          <table:table-cell office:value-type="float" office:value="7716295" table:formula="of:=RANDBETWEEN(1000000;9999999)" table:style-name="ce2">
            <text:p>7716295</text:p>
          </table:table-cell>
          <table:table-cell office:value-type="float" office:value="18537786" table:formula="of:=RANDBETWEEN(10000000;100000000)" table:style-name="ce2">
            <text:p>18537786</text:p>
          </table:table-cell>
          <table:table-cell office:value-type="string" office:string-value="Argentina" table:formula="of:=[.F49]" table:style-name="ce1">
            <text:p>Argentina</text:p>
          </table:table-cell>
          <table:table-cell office:value-type="float" office:value="99682279" table:formula="of:=RANDBETWEEN(10000000;100000000)" table:style-name="ce2">
            <text:p>99682279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1" table:formula="of:=[.D49]" table:style-name="ce1">
            <text:p>21</text:p>
          </table:table-cell>
          <table:table-cell table:style-name="ce1"/>
          <table:table-cell office:value-type="string" office:string-value="('Marcos','Alfredo','Solorio','Roldan','1990-02-05',173,83,'marrón claro','20/20','no_clasificado','personal_inteligencia_data/foto.png','personal_inteligencia_data/huella_digital.png','personal_inteligencia_data/huella_retina.png',ROW(58,2342162762) ,ROW('74933660','Holanda'),ARRAY['español','inglés','hindi','ruso','mandarín','null']::varchar(50)[], ARRAY[ ROW('Fernanda','Amelia','Ruano','Quintanilla','1946-12-07','tío',ROW(58,2341344605) ), ROW('Antonio',null,'Pinto','Cordero','1946-12-07','tío',ROW(58,2347716295) )]::familiar_ty[], ARRAY[ ROW('18537786','Argentina'),row('99682279','Groenlandia') ]::identificacion_ty[], ARRAY[ ROW('Ingeniería Industrial','null','null'), ROW('null','null','null') ]::nivel_educativo_ty[],null,'21')," table:formula="of:=CONCATENATE(&quot;(&quot;;[.J49];&quot;,&quot;;[.K49];&quot;,&quot;;[.L49];&quot;,&quot;;[.M49];&quot;,'&quot;;[.N49];&quot;',&quot;;[.O49];&quot;,&quot;;[.P49];&quot;,'&quot;;[.Q49];&quot;','&quot;;[.R49];&quot;','&quot;;[.S49];&quot;',&quot;;[.T49];&quot;,&quot;;[.U49];&quot;,&quot;;[.V49];&quot;,ROW(58,&quot;;[.W49];[.X49];&quot;) ,ROW('&quot;;[.Y49];&quot;','&quot;;[.Z49];&quot;'),ARRAY['&quot;;[.AA49];&quot;','&quot;;[.AB49];&quot;','&quot;;[.AC49];&quot;','&quot;;[.AD49];&quot;','&quot;;[.AE49];&quot;','&quot;;[.AF49];&quot;']::varchar(50)[], ARRAY[ ROW(&quot;;[.AG49];&quot;,&quot;;[.AH49];&quot;,&quot;;[.AI49];&quot;,&quot;;[.AJ49];&quot;,'&quot;;[.AK49];&quot;','&quot;;[.AL49];&quot;',ROW(58,&quot;;[.AM49];[.AN49];&quot;) ), ROW(&quot;;[.AO49];&quot;,&quot;;[.AP49];&quot;,&quot;;[.AQ49];&quot;,&quot;;[.AR49];&quot;,'&quot;;[.AS49];&quot;','&quot;;[.AT49];&quot;',ROW(58,&quot;;[.AU49];[.AV49];&quot;) )]::familiar_ty[], ARRAY[ ROW('&quot;;[.AW49];&quot;','&quot;;[.AX49];&quot;'),row('&quot;;[.AY49];&quot;','&quot;;[.AZ49];&quot;') ]::identificacion_ty[], ARRAY[ ROW('&quot;;[.BA49];&quot;','&quot;;[.BB49];&quot;','&quot;;[.BC49];&quot;'), ROW('&quot;;[.BD49];&quot;','&quot;;[.BE49];&quot;','&quot;;[.BF49];&quot;') ]::nivel_educativo_ty[],null,'&quot;;[.BG49];&quot;'),&quot;)" table:style-name="ce15">
            <text:p>('Marcos','Alfredo','Solorio','Roldan','1990-02-05',173,83,'marrón claro','20/20','no_clasificado','personal_inteligencia_data/foto.png','personal_inteligencia_data/huella_digital.png','personal_inteligencia_data/huella_retina.png',ROW(58,2342162762) ,ROW('74933660','Holanda'),ARRAY['español','inglés','hindi','ruso','mandarín','null']::varchar(50)[], ARRAY[ ROW('Fernanda','Amelia','Ruano','Quintanilla','1946-12-07','tío',ROW(58,2341344605) ), ROW('Antonio',null,'Pinto','Cordero','1946-12-07','tío',ROW(58,2347716295) )]::familiar_ty[], ARRAY[ ROW('18537786','Argentina'),row('99682279','Groenlandia') ]::identificacion_ty[], ARRAY[ ROW('Ingeniería Industrial','null','null'), ROW('null','null','null') ]::nivel_educativo_ty[],null,'21'),</text:p>
          </table:table-cell>
          <table:table-cell table:number-columns-repeated="16323"/>
        </table:table-row>
        <table:table-row table:style-name="ro3">
          <table:table-cell office:value-type="float" office:value="12" table:formula="of:=[.D50]-9" table:style-name="ce3">
            <text:p>12</text:p>
          </table:table-cell>
          <table:table-cell office:value-type="float" office:value="4" table:style-name="ce9">
            <text:p>4</text:p>
          </table:table-cell>
          <table:table-cell office:value-type="float" office:value="22" table:formula="of:=[.A50]+10" table:style-name="ce3">
            <text:p>22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7" table:style-name="ce5">
            <text:p>4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atias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Segura'</text:p>
          </table:table-cell>
          <table:table-cell office:value-type="string" table:style-name="ce1">
            <text:p>'Alvarenga'</text:p>
          </table:table-cell>
          <table:table-cell office:value-type="string" table:style-name="ce11">
            <text:p>1991-05-26</text:p>
          </table:table-cell>
          <table:table-cell office:value-type="float" office:value="156" table:style-name="ce12">
            <text:p>156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7323865" table:formula="of:=RANDBETWEEN(1000000;9999999)" table:style-name="ce2">
            <text:p>7323865</text:p>
          </table:table-cell>
          <table:table-cell office:value-type="float" office:value="68669611" table:formula="of:=RANDBETWEEN(10000000;99999999)" table:style-name="ce2">
            <text:p>68669611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Fermin'</text:p>
          </table:table-cell>
          <table:table-cell office:value-type="string" table:style-name="ce1">
            <text:p>'Burgos'</text:p>
          </table:table-cell>
          <table:table-cell office:value-type="string" table:style-name="ce1">
            <text:p>'Caraballo'</text:p>
          </table:table-cell>
          <table:table-cell office:value-type="string" table:style-name="ce11">
            <text:p>1976-01-07</text:p>
          </table:table-cell>
          <table:table-cell office:value-type="string" table:style-name="ce1">
            <text:p>primo</text:p>
          </table:table-cell>
          <table:table-cell office:value-type="float" office:value="243" table:style-name="ce14">
            <text:p>243</text:p>
          </table:table-cell>
          <table:table-cell office:value-type="float" office:value="4983439" table:formula="of:=RANDBETWEEN(1000000;9999999)" table:style-name="ce2">
            <text:p>4983439</text:p>
          </table:table-cell>
          <table:table-cell office:value-type="string" table:style-name="ce1">
            <text:p>'Lucrecia'</text:p>
          </table:table-cell>
          <table:table-cell office:value-type="string" table:style-name="ce1">
            <text:p>'Margarita'</text:p>
          </table:table-cell>
          <table:table-cell office:value-type="string" table:style-name="ce1">
            <text:p>'Alonzo'</text:p>
          </table:table-cell>
          <table:table-cell office:value-type="string" table:style-name="ce1">
            <text:p>'Saenz'</text:p>
          </table:table-cell>
          <table:table-cell office:value-type="string" table:style-name="ce11">
            <text:p>1976-01-07</text:p>
          </table:table-cell>
          <table:table-cell office:value-type="string" table:style-name="ce1">
            <text:p>primo</text:p>
          </table:table-cell>
          <table:table-cell office:value-type="float" office:value="243" table:style-name="ce14">
            <text:p>243</text:p>
          </table:table-cell>
          <table:table-cell office:value-type="float" office:value="3438845" table:formula="of:=RANDBETWEEN(1000000;9999999)" table:style-name="ce2">
            <text:p>3438845</text:p>
          </table:table-cell>
          <table:table-cell office:value-type="float" office:value="84680592" table:formula="of:=RANDBETWEEN(10000000;100000000)" table:style-name="ce2">
            <text:p>84680592</text:p>
          </table:table-cell>
          <table:table-cell office:value-type="string" office:string-value="Argentina" table:formula="of:=[.F50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1" table:formula="of:=[.D50]" table:style-name="ce1">
            <text:p>21</text:p>
          </table:table-cell>
          <table:table-cell table:style-name="ce1"/>
          <table:table-cell office:value-type="string" office:string-value="('Matias','Orosio','Segura','Alvarenga','1991-05-26',156,71,'marrón claro','20/16','no_clasificado','personal_inteligencia_data/foto.png','personal_inteligencia_data/huella_digital.png','personal_inteligencia_data/huella_retina.png',ROW(58,4247323865) ,ROW('68669611','Malasia'),ARRAY['inglés','árabe','portugués','francés','null','null']::varchar(50)[], ARRAY[ ROW('Valentin','Fermin','Burgos','Caraballo','1976-01-07','primo',ROW(58,2434983439) ), ROW('Lucrecia','Margarita','Alonzo','Saenz','1976-01-07','primo',ROW(58,2433438845) )]::familiar_ty[], ARRAY[ ROW('84680592','Argentina'),row('null','null') ]::identificacion_ty[], ARRAY[ ROW('Comunicación','null','null'), ROW('Comunicación','null','null') ]::nivel_educativo_ty[],null,'21')," table:formula="of:=CONCATENATE(&quot;(&quot;;[.J50];&quot;,&quot;;[.K50];&quot;,&quot;;[.L50];&quot;,&quot;;[.M50];&quot;,'&quot;;[.N50];&quot;',&quot;;[.O50];&quot;,&quot;;[.P50];&quot;,'&quot;;[.Q50];&quot;','&quot;;[.R50];&quot;','&quot;;[.S50];&quot;',&quot;;[.T50];&quot;,&quot;;[.U50];&quot;,&quot;;[.V50];&quot;,ROW(58,&quot;;[.W50];[.X50];&quot;) ,ROW('&quot;;[.Y50];&quot;','&quot;;[.Z50];&quot;'),ARRAY['&quot;;[.AA50];&quot;','&quot;;[.AB50];&quot;','&quot;;[.AC50];&quot;','&quot;;[.AD50];&quot;','&quot;;[.AE50];&quot;','&quot;;[.AF50];&quot;']::varchar(50)[], ARRAY[ ROW(&quot;;[.AG50];&quot;,&quot;;[.AH50];&quot;,&quot;;[.AI50];&quot;,&quot;;[.AJ50];&quot;,'&quot;;[.AK50];&quot;','&quot;;[.AL50];&quot;',ROW(58,&quot;;[.AM50];[.AN50];&quot;) ), ROW(&quot;;[.AO50];&quot;,&quot;;[.AP50];&quot;,&quot;;[.AQ50];&quot;,&quot;;[.AR50];&quot;,'&quot;;[.AS50];&quot;','&quot;;[.AT50];&quot;',ROW(58,&quot;;[.AU50];[.AV50];&quot;) )]::familiar_ty[], ARRAY[ ROW('&quot;;[.AW50];&quot;','&quot;;[.AX50];&quot;'),row('&quot;;[.AY50];&quot;','&quot;;[.AZ50];&quot;') ]::identificacion_ty[], ARRAY[ ROW('&quot;;[.BA50];&quot;','&quot;;[.BB50];&quot;','&quot;;[.BC50];&quot;'), ROW('&quot;;[.BD50];&quot;','&quot;;[.BE50];&quot;','&quot;;[.BF50];&quot;') ]::nivel_educativo_ty[],null,'&quot;;[.BG50];&quot;'),&quot;)" table:style-name="ce15">
            <text:p>('Matias','Orosio','Segura','Alvarenga','1991-05-26',156,71,'marrón claro','20/16','no_clasificado','personal_inteligencia_data/foto.png','personal_inteligencia_data/huella_digital.png','personal_inteligencia_data/huella_retina.png',ROW(58,4247323865) ,ROW('68669611','Malasia'),ARRAY['inglés','árabe','portugués','francés','null','null']::varchar(50)[], ARRAY[ ROW('Valentin','Fermin','Burgos','Caraballo','1976-01-07','primo',ROW(58,2434983439) ), ROW('Lucrecia','Margarita','Alonzo','Saenz','1976-01-07','primo',ROW(58,2433438845) )]::familiar_ty[], ARRAY[ ROW('84680592','Argentina'),row('null','null') ]::identificacion_ty[], ARRAY[ ROW('Comunicación','null','null'), ROW('Comunicación','null','null') ]::nivel_educativo_ty[],null,'21'),</text:p>
          </table:table-cell>
          <table:table-cell table:number-columns-repeated="16323"/>
        </table:table-row>
        <table:table-row table:style-name="ro3">
          <table:table-cell office:value-type="float" office:value="12" table:formula="of:=[.D51]-9" table:style-name="ce3">
            <text:p>12</text:p>
          </table:table-cell>
          <table:table-cell office:value-type="float" office:value="4" table:style-name="ce9">
            <text:p>4</text:p>
          </table:table-cell>
          <table:table-cell office:value-type="float" office:value="22" table:formula="of:=[.A51]+10" table:style-name="ce3">
            <text:p>22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8" table:style-name="ce5">
            <text:p>4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Amar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aldana'</text:p>
          </table:table-cell>
          <table:table-cell office:value-type="string" table:style-name="ce1">
            <text:p>'Delao'</text:p>
          </table:table-cell>
          <table:table-cell office:value-type="string" table:style-name="ce11">
            <text:p>1990-08-30</text:p>
          </table:table-cell>
          <table:table-cell office:value-type="float" office:value="188" table:style-name="ce12">
            <text:p>188</text:p>
          </table:table-cell>
          <table:table-cell office:value-type="float" office:value="82" table:style-name="ce12">
            <text:p>82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6547054" table:formula="of:=RANDBETWEEN(1000000;9999999)" table:style-name="ce2">
            <text:p>6547054</text:p>
          </table:table-cell>
          <table:table-cell office:value-type="float" office:value="45058263" table:formula="of:=RANDBETWEEN(10000000;99999999)" table:style-name="ce2">
            <text:p>45058263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ames'</text:p>
          </table:table-cell>
          <table:table-cell office:value-type="string" table:style-name="ce1">
            <text:p>'Lopez'</text:p>
          </table:table-cell>
          <table:table-cell office:value-type="string" table:style-name="ce11">
            <text:p>1937-04-10</text:p>
          </table:table-cell>
          <table:table-cell office:value-type="string" table:style-name="ce1">
            <text:p>abuelo</text:p>
          </table:table-cell>
          <table:table-cell office:value-type="float" office:value="234" table:style-name="ce14">
            <text:p>234</text:p>
          </table:table-cell>
          <table:table-cell office:value-type="float" office:value="6908680" table:formula="of:=RANDBETWEEN(1000000;9999999)" table:style-name="ce2">
            <text:p>6908680</text:p>
          </table:table-cell>
          <table:table-cell office:value-type="string" table:style-name="ce1">
            <text:p>'Myriam'</text:p>
          </table:table-cell>
          <table:table-cell office:value-type="string" table:style-name="ce1">
            <text:p>'Zoe'</text:p>
          </table:table-cell>
          <table:table-cell office:value-type="string" table:style-name="ce1">
            <text:p>'Serrano'</text:p>
          </table:table-cell>
          <table:table-cell office:value-type="string" table:style-name="ce1">
            <text:p>'Ochoa'</text:p>
          </table:table-cell>
          <table:table-cell office:value-type="string" table:style-name="ce11">
            <text:p>1937-04-10</text:p>
          </table:table-cell>
          <table:table-cell office:value-type="string" table:style-name="ce1">
            <text:p>abuelo</text:p>
          </table:table-cell>
          <table:table-cell office:value-type="float" office:value="234" table:style-name="ce14">
            <text:p>234</text:p>
          </table:table-cell>
          <table:table-cell office:value-type="float" office:value="4579943" table:formula="of:=RANDBETWEEN(1000000;9999999)" table:style-name="ce2">
            <text:p>4579943</text:p>
          </table:table-cell>
          <table:table-cell office:value-type="float" office:value="23104760" table:formula="of:=RANDBETWEEN(10000000;100000000)" table:style-name="ce2">
            <text:p>23104760</text:p>
          </table:table-cell>
          <table:table-cell office:value-type="string" office:string-value="Argentina" table:formula="of:=[.F51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1" table:formula="of:=[.D51]" table:style-name="ce1">
            <text:p>21</text:p>
          </table:table-cell>
          <table:table-cell table:style-name="ce1"/>
          <table:table-cell office:value-type="string" office:string-value="('Amara',null,'Saldana','Delao','1990-08-30',188,82,'azul oscuro','20/25','confidencial','personal_inteligencia_data/foto.png','personal_inteligencia_data/huella_digital.png','personal_inteligencia_data/huella_retina.png',ROW(58,4146547054) ,ROW('45058263','Uganda'),ARRAY['español','inglés','hindi','ruso','mandarín','bengalí']::varchar(50)[], ARRAY[ ROW('Jorge',null,'James','Lopez','1937-04-10','abuelo',ROW(58,2346908680) ), ROW('Myriam','Zoe','Serrano','Ochoa','1937-04-10','abuelo',ROW(58,2344579943) )]::familiar_ty[], ARRAY[ ROW('23104760','Argentina'),row('null','null') ]::identificacion_ty[], ARRAY[ ROW('Comunicación','null','null'), ROW('null','null','null') ]::nivel_educativo_ty[],null,'21')," table:formula="of:=CONCATENATE(&quot;(&quot;;[.J51];&quot;,&quot;;[.K51];&quot;,&quot;;[.L51];&quot;,&quot;;[.M51];&quot;,'&quot;;[.N51];&quot;',&quot;;[.O51];&quot;,&quot;;[.P51];&quot;,'&quot;;[.Q51];&quot;','&quot;;[.R51];&quot;','&quot;;[.S51];&quot;',&quot;;[.T51];&quot;,&quot;;[.U51];&quot;,&quot;;[.V51];&quot;,ROW(58,&quot;;[.W51];[.X51];&quot;) ,ROW('&quot;;[.Y51];&quot;','&quot;;[.Z51];&quot;'),ARRAY['&quot;;[.AA51];&quot;','&quot;;[.AB51];&quot;','&quot;;[.AC51];&quot;','&quot;;[.AD51];&quot;','&quot;;[.AE51];&quot;','&quot;;[.AF51];&quot;']::varchar(50)[], ARRAY[ ROW(&quot;;[.AG51];&quot;,&quot;;[.AH51];&quot;,&quot;;[.AI51];&quot;,&quot;;[.AJ51];&quot;,'&quot;;[.AK51];&quot;','&quot;;[.AL51];&quot;',ROW(58,&quot;;[.AM51];[.AN51];&quot;) ), ROW(&quot;;[.AO51];&quot;,&quot;;[.AP51];&quot;,&quot;;[.AQ51];&quot;,&quot;;[.AR51];&quot;,'&quot;;[.AS51];&quot;','&quot;;[.AT51];&quot;',ROW(58,&quot;;[.AU51];[.AV51];&quot;) )]::familiar_ty[], ARRAY[ ROW('&quot;;[.AW51];&quot;','&quot;;[.AX51];&quot;'),row('&quot;;[.AY51];&quot;','&quot;;[.AZ51];&quot;') ]::identificacion_ty[], ARRAY[ ROW('&quot;;[.BA51];&quot;','&quot;;[.BB51];&quot;','&quot;;[.BC51];&quot;'), ROW('&quot;;[.BD51];&quot;','&quot;;[.BE51];&quot;','&quot;;[.BF51];&quot;') ]::nivel_educativo_ty[],null,'&quot;;[.BG51];&quot;'),&quot;)" table:style-name="ce15">
            <text:p>('Amara',null,'Saldana','Delao','1990-08-30',188,82,'azul oscuro','20/25','confidencial','personal_inteligencia_data/foto.png','personal_inteligencia_data/huella_digital.png','personal_inteligencia_data/huella_retina.png',ROW(58,4146547054) ,ROW('45058263','Uganda'),ARRAY['español','inglés','hindi','ruso','mandarín','bengalí']::varchar(50)[], ARRAY[ ROW('Jorge',null,'James','Lopez','1937-04-10','abuelo',ROW(58,2346908680) ), ROW('Myriam','Zoe','Serrano','Ochoa','1937-04-10','abuelo',ROW(58,2344579943) )]::familiar_ty[], ARRAY[ ROW('23104760','Argentina'),row('null','null') ]::identificacion_ty[], ARRAY[ ROW('Comunicación','null','null'), ROW('null','null','null') ]::nivel_educativo_ty[],null,'21'),</text:p>
          </table:table-cell>
          <table:table-cell table:number-columns-repeated="16323"/>
        </table:table-row>
        <table:table-row table:style-name="ro3">
          <table:table-cell office:value-type="float" office:value="13" table:formula="of:=[.D52]-9" table:style-name="ce3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23" table:formula="of:=[.A52]+10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49" table:style-name="ce5">
            <text:p>4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Nikita'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Sanabria'</text:p>
          </table:table-cell>
          <table:table-cell office:value-type="string" table:style-name="ce1">
            <text:p>'Monreal'</text:p>
          </table:table-cell>
          <table:table-cell office:value-type="string" table:style-name="ce11">
            <text:p>2000-10-29</text:p>
          </table:table-cell>
          <table:table-cell office:value-type="float" office:value="160" table:style-name="ce12">
            <text:p>160</text:p>
          </table:table-cell>
          <table:table-cell office:value-type="float" office:value="67" table:style-name="ce12">
            <text:p>67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1908401" table:formula="of:=RANDBETWEEN(1000000;9999999)" table:style-name="ce2">
            <text:p>1908401</text:p>
          </table:table-cell>
          <table:table-cell office:value-type="float" office:value="66270056" table:formula="of:=RANDBETWEEN(10000000;99999999)" table:style-name="ce2">
            <text:p>66270056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onc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cala'</text:p>
          </table:table-cell>
          <table:table-cell office:value-type="string" table:style-name="ce1">
            <text:p>'Falcon'</text:p>
          </table:table-cell>
          <table:table-cell office:value-type="string" table:style-name="ce11">
            <text:p>1981-02-02</text:p>
          </table:table-cell>
          <table:table-cell office:value-type="string" table:style-name="ce1">
            <text:p>tío</text:p>
          </table:table-cell>
          <table:table-cell office:value-type="float" office:value="212" table:style-name="ce1">
            <text:p>212</text:p>
          </table:table-cell>
          <table:table-cell office:value-type="float" office:value="5345484" table:formula="of:=RANDBETWEEN(1000000;9999999)" table:style-name="ce2">
            <text:p>5345484</text:p>
          </table:table-cell>
          <table:table-cell office:value-type="string" table:style-name="ce1">
            <text:p>'Silvester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rris'</text:p>
          </table:table-cell>
          <table:table-cell office:value-type="string" table:style-name="ce1">
            <text:p>'Serrato'</text:p>
          </table:table-cell>
          <table:table-cell office:value-type="string" table:style-name="ce11">
            <text:p>1981-02-02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8210839" table:formula="of:=RANDBETWEEN(1000000;9999999)" table:style-name="ce2">
            <text:p>8210839</text:p>
          </table:table-cell>
          <table:table-cell office:value-type="float" office:value="42446728" table:formula="of:=RANDBETWEEN(10000000;100000000)" table:style-name="ce2">
            <text:p>42446728</text:p>
          </table:table-cell>
          <table:table-cell office:value-type="string" office:string-value="Taiwán" table:formula="of:=[.F52]" table:style-name="ce1">
            <text:p>Taiwán</text:p>
          </table:table-cell>
          <table:table-cell office:value-type="float" office:value="79778440" table:formula="of:=RANDBETWEEN(10000000;100000000)" table:style-name="ce2">
            <text:p>79778440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2" table:formula="of:=[.D52]" table:style-name="ce1">
            <text:p>22</text:p>
          </table:table-cell>
          <table:table-cell table:style-name="ce1"/>
          <table:table-cell office:value-type="string" office:string-value="('Nikita','Victoria','Sanabria','Monreal','2000-10-29',160,67,'azul oscuro','20/20','top_secret','personal_inteligencia_data/foto.png','personal_inteligencia_data/huella_digital.png','personal_inteligencia_data/huella_retina.png',ROW(58,2121908401) ,ROW('66270056','Australia'),ARRAY['español','inglés','portugués','francés','null','null']::varchar(50)[], ARRAY[ ROW('Poncio',null,'Alcala','Falcon','1981-02-02','tío',ROW(58,2125345484) ), ROW('Silvester',null,'Morris','Serrato','1981-02-02','primo',ROW(58,2128210839) )]::familiar_ty[], ARRAY[ ROW('42446728','Taiwán'),row('79778440','Irlanda') ]::identificacion_ty[], ARRAY[ ROW('Criminología','null','null'), ROW('null','null','null') ]::nivel_educativo_ty[],null,'22')," table:formula="of:=CONCATENATE(&quot;(&quot;;[.J52];&quot;,&quot;;[.K52];&quot;,&quot;;[.L52];&quot;,&quot;;[.M52];&quot;,'&quot;;[.N52];&quot;',&quot;;[.O52];&quot;,&quot;;[.P52];&quot;,'&quot;;[.Q52];&quot;','&quot;;[.R52];&quot;','&quot;;[.S52];&quot;',&quot;;[.T52];&quot;,&quot;;[.U52];&quot;,&quot;;[.V52];&quot;,ROW(58,&quot;;[.W52];[.X52];&quot;) ,ROW('&quot;;[.Y52];&quot;','&quot;;[.Z52];&quot;'),ARRAY['&quot;;[.AA52];&quot;','&quot;;[.AB52];&quot;','&quot;;[.AC52];&quot;','&quot;;[.AD52];&quot;','&quot;;[.AE52];&quot;','&quot;;[.AF52];&quot;']::varchar(50)[], ARRAY[ ROW(&quot;;[.AG52];&quot;,&quot;;[.AH52];&quot;,&quot;;[.AI52];&quot;,&quot;;[.AJ52];&quot;,'&quot;;[.AK52];&quot;','&quot;;[.AL52];&quot;',ROW(58,&quot;;[.AM52];[.AN52];&quot;) ), ROW(&quot;;[.AO52];&quot;,&quot;;[.AP52];&quot;,&quot;;[.AQ52];&quot;,&quot;;[.AR52];&quot;,'&quot;;[.AS52];&quot;','&quot;;[.AT52];&quot;',ROW(58,&quot;;[.AU52];[.AV52];&quot;) )]::familiar_ty[], ARRAY[ ROW('&quot;;[.AW52];&quot;','&quot;;[.AX52];&quot;'),row('&quot;;[.AY52];&quot;','&quot;;[.AZ52];&quot;') ]::identificacion_ty[], ARRAY[ ROW('&quot;;[.BA52];&quot;','&quot;;[.BB52];&quot;','&quot;;[.BC52];&quot;'), ROW('&quot;;[.BD52];&quot;','&quot;;[.BE52];&quot;','&quot;;[.BF52];&quot;') ]::nivel_educativo_ty[],null,'&quot;;[.BG52];&quot;'),&quot;)" table:style-name="ce15">
            <text:p>('Nikita','Victoria','Sanabria','Monreal','2000-10-29',160,67,'azul oscuro','20/20','top_secret','personal_inteligencia_data/foto.png','personal_inteligencia_data/huella_digital.png','personal_inteligencia_data/huella_retina.png',ROW(58,2121908401) ,ROW('66270056','Australia'),ARRAY['español','inglés','portugués','francés','null','null']::varchar(50)[], ARRAY[ ROW('Poncio',null,'Alcala','Falcon','1981-02-02','tío',ROW(58,2125345484) ), ROW('Silvester',null,'Morris','Serrato','1981-02-02','primo',ROW(58,2128210839) )]::familiar_ty[], ARRAY[ ROW('42446728','Taiwán'),row('79778440','Irlanda') ]::identificacion_ty[], ARRAY[ ROW('Criminología','null','null'), ROW('null','null','null') ]::nivel_educativo_ty[],null,'22'),</text:p>
          </table:table-cell>
          <table:table-cell table:number-columns-repeated="16323"/>
        </table:table-row>
        <table:table-row table:style-name="ro3">
          <table:table-cell office:value-type="float" office:value="13" table:formula="of:=[.D53]-9" table:style-name="ce3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23" table:formula="of:=[.A53]+10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0" table:style-name="ce5">
            <text:p>5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Benig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ozano'</text:p>
          </table:table-cell>
          <table:table-cell office:value-type="string" table:style-name="ce1">
            <text:p>'Garay'</text:p>
          </table:table-cell>
          <table:table-cell office:value-type="string" table:style-name="ce11">
            <text:p>2000-04-30</text:p>
          </table:table-cell>
          <table:table-cell office:value-type="float" office:value="163" table:style-name="ce12">
            <text:p>163</text:p>
          </table:table-cell>
          <table:table-cell office:value-type="float" office:value="82" table:style-name="ce12">
            <text:p>82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2768028" table:formula="of:=RANDBETWEEN(1000000;9999999)" table:style-name="ce2">
            <text:p>2768028</text:p>
          </table:table-cell>
          <table:table-cell office:value-type="float" office:value="21232623" table:formula="of:=RANDBETWEEN(10000000;99999999)" table:style-name="ce2">
            <text:p>21232623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Quezada'</text:p>
          </table:table-cell>
          <table:table-cell office:value-type="string" table:style-name="ce1">
            <text:p>'Badillo'</text:p>
          </table:table-cell>
          <table:table-cell office:value-type="string" table:style-name="ce11">
            <text:p>1948-11-18</text:p>
          </table:table-cell>
          <table:table-cell office:value-type="string" table:style-name="ce1">
            <text:p>padre</text:p>
          </table:table-cell>
          <table:table-cell office:value-type="float" office:value="287" table:style-name="ce14">
            <text:p>287</text:p>
          </table:table-cell>
          <table:table-cell office:value-type="float" office:value="9067811" table:formula="of:=RANDBETWEEN(1000000;9999999)" table:style-name="ce2">
            <text:p>9067811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Roman'</text:p>
          </table:table-cell>
          <table:table-cell office:value-type="string" table:style-name="ce1">
            <text:p>'Reza'</text:p>
          </table:table-cell>
          <table:table-cell office:value-type="string" table:style-name="ce11">
            <text:p>1948-11-18</text:p>
          </table:table-cell>
          <table:table-cell office:value-type="string" table:style-name="ce1">
            <text:p>primo</text:p>
          </table:table-cell>
          <table:table-cell office:value-type="float" office:value="287" table:style-name="ce14">
            <text:p>287</text:p>
          </table:table-cell>
          <table:table-cell office:value-type="float" office:value="6579469" table:formula="of:=RANDBETWEEN(1000000;9999999)" table:style-name="ce2">
            <text:p>6579469</text:p>
          </table:table-cell>
          <table:table-cell office:value-type="float" office:value="88882184" table:formula="of:=RANDBETWEEN(10000000;100000000)" table:style-name="ce2">
            <text:p>88882184</text:p>
          </table:table-cell>
          <table:table-cell office:value-type="string" office:string-value="Taiwán" table:formula="of:=[.F53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2" table:formula="of:=[.D53]" table:style-name="ce1">
            <text:p>22</text:p>
          </table:table-cell>
          <table:table-cell table:style-name="ce1"/>
          <table:table-cell office:value-type="string" office:string-value="('Benigno',null,'Lozano','Garay','2000-04-30',163,82,'azul claro','20/20','no_clasificado','personal_inteligencia_data/foto.png','personal_inteligencia_data/huella_digital.png','personal_inteligencia_data/huella_retina.png',ROW(58,2122768028) ,ROW('21232623','Holanda'),ARRAY['inglés','árabe','portugués','francés','null','null']::varchar(50)[], ARRAY[ ROW('Julian',null,'Quezada','Badillo','1948-11-18','padre',ROW(58,2879067811) ), ROW('Ophelia','Genesis','Roman','Reza','1948-11-18','primo',ROW(58,2876579469) )]::familiar_ty[], ARRAY[ ROW('88882184','Taiwán'),row('null','null') ]::identificacion_ty[], ARRAY[ ROW('Ciencias Sociales','null','null'), ROW('Derecho','null','null') ]::nivel_educativo_ty[],null,'22')," table:formula="of:=CONCATENATE(&quot;(&quot;;[.J53];&quot;,&quot;;[.K53];&quot;,&quot;;[.L53];&quot;,&quot;;[.M53];&quot;,'&quot;;[.N53];&quot;',&quot;;[.O53];&quot;,&quot;;[.P53];&quot;,'&quot;;[.Q53];&quot;','&quot;;[.R53];&quot;','&quot;;[.S53];&quot;',&quot;;[.T53];&quot;,&quot;;[.U53];&quot;,&quot;;[.V53];&quot;,ROW(58,&quot;;[.W53];[.X53];&quot;) ,ROW('&quot;;[.Y53];&quot;','&quot;;[.Z53];&quot;'),ARRAY['&quot;;[.AA53];&quot;','&quot;;[.AB53];&quot;','&quot;;[.AC53];&quot;','&quot;;[.AD53];&quot;','&quot;;[.AE53];&quot;','&quot;;[.AF53];&quot;']::varchar(50)[], ARRAY[ ROW(&quot;;[.AG53];&quot;,&quot;;[.AH53];&quot;,&quot;;[.AI53];&quot;,&quot;;[.AJ53];&quot;,'&quot;;[.AK53];&quot;','&quot;;[.AL53];&quot;',ROW(58,&quot;;[.AM53];[.AN53];&quot;) ), ROW(&quot;;[.AO53];&quot;,&quot;;[.AP53];&quot;,&quot;;[.AQ53];&quot;,&quot;;[.AR53];&quot;,'&quot;;[.AS53];&quot;','&quot;;[.AT53];&quot;',ROW(58,&quot;;[.AU53];[.AV53];&quot;) )]::familiar_ty[], ARRAY[ ROW('&quot;;[.AW53];&quot;','&quot;;[.AX53];&quot;'),row('&quot;;[.AY53];&quot;','&quot;;[.AZ53];&quot;') ]::identificacion_ty[], ARRAY[ ROW('&quot;;[.BA53];&quot;','&quot;;[.BB53];&quot;','&quot;;[.BC53];&quot;'), ROW('&quot;;[.BD53];&quot;','&quot;;[.BE53];&quot;','&quot;;[.BF53];&quot;') ]::nivel_educativo_ty[],null,'&quot;;[.BG53];&quot;'),&quot;)" table:style-name="ce15">
            <text:p>('Benigno',null,'Lozano','Garay','2000-04-30',163,82,'azul claro','20/20','no_clasificado','personal_inteligencia_data/foto.png','personal_inteligencia_data/huella_digital.png','personal_inteligencia_data/huella_retina.png',ROW(58,2122768028) ,ROW('21232623','Holanda'),ARRAY['inglés','árabe','portugués','francés','null','null']::varchar(50)[], ARRAY[ ROW('Julian',null,'Quezada','Badillo','1948-11-18','padre',ROW(58,2879067811) ), ROW('Ophelia','Genesis','Roman','Reza','1948-11-18','primo',ROW(58,2876579469) )]::familiar_ty[], ARRAY[ ROW('88882184','Taiwán'),row('null','null') ]::identificacion_ty[], ARRAY[ ROW('Ciencias Sociales','null','null'), ROW('Derecho','null','null') ]::nivel_educativo_ty[],null,'22'),</text:p>
          </table:table-cell>
          <table:table-cell table:number-columns-repeated="16323"/>
        </table:table-row>
        <table:table-row table:style-name="ro3">
          <table:table-cell office:value-type="float" office:value="13" table:formula="of:=[.D54]-9" table:style-name="ce3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23" table:formula="of:=[.A54]+10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1" table:style-name="ce5">
            <text:p>5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Jonatha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ballero'</text:p>
          </table:table-cell>
          <table:table-cell office:value-type="string" table:style-name="ce1">
            <text:p>'Hidalgo'</text:p>
          </table:table-cell>
          <table:table-cell office:value-type="string" table:style-name="ce11">
            <text:p>1986-05-04</text:p>
          </table:table-cell>
          <table:table-cell office:value-type="float" office:value="162" table:style-name="ce12">
            <text:p>162</text:p>
          </table:table-cell>
          <table:table-cell office:value-type="float" office:value="92" table:style-name="ce12">
            <text:p>92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8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2945486" table:formula="of:=RANDBETWEEN(1000000;9999999)" table:style-name="ce2">
            <text:p>2945486</text:p>
          </table:table-cell>
          <table:table-cell office:value-type="float" office:value="92177125" table:formula="of:=RANDBETWEEN(10000000;99999999)" table:style-name="ce2">
            <text:p>92177125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Juliano'</text:p>
          </table:table-cell>
          <table:table-cell office:value-type="string" table:style-name="ce1">
            <text:p>'Bello'</text:p>
          </table:table-cell>
          <table:table-cell office:value-type="string" table:style-name="ce1">
            <text:p>'Osuna'</text:p>
          </table:table-cell>
          <table:table-cell office:value-type="string" table:style-name="ce11">
            <text:p>1978-12-06</text:p>
          </table:table-cell>
          <table:table-cell office:value-type="string" table:style-name="ce1">
            <text:p>tío</text:p>
          </table:table-cell>
          <table:table-cell office:value-type="float" office:value="212" table:style-name="ce1">
            <text:p>212</text:p>
          </table:table-cell>
          <table:table-cell office:value-type="float" office:value="2538803" table:formula="of:=RANDBETWEEN(1000000;9999999)" table:style-name="ce2">
            <text:p>2538803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Isabella'</text:p>
          </table:table-cell>
          <table:table-cell office:value-type="string" table:style-name="ce1">
            <text:p>'Pabon'</text:p>
          </table:table-cell>
          <table:table-cell office:value-type="string" table:style-name="ce1">
            <text:p>'Zambrano'</text:p>
          </table:table-cell>
          <table:table-cell office:value-type="string" table:style-name="ce11">
            <text:p>1978-12-06</text:p>
          </table:table-cell>
          <table:table-cell office:value-type="string" table:style-name="ce1">
            <text:p>abuelo</text:p>
          </table:table-cell>
          <table:table-cell office:value-type="float" office:value="212" table:style-name="ce1">
            <text:p>212</text:p>
          </table:table-cell>
          <table:table-cell office:value-type="float" office:value="9477361" table:formula="of:=RANDBETWEEN(1000000;9999999)" table:style-name="ce2">
            <text:p>9477361</text:p>
          </table:table-cell>
          <table:table-cell office:value-type="float" office:value="89379199" table:formula="of:=RANDBETWEEN(10000000;100000000)" table:style-name="ce2">
            <text:p>89379199</text:p>
          </table:table-cell>
          <table:table-cell office:value-type="string" office:string-value="Taiwán" table:formula="of:=[.F54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2" table:formula="of:=[.D54]" table:style-name="ce1">
            <text:p>22</text:p>
          </table:table-cell>
          <table:table-cell table:style-name="ce1"/>
          <table:table-cell office:value-type="string" office:string-value="('Jonathan',null,'Caballero','Hidalgo','1986-05-04',162,92,'azul claro','20/80','no_clasificado','personal_inteligencia_data/foto.png','personal_inteligencia_data/huella_digital.png','personal_inteligencia_data/huella_retina.png',ROW(58,2432945486) ,ROW('92177125','Malasia'),ARRAY['español','inglés','hindi','ruso','mandarín','null']::varchar(50)[], ARRAY[ ROW('Vicente','Juliano','Bello','Osuna','1978-12-06','tío',ROW(58,2122538803) ), ROW('Ophelia','Isabella','Pabon','Zambrano','1978-12-06','abuelo',ROW(58,2129477361) )]::familiar_ty[], ARRAY[ ROW('89379199','Taiwán'),row('null','null') ]::identificacion_ty[], ARRAY[ ROW('Enfermería','null','null'), ROW('null','null','null') ]::nivel_educativo_ty[],null,'22')," table:formula="of:=CONCATENATE(&quot;(&quot;;[.J54];&quot;,&quot;;[.K54];&quot;,&quot;;[.L54];&quot;,&quot;;[.M54];&quot;,'&quot;;[.N54];&quot;',&quot;;[.O54];&quot;,&quot;;[.P54];&quot;,'&quot;;[.Q54];&quot;','&quot;;[.R54];&quot;','&quot;;[.S54];&quot;',&quot;;[.T54];&quot;,&quot;;[.U54];&quot;,&quot;;[.V54];&quot;,ROW(58,&quot;;[.W54];[.X54];&quot;) ,ROW('&quot;;[.Y54];&quot;','&quot;;[.Z54];&quot;'),ARRAY['&quot;;[.AA54];&quot;','&quot;;[.AB54];&quot;','&quot;;[.AC54];&quot;','&quot;;[.AD54];&quot;','&quot;;[.AE54];&quot;','&quot;;[.AF54];&quot;']::varchar(50)[], ARRAY[ ROW(&quot;;[.AG54];&quot;,&quot;;[.AH54];&quot;,&quot;;[.AI54];&quot;,&quot;;[.AJ54];&quot;,'&quot;;[.AK54];&quot;','&quot;;[.AL54];&quot;',ROW(58,&quot;;[.AM54];[.AN54];&quot;) ), ROW(&quot;;[.AO54];&quot;,&quot;;[.AP54];&quot;,&quot;;[.AQ54];&quot;,&quot;;[.AR54];&quot;,'&quot;;[.AS54];&quot;','&quot;;[.AT54];&quot;',ROW(58,&quot;;[.AU54];[.AV54];&quot;) )]::familiar_ty[], ARRAY[ ROW('&quot;;[.AW54];&quot;','&quot;;[.AX54];&quot;'),row('&quot;;[.AY54];&quot;','&quot;;[.AZ54];&quot;') ]::identificacion_ty[], ARRAY[ ROW('&quot;;[.BA54];&quot;','&quot;;[.BB54];&quot;','&quot;;[.BC54];&quot;'), ROW('&quot;;[.BD54];&quot;','&quot;;[.BE54];&quot;','&quot;;[.BF54];&quot;') ]::nivel_educativo_ty[],null,'&quot;;[.BG54];&quot;'),&quot;)" table:style-name="ce15">
            <text:p>('Jonathan',null,'Caballero','Hidalgo','1986-05-04',162,92,'azul claro','20/80','no_clasificado','personal_inteligencia_data/foto.png','personal_inteligencia_data/huella_digital.png','personal_inteligencia_data/huella_retina.png',ROW(58,2432945486) ,ROW('92177125','Malasia'),ARRAY['español','inglés','hindi','ruso','mandarín','null']::varchar(50)[], ARRAY[ ROW('Vicente','Juliano','Bello','Osuna','1978-12-06','tío',ROW(58,2122538803) ), ROW('Ophelia','Isabella','Pabon','Zambrano','1978-12-06','abuelo',ROW(58,2129477361) )]::familiar_ty[], ARRAY[ ROW('89379199','Taiwán'),row('null','null') ]::identificacion_ty[], ARRAY[ ROW('Enfermería','null','null'), ROW('null','null','null') ]::nivel_educativo_ty[],null,'22'),</text:p>
          </table:table-cell>
          <table:table-cell table:number-columns-repeated="16323"/>
        </table:table-row>
        <table:table-row table:style-name="ro3">
          <table:table-cell office:value-type="float" office:value="13" table:formula="of:=[.D55]-9" table:style-name="ce3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23" table:formula="of:=[.A55]+10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2" table:style-name="ce5">
            <text:p>5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iovani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Barahona'</text:p>
          </table:table-cell>
          <table:table-cell office:value-type="string" table:style-name="ce11">
            <text:p>2000-04-29</text:p>
          </table:table-cell>
          <table:table-cell office:value-type="float" office:value="185" table:style-name="ce12">
            <text:p>185</text:p>
          </table:table-cell>
          <table:table-cell office:value-type="float" office:value="67" table:style-name="ce12">
            <text:p>67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12.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1873620" table:formula="of:=RANDBETWEEN(1000000;9999999)" table:style-name="ce2">
            <text:p>1873620</text:p>
          </table:table-cell>
          <table:table-cell office:value-type="float" office:value="90204907" table:formula="of:=RANDBETWEEN(10000000;99999999)" table:style-name="ce2">
            <text:p>90204907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mad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Rendon'</text:p>
          </table:table-cell>
          <table:table-cell office:value-type="string" table:style-name="ce1">
            <text:p>'Ochoa'</text:p>
          </table:table-cell>
          <table:table-cell office:value-type="string" table:style-name="ce11">
            <text:p>1976-07-16</text:p>
          </table:table-cell>
          <table:table-cell office:value-type="string" table:style-name="ce1">
            <text:p>abuelo</text:p>
          </table:table-cell>
          <table:table-cell office:value-type="float" office:value="244" table:style-name="ce14">
            <text:p>244</text:p>
          </table:table-cell>
          <table:table-cell office:value-type="float" office:value="2051862" table:formula="of:=RANDBETWEEN(1000000;9999999)" table:style-name="ce2">
            <text:p>2051862</text:p>
          </table:table-cell>
          <table:table-cell office:value-type="string" table:style-name="ce1">
            <text:p>'Rosali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Montes'</text:p>
          </table:table-cell>
          <table:table-cell office:value-type="string" table:style-name="ce11">
            <text:p>1976-07-16</text:p>
          </table:table-cell>
          <table:table-cell office:value-type="string" table:style-name="ce1">
            <text:p>hermano</text:p>
          </table:table-cell>
          <table:table-cell office:value-type="float" office:value="244" table:style-name="ce14">
            <text:p>244</text:p>
          </table:table-cell>
          <table:table-cell office:value-type="float" office:value="8700167" table:formula="of:=RANDBETWEEN(1000000;9999999)" table:style-name="ce2">
            <text:p>8700167</text:p>
          </table:table-cell>
          <table:table-cell office:value-type="float" office:value="14541589" table:formula="of:=RANDBETWEEN(10000000;100000000)" table:style-name="ce2">
            <text:p>14541589</text:p>
          </table:table-cell>
          <table:table-cell office:value-type="string" office:string-value="Taiwán" table:formula="of:=[.F55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2" table:formula="of:=[.D55]" table:style-name="ce1">
            <text:p>22</text:p>
          </table:table-cell>
          <table:table-cell table:style-name="ce1"/>
          <table:table-cell office:value-type="string" office:string-value="('Jiovani','Julian','Villeda','Barahona','2000-04-29',185,67,'marrón oscuro','20/12.5','confidencial','personal_inteligencia_data/foto.png','personal_inteligencia_data/huella_digital.png','personal_inteligencia_data/huella_retina.png',ROW(58,2441873620) ,ROW('90204907','Zimbabue'),ARRAY['español','inglés','portugués','francés','null','null']::varchar(50)[], ARRAY[ ROW('Amada',null,'Rendon','Ochoa','1976-07-16','abuelo',ROW(58,2442051862) ), ROW('Rosalia',null,'Valles','Montes','1976-07-16','hermano',ROW(58,2448700167) )]::familiar_ty[], ARRAY[ ROW('14541589','Taiwán'),row('null','null') ]::identificacion_ty[], ARRAY[ ROW('Criminología','null','null'), ROW('null','null','null') ]::nivel_educativo_ty[],null,'22')," table:formula="of:=CONCATENATE(&quot;(&quot;;[.J55];&quot;,&quot;;[.K55];&quot;,&quot;;[.L55];&quot;,&quot;;[.M55];&quot;,'&quot;;[.N55];&quot;',&quot;;[.O55];&quot;,&quot;;[.P55];&quot;,'&quot;;[.Q55];&quot;','&quot;;[.R55];&quot;','&quot;;[.S55];&quot;',&quot;;[.T55];&quot;,&quot;;[.U55];&quot;,&quot;;[.V55];&quot;,ROW(58,&quot;;[.W55];[.X55];&quot;) ,ROW('&quot;;[.Y55];&quot;','&quot;;[.Z55];&quot;'),ARRAY['&quot;;[.AA55];&quot;','&quot;;[.AB55];&quot;','&quot;;[.AC55];&quot;','&quot;;[.AD55];&quot;','&quot;;[.AE55];&quot;','&quot;;[.AF55];&quot;']::varchar(50)[], ARRAY[ ROW(&quot;;[.AG55];&quot;,&quot;;[.AH55];&quot;,&quot;;[.AI55];&quot;,&quot;;[.AJ55];&quot;,'&quot;;[.AK55];&quot;','&quot;;[.AL55];&quot;',ROW(58,&quot;;[.AM55];[.AN55];&quot;) ), ROW(&quot;;[.AO55];&quot;,&quot;;[.AP55];&quot;,&quot;;[.AQ55];&quot;,&quot;;[.AR55];&quot;,'&quot;;[.AS55];&quot;','&quot;;[.AT55];&quot;',ROW(58,&quot;;[.AU55];[.AV55];&quot;) )]::familiar_ty[], ARRAY[ ROW('&quot;;[.AW55];&quot;','&quot;;[.AX55];&quot;'),row('&quot;;[.AY55];&quot;','&quot;;[.AZ55];&quot;') ]::identificacion_ty[], ARRAY[ ROW('&quot;;[.BA55];&quot;','&quot;;[.BB55];&quot;','&quot;;[.BC55];&quot;'), ROW('&quot;;[.BD55];&quot;','&quot;;[.BE55];&quot;','&quot;;[.BF55];&quot;') ]::nivel_educativo_ty[],null,'&quot;;[.BG55];&quot;'),&quot;)" table:style-name="ce15">
            <text:p>('Jiovani','Julian','Villeda','Barahona','2000-04-29',185,67,'marrón oscuro','20/12.5','confidencial','personal_inteligencia_data/foto.png','personal_inteligencia_data/huella_digital.png','personal_inteligencia_data/huella_retina.png',ROW(58,2441873620) ,ROW('90204907','Zimbabue'),ARRAY['español','inglés','portugués','francés','null','null']::varchar(50)[], ARRAY[ ROW('Amada',null,'Rendon','Ochoa','1976-07-16','abuelo',ROW(58,2442051862) ), ROW('Rosalia',null,'Valles','Montes','1976-07-16','hermano',ROW(58,2448700167) )]::familiar_ty[], ARRAY[ ROW('14541589','Taiwán'),row('null','null') ]::identificacion_ty[], ARRAY[ ROW('Criminología','null','null'), ROW('null','null','null') ]::nivel_educativo_ty[],null,'22'),</text:p>
          </table:table-cell>
          <table:table-cell table:number-columns-repeated="16323"/>
        </table:table-row>
        <table:table-row table:style-name="ro3">
          <table:table-cell office:value-type="float" office:value="14" table:formula="of:=[.D56]-9" table:style-name="ce3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24" table:formula="of:=[.A56]+10" table:style-name="ce3">
            <text:p>24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3" table:style-name="ce5">
            <text:p>5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Yves'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Avina'</text:p>
          </table:table-cell>
          <table:table-cell office:value-type="string" table:style-name="ce1">
            <text:p>'Camarena'</text:p>
          </table:table-cell>
          <table:table-cell office:value-type="string" table:style-name="ce11">
            <text:p>1983-09-14</text:p>
          </table:table-cell>
          <table:table-cell office:value-type="float" office:value="175" table:style-name="ce12">
            <text:p>175</text:p>
          </table:table-cell>
          <table:table-cell office:value-type="float" office:value="84" table:style-name="ce12">
            <text:p>84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3522698" table:formula="of:=RANDBETWEEN(1000000;9999999)" table:style-name="ce2">
            <text:p>3522698</text:p>
          </table:table-cell>
          <table:table-cell office:value-type="float" office:value="11349544" table:formula="of:=RANDBETWEEN(10000000;99999999)" table:style-name="ce2">
            <text:p>11349544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ebastia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bral'</text:p>
          </table:table-cell>
          <table:table-cell office:value-type="string" table:style-name="ce1">
            <text:p>'Cedillo'</text:p>
          </table:table-cell>
          <table:table-cell office:value-type="string" table:style-name="ce11">
            <text:p>1936-02-14</text:p>
          </table:table-cell>
          <table:table-cell office:value-type="string" table:style-name="ce1">
            <text:p>padre</text:p>
          </table:table-cell>
          <table:table-cell office:value-type="float" office:value="424" table:style-name="ce1">
            <text:p>424</text:p>
          </table:table-cell>
          <table:table-cell office:value-type="float" office:value="3263044" table:formula="of:=RANDBETWEEN(1000000;9999999)" table:style-name="ce2">
            <text:p>3263044</text:p>
          </table:table-cell>
          <table:table-cell office:value-type="string" table:style-name="ce1">
            <text:p>'Magali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Izquierdo'</text:p>
          </table:table-cell>
          <table:table-cell office:value-type="string" table:style-name="ce11">
            <text:p>1936-02-14</text:p>
          </table:table-cell>
          <table:table-cell office:value-type="string" table:style-name="ce1">
            <text:p>tío</text:p>
          </table:table-cell>
          <table:table-cell office:value-type="float" office:value="424" table:style-name="ce1">
            <text:p>424</text:p>
          </table:table-cell>
          <table:table-cell office:value-type="float" office:value="6042191" table:formula="of:=RANDBETWEEN(1000000;9999999)" table:style-name="ce2">
            <text:p>6042191</text:p>
          </table:table-cell>
          <table:table-cell office:value-type="float" office:value="67697550" table:formula="of:=RANDBETWEEN(10000000;100000000)" table:style-name="ce2">
            <text:p>67697550</text:p>
          </table:table-cell>
          <table:table-cell office:value-type="string" office:string-value="Taiwán" table:formula="of:=[.F56]" table:style-name="ce1">
            <text:p>Taiwán</text:p>
          </table:table-cell>
          <table:table-cell office:value-type="float" office:value="96551467" table:formula="of:=RANDBETWEEN(10000000;100000000)" table:style-name="ce2">
            <text:p>96551467</text:p>
          </table:table-cell>
          <table:table-cell office:value-type="string" table:style-name="ce1">
            <text:p>Irlanda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3" table:formula="of:=[.D56]" table:style-name="ce1">
            <text:p>23</text:p>
          </table:table-cell>
          <table:table-cell table:style-name="ce1"/>
          <table:table-cell office:value-type="string" office:string-value="('Yves','Cornelio','Avina','Camarena','1983-09-14',175,84,'azul claro','20/16','top_secret','personal_inteligencia_data/foto.png','personal_inteligencia_data/huella_digital.png','personal_inteligencia_data/huella_retina.png',ROW(58,4243522698) ,ROW('11349544','Australia'),ARRAY['español','inglés','portugués','francés','null','null']::varchar(50)[], ARRAY[ ROW('Sebastian',null,'Cabral','Cedillo','1936-02-14','padre',ROW(58,4243263044) ), ROW('Magali',null,'Salmeron','Izquierdo','1936-02-14','tío',ROW(58,4246042191) )]::familiar_ty[], ARRAY[ ROW('67697550','Taiwán'),row('96551467','Irlanda') ]::identificacion_ty[], ARRAY[ ROW('Psicología','null','null'), ROW('null','null','null') ]::nivel_educativo_ty[],null,'23')," table:formula="of:=CONCATENATE(&quot;(&quot;;[.J56];&quot;,&quot;;[.K56];&quot;,&quot;;[.L56];&quot;,&quot;;[.M56];&quot;,'&quot;;[.N56];&quot;',&quot;;[.O56];&quot;,&quot;;[.P56];&quot;,'&quot;;[.Q56];&quot;','&quot;;[.R56];&quot;','&quot;;[.S56];&quot;',&quot;;[.T56];&quot;,&quot;;[.U56];&quot;,&quot;;[.V56];&quot;,ROW(58,&quot;;[.W56];[.X56];&quot;) ,ROW('&quot;;[.Y56];&quot;','&quot;;[.Z56];&quot;'),ARRAY['&quot;;[.AA56];&quot;','&quot;;[.AB56];&quot;','&quot;;[.AC56];&quot;','&quot;;[.AD56];&quot;','&quot;;[.AE56];&quot;','&quot;;[.AF56];&quot;']::varchar(50)[], ARRAY[ ROW(&quot;;[.AG56];&quot;,&quot;;[.AH56];&quot;,&quot;;[.AI56];&quot;,&quot;;[.AJ56];&quot;,'&quot;;[.AK56];&quot;','&quot;;[.AL56];&quot;',ROW(58,&quot;;[.AM56];[.AN56];&quot;) ), ROW(&quot;;[.AO56];&quot;,&quot;;[.AP56];&quot;,&quot;;[.AQ56];&quot;,&quot;;[.AR56];&quot;,'&quot;;[.AS56];&quot;','&quot;;[.AT56];&quot;',ROW(58,&quot;;[.AU56];[.AV56];&quot;) )]::familiar_ty[], ARRAY[ ROW('&quot;;[.AW56];&quot;','&quot;;[.AX56];&quot;'),row('&quot;;[.AY56];&quot;','&quot;;[.AZ56];&quot;') ]::identificacion_ty[], ARRAY[ ROW('&quot;;[.BA56];&quot;','&quot;;[.BB56];&quot;','&quot;;[.BC56];&quot;'), ROW('&quot;;[.BD56];&quot;','&quot;;[.BE56];&quot;','&quot;;[.BF56];&quot;') ]::nivel_educativo_ty[],null,'&quot;;[.BG56];&quot;'),&quot;)" table:style-name="ce15">
            <text:p>('Yves','Cornelio','Avina','Camarena','1983-09-14',175,84,'azul claro','20/16','top_secret','personal_inteligencia_data/foto.png','personal_inteligencia_data/huella_digital.png','personal_inteligencia_data/huella_retina.png',ROW(58,4243522698) ,ROW('11349544','Australia'),ARRAY['español','inglés','portugués','francés','null','null']::varchar(50)[], ARRAY[ ROW('Sebastian',null,'Cabral','Cedillo','1936-02-14','padre',ROW(58,4243263044) ), ROW('Magali',null,'Salmeron','Izquierdo','1936-02-14','tío',ROW(58,4246042191) )]::familiar_ty[], ARRAY[ ROW('67697550','Taiwán'),row('96551467','Irlanda') ]::identificacion_ty[], ARRAY[ ROW('Psicología','null','null'), ROW('null','null','null') ]::nivel_educativo_ty[],null,'23'),</text:p>
          </table:table-cell>
          <table:table-cell table:number-columns-repeated="16323"/>
        </table:table-row>
        <table:table-row table:style-name="ro3">
          <table:table-cell office:value-type="float" office:value="14" table:formula="of:=[.D57]-9" table:style-name="ce3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24" table:formula="of:=[.A57]+10" table:style-name="ce3">
            <text:p>24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4" table:style-name="ce5">
            <text:p>5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Isabel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Rueda'</text:p>
          </table:table-cell>
          <table:table-cell office:value-type="string" table:style-name="ce1">
            <text:p>'Carmona'</text:p>
          </table:table-cell>
          <table:table-cell office:value-type="string" table:style-name="ce11">
            <text:p>2000-05-30</text:p>
          </table:table-cell>
          <table:table-cell office:value-type="float" office:value="166" table:style-name="ce12">
            <text:p>166</text:p>
          </table:table-cell>
          <table:table-cell office:value-type="float" office:value="81" table:style-name="ce12">
            <text:p>81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5693004" table:formula="of:=RANDBETWEEN(1000000;9999999)" table:style-name="ce2">
            <text:p>5693004</text:p>
          </table:table-cell>
          <table:table-cell office:value-type="float" office:value="96411415" table:formula="of:=RANDBETWEEN(10000000;99999999)" table:style-name="ce2">
            <text:p>96411415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ja'</text:p>
          </table:table-cell>
          <table:table-cell office:value-type="string" table:style-name="ce1">
            <text:p>'Jaimes'</text:p>
          </table:table-cell>
          <table:table-cell office:value-type="string" table:style-name="ce11">
            <text:p>1949-10-09</text:p>
          </table:table-cell>
          <table:table-cell office:value-type="string" table:style-name="ce1">
            <text:p>madre</text:p>
          </table:table-cell>
          <table:table-cell office:value-type="float" office:value="243" table:style-name="ce14">
            <text:p>243</text:p>
          </table:table-cell>
          <table:table-cell office:value-type="float" office:value="9447852" table:formula="of:=RANDBETWEEN(1000000;9999999)" table:style-name="ce2">
            <text:p>9447852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Nelson'</text:p>
          </table:table-cell>
          <table:table-cell office:value-type="string" table:style-name="ce1">
            <text:p>'Collazo'</text:p>
          </table:table-cell>
          <table:table-cell office:value-type="string" table:style-name="ce11">
            <text:p>1949-10-09</text:p>
          </table:table-cell>
          <table:table-cell office:value-type="string" table:style-name="ce1">
            <text:p>tío</text:p>
          </table:table-cell>
          <table:table-cell office:value-type="float" office:value="243" table:style-name="ce14">
            <text:p>243</text:p>
          </table:table-cell>
          <table:table-cell office:value-type="float" office:value="1233963" table:formula="of:=RANDBETWEEN(1000000;9999999)" table:style-name="ce2">
            <text:p>1233963</text:p>
          </table:table-cell>
          <table:table-cell office:value-type="float" office:value="19072064" table:formula="of:=RANDBETWEEN(10000000;100000000)" table:style-name="ce2">
            <text:p>19072064</text:p>
          </table:table-cell>
          <table:table-cell office:value-type="string" office:string-value="Taiwán" table:formula="of:=[.F57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3" table:formula="of:=[.D57]" table:style-name="ce1">
            <text:p>23</text:p>
          </table:table-cell>
          <table:table-cell table:style-name="ce1"/>
          <table:table-cell office:value-type="string" office:string-value="('Isabel',null,'Rueda','Carmona','2000-05-30',166,81,'marrón claro','20/20','no_clasificado','personal_inteligencia_data/foto.png','personal_inteligencia_data/huella_digital.png','personal_inteligencia_data/huella_retina.png',ROW(58,4245693004) ,ROW('96411415','Holanda'),ARRAY['inglés','árabe','portugués','francés','null','null']::varchar(50)[], ARRAY[ ROW('Cornelio',null,'Ceja','Jaimes','1949-10-09','madre',ROW(58,2439447852) ), ROW('Gladys','Guadalupe','Nelson','Collazo','1949-10-09','tío',ROW(58,2431233963) )]::familiar_ty[], ARRAY[ ROW('19072064','Taiwán'),row('null','null') ]::identificacion_ty[], ARRAY[ ROW('Economía','null','null'), ROW('Ingeniería Informática','null','null') ]::nivel_educativo_ty[],null,'23')," table:formula="of:=CONCATENATE(&quot;(&quot;;[.J57];&quot;,&quot;;[.K57];&quot;,&quot;;[.L57];&quot;,&quot;;[.M57];&quot;,'&quot;;[.N57];&quot;',&quot;;[.O57];&quot;,&quot;;[.P57];&quot;,'&quot;;[.Q57];&quot;','&quot;;[.R57];&quot;','&quot;;[.S57];&quot;',&quot;;[.T57];&quot;,&quot;;[.U57];&quot;,&quot;;[.V57];&quot;,ROW(58,&quot;;[.W57];[.X57];&quot;) ,ROW('&quot;;[.Y57];&quot;','&quot;;[.Z57];&quot;'),ARRAY['&quot;;[.AA57];&quot;','&quot;;[.AB57];&quot;','&quot;;[.AC57];&quot;','&quot;;[.AD57];&quot;','&quot;;[.AE57];&quot;','&quot;;[.AF57];&quot;']::varchar(50)[], ARRAY[ ROW(&quot;;[.AG57];&quot;,&quot;;[.AH57];&quot;,&quot;;[.AI57];&quot;,&quot;;[.AJ57];&quot;,'&quot;;[.AK57];&quot;','&quot;;[.AL57];&quot;',ROW(58,&quot;;[.AM57];[.AN57];&quot;) ), ROW(&quot;;[.AO57];&quot;,&quot;;[.AP57];&quot;,&quot;;[.AQ57];&quot;,&quot;;[.AR57];&quot;,'&quot;;[.AS57];&quot;','&quot;;[.AT57];&quot;',ROW(58,&quot;;[.AU57];[.AV57];&quot;) )]::familiar_ty[], ARRAY[ ROW('&quot;;[.AW57];&quot;','&quot;;[.AX57];&quot;'),row('&quot;;[.AY57];&quot;','&quot;;[.AZ57];&quot;') ]::identificacion_ty[], ARRAY[ ROW('&quot;;[.BA57];&quot;','&quot;;[.BB57];&quot;','&quot;;[.BC57];&quot;'), ROW('&quot;;[.BD57];&quot;','&quot;;[.BE57];&quot;','&quot;;[.BF57];&quot;') ]::nivel_educativo_ty[],null,'&quot;;[.BG57];&quot;'),&quot;)" table:style-name="ce15">
            <text:p>('Isabel',null,'Rueda','Carmona','2000-05-30',166,81,'marrón claro','20/20','no_clasificado','personal_inteligencia_data/foto.png','personal_inteligencia_data/huella_digital.png','personal_inteligencia_data/huella_retina.png',ROW(58,4245693004) ,ROW('96411415','Holanda'),ARRAY['inglés','árabe','portugués','francés','null','null']::varchar(50)[], ARRAY[ ROW('Cornelio',null,'Ceja','Jaimes','1949-10-09','madre',ROW(58,2439447852) ), ROW('Gladys','Guadalupe','Nelson','Collazo','1949-10-09','tío',ROW(58,2431233963) )]::familiar_ty[], ARRAY[ ROW('19072064','Taiwán'),row('null','null') ]::identificacion_ty[], ARRAY[ ROW('Economía','null','null'), ROW('Ingeniería Informática','null','null') ]::nivel_educativo_ty[],null,'23'),</text:p>
          </table:table-cell>
          <table:table-cell table:number-columns-repeated="16323"/>
        </table:table-row>
        <table:table-row table:style-name="ro3">
          <table:table-cell office:value-type="float" office:value="14" table:formula="of:=[.D58]-9" table:style-name="ce3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24" table:formula="of:=[.A58]+10" table:style-name="ce3">
            <text:p>24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5" table:style-name="ce5">
            <text:p>5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Hermosillo'</text:p>
          </table:table-cell>
          <table:table-cell office:value-type="string" table:style-name="ce1">
            <text:p>'Barboza'</text:p>
          </table:table-cell>
          <table:table-cell office:value-type="string" table:style-name="ce11">
            <text:p>1988-12-03</text:p>
          </table:table-cell>
          <table:table-cell office:value-type="float" office:value="188" table:style-name="ce12">
            <text:p>188</text:p>
          </table:table-cell>
          <table:table-cell office:value-type="float" office:value="88" table:style-name="ce12">
            <text:p>88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63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2611111" table:formula="of:=RANDBETWEEN(1000000;9999999)" table:style-name="ce2">
            <text:p>2611111</text:p>
          </table:table-cell>
          <table:table-cell office:value-type="float" office:value="25679780" table:formula="of:=RANDBETWEEN(10000000;99999999)" table:style-name="ce2">
            <text:p>25679780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Valadez'</text:p>
          </table:table-cell>
          <table:table-cell office:value-type="string" table:style-name="ce1">
            <text:p>'Thompson'</text:p>
          </table:table-cell>
          <table:table-cell office:value-type="string" table:style-name="ce11">
            <text:p>1979-04-04</text:p>
          </table:table-cell>
          <table:table-cell office:value-type="string" table:style-name="ce1">
            <text:p>padre</text:p>
          </table:table-cell>
          <table:table-cell office:value-type="float" office:value="424" table:style-name="ce1">
            <text:p>424</text:p>
          </table:table-cell>
          <table:table-cell office:value-type="float" office:value="3696971" table:formula="of:=RANDBETWEEN(1000000;9999999)" table:style-name="ce2">
            <text:p>3696971</text:p>
          </table:table-cell>
          <table:table-cell office:value-type="string" table:style-name="ce1">
            <text:p>'Paciano'</text:p>
          </table:table-cell>
          <table:table-cell office:value-type="string" table:style-name="ce1">
            <text:p>'Jose'</text:p>
          </table:table-cell>
          <table:table-cell office:value-type="string" table:style-name="ce1">
            <text:p>'Lima'</text:p>
          </table:table-cell>
          <table:table-cell office:value-type="string" table:style-name="ce1">
            <text:p>'Beltran'</text:p>
          </table:table-cell>
          <table:table-cell office:value-type="string" table:style-name="ce11">
            <text:p>1979-04-04</text:p>
          </table:table-cell>
          <table:table-cell office:value-type="string" table:style-name="ce1">
            <text:p>primo</text:p>
          </table:table-cell>
          <table:table-cell office:value-type="float" office:value="424" table:style-name="ce1">
            <text:p>424</text:p>
          </table:table-cell>
          <table:table-cell office:value-type="float" office:value="8098833" table:formula="of:=RANDBETWEEN(1000000;9999999)" table:style-name="ce2">
            <text:p>8098833</text:p>
          </table:table-cell>
          <table:table-cell office:value-type="float" office:value="93854497" table:formula="of:=RANDBETWEEN(10000000;100000000)" table:style-name="ce2">
            <text:p>93854497</text:p>
          </table:table-cell>
          <table:table-cell office:value-type="string" office:string-value="Taiwán" table:formula="of:=[.F58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3" table:formula="of:=[.D58]" table:style-name="ce1">
            <text:p>23</text:p>
          </table:table-cell>
          <table:table-cell table:style-name="ce1"/>
          <table:table-cell office:value-type="string" office:string-value="('Adria',null,'Hermosillo','Barboza','1988-12-03',188,88,'marrón claro','20/63','no_clasificado','personal_inteligencia_data/foto.png','personal_inteligencia_data/huella_digital.png','personal_inteligencia_data/huella_retina.png',ROW(58,2812611111) ,ROW('25679780','Malasia'),ARRAY['español','inglés','hindi','ruso','mandarín','null']::varchar(50)[], ARRAY[ ROW('Marco','Maximiliano','Valadez','Thompson','1979-04-04','padre',ROW(58,4243696971) ), ROW('Paciano','Jose','Lima','Beltran','1979-04-04','primo',ROW(58,4248098833) )]::familiar_ty[], ARRAY[ ROW('93854497','Taiwán'),row('null','null') ]::identificacion_ty[], ARRAY[ ROW('Ciencias Sociales','null','null'), ROW('null','null','null') ]::nivel_educativo_ty[],null,'23')," table:formula="of:=CONCATENATE(&quot;(&quot;;[.J58];&quot;,&quot;;[.K58];&quot;,&quot;;[.L58];&quot;,&quot;;[.M58];&quot;,'&quot;;[.N58];&quot;',&quot;;[.O58];&quot;,&quot;;[.P58];&quot;,'&quot;;[.Q58];&quot;','&quot;;[.R58];&quot;','&quot;;[.S58];&quot;',&quot;;[.T58];&quot;,&quot;;[.U58];&quot;,&quot;;[.V58];&quot;,ROW(58,&quot;;[.W58];[.X58];&quot;) ,ROW('&quot;;[.Y58];&quot;','&quot;;[.Z58];&quot;'),ARRAY['&quot;;[.AA58];&quot;','&quot;;[.AB58];&quot;','&quot;;[.AC58];&quot;','&quot;;[.AD58];&quot;','&quot;;[.AE58];&quot;','&quot;;[.AF58];&quot;']::varchar(50)[], ARRAY[ ROW(&quot;;[.AG58];&quot;,&quot;;[.AH58];&quot;,&quot;;[.AI58];&quot;,&quot;;[.AJ58];&quot;,'&quot;;[.AK58];&quot;','&quot;;[.AL58];&quot;',ROW(58,&quot;;[.AM58];[.AN58];&quot;) ), ROW(&quot;;[.AO58];&quot;,&quot;;[.AP58];&quot;,&quot;;[.AQ58];&quot;,&quot;;[.AR58];&quot;,'&quot;;[.AS58];&quot;','&quot;;[.AT58];&quot;',ROW(58,&quot;;[.AU58];[.AV58];&quot;) )]::familiar_ty[], ARRAY[ ROW('&quot;;[.AW58];&quot;','&quot;;[.AX58];&quot;'),row('&quot;;[.AY58];&quot;','&quot;;[.AZ58];&quot;') ]::identificacion_ty[], ARRAY[ ROW('&quot;;[.BA58];&quot;','&quot;;[.BB58];&quot;','&quot;;[.BC58];&quot;'), ROW('&quot;;[.BD58];&quot;','&quot;;[.BE58];&quot;','&quot;;[.BF58];&quot;') ]::nivel_educativo_ty[],null,'&quot;;[.BG58];&quot;'),&quot;)" table:style-name="ce15">
            <text:p>('Adria',null,'Hermosillo','Barboza','1988-12-03',188,88,'marrón claro','20/63','no_clasificado','personal_inteligencia_data/foto.png','personal_inteligencia_data/huella_digital.png','personal_inteligencia_data/huella_retina.png',ROW(58,2812611111) ,ROW('25679780','Malasia'),ARRAY['español','inglés','hindi','ruso','mandarín','null']::varchar(50)[], ARRAY[ ROW('Marco','Maximiliano','Valadez','Thompson','1979-04-04','padre',ROW(58,4243696971) ), ROW('Paciano','Jose','Lima','Beltran','1979-04-04','primo',ROW(58,4248098833) )]::familiar_ty[], ARRAY[ ROW('93854497','Taiwán'),row('null','null') ]::identificacion_ty[], ARRAY[ ROW('Ciencias Sociales','null','null'), ROW('null','null','null') ]::nivel_educativo_ty[],null,'23'),</text:p>
          </table:table-cell>
          <table:table-cell table:number-columns-repeated="16323"/>
        </table:table-row>
        <table:table-row table:style-name="ro3">
          <table:table-cell office:value-type="float" office:value="14" table:formula="of:=[.D59]-9" table:style-name="ce3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24" table:formula="of:=[.A59]+10" table:style-name="ce3">
            <text:p>24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6" table:style-name="ce5">
            <text:p>5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Brenda'</text:p>
          </table:table-cell>
          <table:table-cell office:value-type="string" table:style-name="ce1">
            <text:p>'Fabia'</text:p>
          </table:table-cell>
          <table:table-cell office:value-type="string" table:style-name="ce1">
            <text:p>'Baltazar'</text:p>
          </table:table-cell>
          <table:table-cell office:value-type="string" table:style-name="ce1">
            <text:p>'Antonio'</text:p>
          </table:table-cell>
          <table:table-cell office:value-type="string" table:style-name="ce11">
            <text:p>2000-05-31</text:p>
          </table:table-cell>
          <table:table-cell office:value-type="float" office:value="151" table:style-name="ce12">
            <text:p>151</text:p>
          </table:table-cell>
          <table:table-cell office:value-type="float" office:value="72" table:style-name="ce12">
            <text:p>72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9462423" table:formula="of:=RANDBETWEEN(1000000;9999999)" table:style-name="ce2">
            <text:p>9462423</text:p>
          </table:table-cell>
          <table:table-cell office:value-type="float" office:value="78035412" table:formula="of:=RANDBETWEEN(10000000;99999999)" table:style-name="ce2">
            <text:p>78035412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Naomi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owell'</text:p>
          </table:table-cell>
          <table:table-cell office:value-type="string" table:style-name="ce1">
            <text:p>'Butler'</text:p>
          </table:table-cell>
          <table:table-cell office:value-type="string" table:style-name="ce11">
            <text:p>1979-05-22</text:p>
          </table:table-cell>
          <table:table-cell office:value-type="string" table:style-name="ce1">
            <text:p>abuelo</text:p>
          </table:table-cell>
          <table:table-cell office:value-type="float" office:value="414" table:style-name="ce1">
            <text:p>414</text:p>
          </table:table-cell>
          <table:table-cell office:value-type="float" office:value="6580671" table:formula="of:=RANDBETWEEN(1000000;9999999)" table:style-name="ce2">
            <text:p>6580671</text:p>
          </table:table-cell>
          <table:table-cell office:value-type="string" table:style-name="ce1">
            <text:p>'Griseld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edraza'</text:p>
          </table:table-cell>
          <table:table-cell office:value-type="string" table:style-name="ce1">
            <text:p>'Lozano'</text:p>
          </table:table-cell>
          <table:table-cell office:value-type="string" table:style-name="ce11">
            <text:p>1979-05-22</text:p>
          </table:table-cell>
          <table:table-cell office:value-type="string" table:style-name="ce1">
            <text:p>abuelo</text:p>
          </table:table-cell>
          <table:table-cell office:value-type="float" office:value="414" table:style-name="ce1">
            <text:p>414</text:p>
          </table:table-cell>
          <table:table-cell office:value-type="float" office:value="9228935" table:formula="of:=RANDBETWEEN(1000000;9999999)" table:style-name="ce2">
            <text:p>9228935</text:p>
          </table:table-cell>
          <table:table-cell office:value-type="float" office:value="44855958" table:formula="of:=RANDBETWEEN(10000000;100000000)" table:style-name="ce2">
            <text:p>44855958</text:p>
          </table:table-cell>
          <table:table-cell office:value-type="string" office:string-value="Taiwán" table:formula="of:=[.F59]" table:style-name="ce1">
            <text:p>Taiwán</text:p>
          </table:table-cell>
          <table:table-cell office:value-type="float" office:value="62540747" table:formula="of:=RANDBETWEEN(10000000;100000000)" table:style-name="ce2">
            <text:p>62540747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3" table:formula="of:=[.D59]" table:style-name="ce1">
            <text:p>23</text:p>
          </table:table-cell>
          <table:table-cell table:style-name="ce1"/>
          <table:table-cell office:value-type="string" office:string-value="('Brenda','Fabia','Baltazar','Antonio','2000-05-31',151,72,'verde claro','20/32','confidencial','personal_inteligencia_data/foto.png','personal_inteligencia_data/huella_digital.png','personal_inteligencia_data/huella_retina.png',ROW(58,4149462423) ,ROW('78035412','Zimbabue'),ARRAY['español','inglés','portugués','francés','null','null']::varchar(50)[], ARRAY[ ROW('Naomi',null,'Powell','Butler','1979-05-22','abuelo',ROW(58,4146580671) ), ROW('Griselda',null,'Pedraza','Lozano','1979-05-22','abuelo',ROW(58,4149228935) )]::familiar_ty[], ARRAY[ ROW('44855958','Taiwán'),row('62540747','Australia') ]::identificacion_ty[], ARRAY[ ROW('Ingeniería Industrial','null','null'), ROW('null','null','null') ]::nivel_educativo_ty[],null,'23')," table:formula="of:=CONCATENATE(&quot;(&quot;;[.J59];&quot;,&quot;;[.K59];&quot;,&quot;;[.L59];&quot;,&quot;;[.M59];&quot;,'&quot;;[.N59];&quot;',&quot;;[.O59];&quot;,&quot;;[.P59];&quot;,'&quot;;[.Q59];&quot;','&quot;;[.R59];&quot;','&quot;;[.S59];&quot;',&quot;;[.T59];&quot;,&quot;;[.U59];&quot;,&quot;;[.V59];&quot;,ROW(58,&quot;;[.W59];[.X59];&quot;) ,ROW('&quot;;[.Y59];&quot;','&quot;;[.Z59];&quot;'),ARRAY['&quot;;[.AA59];&quot;','&quot;;[.AB59];&quot;','&quot;;[.AC59];&quot;','&quot;;[.AD59];&quot;','&quot;;[.AE59];&quot;','&quot;;[.AF59];&quot;']::varchar(50)[], ARRAY[ ROW(&quot;;[.AG59];&quot;,&quot;;[.AH59];&quot;,&quot;;[.AI59];&quot;,&quot;;[.AJ59];&quot;,'&quot;;[.AK59];&quot;','&quot;;[.AL59];&quot;',ROW(58,&quot;;[.AM59];[.AN59];&quot;) ), ROW(&quot;;[.AO59];&quot;,&quot;;[.AP59];&quot;,&quot;;[.AQ59];&quot;,&quot;;[.AR59];&quot;,'&quot;;[.AS59];&quot;','&quot;;[.AT59];&quot;',ROW(58,&quot;;[.AU59];[.AV59];&quot;) )]::familiar_ty[], ARRAY[ ROW('&quot;;[.AW59];&quot;','&quot;;[.AX59];&quot;'),row('&quot;;[.AY59];&quot;','&quot;;[.AZ59];&quot;') ]::identificacion_ty[], ARRAY[ ROW('&quot;;[.BA59];&quot;','&quot;;[.BB59];&quot;','&quot;;[.BC59];&quot;'), ROW('&quot;;[.BD59];&quot;','&quot;;[.BE59];&quot;','&quot;;[.BF59];&quot;') ]::nivel_educativo_ty[],null,'&quot;;[.BG59];&quot;'),&quot;)" table:style-name="ce15">
            <text:p>('Brenda','Fabia','Baltazar','Antonio','2000-05-31',151,72,'verde claro','20/32','confidencial','personal_inteligencia_data/foto.png','personal_inteligencia_data/huella_digital.png','personal_inteligencia_data/huella_retina.png',ROW(58,4149462423) ,ROW('78035412','Zimbabue'),ARRAY['español','inglés','portugués','francés','null','null']::varchar(50)[], ARRAY[ ROW('Naomi',null,'Powell','Butler','1979-05-22','abuelo',ROW(58,4146580671) ), ROW('Griselda',null,'Pedraza','Lozano','1979-05-22','abuelo',ROW(58,4149228935) )]::familiar_ty[], ARRAY[ ROW('44855958','Taiwán'),row('62540747','Australia') ]::identificacion_ty[], ARRAY[ ROW('Ingeniería Industrial','null','null'), ROW('null','null','null') ]::nivel_educativo_ty[],null,'23'),</text:p>
          </table:table-cell>
          <table:table-cell table:number-columns-repeated="16323"/>
        </table:table-row>
        <table:table-row table:style-name="ro3">
          <table:table-cell office:value-type="float" office:value="15" table:formula="of:=[.D60]-9" table:style-name="ce3">
            <text:p>15</text:p>
          </table:table-cell>
          <table:table-cell office:value-type="float" office:value="5" table:style-name="ce9">
            <text:p>5</text:p>
          </table:table-cell>
          <table:table-cell office:value-type="float" office:value="25" table:formula="of:=[.A60]+10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57" table:style-name="ce5">
            <text:p>5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'</text:p>
          </table:table-cell>
          <table:table-cell office:value-type="string" table:style-name="ce1">
            <text:p>'Cloe'</text:p>
          </table:table-cell>
          <table:table-cell office:value-type="string" table:style-name="ce1">
            <text:p>'Armijo'</text:p>
          </table:table-cell>
          <table:table-cell office:value-type="string" table:style-name="ce1">
            <text:p>'Hall'</text:p>
          </table:table-cell>
          <table:table-cell office:value-type="string" table:style-name="ce11">
            <text:p>1984-05-21</text:p>
          </table:table-cell>
          <table:table-cell office:value-type="float" office:value="173" table:style-name="ce12">
            <text:p>173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2.5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5766052" table:formula="of:=RANDBETWEEN(1000000;9999999)" table:style-name="ce2">
            <text:p>5766052</text:p>
          </table:table-cell>
          <table:table-cell office:value-type="float" office:value="10540098" table:formula="of:=RANDBETWEEN(10000000;99999999)" table:style-name="ce2">
            <text:p>10540098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Merino'</text:p>
          </table:table-cell>
          <table:table-cell office:value-type="string" table:style-name="ce11">
            <text:p>1938-07-26</text:p>
          </table:table-cell>
          <table:table-cell office:value-type="string" table:style-name="ce1">
            <text:p>madre</text:p>
          </table:table-cell>
          <table:table-cell office:value-type="float" office:value="412" table:style-name="ce1">
            <text:p>412</text:p>
          </table:table-cell>
          <table:table-cell office:value-type="float" office:value="7589581" table:formula="of:=RANDBETWEEN(1000000;9999999)" table:style-name="ce2">
            <text:p>7589581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iscal'</text:p>
          </table:table-cell>
          <table:table-cell office:value-type="string" table:style-name="ce1">
            <text:p>'Lora'</text:p>
          </table:table-cell>
          <table:table-cell office:value-type="string" table:style-name="ce11">
            <text:p>1938-07-26</text:p>
          </table:table-cell>
          <table:table-cell office:value-type="string" table:style-name="ce1">
            <text:p>padre</text:p>
          </table:table-cell>
          <table:table-cell office:value-type="float" office:value="412" table:style-name="ce1">
            <text:p>412</text:p>
          </table:table-cell>
          <table:table-cell office:value-type="float" office:value="9798439" table:formula="of:=RANDBETWEEN(1000000;9999999)" table:style-name="ce2">
            <text:p>9798439</text:p>
          </table:table-cell>
          <table:table-cell office:value-type="float" office:value="51468617" table:formula="of:=RANDBETWEEN(10000000;100000000)" table:style-name="ce2">
            <text:p>51468617</text:p>
          </table:table-cell>
          <table:table-cell office:value-type="string" office:string-value="Taiwán" table:formula="of:=[.F60]" table:style-name="ce1">
            <text:p>Taiwán</text:p>
          </table:table-cell>
          <table:table-cell office:value-type="float" office:value="29054874" table:formula="of:=RANDBETWEEN(10000000;100000000)" table:style-name="ce2">
            <text:p>29054874</text:p>
          </table:table-cell>
          <table:table-cell office:value-type="string" table:style-name="ce1">
            <text:p>Irlanda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4" table:formula="of:=[.D60]" table:style-name="ce1">
            <text:p>24</text:p>
          </table:table-cell>
          <table:table-cell table:style-name="ce1"/>
          <table:table-cell office:value-type="string" office:string-value="('Adria','Cloe','Armijo','Hall','1984-05-21',173,68,'marrón claro','20/12.5','top_secret','personal_inteligencia_data/foto.png','personal_inteligencia_data/huella_digital.png','personal_inteligencia_data/huella_retina.png',ROW(58,4125766052) ,ROW('10540098','Australia'),ARRAY['español','inglés','portugués','francés','null','null']::varchar(50)[], ARRAY[ ROW('Marlene',null,'Maravilla','Merino','1938-07-26','madre',ROW(58,4127589581) ), ROW('Emiliana',null,'Mariscal','Lora','1938-07-26','padre',ROW(58,4129798439) )]::familiar_ty[], ARRAY[ ROW('51468617','Taiwán'),row('29054874','Irlanda') ]::identificacion_ty[], ARRAY[ ROW('Enfermería','null','null'), ROW('null','null','null') ]::nivel_educativo_ty[],null,'24')," table:formula="of:=CONCATENATE(&quot;(&quot;;[.J60];&quot;,&quot;;[.K60];&quot;,&quot;;[.L60];&quot;,&quot;;[.M60];&quot;,'&quot;;[.N60];&quot;',&quot;;[.O60];&quot;,&quot;;[.P60];&quot;,'&quot;;[.Q60];&quot;','&quot;;[.R60];&quot;','&quot;;[.S60];&quot;',&quot;;[.T60];&quot;,&quot;;[.U60];&quot;,&quot;;[.V60];&quot;,ROW(58,&quot;;[.W60];[.X60];&quot;) ,ROW('&quot;;[.Y60];&quot;','&quot;;[.Z60];&quot;'),ARRAY['&quot;;[.AA60];&quot;','&quot;;[.AB60];&quot;','&quot;;[.AC60];&quot;','&quot;;[.AD60];&quot;','&quot;;[.AE60];&quot;','&quot;;[.AF60];&quot;']::varchar(50)[], ARRAY[ ROW(&quot;;[.AG60];&quot;,&quot;;[.AH60];&quot;,&quot;;[.AI60];&quot;,&quot;;[.AJ60];&quot;,'&quot;;[.AK60];&quot;','&quot;;[.AL60];&quot;',ROW(58,&quot;;[.AM60];[.AN60];&quot;) ), ROW(&quot;;[.AO60];&quot;,&quot;;[.AP60];&quot;,&quot;;[.AQ60];&quot;,&quot;;[.AR60];&quot;,'&quot;;[.AS60];&quot;','&quot;;[.AT60];&quot;',ROW(58,&quot;;[.AU60];[.AV60];&quot;) )]::familiar_ty[], ARRAY[ ROW('&quot;;[.AW60];&quot;','&quot;;[.AX60];&quot;'),row('&quot;;[.AY60];&quot;','&quot;;[.AZ60];&quot;') ]::identificacion_ty[], ARRAY[ ROW('&quot;;[.BA60];&quot;','&quot;;[.BB60];&quot;','&quot;;[.BC60];&quot;'), ROW('&quot;;[.BD60];&quot;','&quot;;[.BE60];&quot;','&quot;;[.BF60];&quot;') ]::nivel_educativo_ty[],null,'&quot;;[.BG60];&quot;'),&quot;)" table:style-name="ce15">
            <text:p>('Adria','Cloe','Armijo','Hall','1984-05-21',173,68,'marrón claro','20/12.5','top_secret','personal_inteligencia_data/foto.png','personal_inteligencia_data/huella_digital.png','personal_inteligencia_data/huella_retina.png',ROW(58,4125766052) ,ROW('10540098','Australia'),ARRAY['español','inglés','portugués','francés','null','null']::varchar(50)[], ARRAY[ ROW('Marlene',null,'Maravilla','Merino','1938-07-26','madre',ROW(58,4127589581) ), ROW('Emiliana',null,'Mariscal','Lora','1938-07-26','padre',ROW(58,4129798439) )]::familiar_ty[], ARRAY[ ROW('51468617','Taiwán'),row('29054874','Irlanda') ]::identificacion_ty[], ARRAY[ ROW('Enfermería','null','null'), ROW('null','null','null') ]::nivel_educativo_ty[],null,'24'),</text:p>
          </table:table-cell>
          <table:table-cell table:number-columns-repeated="16323"/>
        </table:table-row>
        <table:table-row table:style-name="ro3">
          <table:table-cell office:value-type="float" office:value="15" table:formula="of:=[.D61]-9" table:style-name="ce3">
            <text:p>15</text:p>
          </table:table-cell>
          <table:table-cell office:value-type="float" office:value="5" table:style-name="ce9">
            <text:p>5</text:p>
          </table:table-cell>
          <table:table-cell office:value-type="float" office:value="25" table:formula="of:=[.A61]+10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58" table:style-name="ce5">
            <text:p>5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Sharo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Beltran'</text:p>
          </table:table-cell>
          <table:table-cell office:value-type="string" table:style-name="ce1">
            <text:p>'Gallardo'</text:p>
          </table:table-cell>
          <table:table-cell office:value-type="string" table:style-name="ce11">
            <text:p>2000-08-10</text:p>
          </table:table-cell>
          <table:table-cell office:value-type="float" office:value="165" table:style-name="ce12">
            <text:p>165</text:p>
          </table:table-cell>
          <table:table-cell office:value-type="float" office:value="86" table:style-name="ce12">
            <text:p>86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1167182" table:formula="of:=RANDBETWEEN(1000000;9999999)" table:style-name="ce2">
            <text:p>1167182</text:p>
          </table:table-cell>
          <table:table-cell office:value-type="float" office:value="20372407" table:formula="of:=RANDBETWEEN(10000000;99999999)" table:style-name="ce2">
            <text:p>20372407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vazos'</text:p>
          </table:table-cell>
          <table:table-cell office:value-type="string" table:style-name="ce1">
            <text:p>'Coronado'</text:p>
          </table:table-cell>
          <table:table-cell office:value-type="string" table:style-name="ce11">
            <text:p>1949-10-16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2487782" table:formula="of:=RANDBETWEEN(1000000;9999999)" table:style-name="ce2">
            <text:p>2487782</text:p>
          </table:table-cell>
          <table:table-cell office:value-type="string" table:style-name="ce1">
            <text:p>'Dulce'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Farias'</text:p>
          </table:table-cell>
          <table:table-cell office:value-type="string" table:style-name="ce11">
            <text:p>1949-10-16</text:p>
          </table:table-cell>
          <table:table-cell office:value-type="string" table:style-name="ce1">
            <text:p>padre</text:p>
          </table:table-cell>
          <table:table-cell office:value-type="float" office:value="281" table:style-name="ce14">
            <text:p>281</text:p>
          </table:table-cell>
          <table:table-cell office:value-type="float" office:value="5972391" table:formula="of:=RANDBETWEEN(1000000;9999999)" table:style-name="ce2">
            <text:p>5972391</text:p>
          </table:table-cell>
          <table:table-cell office:value-type="float" office:value="88459644" table:formula="of:=RANDBETWEEN(10000000;100000000)" table:style-name="ce2">
            <text:p>88459644</text:p>
          </table:table-cell>
          <table:table-cell office:value-type="string" office:string-value="Taiwán" table:formula="of:=[.F61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4" table:formula="of:=[.D61]" table:style-name="ce1">
            <text:p>24</text:p>
          </table:table-cell>
          <table:table-cell table:style-name="ce1"/>
          <table:table-cell office:value-type="string" office:string-value="('Sharon',null,'Beltran','Gallardo','2000-08-10',165,86,'marrón claro','20/20','no_clasificado','personal_inteligencia_data/foto.png','personal_inteligencia_data/huella_digital.png','personal_inteligencia_data/huella_retina.png',ROW(58,4121167182) ,ROW('20372407','Holanda'),ARRAY['inglés','árabe','portugués','francés','null','null']::varchar(50)[], ARRAY[ ROW('Liliana',null,'Cavazos','Coronado','1949-10-16','hermano',ROW(58,2812487782) ), ROW('Dulce','Aleyda','Jacobo','Farias','1949-10-16','padre',ROW(58,2815972391) )]::familiar_ty[], ARRAY[ ROW('88459644','Taiwán'),row('null','null') ]::identificacion_ty[], ARRAY[ ROW('Filosofía','null','null'), ROW('Comunicación','null','null') ]::nivel_educativo_ty[],null,'24')," table:formula="of:=CONCATENATE(&quot;(&quot;;[.J61];&quot;,&quot;;[.K61];&quot;,&quot;;[.L61];&quot;,&quot;;[.M61];&quot;,'&quot;;[.N61];&quot;',&quot;;[.O61];&quot;,&quot;;[.P61];&quot;,'&quot;;[.Q61];&quot;','&quot;;[.R61];&quot;','&quot;;[.S61];&quot;',&quot;;[.T61];&quot;,&quot;;[.U61];&quot;,&quot;;[.V61];&quot;,ROW(58,&quot;;[.W61];[.X61];&quot;) ,ROW('&quot;;[.Y61];&quot;','&quot;;[.Z61];&quot;'),ARRAY['&quot;;[.AA61];&quot;','&quot;;[.AB61];&quot;','&quot;;[.AC61];&quot;','&quot;;[.AD61];&quot;','&quot;;[.AE61];&quot;','&quot;;[.AF61];&quot;']::varchar(50)[], ARRAY[ ROW(&quot;;[.AG61];&quot;,&quot;;[.AH61];&quot;,&quot;;[.AI61];&quot;,&quot;;[.AJ61];&quot;,'&quot;;[.AK61];&quot;','&quot;;[.AL61];&quot;',ROW(58,&quot;;[.AM61];[.AN61];&quot;) ), ROW(&quot;;[.AO61];&quot;,&quot;;[.AP61];&quot;,&quot;;[.AQ61];&quot;,&quot;;[.AR61];&quot;,'&quot;;[.AS61];&quot;','&quot;;[.AT61];&quot;',ROW(58,&quot;;[.AU61];[.AV61];&quot;) )]::familiar_ty[], ARRAY[ ROW('&quot;;[.AW61];&quot;','&quot;;[.AX61];&quot;'),row('&quot;;[.AY61];&quot;','&quot;;[.AZ61];&quot;') ]::identificacion_ty[], ARRAY[ ROW('&quot;;[.BA61];&quot;','&quot;;[.BB61];&quot;','&quot;;[.BC61];&quot;'), ROW('&quot;;[.BD61];&quot;','&quot;;[.BE61];&quot;','&quot;;[.BF61];&quot;') ]::nivel_educativo_ty[],null,'&quot;;[.BG61];&quot;'),&quot;)" table:style-name="ce15">
            <text:p>('Sharon',null,'Beltran','Gallardo','2000-08-10',165,86,'marrón claro','20/20','no_clasificado','personal_inteligencia_data/foto.png','personal_inteligencia_data/huella_digital.png','personal_inteligencia_data/huella_retina.png',ROW(58,4121167182) ,ROW('20372407','Holanda'),ARRAY['inglés','árabe','portugués','francés','null','null']::varchar(50)[], ARRAY[ ROW('Liliana',null,'Cavazos','Coronado','1949-10-16','hermano',ROW(58,2812487782) ), ROW('Dulce','Aleyda','Jacobo','Farias','1949-10-16','padre',ROW(58,2815972391) )]::familiar_ty[], ARRAY[ ROW('88459644','Taiwán'),row('null','null') ]::identificacion_ty[], ARRAY[ ROW('Filosofía','null','null'), ROW('Comunicación','null','null') ]::nivel_educativo_ty[],null,'24'),</text:p>
          </table:table-cell>
          <table:table-cell table:number-columns-repeated="16323"/>
        </table:table-row>
        <table:table-row table:style-name="ro3">
          <table:table-cell office:value-type="float" office:value="15" table:formula="of:=[.D62]-9" table:style-name="ce3">
            <text:p>15</text:p>
          </table:table-cell>
          <table:table-cell office:value-type="float" office:value="5" table:style-name="ce9">
            <text:p>5</text:p>
          </table:table-cell>
          <table:table-cell office:value-type="float" office:value="25" table:formula="of:=[.A62]+10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59" table:style-name="ce5">
            <text:p>5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fred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lores'</text:p>
          </table:table-cell>
          <table:table-cell office:value-type="string" table:style-name="ce1">
            <text:p>'Velazquez'</text:p>
          </table:table-cell>
          <table:table-cell office:value-type="string" table:style-name="ce11">
            <text:p>1989-01-05</text:p>
          </table:table-cell>
          <table:table-cell office:value-type="float" office:value="172" table:style-name="ce12">
            <text:p>172</text:p>
          </table:table-cell>
          <table:table-cell office:value-type="float" office:value="76" table:style-name="ce12">
            <text:p>76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6348756" table:formula="of:=RANDBETWEEN(1000000;9999999)" table:style-name="ce2">
            <text:p>6348756</text:p>
          </table:table-cell>
          <table:table-cell office:value-type="float" office:value="48708152" table:formula="of:=RANDBETWEEN(10000000;99999999)" table:style-name="ce2">
            <text:p>48708152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Carola'</text:p>
          </table:table-cell>
          <table:table-cell office:value-type="string" table:style-name="ce1">
            <text:p>'Olivares'</text:p>
          </table:table-cell>
          <table:table-cell office:value-type="string" table:style-name="ce1">
            <text:p>'Rubio'</text:p>
          </table:table-cell>
          <table:table-cell office:value-type="string" table:style-name="ce11">
            <text:p>1979-08-01</text:p>
          </table:table-cell>
          <table:table-cell office:value-type="string" table:style-name="ce1">
            <text:p>madre</text:p>
          </table:table-cell>
          <table:table-cell office:value-type="float" office:value="287" table:style-name="ce14">
            <text:p>287</text:p>
          </table:table-cell>
          <table:table-cell office:value-type="float" office:value="4729060" table:formula="of:=RANDBETWEEN(1000000;9999999)" table:style-name="ce2">
            <text:p>4729060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Montez'</text:p>
          </table:table-cell>
          <table:table-cell office:value-type="string" table:style-name="ce1">
            <text:p>'Walker'</text:p>
          </table:table-cell>
          <table:table-cell office:value-type="string" table:style-name="ce11">
            <text:p>1979-08-01</text:p>
          </table:table-cell>
          <table:table-cell office:value-type="string" table:style-name="ce1">
            <text:p>hermano</text:p>
          </table:table-cell>
          <table:table-cell office:value-type="float" office:value="287" table:style-name="ce14">
            <text:p>287</text:p>
          </table:table-cell>
          <table:table-cell office:value-type="float" office:value="2739279" table:formula="of:=RANDBETWEEN(1000000;9999999)" table:style-name="ce2">
            <text:p>2739279</text:p>
          </table:table-cell>
          <table:table-cell office:value-type="float" office:value="57132513" table:formula="of:=RANDBETWEEN(10000000;100000000)" table:style-name="ce2">
            <text:p>57132513</text:p>
          </table:table-cell>
          <table:table-cell office:value-type="string" office:string-value="Taiwán" table:formula="of:=[.F62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4" table:formula="of:=[.D62]" table:style-name="ce1">
            <text:p>24</text:p>
          </table:table-cell>
          <table:table-cell table:style-name="ce1"/>
          <table:table-cell office:value-type="string" office:string-value="('Alfredo',null,'Flores','Velazquez','1989-01-05',172,76,'marrón oscuro','20/50','no_clasificado','personal_inteligencia_data/foto.png','personal_inteligencia_data/huella_digital.png','personal_inteligencia_data/huella_retina.png',ROW(58,2346348756) ,ROW('48708152','Malasia'),ARRAY['español','inglés','hindi','ruso','mandarín','bengalí']::varchar(50)[], ARRAY[ ROW('Ana','Carola','Olivares','Rubio','1979-08-01','madre',ROW(58,2874729060) ), ROW('Marcelo','Vicente','Montez','Walker','1979-08-01','hermano',ROW(58,2872739279) )]::familiar_ty[], ARRAY[ ROW('57132513','Taiwán'),row('null','null') ]::identificacion_ty[], ARRAY[ ROW('Economía','null','null'), ROW('null','null','null') ]::nivel_educativo_ty[],null,'24')," table:formula="of:=CONCATENATE(&quot;(&quot;;[.J62];&quot;,&quot;;[.K62];&quot;,&quot;;[.L62];&quot;,&quot;;[.M62];&quot;,'&quot;;[.N62];&quot;',&quot;;[.O62];&quot;,&quot;;[.P62];&quot;,'&quot;;[.Q62];&quot;','&quot;;[.R62];&quot;','&quot;;[.S62];&quot;',&quot;;[.T62];&quot;,&quot;;[.U62];&quot;,&quot;;[.V62];&quot;,ROW(58,&quot;;[.W62];[.X62];&quot;) ,ROW('&quot;;[.Y62];&quot;','&quot;;[.Z62];&quot;'),ARRAY['&quot;;[.AA62];&quot;','&quot;;[.AB62];&quot;','&quot;;[.AC62];&quot;','&quot;;[.AD62];&quot;','&quot;;[.AE62];&quot;','&quot;;[.AF62];&quot;']::varchar(50)[], ARRAY[ ROW(&quot;;[.AG62];&quot;,&quot;;[.AH62];&quot;,&quot;;[.AI62];&quot;,&quot;;[.AJ62];&quot;,'&quot;;[.AK62];&quot;','&quot;;[.AL62];&quot;',ROW(58,&quot;;[.AM62];[.AN62];&quot;) ), ROW(&quot;;[.AO62];&quot;,&quot;;[.AP62];&quot;,&quot;;[.AQ62];&quot;,&quot;;[.AR62];&quot;,'&quot;;[.AS62];&quot;','&quot;;[.AT62];&quot;',ROW(58,&quot;;[.AU62];[.AV62];&quot;) )]::familiar_ty[], ARRAY[ ROW('&quot;;[.AW62];&quot;','&quot;;[.AX62];&quot;'),row('&quot;;[.AY62];&quot;','&quot;;[.AZ62];&quot;') ]::identificacion_ty[], ARRAY[ ROW('&quot;;[.BA62];&quot;','&quot;;[.BB62];&quot;','&quot;;[.BC62];&quot;'), ROW('&quot;;[.BD62];&quot;','&quot;;[.BE62];&quot;','&quot;;[.BF62];&quot;') ]::nivel_educativo_ty[],null,'&quot;;[.BG62];&quot;'),&quot;)" table:style-name="ce15">
            <text:p>('Alfredo',null,'Flores','Velazquez','1989-01-05',172,76,'marrón oscuro','20/50','no_clasificado','personal_inteligencia_data/foto.png','personal_inteligencia_data/huella_digital.png','personal_inteligencia_data/huella_retina.png',ROW(58,2346348756) ,ROW('48708152','Malasia'),ARRAY['español','inglés','hindi','ruso','mandarín','bengalí']::varchar(50)[], ARRAY[ ROW('Ana','Carola','Olivares','Rubio','1979-08-01','madre',ROW(58,2874729060) ), ROW('Marcelo','Vicente','Montez','Walker','1979-08-01','hermano',ROW(58,2872739279) )]::familiar_ty[], ARRAY[ ROW('57132513','Taiwán'),row('null','null') ]::identificacion_ty[], ARRAY[ ROW('Economía','null','null'), ROW('null','null','null') ]::nivel_educativo_ty[],null,'24'),</text:p>
          </table:table-cell>
          <table:table-cell table:number-columns-repeated="16323"/>
        </table:table-row>
        <table:table-row table:style-name="ro3">
          <table:table-cell office:value-type="float" office:value="15" table:formula="of:=[.D63]-9" table:style-name="ce3">
            <text:p>15</text:p>
          </table:table-cell>
          <table:table-cell office:value-type="float" office:value="5" table:style-name="ce9">
            <text:p>5</text:p>
          </table:table-cell>
          <table:table-cell office:value-type="float" office:value="25" table:formula="of:=[.A63]+10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60" table:style-name="ce5">
            <text:p>6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mperatriz'</text:p>
          </table:table-cell>
          <table:table-cell office:value-type="string" table:style-name="ce1">
            <text:p>'Georgia'</text:p>
          </table:table-cell>
          <table:table-cell office:value-type="string" table:style-name="ce1">
            <text:p>'Castanon'</text:p>
          </table:table-cell>
          <table:table-cell office:value-type="string" table:style-name="ce1">
            <text:p>'Castillo'</text:p>
          </table:table-cell>
          <table:table-cell office:value-type="string" table:style-name="ce11">
            <text:p>2000-08-09</text:p>
          </table:table-cell>
          <table:table-cell office:value-type="float" office:value="176" table:style-name="ce12">
            <text:p>176</text:p>
          </table:table-cell>
          <table:table-cell office:value-type="float" office:value="66" table:style-name="ce12">
            <text:p>66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3171254" table:formula="of:=RANDBETWEEN(1000000;9999999)" table:style-name="ce2">
            <text:p>3171254</text:p>
          </table:table-cell>
          <table:table-cell office:value-type="float" office:value="91142210" table:formula="of:=RANDBETWEEN(10000000;99999999)" table:style-name="ce2">
            <text:p>91142210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dria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rice'</text:p>
          </table:table-cell>
          <table:table-cell office:value-type="string" table:style-name="ce1">
            <text:p>'Becerra'</text:p>
          </table:table-cell>
          <table:table-cell office:value-type="string" table:style-name="ce11">
            <text:p>1981-01-22</text:p>
          </table:table-cell>
          <table:table-cell office:value-type="string" table:style-name="ce1">
            <text:p>primo</text:p>
          </table:table-cell>
          <table:table-cell office:value-type="float" office:value="412" table:style-name="ce1">
            <text:p>412</text:p>
          </table:table-cell>
          <table:table-cell office:value-type="float" office:value="9223003" table:formula="of:=RANDBETWEEN(1000000;9999999)" table:style-name="ce2">
            <text:p>9223003</text:p>
          </table:table-cell>
          <table:table-cell office:value-type="string" table:style-name="ce1">
            <text:p>'Daniel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rice'</text:p>
          </table:table-cell>
          <table:table-cell office:value-type="string" table:style-name="ce1">
            <text:p>'Gallardo'</text:p>
          </table:table-cell>
          <table:table-cell office:value-type="string" table:style-name="ce11">
            <text:p>1981-01-22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3604589" table:formula="of:=RANDBETWEEN(1000000;9999999)" table:style-name="ce2">
            <text:p>3604589</text:p>
          </table:table-cell>
          <table:table-cell office:value-type="float" office:value="51771714" table:formula="of:=RANDBETWEEN(10000000;100000000)" table:style-name="ce2">
            <text:p>51771714</text:p>
          </table:table-cell>
          <table:table-cell office:value-type="string" office:string-value="Taiwán" table:formula="of:=[.F63]" table:style-name="ce1">
            <text:p>Taiwán</text:p>
          </table:table-cell>
          <table:table-cell office:value-type="float" office:value="71418093" table:formula="of:=RANDBETWEEN(10000000;100000000)" table:style-name="ce2">
            <text:p>71418093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4" table:formula="of:=[.D63]" table:style-name="ce1">
            <text:p>24</text:p>
          </table:table-cell>
          <table:table-cell table:style-name="ce1"/>
          <table:table-cell office:value-type="string" office:string-value="('Emperatriz','Georgia','Castanon','Castillo','2000-08-09',176,66,'verde oscuro','20/25','confidencial','personal_inteligencia_data/foto.png','personal_inteligencia_data/huella_digital.png','personal_inteligencia_data/huella_retina.png',ROW(58,4123171254) ,ROW('91142210','Zimbabue'),ARRAY['español','inglés','portugués','francés','null','null']::varchar(50)[], ARRAY[ ROW('Adrian',null,'Price','Becerra','1981-01-22','primo',ROW(58,4129223003) ), ROW('Daniel',null,'Price','Gallardo','1981-01-22','abuelo',ROW(58,4123604589) )]::familiar_ty[], ARRAY[ ROW('51771714','Taiwán'),row('71418093','Australia') ]::identificacion_ty[], ARRAY[ ROW('Derecho','null','null'), ROW('null','null','null') ]::nivel_educativo_ty[],null,'24')," table:formula="of:=CONCATENATE(&quot;(&quot;;[.J63];&quot;,&quot;;[.K63];&quot;,&quot;;[.L63];&quot;,&quot;;[.M63];&quot;,'&quot;;[.N63];&quot;',&quot;;[.O63];&quot;,&quot;;[.P63];&quot;,'&quot;;[.Q63];&quot;','&quot;;[.R63];&quot;','&quot;;[.S63];&quot;',&quot;;[.T63];&quot;,&quot;;[.U63];&quot;,&quot;;[.V63];&quot;,ROW(58,&quot;;[.W63];[.X63];&quot;) ,ROW('&quot;;[.Y63];&quot;','&quot;;[.Z63];&quot;'),ARRAY['&quot;;[.AA63];&quot;','&quot;;[.AB63];&quot;','&quot;;[.AC63];&quot;','&quot;;[.AD63];&quot;','&quot;;[.AE63];&quot;','&quot;;[.AF63];&quot;']::varchar(50)[], ARRAY[ ROW(&quot;;[.AG63];&quot;,&quot;;[.AH63];&quot;,&quot;;[.AI63];&quot;,&quot;;[.AJ63];&quot;,'&quot;;[.AK63];&quot;','&quot;;[.AL63];&quot;',ROW(58,&quot;;[.AM63];[.AN63];&quot;) ), ROW(&quot;;[.AO63];&quot;,&quot;;[.AP63];&quot;,&quot;;[.AQ63];&quot;,&quot;;[.AR63];&quot;,'&quot;;[.AS63];&quot;','&quot;;[.AT63];&quot;',ROW(58,&quot;;[.AU63];[.AV63];&quot;) )]::familiar_ty[], ARRAY[ ROW('&quot;;[.AW63];&quot;','&quot;;[.AX63];&quot;'),row('&quot;;[.AY63];&quot;','&quot;;[.AZ63];&quot;') ]::identificacion_ty[], ARRAY[ ROW('&quot;;[.BA63];&quot;','&quot;;[.BB63];&quot;','&quot;;[.BC63];&quot;'), ROW('&quot;;[.BD63];&quot;','&quot;;[.BE63];&quot;','&quot;;[.BF63];&quot;') ]::nivel_educativo_ty[],null,'&quot;;[.BG63];&quot;'),&quot;)" table:style-name="ce15">
            <text:p>('Emperatriz','Georgia','Castanon','Castillo','2000-08-09',176,66,'verde oscuro','20/25','confidencial','personal_inteligencia_data/foto.png','personal_inteligencia_data/huella_digital.png','personal_inteligencia_data/huella_retina.png',ROW(58,4123171254) ,ROW('91142210','Zimbabue'),ARRAY['español','inglés','portugués','francés','null','null']::varchar(50)[], ARRAY[ ROW('Adrian',null,'Price','Becerra','1981-01-22','primo',ROW(58,4129223003) ), ROW('Daniel',null,'Price','Gallardo','1981-01-22','abuelo',ROW(58,4123604589) )]::familiar_ty[], ARRAY[ ROW('51771714','Taiwán'),row('71418093','Australia') ]::identificacion_ty[], ARRAY[ ROW('Derecho','null','null'), ROW('null','null','null') ]::nivel_educativo_ty[],null,'24'),</text:p>
          </table:table-cell>
          <table:table-cell table:number-columns-repeated="16323"/>
        </table:table-row>
        <table:table-row table:style-name="ro3">
          <table:table-cell office:value-type="float" office:value="16" table:formula="of:=[.D64]-9" table:style-name="ce3">
            <text:p>16</text:p>
          </table:table-cell>
          <table:table-cell office:value-type="float" office:value="6" table:style-name="ce9">
            <text:p>6</text:p>
          </table:table-cell>
          <table:table-cell office:value-type="float" office:value="26" table:formula="of:=[.A64]+10" table:style-name="ce3">
            <text:p>26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1" table:style-name="ce5">
            <text:p>6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Sylvi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raballo'</text:p>
          </table:table-cell>
          <table:table-cell office:value-type="string" table:style-name="ce1">
            <text:p>'Velarde'</text:p>
          </table:table-cell>
          <table:table-cell office:value-type="string" table:style-name="ce11">
            <text:p>1996-11-16</text:p>
          </table:table-cell>
          <table:table-cell office:value-type="float" office:value="161" table:style-name="ce12">
            <text:p>161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63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7211289" table:formula="of:=RANDBETWEEN(1000000;9999999)" table:style-name="ce2">
            <text:p>7211289</text:p>
          </table:table-cell>
          <table:table-cell office:value-type="float" office:value="60685602" table:formula="of:=RANDBETWEEN(10000000;99999999)" table:style-name="ce2">
            <text:p>60685602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Anunciacio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suna'</text:p>
          </table:table-cell>
          <table:table-cell office:value-type="string" table:style-name="ce1">
            <text:p>'Barcenas'</text:p>
          </table:table-cell>
          <table:table-cell office:value-type="string" table:style-name="ce11">
            <text:p>1938-06-18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7388146" table:formula="of:=RANDBETWEEN(1000000;9999999)" table:style-name="ce2">
            <text:p>7388146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Gregorio'</text:p>
          </table:table-cell>
          <table:table-cell office:value-type="string" table:style-name="ce1">
            <text:p>'Madrid'</text:p>
          </table:table-cell>
          <table:table-cell office:value-type="string" table:style-name="ce1">
            <text:p>'Larios'</text:p>
          </table:table-cell>
          <table:table-cell office:value-type="string" table:style-name="ce11">
            <text:p>1938-06-18</text:p>
          </table:table-cell>
          <table:table-cell office:value-type="string" table:style-name="ce1">
            <text:p>tío</text:p>
          </table:table-cell>
          <table:table-cell office:value-type="float" office:value="412" table:style-name="ce1">
            <text:p>412</text:p>
          </table:table-cell>
          <table:table-cell office:value-type="float" office:value="9725685" table:formula="of:=RANDBETWEEN(1000000;9999999)" table:style-name="ce2">
            <text:p>9725685</text:p>
          </table:table-cell>
          <table:table-cell office:value-type="float" office:value="35800937" table:formula="of:=RANDBETWEEN(10000000;100000000)" table:style-name="ce2">
            <text:p>35800937</text:p>
          </table:table-cell>
          <table:table-cell office:value-type="string" office:string-value="Malasia" table:formula="of:=[.F64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5" table:formula="of:=[.D64]" table:style-name="ce1">
            <text:p>25</text:p>
          </table:table-cell>
          <table:table-cell table:style-name="ce1"/>
          <table:table-cell office:value-type="string" office:string-value="('Sylvia',null,'Caraballo','Velarde','1996-11-16',161,74,'azul claro','20/63','top_secret','personal_inteligencia_data/foto.png','personal_inteligencia_data/huella_digital.png','personal_inteligencia_data/huella_retina.png',ROW(58,2817211289) ,ROW('60685602','Australia'),ARRAY['español','inglés','hindi','ruso','mandarín','bengalí']::varchar(50)[], ARRAY[ ROW('Anunciacion',null,'Osuna','Barcenas','1938-06-18','hermano',ROW(58,4127388146) ), ROW('Juan','Gregorio','Madrid','Larios','1938-06-18','tío',ROW(58,4129725685) )]::familiar_ty[], ARRAY[ ROW('35800937','Malasia'),row('null','null') ]::identificacion_ty[], ARRAY[ ROW('Comunicación','null','null'), ROW('Derecho','null','null') ]::nivel_educativo_ty[],null,'25')," table:formula="of:=CONCATENATE(&quot;(&quot;;[.J64];&quot;,&quot;;[.K64];&quot;,&quot;;[.L64];&quot;,&quot;;[.M64];&quot;,'&quot;;[.N64];&quot;',&quot;;[.O64];&quot;,&quot;;[.P64];&quot;,'&quot;;[.Q64];&quot;','&quot;;[.R64];&quot;','&quot;;[.S64];&quot;',&quot;;[.T64];&quot;,&quot;;[.U64];&quot;,&quot;;[.V64];&quot;,ROW(58,&quot;;[.W64];[.X64];&quot;) ,ROW('&quot;;[.Y64];&quot;','&quot;;[.Z64];&quot;'),ARRAY['&quot;;[.AA64];&quot;','&quot;;[.AB64];&quot;','&quot;;[.AC64];&quot;','&quot;;[.AD64];&quot;','&quot;;[.AE64];&quot;','&quot;;[.AF64];&quot;']::varchar(50)[], ARRAY[ ROW(&quot;;[.AG64];&quot;,&quot;;[.AH64];&quot;,&quot;;[.AI64];&quot;,&quot;;[.AJ64];&quot;,'&quot;;[.AK64];&quot;','&quot;;[.AL64];&quot;',ROW(58,&quot;;[.AM64];[.AN64];&quot;) ), ROW(&quot;;[.AO64];&quot;,&quot;;[.AP64];&quot;,&quot;;[.AQ64];&quot;,&quot;;[.AR64];&quot;,'&quot;;[.AS64];&quot;','&quot;;[.AT64];&quot;',ROW(58,&quot;;[.AU64];[.AV64];&quot;) )]::familiar_ty[], ARRAY[ ROW('&quot;;[.AW64];&quot;','&quot;;[.AX64];&quot;'),row('&quot;;[.AY64];&quot;','&quot;;[.AZ64];&quot;') ]::identificacion_ty[], ARRAY[ ROW('&quot;;[.BA64];&quot;','&quot;;[.BB64];&quot;','&quot;;[.BC64];&quot;'), ROW('&quot;;[.BD64];&quot;','&quot;;[.BE64];&quot;','&quot;;[.BF64];&quot;') ]::nivel_educativo_ty[],null,'&quot;;[.BG64];&quot;'),&quot;)" table:style-name="ce15">
            <text:p>('Sylvia',null,'Caraballo','Velarde','1996-11-16',161,74,'azul claro','20/63','top_secret','personal_inteligencia_data/foto.png','personal_inteligencia_data/huella_digital.png','personal_inteligencia_data/huella_retina.png',ROW(58,2817211289) ,ROW('60685602','Australia'),ARRAY['español','inglés','hindi','ruso','mandarín','bengalí']::varchar(50)[], ARRAY[ ROW('Anunciacion',null,'Osuna','Barcenas','1938-06-18','hermano',ROW(58,4127388146) ), ROW('Juan','Gregorio','Madrid','Larios','1938-06-18','tío',ROW(58,4129725685) )]::familiar_ty[], ARRAY[ ROW('35800937','Malasia'),row('null','null') ]::identificacion_ty[], ARRAY[ ROW('Comunicación','null','null'), ROW('Derecho','null','null') ]::nivel_educativo_ty[],null,'25'),</text:p>
          </table:table-cell>
          <table:table-cell table:number-columns-repeated="16323"/>
        </table:table-row>
        <table:table-row table:style-name="ro3">
          <table:table-cell office:value-type="float" office:value="16" table:formula="of:=[.D65]-9" table:style-name="ce3">
            <text:p>16</text:p>
          </table:table-cell>
          <table:table-cell office:value-type="float" office:value="6" table:style-name="ce9">
            <text:p>6</text:p>
          </table:table-cell>
          <table:table-cell office:value-type="float" office:value="26" table:formula="of:=[.A65]+10" table:style-name="ce3">
            <text:p>26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2" table:style-name="ce5">
            <text:p>6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larence'</text:p>
          </table:table-cell>
          <table:table-cell office:value-type="string" table:style-name="ce1">
            <text:p>'Marsello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Campos'</text:p>
          </table:table-cell>
          <table:table-cell office:value-type="string" table:style-name="ce11">
            <text:p>2000-07-23</text:p>
          </table:table-cell>
          <table:table-cell office:value-type="float" office:value="154" table:style-name="ce12">
            <text:p>154</text:p>
          </table:table-cell>
          <table:table-cell office:value-type="float" office:value="90" table:style-name="ce12">
            <text:p>90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3164736" table:formula="of:=RANDBETWEEN(1000000;9999999)" table:style-name="ce2">
            <text:p>3164736</text:p>
          </table:table-cell>
          <table:table-cell office:value-type="float" office:value="49172356" table:formula="of:=RANDBETWEEN(10000000;99999999)" table:style-name="ce2">
            <text:p>49172356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'Carrillo'</text:p>
          </table:table-cell>
          <table:table-cell office:value-type="string" table:style-name="ce1">
            <text:p>'Cartagena'</text:p>
          </table:table-cell>
          <table:table-cell office:value-type="string" table:style-name="ce11">
            <text:p>1956-12-09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6409214" table:formula="of:=RANDBETWEEN(1000000;9999999)" table:style-name="ce2">
            <text:p>6409214</text:p>
          </table:table-cell>
          <table:table-cell office:value-type="string" table:style-name="ce1">
            <text:p>'Ava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Caballero'</text:p>
          </table:table-cell>
          <table:table-cell office:value-type="string" table:style-name="ce11">
            <text:p>1956-12-09</text:p>
          </table:table-cell>
          <table:table-cell office:value-type="string" table:style-name="ce1">
            <text:p>tío</text:p>
          </table:table-cell>
          <table:table-cell office:value-type="float" office:value="424" table:style-name="ce1">
            <text:p>424</text:p>
          </table:table-cell>
          <table:table-cell office:value-type="float" office:value="5459968" table:formula="of:=RANDBETWEEN(1000000;9999999)" table:style-name="ce2">
            <text:p>5459968</text:p>
          </table:table-cell>
          <table:table-cell office:value-type="float" office:value="53670886" table:formula="of:=RANDBETWEEN(10000000;100000000)" table:style-name="ce2">
            <text:p>53670886</text:p>
          </table:table-cell>
          <table:table-cell office:value-type="string" office:string-value="Malasia" table:formula="of:=[.F65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5" table:formula="of:=[.D65]" table:style-name="ce1">
            <text:p>25</text:p>
          </table:table-cell>
          <table:table-cell table:style-name="ce1"/>
          <table:table-cell office:value-type="string" office:string-value="('Clarence','Marsello','Angel','Campos','2000-07-23',154,90,'marrón claro','20/160','no_clasificado','personal_inteligencia_data/foto.png','personal_inteligencia_data/huella_digital.png','personal_inteligencia_data/huella_retina.png',ROW(58,4243164736) ,ROW('49172356','Holanda'),ARRAY['español','inglés','hindi','francés','null','null']::varchar(50)[], ARRAY[ ROW('Liliana','Luisa','Carrillo','Cartagena','1956-12-09','hermano',ROW(58,4246409214) ), ROW('Ava','Guadalupe','Suarez','Caballero','1956-12-09','tío',ROW(58,4245459968) )]::familiar_ty[], ARRAY[ ROW('53670886','Malasia'),row('null','null') ]::identificacion_ty[], ARRAY[ ROW('Criminología','null','null'), ROW('Ciencias Sociales','null','null') ]::nivel_educativo_ty[],null,'25')," table:formula="of:=CONCATENATE(&quot;(&quot;;[.J65];&quot;,&quot;;[.K65];&quot;,&quot;;[.L65];&quot;,&quot;;[.M65];&quot;,'&quot;;[.N65];&quot;',&quot;;[.O65];&quot;,&quot;;[.P65];&quot;,'&quot;;[.Q65];&quot;','&quot;;[.R65];&quot;','&quot;;[.S65];&quot;',&quot;;[.T65];&quot;,&quot;;[.U65];&quot;,&quot;;[.V65];&quot;,ROW(58,&quot;;[.W65];[.X65];&quot;) ,ROW('&quot;;[.Y65];&quot;','&quot;;[.Z65];&quot;'),ARRAY['&quot;;[.AA65];&quot;','&quot;;[.AB65];&quot;','&quot;;[.AC65];&quot;','&quot;;[.AD65];&quot;','&quot;;[.AE65];&quot;','&quot;;[.AF65];&quot;']::varchar(50)[], ARRAY[ ROW(&quot;;[.AG65];&quot;,&quot;;[.AH65];&quot;,&quot;;[.AI65];&quot;,&quot;;[.AJ65];&quot;,'&quot;;[.AK65];&quot;','&quot;;[.AL65];&quot;',ROW(58,&quot;;[.AM65];[.AN65];&quot;) ), ROW(&quot;;[.AO65];&quot;,&quot;;[.AP65];&quot;,&quot;;[.AQ65];&quot;,&quot;;[.AR65];&quot;,'&quot;;[.AS65];&quot;','&quot;;[.AT65];&quot;',ROW(58,&quot;;[.AU65];[.AV65];&quot;) )]::familiar_ty[], ARRAY[ ROW('&quot;;[.AW65];&quot;','&quot;;[.AX65];&quot;'),row('&quot;;[.AY65];&quot;','&quot;;[.AZ65];&quot;') ]::identificacion_ty[], ARRAY[ ROW('&quot;;[.BA65];&quot;','&quot;;[.BB65];&quot;','&quot;;[.BC65];&quot;'), ROW('&quot;;[.BD65];&quot;','&quot;;[.BE65];&quot;','&quot;;[.BF65];&quot;') ]::nivel_educativo_ty[],null,'&quot;;[.BG65];&quot;'),&quot;)" table:style-name="ce15">
            <text:p>('Clarence','Marsello','Angel','Campos','2000-07-23',154,90,'marrón claro','20/160','no_clasificado','personal_inteligencia_data/foto.png','personal_inteligencia_data/huella_digital.png','personal_inteligencia_data/huella_retina.png',ROW(58,4243164736) ,ROW('49172356','Holanda'),ARRAY['español','inglés','hindi','francés','null','null']::varchar(50)[], ARRAY[ ROW('Liliana','Luisa','Carrillo','Cartagena','1956-12-09','hermano',ROW(58,4246409214) ), ROW('Ava','Guadalupe','Suarez','Caballero','1956-12-09','tío',ROW(58,4245459968) )]::familiar_ty[], ARRAY[ ROW('53670886','Malasia'),row('null','null') ]::identificacion_ty[], ARRAY[ ROW('Criminología','null','null'), ROW('Ciencias Sociales','null','null') ]::nivel_educativo_ty[],null,'25'),</text:p>
          </table:table-cell>
          <table:table-cell table:number-columns-repeated="16323"/>
        </table:table-row>
        <table:table-row table:style-name="ro3">
          <table:table-cell office:value-type="float" office:value="16" table:formula="of:=[.D66]-9" table:style-name="ce3">
            <text:p>16</text:p>
          </table:table-cell>
          <table:table-cell office:value-type="float" office:value="6" table:style-name="ce9">
            <text:p>6</text:p>
          </table:table-cell>
          <table:table-cell office:value-type="float" office:value="26" table:formula="of:=[.A66]+10" table:style-name="ce3">
            <text:p>26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3" table:style-name="ce5">
            <text:p>6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Donatila'</text:p>
          </table:table-cell>
          <table:table-cell office:value-type="string" table:style-name="ce1">
            <text:p>'Melania'</text:p>
          </table:table-cell>
          <table:table-cell office:value-type="string" table:style-name="ce1">
            <text:p>'Michel'</text:p>
          </table:table-cell>
          <table:table-cell office:value-type="string" table:style-name="ce1">
            <text:p>'Zambrano'</text:p>
          </table:table-cell>
          <table:table-cell office:value-type="string" table:style-name="ce11">
            <text:p>1994-06-22</text:p>
          </table:table-cell>
          <table:table-cell office:value-type="float" office:value="185" table:style-name="ce12">
            <text:p>185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5358520" table:formula="of:=RANDBETWEEN(1000000;9999999)" table:style-name="ce2">
            <text:p>5358520</text:p>
          </table:table-cell>
          <table:table-cell office:value-type="float" office:value="74833285" table:formula="of:=RANDBETWEEN(10000000;99999999)" table:style-name="ce2">
            <text:p>74833285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ozada'</text:p>
          </table:table-cell>
          <table:table-cell office:value-type="string" table:style-name="ce1">
            <text:p>'Ledesma'</text:p>
          </table:table-cell>
          <table:table-cell office:value-type="string" table:style-name="ce11">
            <text:p>1964-03-10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5569600" table:formula="of:=RANDBETWEEN(1000000;9999999)" table:style-name="ce2">
            <text:p>5569600</text:p>
          </table:table-cell>
          <table:table-cell office:value-type="string" table:style-name="ce1">
            <text:p>'Libertad'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Garces'</text:p>
          </table:table-cell>
          <table:table-cell office:value-type="string" table:style-name="ce1">
            <text:p>'Casanova'</text:p>
          </table:table-cell>
          <table:table-cell office:value-type="string" table:style-name="ce11">
            <text:p>1964-03-10</text:p>
          </table:table-cell>
          <table:table-cell office:value-type="string" table:style-name="ce1">
            <text:p>tío</text:p>
          </table:table-cell>
          <table:table-cell office:value-type="float" office:value="424" table:style-name="ce1">
            <text:p>424</text:p>
          </table:table-cell>
          <table:table-cell office:value-type="float" office:value="9229755" table:formula="of:=RANDBETWEEN(1000000;9999999)" table:style-name="ce2">
            <text:p>9229755</text:p>
          </table:table-cell>
          <table:table-cell office:value-type="float" office:value="84472729" table:formula="of:=RANDBETWEEN(10000000;100000000)" table:style-name="ce2">
            <text:p>84472729</text:p>
          </table:table-cell>
          <table:table-cell office:value-type="string" office:string-value="Malasia" table:formula="of:=[.F66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cción Internacional Humanitar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5" table:formula="of:=[.D66]" table:style-name="ce1">
            <text:p>25</text:p>
          </table:table-cell>
          <table:table-cell table:style-name="ce1"/>
          <table:table-cell office:value-type="string" office:string-value="('Donatila','Melania','Michel','Zambrano','1994-06-22',185,74,'azul claro','20/20','no_clasificado','personal_inteligencia_data/foto.png','personal_inteligencia_data/huella_digital.png','personal_inteligencia_data/huella_retina.png',ROW(58,4245358520) ,ROW('74833285','Taiwán'),ARRAY['inglés','árabe','portugués','francés','null','null']::varchar(50)[], ARRAY[ ROW('Santiago',null,'Lozada','Ledesma','1964-03-10','hermano',ROW(58,4245569600) ), ROW('Libertad','Eliana','Garces','Casanova','1964-03-10','tío',ROW(58,4249229755) )]::familiar_ty[], ARRAY[ ROW('84472729','Malasia'),row('null','null') ]::identificacion_ty[], ARRAY[ ROW('Ciencias Sociales','Máster','Acción Internacional Humanitaria'), ROW('null','null','null') ]::nivel_educativo_ty[],null,'25')," table:formula="of:=CONCATENATE(&quot;(&quot;;[.J66];&quot;,&quot;;[.K66];&quot;,&quot;;[.L66];&quot;,&quot;;[.M66];&quot;,'&quot;;[.N66];&quot;',&quot;;[.O66];&quot;,&quot;;[.P66];&quot;,'&quot;;[.Q66];&quot;','&quot;;[.R66];&quot;','&quot;;[.S66];&quot;',&quot;;[.T66];&quot;,&quot;;[.U66];&quot;,&quot;;[.V66];&quot;,ROW(58,&quot;;[.W66];[.X66];&quot;) ,ROW('&quot;;[.Y66];&quot;','&quot;;[.Z66];&quot;'),ARRAY['&quot;;[.AA66];&quot;','&quot;;[.AB66];&quot;','&quot;;[.AC66];&quot;','&quot;;[.AD66];&quot;','&quot;;[.AE66];&quot;','&quot;;[.AF66];&quot;']::varchar(50)[], ARRAY[ ROW(&quot;;[.AG66];&quot;,&quot;;[.AH66];&quot;,&quot;;[.AI66];&quot;,&quot;;[.AJ66];&quot;,'&quot;;[.AK66];&quot;','&quot;;[.AL66];&quot;',ROW(58,&quot;;[.AM66];[.AN66];&quot;) ), ROW(&quot;;[.AO66];&quot;,&quot;;[.AP66];&quot;,&quot;;[.AQ66];&quot;,&quot;;[.AR66];&quot;,'&quot;;[.AS66];&quot;','&quot;;[.AT66];&quot;',ROW(58,&quot;;[.AU66];[.AV66];&quot;) )]::familiar_ty[], ARRAY[ ROW('&quot;;[.AW66];&quot;','&quot;;[.AX66];&quot;'),row('&quot;;[.AY66];&quot;','&quot;;[.AZ66];&quot;') ]::identificacion_ty[], ARRAY[ ROW('&quot;;[.BA66];&quot;','&quot;;[.BB66];&quot;','&quot;;[.BC66];&quot;'), ROW('&quot;;[.BD66];&quot;','&quot;;[.BE66];&quot;','&quot;;[.BF66];&quot;') ]::nivel_educativo_ty[],null,'&quot;;[.BG66];&quot;'),&quot;)" table:style-name="ce15">
            <text:p>('Donatila','Melania','Michel','Zambrano','1994-06-22',185,74,'azul claro','20/20','no_clasificado','personal_inteligencia_data/foto.png','personal_inteligencia_data/huella_digital.png','personal_inteligencia_data/huella_retina.png',ROW(58,4245358520) ,ROW('74833285','Taiwán'),ARRAY['inglés','árabe','portugués','francés','null','null']::varchar(50)[], ARRAY[ ROW('Santiago',null,'Lozada','Ledesma','1964-03-10','hermano',ROW(58,4245569600) ), ROW('Libertad','Eliana','Garces','Casanova','1964-03-10','tío',ROW(58,4249229755) )]::familiar_ty[], ARRAY[ ROW('84472729','Malasia'),row('null','null') ]::identificacion_ty[], ARRAY[ ROW('Ciencias Sociales','Máster','Acción Internacional Humanitaria'), ROW('null','null','null') ]::nivel_educativo_ty[],null,'25'),</text:p>
          </table:table-cell>
          <table:table-cell table:number-columns-repeated="16323"/>
        </table:table-row>
        <table:table-row table:style-name="ro3">
          <table:table-cell office:value-type="float" office:value="16" table:formula="of:=[.D67]-9" table:style-name="ce3">
            <text:p>16</text:p>
          </table:table-cell>
          <table:table-cell office:value-type="float" office:value="6" table:style-name="ce9">
            <text:p>6</text:p>
          </table:table-cell>
          <table:table-cell office:value-type="float" office:value="26" table:formula="of:=[.A67]+10" table:style-name="ce3">
            <text:p>26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4" table:style-name="ce5">
            <text:p>6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rik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rdaz'</text:p>
          </table:table-cell>
          <table:table-cell office:value-type="string" table:style-name="ce1">
            <text:p>'Tolentino'</text:p>
          </table:table-cell>
          <table:table-cell office:value-type="string" table:style-name="ce11">
            <text:p>2000-07-22</text:p>
          </table:table-cell>
          <table:table-cell office:value-type="float" office:value="176" table:style-name="ce12">
            <text:p>176</text:p>
          </table:table-cell>
          <table:table-cell office:value-type="float" office:value="67" table:style-name="ce12">
            <text:p>67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3736106" table:formula="of:=RANDBETWEEN(1000000;9999999)" table:style-name="ce2">
            <text:p>3736106</text:p>
          </table:table-cell>
          <table:table-cell office:value-type="float" office:value="97460939" table:formula="of:=RANDBETWEEN(10000000;99999999)" table:style-name="ce2">
            <text:p>97460939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Emma'</text:p>
          </table:table-cell>
          <table:table-cell office:value-type="string" table:style-name="ce1">
            <text:p>'Audrey'</text:p>
          </table:table-cell>
          <table:table-cell office:value-type="string" table:style-name="ce1">
            <text:p>'Verduzco'</text:p>
          </table:table-cell>
          <table:table-cell office:value-type="string" table:style-name="ce1">
            <text:p>'Gallegos'</text:p>
          </table:table-cell>
          <table:table-cell office:value-type="string" table:style-name="ce11">
            <text:p>1980-07-05</text:p>
          </table:table-cell>
          <table:table-cell office:value-type="string" table:style-name="ce1">
            <text:p>tío</text:p>
          </table:table-cell>
          <table:table-cell office:value-type="float" office:value="261" table:style-name="ce14">
            <text:p>261</text:p>
          </table:table-cell>
          <table:table-cell office:value-type="float" office:value="6307805" table:formula="of:=RANDBETWEEN(1000000;9999999)" table:style-name="ce2">
            <text:p>6307805</text:p>
          </table:table-cell>
          <table:table-cell office:value-type="string" table:style-name="ce1">
            <text:p>'Flor'</text:p>
          </table:table-cell>
          <table:table-cell office:value-type="string" table:style-name="ce1">
            <text:p>'Esperanza'</text:p>
          </table:table-cell>
          <table:table-cell office:value-type="string" table:style-name="ce1">
            <text:p>'Peterson'</text:p>
          </table:table-cell>
          <table:table-cell office:value-type="string" table:style-name="ce1">
            <text:p>'Sarmiento'</text:p>
          </table:table-cell>
          <table:table-cell office:value-type="string" table:style-name="ce11">
            <text:p>1980-07-05</text:p>
          </table:table-cell>
          <table:table-cell office:value-type="string" table:style-name="ce1">
            <text:p>abuelo</text:p>
          </table:table-cell>
          <table:table-cell office:value-type="float" office:value="261" table:style-name="ce14">
            <text:p>261</text:p>
          </table:table-cell>
          <table:table-cell office:value-type="float" office:value="8146973" table:formula="of:=RANDBETWEEN(1000000;9999999)" table:style-name="ce2">
            <text:p>8146973</text:p>
          </table:table-cell>
          <table:table-cell office:value-type="float" office:value="13524186" table:formula="of:=RANDBETWEEN(10000000;100000000)" table:style-name="ce2">
            <text:p>13524186</text:p>
          </table:table-cell>
          <table:table-cell office:value-type="string" office:string-value="Malasia" table:formula="of:=[.F67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Química Orgánica</text:p>
          </table:table-cell>
          <table:table-cell office:value-type="float" office:value="25" table:formula="of:=[.D67]" table:style-name="ce1">
            <text:p>25</text:p>
          </table:table-cell>
          <table:table-cell table:style-name="ce1"/>
          <table:table-cell office:value-type="string" office:string-value="('Erika',null,'Ordaz','Tolentino','2000-07-22',176,67,'verde claro','20/125','confidencial','personal_inteligencia_data/foto.png','personal_inteligencia_data/huella_digital.png','personal_inteligencia_data/huella_retina.png',ROW(58,4243736106) ,ROW('97460939','Zimbabue'),ARRAY['español','inglés','hindi','ruso','mandarín','bengalí']::varchar(50)[], ARRAY[ ROW('Emma','Audrey','Verduzco','Gallegos','1980-07-05','tío',ROW(58,2616307805) ), ROW('Flor','Esperanza','Peterson','Sarmiento','1980-07-05','abuelo',ROW(58,2618146973) )]::familiar_ty[], ARRAY[ ROW('13524186','Malasia'),row('null','null') ]::identificacion_ty[], ARRAY[ ROW('Economía','null','null'), ROW('Criminología','Máster','Química Orgánica') ]::nivel_educativo_ty[],null,'25')," table:formula="of:=CONCATENATE(&quot;(&quot;;[.J67];&quot;,&quot;;[.K67];&quot;,&quot;;[.L67];&quot;,&quot;;[.M67];&quot;,'&quot;;[.N67];&quot;',&quot;;[.O67];&quot;,&quot;;[.P67];&quot;,'&quot;;[.Q67];&quot;','&quot;;[.R67];&quot;','&quot;;[.S67];&quot;',&quot;;[.T67];&quot;,&quot;;[.U67];&quot;,&quot;;[.V67];&quot;,ROW(58,&quot;;[.W67];[.X67];&quot;) ,ROW('&quot;;[.Y67];&quot;','&quot;;[.Z67];&quot;'),ARRAY['&quot;;[.AA67];&quot;','&quot;;[.AB67];&quot;','&quot;;[.AC67];&quot;','&quot;;[.AD67];&quot;','&quot;;[.AE67];&quot;','&quot;;[.AF67];&quot;']::varchar(50)[], ARRAY[ ROW(&quot;;[.AG67];&quot;,&quot;;[.AH67];&quot;,&quot;;[.AI67];&quot;,&quot;;[.AJ67];&quot;,'&quot;;[.AK67];&quot;','&quot;;[.AL67];&quot;',ROW(58,&quot;;[.AM67];[.AN67];&quot;) ), ROW(&quot;;[.AO67];&quot;,&quot;;[.AP67];&quot;,&quot;;[.AQ67];&quot;,&quot;;[.AR67];&quot;,'&quot;;[.AS67];&quot;','&quot;;[.AT67];&quot;',ROW(58,&quot;;[.AU67];[.AV67];&quot;) )]::familiar_ty[], ARRAY[ ROW('&quot;;[.AW67];&quot;','&quot;;[.AX67];&quot;'),row('&quot;;[.AY67];&quot;','&quot;;[.AZ67];&quot;') ]::identificacion_ty[], ARRAY[ ROW('&quot;;[.BA67];&quot;','&quot;;[.BB67];&quot;','&quot;;[.BC67];&quot;'), ROW('&quot;;[.BD67];&quot;','&quot;;[.BE67];&quot;','&quot;;[.BF67];&quot;') ]::nivel_educativo_ty[],null,'&quot;;[.BG67];&quot;'),&quot;)" table:style-name="ce15">
            <text:p>('Erika',null,'Ordaz','Tolentino','2000-07-22',176,67,'verde claro','20/125','confidencial','personal_inteligencia_data/foto.png','personal_inteligencia_data/huella_digital.png','personal_inteligencia_data/huella_retina.png',ROW(58,4243736106) ,ROW('97460939','Zimbabue'),ARRAY['español','inglés','hindi','ruso','mandarín','bengalí']::varchar(50)[], ARRAY[ ROW('Emma','Audrey','Verduzco','Gallegos','1980-07-05','tío',ROW(58,2616307805) ), ROW('Flor','Esperanza','Peterson','Sarmiento','1980-07-05','abuelo',ROW(58,2618146973) )]::familiar_ty[], ARRAY[ ROW('13524186','Malasia'),row('null','null') ]::identificacion_ty[], ARRAY[ ROW('Economía','null','null'), ROW('Criminología','Máster','Química Orgánica') ]::nivel_educativo_ty[],null,'25'),</text:p>
          </table:table-cell>
          <table:table-cell table:number-columns-repeated="16323"/>
        </table:table-row>
        <table:table-row table:style-name="ro3">
          <table:table-cell office:value-type="float" office:value="17" table:formula="of:=[.D68]-9" table:style-name="ce3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27" table:formula="of:=[.A68]+10" table:style-name="ce3">
            <text:p>27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5" table:style-name="ce5">
            <text:p>6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axim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ncada'</text:p>
          </table:table-cell>
          <table:table-cell office:value-type="string" table:style-name="ce1">
            <text:p>'Resendez'</text:p>
          </table:table-cell>
          <table:table-cell office:value-type="string" table:style-name="ce11">
            <text:p>1997-08-11</text:p>
          </table:table-cell>
          <table:table-cell office:value-type="float" office:value="161" table:style-name="ce12">
            <text:p>161</text:p>
          </table:table-cell>
          <table:table-cell office:value-type="float" office:value="67" table:style-name="ce12">
            <text:p>67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3943700" table:formula="of:=RANDBETWEEN(1000000;9999999)" table:style-name="ce2">
            <text:p>3943700</text:p>
          </table:table-cell>
          <table:table-cell office:value-type="float" office:value="94756805" table:formula="of:=RANDBETWEEN(10000000;99999999)" table:style-name="ce2">
            <text:p>94756805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anda'</text:p>
          </table:table-cell>
          <table:table-cell office:value-type="string" table:style-name="ce1">
            <text:p>'Trejo'</text:p>
          </table:table-cell>
          <table:table-cell office:value-type="string" table:style-name="ce11">
            <text:p>1942-09-24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2449472" table:formula="of:=RANDBETWEEN(1000000;9999999)" table:style-name="ce2">
            <text:p>2449472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Monge'</text:p>
          </table:table-cell>
          <table:table-cell office:value-type="string" table:style-name="ce1">
            <text:p>'Orozco'</text:p>
          </table:table-cell>
          <table:table-cell office:value-type="string" table:style-name="ce11">
            <text:p>1942-09-24</text:p>
          </table:table-cell>
          <table:table-cell office:value-type="string" table:style-name="ce1">
            <text:p>padre</text:p>
          </table:table-cell>
          <table:table-cell office:value-type="float" office:value="212" table:style-name="ce1">
            <text:p>212</text:p>
          </table:table-cell>
          <table:table-cell office:value-type="float" office:value="7132976" table:formula="of:=RANDBETWEEN(1000000;9999999)" table:style-name="ce2">
            <text:p>7132976</text:p>
          </table:table-cell>
          <table:table-cell office:value-type="float" office:value="90734399" table:formula="of:=RANDBETWEEN(10000000;100000000)" table:style-name="ce2">
            <text:p>90734399</text:p>
          </table:table-cell>
          <table:table-cell office:value-type="string" office:string-value="Malasia" table:formula="of:=[.F68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6" table:formula="of:=[.D68]" table:style-name="ce1">
            <text:p>26</text:p>
          </table:table-cell>
          <table:table-cell table:style-name="ce1"/>
          <table:table-cell office:value-type="string" office:string-value="('Maximo',null,'Moncada','Resendez','1997-08-11',161,67,'marrón claro','20/50','top_secret','personal_inteligencia_data/foto.png','personal_inteligencia_data/huella_digital.png','personal_inteligencia_data/huella_retina.png',ROW(58,2343943700) ,ROW('94756805','Australia'),ARRAY['español','inglés','hindi','ruso','mandarín','null']::varchar(50)[], ARRAY[ ROW('Hilda',null,'Landa','Trejo','1942-09-24','hermano',ROW(58,2122449472) ), ROW('Ivan','Vivaldo','Monge','Orozco','1942-09-24','padre',ROW(58,2127132976) )]::familiar_ty[], ARRAY[ ROW('90734399','Malasia'),row('null','null') ]::identificacion_ty[], ARRAY[ ROW('Ingeniería Industrial','null','null'), ROW('Criminología','null','null') ]::nivel_educativo_ty[],null,'26')," table:formula="of:=CONCATENATE(&quot;(&quot;;[.J68];&quot;,&quot;;[.K68];&quot;,&quot;;[.L68];&quot;,&quot;;[.M68];&quot;,'&quot;;[.N68];&quot;',&quot;;[.O68];&quot;,&quot;;[.P68];&quot;,'&quot;;[.Q68];&quot;','&quot;;[.R68];&quot;','&quot;;[.S68];&quot;',&quot;;[.T68];&quot;,&quot;;[.U68];&quot;,&quot;;[.V68];&quot;,ROW(58,&quot;;[.W68];[.X68];&quot;) ,ROW('&quot;;[.Y68];&quot;','&quot;;[.Z68];&quot;'),ARRAY['&quot;;[.AA68];&quot;','&quot;;[.AB68];&quot;','&quot;;[.AC68];&quot;','&quot;;[.AD68];&quot;','&quot;;[.AE68];&quot;','&quot;;[.AF68];&quot;']::varchar(50)[], ARRAY[ ROW(&quot;;[.AG68];&quot;,&quot;;[.AH68];&quot;,&quot;;[.AI68];&quot;,&quot;;[.AJ68];&quot;,'&quot;;[.AK68];&quot;','&quot;;[.AL68];&quot;',ROW(58,&quot;;[.AM68];[.AN68];&quot;) ), ROW(&quot;;[.AO68];&quot;,&quot;;[.AP68];&quot;,&quot;;[.AQ68];&quot;,&quot;;[.AR68];&quot;,'&quot;;[.AS68];&quot;','&quot;;[.AT68];&quot;',ROW(58,&quot;;[.AU68];[.AV68];&quot;) )]::familiar_ty[], ARRAY[ ROW('&quot;;[.AW68];&quot;','&quot;;[.AX68];&quot;'),row('&quot;;[.AY68];&quot;','&quot;;[.AZ68];&quot;') ]::identificacion_ty[], ARRAY[ ROW('&quot;;[.BA68];&quot;','&quot;;[.BB68];&quot;','&quot;;[.BC68];&quot;'), ROW('&quot;;[.BD68];&quot;','&quot;;[.BE68];&quot;','&quot;;[.BF68];&quot;') ]::nivel_educativo_ty[],null,'&quot;;[.BG68];&quot;'),&quot;)" table:style-name="ce15">
            <text:p>('Maximo',null,'Moncada','Resendez','1997-08-11',161,67,'marrón claro','20/50','top_secret','personal_inteligencia_data/foto.png','personal_inteligencia_data/huella_digital.png','personal_inteligencia_data/huella_retina.png',ROW(58,2343943700) ,ROW('94756805','Australia'),ARRAY['español','inglés','hindi','ruso','mandarín','null']::varchar(50)[], ARRAY[ ROW('Hilda',null,'Landa','Trejo','1942-09-24','hermano',ROW(58,2122449472) ), ROW('Ivan','Vivaldo','Monge','Orozco','1942-09-24','padre',ROW(58,2127132976) )]::familiar_ty[], ARRAY[ ROW('90734399','Malasia'),row('null','null') ]::identificacion_ty[], ARRAY[ ROW('Ingeniería Industrial','null','null'), ROW('Criminología','null','null') ]::nivel_educativo_ty[],null,'26'),</text:p>
          </table:table-cell>
          <table:table-cell table:number-columns-repeated="16323"/>
        </table:table-row>
        <table:table-row table:style-name="ro3">
          <table:table-cell office:value-type="float" office:value="17" table:formula="of:=[.D69]-9" table:style-name="ce3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27" table:formula="of:=[.A69]+10" table:style-name="ce3">
            <text:p>27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6" table:style-name="ce5">
            <text:p>6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uliana'</text:p>
          </table:table-cell>
          <table:table-cell office:value-type="string" table:style-name="ce1">
            <text:p>'Heidi'</text:p>
          </table:table-cell>
          <table:table-cell office:value-type="string" table:style-name="ce1">
            <text:p>'Archuleta'</text:p>
          </table:table-cell>
          <table:table-cell office:value-type="string" table:style-name="ce1">
            <text:p>'Sanchez'</text:p>
          </table:table-cell>
          <table:table-cell office:value-type="string" table:style-name="ce11">
            <text:p>2000-08-28</text:p>
          </table:table-cell>
          <table:table-cell office:value-type="float" office:value="158" table:style-name="ce12">
            <text:p>158</text:p>
          </table:table-cell>
          <table:table-cell office:value-type="float" office:value="90" table:style-name="ce12">
            <text:p>90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2435614" table:formula="of:=RANDBETWEEN(1000000;9999999)" table:style-name="ce2">
            <text:p>2435614</text:p>
          </table:table-cell>
          <table:table-cell office:value-type="float" office:value="61871585" table:formula="of:=RANDBETWEEN(10000000;99999999)" table:style-name="ce2">
            <text:p>61871585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Nadia'</text:p>
          </table:table-cell>
          <table:table-cell office:value-type="string" table:style-name="ce1">
            <text:p>'Monica'</text:p>
          </table:table-cell>
          <table:table-cell office:value-type="string" table:style-name="ce1">
            <text:p>'Flores'</text:p>
          </table:table-cell>
          <table:table-cell office:value-type="string" table:style-name="ce1">
            <text:p>'Correa'</text:p>
          </table:table-cell>
          <table:table-cell office:value-type="string" table:style-name="ce11">
            <text:p>1958-01-04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8564184" table:formula="of:=RANDBETWEEN(1000000;9999999)" table:style-name="ce2">
            <text:p>8564184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Gastelum'</text:p>
          </table:table-cell>
          <table:table-cell office:value-type="string" table:style-name="ce11">
            <text:p>1958-01-04</text:p>
          </table:table-cell>
          <table:table-cell office:value-type="string" table:style-name="ce1">
            <text:p>padre</text:p>
          </table:table-cell>
          <table:table-cell office:value-type="float" office:value="287" table:style-name="ce14">
            <text:p>287</text:p>
          </table:table-cell>
          <table:table-cell office:value-type="float" office:value="4481792" table:formula="of:=RANDBETWEEN(1000000;9999999)" table:style-name="ce2">
            <text:p>4481792</text:p>
          </table:table-cell>
          <table:table-cell office:value-type="float" office:value="47518453" table:formula="of:=RANDBETWEEN(10000000;100000000)" table:style-name="ce2">
            <text:p>47518453</text:p>
          </table:table-cell>
          <table:table-cell office:value-type="string" office:string-value="Malasia" table:formula="of:=[.F69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6" table:formula="of:=[.D69]" table:style-name="ce1">
            <text:p>26</text:p>
          </table:table-cell>
          <table:table-cell table:style-name="ce1"/>
          <table:table-cell office:value-type="string" office:string-value="('Juliana','Heidi','Archuleta','Sanchez','2000-08-28',158,90,'marrón oscuro','20/20','no_clasificado','personal_inteligencia_data/foto.png','personal_inteligencia_data/huella_digital.png','personal_inteligencia_data/huella_retina.png',ROW(58,4122435614) ,ROW('61871585','Holanda'),ARRAY['español','inglés','hindi','ruso','null','null']::varchar(50)[], ARRAY[ ROW('Nadia','Monica','Flores','Correa','1958-01-04','abuelo',ROW(58,2878564184) ), ROW('Victoria','Donatila','Vidal','Gastelum','1958-01-04','padre',ROW(58,2874481792) )]::familiar_ty[], ARRAY[ ROW('47518453','Malasia'),row('null','null') ]::identificacion_ty[], ARRAY[ ROW('Psicología','null','null'), ROW('Economía','null','null') ]::nivel_educativo_ty[],null,'26')," table:formula="of:=CONCATENATE(&quot;(&quot;;[.J69];&quot;,&quot;;[.K69];&quot;,&quot;;[.L69];&quot;,&quot;;[.M69];&quot;,'&quot;;[.N69];&quot;',&quot;;[.O69];&quot;,&quot;;[.P69];&quot;,'&quot;;[.Q69];&quot;','&quot;;[.R69];&quot;','&quot;;[.S69];&quot;',&quot;;[.T69];&quot;,&quot;;[.U69];&quot;,&quot;;[.V69];&quot;,ROW(58,&quot;;[.W69];[.X69];&quot;) ,ROW('&quot;;[.Y69];&quot;','&quot;;[.Z69];&quot;'),ARRAY['&quot;;[.AA69];&quot;','&quot;;[.AB69];&quot;','&quot;;[.AC69];&quot;','&quot;;[.AD69];&quot;','&quot;;[.AE69];&quot;','&quot;;[.AF69];&quot;']::varchar(50)[], ARRAY[ ROW(&quot;;[.AG69];&quot;,&quot;;[.AH69];&quot;,&quot;;[.AI69];&quot;,&quot;;[.AJ69];&quot;,'&quot;;[.AK69];&quot;','&quot;;[.AL69];&quot;',ROW(58,&quot;;[.AM69];[.AN69];&quot;) ), ROW(&quot;;[.AO69];&quot;,&quot;;[.AP69];&quot;,&quot;;[.AQ69];&quot;,&quot;;[.AR69];&quot;,'&quot;;[.AS69];&quot;','&quot;;[.AT69];&quot;',ROW(58,&quot;;[.AU69];[.AV69];&quot;) )]::familiar_ty[], ARRAY[ ROW('&quot;;[.AW69];&quot;','&quot;;[.AX69];&quot;'),row('&quot;;[.AY69];&quot;','&quot;;[.AZ69];&quot;') ]::identificacion_ty[], ARRAY[ ROW('&quot;;[.BA69];&quot;','&quot;;[.BB69];&quot;','&quot;;[.BC69];&quot;'), ROW('&quot;;[.BD69];&quot;','&quot;;[.BE69];&quot;','&quot;;[.BF69];&quot;') ]::nivel_educativo_ty[],null,'&quot;;[.BG69];&quot;'),&quot;)" table:style-name="ce15">
            <text:p>('Juliana','Heidi','Archuleta','Sanchez','2000-08-28',158,90,'marrón oscuro','20/20','no_clasificado','personal_inteligencia_data/foto.png','personal_inteligencia_data/huella_digital.png','personal_inteligencia_data/huella_retina.png',ROW(58,4122435614) ,ROW('61871585','Holanda'),ARRAY['español','inglés','hindi','ruso','null','null']::varchar(50)[], ARRAY[ ROW('Nadia','Monica','Flores','Correa','1958-01-04','abuelo',ROW(58,2878564184) ), ROW('Victoria','Donatila','Vidal','Gastelum','1958-01-04','padre',ROW(58,2874481792) )]::familiar_ty[], ARRAY[ ROW('47518453','Malasia'),row('null','null') ]::identificacion_ty[], ARRAY[ ROW('Psicología','null','null'), ROW('Economía','null','null') ]::nivel_educativo_ty[],null,'26'),</text:p>
          </table:table-cell>
          <table:table-cell table:number-columns-repeated="16323"/>
        </table:table-row>
        <table:table-row table:style-name="ro3">
          <table:table-cell office:value-type="float" office:value="17" table:formula="of:=[.D70]-9" table:style-name="ce3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27" table:formula="of:=[.A70]+10" table:style-name="ce3">
            <text:p>27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7" table:style-name="ce5">
            <text:p>6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Haydee'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Caldera'</text:p>
          </table:table-cell>
          <table:table-cell office:value-type="string" table:style-name="ce1">
            <text:p>'Fabian'</text:p>
          </table:table-cell>
          <table:table-cell office:value-type="string" table:style-name="ce11">
            <text:p>1995-07-22</text:p>
          </table:table-cell>
          <table:table-cell office:value-type="float" office:value="157" table:style-name="ce12">
            <text:p>157</text:p>
          </table:table-cell>
          <table:table-cell office:value-type="float" office:value="93" table:style-name="ce12">
            <text:p>93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8184895" table:formula="of:=RANDBETWEEN(1000000;9999999)" table:style-name="ce2">
            <text:p>8184895</text:p>
          </table:table-cell>
          <table:table-cell office:value-type="float" office:value="85636076" table:formula="of:=RANDBETWEEN(10000000;99999999)" table:style-name="ce2">
            <text:p>85636076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Villeda'</text:p>
          </table:table-cell>
          <table:table-cell office:value-type="string" table:style-name="ce11">
            <text:p>1965-12-24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3951881" table:formula="of:=RANDBETWEEN(1000000;9999999)" table:style-name="ce2">
            <text:p>3951881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Chistopher'</text:p>
          </table:table-cell>
          <table:table-cell office:value-type="string" table:style-name="ce1">
            <text:p>'Concepcion'</text:p>
          </table:table-cell>
          <table:table-cell office:value-type="string" table:style-name="ce1">
            <text:p>'Teran'</text:p>
          </table:table-cell>
          <table:table-cell office:value-type="string" table:style-name="ce11">
            <text:p>1965-12-24</text:p>
          </table:table-cell>
          <table:table-cell office:value-type="string" table:style-name="ce1">
            <text:p>padre</text:p>
          </table:table-cell>
          <table:table-cell office:value-type="float" office:value="412" table:style-name="ce1">
            <text:p>412</text:p>
          </table:table-cell>
          <table:table-cell office:value-type="float" office:value="1866081" table:formula="of:=RANDBETWEEN(1000000;9999999)" table:style-name="ce2">
            <text:p>1866081</text:p>
          </table:table-cell>
          <table:table-cell office:value-type="float" office:value="26797809" table:formula="of:=RANDBETWEEN(10000000;100000000)" table:style-name="ce2">
            <text:p>26797809</text:p>
          </table:table-cell>
          <table:table-cell office:value-type="string" office:string-value="Malasia" table:formula="of:=[.F70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sesoría Fisc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6" table:formula="of:=[.D70]" table:style-name="ce1">
            <text:p>26</text:p>
          </table:table-cell>
          <table:table-cell table:style-name="ce1"/>
          <table:table-cell office:value-type="string" office:string-value="('Haydee','Gladys','Caldera','Fabian','1995-07-22',157,93,'marrón claro','20/20','no_clasificado','personal_inteligencia_data/foto.png','personal_inteligencia_data/huella_digital.png','personal_inteligencia_data/huella_retina.png',ROW(58,4128184895) ,ROW('85636076','Taiwán'),ARRAY['inglés','árabe','portugués','francés','null','null']::varchar(50)[], ARRAY[ ROW('Haydee',null,'Solis','Villeda','1965-12-24','hermano',ROW(58,4123951881) ), ROW('Ignacio','Chistopher','Concepcion','Teran','1965-12-24','padre',ROW(58,4121866081) )]::familiar_ty[], ARRAY[ ROW('26797809','Malasia'),row('null','null') ]::identificacion_ty[], ARRAY[ ROW('Derecho','Máster','Asesoría Fiscal'), ROW('null','null','null') ]::nivel_educativo_ty[],null,'26')," table:formula="of:=CONCATENATE(&quot;(&quot;;[.J70];&quot;,&quot;;[.K70];&quot;,&quot;;[.L70];&quot;,&quot;;[.M70];&quot;,'&quot;;[.N70];&quot;',&quot;;[.O70];&quot;,&quot;;[.P70];&quot;,'&quot;;[.Q70];&quot;','&quot;;[.R70];&quot;','&quot;;[.S70];&quot;',&quot;;[.T70];&quot;,&quot;;[.U70];&quot;,&quot;;[.V70];&quot;,ROW(58,&quot;;[.W70];[.X70];&quot;) ,ROW('&quot;;[.Y70];&quot;','&quot;;[.Z70];&quot;'),ARRAY['&quot;;[.AA70];&quot;','&quot;;[.AB70];&quot;','&quot;;[.AC70];&quot;','&quot;;[.AD70];&quot;','&quot;;[.AE70];&quot;','&quot;;[.AF70];&quot;']::varchar(50)[], ARRAY[ ROW(&quot;;[.AG70];&quot;,&quot;;[.AH70];&quot;,&quot;;[.AI70];&quot;,&quot;;[.AJ70];&quot;,'&quot;;[.AK70];&quot;','&quot;;[.AL70];&quot;',ROW(58,&quot;;[.AM70];[.AN70];&quot;) ), ROW(&quot;;[.AO70];&quot;,&quot;;[.AP70];&quot;,&quot;;[.AQ70];&quot;,&quot;;[.AR70];&quot;,'&quot;;[.AS70];&quot;','&quot;;[.AT70];&quot;',ROW(58,&quot;;[.AU70];[.AV70];&quot;) )]::familiar_ty[], ARRAY[ ROW('&quot;;[.AW70];&quot;','&quot;;[.AX70];&quot;'),row('&quot;;[.AY70];&quot;','&quot;;[.AZ70];&quot;') ]::identificacion_ty[], ARRAY[ ROW('&quot;;[.BA70];&quot;','&quot;;[.BB70];&quot;','&quot;;[.BC70];&quot;'), ROW('&quot;;[.BD70];&quot;','&quot;;[.BE70];&quot;','&quot;;[.BF70];&quot;') ]::nivel_educativo_ty[],null,'&quot;;[.BG70];&quot;'),&quot;)" table:style-name="ce15">
            <text:p>('Haydee','Gladys','Caldera','Fabian','1995-07-22',157,93,'marrón claro','20/20','no_clasificado','personal_inteligencia_data/foto.png','personal_inteligencia_data/huella_digital.png','personal_inteligencia_data/huella_retina.png',ROW(58,4128184895) ,ROW('85636076','Taiwán'),ARRAY['inglés','árabe','portugués','francés','null','null']::varchar(50)[], ARRAY[ ROW('Haydee',null,'Solis','Villeda','1965-12-24','hermano',ROW(58,4123951881) ), ROW('Ignacio','Chistopher','Concepcion','Teran','1965-12-24','padre',ROW(58,4121866081) )]::familiar_ty[], ARRAY[ ROW('26797809','Malasia'),row('null','null') ]::identificacion_ty[], ARRAY[ ROW('Derecho','Máster','Asesoría Fiscal'), ROW('null','null','null') ]::nivel_educativo_ty[],null,'26'),</text:p>
          </table:table-cell>
          <table:table-cell table:number-columns-repeated="16323"/>
        </table:table-row>
        <table:table-row table:style-name="ro3">
          <table:table-cell office:value-type="float" office:value="17" table:formula="of:=[.D71]-9" table:style-name="ce3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27" table:formula="of:=[.A71]+10" table:style-name="ce3">
            <text:p>27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8" table:style-name="ce5">
            <text:p>6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ar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jica'</text:p>
          </table:table-cell>
          <table:table-cell office:value-type="string" table:style-name="ce1">
            <text:p>'Campbell'</text:p>
          </table:table-cell>
          <table:table-cell office:value-type="string" table:style-name="ce11">
            <text:p>2000-08-27</text:p>
          </table:table-cell>
          <table:table-cell office:value-type="float" office:value="163" table:style-name="ce12">
            <text:p>163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10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4687297" table:formula="of:=RANDBETWEEN(1000000;9999999)" table:style-name="ce2">
            <text:p>4687297</text:p>
          </table:table-cell>
          <table:table-cell office:value-type="float" office:value="41356649" table:formula="of:=RANDBETWEEN(10000000;99999999)" table:style-name="ce2">
            <text:p>41356649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Ives'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Narvaez'</text:p>
          </table:table-cell>
          <table:table-cell office:value-type="string" table:style-name="ce1">
            <text:p>'Tolentino'</text:p>
          </table:table-cell>
          <table:table-cell office:value-type="string" table:style-name="ce11">
            <text:p>1980-09-16</text:p>
          </table:table-cell>
          <table:table-cell office:value-type="string" table:style-name="ce1">
            <text:p>padre</text:p>
          </table:table-cell>
          <table:table-cell office:value-type="float" office:value="244" table:style-name="ce14">
            <text:p>244</text:p>
          </table:table-cell>
          <table:table-cell office:value-type="float" office:value="2817677" table:formula="of:=RANDBETWEEN(1000000;9999999)" table:style-name="ce2">
            <text:p>2817677</text:p>
          </table:table-cell>
          <table:table-cell office:value-type="string" table:style-name="ce1">
            <text:p>'Nicolas'</text:p>
          </table:table-cell>
          <table:table-cell office:value-type="string" table:style-name="ce1">
            <text:p>'Abelardo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Peralta'</text:p>
          </table:table-cell>
          <table:table-cell office:value-type="string" table:style-name="ce11">
            <text:p>1980-09-16</text:p>
          </table:table-cell>
          <table:table-cell office:value-type="string" table:style-name="ce1">
            <text:p>abuelo</text:p>
          </table:table-cell>
          <table:table-cell office:value-type="float" office:value="244" table:style-name="ce14">
            <text:p>244</text:p>
          </table:table-cell>
          <table:table-cell office:value-type="float" office:value="4940440" table:formula="of:=RANDBETWEEN(1000000;9999999)" table:style-name="ce2">
            <text:p>4940440</text:p>
          </table:table-cell>
          <table:table-cell office:value-type="float" office:value="84245817" table:formula="of:=RANDBETWEEN(10000000;100000000)" table:style-name="ce2">
            <text:p>84245817</text:p>
          </table:table-cell>
          <table:table-cell office:value-type="string" office:string-value="Malasia" table:formula="of:=[.F71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teligencia Emocional</text:p>
          </table:table-cell>
          <table:table-cell office:value-type="float" office:value="26" table:formula="of:=[.D71]" table:style-name="ce1">
            <text:p>26</text:p>
          </table:table-cell>
          <table:table-cell table:style-name="ce1"/>
          <table:table-cell office:value-type="string" office:string-value="('Carla',null,'Mojica','Campbell','2000-08-27',163,74,'verde oscuro','20/100','confidencial','personal_inteligencia_data/foto.png','personal_inteligencia_data/huella_digital.png','personal_inteligencia_data/huella_retina.png',ROW(58,2874687297) ,ROW('41356649','Zimbabue'),ARRAY['español','inglés','hindi','ruso','mandarín','bengalí']::varchar(50)[], ARRAY[ ROW('Ives','Jorge','Narvaez','Tolentino','1980-09-16','padre',ROW(58,2442817677) ), ROW('Nicolas','Abelardo','Tafoya','Peralta','1980-09-16','abuelo',ROW(58,2444940440) )]::familiar_ty[], ARRAY[ ROW('84245817','Malasia'),row('null','null') ]::identificacion_ty[], ARRAY[ ROW('Filosofía','null','null'), ROW('Psicología','Máster','Inteligencia Emocional') ]::nivel_educativo_ty[],null,'26')," table:formula="of:=CONCATENATE(&quot;(&quot;;[.J71];&quot;,&quot;;[.K71];&quot;,&quot;;[.L71];&quot;,&quot;;[.M71];&quot;,'&quot;;[.N71];&quot;',&quot;;[.O71];&quot;,&quot;;[.P71];&quot;,'&quot;;[.Q71];&quot;','&quot;;[.R71];&quot;','&quot;;[.S71];&quot;',&quot;;[.T71];&quot;,&quot;;[.U71];&quot;,&quot;;[.V71];&quot;,ROW(58,&quot;;[.W71];[.X71];&quot;) ,ROW('&quot;;[.Y71];&quot;','&quot;;[.Z71];&quot;'),ARRAY['&quot;;[.AA71];&quot;','&quot;;[.AB71];&quot;','&quot;;[.AC71];&quot;','&quot;;[.AD71];&quot;','&quot;;[.AE71];&quot;','&quot;;[.AF71];&quot;']::varchar(50)[], ARRAY[ ROW(&quot;;[.AG71];&quot;,&quot;;[.AH71];&quot;,&quot;;[.AI71];&quot;,&quot;;[.AJ71];&quot;,'&quot;;[.AK71];&quot;','&quot;;[.AL71];&quot;',ROW(58,&quot;;[.AM71];[.AN71];&quot;) ), ROW(&quot;;[.AO71];&quot;,&quot;;[.AP71];&quot;,&quot;;[.AQ71];&quot;,&quot;;[.AR71];&quot;,'&quot;;[.AS71];&quot;','&quot;;[.AT71];&quot;',ROW(58,&quot;;[.AU71];[.AV71];&quot;) )]::familiar_ty[], ARRAY[ ROW('&quot;;[.AW71];&quot;','&quot;;[.AX71];&quot;'),row('&quot;;[.AY71];&quot;','&quot;;[.AZ71];&quot;') ]::identificacion_ty[], ARRAY[ ROW('&quot;;[.BA71];&quot;','&quot;;[.BB71];&quot;','&quot;;[.BC71];&quot;'), ROW('&quot;;[.BD71];&quot;','&quot;;[.BE71];&quot;','&quot;;[.BF71];&quot;') ]::nivel_educativo_ty[],null,'&quot;;[.BG71];&quot;'),&quot;)" table:style-name="ce15">
            <text:p>('Carla',null,'Mojica','Campbell','2000-08-27',163,74,'verde oscuro','20/100','confidencial','personal_inteligencia_data/foto.png','personal_inteligencia_data/huella_digital.png','personal_inteligencia_data/huella_retina.png',ROW(58,2874687297) ,ROW('41356649','Zimbabue'),ARRAY['español','inglés','hindi','ruso','mandarín','bengalí']::varchar(50)[], ARRAY[ ROW('Ives','Jorge','Narvaez','Tolentino','1980-09-16','padre',ROW(58,2442817677) ), ROW('Nicolas','Abelardo','Tafoya','Peralta','1980-09-16','abuelo',ROW(58,2444940440) )]::familiar_ty[], ARRAY[ ROW('84245817','Malasia'),row('null','null') ]::identificacion_ty[], ARRAY[ ROW('Filosofía','null','null'), ROW('Psicología','Máster','Inteligencia Emocional') ]::nivel_educativo_ty[],null,'26'),</text:p>
          </table:table-cell>
          <table:table-cell table:number-columns-repeated="16323"/>
        </table:table-row>
        <table:table-row table:style-name="ro3">
          <table:table-cell office:value-type="float" office:value="18" table:formula="of:=[.D72]-9" table:style-name="ce3">
            <text:p>18</text:p>
          </table:table-cell>
          <table:table-cell office:value-type="float" office:value="6" table:style-name="ce9">
            <text:p>6</text:p>
          </table:table-cell>
          <table:table-cell office:value-type="float" office:value="28" table:formula="of:=[.A72]+10" table:style-name="ce3">
            <text:p>28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69" table:style-name="ce5">
            <text:p>6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olf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Quinonez'</text:p>
          </table:table-cell>
          <table:table-cell office:value-type="string" table:style-name="ce1">
            <text:p>'Garces'</text:p>
          </table:table-cell>
          <table:table-cell office:value-type="string" table:style-name="ce11">
            <text:p>1997-10-11</text:p>
          </table:table-cell>
          <table:table-cell office:value-type="float" office:value="181" table:style-name="ce12">
            <text:p>181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3547102" table:formula="of:=RANDBETWEEN(1000000;9999999)" table:style-name="ce2">
            <text:p>3547102</text:p>
          </table:table-cell>
          <table:table-cell office:value-type="float" office:value="85845024" table:formula="of:=RANDBETWEEN(10000000;99999999)" table:style-name="ce2">
            <text:p>85845024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tene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maya'</text:p>
          </table:table-cell>
          <table:table-cell office:value-type="string" table:style-name="ce1">
            <text:p>'Patino'</text:p>
          </table:table-cell>
          <table:table-cell office:value-type="string" table:style-name="ce11">
            <text:p>1943-03-10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8030864" table:formula="of:=RANDBETWEEN(1000000;9999999)" table:style-name="ce2">
            <text:p>8030864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Salguero'</text:p>
          </table:table-cell>
          <table:table-cell office:value-type="string" table:style-name="ce1">
            <text:p>'Cantu'</text:p>
          </table:table-cell>
          <table:table-cell office:value-type="string" table:style-name="ce11">
            <text:p>1943-03-10</text:p>
          </table:table-cell>
          <table:table-cell office:value-type="string" table:style-name="ce1">
            <text:p>madre</text:p>
          </table:table-cell>
          <table:table-cell office:value-type="float" office:value="424" table:style-name="ce1">
            <text:p>424</text:p>
          </table:table-cell>
          <table:table-cell office:value-type="float" office:value="2304846" table:formula="of:=RANDBETWEEN(1000000;9999999)" table:style-name="ce2">
            <text:p>2304846</text:p>
          </table:table-cell>
          <table:table-cell office:value-type="float" office:value="67875913" table:formula="of:=RANDBETWEEN(10000000;100000000)" table:style-name="ce2">
            <text:p>67875913</text:p>
          </table:table-cell>
          <table:table-cell office:value-type="string" office:string-value="Malasia" table:formula="of:=[.F72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7" table:formula="of:=[.D72]" table:style-name="ce1">
            <text:p>27</text:p>
          </table:table-cell>
          <table:table-cell table:style-name="ce1"/>
          <table:table-cell office:value-type="string" office:string-value="('Adolfo',null,'Quinonez','Garces','1997-10-11',181,85,'marrón oscuro','20/40','top_secret','personal_inteligencia_data/foto.png','personal_inteligencia_data/huella_digital.png','personal_inteligencia_data/huella_retina.png',ROW(58,2613547102) ,ROW('85845024','Australia'),ARRAY['español','inglés','hindi','ruso','mandarín','null']::varchar(50)[], ARRAY[ ROW('Atenea',null,'Amaya','Patino','1943-03-10','abuelo',ROW(58,4248030864) ), ROW('Andres','Caligula','Salguero','Cantu','1943-03-10','madre',ROW(58,4242304846) )]::familiar_ty[], ARRAY[ ROW('67875913','Malasia'),row('null','null') ]::identificacion_ty[], ARRAY[ ROW('Derecho','null','null'), ROW('Psicología','null','null') ]::nivel_educativo_ty[],null,'27')," table:formula="of:=CONCATENATE(&quot;(&quot;;[.J72];&quot;,&quot;;[.K72];&quot;,&quot;;[.L72];&quot;,&quot;;[.M72];&quot;,'&quot;;[.N72];&quot;',&quot;;[.O72];&quot;,&quot;;[.P72];&quot;,'&quot;;[.Q72];&quot;','&quot;;[.R72];&quot;','&quot;;[.S72];&quot;',&quot;;[.T72];&quot;,&quot;;[.U72];&quot;,&quot;;[.V72];&quot;,ROW(58,&quot;;[.W72];[.X72];&quot;) ,ROW('&quot;;[.Y72];&quot;','&quot;;[.Z72];&quot;'),ARRAY['&quot;;[.AA72];&quot;','&quot;;[.AB72];&quot;','&quot;;[.AC72];&quot;','&quot;;[.AD72];&quot;','&quot;;[.AE72];&quot;','&quot;;[.AF72];&quot;']::varchar(50)[], ARRAY[ ROW(&quot;;[.AG72];&quot;,&quot;;[.AH72];&quot;,&quot;;[.AI72];&quot;,&quot;;[.AJ72];&quot;,'&quot;;[.AK72];&quot;','&quot;;[.AL72];&quot;',ROW(58,&quot;;[.AM72];[.AN72];&quot;) ), ROW(&quot;;[.AO72];&quot;,&quot;;[.AP72];&quot;,&quot;;[.AQ72];&quot;,&quot;;[.AR72];&quot;,'&quot;;[.AS72];&quot;','&quot;;[.AT72];&quot;',ROW(58,&quot;;[.AU72];[.AV72];&quot;) )]::familiar_ty[], ARRAY[ ROW('&quot;;[.AW72];&quot;','&quot;;[.AX72];&quot;'),row('&quot;;[.AY72];&quot;','&quot;;[.AZ72];&quot;') ]::identificacion_ty[], ARRAY[ ROW('&quot;;[.BA72];&quot;','&quot;;[.BB72];&quot;','&quot;;[.BC72];&quot;'), ROW('&quot;;[.BD72];&quot;','&quot;;[.BE72];&quot;','&quot;;[.BF72];&quot;') ]::nivel_educativo_ty[],null,'&quot;;[.BG72];&quot;'),&quot;)" table:style-name="ce15">
            <text:p>('Adolfo',null,'Quinonez','Garces','1997-10-11',181,85,'marrón oscuro','20/40','top_secret','personal_inteligencia_data/foto.png','personal_inteligencia_data/huella_digital.png','personal_inteligencia_data/huella_retina.png',ROW(58,2613547102) ,ROW('85845024','Australia'),ARRAY['español','inglés','hindi','ruso','mandarín','null']::varchar(50)[], ARRAY[ ROW('Atenea',null,'Amaya','Patino','1943-03-10','abuelo',ROW(58,4248030864) ), ROW('Andres','Caligula','Salguero','Cantu','1943-03-10','madre',ROW(58,4242304846) )]::familiar_ty[], ARRAY[ ROW('67875913','Malasia'),row('null','null') ]::identificacion_ty[], ARRAY[ ROW('Derecho','null','null'), ROW('Psicología','null','null') ]::nivel_educativo_ty[],null,'27'),</text:p>
          </table:table-cell>
          <table:table-cell table:number-columns-repeated="16323"/>
        </table:table-row>
        <table:table-row table:style-name="ro3">
          <table:table-cell office:value-type="float" office:value="18" table:formula="of:=[.D73]-9" table:style-name="ce3">
            <text:p>18</text:p>
          </table:table-cell>
          <table:table-cell office:value-type="float" office:value="6" table:style-name="ce9">
            <text:p>6</text:p>
          </table:table-cell>
          <table:table-cell office:value-type="float" office:value="28" table:formula="of:=[.A73]+10" table:style-name="ce3">
            <text:p>28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0" table:style-name="ce5">
            <text:p>7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Ramona'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Viramontes'</text:p>
          </table:table-cell>
          <table:table-cell office:value-type="string" table:style-name="ce1">
            <text:p>'Ascencio'</text:p>
          </table:table-cell>
          <table:table-cell office:value-type="string" table:style-name="ce11">
            <text:p>1996-09-22</text:p>
          </table:table-cell>
          <table:table-cell office:value-type="float" office:value="171" table:style-name="ce12">
            <text:p>171</text:p>
          </table:table-cell>
          <table:table-cell office:value-type="float" office:value="92" table:style-name="ce12">
            <text:p>92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6164613" table:formula="of:=RANDBETWEEN(1000000;9999999)" table:style-name="ce2">
            <text:p>6164613</text:p>
          </table:table-cell>
          <table:table-cell office:value-type="float" office:value="34283522" table:formula="of:=RANDBETWEEN(10000000;99999999)" table:style-name="ce2">
            <text:p>34283522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Venancio'</text:p>
          </table:table-cell>
          <table:table-cell office:value-type="string" table:style-name="ce1">
            <text:p>'Caldera'</text:p>
          </table:table-cell>
          <table:table-cell office:value-type="string" table:style-name="ce1">
            <text:p>'Alcantara'</text:p>
          </table:table-cell>
          <table:table-cell office:value-type="string" table:style-name="ce11">
            <text:p>1959-04-26</text:p>
          </table:table-cell>
          <table:table-cell office:value-type="string" table:style-name="ce1">
            <text:p>abuelo</text:p>
          </table:table-cell>
          <table:table-cell office:value-type="float" office:value="243" table:style-name="ce14">
            <text:p>243</text:p>
          </table:table-cell>
          <table:table-cell office:value-type="float" office:value="2676519" table:formula="of:=RANDBETWEEN(1000000;9999999)" table:style-name="ce2">
            <text:p>2676519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Mora'</text:p>
          </table:table-cell>
          <table:table-cell office:value-type="string" table:style-name="ce11">
            <text:p>1959-04-26</text:p>
          </table:table-cell>
          <table:table-cell office:value-type="string" table:style-name="ce1">
            <text:p>madre</text:p>
          </table:table-cell>
          <table:table-cell office:value-type="float" office:value="243" table:style-name="ce14">
            <text:p>243</text:p>
          </table:table-cell>
          <table:table-cell office:value-type="float" office:value="7882131" table:formula="of:=RANDBETWEEN(1000000;9999999)" table:style-name="ce2">
            <text:p>7882131</text:p>
          </table:table-cell>
          <table:table-cell office:value-type="float" office:value="86382232" table:formula="of:=RANDBETWEEN(10000000;100000000)" table:style-name="ce2">
            <text:p>86382232</text:p>
          </table:table-cell>
          <table:table-cell office:value-type="string" office:string-value="Malasia" table:formula="of:=[.F73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7" table:formula="of:=[.D73]" table:style-name="ce1">
            <text:p>27</text:p>
          </table:table-cell>
          <table:table-cell table:style-name="ce1"/>
          <table:table-cell office:value-type="string" office:string-value="('Ramona','Amelia','Viramontes','Ascencio','1996-09-22',171,92,'verde claro','20/20','no_clasificado','personal_inteligencia_data/foto.png','personal_inteligencia_data/huella_digital.png','personal_inteligencia_data/huella_retina.png',ROW(58,2126164613) ,ROW('34283522','Holanda'),ARRAY['español','inglés','hindi','ruso','null','null']::varchar(50)[], ARRAY[ ROW('Marcos','Venancio','Caldera','Alcantara','1959-04-26','abuelo',ROW(58,2432676519) ), ROW('Michael',null,'Montero','Mora','1959-04-26','madre',ROW(58,2437882131) )]::familiar_ty[], ARRAY[ ROW('86382232','Malasia'),row('null','null') ]::identificacion_ty[], ARRAY[ ROW('Enfermería','null','null'), ROW('null','null','null') ]::nivel_educativo_ty[],null,'27')," table:formula="of:=CONCATENATE(&quot;(&quot;;[.J73];&quot;,&quot;;[.K73];&quot;,&quot;;[.L73];&quot;,&quot;;[.M73];&quot;,'&quot;;[.N73];&quot;',&quot;;[.O73];&quot;,&quot;;[.P73];&quot;,'&quot;;[.Q73];&quot;','&quot;;[.R73];&quot;','&quot;;[.S73];&quot;',&quot;;[.T73];&quot;,&quot;;[.U73];&quot;,&quot;;[.V73];&quot;,ROW(58,&quot;;[.W73];[.X73];&quot;) ,ROW('&quot;;[.Y73];&quot;','&quot;;[.Z73];&quot;'),ARRAY['&quot;;[.AA73];&quot;','&quot;;[.AB73];&quot;','&quot;;[.AC73];&quot;','&quot;;[.AD73];&quot;','&quot;;[.AE73];&quot;','&quot;;[.AF73];&quot;']::varchar(50)[], ARRAY[ ROW(&quot;;[.AG73];&quot;,&quot;;[.AH73];&quot;,&quot;;[.AI73];&quot;,&quot;;[.AJ73];&quot;,'&quot;;[.AK73];&quot;','&quot;;[.AL73];&quot;',ROW(58,&quot;;[.AM73];[.AN73];&quot;) ), ROW(&quot;;[.AO73];&quot;,&quot;;[.AP73];&quot;,&quot;;[.AQ73];&quot;,&quot;;[.AR73];&quot;,'&quot;;[.AS73];&quot;','&quot;;[.AT73];&quot;',ROW(58,&quot;;[.AU73];[.AV73];&quot;) )]::familiar_ty[], ARRAY[ ROW('&quot;;[.AW73];&quot;','&quot;;[.AX73];&quot;'),row('&quot;;[.AY73];&quot;','&quot;;[.AZ73];&quot;') ]::identificacion_ty[], ARRAY[ ROW('&quot;;[.BA73];&quot;','&quot;;[.BB73];&quot;','&quot;;[.BC73];&quot;'), ROW('&quot;;[.BD73];&quot;','&quot;;[.BE73];&quot;','&quot;;[.BF73];&quot;') ]::nivel_educativo_ty[],null,'&quot;;[.BG73];&quot;'),&quot;)" table:style-name="ce15">
            <text:p>('Ramona','Amelia','Viramontes','Ascencio','1996-09-22',171,92,'verde claro','20/20','no_clasificado','personal_inteligencia_data/foto.png','personal_inteligencia_data/huella_digital.png','personal_inteligencia_data/huella_retina.png',ROW(58,2126164613) ,ROW('34283522','Holanda'),ARRAY['español','inglés','hindi','ruso','null','null']::varchar(50)[], ARRAY[ ROW('Marcos','Venancio','Caldera','Alcantara','1959-04-26','abuelo',ROW(58,2432676519) ), ROW('Michael',null,'Montero','Mora','1959-04-26','madre',ROW(58,2437882131) )]::familiar_ty[], ARRAY[ ROW('86382232','Malasia'),row('null','null') ]::identificacion_ty[], ARRAY[ ROW('Enfermería','null','null'), ROW('null','null','null') ]::nivel_educativo_ty[],null,'27'),</text:p>
          </table:table-cell>
          <table:table-cell table:number-columns-repeated="16323"/>
        </table:table-row>
        <table:table-row table:style-name="ro3">
          <table:table-cell office:value-type="float" office:value="18" table:formula="of:=[.D74]-9" table:style-name="ce3">
            <text:p>18</text:p>
          </table:table-cell>
          <table:table-cell office:value-type="float" office:value="6" table:style-name="ce9">
            <text:p>6</text:p>
          </table:table-cell>
          <table:table-cell office:value-type="float" office:value="28" table:formula="of:=[.A74]+10" table:style-name="ce3">
            <text:p>28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1" table:style-name="ce5">
            <text:p>7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lizabeth'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Henriquez'</text:p>
          </table:table-cell>
          <table:table-cell office:value-type="string" table:style-name="ce1">
            <text:p>'Hinojosa'</text:p>
          </table:table-cell>
          <table:table-cell office:value-type="string" table:style-name="ce11">
            <text:p>1996-09-20</text:p>
          </table:table-cell>
          <table:table-cell office:value-type="float" office:value="180" table:style-name="ce12">
            <text:p>180</text:p>
          </table:table-cell>
          <table:table-cell office:value-type="float" office:value="92" table:style-name="ce12">
            <text:p>92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63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8002975" table:formula="of:=RANDBETWEEN(1000000;9999999)" table:style-name="ce2">
            <text:p>8002975</text:p>
          </table:table-cell>
          <table:table-cell office:value-type="float" office:value="70216167" table:formula="of:=RANDBETWEEN(10000000;99999999)" table:style-name="ce2">
            <text:p>70216167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stevez'</text:p>
          </table:table-cell>
          <table:table-cell office:value-type="string" table:style-name="ce1">
            <text:p>'Cifuentes'</text:p>
          </table:table-cell>
          <table:table-cell office:value-type="string" table:style-name="ce11">
            <text:p>1970-06-29</text:p>
          </table:table-cell>
          <table:table-cell office:value-type="string" table:style-name="ce1">
            <text:p>abuelo</text:p>
          </table:table-cell>
          <table:table-cell office:value-type="float" office:value="212" table:style-name="ce1">
            <text:p>212</text:p>
          </table:table-cell>
          <table:table-cell office:value-type="float" office:value="6724642" table:formula="of:=RANDBETWEEN(1000000;9999999)" table:style-name="ce2">
            <text:p>6724642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Regalado'</text:p>
          </table:table-cell>
          <table:table-cell office:value-type="string" table:style-name="ce1">
            <text:p>'Machuca'</text:p>
          </table:table-cell>
          <table:table-cell office:value-type="string" table:style-name="ce11">
            <text:p>1970-06-29</text:p>
          </table:table-cell>
          <table:table-cell office:value-type="string" table:style-name="ce1">
            <text:p>madre</text:p>
          </table:table-cell>
          <table:table-cell office:value-type="float" office:value="212" table:style-name="ce1">
            <text:p>212</text:p>
          </table:table-cell>
          <table:table-cell office:value-type="float" office:value="2869119" table:formula="of:=RANDBETWEEN(1000000;9999999)" table:style-name="ce2">
            <text:p>2869119</text:p>
          </table:table-cell>
          <table:table-cell office:value-type="float" office:value="39104624" table:formula="of:=RANDBETWEEN(10000000;100000000)" table:style-name="ce2">
            <text:p>39104624</text:p>
          </table:table-cell>
          <table:table-cell office:value-type="string" office:string-value="Malasia" table:formula="of:=[.F74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Química Orgán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7" table:formula="of:=[.D74]" table:style-name="ce1">
            <text:p>27</text:p>
          </table:table-cell>
          <table:table-cell table:style-name="ce1"/>
          <table:table-cell office:value-type="string" office:string-value="('Elizabeth','Eduviges','Henriquez','Hinojosa','1996-09-20',180,92,'marrón oscuro','20/63','no_clasificado','personal_inteligencia_data/foto.png','personal_inteligencia_data/huella_digital.png','personal_inteligencia_data/huella_retina.png',ROW(58,2128002975) ,ROW('70216167','Taiwán'),ARRAY['inglés','árabe','portugués','francés','null','null']::varchar(50)[], ARRAY[ ROW('Caligula',null,'Estevez','Cifuentes','1970-06-29','abuelo',ROW(58,2126724642) ), ROW('Fidel','Juan','Regalado','Machuca','1970-06-29','madre',ROW(58,2122869119) )]::familiar_ty[], ARRAY[ ROW('39104624','Malasia'),row('null','null') ]::identificacion_ty[], ARRAY[ ROW('Criminología','Máster','Química Orgánica'), ROW('null','null','null') ]::nivel_educativo_ty[],null,'27')," table:formula="of:=CONCATENATE(&quot;(&quot;;[.J74];&quot;,&quot;;[.K74];&quot;,&quot;;[.L74];&quot;,&quot;;[.M74];&quot;,'&quot;;[.N74];&quot;',&quot;;[.O74];&quot;,&quot;;[.P74];&quot;,'&quot;;[.Q74];&quot;','&quot;;[.R74];&quot;','&quot;;[.S74];&quot;',&quot;;[.T74];&quot;,&quot;;[.U74];&quot;,&quot;;[.V74];&quot;,ROW(58,&quot;;[.W74];[.X74];&quot;) ,ROW('&quot;;[.Y74];&quot;','&quot;;[.Z74];&quot;'),ARRAY['&quot;;[.AA74];&quot;','&quot;;[.AB74];&quot;','&quot;;[.AC74];&quot;','&quot;;[.AD74];&quot;','&quot;;[.AE74];&quot;','&quot;;[.AF74];&quot;']::varchar(50)[], ARRAY[ ROW(&quot;;[.AG74];&quot;,&quot;;[.AH74];&quot;,&quot;;[.AI74];&quot;,&quot;;[.AJ74];&quot;,'&quot;;[.AK74];&quot;','&quot;;[.AL74];&quot;',ROW(58,&quot;;[.AM74];[.AN74];&quot;) ), ROW(&quot;;[.AO74];&quot;,&quot;;[.AP74];&quot;,&quot;;[.AQ74];&quot;,&quot;;[.AR74];&quot;,'&quot;;[.AS74];&quot;','&quot;;[.AT74];&quot;',ROW(58,&quot;;[.AU74];[.AV74];&quot;) )]::familiar_ty[], ARRAY[ ROW('&quot;;[.AW74];&quot;','&quot;;[.AX74];&quot;'),row('&quot;;[.AY74];&quot;','&quot;;[.AZ74];&quot;') ]::identificacion_ty[], ARRAY[ ROW('&quot;;[.BA74];&quot;','&quot;;[.BB74];&quot;','&quot;;[.BC74];&quot;'), ROW('&quot;;[.BD74];&quot;','&quot;;[.BE74];&quot;','&quot;;[.BF74];&quot;') ]::nivel_educativo_ty[],null,'&quot;;[.BG74];&quot;'),&quot;)" table:style-name="ce15">
            <text:p>('Elizabeth','Eduviges','Henriquez','Hinojosa','1996-09-20',180,92,'marrón oscuro','20/63','no_clasificado','personal_inteligencia_data/foto.png','personal_inteligencia_data/huella_digital.png','personal_inteligencia_data/huella_retina.png',ROW(58,2128002975) ,ROW('70216167','Taiwán'),ARRAY['inglés','árabe','portugués','francés','null','null']::varchar(50)[], ARRAY[ ROW('Caligula',null,'Estevez','Cifuentes','1970-06-29','abuelo',ROW(58,2126724642) ), ROW('Fidel','Juan','Regalado','Machuca','1970-06-29','madre',ROW(58,2122869119) )]::familiar_ty[], ARRAY[ ROW('39104624','Malasia'),row('null','null') ]::identificacion_ty[], ARRAY[ ROW('Criminología','Máster','Química Orgánica'), ROW('null','null','null') ]::nivel_educativo_ty[],null,'27'),</text:p>
          </table:table-cell>
          <table:table-cell table:number-columns-repeated="16323"/>
        </table:table-row>
        <table:table-row table:style-name="ro3">
          <table:table-cell office:value-type="float" office:value="18" table:formula="of:=[.D75]-9" table:style-name="ce3">
            <text:p>18</text:p>
          </table:table-cell>
          <table:table-cell office:value-type="float" office:value="6" table:style-name="ce9">
            <text:p>6</text:p>
          </table:table-cell>
          <table:table-cell office:value-type="float" office:value="28" table:formula="of:=[.A75]+10" table:style-name="ce3">
            <text:p>28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2" table:style-name="ce5">
            <text:p>7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armo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tinez'</text:p>
          </table:table-cell>
          <table:table-cell office:value-type="string" table:style-name="ce1">
            <text:p>'Olivarez'</text:p>
          </table:table-cell>
          <table:table-cell office:value-type="string" table:style-name="ce11">
            <text:p>1996-09-21</text:p>
          </table:table-cell>
          <table:table-cell office:value-type="float" office:value="176" table:style-name="ce12">
            <text:p>176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8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8806206" table:formula="of:=RANDBETWEEN(1000000;9999999)" table:style-name="ce2">
            <text:p>8806206</text:p>
          </table:table-cell>
          <table:table-cell office:value-type="float" office:value="87443524" table:formula="of:=RANDBETWEEN(10000000;99999999)" table:style-name="ce2">
            <text:p>87443524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ovato'</text:p>
          </table:table-cell>
          <table:table-cell office:value-type="string" table:style-name="ce1">
            <text:p>'Hernandes'</text:p>
          </table:table-cell>
          <table:table-cell office:value-type="string" table:style-name="ce11">
            <text:p>1938-03-06</text:p>
          </table:table-cell>
          <table:table-cell office:value-type="string" table:style-name="ce1">
            <text:p>madre</text:p>
          </table:table-cell>
          <table:table-cell office:value-type="float" office:value="414" table:style-name="ce1">
            <text:p>414</text:p>
          </table:table-cell>
          <table:table-cell office:value-type="float" office:value="3898750" table:formula="of:=RANDBETWEEN(1000000;9999999)" table:style-name="ce2">
            <text:p>3898750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Consuelo'</text:p>
          </table:table-cell>
          <table:table-cell office:value-type="string" table:style-name="ce1">
            <text:p>'Hidalgo'</text:p>
          </table:table-cell>
          <table:table-cell office:value-type="string" table:style-name="ce1">
            <text:p>'Rodrigues'</text:p>
          </table:table-cell>
          <table:table-cell office:value-type="string" table:style-name="ce11">
            <text:p>1938-03-06</text:p>
          </table:table-cell>
          <table:table-cell office:value-type="string" table:style-name="ce1">
            <text:p>primo</text:p>
          </table:table-cell>
          <table:table-cell office:value-type="float" office:value="414" table:style-name="ce1">
            <text:p>414</text:p>
          </table:table-cell>
          <table:table-cell office:value-type="float" office:value="5799030" table:formula="of:=RANDBETWEEN(1000000;9999999)" table:style-name="ce2">
            <text:p>5799030</text:p>
          </table:table-cell>
          <table:table-cell office:value-type="float" office:value="52166810" table:formula="of:=RANDBETWEEN(10000000;100000000)" table:style-name="ce2">
            <text:p>52166810</text:p>
          </table:table-cell>
          <table:table-cell office:value-type="string" office:string-value="Malasia" table:formula="of:=[.F75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7" table:formula="of:=[.D75]" table:style-name="ce1">
            <text:p>27</text:p>
          </table:table-cell>
          <table:table-cell table:style-name="ce1"/>
          <table:table-cell office:value-type="string" office:string-value="('Carmona',null,'Martinez','Olivarez','1996-09-21',176,68,'azul oscuro','20/80','confidencial','personal_inteligencia_data/foto.png','personal_inteligencia_data/huella_digital.png','personal_inteligencia_data/huella_retina.png',ROW(58,2438806206) ,ROW('87443524','Zimbabue'),ARRAY['español','inglés','hindi','ruso','mandarín','bengalí']::varchar(50)[], ARRAY[ ROW('Arturo',null,'Lovato','Hernandes','1938-03-06','madre',ROW(58,4143898750) ), ROW('Aidana','Consuelo','Hidalgo','Rodrigues','1938-03-06','primo',ROW(58,4145799030) )]::familiar_ty[], ARRAY[ ROW('52166810','Malasia'),row('null','null') ]::identificacion_ty[], ARRAY[ ROW('Ingeniería Informática','null','null'), ROW('Ingeniería Informática','null','null') ]::nivel_educativo_ty[],null,'27')," table:formula="of:=CONCATENATE(&quot;(&quot;;[.J75];&quot;,&quot;;[.K75];&quot;,&quot;;[.L75];&quot;,&quot;;[.M75];&quot;,'&quot;;[.N75];&quot;',&quot;;[.O75];&quot;,&quot;;[.P75];&quot;,'&quot;;[.Q75];&quot;','&quot;;[.R75];&quot;','&quot;;[.S75];&quot;',&quot;;[.T75];&quot;,&quot;;[.U75];&quot;,&quot;;[.V75];&quot;,ROW(58,&quot;;[.W75];[.X75];&quot;) ,ROW('&quot;;[.Y75];&quot;','&quot;;[.Z75];&quot;'),ARRAY['&quot;;[.AA75];&quot;','&quot;;[.AB75];&quot;','&quot;;[.AC75];&quot;','&quot;;[.AD75];&quot;','&quot;;[.AE75];&quot;','&quot;;[.AF75];&quot;']::varchar(50)[], ARRAY[ ROW(&quot;;[.AG75];&quot;,&quot;;[.AH75];&quot;,&quot;;[.AI75];&quot;,&quot;;[.AJ75];&quot;,'&quot;;[.AK75];&quot;','&quot;;[.AL75];&quot;',ROW(58,&quot;;[.AM75];[.AN75];&quot;) ), ROW(&quot;;[.AO75];&quot;,&quot;;[.AP75];&quot;,&quot;;[.AQ75];&quot;,&quot;;[.AR75];&quot;,'&quot;;[.AS75];&quot;','&quot;;[.AT75];&quot;',ROW(58,&quot;;[.AU75];[.AV75];&quot;) )]::familiar_ty[], ARRAY[ ROW('&quot;;[.AW75];&quot;','&quot;;[.AX75];&quot;'),row('&quot;;[.AY75];&quot;','&quot;;[.AZ75];&quot;') ]::identificacion_ty[], ARRAY[ ROW('&quot;;[.BA75];&quot;','&quot;;[.BB75];&quot;','&quot;;[.BC75];&quot;'), ROW('&quot;;[.BD75];&quot;','&quot;;[.BE75];&quot;','&quot;;[.BF75];&quot;') ]::nivel_educativo_ty[],null,'&quot;;[.BG75];&quot;'),&quot;)" table:style-name="ce15">
            <text:p>('Carmona',null,'Martinez','Olivarez','1996-09-21',176,68,'azul oscuro','20/80','confidencial','personal_inteligencia_data/foto.png','personal_inteligencia_data/huella_digital.png','personal_inteligencia_data/huella_retina.png',ROW(58,2438806206) ,ROW('87443524','Zimbabue'),ARRAY['español','inglés','hindi','ruso','mandarín','bengalí']::varchar(50)[], ARRAY[ ROW('Arturo',null,'Lovato','Hernandes','1938-03-06','madre',ROW(58,4143898750) ), ROW('Aidana','Consuelo','Hidalgo','Rodrigues','1938-03-06','primo',ROW(58,4145799030) )]::familiar_ty[], ARRAY[ ROW('52166810','Malasia'),row('null','null') ]::identificacion_ty[], ARRAY[ ROW('Ingeniería Informática','null','null'), ROW('Ingeniería Informática','null','null') ]::nivel_educativo_ty[],null,'27'),</text:p>
          </table:table-cell>
          <table:table-cell table:number-columns-repeated="16323"/>
        </table:table-row>
        <table:table-row table:style-name="ro3">
          <table:table-cell office:value-type="float" office:value="19" table:formula="of:=[.D76]-9" table:style-name="ce3">
            <text:p>19</text:p>
          </table:table-cell>
          <table:table-cell office:value-type="float" office:value="7" table:style-name="ce9">
            <text:p>7</text:p>
          </table:table-cell>
          <table:table-cell office:value-type="float" office:value="29" table:formula="of:=[.A76]+10" table:style-name="ce3">
            <text:p>29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3" table:style-name="ce5">
            <text:p>7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Klement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Alonzo'</text:p>
          </table:table-cell>
          <table:table-cell office:value-type="string" table:style-name="ce1">
            <text:p>'Michel'</text:p>
          </table:table-cell>
          <table:table-cell office:value-type="string" table:style-name="ce11">
            <text:p>1998-03-20</text:p>
          </table:table-cell>
          <table:table-cell office:value-type="float" office:value="163" table:style-name="ce12">
            <text:p>163</text:p>
          </table:table-cell>
          <table:table-cell office:value-type="float" office:value="84" table:style-name="ce12">
            <text:p>84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5759996" table:formula="of:=RANDBETWEEN(1000000;9999999)" table:style-name="ce2">
            <text:p>5759996</text:p>
          </table:table-cell>
          <table:table-cell office:value-type="float" office:value="47423549" table:formula="of:=RANDBETWEEN(10000000;99999999)" table:style-name="ce2">
            <text:p>47423549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Pina'</text:p>
          </table:table-cell>
          <table:table-cell office:value-type="string" table:style-name="ce1">
            <text:p>'Watson'</text:p>
          </table:table-cell>
          <table:table-cell office:value-type="string" table:style-name="ce11">
            <text:p>1946-02-25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8145342" table:formula="of:=RANDBETWEEN(1000000;9999999)" table:style-name="ce2">
            <text:p>8145342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Valdez'</text:p>
          </table:table-cell>
          <table:table-cell office:value-type="string" table:style-name="ce1">
            <text:p>'Orozco'</text:p>
          </table:table-cell>
          <table:table-cell office:value-type="string" table:style-name="ce11">
            <text:p>1946-02-25</text:p>
          </table:table-cell>
          <table:table-cell office:value-type="string" table:style-name="ce1">
            <text:p>padre</text:p>
          </table:table-cell>
          <table:table-cell office:value-type="float" office:value="212" table:style-name="ce1">
            <text:p>212</text:p>
          </table:table-cell>
          <table:table-cell office:value-type="float" office:value="5211870" table:formula="of:=RANDBETWEEN(1000000;9999999)" table:style-name="ce2">
            <text:p>5211870</text:p>
          </table:table-cell>
          <table:table-cell office:value-type="float" office:value="50217037" table:formula="of:=RANDBETWEEN(10000000;100000000)" table:style-name="ce2">
            <text:p>50217037</text:p>
          </table:table-cell>
          <table:table-cell office:value-type="string" office:string-value="Uganda" table:formula="of:=[.F76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8" table:formula="of:=[.D76]" table:style-name="ce1">
            <text:p>28</text:p>
          </table:table-cell>
          <table:table-cell table:style-name="ce1"/>
          <table:table-cell office:value-type="string" office:string-value="('Klement','Julian','Alonzo','Michel','1998-03-20',163,84,'marrón claro','20/20','top_secret','personal_inteligencia_data/foto.png','personal_inteligencia_data/huella_digital.png','personal_inteligencia_data/huella_retina.png',ROW(58,2345759996) ,ROW('47423549','Australia'),ARRAY['español','inglés','portugués','francés','null','null']::varchar(50)[], ARRAY[ ROW('Eleazar','Cesarino','Pina','Watson','1946-02-25','primo',ROW(58,2128145342) ), ROW('Gloria','Lorena','Valdez','Orozco','1946-02-25','padre',ROW(58,2125211870) )]::familiar_ty[], ARRAY[ ROW('50217037','Uganda'),row('null','null') ]::identificacion_ty[], ARRAY[ ROW('Economía','null','null'), ROW('Comunicación','null','null') ]::nivel_educativo_ty[],null,'28')," table:formula="of:=CONCATENATE(&quot;(&quot;;[.J76];&quot;,&quot;;[.K76];&quot;,&quot;;[.L76];&quot;,&quot;;[.M76];&quot;,'&quot;;[.N76];&quot;',&quot;;[.O76];&quot;,&quot;;[.P76];&quot;,'&quot;;[.Q76];&quot;','&quot;;[.R76];&quot;','&quot;;[.S76];&quot;',&quot;;[.T76];&quot;,&quot;;[.U76];&quot;,&quot;;[.V76];&quot;,ROW(58,&quot;;[.W76];[.X76];&quot;) ,ROW('&quot;;[.Y76];&quot;','&quot;;[.Z76];&quot;'),ARRAY['&quot;;[.AA76];&quot;','&quot;;[.AB76];&quot;','&quot;;[.AC76];&quot;','&quot;;[.AD76];&quot;','&quot;;[.AE76];&quot;','&quot;;[.AF76];&quot;']::varchar(50)[], ARRAY[ ROW(&quot;;[.AG76];&quot;,&quot;;[.AH76];&quot;,&quot;;[.AI76];&quot;,&quot;;[.AJ76];&quot;,'&quot;;[.AK76];&quot;','&quot;;[.AL76];&quot;',ROW(58,&quot;;[.AM76];[.AN76];&quot;) ), ROW(&quot;;[.AO76];&quot;,&quot;;[.AP76];&quot;,&quot;;[.AQ76];&quot;,&quot;;[.AR76];&quot;,'&quot;;[.AS76];&quot;','&quot;;[.AT76];&quot;',ROW(58,&quot;;[.AU76];[.AV76];&quot;) )]::familiar_ty[], ARRAY[ ROW('&quot;;[.AW76];&quot;','&quot;;[.AX76];&quot;'),row('&quot;;[.AY76];&quot;','&quot;;[.AZ76];&quot;') ]::identificacion_ty[], ARRAY[ ROW('&quot;;[.BA76];&quot;','&quot;;[.BB76];&quot;','&quot;;[.BC76];&quot;'), ROW('&quot;;[.BD76];&quot;','&quot;;[.BE76];&quot;','&quot;;[.BF76];&quot;') ]::nivel_educativo_ty[],null,'&quot;;[.BG76];&quot;'),&quot;)" table:style-name="ce15">
            <text:p>('Klement','Julian','Alonzo','Michel','1998-03-20',163,84,'marrón claro','20/20','top_secret','personal_inteligencia_data/foto.png','personal_inteligencia_data/huella_digital.png','personal_inteligencia_data/huella_retina.png',ROW(58,2345759996) ,ROW('47423549','Australia'),ARRAY['español','inglés','portugués','francés','null','null']::varchar(50)[], ARRAY[ ROW('Eleazar','Cesarino','Pina','Watson','1946-02-25','primo',ROW(58,2128145342) ), ROW('Gloria','Lorena','Valdez','Orozco','1946-02-25','padre',ROW(58,2125211870) )]::familiar_ty[], ARRAY[ ROW('50217037','Uganda'),row('null','null') ]::identificacion_ty[], ARRAY[ ROW('Economía','null','null'), ROW('Comunicación','null','null') ]::nivel_educativo_ty[],null,'28'),</text:p>
          </table:table-cell>
          <table:table-cell table:number-columns-repeated="16323"/>
        </table:table-row>
        <table:table-row table:style-name="ro3">
          <table:table-cell office:value-type="float" office:value="19" table:formula="of:=[.D77]-9" table:style-name="ce3">
            <text:p>19</text:p>
          </table:table-cell>
          <table:table-cell office:value-type="float" office:value="7" table:style-name="ce9">
            <text:p>7</text:p>
          </table:table-cell>
          <table:table-cell office:value-type="float" office:value="29" table:formula="of:=[.A77]+10" table:style-name="ce3">
            <text:p>29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4" table:style-name="ce5">
            <text:p>7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milio'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Quiles'</text:p>
          </table:table-cell>
          <table:table-cell office:value-type="string" table:style-name="ce1">
            <text:p>'Amezcua'</text:p>
          </table:table-cell>
          <table:table-cell office:value-type="string" table:style-name="ce11">
            <text:p>1983-03-26</text:p>
          </table:table-cell>
          <table:table-cell office:value-type="float" office:value="183" table:style-name="ce12">
            <text:p>183</text:p>
          </table:table-cell>
          <table:table-cell office:value-type="float" office:value="78" table:style-name="ce12">
            <text:p>78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2418177" table:formula="of:=RANDBETWEEN(1000000;9999999)" table:style-name="ce2">
            <text:p>2418177</text:p>
          </table:table-cell>
          <table:table-cell office:value-type="float" office:value="74701282" table:formula="of:=RANDBETWEEN(10000000;99999999)" table:style-name="ce2">
            <text:p>74701282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Nieves'</text:p>
          </table:table-cell>
          <table:table-cell office:value-type="string" table:style-name="ce1">
            <text:p>'Roque'</text:p>
          </table:table-cell>
          <table:table-cell office:value-type="string" table:style-name="ce1">
            <text:p>'Urias'</text:p>
          </table:table-cell>
          <table:table-cell office:value-type="string" table:style-name="ce11">
            <text:p>1940-04-13</text:p>
          </table:table-cell>
          <table:table-cell office:value-type="string" table:style-name="ce1">
            <text:p>primo</text:p>
          </table:table-cell>
          <table:table-cell office:value-type="float" office:value="412" table:style-name="ce1">
            <text:p>412</text:p>
          </table:table-cell>
          <table:table-cell office:value-type="float" office:value="7940415" table:formula="of:=RANDBETWEEN(1000000;9999999)" table:style-name="ce2">
            <text:p>7940415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Soledad'</text:p>
          </table:table-cell>
          <table:table-cell office:value-type="string" table:style-name="ce1">
            <text:p>'Chacon'</text:p>
          </table:table-cell>
          <table:table-cell office:value-type="string" table:style-name="ce1">
            <text:p>'Machado'</text:p>
          </table:table-cell>
          <table:table-cell office:value-type="string" table:style-name="ce11">
            <text:p>1940-04-13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1264897" table:formula="of:=RANDBETWEEN(1000000;9999999)" table:style-name="ce2">
            <text:p>1264897</text:p>
          </table:table-cell>
          <table:table-cell office:value-type="float" office:value="62945136" table:formula="of:=RANDBETWEEN(10000000;100000000)" table:style-name="ce2">
            <text:p>62945136</text:p>
          </table:table-cell>
          <table:table-cell office:value-type="string" office:string-value="Uganda" table:formula="of:=[.F77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teligencia Artific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8" table:formula="of:=[.D77]" table:style-name="ce1">
            <text:p>28</text:p>
          </table:table-cell>
          <table:table-cell table:style-name="ce1"/>
          <table:table-cell office:value-type="string" office:string-value="('Emilio','Jaime','Quiles','Amezcua','1983-03-26',183,78,'azul claro','20/200','no_clasificado','personal_inteligencia_data/foto.png','personal_inteligencia_data/huella_digital.png','personal_inteligencia_data/huella_retina.png',ROW(58,4122418177) ,ROW('74701282','Irlanda'),ARRAY['inglés','árabe','portugués','francés','null','null']::varchar(50)[], ARRAY[ ROW('Irma','Nieves','Roque','Urias','1940-04-13','primo',ROW(58,4127940415) ), ROW('Celeste','Soledad','Chacon','Machado','1940-04-13','hermano',ROW(58,4121264897) )]::familiar_ty[], ARRAY[ ROW('62945136','Uganda'),row('null','null') ]::identificacion_ty[], ARRAY[ ROW('Ingeniería Informática','Máster','Inteligencia Artificial'), ROW('null','null','null') ]::nivel_educativo_ty[],null,'28')," table:formula="of:=CONCATENATE(&quot;(&quot;;[.J77];&quot;,&quot;;[.K77];&quot;,&quot;;[.L77];&quot;,&quot;;[.M77];&quot;,'&quot;;[.N77];&quot;',&quot;;[.O77];&quot;,&quot;;[.P77];&quot;,'&quot;;[.Q77];&quot;','&quot;;[.R77];&quot;','&quot;;[.S77];&quot;',&quot;;[.T77];&quot;,&quot;;[.U77];&quot;,&quot;;[.V77];&quot;,ROW(58,&quot;;[.W77];[.X77];&quot;) ,ROW('&quot;;[.Y77];&quot;','&quot;;[.Z77];&quot;'),ARRAY['&quot;;[.AA77];&quot;','&quot;;[.AB77];&quot;','&quot;;[.AC77];&quot;','&quot;;[.AD77];&quot;','&quot;;[.AE77];&quot;','&quot;;[.AF77];&quot;']::varchar(50)[], ARRAY[ ROW(&quot;;[.AG77];&quot;,&quot;;[.AH77];&quot;,&quot;;[.AI77];&quot;,&quot;;[.AJ77];&quot;,'&quot;;[.AK77];&quot;','&quot;;[.AL77];&quot;',ROW(58,&quot;;[.AM77];[.AN77];&quot;) ), ROW(&quot;;[.AO77];&quot;,&quot;;[.AP77];&quot;,&quot;;[.AQ77];&quot;,&quot;;[.AR77];&quot;,'&quot;;[.AS77];&quot;','&quot;;[.AT77];&quot;',ROW(58,&quot;;[.AU77];[.AV77];&quot;) )]::familiar_ty[], ARRAY[ ROW('&quot;;[.AW77];&quot;','&quot;;[.AX77];&quot;'),row('&quot;;[.AY77];&quot;','&quot;;[.AZ77];&quot;') ]::identificacion_ty[], ARRAY[ ROW('&quot;;[.BA77];&quot;','&quot;;[.BB77];&quot;','&quot;;[.BC77];&quot;'), ROW('&quot;;[.BD77];&quot;','&quot;;[.BE77];&quot;','&quot;;[.BF77];&quot;') ]::nivel_educativo_ty[],null,'&quot;;[.BG77];&quot;'),&quot;)" table:style-name="ce15">
            <text:p>('Emilio','Jaime','Quiles','Amezcua','1983-03-26',183,78,'azul claro','20/200','no_clasificado','personal_inteligencia_data/foto.png','personal_inteligencia_data/huella_digital.png','personal_inteligencia_data/huella_retina.png',ROW(58,4122418177) ,ROW('74701282','Irlanda'),ARRAY['inglés','árabe','portugués','francés','null','null']::varchar(50)[], ARRAY[ ROW('Irma','Nieves','Roque','Urias','1940-04-13','primo',ROW(58,4127940415) ), ROW('Celeste','Soledad','Chacon','Machado','1940-04-13','hermano',ROW(58,4121264897) )]::familiar_ty[], ARRAY[ ROW('62945136','Uganda'),row('null','null') ]::identificacion_ty[], ARRAY[ ROW('Ingeniería Informática','Máster','Inteligencia Artificial'), ROW('null','null','null') ]::nivel_educativo_ty[],null,'28'),</text:p>
          </table:table-cell>
          <table:table-cell table:number-columns-repeated="16323"/>
        </table:table-row>
        <table:table-row table:style-name="ro3">
          <table:table-cell office:value-type="float" office:value="19" table:formula="of:=[.D78]-9" table:style-name="ce3">
            <text:p>19</text:p>
          </table:table-cell>
          <table:table-cell office:value-type="float" office:value="7" table:style-name="ce9">
            <text:p>7</text:p>
          </table:table-cell>
          <table:table-cell office:value-type="float" office:value="29" table:formula="of:=[.A78]+10" table:style-name="ce3">
            <text:p>29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5" table:style-name="ce5">
            <text:p>7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Rosaura'</text:p>
          </table:table-cell>
          <table:table-cell office:value-type="string" table:style-name="ce1">
            <text:p>'Sharon'</text:p>
          </table:table-cell>
          <table:table-cell office:value-type="string" table:style-name="ce1">
            <text:p>'Zelaya'</text:p>
          </table:table-cell>
          <table:table-cell office:value-type="string" table:style-name="ce1">
            <text:p>'Rico'</text:p>
          </table:table-cell>
          <table:table-cell office:value-type="string" table:style-name="ce11">
            <text:p>1993-10-08</text:p>
          </table:table-cell>
          <table:table-cell office:value-type="float" office:value="156" table:style-name="ce12">
            <text:p>156</text:p>
          </table:table-cell>
          <table:table-cell office:value-type="float" office:value="75" table:style-name="ce12">
            <text:p>75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3697949" table:formula="of:=RANDBETWEEN(1000000;9999999)" table:style-name="ce2">
            <text:p>3697949</text:p>
          </table:table-cell>
          <table:table-cell office:value-type="float" office:value="85855705" table:formula="of:=RANDBETWEEN(10000000;99999999)" table:style-name="ce2">
            <text:p>85855705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io'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Alexander'</text:p>
          </table:table-cell>
          <table:table-cell office:value-type="string" table:style-name="ce1">
            <text:p>'Roberts'</text:p>
          </table:table-cell>
          <table:table-cell office:value-type="string" table:style-name="ce11">
            <text:p>1960-08-26</text:p>
          </table:table-cell>
          <table:table-cell office:value-type="string" table:style-name="ce1">
            <text:p>primo</text:p>
          </table:table-cell>
          <table:table-cell office:value-type="float" office:value="412" table:style-name="ce1">
            <text:p>412</text:p>
          </table:table-cell>
          <table:table-cell office:value-type="float" office:value="2927670" table:formula="of:=RANDBETWEEN(1000000;9999999)" table:style-name="ce2">
            <text:p>2927670</text:p>
          </table:table-cell>
          <table:table-cell office:value-type="string" table:style-name="ce1">
            <text:p>'Cayetano'</text:p>
          </table:table-cell>
          <table:table-cell office:value-type="string" table:style-name="ce1">
            <text:p>'Fulgencio'</text:p>
          </table:table-cell>
          <table:table-cell office:value-type="string" table:style-name="ce1">
            <text:p>'Marquez'</text:p>
          </table:table-cell>
          <table:table-cell office:value-type="string" table:style-name="ce1">
            <text:p>'Infante'</text:p>
          </table:table-cell>
          <table:table-cell office:value-type="string" table:style-name="ce11">
            <text:p>1960-08-26</text:p>
          </table:table-cell>
          <table:table-cell office:value-type="string" table:style-name="ce1">
            <text:p>primo</text:p>
          </table:table-cell>
          <table:table-cell office:value-type="float" office:value="412" table:style-name="ce1">
            <text:p>412</text:p>
          </table:table-cell>
          <table:table-cell office:value-type="float" office:value="1794167" table:formula="of:=RANDBETWEEN(1000000;9999999)" table:style-name="ce2">
            <text:p>1794167</text:p>
          </table:table-cell>
          <table:table-cell office:value-type="float" office:value="80654889" table:formula="of:=RANDBETWEEN(10000000;100000000)" table:style-name="ce2">
            <text:p>80654889</text:p>
          </table:table-cell>
          <table:table-cell office:value-type="string" office:string-value="Uganda" table:formula="of:=[.F78]" table:style-name="ce1">
            <text:p>Uganda</text:p>
          </table:table-cell>
          <table:table-cell office:value-type="float" office:value="15775929" table:formula="of:=RANDBETWEEN(10000000;100000000)" table:style-name="ce2">
            <text:p>15775929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Lexicografía</text:p>
          </table:table-cell>
          <table:table-cell office:value-type="float" office:value="28" table:formula="of:=[.D78]" table:style-name="ce1">
            <text:p>28</text:p>
          </table:table-cell>
          <table:table-cell table:style-name="ce1"/>
          <table:table-cell office:value-type="string" office:string-value="('Rosaura','Sharon','Zelaya','Rico','1993-10-08',156,75,'marrón claro','20/20','no_clasificado','personal_inteligencia_data/foto.png','personal_inteligencia_data/huella_digital.png','personal_inteligencia_data/huella_retina.png',ROW(58,4123697949) ,ROW('85855705','Taiwán'),ARRAY['español','inglés','hindi','ruso','mandarín','null']::varchar(50)[], ARRAY[ ROW('Mario','Marcelo','Alexander','Roberts','1960-08-26','primo',ROW(58,4122927670) ), ROW('Cayetano','Fulgencio','Marquez','Infante','1960-08-26','primo',ROW(58,4121794167) )]::familiar_ty[], ARRAY[ ROW('80654889','Uganda'),row('15775929','Australia') ]::identificacion_ty[], ARRAY[ ROW('Filosofía','null','null'), ROW('Comunicación','Máster','Lexicografía') ]::nivel_educativo_ty[],null,'28')," table:formula="of:=CONCATENATE(&quot;(&quot;;[.J78];&quot;,&quot;;[.K78];&quot;,&quot;;[.L78];&quot;,&quot;;[.M78];&quot;,'&quot;;[.N78];&quot;',&quot;;[.O78];&quot;,&quot;;[.P78];&quot;,'&quot;;[.Q78];&quot;','&quot;;[.R78];&quot;','&quot;;[.S78];&quot;',&quot;;[.T78];&quot;,&quot;;[.U78];&quot;,&quot;;[.V78];&quot;,ROW(58,&quot;;[.W78];[.X78];&quot;) ,ROW('&quot;;[.Y78];&quot;','&quot;;[.Z78];&quot;'),ARRAY['&quot;;[.AA78];&quot;','&quot;;[.AB78];&quot;','&quot;;[.AC78];&quot;','&quot;;[.AD78];&quot;','&quot;;[.AE78];&quot;','&quot;;[.AF78];&quot;']::varchar(50)[], ARRAY[ ROW(&quot;;[.AG78];&quot;,&quot;;[.AH78];&quot;,&quot;;[.AI78];&quot;,&quot;;[.AJ78];&quot;,'&quot;;[.AK78];&quot;','&quot;;[.AL78];&quot;',ROW(58,&quot;;[.AM78];[.AN78];&quot;) ), ROW(&quot;;[.AO78];&quot;,&quot;;[.AP78];&quot;,&quot;;[.AQ78];&quot;,&quot;;[.AR78];&quot;,'&quot;;[.AS78];&quot;','&quot;;[.AT78];&quot;',ROW(58,&quot;;[.AU78];[.AV78];&quot;) )]::familiar_ty[], ARRAY[ ROW('&quot;;[.AW78];&quot;','&quot;;[.AX78];&quot;'),row('&quot;;[.AY78];&quot;','&quot;;[.AZ78];&quot;') ]::identificacion_ty[], ARRAY[ ROW('&quot;;[.BA78];&quot;','&quot;;[.BB78];&quot;','&quot;;[.BC78];&quot;'), ROW('&quot;;[.BD78];&quot;','&quot;;[.BE78];&quot;','&quot;;[.BF78];&quot;') ]::nivel_educativo_ty[],null,'&quot;;[.BG78];&quot;'),&quot;)" table:style-name="ce15">
            <text:p>('Rosaura','Sharon','Zelaya','Rico','1993-10-08',156,75,'marrón claro','20/20','no_clasificado','personal_inteligencia_data/foto.png','personal_inteligencia_data/huella_digital.png','personal_inteligencia_data/huella_retina.png',ROW(58,4123697949) ,ROW('85855705','Taiwán'),ARRAY['español','inglés','hindi','ruso','mandarín','null']::varchar(50)[], ARRAY[ ROW('Mario','Marcelo','Alexander','Roberts','1960-08-26','primo',ROW(58,4122927670) ), ROW('Cayetano','Fulgencio','Marquez','Infante','1960-08-26','primo',ROW(58,4121794167) )]::familiar_ty[], ARRAY[ ROW('80654889','Uganda'),row('15775929','Australia') ]::identificacion_ty[], ARRAY[ ROW('Filosofía','null','null'), ROW('Comunicación','Máster','Lexicografía') ]::nivel_educativo_ty[],null,'28'),</text:p>
          </table:table-cell>
          <table:table-cell table:number-columns-repeated="16323"/>
        </table:table-row>
        <table:table-row table:style-name="ro3">
          <table:table-cell office:value-type="float" office:value="19" table:formula="of:=[.D79]-9" table:style-name="ce3">
            <text:p>19</text:p>
          </table:table-cell>
          <table:table-cell office:value-type="float" office:value="7" table:style-name="ce9">
            <text:p>7</text:p>
          </table:table-cell>
          <table:table-cell office:value-type="float" office:value="29" table:formula="of:=[.A79]+10" table:style-name="ce3">
            <text:p>29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6" table:style-name="ce5">
            <text:p>7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Luis'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Wilson'</text:p>
          </table:table-cell>
          <table:table-cell office:value-type="string" table:style-name="ce1">
            <text:p>'Tejeda'</text:p>
          </table:table-cell>
          <table:table-cell office:value-type="string" table:style-name="ce11">
            <text:p>1993-10-09</text:p>
          </table:table-cell>
          <table:table-cell office:value-type="float" office:value="180" table:style-name="ce12">
            <text:p>180</text:p>
          </table:table-cell>
          <table:table-cell office:value-type="float" office:value="78" table:style-name="ce12">
            <text:p>78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10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2603365" table:formula="of:=RANDBETWEEN(1000000;9999999)" table:style-name="ce2">
            <text:p>2603365</text:p>
          </table:table-cell>
          <table:table-cell office:value-type="float" office:value="60167540" table:formula="of:=RANDBETWEEN(10000000;99999999)" table:style-name="ce2">
            <text:p>60167540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Italo'</text:p>
          </table:table-cell>
          <table:table-cell office:value-type="string" table:style-name="ce1">
            <text:p>'Florindo'</text:p>
          </table:table-cell>
          <table:table-cell office:value-type="string" table:style-name="ce1">
            <text:p>'Barragan'</text:p>
          </table:table-cell>
          <table:table-cell office:value-type="string" table:style-name="ce1">
            <text:p>'Salinas'</text:p>
          </table:table-cell>
          <table:table-cell office:value-type="string" table:style-name="ce11">
            <text:p>1936-11-09</text:p>
          </table:table-cell>
          <table:table-cell office:value-type="string" table:style-name="ce1">
            <text:p>hermano</text:p>
          </table:table-cell>
          <table:table-cell office:value-type="float" office:value="244" table:style-name="ce14">
            <text:p>244</text:p>
          </table:table-cell>
          <table:table-cell office:value-type="float" office:value="1886525" table:formula="of:=RANDBETWEEN(1000000;9999999)" table:style-name="ce2">
            <text:p>1886525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Davis'</text:p>
          </table:table-cell>
          <table:table-cell office:value-type="string" table:style-name="ce1">
            <text:p>'Vicente'</text:p>
          </table:table-cell>
          <table:table-cell office:value-type="string" table:style-name="ce11">
            <text:p>1936-11-09</text:p>
          </table:table-cell>
          <table:table-cell office:value-type="string" table:style-name="ce1">
            <text:p>abuelo</text:p>
          </table:table-cell>
          <table:table-cell office:value-type="float" office:value="244" table:style-name="ce14">
            <text:p>244</text:p>
          </table:table-cell>
          <table:table-cell office:value-type="float" office:value="8361979" table:formula="of:=RANDBETWEEN(1000000;9999999)" table:style-name="ce2">
            <text:p>8361979</text:p>
          </table:table-cell>
          <table:table-cell office:value-type="float" office:value="96291103" table:formula="of:=RANDBETWEEN(10000000;100000000)" table:style-name="ce2">
            <text:p>96291103</text:p>
          </table:table-cell>
          <table:table-cell office:value-type="string" office:string-value="Uganda" table:formula="of:=[.F79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8" table:formula="of:=[.D79]" table:style-name="ce1">
            <text:p>28</text:p>
          </table:table-cell>
          <table:table-cell table:style-name="ce1"/>
          <table:table-cell office:value-type="string" office:string-value="('Luis','Marcus','Wilson','Tejeda','1993-10-09',180,78,'azul oscuro','20/100','confidencial','personal_inteligencia_data/foto.png','personal_inteligencia_data/huella_digital.png','personal_inteligencia_data/huella_retina.png',ROW(58,2872603365) ,ROW('60167540','Zimbabue'),ARRAY['español','inglés','portugués','francés','null','null']::varchar(50)[], ARRAY[ ROW('Italo','Florindo','Barragan','Salinas','1936-11-09','hermano',ROW(58,2441886525) ), ROW('Genesis','Ana','Davis','Vicente','1936-11-09','abuelo',ROW(58,2448361979) )]::familiar_ty[], ARRAY[ ROW('96291103','Uganda'),row('null','null') ]::identificacion_ty[], ARRAY[ ROW('Psicología','null','null'), ROW('Criminología','null','null') ]::nivel_educativo_ty[],null,'28')," table:formula="of:=CONCATENATE(&quot;(&quot;;[.J79];&quot;,&quot;;[.K79];&quot;,&quot;;[.L79];&quot;,&quot;;[.M79];&quot;,'&quot;;[.N79];&quot;',&quot;;[.O79];&quot;,&quot;;[.P79];&quot;,'&quot;;[.Q79];&quot;','&quot;;[.R79];&quot;','&quot;;[.S79];&quot;',&quot;;[.T79];&quot;,&quot;;[.U79];&quot;,&quot;;[.V79];&quot;,ROW(58,&quot;;[.W79];[.X79];&quot;) ,ROW('&quot;;[.Y79];&quot;','&quot;;[.Z79];&quot;'),ARRAY['&quot;;[.AA79];&quot;','&quot;;[.AB79];&quot;','&quot;;[.AC79];&quot;','&quot;;[.AD79];&quot;','&quot;;[.AE79];&quot;','&quot;;[.AF79];&quot;']::varchar(50)[], ARRAY[ ROW(&quot;;[.AG79];&quot;,&quot;;[.AH79];&quot;,&quot;;[.AI79];&quot;,&quot;;[.AJ79];&quot;,'&quot;;[.AK79];&quot;','&quot;;[.AL79];&quot;',ROW(58,&quot;;[.AM79];[.AN79];&quot;) ), ROW(&quot;;[.AO79];&quot;,&quot;;[.AP79];&quot;,&quot;;[.AQ79];&quot;,&quot;;[.AR79];&quot;,'&quot;;[.AS79];&quot;','&quot;;[.AT79];&quot;',ROW(58,&quot;;[.AU79];[.AV79];&quot;) )]::familiar_ty[], ARRAY[ ROW('&quot;;[.AW79];&quot;','&quot;;[.AX79];&quot;'),row('&quot;;[.AY79];&quot;','&quot;;[.AZ79];&quot;') ]::identificacion_ty[], ARRAY[ ROW('&quot;;[.BA79];&quot;','&quot;;[.BB79];&quot;','&quot;;[.BC79];&quot;'), ROW('&quot;;[.BD79];&quot;','&quot;;[.BE79];&quot;','&quot;;[.BF79];&quot;') ]::nivel_educativo_ty[],null,'&quot;;[.BG79];&quot;'),&quot;)" table:style-name="ce15">
            <text:p>('Luis','Marcus','Wilson','Tejeda','1993-10-09',180,78,'azul oscuro','20/100','confidencial','personal_inteligencia_data/foto.png','personal_inteligencia_data/huella_digital.png','personal_inteligencia_data/huella_retina.png',ROW(58,2872603365) ,ROW('60167540','Zimbabue'),ARRAY['español','inglés','portugués','francés','null','null']::varchar(50)[], ARRAY[ ROW('Italo','Florindo','Barragan','Salinas','1936-11-09','hermano',ROW(58,2441886525) ), ROW('Genesis','Ana','Davis','Vicente','1936-11-09','abuelo',ROW(58,2448361979) )]::familiar_ty[], ARRAY[ ROW('96291103','Uganda'),row('null','null') ]::identificacion_ty[], ARRAY[ ROW('Psicología','null','null'), ROW('Criminología','null','null') ]::nivel_educativo_ty[],null,'28'),</text:p>
          </table:table-cell>
          <table:table-cell table:number-columns-repeated="16323"/>
        </table:table-row>
        <table:table-row table:style-name="ro3">
          <table:table-cell office:value-type="float" office:value="20" table:formula="of:=[.D80]-9" table:style-name="ce3">
            <text:p>20</text:p>
          </table:table-cell>
          <table:table-cell office:value-type="float" office:value="7" table:style-name="ce9">
            <text:p>7</text:p>
          </table:table-cell>
          <table:table-cell office:value-type="float" office:value="30" table:formula="of:=[.A80]+10" table:style-name="ce3">
            <text:p>30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77" table:style-name="ce5">
            <text:p>7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Ludmila'</text:p>
          </table:table-cell>
          <table:table-cell office:value-type="string" table:style-name="ce1">
            <text:p>'Facunda'</text:p>
          </table:table-cell>
          <table:table-cell office:value-type="string" table:style-name="ce1">
            <text:p>'Almonte'</text:p>
          </table:table-cell>
          <table:table-cell office:value-type="string" table:style-name="ce1">
            <text:p>'Frias'</text:p>
          </table:table-cell>
          <table:table-cell office:value-type="string" table:style-name="ce11">
            <text:p>1998-04-23</text:p>
          </table:table-cell>
          <table:table-cell office:value-type="float" office:value="166" table:style-name="ce12">
            <text:p>166</text:p>
          </table:table-cell>
          <table:table-cell office:value-type="float" office:value="83" table:style-name="ce12">
            <text:p>83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6195466" table:formula="of:=RANDBETWEEN(1000000;9999999)" table:style-name="ce2">
            <text:p>6195466</text:p>
          </table:table-cell>
          <table:table-cell office:value-type="float" office:value="19114752" table:formula="of:=RANDBETWEEN(10000000;99999999)" table:style-name="ce2">
            <text:p>19114752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elix'</text:p>
          </table:table-cell>
          <table:table-cell office:value-type="string" table:style-name="ce1">
            <text:p>'Petronilo'</text:p>
          </table:table-cell>
          <table:table-cell office:value-type="string" table:style-name="ce1">
            <text:p>'Abarca'</text:p>
          </table:table-cell>
          <table:table-cell office:value-type="string" table:style-name="ce1">
            <text:p>'Melo'</text:p>
          </table:table-cell>
          <table:table-cell office:value-type="string" table:style-name="ce11">
            <text:p>1946-05-22</text:p>
          </table:table-cell>
          <table:table-cell office:value-type="string" table:style-name="ce1">
            <text:p>primo</text:p>
          </table:table-cell>
          <table:table-cell office:value-type="float" office:value="424" table:style-name="ce1">
            <text:p>424</text:p>
          </table:table-cell>
          <table:table-cell office:value-type="float" office:value="4520665" table:formula="of:=RANDBETWEEN(1000000;9999999)" table:style-name="ce2">
            <text:p>4520665</text:p>
          </table:table-cell>
          <table:table-cell office:value-type="string" table:style-name="ce1">
            <text:p>'Inocencia'</text:p>
          </table:table-cell>
          <table:table-cell office:value-type="string" table:style-name="ce1">
            <text:p>'Carolina'</text:p>
          </table:table-cell>
          <table:table-cell office:value-type="string" table:style-name="ce1">
            <text:p>'Menendez'</text:p>
          </table:table-cell>
          <table:table-cell office:value-type="string" table:style-name="ce1">
            <text:p>'Saldana'</text:p>
          </table:table-cell>
          <table:table-cell office:value-type="string" table:style-name="ce11">
            <text:p>1946-05-22</text:p>
          </table:table-cell>
          <table:table-cell office:value-type="string" table:style-name="ce1">
            <text:p>madre</text:p>
          </table:table-cell>
          <table:table-cell office:value-type="float" office:value="424" table:style-name="ce1">
            <text:p>424</text:p>
          </table:table-cell>
          <table:table-cell office:value-type="float" office:value="5343676" table:formula="of:=RANDBETWEEN(1000000;9999999)" table:style-name="ce2">
            <text:p>5343676</text:p>
          </table:table-cell>
          <table:table-cell office:value-type="float" office:value="31916165" table:formula="of:=RANDBETWEEN(10000000;100000000)" table:style-name="ce2">
            <text:p>31916165</text:p>
          </table:table-cell>
          <table:table-cell office:value-type="string" office:string-value="Uganda" table:formula="of:=[.F80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9" table:formula="of:=[.D80]" table:style-name="ce1">
            <text:p>29</text:p>
          </table:table-cell>
          <table:table-cell table:style-name="ce1"/>
          <table:table-cell office:value-type="string" office:string-value="('Ludmila','Facunda','Almonte','Frias','1998-04-23',166,83,'marrón oscuro','20/20','top_secret','personal_inteligencia_data/foto.png','personal_inteligencia_data/huella_digital.png','personal_inteligencia_data/huella_retina.png',ROW(58,2616195466) ,ROW('19114752','Australia'),ARRAY['español','inglés','portugués','francés','null','null']::varchar(50)[], ARRAY[ ROW('Felix','Petronilo','Abarca','Melo','1946-05-22','primo',ROW(58,4244520665) ), ROW('Inocencia','Carolina','Menendez','Saldana','1946-05-22','madre',ROW(58,4245343676) )]::familiar_ty[], ARRAY[ ROW('31916165','Uganda'),row('null','null') ]::identificacion_ty[], ARRAY[ ROW('Filosofía','null','null'), ROW('Ingeniería Industrial','null','null') ]::nivel_educativo_ty[],null,'29')," table:formula="of:=CONCATENATE(&quot;(&quot;;[.J80];&quot;,&quot;;[.K80];&quot;,&quot;;[.L80];&quot;,&quot;;[.M80];&quot;,'&quot;;[.N80];&quot;',&quot;;[.O80];&quot;,&quot;;[.P80];&quot;,'&quot;;[.Q80];&quot;','&quot;;[.R80];&quot;','&quot;;[.S80];&quot;',&quot;;[.T80];&quot;,&quot;;[.U80];&quot;,&quot;;[.V80];&quot;,ROW(58,&quot;;[.W80];[.X80];&quot;) ,ROW('&quot;;[.Y80];&quot;','&quot;;[.Z80];&quot;'),ARRAY['&quot;;[.AA80];&quot;','&quot;;[.AB80];&quot;','&quot;;[.AC80];&quot;','&quot;;[.AD80];&quot;','&quot;;[.AE80];&quot;','&quot;;[.AF80];&quot;']::varchar(50)[], ARRAY[ ROW(&quot;;[.AG80];&quot;,&quot;;[.AH80];&quot;,&quot;;[.AI80];&quot;,&quot;;[.AJ80];&quot;,'&quot;;[.AK80];&quot;','&quot;;[.AL80];&quot;',ROW(58,&quot;;[.AM80];[.AN80];&quot;) ), ROW(&quot;;[.AO80];&quot;,&quot;;[.AP80];&quot;,&quot;;[.AQ80];&quot;,&quot;;[.AR80];&quot;,'&quot;;[.AS80];&quot;','&quot;;[.AT80];&quot;',ROW(58,&quot;;[.AU80];[.AV80];&quot;) )]::familiar_ty[], ARRAY[ ROW('&quot;;[.AW80];&quot;','&quot;;[.AX80];&quot;'),row('&quot;;[.AY80];&quot;','&quot;;[.AZ80];&quot;') ]::identificacion_ty[], ARRAY[ ROW('&quot;;[.BA80];&quot;','&quot;;[.BB80];&quot;','&quot;;[.BC80];&quot;'), ROW('&quot;;[.BD80];&quot;','&quot;;[.BE80];&quot;','&quot;;[.BF80];&quot;') ]::nivel_educativo_ty[],null,'&quot;;[.BG80];&quot;'),&quot;)" table:style-name="ce15">
            <text:p>('Ludmila','Facunda','Almonte','Frias','1998-04-23',166,83,'marrón oscuro','20/20','top_secret','personal_inteligencia_data/foto.png','personal_inteligencia_data/huella_digital.png','personal_inteligencia_data/huella_retina.png',ROW(58,2616195466) ,ROW('19114752','Australia'),ARRAY['español','inglés','portugués','francés','null','null']::varchar(50)[], ARRAY[ ROW('Felix','Petronilo','Abarca','Melo','1946-05-22','primo',ROW(58,4244520665) ), ROW('Inocencia','Carolina','Menendez','Saldana','1946-05-22','madre',ROW(58,4245343676) )]::familiar_ty[], ARRAY[ ROW('31916165','Uganda'),row('null','null') ]::identificacion_ty[], ARRAY[ ROW('Filosofía','null','null'), ROW('Ingeniería Industrial','null','null') ]::nivel_educativo_ty[],null,'29'),</text:p>
          </table:table-cell>
          <table:table-cell table:number-columns-repeated="16323"/>
        </table:table-row>
        <table:table-row table:style-name="ro3">
          <table:table-cell office:value-type="float" office:value="20" table:formula="of:=[.D81]-9" table:style-name="ce3">
            <text:p>20</text:p>
          </table:table-cell>
          <table:table-cell office:value-type="float" office:value="7" table:style-name="ce9">
            <text:p>7</text:p>
          </table:table-cell>
          <table:table-cell office:value-type="float" office:value="30" table:formula="of:=[.A81]+10" table:style-name="ce3">
            <text:p>30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78" table:style-name="ce5">
            <text:p>7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Delfina'</text:p>
          </table:table-cell>
          <table:table-cell office:value-type="string" table:style-name="ce1">
            <text:p>'Ligia'</text:p>
          </table:table-cell>
          <table:table-cell office:value-type="string" table:style-name="ce1">
            <text:p>'Carpio'</text:p>
          </table:table-cell>
          <table:table-cell office:value-type="string" table:style-name="ce1">
            <text:p>'Buenrostro'</text:p>
          </table:table-cell>
          <table:table-cell office:value-type="string" table:style-name="ce11">
            <text:p>1984-01-23</text:p>
          </table:table-cell>
          <table:table-cell office:value-type="float" office:value="162" table:style-name="ce12">
            <text:p>162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6045728" table:formula="of:=RANDBETWEEN(1000000;9999999)" table:style-name="ce2">
            <text:p>6045728</text:p>
          </table:table-cell>
          <table:table-cell office:value-type="float" office:value="98304907" table:formula="of:=RANDBETWEEN(10000000;99999999)" table:style-name="ce2">
            <text:p>98304907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Teodora'</text:p>
          </table:table-cell>
          <table:table-cell office:value-type="string" table:style-name="ce1">
            <text:p>'Libertad'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Aparicio'</text:p>
          </table:table-cell>
          <table:table-cell office:value-type="string" table:style-name="ce11">
            <text:p>1940-09-24</text:p>
          </table:table-cell>
          <table:table-cell office:value-type="string" table:style-name="ce1">
            <text:p>tío</text:p>
          </table:table-cell>
          <table:table-cell office:value-type="float" office:value="212" table:style-name="ce1">
            <text:p>212</text:p>
          </table:table-cell>
          <table:table-cell office:value-type="float" office:value="9584222" table:formula="of:=RANDBETWEEN(1000000;9999999)" table:style-name="ce2">
            <text:p>9584222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Almazan'</text:p>
          </table:table-cell>
          <table:table-cell office:value-type="string" table:style-name="ce11">
            <text:p>1940-09-24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6958531" table:formula="of:=RANDBETWEEN(1000000;9999999)" table:style-name="ce2">
            <text:p>6958531</text:p>
          </table:table-cell>
          <table:table-cell office:value-type="float" office:value="96739884" table:formula="of:=RANDBETWEEN(10000000;100000000)" table:style-name="ce2">
            <text:p>96739884</text:p>
          </table:table-cell>
          <table:table-cell office:value-type="string" office:string-value="Uganda" table:formula="of:=[.F81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omunicación Intercultur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9" table:formula="of:=[.D81]" table:style-name="ce1">
            <text:p>29</text:p>
          </table:table-cell>
          <table:table-cell table:style-name="ce1"/>
          <table:table-cell office:value-type="string" office:string-value="('Delfina','Ligia','Carpio','Buenrostro','1984-01-23',162,68,'marrón claro','20/160','no_clasificado','personal_inteligencia_data/foto.png','personal_inteligencia_data/huella_digital.png','personal_inteligencia_data/huella_retina.png',ROW(58,2126045728) ,ROW('98304907','Irlanda'),ARRAY['inglés','árabe','portugués','francés','null','null']::varchar(50)[], ARRAY[ ROW('Teodora','Libertad','Montero','Aparicio','1940-09-24','tío',ROW(58,2129584222) ), ROW('Marlene','Donatila','Rosa','Almazan','1940-09-24','hermano',ROW(58,2126958531) )]::familiar_ty[], ARRAY[ ROW('96739884','Uganda'),row('null','null') ]::identificacion_ty[], ARRAY[ ROW('Comunicación','Máster','Comunicación Intercultural'), ROW('null','null','null') ]::nivel_educativo_ty[],null,'29')," table:formula="of:=CONCATENATE(&quot;(&quot;;[.J81];&quot;,&quot;;[.K81];&quot;,&quot;;[.L81];&quot;,&quot;;[.M81];&quot;,'&quot;;[.N81];&quot;',&quot;;[.O81];&quot;,&quot;;[.P81];&quot;,'&quot;;[.Q81];&quot;','&quot;;[.R81];&quot;','&quot;;[.S81];&quot;',&quot;;[.T81];&quot;,&quot;;[.U81];&quot;,&quot;;[.V81];&quot;,ROW(58,&quot;;[.W81];[.X81];&quot;) ,ROW('&quot;;[.Y81];&quot;','&quot;;[.Z81];&quot;'),ARRAY['&quot;;[.AA81];&quot;','&quot;;[.AB81];&quot;','&quot;;[.AC81];&quot;','&quot;;[.AD81];&quot;','&quot;;[.AE81];&quot;','&quot;;[.AF81];&quot;']::varchar(50)[], ARRAY[ ROW(&quot;;[.AG81];&quot;,&quot;;[.AH81];&quot;,&quot;;[.AI81];&quot;,&quot;;[.AJ81];&quot;,'&quot;;[.AK81];&quot;','&quot;;[.AL81];&quot;',ROW(58,&quot;;[.AM81];[.AN81];&quot;) ), ROW(&quot;;[.AO81];&quot;,&quot;;[.AP81];&quot;,&quot;;[.AQ81];&quot;,&quot;;[.AR81];&quot;,'&quot;;[.AS81];&quot;','&quot;;[.AT81];&quot;',ROW(58,&quot;;[.AU81];[.AV81];&quot;) )]::familiar_ty[], ARRAY[ ROW('&quot;;[.AW81];&quot;','&quot;;[.AX81];&quot;'),row('&quot;;[.AY81];&quot;','&quot;;[.AZ81];&quot;') ]::identificacion_ty[], ARRAY[ ROW('&quot;;[.BA81];&quot;','&quot;;[.BB81];&quot;','&quot;;[.BC81];&quot;'), ROW('&quot;;[.BD81];&quot;','&quot;;[.BE81];&quot;','&quot;;[.BF81];&quot;') ]::nivel_educativo_ty[],null,'&quot;;[.BG81];&quot;'),&quot;)" table:style-name="ce15">
            <text:p>('Delfina','Ligia','Carpio','Buenrostro','1984-01-23',162,68,'marrón claro','20/160','no_clasificado','personal_inteligencia_data/foto.png','personal_inteligencia_data/huella_digital.png','personal_inteligencia_data/huella_retina.png',ROW(58,2126045728) ,ROW('98304907','Irlanda'),ARRAY['inglés','árabe','portugués','francés','null','null']::varchar(50)[], ARRAY[ ROW('Teodora','Libertad','Montero','Aparicio','1940-09-24','tío',ROW(58,2129584222) ), ROW('Marlene','Donatila','Rosa','Almazan','1940-09-24','hermano',ROW(58,2126958531) )]::familiar_ty[], ARRAY[ ROW('96739884','Uganda'),row('null','null') ]::identificacion_ty[], ARRAY[ ROW('Comunicación','Máster','Comunicación Intercultural'), ROW('null','null','null') ]::nivel_educativo_ty[],null,'29'),</text:p>
          </table:table-cell>
          <table:table-cell table:number-columns-repeated="16323"/>
        </table:table-row>
        <table:table-row table:style-name="ro3">
          <table:table-cell office:value-type="float" office:value="20" table:formula="of:=[.D82]-9" table:style-name="ce3">
            <text:p>20</text:p>
          </table:table-cell>
          <table:table-cell office:value-type="float" office:value="7" table:style-name="ce9">
            <text:p>7</text:p>
          </table:table-cell>
          <table:table-cell office:value-type="float" office:value="30" table:formula="of:=[.A82]+10" table:style-name="ce3">
            <text:p>30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79" table:style-name="ce5">
            <text:p>7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neida'</text:p>
          </table:table-cell>
          <table:table-cell office:value-type="string" table:style-name="ce1">
            <text:p>'America'</text:p>
          </table:table-cell>
          <table:table-cell office:value-type="string" table:style-name="ce1">
            <text:p>'Guerrero'</text:p>
          </table:table-cell>
          <table:table-cell office:value-type="string" table:style-name="ce1">
            <text:p>'Mireles'</text:p>
          </table:table-cell>
          <table:table-cell office:value-type="string" table:style-name="ce11">
            <text:p>1995-01-08</text:p>
          </table:table-cell>
          <table:table-cell office:value-type="float" office:value="177" table:style-name="ce12">
            <text:p>177</text:p>
          </table:table-cell>
          <table:table-cell office:value-type="float" office:value="88" table:style-name="ce12">
            <text:p>88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5453056" table:formula="of:=RANDBETWEEN(1000000;9999999)" table:style-name="ce2">
            <text:p>5453056</text:p>
          </table:table-cell>
          <table:table-cell office:value-type="float" office:value="20080477" table:formula="of:=RANDBETWEEN(10000000;99999999)" table:style-name="ce2">
            <text:p>20080477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Benitez'</text:p>
          </table:table-cell>
          <table:table-cell office:value-type="string" table:style-name="ce1">
            <text:p>'Zayas'</text:p>
          </table:table-cell>
          <table:table-cell office:value-type="string" table:style-name="ce11">
            <text:p>1963-01-23</text:p>
          </table:table-cell>
          <table:table-cell office:value-type="string" table:style-name="ce1">
            <text:p>tío</text:p>
          </table:table-cell>
          <table:table-cell office:value-type="float" office:value="212" table:style-name="ce1">
            <text:p>212</text:p>
          </table:table-cell>
          <table:table-cell office:value-type="float" office:value="5455612" table:formula="of:=RANDBETWEEN(1000000;9999999)" table:style-name="ce2">
            <text:p>5455612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Lucero'</text:p>
          </table:table-cell>
          <table:table-cell office:value-type="string" table:style-name="ce1">
            <text:p>'Orona'</text:p>
          </table:table-cell>
          <table:table-cell office:value-type="string" table:style-name="ce11">
            <text:p>1963-01-23</text:p>
          </table:table-cell>
          <table:table-cell office:value-type="string" table:style-name="ce1">
            <text:p>madre</text:p>
          </table:table-cell>
          <table:table-cell office:value-type="float" office:value="212" table:style-name="ce1">
            <text:p>212</text:p>
          </table:table-cell>
          <table:table-cell office:value-type="float" office:value="8955903" table:formula="of:=RANDBETWEEN(1000000;9999999)" table:style-name="ce2">
            <text:p>8955903</text:p>
          </table:table-cell>
          <table:table-cell office:value-type="float" office:value="34545263" table:formula="of:=RANDBETWEEN(10000000;100000000)" table:style-name="ce2">
            <text:p>34545263</text:p>
          </table:table-cell>
          <table:table-cell office:value-type="string" office:string-value="Uganda" table:formula="of:=[.F82]" table:style-name="ce1">
            <text:p>Uganda</text:p>
          </table:table-cell>
          <table:table-cell office:value-type="float" office:value="14825615" table:formula="of:=RANDBETWEEN(10000000;100000000)" table:style-name="ce2">
            <text:p>14825615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vestigación de Medicamentos</text:p>
          </table:table-cell>
          <table:table-cell office:value-type="float" office:value="29" table:formula="of:=[.D82]" table:style-name="ce1">
            <text:p>29</text:p>
          </table:table-cell>
          <table:table-cell table:style-name="ce1"/>
          <table:table-cell office:value-type="string" office:string-value="('Eneida','America','Guerrero','Mireles','1995-01-08',177,88,'marrón oscuro','20/20','no_clasificado','personal_inteligencia_data/foto.png','personal_inteligencia_data/huella_digital.png','personal_inteligencia_data/huella_retina.png',ROW(58,2125453056) ,ROW('20080477','Taiwán'),ARRAY['español','inglés','hindi','ruso','mandarín','null']::varchar(50)[], ARRAY[ ROW('Javier','Breno','Benitez','Zayas','1963-01-23','tío',ROW(58,2125455612) ), ROW('Jhoan','Dante','Lucero','Orona','1963-01-23','madre',ROW(58,2128955903) )]::familiar_ty[], ARRAY[ ROW('34545263','Uganda'),row('14825615','Australia') ]::identificacion_ty[], ARRAY[ ROW('Ingeniería Informática','null','null'), ROW('Enfermería','Máster','Investigación de Medicamentos') ]::nivel_educativo_ty[],null,'29')," table:formula="of:=CONCATENATE(&quot;(&quot;;[.J82];&quot;,&quot;;[.K82];&quot;,&quot;;[.L82];&quot;,&quot;;[.M82];&quot;,'&quot;;[.N82];&quot;',&quot;;[.O82];&quot;,&quot;;[.P82];&quot;,'&quot;;[.Q82];&quot;','&quot;;[.R82];&quot;','&quot;;[.S82];&quot;',&quot;;[.T82];&quot;,&quot;;[.U82];&quot;,&quot;;[.V82];&quot;,ROW(58,&quot;;[.W82];[.X82];&quot;) ,ROW('&quot;;[.Y82];&quot;','&quot;;[.Z82];&quot;'),ARRAY['&quot;;[.AA82];&quot;','&quot;;[.AB82];&quot;','&quot;;[.AC82];&quot;','&quot;;[.AD82];&quot;','&quot;;[.AE82];&quot;','&quot;;[.AF82];&quot;']::varchar(50)[], ARRAY[ ROW(&quot;;[.AG82];&quot;,&quot;;[.AH82];&quot;,&quot;;[.AI82];&quot;,&quot;;[.AJ82];&quot;,'&quot;;[.AK82];&quot;','&quot;;[.AL82];&quot;',ROW(58,&quot;;[.AM82];[.AN82];&quot;) ), ROW(&quot;;[.AO82];&quot;,&quot;;[.AP82];&quot;,&quot;;[.AQ82];&quot;,&quot;;[.AR82];&quot;,'&quot;;[.AS82];&quot;','&quot;;[.AT82];&quot;',ROW(58,&quot;;[.AU82];[.AV82];&quot;) )]::familiar_ty[], ARRAY[ ROW('&quot;;[.AW82];&quot;','&quot;;[.AX82];&quot;'),row('&quot;;[.AY82];&quot;','&quot;;[.AZ82];&quot;') ]::identificacion_ty[], ARRAY[ ROW('&quot;;[.BA82];&quot;','&quot;;[.BB82];&quot;','&quot;;[.BC82];&quot;'), ROW('&quot;;[.BD82];&quot;','&quot;;[.BE82];&quot;','&quot;;[.BF82];&quot;') ]::nivel_educativo_ty[],null,'&quot;;[.BG82];&quot;'),&quot;)" table:style-name="ce15">
            <text:p>('Eneida','America','Guerrero','Mireles','1995-01-08',177,88,'marrón oscuro','20/20','no_clasificado','personal_inteligencia_data/foto.png','personal_inteligencia_data/huella_digital.png','personal_inteligencia_data/huella_retina.png',ROW(58,2125453056) ,ROW('20080477','Taiwán'),ARRAY['español','inglés','hindi','ruso','mandarín','null']::varchar(50)[], ARRAY[ ROW('Javier','Breno','Benitez','Zayas','1963-01-23','tío',ROW(58,2125455612) ), ROW('Jhoan','Dante','Lucero','Orona','1963-01-23','madre',ROW(58,2128955903) )]::familiar_ty[], ARRAY[ ROW('34545263','Uganda'),row('14825615','Australia') ]::identificacion_ty[], ARRAY[ ROW('Ingeniería Informática','null','null'), ROW('Enfermería','Máster','Investigación de Medicamentos') ]::nivel_educativo_ty[],null,'29'),</text:p>
          </table:table-cell>
          <table:table-cell table:number-columns-repeated="16323"/>
        </table:table-row>
        <table:table-row table:style-name="ro3">
          <table:table-cell office:value-type="float" office:value="20" table:formula="of:=[.D83]-9" table:style-name="ce3">
            <text:p>20</text:p>
          </table:table-cell>
          <table:table-cell office:value-type="float" office:value="7" table:style-name="ce9">
            <text:p>7</text:p>
          </table:table-cell>
          <table:table-cell office:value-type="float" office:value="30" table:formula="of:=[.A83]+10" table:style-name="ce3">
            <text:p>30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80" table:style-name="ce5">
            <text:p>8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onstancia'</text:p>
          </table:table-cell>
          <table:table-cell office:value-type="string" table:style-name="ce1">
            <text:p>'Alma'</text:p>
          </table:table-cell>
          <table:table-cell office:value-type="string" table:style-name="ce1">
            <text:p>'Payan'</text:p>
          </table:table-cell>
          <table:table-cell office:value-type="string" table:style-name="ce1">
            <text:p>'Moya'</text:p>
          </table:table-cell>
          <table:table-cell office:value-type="string" table:style-name="ce11">
            <text:p>1995-01-09</text:p>
          </table:table-cell>
          <table:table-cell office:value-type="float" office:value="167" table:style-name="ce12">
            <text:p>167</text:p>
          </table:table-cell>
          <table:table-cell office:value-type="float" office:value="88" table:style-name="ce12">
            <text:p>88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8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3734482" table:formula="of:=RANDBETWEEN(1000000;9999999)" table:style-name="ce2">
            <text:p>3734482</text:p>
          </table:table-cell>
          <table:table-cell office:value-type="float" office:value="96728148" table:formula="of:=RANDBETWEEN(10000000;99999999)" table:style-name="ce2">
            <text:p>96728148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Moore'</text:p>
          </table:table-cell>
          <table:table-cell office:value-type="string" table:style-name="ce1">
            <text:p>'Zamora'</text:p>
          </table:table-cell>
          <table:table-cell office:value-type="string" table:style-name="ce11">
            <text:p>1936-12-24</text:p>
          </table:table-cell>
          <table:table-cell office:value-type="string" table:style-name="ce1">
            <text:p>hermano</text:p>
          </table:table-cell>
          <table:table-cell office:value-type="float" office:value="414" table:style-name="ce1">
            <text:p>414</text:p>
          </table:table-cell>
          <table:table-cell office:value-type="float" office:value="7795192" table:formula="of:=RANDBETWEEN(1000000;9999999)" table:style-name="ce2">
            <text:p>7795192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Wright'</text:p>
          </table:table-cell>
          <table:table-cell office:value-type="string" table:style-name="ce1">
            <text:p>'Resendez'</text:p>
          </table:table-cell>
          <table:table-cell office:value-type="string" table:style-name="ce11">
            <text:p>1936-12-24</text:p>
          </table:table-cell>
          <table:table-cell office:value-type="string" table:style-name="ce1">
            <text:p>primo</text:p>
          </table:table-cell>
          <table:table-cell office:value-type="float" office:value="414" table:style-name="ce1">
            <text:p>414</text:p>
          </table:table-cell>
          <table:table-cell office:value-type="float" office:value="8166176" table:formula="of:=RANDBETWEEN(1000000;9999999)" table:style-name="ce2">
            <text:p>8166176</text:p>
          </table:table-cell>
          <table:table-cell office:value-type="float" office:value="42338798" table:formula="of:=RANDBETWEEN(10000000;100000000)" table:style-name="ce2">
            <text:p>42338798</text:p>
          </table:table-cell>
          <table:table-cell office:value-type="string" office:string-value="Uganda" table:formula="of:=[.F83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9" table:formula="of:=[.D83]" table:style-name="ce1">
            <text:p>29</text:p>
          </table:table-cell>
          <table:table-cell table:style-name="ce1"/>
          <table:table-cell office:value-type="string" office:string-value="('Constancia','Alma','Payan','Moya','1995-01-09',167,88,'azul claro','20/80','confidencial','personal_inteligencia_data/foto.png','personal_inteligencia_data/huella_digital.png','personal_inteligencia_data/huella_retina.png',ROW(58,2433734482) ,ROW('96728148','Zimbabue'),ARRAY['español','inglés','portugués','francés','null','null']::varchar(50)[], ARRAY[ ROW('Maricruz','Viviana','Moore','Zamora','1936-12-24','hermano',ROW(58,4147795192) ), ROW('Ignacio','Maximo','Wright','Resendez','1936-12-24','primo',ROW(58,4148166176) )]::familiar_ty[], ARRAY[ ROW('42338798','Uganda'),row('null','null') ]::identificacion_ty[], ARRAY[ ROW('Enfermería','null','null'), ROW('Psicología','null','null') ]::nivel_educativo_ty[],null,'29')," table:formula="of:=CONCATENATE(&quot;(&quot;;[.J83];&quot;,&quot;;[.K83];&quot;,&quot;;[.L83];&quot;,&quot;;[.M83];&quot;,'&quot;;[.N83];&quot;',&quot;;[.O83];&quot;,&quot;;[.P83];&quot;,'&quot;;[.Q83];&quot;','&quot;;[.R83];&quot;','&quot;;[.S83];&quot;',&quot;;[.T83];&quot;,&quot;;[.U83];&quot;,&quot;;[.V83];&quot;,ROW(58,&quot;;[.W83];[.X83];&quot;) ,ROW('&quot;;[.Y83];&quot;','&quot;;[.Z83];&quot;'),ARRAY['&quot;;[.AA83];&quot;','&quot;;[.AB83];&quot;','&quot;;[.AC83];&quot;','&quot;;[.AD83];&quot;','&quot;;[.AE83];&quot;','&quot;;[.AF83];&quot;']::varchar(50)[], ARRAY[ ROW(&quot;;[.AG83];&quot;,&quot;;[.AH83];&quot;,&quot;;[.AI83];&quot;,&quot;;[.AJ83];&quot;,'&quot;;[.AK83];&quot;','&quot;;[.AL83];&quot;',ROW(58,&quot;;[.AM83];[.AN83];&quot;) ), ROW(&quot;;[.AO83];&quot;,&quot;;[.AP83];&quot;,&quot;;[.AQ83];&quot;,&quot;;[.AR83];&quot;,'&quot;;[.AS83];&quot;','&quot;;[.AT83];&quot;',ROW(58,&quot;;[.AU83];[.AV83];&quot;) )]::familiar_ty[], ARRAY[ ROW('&quot;;[.AW83];&quot;','&quot;;[.AX83];&quot;'),row('&quot;;[.AY83];&quot;','&quot;;[.AZ83];&quot;') ]::identificacion_ty[], ARRAY[ ROW('&quot;;[.BA83];&quot;','&quot;;[.BB83];&quot;','&quot;;[.BC83];&quot;'), ROW('&quot;;[.BD83];&quot;','&quot;;[.BE83];&quot;','&quot;;[.BF83];&quot;') ]::nivel_educativo_ty[],null,'&quot;;[.BG83];&quot;'),&quot;)" table:style-name="ce15">
            <text:p>('Constancia','Alma','Payan','Moya','1995-01-09',167,88,'azul claro','20/80','confidencial','personal_inteligencia_data/foto.png','personal_inteligencia_data/huella_digital.png','personal_inteligencia_data/huella_retina.png',ROW(58,2433734482) ,ROW('96728148','Zimbabue'),ARRAY['español','inglés','portugués','francés','null','null']::varchar(50)[], ARRAY[ ROW('Maricruz','Viviana','Moore','Zamora','1936-12-24','hermano',ROW(58,4147795192) ), ROW('Ignacio','Maximo','Wright','Resendez','1936-12-24','primo',ROW(58,4148166176) )]::familiar_ty[], ARRAY[ ROW('42338798','Uganda'),row('null','null') ]::identificacion_ty[], ARRAY[ ROW('Enfermería','null','null'), ROW('Psicología','null','null') ]::nivel_educativo_ty[],null,'29'),</text:p>
          </table:table-cell>
          <table:table-cell table:number-columns-repeated="16323"/>
        </table:table-row>
        <table:table-row table:style-name="ro3">
          <table:table-cell office:value-type="float" office:value="21" table:formula="of:=[.D84]-9" table:style-name="ce3">
            <text:p>21</text:p>
          </table:table-cell>
          <table:table-cell office:value-type="float" office:value="7" table:style-name="ce9">
            <text:p>7</text:p>
          </table:table-cell>
          <table:table-cell office:value-type="float" office:value="31" table:formula="of:=[.A84]+10" table:style-name="ce3">
            <text:p>31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1" table:style-name="ce5">
            <text:p>8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Imelda'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Baca'</text:p>
          </table:table-cell>
          <table:table-cell office:value-type="string" table:style-name="ce11">
            <text:p>1998-06-27</text:p>
          </table:table-cell>
          <table:table-cell office:value-type="float" office:value="178" table:style-name="ce12">
            <text:p>178</text:p>
          </table:table-cell>
          <table:table-cell office:value-type="float" office:value="81" table:style-name="ce12">
            <text:p>81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8602087" table:formula="of:=RANDBETWEEN(1000000;9999999)" table:style-name="ce2">
            <text:p>8602087</text:p>
          </table:table-cell>
          <table:table-cell office:value-type="float" office:value="28439031" table:formula="of:=RANDBETWEEN(10000000;99999999)" table:style-name="ce2">
            <text:p>28439031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lina'</text:p>
          </table:table-cell>
          <table:table-cell office:value-type="string" table:style-name="ce1">
            <text:p>'Mafalda'</text:p>
          </table:table-cell>
          <table:table-cell office:value-type="string" table:style-name="ce1">
            <text:p>'Smith'</text:p>
          </table:table-cell>
          <table:table-cell office:value-type="string" table:style-name="ce1">
            <text:p>'Alcantar'</text:p>
          </table:table-cell>
          <table:table-cell office:value-type="string" table:style-name="ce11">
            <text:p>1948-02-28</text:p>
          </table:table-cell>
          <table:table-cell office:value-type="string" table:style-name="ce1">
            <text:p>tío</text:p>
          </table:table-cell>
          <table:table-cell office:value-type="float" office:value="412" table:style-name="ce1">
            <text:p>412</text:p>
          </table:table-cell>
          <table:table-cell office:value-type="float" office:value="7038830" table:formula="of:=RANDBETWEEN(1000000;9999999)" table:style-name="ce2">
            <text:p>7038830</text:p>
          </table:table-cell>
          <table:table-cell office:value-type="string" table:style-name="ce1">
            <text:p>'Hermione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Manzanares'</text:p>
          </table:table-cell>
          <table:table-cell office:value-type="string" table:style-name="ce1">
            <text:p>'Chavez'</text:p>
          </table:table-cell>
          <table:table-cell office:value-type="string" table:style-name="ce11">
            <text:p>1948-02-28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2328554" table:formula="of:=RANDBETWEEN(1000000;9999999)" table:style-name="ce2">
            <text:p>2328554</text:p>
          </table:table-cell>
          <table:table-cell office:value-type="float" office:value="98710014" table:formula="of:=RANDBETWEEN(10000000;100000000)" table:style-name="ce2">
            <text:p>98710014</text:p>
          </table:table-cell>
          <table:table-cell office:value-type="string" office:string-value="Uganda" table:formula="of:=[.F84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0" table:formula="of:=[.D84]" table:style-name="ce1">
            <text:p>30</text:p>
          </table:table-cell>
          <table:table-cell table:style-name="ce1"/>
          <table:table-cell office:value-type="string" office:string-value="('Imelda','Genesis','Salmeron','Baca','1998-06-27',178,81,'verde claro','20/32','top_secret','personal_inteligencia_data/foto.png','personal_inteligencia_data/huella_digital.png','personal_inteligencia_data/huella_retina.png',ROW(58,2448602087) ,ROW('28439031','Australia'),ARRAY['español','inglés','portugués','francés','null','null']::varchar(50)[], ARRAY[ ROW('Celina','Mafalda','Smith','Alcantar','1948-02-28','tío',ROW(58,4127038830) ), ROW('Hermione','Mariluz','Manzanares','Chavez','1948-02-28','hermano',ROW(58,4122328554) )]::familiar_ty[], ARRAY[ ROW('98710014','Uganda'),row('null','null') ]::identificacion_ty[], ARRAY[ ROW('Ingeniería Informática','null','null'), ROW('Derecho','null','null') ]::nivel_educativo_ty[],null,'30')," table:formula="of:=CONCATENATE(&quot;(&quot;;[.J84];&quot;,&quot;;[.K84];&quot;,&quot;;[.L84];&quot;,&quot;;[.M84];&quot;,'&quot;;[.N84];&quot;',&quot;;[.O84];&quot;,&quot;;[.P84];&quot;,'&quot;;[.Q84];&quot;','&quot;;[.R84];&quot;','&quot;;[.S84];&quot;',&quot;;[.T84];&quot;,&quot;;[.U84];&quot;,&quot;;[.V84];&quot;,ROW(58,&quot;;[.W84];[.X84];&quot;) ,ROW('&quot;;[.Y84];&quot;','&quot;;[.Z84];&quot;'),ARRAY['&quot;;[.AA84];&quot;','&quot;;[.AB84];&quot;','&quot;;[.AC84];&quot;','&quot;;[.AD84];&quot;','&quot;;[.AE84];&quot;','&quot;;[.AF84];&quot;']::varchar(50)[], ARRAY[ ROW(&quot;;[.AG84];&quot;,&quot;;[.AH84];&quot;,&quot;;[.AI84];&quot;,&quot;;[.AJ84];&quot;,'&quot;;[.AK84];&quot;','&quot;;[.AL84];&quot;',ROW(58,&quot;;[.AM84];[.AN84];&quot;) ), ROW(&quot;;[.AO84];&quot;,&quot;;[.AP84];&quot;,&quot;;[.AQ84];&quot;,&quot;;[.AR84];&quot;,'&quot;;[.AS84];&quot;','&quot;;[.AT84];&quot;',ROW(58,&quot;;[.AU84];[.AV84];&quot;) )]::familiar_ty[], ARRAY[ ROW('&quot;;[.AW84];&quot;','&quot;;[.AX84];&quot;'),row('&quot;;[.AY84];&quot;','&quot;;[.AZ84];&quot;') ]::identificacion_ty[], ARRAY[ ROW('&quot;;[.BA84];&quot;','&quot;;[.BB84];&quot;','&quot;;[.BC84];&quot;'), ROW('&quot;;[.BD84];&quot;','&quot;;[.BE84];&quot;','&quot;;[.BF84];&quot;') ]::nivel_educativo_ty[],null,'&quot;;[.BG84];&quot;'),&quot;)" table:style-name="ce15">
            <text:p>('Imelda','Genesis','Salmeron','Baca','1998-06-27',178,81,'verde claro','20/32','top_secret','personal_inteligencia_data/foto.png','personal_inteligencia_data/huella_digital.png','personal_inteligencia_data/huella_retina.png',ROW(58,2448602087) ,ROW('28439031','Australia'),ARRAY['español','inglés','portugués','francés','null','null']::varchar(50)[], ARRAY[ ROW('Celina','Mafalda','Smith','Alcantar','1948-02-28','tío',ROW(58,4127038830) ), ROW('Hermione','Mariluz','Manzanares','Chavez','1948-02-28','hermano',ROW(58,4122328554) )]::familiar_ty[], ARRAY[ ROW('98710014','Uganda'),row('null','null') ]::identificacion_ty[], ARRAY[ ROW('Ingeniería Informática','null','null'), ROW('Derecho','null','null') ]::nivel_educativo_ty[],null,'30'),</text:p>
          </table:table-cell>
          <table:table-cell table:number-columns-repeated="16323"/>
        </table:table-row>
        <table:table-row table:style-name="ro3">
          <table:table-cell office:value-type="float" office:value="21" table:formula="of:=[.D85]-9" table:style-name="ce3">
            <text:p>21</text:p>
          </table:table-cell>
          <table:table-cell office:value-type="float" office:value="7" table:style-name="ce9">
            <text:p>7</text:p>
          </table:table-cell>
          <table:table-cell office:value-type="float" office:value="31" table:formula="of:=[.A85]+10" table:style-name="ce3">
            <text:p>31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2" table:style-name="ce5">
            <text:p>8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Felicia'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Pacheco'</text:p>
          </table:table-cell>
          <table:table-cell office:value-type="string" table:style-name="ce1">
            <text:p>'Munoz'</text:p>
          </table:table-cell>
          <table:table-cell office:value-type="string" table:style-name="ce11">
            <text:p>1986-03-28</text:p>
          </table:table-cell>
          <table:table-cell office:value-type="float" office:value="165" table:style-name="ce12">
            <text:p>165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12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5089739" table:formula="of:=RANDBETWEEN(1000000;9999999)" table:style-name="ce2">
            <text:p>5089739</text:p>
          </table:table-cell>
          <table:table-cell office:value-type="float" office:value="94595268" table:formula="of:=RANDBETWEEN(10000000;99999999)" table:style-name="ce2">
            <text:p>94595268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Paredes'</text:p>
          </table:table-cell>
          <table:table-cell office:value-type="string" table:style-name="ce1">
            <text:p>'Heredia'</text:p>
          </table:table-cell>
          <table:table-cell office:value-type="string" table:style-name="ce11">
            <text:p>1943-12-14</text:p>
          </table:table-cell>
          <table:table-cell office:value-type="string" table:style-name="ce1">
            <text:p>padre</text:p>
          </table:table-cell>
          <table:table-cell office:value-type="float" office:value="424" table:style-name="ce1">
            <text:p>424</text:p>
          </table:table-cell>
          <table:table-cell office:value-type="float" office:value="8486848" table:formula="of:=RANDBETWEEN(1000000;9999999)" table:style-name="ce2">
            <text:p>8486848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Santamaria'</text:p>
          </table:table-cell>
          <table:table-cell office:value-type="string" table:style-name="ce1">
            <text:p>'Jaquez'</text:p>
          </table:table-cell>
          <table:table-cell office:value-type="string" table:style-name="ce11">
            <text:p>1943-12-14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2592133" table:formula="of:=RANDBETWEEN(1000000;9999999)" table:style-name="ce2">
            <text:p>2592133</text:p>
          </table:table-cell>
          <table:table-cell office:value-type="float" office:value="55713324" table:formula="of:=RANDBETWEEN(10000000;100000000)" table:style-name="ce2">
            <text:p>55713324</text:p>
          </table:table-cell>
          <table:table-cell office:value-type="string" office:string-value="Uganda" table:formula="of:=[.F85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Dirección de Empresa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0" table:formula="of:=[.D85]" table:style-name="ce1">
            <text:p>30</text:p>
          </table:table-cell>
          <table:table-cell table:style-name="ce1"/>
          <table:table-cell office:value-type="string" office:string-value="('Felicia','Emiliana','Pacheco','Munoz','1986-03-28',165,71,'marrón oscuro','20/125','no_clasificado','personal_inteligencia_data/foto.png','personal_inteligencia_data/huella_digital.png','personal_inteligencia_data/huella_retina.png',ROW(58,4245089739) ,ROW('94595268','Irlanda'),ARRAY['inglés','árabe','portugués','francés','null','null']::varchar(50)[], ARRAY[ ROW('Marcelo','Tulio','Paredes','Heredia','1943-12-14','padre',ROW(58,4248486848) ), ROW('Fabiano','Tarsicio','Santamaria','Jaquez','1943-12-14','abuelo',ROW(58,4242592133) )]::familiar_ty[], ARRAY[ ROW('55713324','Uganda'),row('null','null') ]::identificacion_ty[], ARRAY[ ROW('Ingeniería Industrial','Máster','Dirección de Empresas'), ROW('null','null','null') ]::nivel_educativo_ty[],null,'30')," table:formula="of:=CONCATENATE(&quot;(&quot;;[.J85];&quot;,&quot;;[.K85];&quot;,&quot;;[.L85];&quot;,&quot;;[.M85];&quot;,'&quot;;[.N85];&quot;',&quot;;[.O85];&quot;,&quot;;[.P85];&quot;,'&quot;;[.Q85];&quot;','&quot;;[.R85];&quot;','&quot;;[.S85];&quot;',&quot;;[.T85];&quot;,&quot;;[.U85];&quot;,&quot;;[.V85];&quot;,ROW(58,&quot;;[.W85];[.X85];&quot;) ,ROW('&quot;;[.Y85];&quot;','&quot;;[.Z85];&quot;'),ARRAY['&quot;;[.AA85];&quot;','&quot;;[.AB85];&quot;','&quot;;[.AC85];&quot;','&quot;;[.AD85];&quot;','&quot;;[.AE85];&quot;','&quot;;[.AF85];&quot;']::varchar(50)[], ARRAY[ ROW(&quot;;[.AG85];&quot;,&quot;;[.AH85];&quot;,&quot;;[.AI85];&quot;,&quot;;[.AJ85];&quot;,'&quot;;[.AK85];&quot;','&quot;;[.AL85];&quot;',ROW(58,&quot;;[.AM85];[.AN85];&quot;) ), ROW(&quot;;[.AO85];&quot;,&quot;;[.AP85];&quot;,&quot;;[.AQ85];&quot;,&quot;;[.AR85];&quot;,'&quot;;[.AS85];&quot;','&quot;;[.AT85];&quot;',ROW(58,&quot;;[.AU85];[.AV85];&quot;) )]::familiar_ty[], ARRAY[ ROW('&quot;;[.AW85];&quot;','&quot;;[.AX85];&quot;'),row('&quot;;[.AY85];&quot;','&quot;;[.AZ85];&quot;') ]::identificacion_ty[], ARRAY[ ROW('&quot;;[.BA85];&quot;','&quot;;[.BB85];&quot;','&quot;;[.BC85];&quot;'), ROW('&quot;;[.BD85];&quot;','&quot;;[.BE85];&quot;','&quot;;[.BF85];&quot;') ]::nivel_educativo_ty[],null,'&quot;;[.BG85];&quot;'),&quot;)" table:style-name="ce15">
            <text:p>('Felicia','Emiliana','Pacheco','Munoz','1986-03-28',165,71,'marrón oscuro','20/125','no_clasificado','personal_inteligencia_data/foto.png','personal_inteligencia_data/huella_digital.png','personal_inteligencia_data/huella_retina.png',ROW(58,4245089739) ,ROW('94595268','Irlanda'),ARRAY['inglés','árabe','portugués','francés','null','null']::varchar(50)[], ARRAY[ ROW('Marcelo','Tulio','Paredes','Heredia','1943-12-14','padre',ROW(58,4248486848) ), ROW('Fabiano','Tarsicio','Santamaria','Jaquez','1943-12-14','abuelo',ROW(58,4242592133) )]::familiar_ty[], ARRAY[ ROW('55713324','Uganda'),row('null','null') ]::identificacion_ty[], ARRAY[ ROW('Ingeniería Industrial','Máster','Dirección de Empresas'), ROW('null','null','null') ]::nivel_educativo_ty[],null,'30'),</text:p>
          </table:table-cell>
          <table:table-cell table:number-columns-repeated="16323"/>
        </table:table-row>
        <table:table-row table:style-name="ro3">
          <table:table-cell office:value-type="float" office:value="21" table:formula="of:=[.D86]-9" table:style-name="ce3">
            <text:p>21</text:p>
          </table:table-cell>
          <table:table-cell office:value-type="float" office:value="7" table:style-name="ce9">
            <text:p>7</text:p>
          </table:table-cell>
          <table:table-cell office:value-type="float" office:value="31" table:formula="of:=[.A86]+10" table:style-name="ce3">
            <text:p>31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3" table:style-name="ce5">
            <text:p>8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Tarsicio'</text:p>
          </table:table-cell>
          <table:table-cell office:value-type="string" table:style-name="ce1">
            <text:p>'Carlos'</text:p>
          </table:table-cell>
          <table:table-cell office:value-type="string" table:style-name="ce1">
            <text:p>'Garza'</text:p>
          </table:table-cell>
          <table:table-cell office:value-type="string" table:style-name="ce1">
            <text:p>'Ochoa'</text:p>
          </table:table-cell>
          <table:table-cell office:value-type="string" table:style-name="ce11">
            <text:p>1995-07-24</text:p>
          </table:table-cell>
          <table:table-cell office:value-type="float" office:value="174" table:style-name="ce12">
            <text:p>174</text:p>
          </table:table-cell>
          <table:table-cell office:value-type="float" office:value="95" table:style-name="ce12">
            <text:p>95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5007192" table:formula="of:=RANDBETWEEN(1000000;9999999)" table:style-name="ce2">
            <text:p>5007192</text:p>
          </table:table-cell>
          <table:table-cell office:value-type="float" office:value="63747711" table:formula="of:=RANDBETWEEN(10000000;99999999)" table:style-name="ce2">
            <text:p>63747711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atricia'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Miller'</text:p>
          </table:table-cell>
          <table:table-cell office:value-type="string" table:style-name="ce1">
            <text:p>'Amador'</text:p>
          </table:table-cell>
          <table:table-cell office:value-type="string" table:style-name="ce11">
            <text:p>1965-03-19</text:p>
          </table:table-cell>
          <table:table-cell office:value-type="string" table:style-name="ce1">
            <text:p>padre</text:p>
          </table:table-cell>
          <table:table-cell office:value-type="float" office:value="412" table:style-name="ce1">
            <text:p>412</text:p>
          </table:table-cell>
          <table:table-cell office:value-type="float" office:value="6256612" table:formula="of:=RANDBETWEEN(1000000;9999999)" table:style-name="ce2">
            <text:p>6256612</text:p>
          </table:table-cell>
          <table:table-cell office:value-type="string" table:style-name="ce1">
            <text:p>'Elidio'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Puentes'</text:p>
          </table:table-cell>
          <table:table-cell office:value-type="string" table:style-name="ce1">
            <text:p>'Ozuna'</text:p>
          </table:table-cell>
          <table:table-cell office:value-type="string" table:style-name="ce11">
            <text:p>1965-03-19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6063291" table:formula="of:=RANDBETWEEN(1000000;9999999)" table:style-name="ce2">
            <text:p>6063291</text:p>
          </table:table-cell>
          <table:table-cell office:value-type="float" office:value="16627633" table:formula="of:=RANDBETWEEN(10000000;100000000)" table:style-name="ce2">
            <text:p>16627633</text:p>
          </table:table-cell>
          <table:table-cell office:value-type="string" office:string-value="Uganda" table:formula="of:=[.F86]" table:style-name="ce1">
            <text:p>Uganda</text:p>
          </table:table-cell>
          <table:table-cell office:value-type="float" office:value="84550692" table:formula="of:=RANDBETWEEN(10000000;100000000)" table:style-name="ce2">
            <text:p>84550692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Relaciones Internacionales</text:p>
          </table:table-cell>
          <table:table-cell office:value-type="float" office:value="30" table:formula="of:=[.D86]" table:style-name="ce1">
            <text:p>30</text:p>
          </table:table-cell>
          <table:table-cell table:style-name="ce1"/>
          <table:table-cell office:value-type="string" office:string-value="('Tarsicio','Carlos','Garza','Ochoa','1995-07-24',174,95,'verde claro','20/20','no_clasificado','personal_inteligencia_data/foto.png','personal_inteligencia_data/huella_digital.png','personal_inteligencia_data/huella_retina.png',ROW(58,4245007192) ,ROW('63747711','Taiwán'),ARRAY['español','inglés','hindi','ruso','mandarín','null']::varchar(50)[], ARRAY[ ROW('Patricia','Maricruz','Miller','Amador','1965-03-19','padre',ROW(58,4126256612) ), ROW('Elidio','Jonathan','Puentes','Ozuna','1965-03-19','hermano',ROW(58,4126063291) )]::familiar_ty[], ARRAY[ ROW('16627633','Uganda'),row('84550692','Irlanda') ]::identificacion_ty[], ARRAY[ ROW('Comunicación','null','null'), ROW('Ciencias Sociales','Máster','Relaciones Internacionales') ]::nivel_educativo_ty[],null,'30')," table:formula="of:=CONCATENATE(&quot;(&quot;;[.J86];&quot;,&quot;;[.K86];&quot;,&quot;;[.L86];&quot;,&quot;;[.M86];&quot;,'&quot;;[.N86];&quot;',&quot;;[.O86];&quot;,&quot;;[.P86];&quot;,'&quot;;[.Q86];&quot;','&quot;;[.R86];&quot;','&quot;;[.S86];&quot;',&quot;;[.T86];&quot;,&quot;;[.U86];&quot;,&quot;;[.V86];&quot;,ROW(58,&quot;;[.W86];[.X86];&quot;) ,ROW('&quot;;[.Y86];&quot;','&quot;;[.Z86];&quot;'),ARRAY['&quot;;[.AA86];&quot;','&quot;;[.AB86];&quot;','&quot;;[.AC86];&quot;','&quot;;[.AD86];&quot;','&quot;;[.AE86];&quot;','&quot;;[.AF86];&quot;']::varchar(50)[], ARRAY[ ROW(&quot;;[.AG86];&quot;,&quot;;[.AH86];&quot;,&quot;;[.AI86];&quot;,&quot;;[.AJ86];&quot;,'&quot;;[.AK86];&quot;','&quot;;[.AL86];&quot;',ROW(58,&quot;;[.AM86];[.AN86];&quot;) ), ROW(&quot;;[.AO86];&quot;,&quot;;[.AP86];&quot;,&quot;;[.AQ86];&quot;,&quot;;[.AR86];&quot;,'&quot;;[.AS86];&quot;','&quot;;[.AT86];&quot;',ROW(58,&quot;;[.AU86];[.AV86];&quot;) )]::familiar_ty[], ARRAY[ ROW('&quot;;[.AW86];&quot;','&quot;;[.AX86];&quot;'),row('&quot;;[.AY86];&quot;','&quot;;[.AZ86];&quot;') ]::identificacion_ty[], ARRAY[ ROW('&quot;;[.BA86];&quot;','&quot;;[.BB86];&quot;','&quot;;[.BC86];&quot;'), ROW('&quot;;[.BD86];&quot;','&quot;;[.BE86];&quot;','&quot;;[.BF86];&quot;') ]::nivel_educativo_ty[],null,'&quot;;[.BG86];&quot;'),&quot;)" table:style-name="ce15">
            <text:p>('Tarsicio','Carlos','Garza','Ochoa','1995-07-24',174,95,'verde claro','20/20','no_clasificado','personal_inteligencia_data/foto.png','personal_inteligencia_data/huella_digital.png','personal_inteligencia_data/huella_retina.png',ROW(58,4245007192) ,ROW('63747711','Taiwán'),ARRAY['español','inglés','hindi','ruso','mandarín','null']::varchar(50)[], ARRAY[ ROW('Patricia','Maricruz','Miller','Amador','1965-03-19','padre',ROW(58,4126256612) ), ROW('Elidio','Jonathan','Puentes','Ozuna','1965-03-19','hermano',ROW(58,4126063291) )]::familiar_ty[], ARRAY[ ROW('16627633','Uganda'),row('84550692','Irlanda') ]::identificacion_ty[], ARRAY[ ROW('Comunicación','null','null'), ROW('Ciencias Sociales','Máster','Relaciones Internacionales') ]::nivel_educativo_ty[],null,'30'),</text:p>
          </table:table-cell>
          <table:table-cell table:number-columns-repeated="16323"/>
        </table:table-row>
        <table:table-row table:style-name="ro3">
          <table:table-cell office:value-type="float" office:value="21" table:formula="of:=[.D87]-9" table:style-name="ce3">
            <text:p>21</text:p>
          </table:table-cell>
          <table:table-cell office:value-type="float" office:value="7" table:style-name="ce9">
            <text:p>7</text:p>
          </table:table-cell>
          <table:table-cell office:value-type="float" office:value="31" table:formula="of:=[.A87]+10" table:style-name="ce3">
            <text:p>31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4" table:style-name="ce5">
            <text:p>8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acobo'</text:p>
          </table:table-cell>
          <table:table-cell office:value-type="string" table:style-name="ce1">
            <text:p>'Elian'</text:p>
          </table:table-cell>
          <table:table-cell office:value-type="string" table:style-name="ce1">
            <text:p>'Person'</text:p>
          </table:table-cell>
          <table:table-cell office:value-type="string" table:style-name="ce1">
            <text:p>'Bianco'</text:p>
          </table:table-cell>
          <table:table-cell office:value-type="string" table:style-name="ce11">
            <text:p>1995-07-25</text:p>
          </table:table-cell>
          <table:table-cell office:value-type="float" office:value="169" table:style-name="ce12">
            <text:p>169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8899291" table:formula="of:=RANDBETWEEN(1000000;9999999)" table:style-name="ce2">
            <text:p>8899291</text:p>
          </table:table-cell>
          <table:table-cell office:value-type="float" office:value="50424848" table:formula="of:=RANDBETWEEN(10000000;99999999)" table:style-name="ce2">
            <text:p>50424848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ristiano'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Toledo'</text:p>
          </table:table-cell>
          <table:table-cell office:value-type="string" table:style-name="ce1">
            <text:p>'Bustos'</text:p>
          </table:table-cell>
          <table:table-cell office:value-type="string" table:style-name="ce11">
            <text:p>1941-01-27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4696428" table:formula="of:=RANDBETWEEN(1000000;9999999)" table:style-name="ce2">
            <text:p>4696428</text:p>
          </table:table-cell>
          <table:table-cell office:value-type="string" table:style-name="ce1">
            <text:p>'Eduardo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Roybal'</text:p>
          </table:table-cell>
          <table:table-cell office:value-type="string" table:style-name="ce1">
            <text:p>'Escamilla'</text:p>
          </table:table-cell>
          <table:table-cell office:value-type="string" table:style-name="ce11">
            <text:p>1941-01-27</text:p>
          </table:table-cell>
          <table:table-cell office:value-type="string" table:style-name="ce1">
            <text:p>tío</text:p>
          </table:table-cell>
          <table:table-cell office:value-type="float" office:value="412" table:style-name="ce1">
            <text:p>412</text:p>
          </table:table-cell>
          <table:table-cell office:value-type="float" office:value="1541156" table:formula="of:=RANDBETWEEN(1000000;9999999)" table:style-name="ce2">
            <text:p>1541156</text:p>
          </table:table-cell>
          <table:table-cell office:value-type="float" office:value="79020290" table:formula="of:=RANDBETWEEN(10000000;100000000)" table:style-name="ce2">
            <text:p>79020290</text:p>
          </table:table-cell>
          <table:table-cell office:value-type="string" office:string-value="Uganda" table:formula="of:=[.F87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0" table:formula="of:=[.D87]" table:style-name="ce1">
            <text:p>30</text:p>
          </table:table-cell>
          <table:table-cell table:style-name="ce1"/>
          <table:table-cell office:value-type="string" office:string-value="('Jacobo','Elian','Person','Bianco','1995-07-25',169,71,'marrón claro','20/20','confidencial','personal_inteligencia_data/foto.png','personal_inteligencia_data/huella_digital.png','personal_inteligencia_data/huella_retina.png',ROW(58,2818899291) ,ROW('50424848','Zimbabue'),ARRAY['español','inglés','portugués','francés','null','null']::varchar(50)[], ARRAY[ ROW('Cristiano','Fabiano','Toledo','Bustos','1941-01-27','abuelo',ROW(58,4124696428) ), ROW('Eduardo','Juan','Roybal','Escamilla','1941-01-27','tío',ROW(58,4121541156) )]::familiar_ty[], ARRAY[ ROW('79020290','Uganda'),row('null','null') ]::identificacion_ty[], ARRAY[ ROW('Ciencias Sociales','null','null'), ROW('Ingeniería Informática','null','null') ]::nivel_educativo_ty[],null,'30')," table:formula="of:=CONCATENATE(&quot;(&quot;;[.J87];&quot;,&quot;;[.K87];&quot;,&quot;;[.L87];&quot;,&quot;;[.M87];&quot;,'&quot;;[.N87];&quot;',&quot;;[.O87];&quot;,&quot;;[.P87];&quot;,'&quot;;[.Q87];&quot;','&quot;;[.R87];&quot;','&quot;;[.S87];&quot;',&quot;;[.T87];&quot;,&quot;;[.U87];&quot;,&quot;;[.V87];&quot;,ROW(58,&quot;;[.W87];[.X87];&quot;) ,ROW('&quot;;[.Y87];&quot;','&quot;;[.Z87];&quot;'),ARRAY['&quot;;[.AA87];&quot;','&quot;;[.AB87];&quot;','&quot;;[.AC87];&quot;','&quot;;[.AD87];&quot;','&quot;;[.AE87];&quot;','&quot;;[.AF87];&quot;']::varchar(50)[], ARRAY[ ROW(&quot;;[.AG87];&quot;,&quot;;[.AH87];&quot;,&quot;;[.AI87];&quot;,&quot;;[.AJ87];&quot;,'&quot;;[.AK87];&quot;','&quot;;[.AL87];&quot;',ROW(58,&quot;;[.AM87];[.AN87];&quot;) ), ROW(&quot;;[.AO87];&quot;,&quot;;[.AP87];&quot;,&quot;;[.AQ87];&quot;,&quot;;[.AR87];&quot;,'&quot;;[.AS87];&quot;','&quot;;[.AT87];&quot;',ROW(58,&quot;;[.AU87];[.AV87];&quot;) )]::familiar_ty[], ARRAY[ ROW('&quot;;[.AW87];&quot;','&quot;;[.AX87];&quot;'),row('&quot;;[.AY87];&quot;','&quot;;[.AZ87];&quot;') ]::identificacion_ty[], ARRAY[ ROW('&quot;;[.BA87];&quot;','&quot;;[.BB87];&quot;','&quot;;[.BC87];&quot;'), ROW('&quot;;[.BD87];&quot;','&quot;;[.BE87];&quot;','&quot;;[.BF87];&quot;') ]::nivel_educativo_ty[],null,'&quot;;[.BG87];&quot;'),&quot;)" table:style-name="ce15">
            <text:p>('Jacobo','Elian','Person','Bianco','1995-07-25',169,71,'marrón claro','20/20','confidencial','personal_inteligencia_data/foto.png','personal_inteligencia_data/huella_digital.png','personal_inteligencia_data/huella_retina.png',ROW(58,2818899291) ,ROW('50424848','Zimbabue'),ARRAY['español','inglés','portugués','francés','null','null']::varchar(50)[], ARRAY[ ROW('Cristiano','Fabiano','Toledo','Bustos','1941-01-27','abuelo',ROW(58,4124696428) ), ROW('Eduardo','Juan','Roybal','Escamilla','1941-01-27','tío',ROW(58,4121541156) )]::familiar_ty[], ARRAY[ ROW('79020290','Uganda'),row('null','null') ]::identificacion_ty[], ARRAY[ ROW('Ciencias Sociales','null','null'), ROW('Ingeniería Informática','null','null') ]::nivel_educativo_ty[],null,'30'),</text:p>
          </table:table-cell>
          <table:table-cell table:number-columns-repeated="16323"/>
        </table:table-row>
        <table:table-row table:style-name="ro3">
          <table:table-cell office:value-type="float" office:value="22" table:formula="of:=[.D88]-9" table:style-name="ce3">
            <text:p>22</text:p>
          </table:table-cell>
          <table:table-cell office:value-type="float" office:value="8" table:style-name="ce9">
            <text:p>8</text:p>
          </table:table-cell>
          <table:table-cell office:value-type="float" office:value="32" table:formula="of:=[.A88]+10" table:style-name="ce3">
            <text:p>32</text:p>
          </table:table-cell>
          <table:table-cell office:value-type="float" office:value="31" table:style-name="ce3">
            <text:p>31</text:p>
          </table:table-cell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5" table:style-name="ce5">
            <text:p>8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Diego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Bueno'</text:p>
          </table:table-cell>
          <table:table-cell office:value-type="string" table:style-name="ce1">
            <text:p>'Conde'</text:p>
          </table:table-cell>
          <table:table-cell office:value-type="string" table:style-name="ce11">
            <text:p>1989-02-08</text:p>
          </table:table-cell>
          <table:table-cell office:value-type="float" office:value="189" table:style-name="ce12">
            <text:p>189</text:p>
          </table:table-cell>
          <table:table-cell office:value-type="float" office:value="89" table:style-name="ce12">
            <text:p>89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6185567" table:formula="of:=RANDBETWEEN(1000000;9999999)" table:style-name="ce2">
            <text:p>6185567</text:p>
          </table:table-cell>
          <table:table-cell office:value-type="float" office:value="25399403" table:formula="of:=RANDBETWEEN(10000000;99999999)" table:style-name="ce2">
            <text:p>25399403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Bernarda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Cuellar'</text:p>
          </table:table-cell>
          <table:table-cell office:value-type="string" table:style-name="ce11">
            <text:p>1954-08-20</text:p>
          </table:table-cell>
          <table:table-cell office:value-type="string" table:style-name="ce1">
            <text:p>abuelo</text:p>
          </table:table-cell>
          <table:table-cell office:value-type="float" office:value="234" table:style-name="ce14">
            <text:p>234</text:p>
          </table:table-cell>
          <table:table-cell office:value-type="float" office:value="2916956" table:formula="of:=RANDBETWEEN(1000000;9999999)" table:style-name="ce2">
            <text:p>2916956</text:p>
          </table:table-cell>
          <table:table-cell office:value-type="string" table:style-name="ce1">
            <text:p>'Mirella'</text:p>
          </table:table-cell>
          <table:table-cell office:value-type="string" table:style-name="ce1">
            <text:p>'Zamira'</text:p>
          </table:table-cell>
          <table:table-cell office:value-type="string" table:style-name="ce1">
            <text:p>'Machuca'</text:p>
          </table:table-cell>
          <table:table-cell office:value-type="string" table:style-name="ce1">
            <text:p>'Magallon'</text:p>
          </table:table-cell>
          <table:table-cell office:value-type="string" table:style-name="ce11">
            <text:p>1954-08-20</text:p>
          </table:table-cell>
          <table:table-cell office:value-type="string" table:style-name="ce1">
            <text:p>padre</text:p>
          </table:table-cell>
          <table:table-cell office:value-type="float" office:value="234" table:style-name="ce14">
            <text:p>234</text:p>
          </table:table-cell>
          <table:table-cell office:value-type="float" office:value="2844613" table:formula="of:=RANDBETWEEN(1000000;9999999)" table:style-name="ce2">
            <text:p>2844613</text:p>
          </table:table-cell>
          <table:table-cell office:value-type="float" office:value="72604161" table:formula="of:=RANDBETWEEN(10000000;100000000)" table:style-name="ce2">
            <text:p>72604161</text:p>
          </table:table-cell>
          <table:table-cell office:value-type="string" office:string-value="Zimbabue" table:formula="of:=[.F88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vestigación de Medicamento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1" table:formula="of:=[.D88]" table:style-name="ce1">
            <text:p>31</text:p>
          </table:table-cell>
          <table:table-cell table:style-name="ce1"/>
          <table:table-cell office:value-type="string" office:string-value="('Diego','Cesar','Bueno','Conde','1989-02-08',189,89,'azul claro','20/50','top_secret','personal_inteligencia_data/foto.png','personal_inteligencia_data/huella_digital.png','personal_inteligencia_data/huella_retina.png',ROW(58,2346185567) ,ROW('25399403','Groenlandia'),ARRAY['inglés','árabe','portugués','francés','null','null']::varchar(50)[], ARRAY[ ROW('Hilda','Bernarda','Tamez','Cuellar','1954-08-20','abuelo',ROW(58,2342916956) ), ROW('Mirella','Zamira','Machuca','Magallon','1954-08-20','padre',ROW(58,2342844613) )]::familiar_ty[], ARRAY[ ROW('72604161','Zimbabue'),row('null','null') ]::identificacion_ty[], ARRAY[ ROW('Enfermería','Máster','Investigación de Medicamentos'), ROW('null','null','null') ]::nivel_educativo_ty[],null,'31')," table:formula="of:=CONCATENATE(&quot;(&quot;;[.J88];&quot;,&quot;;[.K88];&quot;,&quot;;[.L88];&quot;,&quot;;[.M88];&quot;,'&quot;;[.N88];&quot;',&quot;;[.O88];&quot;,&quot;;[.P88];&quot;,'&quot;;[.Q88];&quot;','&quot;;[.R88];&quot;','&quot;;[.S88];&quot;',&quot;;[.T88];&quot;,&quot;;[.U88];&quot;,&quot;;[.V88];&quot;,ROW(58,&quot;;[.W88];[.X88];&quot;) ,ROW('&quot;;[.Y88];&quot;','&quot;;[.Z88];&quot;'),ARRAY['&quot;;[.AA88];&quot;','&quot;;[.AB88];&quot;','&quot;;[.AC88];&quot;','&quot;;[.AD88];&quot;','&quot;;[.AE88];&quot;','&quot;;[.AF88];&quot;']::varchar(50)[], ARRAY[ ROW(&quot;;[.AG88];&quot;,&quot;;[.AH88];&quot;,&quot;;[.AI88];&quot;,&quot;;[.AJ88];&quot;,'&quot;;[.AK88];&quot;','&quot;;[.AL88];&quot;',ROW(58,&quot;;[.AM88];[.AN88];&quot;) ), ROW(&quot;;[.AO88];&quot;,&quot;;[.AP88];&quot;,&quot;;[.AQ88];&quot;,&quot;;[.AR88];&quot;,'&quot;;[.AS88];&quot;','&quot;;[.AT88];&quot;',ROW(58,&quot;;[.AU88];[.AV88];&quot;) )]::familiar_ty[], ARRAY[ ROW('&quot;;[.AW88];&quot;','&quot;;[.AX88];&quot;'),row('&quot;;[.AY88];&quot;','&quot;;[.AZ88];&quot;') ]::identificacion_ty[], ARRAY[ ROW('&quot;;[.BA88];&quot;','&quot;;[.BB88];&quot;','&quot;;[.BC88];&quot;'), ROW('&quot;;[.BD88];&quot;','&quot;;[.BE88];&quot;','&quot;;[.BF88];&quot;') ]::nivel_educativo_ty[],null,'&quot;;[.BG88];&quot;'),&quot;)" table:style-name="ce15">
            <text:p>('Diego','Cesar','Bueno','Conde','1989-02-08',189,89,'azul claro','20/50','top_secret','personal_inteligencia_data/foto.png','personal_inteligencia_data/huella_digital.png','personal_inteligencia_data/huella_retina.png',ROW(58,2346185567) ,ROW('25399403','Groenlandia'),ARRAY['inglés','árabe','portugués','francés','null','null']::varchar(50)[], ARRAY[ ROW('Hilda','Bernarda','Tamez','Cuellar','1954-08-20','abuelo',ROW(58,2342916956) ), ROW('Mirella','Zamira','Machuca','Magallon','1954-08-20','padre',ROW(58,2342844613) )]::familiar_ty[], ARRAY[ ROW('72604161','Zimbabue'),row('null','null') ]::identificacion_ty[], ARRAY[ ROW('Enfermería','Máster','Investigación de Medicamentos'), ROW('null','null','null') ]::nivel_educativo_ty[],null,'31'),</text:p>
          </table:table-cell>
          <table:table-cell table:number-columns-repeated="16323"/>
        </table:table-row>
        <table:table-row table:style-name="ro3">
          <table:table-cell office:value-type="float" office:value="22" table:formula="of:=[.D89]-9" table:style-name="ce3">
            <text:p>22</text:p>
          </table:table-cell>
          <table:table-cell office:value-type="float" office:value="8" table:style-name="ce9">
            <text:p>8</text:p>
          </table:table-cell>
          <table:table-cell office:value-type="float" office:value="32" table:formula="of:=[.A89]+10" table:style-name="ce3">
            <text:p>32</text:p>
          </table:table-cell>
          <table:table-cell office:value-type="float" office:value="31" table:style-name="ce3">
            <text:p>31</text:p>
          </table:table-cell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6" table:style-name="ce5">
            <text:p>8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leazar'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Calderon'</text:p>
          </table:table-cell>
          <table:table-cell office:value-type="string" table:style-name="ce1">
            <text:p>'Maciel'</text:p>
          </table:table-cell>
          <table:table-cell office:value-type="string" table:style-name="ce11">
            <text:p>1984-12-22</text:p>
          </table:table-cell>
          <table:table-cell office:value-type="float" office:value="188" table:style-name="ce12">
            <text:p>188</text:p>
          </table:table-cell>
          <table:table-cell office:value-type="float" office:value="72" table:style-name="ce12">
            <text:p>72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1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7475821" table:formula="of:=RANDBETWEEN(1000000;9999999)" table:style-name="ce2">
            <text:p>7475821</text:p>
          </table:table-cell>
          <table:table-cell office:value-type="float" office:value="44975202" table:formula="of:=RANDBETWEEN(10000000;99999999)" table:style-name="ce2">
            <text:p>44975202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Salgado'</text:p>
          </table:table-cell>
          <table:table-cell office:value-type="string" table:style-name="ce11">
            <text:p>1938-11-18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9532411" table:formula="of:=RANDBETWEEN(1000000;9999999)" table:style-name="ce2">
            <text:p>9532411</text:p>
          </table:table-cell>
          <table:table-cell office:value-type="string" table:style-name="ce1">
            <text:p>'Pame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uevara'</text:p>
          </table:table-cell>
          <table:table-cell office:value-type="string" table:style-name="ce1">
            <text:p>'Zapata'</text:p>
          </table:table-cell>
          <table:table-cell office:value-type="string" table:style-name="ce11">
            <text:p>1938-11-18</text:p>
          </table:table-cell>
          <table:table-cell office:value-type="string" table:style-name="ce1">
            <text:p>madre</text:p>
          </table:table-cell>
          <table:table-cell office:value-type="float" office:value="212" table:style-name="ce1">
            <text:p>212</text:p>
          </table:table-cell>
          <table:table-cell office:value-type="float" office:value="3259926" table:formula="of:=RANDBETWEEN(1000000;9999999)" table:style-name="ce2">
            <text:p>3259926</text:p>
          </table:table-cell>
          <table:table-cell office:value-type="float" office:value="41649679" table:formula="of:=RANDBETWEEN(10000000;100000000)" table:style-name="ce2">
            <text:p>41649679</text:p>
          </table:table-cell>
          <table:table-cell office:value-type="string" office:string-value="Zimbabue" table:formula="of:=[.F89]" table:style-name="ce1">
            <text:p>Zimbabue</text:p>
          </table:table-cell>
          <table:table-cell office:value-type="float" office:value="42253632" table:formula="of:=RANDBETWEEN(10000000;100000000)" table:style-name="ce2">
            <text:p>42253632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1" table:formula="of:=[.D89]" table:style-name="ce1">
            <text:p>31</text:p>
          </table:table-cell>
          <table:table-cell table:style-name="ce1"/>
          <table:table-cell office:value-type="string" office:string-value="('Eleazar','Silvio','Calderon','Maciel','1984-12-22',188,72,'marrón oscuro','20/10','no_clasificado','personal_inteligencia_data/foto.png','personal_inteligencia_data/huella_digital.png','personal_inteligencia_data/huella_retina.png',ROW(58,2127475821) ,ROW('44975202','Irlanda'),ARRAY['español','inglés','portugués','francés','null','null']::varchar(50)[], ARRAY[ ROW('Aleyda','Donatila','Nolasco','Salgado','1938-11-18','hermano',ROW(58,2129532411) ), ROW('Pamela',null,'Guevara','Zapata','1938-11-18','madre',ROW(58,2123259926) )]::familiar_ty[], ARRAY[ ROW('41649679','Zimbabue'),row('42253632','Holanda') ]::identificacion_ty[], ARRAY[ ROW('Ciencias Sociales','null','null'), ROW('null','null','null') ]::nivel_educativo_ty[],null,'31')," table:formula="of:=CONCATENATE(&quot;(&quot;;[.J89];&quot;,&quot;;[.K89];&quot;,&quot;;[.L89];&quot;,&quot;;[.M89];&quot;,'&quot;;[.N89];&quot;',&quot;;[.O89];&quot;,&quot;;[.P89];&quot;,'&quot;;[.Q89];&quot;','&quot;;[.R89];&quot;','&quot;;[.S89];&quot;',&quot;;[.T89];&quot;,&quot;;[.U89];&quot;,&quot;;[.V89];&quot;,ROW(58,&quot;;[.W89];[.X89];&quot;) ,ROW('&quot;;[.Y89];&quot;','&quot;;[.Z89];&quot;'),ARRAY['&quot;;[.AA89];&quot;','&quot;;[.AB89];&quot;','&quot;;[.AC89];&quot;','&quot;;[.AD89];&quot;','&quot;;[.AE89];&quot;','&quot;;[.AF89];&quot;']::varchar(50)[], ARRAY[ ROW(&quot;;[.AG89];&quot;,&quot;;[.AH89];&quot;,&quot;;[.AI89];&quot;,&quot;;[.AJ89];&quot;,'&quot;;[.AK89];&quot;','&quot;;[.AL89];&quot;',ROW(58,&quot;;[.AM89];[.AN89];&quot;) ), ROW(&quot;;[.AO89];&quot;,&quot;;[.AP89];&quot;,&quot;;[.AQ89];&quot;,&quot;;[.AR89];&quot;,'&quot;;[.AS89];&quot;','&quot;;[.AT89];&quot;',ROW(58,&quot;;[.AU89];[.AV89];&quot;) )]::familiar_ty[], ARRAY[ ROW('&quot;;[.AW89];&quot;','&quot;;[.AX89];&quot;'),row('&quot;;[.AY89];&quot;','&quot;;[.AZ89];&quot;') ]::identificacion_ty[], ARRAY[ ROW('&quot;;[.BA89];&quot;','&quot;;[.BB89];&quot;','&quot;;[.BC89];&quot;'), ROW('&quot;;[.BD89];&quot;','&quot;;[.BE89];&quot;','&quot;;[.BF89];&quot;') ]::nivel_educativo_ty[],null,'&quot;;[.BG89];&quot;'),&quot;)" table:style-name="ce15">
            <text:p>('Eleazar','Silvio','Calderon','Maciel','1984-12-22',188,72,'marrón oscuro','20/10','no_clasificado','personal_inteligencia_data/foto.png','personal_inteligencia_data/huella_digital.png','personal_inteligencia_data/huella_retina.png',ROW(58,2127475821) ,ROW('44975202','Irlanda'),ARRAY['español','inglés','portugués','francés','null','null']::varchar(50)[], ARRAY[ ROW('Aleyda','Donatila','Nolasco','Salgado','1938-11-18','hermano',ROW(58,2129532411) ), ROW('Pamela',null,'Guevara','Zapata','1938-11-18','madre',ROW(58,2123259926) )]::familiar_ty[], ARRAY[ ROW('41649679','Zimbabue'),row('42253632','Holanda') ]::identificacion_ty[], ARRAY[ ROW('Ciencias Sociales','null','null'), ROW('null','null','null') ]::nivel_educativo_ty[],null,'31'),</text:p>
          </table:table-cell>
          <table:table-cell table:number-columns-repeated="16323"/>
        </table:table-row>
        <table:table-row table:style-name="ro3">
          <table:table-cell office:value-type="float" office:value="22" table:formula="of:=[.D90]-9" table:style-name="ce3">
            <text:p>22</text:p>
          </table:table-cell>
          <table:table-cell office:value-type="float" office:value="8" table:style-name="ce9">
            <text:p>8</text:p>
          </table:table-cell>
          <table:table-cell office:value-type="float" office:value="32" table:formula="of:=[.A90]+10" table:style-name="ce3">
            <text:p>32</text:p>
          </table:table-cell>
          <table:table-cell office:value-type="float" office:value="31" table:style-name="ce3">
            <text:p>31</text:p>
          </table:table-cell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7" table:style-name="ce5">
            <text:p>8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Facundo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Ventura'</text:p>
          </table:table-cell>
          <table:table-cell office:value-type="string" table:style-name="ce1">
            <text:p>'Valladares'</text:p>
          </table:table-cell>
          <table:table-cell office:value-type="string" table:style-name="ce11">
            <text:p>1989-01-04</text:p>
          </table:table-cell>
          <table:table-cell office:value-type="float" office:value="168" table:style-name="ce12">
            <text:p>168</text:p>
          </table:table-cell>
          <table:table-cell office:value-type="float" office:value="84" table:style-name="ce12">
            <text:p>84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1077966" table:formula="of:=RANDBETWEEN(1000000;9999999)" table:style-name="ce2">
            <text:p>1077966</text:p>
          </table:table-cell>
          <table:table-cell office:value-type="float" office:value="26020308" table:formula="of:=RANDBETWEEN(10000000;99999999)" table:style-name="ce2">
            <text:p>26020308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gustin'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Estrella'</text:p>
          </table:table-cell>
          <table:table-cell office:value-type="string" table:style-name="ce11">
            <text:p>1965-09-12</text:p>
          </table:table-cell>
          <table:table-cell office:value-type="string" table:style-name="ce1">
            <text:p>madre</text:p>
          </table:table-cell>
          <table:table-cell office:value-type="float" office:value="424" table:style-name="ce1">
            <text:p>424</text:p>
          </table:table-cell>
          <table:table-cell office:value-type="float" office:value="6730652" table:formula="of:=RANDBETWEEN(1000000;9999999)" table:style-name="ce2">
            <text:p>6730652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Granados'</text:p>
          </table:table-cell>
          <table:table-cell office:value-type="string" table:style-name="ce1">
            <text:p>'Cordova'</text:p>
          </table:table-cell>
          <table:table-cell office:value-type="string" table:style-name="ce11">
            <text:p>1965-09-12</text:p>
          </table:table-cell>
          <table:table-cell office:value-type="string" table:style-name="ce1">
            <text:p>madre</text:p>
          </table:table-cell>
          <table:table-cell office:value-type="float" office:value="424" table:style-name="ce1">
            <text:p>424</text:p>
          </table:table-cell>
          <table:table-cell office:value-type="float" office:value="1611598" table:formula="of:=RANDBETWEEN(1000000;9999999)" table:style-name="ce2">
            <text:p>1611598</text:p>
          </table:table-cell>
          <table:table-cell office:value-type="float" office:value="63279330" table:formula="of:=RANDBETWEEN(10000000;100000000)" table:style-name="ce2">
            <text:p>63279330</text:p>
          </table:table-cell>
          <table:table-cell office:value-type="string" office:string-value="Zimbabue" table:formula="of:=[.F90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1" table:formula="of:=[.D90]" table:style-name="ce1">
            <text:p>31</text:p>
          </table:table-cell>
          <table:table-cell table:style-name="ce1"/>
          <table:table-cell office:value-type="string" office:string-value="('Facundo','Cristian','Ventura','Valladares','1989-01-04',168,84,'marrón oscuro','20/16','no_clasificado','personal_inteligencia_data/foto.png','personal_inteligencia_data/huella_digital.png','personal_inteligencia_data/huella_retina.png',ROW(58,2611077966) ,ROW('26020308','Taiwán'),ARRAY['inglés','árabe','portugués','francés','null','null']::varchar(50)[], ARRAY[ ROW('Agustin','Hugo','Maldonado','Estrella','1965-09-12','madre',ROW(58,4246730652) ), ROW('Silvio','Maximiliano','Granados','Cordova','1965-09-12','madre',ROW(58,4241611598) )]::familiar_ty[], ARRAY[ ROW('63279330','Zimbabue'),row('null','null') ]::identificacion_ty[], ARRAY[ ROW('Enfermería','null','null'), ROW('Ciencias Sociales','null','null') ]::nivel_educativo_ty[],null,'31')," table:formula="of:=CONCATENATE(&quot;(&quot;;[.J90];&quot;,&quot;;[.K90];&quot;,&quot;;[.L90];&quot;,&quot;;[.M90];&quot;,'&quot;;[.N90];&quot;',&quot;;[.O90];&quot;,&quot;;[.P90];&quot;,'&quot;;[.Q90];&quot;','&quot;;[.R90];&quot;','&quot;;[.S90];&quot;',&quot;;[.T90];&quot;,&quot;;[.U90];&quot;,&quot;;[.V90];&quot;,ROW(58,&quot;;[.W90];[.X90];&quot;) ,ROW('&quot;;[.Y90];&quot;','&quot;;[.Z90];&quot;'),ARRAY['&quot;;[.AA90];&quot;','&quot;;[.AB90];&quot;','&quot;;[.AC90];&quot;','&quot;;[.AD90];&quot;','&quot;;[.AE90];&quot;','&quot;;[.AF90];&quot;']::varchar(50)[], ARRAY[ ROW(&quot;;[.AG90];&quot;,&quot;;[.AH90];&quot;,&quot;;[.AI90];&quot;,&quot;;[.AJ90];&quot;,'&quot;;[.AK90];&quot;','&quot;;[.AL90];&quot;',ROW(58,&quot;;[.AM90];[.AN90];&quot;) ), ROW(&quot;;[.AO90];&quot;,&quot;;[.AP90];&quot;,&quot;;[.AQ90];&quot;,&quot;;[.AR90];&quot;,'&quot;;[.AS90];&quot;','&quot;;[.AT90];&quot;',ROW(58,&quot;;[.AU90];[.AV90];&quot;) )]::familiar_ty[], ARRAY[ ROW('&quot;;[.AW90];&quot;','&quot;;[.AX90];&quot;'),row('&quot;;[.AY90];&quot;','&quot;;[.AZ90];&quot;') ]::identificacion_ty[], ARRAY[ ROW('&quot;;[.BA90];&quot;','&quot;;[.BB90];&quot;','&quot;;[.BC90];&quot;'), ROW('&quot;;[.BD90];&quot;','&quot;;[.BE90];&quot;','&quot;;[.BF90];&quot;') ]::nivel_educativo_ty[],null,'&quot;;[.BG90];&quot;'),&quot;)" table:style-name="ce15">
            <text:p>('Facundo','Cristian','Ventura','Valladares','1989-01-04',168,84,'marrón oscuro','20/16','no_clasificado','personal_inteligencia_data/foto.png','personal_inteligencia_data/huella_digital.png','personal_inteligencia_data/huella_retina.png',ROW(58,2611077966) ,ROW('26020308','Taiwán'),ARRAY['inglés','árabe','portugués','francés','null','null']::varchar(50)[], ARRAY[ ROW('Agustin','Hugo','Maldonado','Estrella','1965-09-12','madre',ROW(58,4246730652) ), ROW('Silvio','Maximiliano','Granados','Cordova','1965-09-12','madre',ROW(58,4241611598) )]::familiar_ty[], ARRAY[ ROW('63279330','Zimbabue'),row('null','null') ]::identificacion_ty[], ARRAY[ ROW('Enfermería','null','null'), ROW('Ciencias Sociales','null','null') ]::nivel_educativo_ty[],null,'31'),</text:p>
          </table:table-cell>
          <table:table-cell table:number-columns-repeated="16323"/>
        </table:table-row>
        <table:table-row table:style-name="ro3">
          <table:table-cell office:value-type="float" office:value="23" table:formula="of:=[.D91]-9" table:style-name="ce3">
            <text:p>23</text:p>
          </table:table-cell>
          <table:table-cell office:value-type="float" office:value="8" table:style-name="ce9">
            <text:p>8</text:p>
          </table:table-cell>
          <table:table-cell office:value-type="float" office:value="33" table:formula="of:=[.A91]+10" table:style-name="ce3">
            <text:p>33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office:value-type="float" office:value="88" table:style-name="ce5">
            <text:p>8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Venancio'</text:p>
          </table:table-cell>
          <table:table-cell office:value-type="string" table:style-name="ce1">
            <text:p>'Justin'</text:p>
          </table:table-cell>
          <table:table-cell office:value-type="string" table:style-name="ce1">
            <text:p>'Miramontes'</text:p>
          </table:table-cell>
          <table:table-cell office:value-type="string" table:style-name="ce1">
            <text:p>'Verduzco'</text:p>
          </table:table-cell>
          <table:table-cell office:value-type="string" table:style-name="ce11">
            <text:p>1989-04-24</text:p>
          </table:table-cell>
          <table:table-cell office:value-type="float" office:value="162" table:style-name="ce12">
            <text:p>162</text:p>
          </table:table-cell>
          <table:table-cell office:value-type="float" office:value="90" table:style-name="ce12">
            <text:p>90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8154544" table:formula="of:=RANDBETWEEN(1000000;9999999)" table:style-name="ce2">
            <text:p>8154544</text:p>
          </table:table-cell>
          <table:table-cell office:value-type="float" office:value="51527169" table:formula="of:=RANDBETWEEN(10000000;99999999)" table:style-name="ce2">
            <text:p>51527169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ctav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illanueva'</text:p>
          </table:table-cell>
          <table:table-cell office:value-type="string" table:style-name="ce1">
            <text:p>'Valles'</text:p>
          </table:table-cell>
          <table:table-cell office:value-type="string" table:style-name="ce11">
            <text:p>1955-07-02</text:p>
          </table:table-cell>
          <table:table-cell office:value-type="string" table:style-name="ce1">
            <text:p>abuelo</text:p>
          </table:table-cell>
          <table:table-cell office:value-type="float" office:value="261" table:style-name="ce14">
            <text:p>261</text:p>
          </table:table-cell>
          <table:table-cell office:value-type="float" office:value="9363830" table:formula="of:=RANDBETWEEN(1000000;9999999)" table:style-name="ce2">
            <text:p>9363830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Agustin'</text:p>
          </table:table-cell>
          <table:table-cell office:value-type="string" table:style-name="ce1">
            <text:p>'Rosas'</text:p>
          </table:table-cell>
          <table:table-cell office:value-type="string" table:style-name="ce1">
            <text:p>'Arguello'</text:p>
          </table:table-cell>
          <table:table-cell office:value-type="string" table:style-name="ce11">
            <text:p>1955-07-02</text:p>
          </table:table-cell>
          <table:table-cell office:value-type="string" table:style-name="ce1">
            <text:p>madre</text:p>
          </table:table-cell>
          <table:table-cell office:value-type="float" office:value="261" table:style-name="ce14">
            <text:p>261</text:p>
          </table:table-cell>
          <table:table-cell office:value-type="float" office:value="7978772" table:formula="of:=RANDBETWEEN(1000000;9999999)" table:style-name="ce2">
            <text:p>7978772</text:p>
          </table:table-cell>
          <table:table-cell office:value-type="float" office:value="94243385" table:formula="of:=RANDBETWEEN(10000000;100000000)" table:style-name="ce2">
            <text:p>94243385</text:p>
          </table:table-cell>
          <table:table-cell office:value-type="string" office:string-value="Zimbabue" table:formula="of:=[.F91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Relaciones Internacion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2" table:formula="of:=[.D91]" table:style-name="ce1">
            <text:p>32</text:p>
          </table:table-cell>
          <table:table-cell table:style-name="ce1"/>
          <table:table-cell office:value-type="string" office:string-value="('Venancio','Justin','Miramontes','Verduzco','1989-04-24',162,90,'marrón claro','20/40','confidencial','personal_inteligencia_data/foto.png','personal_inteligencia_data/huella_digital.png','personal_inteligencia_data/huella_retina.png',ROW(58,2618154544) ,ROW('51527169','Groenlandia'),ARRAY['inglés','árabe','portugués','francés','null','null']::varchar(50)[], ARRAY[ ROW('Octavio',null,'Villanueva','Valles','1955-07-02','abuelo',ROW(58,2619363830) ), ROW('Vicente','Agustin','Rosas','Arguello','1955-07-02','madre',ROW(58,2617978772) )]::familiar_ty[], ARRAY[ ROW('94243385','Zimbabue'),row('null','null') ]::identificacion_ty[], ARRAY[ ROW('Ciencias Sociales','Máster','Relaciones Internacionales'), ROW('null','null','null') ]::nivel_educativo_ty[],null,'32')," table:formula="of:=CONCATENATE(&quot;(&quot;;[.J91];&quot;,&quot;;[.K91];&quot;,&quot;;[.L91];&quot;,&quot;;[.M91];&quot;,'&quot;;[.N91];&quot;',&quot;;[.O91];&quot;,&quot;;[.P91];&quot;,'&quot;;[.Q91];&quot;','&quot;;[.R91];&quot;','&quot;;[.S91];&quot;',&quot;;[.T91];&quot;,&quot;;[.U91];&quot;,&quot;;[.V91];&quot;,ROW(58,&quot;;[.W91];[.X91];&quot;) ,ROW('&quot;;[.Y91];&quot;','&quot;;[.Z91];&quot;'),ARRAY['&quot;;[.AA91];&quot;','&quot;;[.AB91];&quot;','&quot;;[.AC91];&quot;','&quot;;[.AD91];&quot;','&quot;;[.AE91];&quot;','&quot;;[.AF91];&quot;']::varchar(50)[], ARRAY[ ROW(&quot;;[.AG91];&quot;,&quot;;[.AH91];&quot;,&quot;;[.AI91];&quot;,&quot;;[.AJ91];&quot;,'&quot;;[.AK91];&quot;','&quot;;[.AL91];&quot;',ROW(58,&quot;;[.AM91];[.AN91];&quot;) ), ROW(&quot;;[.AO91];&quot;,&quot;;[.AP91];&quot;,&quot;;[.AQ91];&quot;,&quot;;[.AR91];&quot;,'&quot;;[.AS91];&quot;','&quot;;[.AT91];&quot;',ROW(58,&quot;;[.AU91];[.AV91];&quot;) )]::familiar_ty[], ARRAY[ ROW('&quot;;[.AW91];&quot;','&quot;;[.AX91];&quot;'),row('&quot;;[.AY91];&quot;','&quot;;[.AZ91];&quot;') ]::identificacion_ty[], ARRAY[ ROW('&quot;;[.BA91];&quot;','&quot;;[.BB91];&quot;','&quot;;[.BC91];&quot;'), ROW('&quot;;[.BD91];&quot;','&quot;;[.BE91];&quot;','&quot;;[.BF91];&quot;') ]::nivel_educativo_ty[],null,'&quot;;[.BG91];&quot;'),&quot;)" table:style-name="ce15">
            <text:p>('Venancio','Justin','Miramontes','Verduzco','1989-04-24',162,90,'marrón claro','20/40','confidencial','personal_inteligencia_data/foto.png','personal_inteligencia_data/huella_digital.png','personal_inteligencia_data/huella_retina.png',ROW(58,2618154544) ,ROW('51527169','Groenlandia'),ARRAY['inglés','árabe','portugués','francés','null','null']::varchar(50)[], ARRAY[ ROW('Octavio',null,'Villanueva','Valles','1955-07-02','abuelo',ROW(58,2619363830) ), ROW('Vicente','Agustin','Rosas','Arguello','1955-07-02','madre',ROW(58,2617978772) )]::familiar_ty[], ARRAY[ ROW('94243385','Zimbabue'),row('null','null') ]::identificacion_ty[], ARRAY[ ROW('Ciencias Sociales','Máster','Relaciones Internacionales'), ROW('null','null','null') ]::nivel_educativo_ty[],null,'32'),</text:p>
          </table:table-cell>
          <table:table-cell table:number-columns-repeated="16323"/>
        </table:table-row>
        <table:table-row table:style-name="ro3">
          <table:table-cell office:value-type="float" office:value="23" table:formula="of:=[.D92]-9" table:style-name="ce3">
            <text:p>23</text:p>
          </table:table-cell>
          <table:table-cell office:value-type="float" office:value="8" table:style-name="ce9">
            <text:p>8</text:p>
          </table:table-cell>
          <table:table-cell office:value-type="float" office:value="33" table:formula="of:=[.A92]+10" table:style-name="ce3">
            <text:p>33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office:value-type="float" office:value="89" table:style-name="ce5">
            <text:p>8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leazar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Abreu'</text:p>
          </table:table-cell>
          <table:table-cell office:value-type="string" table:style-name="ce1">
            <text:p>'Alba'</text:p>
          </table:table-cell>
          <table:table-cell office:value-type="string" table:style-name="ce11">
            <text:p>1986-05-02</text:p>
          </table:table-cell>
          <table:table-cell office:value-type="float" office:value="162" table:style-name="ce12">
            <text:p>162</text:p>
          </table:table-cell>
          <table:table-cell office:value-type="float" office:value="70" table:style-name="ce12">
            <text:p>70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25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1783759" table:formula="of:=RANDBETWEEN(1000000;9999999)" table:style-name="ce2">
            <text:p>1783759</text:p>
          </table:table-cell>
          <table:table-cell office:value-type="float" office:value="24518962" table:formula="of:=RANDBETWEEN(10000000;99999999)" table:style-name="ce2">
            <text:p>24518962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ionel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Martinez'</text:p>
          </table:table-cell>
          <table:table-cell office:value-type="string" table:style-name="ce1">
            <text:p>'Elias'</text:p>
          </table:table-cell>
          <table:table-cell office:value-type="string" table:style-name="ce11">
            <text:p>1940-07-21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1792556" table:formula="of:=RANDBETWEEN(1000000;9999999)" table:style-name="ce2">
            <text:p>1792556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Hurtado'</text:p>
          </table:table-cell>
          <table:table-cell office:value-type="string" table:style-name="ce1">
            <text:p>'Baca'</text:p>
          </table:table-cell>
          <table:table-cell office:value-type="string" table:style-name="ce11">
            <text:p>1940-07-21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1196286" table:formula="of:=RANDBETWEEN(1000000;9999999)" table:style-name="ce2">
            <text:p>1196286</text:p>
          </table:table-cell>
          <table:table-cell office:value-type="float" office:value="72617205" table:formula="of:=RANDBETWEEN(10000000;100000000)" table:style-name="ce2">
            <text:p>72617205</text:p>
          </table:table-cell>
          <table:table-cell office:value-type="string" office:string-value="Zimbabue" table:formula="of:=[.F92]" table:style-name="ce1">
            <text:p>Zimbabue</text:p>
          </table:table-cell>
          <table:table-cell office:value-type="float" office:value="66346798" table:formula="of:=RANDBETWEEN(10000000;100000000)" table:style-name="ce2">
            <text:p>66346798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2" table:formula="of:=[.D92]" table:style-name="ce1">
            <text:p>32</text:p>
          </table:table-cell>
          <table:table-cell table:style-name="ce1"/>
          <table:table-cell office:value-type="string" office:string-value="('Eleazar','Francisco','Abreu','Alba','1986-05-02',162,70,'verde claro','20/125','top_secret','personal_inteligencia_data/foto.png','personal_inteligencia_data/huella_digital.png','personal_inteligencia_data/huella_retina.png',ROW(58,4241783759) ,ROW('24518962','Irlanda'),ARRAY['español','inglés','hindi','francés','null','null']::varchar(50)[], ARRAY[ ROW('Lionel','Vivaldo','Martinez','Elias','1940-07-21','hermano',ROW(58,4241792556) ), ROW('Feliciano',null,'Hurtado','Baca','1940-07-21','hermano',ROW(58,4241196286) )]::familiar_ty[], ARRAY[ ROW('72617205','Zimbabue'),row('66346798','Holanda') ]::identificacion_ty[], ARRAY[ ROW('Economía','null','null'), ROW('null','null','null') ]::nivel_educativo_ty[],null,'32')," table:formula="of:=CONCATENATE(&quot;(&quot;;[.J92];&quot;,&quot;;[.K92];&quot;,&quot;;[.L92];&quot;,&quot;;[.M92];&quot;,'&quot;;[.N92];&quot;',&quot;;[.O92];&quot;,&quot;;[.P92];&quot;,'&quot;;[.Q92];&quot;','&quot;;[.R92];&quot;','&quot;;[.S92];&quot;',&quot;;[.T92];&quot;,&quot;;[.U92];&quot;,&quot;;[.V92];&quot;,ROW(58,&quot;;[.W92];[.X92];&quot;) ,ROW('&quot;;[.Y92];&quot;','&quot;;[.Z92];&quot;'),ARRAY['&quot;;[.AA92];&quot;','&quot;;[.AB92];&quot;','&quot;;[.AC92];&quot;','&quot;;[.AD92];&quot;','&quot;;[.AE92];&quot;','&quot;;[.AF92];&quot;']::varchar(50)[], ARRAY[ ROW(&quot;;[.AG92];&quot;,&quot;;[.AH92];&quot;,&quot;;[.AI92];&quot;,&quot;;[.AJ92];&quot;,'&quot;;[.AK92];&quot;','&quot;;[.AL92];&quot;',ROW(58,&quot;;[.AM92];[.AN92];&quot;) ), ROW(&quot;;[.AO92];&quot;,&quot;;[.AP92];&quot;,&quot;;[.AQ92];&quot;,&quot;;[.AR92];&quot;,'&quot;;[.AS92];&quot;','&quot;;[.AT92];&quot;',ROW(58,&quot;;[.AU92];[.AV92];&quot;) )]::familiar_ty[], ARRAY[ ROW('&quot;;[.AW92];&quot;','&quot;;[.AX92];&quot;'),row('&quot;;[.AY92];&quot;','&quot;;[.AZ92];&quot;') ]::identificacion_ty[], ARRAY[ ROW('&quot;;[.BA92];&quot;','&quot;;[.BB92];&quot;','&quot;;[.BC92];&quot;'), ROW('&quot;;[.BD92];&quot;','&quot;;[.BE92];&quot;','&quot;;[.BF92];&quot;') ]::nivel_educativo_ty[],null,'&quot;;[.BG92];&quot;'),&quot;)" table:style-name="ce15">
            <text:p>('Eleazar','Francisco','Abreu','Alba','1986-05-02',162,70,'verde claro','20/125','top_secret','personal_inteligencia_data/foto.png','personal_inteligencia_data/huella_digital.png','personal_inteligencia_data/huella_retina.png',ROW(58,4241783759) ,ROW('24518962','Irlanda'),ARRAY['español','inglés','hindi','francés','null','null']::varchar(50)[], ARRAY[ ROW('Lionel','Vivaldo','Martinez','Elias','1940-07-21','hermano',ROW(58,4241792556) ), ROW('Feliciano',null,'Hurtado','Baca','1940-07-21','hermano',ROW(58,4241196286) )]::familiar_ty[], ARRAY[ ROW('72617205','Zimbabue'),row('66346798','Holanda') ]::identificacion_ty[], ARRAY[ ROW('Economía','null','null'), ROW('null','null','null') ]::nivel_educativo_ty[],null,'32'),</text:p>
          </table:table-cell>
          <table:table-cell table:number-columns-repeated="16323"/>
        </table:table-row>
        <table:table-row table:style-name="ro3">
          <table:table-cell office:value-type="float" office:value="23" table:formula="of:=[.D93]-9" table:style-name="ce3">
            <text:p>23</text:p>
          </table:table-cell>
          <table:table-cell office:value-type="float" office:value="8" table:style-name="ce9">
            <text:p>8</text:p>
          </table:table-cell>
          <table:table-cell office:value-type="float" office:value="33" table:formula="of:=[.A93]+10" table:style-name="ce3">
            <text:p>33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office:value-type="float" office:value="90" table:style-name="ce5">
            <text:p>9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Vitalicio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Bennett'</text:p>
          </table:table-cell>
          <table:table-cell office:value-type="string" table:style-name="ce1">
            <text:p>'Rios'</text:p>
          </table:table-cell>
          <table:table-cell office:value-type="string" table:style-name="ce11">
            <text:p>1989-12-17</text:p>
          </table:table-cell>
          <table:table-cell office:value-type="float" office:value="176" table:style-name="ce12">
            <text:p>176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2.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6787662" table:formula="of:=RANDBETWEEN(1000000;9999999)" table:style-name="ce2">
            <text:p>6787662</text:p>
          </table:table-cell>
          <table:table-cell office:value-type="float" office:value="88718227" table:formula="of:=RANDBETWEEN(10000000;99999999)" table:style-name="ce2">
            <text:p>88718227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Barbosa'</text:p>
          </table:table-cell>
          <table:table-cell office:value-type="string" table:style-name="ce1">
            <text:p>'Orosco'</text:p>
          </table:table-cell>
          <table:table-cell office:value-type="string" table:style-name="ce11">
            <text:p>1965-11-26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4749617" table:formula="of:=RANDBETWEEN(1000000;9999999)" table:style-name="ce2">
            <text:p>4749617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Arriaga'</text:p>
          </table:table-cell>
          <table:table-cell office:value-type="string" table:style-name="ce1">
            <text:p>'Cota'</text:p>
          </table:table-cell>
          <table:table-cell office:value-type="string" table:style-name="ce11">
            <text:p>1965-11-26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3165369" table:formula="of:=RANDBETWEEN(1000000;9999999)" table:style-name="ce2">
            <text:p>3165369</text:p>
          </table:table-cell>
          <table:table-cell office:value-type="float" office:value="29492839" table:formula="of:=RANDBETWEEN(10000000;100000000)" table:style-name="ce2">
            <text:p>29492839</text:p>
          </table:table-cell>
          <table:table-cell office:value-type="string" office:string-value="Zimbabue" table:formula="of:=[.F93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2" table:formula="of:=[.D93]" table:style-name="ce1">
            <text:p>32</text:p>
          </table:table-cell>
          <table:table-cell table:style-name="ce1"/>
          <table:table-cell office:value-type="string" office:string-value="('Vitalicio','Benjamin','Bennett','Rios','1989-12-17',176,85,'verde claro','20/12.5','no_clasificado','personal_inteligencia_data/foto.png','personal_inteligencia_data/huella_digital.png','personal_inteligencia_data/huella_retina.png',ROW(58,2446787662) ,ROW('88718227','Taiwán'),ARRAY['inglés','árabe','portugués','francés','null','null']::varchar(50)[], ARRAY[ ROW('Yovanni','Ivan','Barbosa','Orosco','1965-11-26','hermano',ROW(58,4124749617) ), ROW('Ayala','Adria','Arriaga','Cota','1965-11-26','hermano',ROW(58,4123165369) )]::familiar_ty[], ARRAY[ ROW('29492839','Zimbabue'),row('null','null') ]::identificacion_ty[], ARRAY[ ROW('Ciencias Sociales','null','null'), ROW('Derecho','null','null') ]::nivel_educativo_ty[],null,'32')," table:formula="of:=CONCATENATE(&quot;(&quot;;[.J93];&quot;,&quot;;[.K93];&quot;,&quot;;[.L93];&quot;,&quot;;[.M93];&quot;,'&quot;;[.N93];&quot;',&quot;;[.O93];&quot;,&quot;;[.P93];&quot;,'&quot;;[.Q93];&quot;','&quot;;[.R93];&quot;','&quot;;[.S93];&quot;',&quot;;[.T93];&quot;,&quot;;[.U93];&quot;,&quot;;[.V93];&quot;,ROW(58,&quot;;[.W93];[.X93];&quot;) ,ROW('&quot;;[.Y93];&quot;','&quot;;[.Z93];&quot;'),ARRAY['&quot;;[.AA93];&quot;','&quot;;[.AB93];&quot;','&quot;;[.AC93];&quot;','&quot;;[.AD93];&quot;','&quot;;[.AE93];&quot;','&quot;;[.AF93];&quot;']::varchar(50)[], ARRAY[ ROW(&quot;;[.AG93];&quot;,&quot;;[.AH93];&quot;,&quot;;[.AI93];&quot;,&quot;;[.AJ93];&quot;,'&quot;;[.AK93];&quot;','&quot;;[.AL93];&quot;',ROW(58,&quot;;[.AM93];[.AN93];&quot;) ), ROW(&quot;;[.AO93];&quot;,&quot;;[.AP93];&quot;,&quot;;[.AQ93];&quot;,&quot;;[.AR93];&quot;,'&quot;;[.AS93];&quot;','&quot;;[.AT93];&quot;',ROW(58,&quot;;[.AU93];[.AV93];&quot;) )]::familiar_ty[], ARRAY[ ROW('&quot;;[.AW93];&quot;','&quot;;[.AX93];&quot;'),row('&quot;;[.AY93];&quot;','&quot;;[.AZ93];&quot;') ]::identificacion_ty[], ARRAY[ ROW('&quot;;[.BA93];&quot;','&quot;;[.BB93];&quot;','&quot;;[.BC93];&quot;'), ROW('&quot;;[.BD93];&quot;','&quot;;[.BE93];&quot;','&quot;;[.BF93];&quot;') ]::nivel_educativo_ty[],null,'&quot;;[.BG93];&quot;'),&quot;)" table:style-name="ce15">
            <text:p>('Vitalicio','Benjamin','Bennett','Rios','1989-12-17',176,85,'verde claro','20/12.5','no_clasificado','personal_inteligencia_data/foto.png','personal_inteligencia_data/huella_digital.png','personal_inteligencia_data/huella_retina.png',ROW(58,2446787662) ,ROW('88718227','Taiwán'),ARRAY['inglés','árabe','portugués','francés','null','null']::varchar(50)[], ARRAY[ ROW('Yovanni','Ivan','Barbosa','Orosco','1965-11-26','hermano',ROW(58,4124749617) ), ROW('Ayala','Adria','Arriaga','Cota','1965-11-26','hermano',ROW(58,4123165369) )]::familiar_ty[], ARRAY[ ROW('29492839','Zimbabue'),row('null','null') ]::identificacion_ty[], ARRAY[ ROW('Ciencias Sociales','null','null'), ROW('Derecho','null','null') ]::nivel_educativo_ty[],null,'32'),</text:p>
          </table:table-cell>
          <table:table-cell table:number-columns-repeated="16323"/>
        </table:table-row>
        <table:table-row table:style-name="ro3">
          <table:table-cell office:value-type="float" office:value="24" table:formula="of:=[.D94]-9" table:style-name="ce3">
            <text:p>24</text:p>
          </table:table-cell>
          <table:table-cell office:value-type="float" office:value="8" table:style-name="ce9">
            <text:p>8</text:p>
          </table:table-cell>
          <table:table-cell office:value-type="float" office:value="34" table:formula="of:=[.A94]+10" table:style-name="ce3">
            <text:p>34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1" table:style-name="ce5">
            <text:p>9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Camilo'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Melgoza'</text:p>
          </table:table-cell>
          <table:table-cell office:value-type="string" table:style-name="ce1">
            <text:p>'Roa'</text:p>
          </table:table-cell>
          <table:table-cell office:value-type="string" table:style-name="ce11">
            <text:p>1990-09-14</text:p>
          </table:table-cell>
          <table:table-cell office:value-type="float" office:value="188" table:style-name="ce12">
            <text:p>188</text:p>
          </table:table-cell>
          <table:table-cell office:value-type="float" office:value="87" table:style-name="ce12">
            <text:p>87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9044137" table:formula="of:=RANDBETWEEN(1000000;9999999)" table:style-name="ce2">
            <text:p>9044137</text:p>
          </table:table-cell>
          <table:table-cell office:value-type="float" office:value="88307640" table:formula="of:=RANDBETWEEN(10000000;99999999)" table:style-name="ce2">
            <text:p>88307640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ul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Conde'</text:p>
          </table:table-cell>
          <table:table-cell office:value-type="string" table:style-name="ce11">
            <text:p>1955-12-31</text:p>
          </table:table-cell>
          <table:table-cell office:value-type="string" table:style-name="ce1">
            <text:p>primo</text:p>
          </table:table-cell>
          <table:table-cell office:value-type="float" office:value="244" table:style-name="ce14">
            <text:p>244</text:p>
          </table:table-cell>
          <table:table-cell office:value-type="float" office:value="3947047" table:formula="of:=RANDBETWEEN(1000000;9999999)" table:style-name="ce2">
            <text:p>3947047</text:p>
          </table:table-cell>
          <table:table-cell office:value-type="string" table:style-name="ce1">
            <text:p>'Octavia'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Mena'</text:p>
          </table:table-cell>
          <table:table-cell office:value-type="string" table:style-name="ce1">
            <text:p>'Alcantara'</text:p>
          </table:table-cell>
          <table:table-cell office:value-type="string" table:style-name="ce11">
            <text:p>1955-12-31</text:p>
          </table:table-cell>
          <table:table-cell office:value-type="string" table:style-name="ce1">
            <text:p>hermano</text:p>
          </table:table-cell>
          <table:table-cell office:value-type="float" office:value="244" table:style-name="ce14">
            <text:p>244</text:p>
          </table:table-cell>
          <table:table-cell office:value-type="float" office:value="8875581" table:formula="of:=RANDBETWEEN(1000000;9999999)" table:style-name="ce2">
            <text:p>8875581</text:p>
          </table:table-cell>
          <table:table-cell office:value-type="float" office:value="54842487" table:formula="of:=RANDBETWEEN(10000000;100000000)" table:style-name="ce2">
            <text:p>54842487</text:p>
          </table:table-cell>
          <table:table-cell office:value-type="string" office:string-value="Zimbabue" table:formula="of:=[.F94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uditoria Financiera y Riego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3" table:formula="of:=[.D94]" table:style-name="ce1">
            <text:p>33</text:p>
          </table:table-cell>
          <table:table-cell table:style-name="ce1"/>
          <table:table-cell office:value-type="string" office:string-value="('Camilo','Marcos','Melgoza','Roa','1990-09-14',188,87,'marrón oscuro','20/32','no_clasificado','personal_inteligencia_data/foto.png','personal_inteligencia_data/huella_digital.png','personal_inteligencia_data/huella_retina.png',ROW(58,2449044137) ,ROW('88307640','Groenlandia'),ARRAY['inglés','árabe','portugués','francés','null','null']::varchar(50)[], ARRAY[ ROW('Julio',null,'Avelar','Conde','1955-12-31','primo',ROW(58,2443947047) ), ROW('Octavia','Eduviges','Mena','Alcantara','1955-12-31','hermano',ROW(58,2448875581) )]::familiar_ty[], ARRAY[ ROW('54842487','Zimbabue'),row('null','null') ]::identificacion_ty[], ARRAY[ ROW('Economía','Máster','Auditoria Financiera y Riegos'), ROW('null','null','null') ]::nivel_educativo_ty[],null,'33')," table:formula="of:=CONCATENATE(&quot;(&quot;;[.J94];&quot;,&quot;;[.K94];&quot;,&quot;;[.L94];&quot;,&quot;;[.M94];&quot;,'&quot;;[.N94];&quot;',&quot;;[.O94];&quot;,&quot;;[.P94];&quot;,'&quot;;[.Q94];&quot;','&quot;;[.R94];&quot;','&quot;;[.S94];&quot;',&quot;;[.T94];&quot;,&quot;;[.U94];&quot;,&quot;;[.V94];&quot;,ROW(58,&quot;;[.W94];[.X94];&quot;) ,ROW('&quot;;[.Y94];&quot;','&quot;;[.Z94];&quot;'),ARRAY['&quot;;[.AA94];&quot;','&quot;;[.AB94];&quot;','&quot;;[.AC94];&quot;','&quot;;[.AD94];&quot;','&quot;;[.AE94];&quot;','&quot;;[.AF94];&quot;']::varchar(50)[], ARRAY[ ROW(&quot;;[.AG94];&quot;,&quot;;[.AH94];&quot;,&quot;;[.AI94];&quot;,&quot;;[.AJ94];&quot;,'&quot;;[.AK94];&quot;','&quot;;[.AL94];&quot;',ROW(58,&quot;;[.AM94];[.AN94];&quot;) ), ROW(&quot;;[.AO94];&quot;,&quot;;[.AP94];&quot;,&quot;;[.AQ94];&quot;,&quot;;[.AR94];&quot;,'&quot;;[.AS94];&quot;','&quot;;[.AT94];&quot;',ROW(58,&quot;;[.AU94];[.AV94];&quot;) )]::familiar_ty[], ARRAY[ ROW('&quot;;[.AW94];&quot;','&quot;;[.AX94];&quot;'),row('&quot;;[.AY94];&quot;','&quot;;[.AZ94];&quot;') ]::identificacion_ty[], ARRAY[ ROW('&quot;;[.BA94];&quot;','&quot;;[.BB94];&quot;','&quot;;[.BC94];&quot;'), ROW('&quot;;[.BD94];&quot;','&quot;;[.BE94];&quot;','&quot;;[.BF94];&quot;') ]::nivel_educativo_ty[],null,'&quot;;[.BG94];&quot;'),&quot;)" table:style-name="ce15">
            <text:p>('Camilo','Marcos','Melgoza','Roa','1990-09-14',188,87,'marrón oscuro','20/32','no_clasificado','personal_inteligencia_data/foto.png','personal_inteligencia_data/huella_digital.png','personal_inteligencia_data/huella_retina.png',ROW(58,2449044137) ,ROW('88307640','Groenlandia'),ARRAY['inglés','árabe','portugués','francés','null','null']::varchar(50)[], ARRAY[ ROW('Julio',null,'Avelar','Conde','1955-12-31','primo',ROW(58,2443947047) ), ROW('Octavia','Eduviges','Mena','Alcantara','1955-12-31','hermano',ROW(58,2448875581) )]::familiar_ty[], ARRAY[ ROW('54842487','Zimbabue'),row('null','null') ]::identificacion_ty[], ARRAY[ ROW('Economía','Máster','Auditoria Financiera y Riegos'), ROW('null','null','null') ]::nivel_educativo_ty[],null,'33'),</text:p>
          </table:table-cell>
          <table:table-cell table:number-columns-repeated="16323"/>
        </table:table-row>
        <table:table-row table:style-name="ro3">
          <table:table-cell office:value-type="float" office:value="24" table:formula="of:=[.D95]-9" table:style-name="ce3">
            <text:p>24</text:p>
          </table:table-cell>
          <table:table-cell office:value-type="float" office:value="8" table:style-name="ce9">
            <text:p>8</text:p>
          </table:table-cell>
          <table:table-cell office:value-type="float" office:value="34" table:formula="of:=[.A95]+10" table:style-name="ce3">
            <text:p>34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2" table:style-name="ce5">
            <text:p>9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Ulises'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Delgadillo'</text:p>
          </table:table-cell>
          <table:table-cell office:value-type="string" table:style-name="ce1">
            <text:p>'Vera'</text:p>
          </table:table-cell>
          <table:table-cell office:value-type="string" table:style-name="ce11">
            <text:p>1988-12-01</text:p>
          </table:table-cell>
          <table:table-cell office:value-type="float" office:value="161" table:style-name="ce12">
            <text:p>161</text:p>
          </table:table-cell>
          <table:table-cell office:value-type="float" office:value="75" table:style-name="ce12">
            <text:p>75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10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9030988" table:formula="of:=RANDBETWEEN(1000000;9999999)" table:style-name="ce2">
            <text:p>9030988</text:p>
          </table:table-cell>
          <table:table-cell office:value-type="float" office:value="94179733" table:formula="of:=RANDBETWEEN(10000000;99999999)" table:style-name="ce2">
            <text:p>94179733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Sarabia'</text:p>
          </table:table-cell>
          <table:table-cell office:value-type="string" table:style-name="ce11">
            <text:p>1942-07-22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3202168" table:formula="of:=RANDBETWEEN(1000000;9999999)" table:style-name="ce2">
            <text:p>3202168</text:p>
          </table:table-cell>
          <table:table-cell office:value-type="string" table:style-name="ce1">
            <text:p>'Elois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White'</text:p>
          </table:table-cell>
          <table:table-cell office:value-type="string" table:style-name="ce11">
            <text:p>1942-07-22</text:p>
          </table:table-cell>
          <table:table-cell office:value-type="string" table:style-name="ce1">
            <text:p>hermano</text:p>
          </table:table-cell>
          <table:table-cell office:value-type="float" office:value="287" table:style-name="ce14">
            <text:p>287</text:p>
          </table:table-cell>
          <table:table-cell office:value-type="float" office:value="2977934" table:formula="of:=RANDBETWEEN(1000000;9999999)" table:style-name="ce2">
            <text:p>2977934</text:p>
          </table:table-cell>
          <table:table-cell office:value-type="float" office:value="19909429" table:formula="of:=RANDBETWEEN(10000000;100000000)" table:style-name="ce2">
            <text:p>19909429</text:p>
          </table:table-cell>
          <table:table-cell office:value-type="string" office:string-value="Zimbabue" table:formula="of:=[.F95]" table:style-name="ce1">
            <text:p>Zimbabue</text:p>
          </table:table-cell>
          <table:table-cell office:value-type="float" office:value="61796048" table:formula="of:=RANDBETWEEN(10000000;100000000)" table:style-name="ce2">
            <text:p>61796048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3" table:formula="of:=[.D95]" table:style-name="ce1">
            <text:p>33</text:p>
          </table:table-cell>
          <table:table-cell table:style-name="ce1"/>
          <table:table-cell office:value-type="string" office:string-value="('Ulises','Jhoan','Delgadillo','Vera','1988-12-01',161,75,'verde oscuro','20/100','confidencial','personal_inteligencia_data/foto.png','personal_inteligencia_data/huella_digital.png','personal_inteligencia_data/huella_retina.png',ROW(58,2879030988) ,ROW('94179733','Irlanda'),ARRAY['español','inglés','hindi','ruso','null','null']::varchar(50)[], ARRAY[ ROW('Valerio','Carmona','Solis','Sarabia','1942-07-22','abuelo',ROW(58,2873202168) ), ROW('Eloisa',null,'Nolasco','White','1942-07-22','hermano',ROW(58,2872977934) )]::familiar_ty[], ARRAY[ ROW('19909429','Zimbabue'),row('61796048','Holanda') ]::identificacion_ty[], ARRAY[ ROW('Filosofía','null','null'), ROW('null','null','null') ]::nivel_educativo_ty[],null,'33')," table:formula="of:=CONCATENATE(&quot;(&quot;;[.J95];&quot;,&quot;;[.K95];&quot;,&quot;;[.L95];&quot;,&quot;;[.M95];&quot;,'&quot;;[.N95];&quot;',&quot;;[.O95];&quot;,&quot;;[.P95];&quot;,'&quot;;[.Q95];&quot;','&quot;;[.R95];&quot;','&quot;;[.S95];&quot;',&quot;;[.T95];&quot;,&quot;;[.U95];&quot;,&quot;;[.V95];&quot;,ROW(58,&quot;;[.W95];[.X95];&quot;) ,ROW('&quot;;[.Y95];&quot;','&quot;;[.Z95];&quot;'),ARRAY['&quot;;[.AA95];&quot;','&quot;;[.AB95];&quot;','&quot;;[.AC95];&quot;','&quot;;[.AD95];&quot;','&quot;;[.AE95];&quot;','&quot;;[.AF95];&quot;']::varchar(50)[], ARRAY[ ROW(&quot;;[.AG95];&quot;,&quot;;[.AH95];&quot;,&quot;;[.AI95];&quot;,&quot;;[.AJ95];&quot;,'&quot;;[.AK95];&quot;','&quot;;[.AL95];&quot;',ROW(58,&quot;;[.AM95];[.AN95];&quot;) ), ROW(&quot;;[.AO95];&quot;,&quot;;[.AP95];&quot;,&quot;;[.AQ95];&quot;,&quot;;[.AR95];&quot;,'&quot;;[.AS95];&quot;','&quot;;[.AT95];&quot;',ROW(58,&quot;;[.AU95];[.AV95];&quot;) )]::familiar_ty[], ARRAY[ ROW('&quot;;[.AW95];&quot;','&quot;;[.AX95];&quot;'),row('&quot;;[.AY95];&quot;','&quot;;[.AZ95];&quot;') ]::identificacion_ty[], ARRAY[ ROW('&quot;;[.BA95];&quot;','&quot;;[.BB95];&quot;','&quot;;[.BC95];&quot;'), ROW('&quot;;[.BD95];&quot;','&quot;;[.BE95];&quot;','&quot;;[.BF95];&quot;') ]::nivel_educativo_ty[],null,'&quot;;[.BG95];&quot;'),&quot;)" table:style-name="ce15">
            <text:p>('Ulises','Jhoan','Delgadillo','Vera','1988-12-01',161,75,'verde oscuro','20/100','confidencial','personal_inteligencia_data/foto.png','personal_inteligencia_data/huella_digital.png','personal_inteligencia_data/huella_retina.png',ROW(58,2879030988) ,ROW('94179733','Irlanda'),ARRAY['español','inglés','hindi','ruso','null','null']::varchar(50)[], ARRAY[ ROW('Valerio','Carmona','Solis','Sarabia','1942-07-22','abuelo',ROW(58,2873202168) ), ROW('Eloisa',null,'Nolasco','White','1942-07-22','hermano',ROW(58,2872977934) )]::familiar_ty[], ARRAY[ ROW('19909429','Zimbabue'),row('61796048','Holanda') ]::identificacion_ty[], ARRAY[ ROW('Filosofía','null','null'), ROW('null','null','null') ]::nivel_educativo_ty[],null,'33'),</text:p>
          </table:table-cell>
          <table:table-cell table:number-columns-repeated="16323"/>
        </table:table-row>
        <table:table-row table:style-name="ro3">
          <table:table-cell office:value-type="float" office:value="24" table:formula="of:=[.D96]-9" table:style-name="ce3">
            <text:p>24</text:p>
          </table:table-cell>
          <table:table-cell office:value-type="float" office:value="8" table:style-name="ce9">
            <text:p>8</text:p>
          </table:table-cell>
          <table:table-cell office:value-type="float" office:value="34" table:formula="of:=[.A96]+10" table:style-name="ce3">
            <text:p>34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3" table:style-name="ce5">
            <text:p>9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Paula'</text:p>
          </table:table-cell>
          <table:table-cell office:value-type="string" table:style-name="ce1">
            <text:p>'Laila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Mora'</text:p>
          </table:table-cell>
          <table:table-cell office:value-type="string" table:style-name="ce11">
            <text:p>1990-02-06</text:p>
          </table:table-cell>
          <table:table-cell office:value-type="float" office:value="176" table:style-name="ce12">
            <text:p>176</text:p>
          </table:table-cell>
          <table:table-cell office:value-type="float" office:value="77" table:style-name="ce12">
            <text:p>77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5907786" table:formula="of:=RANDBETWEEN(1000000;9999999)" table:style-name="ce2">
            <text:p>5907786</text:p>
          </table:table-cell>
          <table:table-cell office:value-type="float" office:value="79263600" table:formula="of:=RANDBETWEEN(10000000;99999999)" table:style-name="ce2">
            <text:p>79263600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Jessica'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Quiroga'</text:p>
          </table:table-cell>
          <table:table-cell office:value-type="string" table:style-name="ce11">
            <text:p>1969-05-14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5424912" table:formula="of:=RANDBETWEEN(1000000;9999999)" table:style-name="ce2">
            <text:p>5424912</text:p>
          </table:table-cell>
          <table:table-cell office:value-type="string" table:style-name="ce1">
            <text:p>'Perla'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Lima'</text:p>
          </table:table-cell>
          <table:table-cell office:value-type="string" table:style-name="ce1">
            <text:p>'Valentin'</text:p>
          </table:table-cell>
          <table:table-cell office:value-type="string" table:style-name="ce11">
            <text:p>1969-05-14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9362127" table:formula="of:=RANDBETWEEN(1000000;9999999)" table:style-name="ce2">
            <text:p>9362127</text:p>
          </table:table-cell>
          <table:table-cell office:value-type="float" office:value="52125006" table:formula="of:=RANDBETWEEN(10000000;100000000)" table:style-name="ce2">
            <text:p>52125006</text:p>
          </table:table-cell>
          <table:table-cell office:value-type="string" office:string-value="Zimbabue" table:formula="of:=[.F96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3" table:formula="of:=[.D96]" table:style-name="ce1">
            <text:p>33</text:p>
          </table:table-cell>
          <table:table-cell table:style-name="ce1"/>
          <table:table-cell office:value-type="string" office:string-value="('Paula','Laila','Serna','Mora','1990-02-06',176,77,'verde oscuro','20/32','top_secret','personal_inteligencia_data/foto.png','personal_inteligencia_data/huella_digital.png','personal_inteligencia_data/huella_retina.png',ROW(58,4145907786) ,ROW('79263600','Taiwán'),ARRAY['inglés','árabe','portugués','francés','null','null']::varchar(50)[], ARRAY[ ROW('Celeste','Jessica','Maravilla','Quiroga','1969-05-14','hermano',ROW(58,2125424912) ), ROW('Perla','Gloria','Lima','Valentin','1969-05-14','hermano',ROW(58,2129362127) )]::familiar_ty[], ARRAY[ ROW('52125006','Zimbabue'),row('null','null') ]::identificacion_ty[], ARRAY[ ROW('Economía','null','null'), ROW('Criminología','null','null') ]::nivel_educativo_ty[],null,'33')," table:formula="of:=CONCATENATE(&quot;(&quot;;[.J96];&quot;,&quot;;[.K96];&quot;,&quot;;[.L96];&quot;,&quot;;[.M96];&quot;,'&quot;;[.N96];&quot;',&quot;;[.O96];&quot;,&quot;;[.P96];&quot;,'&quot;;[.Q96];&quot;','&quot;;[.R96];&quot;','&quot;;[.S96];&quot;',&quot;;[.T96];&quot;,&quot;;[.U96];&quot;,&quot;;[.V96];&quot;,ROW(58,&quot;;[.W96];[.X96];&quot;) ,ROW('&quot;;[.Y96];&quot;','&quot;;[.Z96];&quot;'),ARRAY['&quot;;[.AA96];&quot;','&quot;;[.AB96];&quot;','&quot;;[.AC96];&quot;','&quot;;[.AD96];&quot;','&quot;;[.AE96];&quot;','&quot;;[.AF96];&quot;']::varchar(50)[], ARRAY[ ROW(&quot;;[.AG96];&quot;,&quot;;[.AH96];&quot;,&quot;;[.AI96];&quot;,&quot;;[.AJ96];&quot;,'&quot;;[.AK96];&quot;','&quot;;[.AL96];&quot;',ROW(58,&quot;;[.AM96];[.AN96];&quot;) ), ROW(&quot;;[.AO96];&quot;,&quot;;[.AP96];&quot;,&quot;;[.AQ96];&quot;,&quot;;[.AR96];&quot;,'&quot;;[.AS96];&quot;','&quot;;[.AT96];&quot;',ROW(58,&quot;;[.AU96];[.AV96];&quot;) )]::familiar_ty[], ARRAY[ ROW('&quot;;[.AW96];&quot;','&quot;;[.AX96];&quot;'),row('&quot;;[.AY96];&quot;','&quot;;[.AZ96];&quot;') ]::identificacion_ty[], ARRAY[ ROW('&quot;;[.BA96];&quot;','&quot;;[.BB96];&quot;','&quot;;[.BC96];&quot;'), ROW('&quot;;[.BD96];&quot;','&quot;;[.BE96];&quot;','&quot;;[.BF96];&quot;') ]::nivel_educativo_ty[],null,'&quot;;[.BG96];&quot;'),&quot;)" table:style-name="ce15">
            <text:p>('Paula','Laila','Serna','Mora','1990-02-06',176,77,'verde oscuro','20/32','top_secret','personal_inteligencia_data/foto.png','personal_inteligencia_data/huella_digital.png','personal_inteligencia_data/huella_retina.png',ROW(58,4145907786) ,ROW('79263600','Taiwán'),ARRAY['inglés','árabe','portugués','francés','null','null']::varchar(50)[], ARRAY[ ROW('Celeste','Jessica','Maravilla','Quiroga','1969-05-14','hermano',ROW(58,2125424912) ), ROW('Perla','Gloria','Lima','Valentin','1969-05-14','hermano',ROW(58,2129362127) )]::familiar_ty[], ARRAY[ ROW('52125006','Zimbabue'),row('null','null') ]::identificacion_ty[], ARRAY[ ROW('Economía','null','null'), ROW('Criminología','null','null') ]::nivel_educativo_ty[],null,'33'),</text:p>
          </table:table-cell>
          <table:table-cell table:number-columns-repeated="16323"/>
        </table:table-row>
        <table:table-row table:style-name="ro3">
          <table:table-cell office:value-type="float" office:value="25" table:formula="of:=[.D97]-9" table:style-name="ce3">
            <text:p>25</text:p>
          </table:table-cell>
          <table:table-cell office:value-type="float" office:value="9" table:style-name="ce9">
            <text:p>9</text:p>
          </table:table-cell>
          <table:table-cell office:value-type="float" office:value="35" table:formula="of:=[.A97]+10" table:style-name="ce3">
            <text:p>35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office:value-type="float" office:value="94" table:style-name="ce5">
            <text:p>9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onstancia'</text:p>
          </table:table-cell>
          <table:table-cell office:value-type="string" table:style-name="ce1">
            <text:p>'Sheila'</text:p>
          </table:table-cell>
          <table:table-cell office:value-type="string" table:style-name="ce1">
            <text:p>'Olivo'</text:p>
          </table:table-cell>
          <table:table-cell office:value-type="string" table:style-name="ce1">
            <text:p>'Cifuentes'</text:p>
          </table:table-cell>
          <table:table-cell office:value-type="string" table:style-name="ce11">
            <text:p>1990-08-28</text:p>
          </table:table-cell>
          <table:table-cell office:value-type="float" office:value="166" table:style-name="ce12">
            <text:p>166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6633142" table:formula="of:=RANDBETWEEN(1000000;9999999)" table:style-name="ce2">
            <text:p>6633142</text:p>
          </table:table-cell>
          <table:table-cell office:value-type="float" office:value="56438645" table:formula="of:=RANDBETWEEN(10000000;99999999)" table:style-name="ce2">
            <text:p>56438645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Aguirre'</text:p>
          </table:table-cell>
          <table:table-cell office:value-type="string" table:style-name="ce1">
            <text:p>'Covarrubias'</text:p>
          </table:table-cell>
          <table:table-cell office:value-type="string" table:style-name="ce11">
            <text:p>1954-01-12</text:p>
          </table:table-cell>
          <table:table-cell office:value-type="string" table:style-name="ce1">
            <text:p>padre</text:p>
          </table:table-cell>
          <table:table-cell office:value-type="float" office:value="261" table:style-name="ce14">
            <text:p>261</text:p>
          </table:table-cell>
          <table:table-cell office:value-type="float" office:value="4152111" table:formula="of:=RANDBETWEEN(1000000;9999999)" table:style-name="ce2">
            <text:p>4152111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izarro'</text:p>
          </table:table-cell>
          <table:table-cell office:value-type="string" table:style-name="ce1">
            <text:p>'Santiago'</text:p>
          </table:table-cell>
          <table:table-cell office:value-type="string" table:style-name="ce11">
            <text:p>1954-01-12</text:p>
          </table:table-cell>
          <table:table-cell office:value-type="string" table:style-name="ce1">
            <text:p>padre</text:p>
          </table:table-cell>
          <table:table-cell office:value-type="float" office:value="261" table:style-name="ce14">
            <text:p>261</text:p>
          </table:table-cell>
          <table:table-cell office:value-type="float" office:value="6271092" table:formula="of:=RANDBETWEEN(1000000;9999999)" table:style-name="ce2">
            <text:p>6271092</text:p>
          </table:table-cell>
          <table:table-cell office:value-type="float" office:value="86904565" table:formula="of:=RANDBETWEEN(10000000;100000000)" table:style-name="ce2">
            <text:p>86904565</text:p>
          </table:table-cell>
          <table:table-cell office:value-type="string" office:string-value="Australia" table:formula="of:=[.F97]" table:style-name="ce1">
            <text:p>Australia</text:p>
          </table:table-cell>
          <table:table-cell office:value-type="float" office:value="22355841" table:formula="of:=RANDBETWEEN(10000000;100000000)" table:style-name="ce2">
            <text:p>22355841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4" table:formula="of:=[.D97]" table:style-name="ce1">
            <text:p>34</text:p>
          </table:table-cell>
          <table:table-cell table:style-name="ce1"/>
          <table:table-cell office:value-type="string" office:string-value="('Constancia','Sheila','Olivo','Cifuentes','1990-08-28',166,85,'marrón claro','20/20','no_clasificado','personal_inteligencia_data/foto.png','personal_inteligencia_data/huella_digital.png','personal_inteligencia_data/huella_retina.png',ROW(58,2616633142) ,ROW('56438645','Groenlandia'),ARRAY['español','inglés','hindi','ruso','mandarín','null']::varchar(50)[], ARRAY[ ROW('Javier','Valentin','Aguirre','Covarrubias','1954-01-12','padre',ROW(58,2614152111) ), ROW('Dulcinea',null,'Pizarro','Santiago','1954-01-12','padre',ROW(58,2616271092) )]::familiar_ty[], ARRAY[ ROW('86904565','Australia'),row('22355841','Uganda') ]::identificacion_ty[], ARRAY[ ROW('Derecho','null','null'), ROW('null','null','null') ]::nivel_educativo_ty[],null,'34')," table:formula="of:=CONCATENATE(&quot;(&quot;;[.J97];&quot;,&quot;;[.K97];&quot;,&quot;;[.L97];&quot;,&quot;;[.M97];&quot;,'&quot;;[.N97];&quot;',&quot;;[.O97];&quot;,&quot;;[.P97];&quot;,'&quot;;[.Q97];&quot;','&quot;;[.R97];&quot;','&quot;;[.S97];&quot;',&quot;;[.T97];&quot;,&quot;;[.U97];&quot;,&quot;;[.V97];&quot;,ROW(58,&quot;;[.W97];[.X97];&quot;) ,ROW('&quot;;[.Y97];&quot;','&quot;;[.Z97];&quot;'),ARRAY['&quot;;[.AA97];&quot;','&quot;;[.AB97];&quot;','&quot;;[.AC97];&quot;','&quot;;[.AD97];&quot;','&quot;;[.AE97];&quot;','&quot;;[.AF97];&quot;']::varchar(50)[], ARRAY[ ROW(&quot;;[.AG97];&quot;,&quot;;[.AH97];&quot;,&quot;;[.AI97];&quot;,&quot;;[.AJ97];&quot;,'&quot;;[.AK97];&quot;','&quot;;[.AL97];&quot;',ROW(58,&quot;;[.AM97];[.AN97];&quot;) ), ROW(&quot;;[.AO97];&quot;,&quot;;[.AP97];&quot;,&quot;;[.AQ97];&quot;,&quot;;[.AR97];&quot;,'&quot;;[.AS97];&quot;','&quot;;[.AT97];&quot;',ROW(58,&quot;;[.AU97];[.AV97];&quot;) )]::familiar_ty[], ARRAY[ ROW('&quot;;[.AW97];&quot;','&quot;;[.AX97];&quot;'),row('&quot;;[.AY97];&quot;','&quot;;[.AZ97];&quot;') ]::identificacion_ty[], ARRAY[ ROW('&quot;;[.BA97];&quot;','&quot;;[.BB97];&quot;','&quot;;[.BC97];&quot;'), ROW('&quot;;[.BD97];&quot;','&quot;;[.BE97];&quot;','&quot;;[.BF97];&quot;') ]::nivel_educativo_ty[],null,'&quot;;[.BG97];&quot;'),&quot;)" table:style-name="ce15">
            <text:p>('Constancia','Sheila','Olivo','Cifuentes','1990-08-28',166,85,'marrón claro','20/20','no_clasificado','personal_inteligencia_data/foto.png','personal_inteligencia_data/huella_digital.png','personal_inteligencia_data/huella_retina.png',ROW(58,2616633142) ,ROW('56438645','Groenlandia'),ARRAY['español','inglés','hindi','ruso','mandarín','null']::varchar(50)[], ARRAY[ ROW('Javier','Valentin','Aguirre','Covarrubias','1954-01-12','padre',ROW(58,2614152111) ), ROW('Dulcinea',null,'Pizarro','Santiago','1954-01-12','padre',ROW(58,2616271092) )]::familiar_ty[], ARRAY[ ROW('86904565','Australia'),row('22355841','Uganda') ]::identificacion_ty[], ARRAY[ ROW('Derecho','null','null'), ROW('null','null','null') ]::nivel_educativo_ty[],null,'34'),</text:p>
          </table:table-cell>
          <table:table-cell table:number-columns-repeated="16323" table:style-name="ce1"/>
        </table:table-row>
        <table:table-row table:style-name="ro3">
          <table:table-cell office:value-type="float" office:value="25" table:formula="of:=[.D98]-9" table:style-name="ce3">
            <text:p>25</text:p>
          </table:table-cell>
          <table:table-cell office:value-type="float" office:value="9" table:style-name="ce9">
            <text:p>9</text:p>
          </table:table-cell>
          <table:table-cell office:value-type="float" office:value="35" table:formula="of:=[.A98]+10" table:style-name="ce3">
            <text:p>35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office:value-type="float" office:value="95" table:style-name="ce5">
            <text:p>9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Sebastia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itchell'</text:p>
          </table:table-cell>
          <table:table-cell office:value-type="string" table:style-name="ce1">
            <text:p>'Hill'</text:p>
          </table:table-cell>
          <table:table-cell office:value-type="string" table:style-name="ce11">
            <text:p>1997-12-16</text:p>
          </table:table-cell>
          <table:table-cell office:value-type="float" office:value="167" table:style-name="ce12">
            <text:p>167</text:p>
          </table:table-cell>
          <table:table-cell office:value-type="float" office:value="86" table:style-name="ce12">
            <text:p>86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3716998" table:formula="of:=RANDBETWEEN(1000000;9999999)" table:style-name="ce2">
            <text:p>3716998</text:p>
          </table:table-cell>
          <table:table-cell office:value-type="float" office:value="79303670" table:formula="of:=RANDBETWEEN(10000000;99999999)" table:style-name="ce2">
            <text:p>79303670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illa'</text:p>
          </table:table-cell>
          <table:table-cell office:value-type="string" table:style-name="ce1">
            <text:p>'Tejeda'</text:p>
          </table:table-cell>
          <table:table-cell office:value-type="string" table:style-name="ce11">
            <text:p>1945-07-24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1925008" table:formula="of:=RANDBETWEEN(1000000;9999999)" table:style-name="ce2">
            <text:p>1925008</text:p>
          </table:table-cell>
          <table:table-cell office:value-type="string" table:style-name="ce1">
            <text:p>'Mia'</text:p>
          </table:table-cell>
          <table:table-cell office:value-type="string" table:style-name="ce1">
            <text:p>'Caridad'</text:p>
          </table:table-cell>
          <table:table-cell office:value-type="string" table:style-name="ce1">
            <text:p>'Avalos'</text:p>
          </table:table-cell>
          <table:table-cell office:value-type="string" table:style-name="ce1">
            <text:p>'Castaneda'</text:p>
          </table:table-cell>
          <table:table-cell office:value-type="string" table:style-name="ce11">
            <text:p>1945-07-24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4768067" table:formula="of:=RANDBETWEEN(1000000;9999999)" table:style-name="ce2">
            <text:p>4768067</text:p>
          </table:table-cell>
          <table:table-cell office:value-type="float" office:value="52386566" table:formula="of:=RANDBETWEEN(10000000;100000000)" table:style-name="ce2">
            <text:p>52386566</text:p>
          </table:table-cell>
          <table:table-cell office:value-type="string" office:string-value="Australia" table:formula="of:=[.F98]" table:style-name="ce1">
            <text:p>Austral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4" table:formula="of:=[.D98]" table:style-name="ce1">
            <text:p>34</text:p>
          </table:table-cell>
          <table:table-cell table:style-name="ce1"/>
          <table:table-cell office:value-type="string" office:string-value="('Sebastian',null,'Mitchell','Hill','1997-12-16',167,86,'verde claro','20/32','no_clasificado','personal_inteligencia_data/foto.png','personal_inteligencia_data/huella_digital.png','personal_inteligencia_data/huella_retina.png',ROW(58,2443716998) ,ROW('79303670','Irlanda'),ARRAY['español','inglés','hindi','ruso','mandarín','null']::varchar(50)[], ARRAY[ ROW('Arturo',null,'Villa','Tejeda','1945-07-24','abuelo',ROW(58,4121925008) ), ROW('Mia','Caridad','Avalos','Castaneda','1945-07-24','hermano',ROW(58,4124768067) )]::familiar_ty[], ARRAY[ ROW('52386566','Australia'),row('null','null') ]::identificacion_ty[], ARRAY[ ROW('Criminología','null','null'), ROW('Ingeniería Informática','null','null') ]::nivel_educativo_ty[],null,'34')," table:formula="of:=CONCATENATE(&quot;(&quot;;[.J98];&quot;,&quot;;[.K98];&quot;,&quot;;[.L98];&quot;,&quot;;[.M98];&quot;,'&quot;;[.N98];&quot;',&quot;;[.O98];&quot;,&quot;;[.P98];&quot;,'&quot;;[.Q98];&quot;','&quot;;[.R98];&quot;','&quot;;[.S98];&quot;',&quot;;[.T98];&quot;,&quot;;[.U98];&quot;,&quot;;[.V98];&quot;,ROW(58,&quot;;[.W98];[.X98];&quot;) ,ROW('&quot;;[.Y98];&quot;','&quot;;[.Z98];&quot;'),ARRAY['&quot;;[.AA98];&quot;','&quot;;[.AB98];&quot;','&quot;;[.AC98];&quot;','&quot;;[.AD98];&quot;','&quot;;[.AE98];&quot;','&quot;;[.AF98];&quot;']::varchar(50)[], ARRAY[ ROW(&quot;;[.AG98];&quot;,&quot;;[.AH98];&quot;,&quot;;[.AI98];&quot;,&quot;;[.AJ98];&quot;,'&quot;;[.AK98];&quot;','&quot;;[.AL98];&quot;',ROW(58,&quot;;[.AM98];[.AN98];&quot;) ), ROW(&quot;;[.AO98];&quot;,&quot;;[.AP98];&quot;,&quot;;[.AQ98];&quot;,&quot;;[.AR98];&quot;,'&quot;;[.AS98];&quot;','&quot;;[.AT98];&quot;',ROW(58,&quot;;[.AU98];[.AV98];&quot;) )]::familiar_ty[], ARRAY[ ROW('&quot;;[.AW98];&quot;','&quot;;[.AX98];&quot;'),row('&quot;;[.AY98];&quot;','&quot;;[.AZ98];&quot;') ]::identificacion_ty[], ARRAY[ ROW('&quot;;[.BA98];&quot;','&quot;;[.BB98];&quot;','&quot;;[.BC98];&quot;'), ROW('&quot;;[.BD98];&quot;','&quot;;[.BE98];&quot;','&quot;;[.BF98];&quot;') ]::nivel_educativo_ty[],null,'&quot;;[.BG98];&quot;'),&quot;)" table:style-name="ce15">
            <text:p>('Sebastian',null,'Mitchell','Hill','1997-12-16',167,86,'verde claro','20/32','no_clasificado','personal_inteligencia_data/foto.png','personal_inteligencia_data/huella_digital.png','personal_inteligencia_data/huella_retina.png',ROW(58,2443716998) ,ROW('79303670','Irlanda'),ARRAY['español','inglés','hindi','ruso','mandarín','null']::varchar(50)[], ARRAY[ ROW('Arturo',null,'Villa','Tejeda','1945-07-24','abuelo',ROW(58,4121925008) ), ROW('Mia','Caridad','Avalos','Castaneda','1945-07-24','hermano',ROW(58,4124768067) )]::familiar_ty[], ARRAY[ ROW('52386566','Australia'),row('null','null') ]::identificacion_ty[], ARRAY[ ROW('Criminología','null','null'), ROW('Ingeniería Informática','null','null') ]::nivel_educativo_ty[],null,'34'),</text:p>
          </table:table-cell>
          <table:table-cell table:number-columns-repeated="16323" table:style-name="ce1"/>
        </table:table-row>
        <table:table-row table:style-name="ro3">
          <table:table-cell office:value-type="float" office:value="25" table:formula="of:=[.D99]-9" table:style-name="ce3">
            <text:p>25</text:p>
          </table:table-cell>
          <table:table-cell office:value-type="float" office:value="9" table:style-name="ce9">
            <text:p>9</text:p>
          </table:table-cell>
          <table:table-cell office:value-type="float" office:value="35" table:formula="of:=[.A99]+10" table:style-name="ce3">
            <text:p>35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office:value-type="float" office:value="96" table:style-name="ce5">
            <text:p>9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Gabrie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Holguin'</text:p>
          </table:table-cell>
          <table:table-cell office:value-type="string" table:style-name="ce11">
            <text:p>1983-09-16</text:p>
          </table:table-cell>
          <table:table-cell office:value-type="float" office:value="180" table:style-name="ce12">
            <text:p>180</text:p>
          </table:table-cell>
          <table:table-cell office:value-type="float" office:value="93" table:style-name="ce12">
            <text:p>93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9975480" table:formula="of:=RANDBETWEEN(1000000;9999999)" table:style-name="ce2">
            <text:p>9975480</text:p>
          </table:table-cell>
          <table:table-cell office:value-type="float" office:value="82193849" table:formula="of:=RANDBETWEEN(10000000;99999999)" table:style-name="ce2">
            <text:p>82193849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abriel'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Batista'</text:p>
          </table:table-cell>
          <table:table-cell office:value-type="string" table:style-name="ce1">
            <text:p>'Moreno'</text:p>
          </table:table-cell>
          <table:table-cell office:value-type="string" table:style-name="ce11">
            <text:p>1967-09-29</text:p>
          </table:table-cell>
          <table:table-cell office:value-type="string" table:style-name="ce1">
            <text:p>abuelo</text:p>
          </table:table-cell>
          <table:table-cell office:value-type="float" office:value="212" table:style-name="ce1">
            <text:p>212</text:p>
          </table:table-cell>
          <table:table-cell office:value-type="float" office:value="2912859" table:formula="of:=RANDBETWEEN(1000000;9999999)" table:style-name="ce2">
            <text:p>2912859</text:p>
          </table:table-cell>
          <table:table-cell office:value-type="string" table:style-name="ce1">
            <text:p>'Benicio'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Morris'</text:p>
          </table:table-cell>
          <table:table-cell office:value-type="string" table:style-name="ce1">
            <text:p>'Gray'</text:p>
          </table:table-cell>
          <table:table-cell office:value-type="string" table:style-name="ce11">
            <text:p>1967-09-29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4033346" table:formula="of:=RANDBETWEEN(1000000;9999999)" table:style-name="ce2">
            <text:p>4033346</text:p>
          </table:table-cell>
          <table:table-cell office:value-type="float" office:value="93010691" table:formula="of:=RANDBETWEEN(10000000;100000000)" table:style-name="ce2">
            <text:p>93010691</text:p>
          </table:table-cell>
          <table:table-cell office:value-type="string" office:string-value="Australia" table:formula="of:=[.F99]" table:style-name="ce1">
            <text:p>Austral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4" table:formula="of:=[.D99]" table:style-name="ce1">
            <text:p>34</text:p>
          </table:table-cell>
          <table:table-cell table:style-name="ce1"/>
          <table:table-cell office:value-type="string" office:string-value="('Gabriela',null,'Vallejo','Holguin','1983-09-16',180,93,'verde claro','20/160','confidencial','personal_inteligencia_data/foto.png','personal_inteligencia_data/huella_digital.png','personal_inteligencia_data/huella_retina.png',ROW(58,2129975480) ,ROW('82193849','Taiwán'),ARRAY['español','inglés','hindi','ruso','mandarín','null']::varchar(50)[], ARRAY[ ROW('Gabriel','Caligula','Batista','Moreno','1967-09-29','abuelo',ROW(58,2122912859) ), ROW('Benicio','Victor','Morris','Gray','1967-09-29','hermano',ROW(58,2124033346) )]::familiar_ty[], ARRAY[ ROW('93010691','Australia'),row('null','null') ]::identificacion_ty[], ARRAY[ ROW('Derecho','null','null'), ROW('null','null','null') ]::nivel_educativo_ty[],null,'34')," table:formula="of:=CONCATENATE(&quot;(&quot;;[.J99];&quot;,&quot;;[.K99];&quot;,&quot;;[.L99];&quot;,&quot;;[.M99];&quot;,'&quot;;[.N99];&quot;',&quot;;[.O99];&quot;,&quot;;[.P99];&quot;,'&quot;;[.Q99];&quot;','&quot;;[.R99];&quot;','&quot;;[.S99];&quot;',&quot;;[.T99];&quot;,&quot;;[.U99];&quot;,&quot;;[.V99];&quot;,ROW(58,&quot;;[.W99];[.X99];&quot;) ,ROW('&quot;;[.Y99];&quot;','&quot;;[.Z99];&quot;'),ARRAY['&quot;;[.AA99];&quot;','&quot;;[.AB99];&quot;','&quot;;[.AC99];&quot;','&quot;;[.AD99];&quot;','&quot;;[.AE99];&quot;','&quot;;[.AF99];&quot;']::varchar(50)[], ARRAY[ ROW(&quot;;[.AG99];&quot;,&quot;;[.AH99];&quot;,&quot;;[.AI99];&quot;,&quot;;[.AJ99];&quot;,'&quot;;[.AK99];&quot;','&quot;;[.AL99];&quot;',ROW(58,&quot;;[.AM99];[.AN99];&quot;) ), ROW(&quot;;[.AO99];&quot;,&quot;;[.AP99];&quot;,&quot;;[.AQ99];&quot;,&quot;;[.AR99];&quot;,'&quot;;[.AS99];&quot;','&quot;;[.AT99];&quot;',ROW(58,&quot;;[.AU99];[.AV99];&quot;) )]::familiar_ty[], ARRAY[ ROW('&quot;;[.AW99];&quot;','&quot;;[.AX99];&quot;'),row('&quot;;[.AY99];&quot;','&quot;;[.AZ99];&quot;') ]::identificacion_ty[], ARRAY[ ROW('&quot;;[.BA99];&quot;','&quot;;[.BB99];&quot;','&quot;;[.BC99];&quot;'), ROW('&quot;;[.BD99];&quot;','&quot;;[.BE99];&quot;','&quot;;[.BF99];&quot;') ]::nivel_educativo_ty[],null,'&quot;;[.BG99];&quot;'),&quot;)" table:style-name="ce15">
            <text:p>('Gabriela',null,'Vallejo','Holguin','1983-09-16',180,93,'verde claro','20/160','confidencial','personal_inteligencia_data/foto.png','personal_inteligencia_data/huella_digital.png','personal_inteligencia_data/huella_retina.png',ROW(58,2129975480) ,ROW('82193849','Taiwán'),ARRAY['español','inglés','hindi','ruso','mandarín','null']::varchar(50)[], ARRAY[ ROW('Gabriel','Caligula','Batista','Moreno','1967-09-29','abuelo',ROW(58,2122912859) ), ROW('Benicio','Victor','Morris','Gray','1967-09-29','hermano',ROW(58,2124033346) )]::familiar_ty[], ARRAY[ ROW('93010691','Australia'),row('null','null') ]::identificacion_ty[], ARRAY[ ROW('Derecho','null','null'), ROW('null','null','null') ]::nivel_educativo_ty[],null,'34'),</text:p>
          </table:table-cell>
          <table:table-cell table:number-columns-repeated="16323" table:style-name="ce1"/>
        </table:table-row>
        <table:table-row table:style-name="ro3">
          <table:table-cell office:value-type="float" office:value="26" table:formula="of:=[.D100]-9" table:style-name="ce3">
            <text:p>26</text:p>
          </table:table-cell>
          <table:table-cell office:value-type="float" office:value="9" table:style-name="ce9">
            <text:p>9</text:p>
          </table:table-cell>
          <table:table-cell office:value-type="float" office:value="36" table:formula="of:=[.A100]+10" table:style-name="ce3">
            <text:p>36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97" table:style-name="ce5">
            <text:p>9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ma'</text:p>
          </table:table-cell>
          <table:table-cell office:value-type="string" table:style-name="ce1">
            <text:p>'Chantal'</text:p>
          </table:table-cell>
          <table:table-cell office:value-type="string" table:style-name="ce1">
            <text:p>'Ramirez'</text:p>
          </table:table-cell>
          <table:table-cell office:value-type="string" table:style-name="ce1">
            <text:p>'Mendez'</text:p>
          </table:table-cell>
          <table:table-cell office:value-type="string" table:style-name="ce11">
            <text:p>1991-01-31</text:p>
          </table:table-cell>
          <table:table-cell office:value-type="float" office:value="177" table:style-name="ce12">
            <text:p>177</text:p>
          </table:table-cell>
          <table:table-cell office:value-type="float" office:value="76" table:style-name="ce12">
            <text:p>76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7106807" table:formula="of:=RANDBETWEEN(1000000;9999999)" table:style-name="ce2">
            <text:p>7106807</text:p>
          </table:table-cell>
          <table:table-cell office:value-type="float" office:value="11515119" table:formula="of:=RANDBETWEEN(10000000;99999999)" table:style-name="ce2">
            <text:p>11515119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Huerta'</text:p>
          </table:table-cell>
          <table:table-cell office:value-type="string" table:style-name="ce1">
            <text:p>'Quesada'</text:p>
          </table:table-cell>
          <table:table-cell office:value-type="string" table:style-name="ce11">
            <text:p>1955-01-04</text:p>
          </table:table-cell>
          <table:table-cell office:value-type="string" table:style-name="ce1">
            <text:p>madre</text:p>
          </table:table-cell>
          <table:table-cell office:value-type="float" office:value="244" table:style-name="ce14">
            <text:p>244</text:p>
          </table:table-cell>
          <table:table-cell office:value-type="float" office:value="8535239" table:formula="of:=RANDBETWEEN(1000000;9999999)" table:style-name="ce2">
            <text:p>8535239</text:p>
          </table:table-cell>
          <table:table-cell office:value-type="string" table:style-name="ce1">
            <text:p>'Marsell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rpio'</text:p>
          </table:table-cell>
          <table:table-cell office:value-type="string" table:style-name="ce1">
            <text:p>'Thomas'</text:p>
          </table:table-cell>
          <table:table-cell office:value-type="string" table:style-name="ce11">
            <text:p>1955-01-04</text:p>
          </table:table-cell>
          <table:table-cell office:value-type="string" table:style-name="ce1">
            <text:p>madre</text:p>
          </table:table-cell>
          <table:table-cell office:value-type="float" office:value="244" table:style-name="ce14">
            <text:p>244</text:p>
          </table:table-cell>
          <table:table-cell office:value-type="float" office:value="6294928" table:formula="of:=RANDBETWEEN(1000000;9999999)" table:style-name="ce2">
            <text:p>6294928</text:p>
          </table:table-cell>
          <table:table-cell office:value-type="float" office:value="99329225" table:formula="of:=RANDBETWEEN(10000000;100000000)" table:style-name="ce2">
            <text:p>99329225</text:p>
          </table:table-cell>
          <table:table-cell office:value-type="string" office:string-value="Australia" table:formula="of:=[.F100]" table:style-name="ce1">
            <text:p>Australia</text:p>
          </table:table-cell>
          <table:table-cell office:value-type="float" office:value="61183831" table:formula="of:=RANDBETWEEN(10000000;100000000)" table:style-name="ce2">
            <text:p>61183831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teligencia Artificial</text:p>
          </table:table-cell>
          <table:table-cell office:value-type="float" office:value="35" table:formula="of:=[.D100]" table:style-name="ce1">
            <text:p>35</text:p>
          </table:table-cell>
          <table:table-cell table:style-name="ce1"/>
          <table:table-cell office:value-type="string" office:string-value="('Ema','Chantal','Ramirez','Mendez','1991-01-31',177,76,'marrón oscuro','20/32','top_secret','personal_inteligencia_data/foto.png','personal_inteligencia_data/huella_digital.png','personal_inteligencia_data/huella_retina.png',ROW(58,2447106807) ,ROW('11515119','Groenlandia'),ARRAY['español','inglés','hindi','ruso','mandarín','null']::varchar(50)[], ARRAY[ ROW('Amelia','Veronica','Huerta','Quesada','1955-01-04','madre',ROW(58,2448535239) ), ROW('Marsello',null,'Carpio','Thomas','1955-01-04','madre',ROW(58,2446294928) )]::familiar_ty[], ARRAY[ ROW('99329225','Australia'),row('61183831','Uganda') ]::identificacion_ty[], ARRAY[ ROW('Criminología','null','null'), ROW('Ingeniería Informática','Máster','Inteligencia Artificial') ]::nivel_educativo_ty[],null,'35')," table:formula="of:=CONCATENATE(&quot;(&quot;;[.J100];&quot;,&quot;;[.K100];&quot;,&quot;;[.L100];&quot;,&quot;;[.M100];&quot;,'&quot;;[.N100];&quot;',&quot;;[.O100];&quot;,&quot;;[.P100];&quot;,'&quot;;[.Q100];&quot;','&quot;;[.R100];&quot;','&quot;;[.S100];&quot;',&quot;;[.T100];&quot;,&quot;;[.U100];&quot;,&quot;;[.V100];&quot;,ROW(58,&quot;;[.W100];[.X100];&quot;) ,ROW('&quot;;[.Y100];&quot;','&quot;;[.Z100];&quot;'),ARRAY['&quot;;[.AA100];&quot;','&quot;;[.AB100];&quot;','&quot;;[.AC100];&quot;','&quot;;[.AD100];&quot;','&quot;;[.AE100];&quot;','&quot;;[.AF100];&quot;']::varchar(50)[], ARRAY[ ROW(&quot;;[.AG100];&quot;,&quot;;[.AH100];&quot;,&quot;;[.AI100];&quot;,&quot;;[.AJ100];&quot;,'&quot;;[.AK100];&quot;','&quot;;[.AL100];&quot;',ROW(58,&quot;;[.AM100];[.AN100];&quot;) ), ROW(&quot;;[.AO100];&quot;,&quot;;[.AP100];&quot;,&quot;;[.AQ100];&quot;,&quot;;[.AR100];&quot;,'&quot;;[.AS100];&quot;','&quot;;[.AT100];&quot;',ROW(58,&quot;;[.AU100];[.AV100];&quot;) )]::familiar_ty[], ARRAY[ ROW('&quot;;[.AW100];&quot;','&quot;;[.AX100];&quot;'),row('&quot;;[.AY100];&quot;','&quot;;[.AZ100];&quot;') ]::identificacion_ty[], ARRAY[ ROW('&quot;;[.BA100];&quot;','&quot;;[.BB100];&quot;','&quot;;[.BC100];&quot;'), ROW('&quot;;[.BD100];&quot;','&quot;;[.BE100];&quot;','&quot;;[.BF100];&quot;') ]::nivel_educativo_ty[],null,'&quot;;[.BG100];&quot;'),&quot;)" table:style-name="ce15">
            <text:p>('Ema','Chantal','Ramirez','Mendez','1991-01-31',177,76,'marrón oscuro','20/32','top_secret','personal_inteligencia_data/foto.png','personal_inteligencia_data/huella_digital.png','personal_inteligencia_data/huella_retina.png',ROW(58,2447106807) ,ROW('11515119','Groenlandia'),ARRAY['español','inglés','hindi','ruso','mandarín','null']::varchar(50)[], ARRAY[ ROW('Amelia','Veronica','Huerta','Quesada','1955-01-04','madre',ROW(58,2448535239) ), ROW('Marsello',null,'Carpio','Thomas','1955-01-04','madre',ROW(58,2446294928) )]::familiar_ty[], ARRAY[ ROW('99329225','Australia'),row('61183831','Uganda') ]::identificacion_ty[], ARRAY[ ROW('Criminología','null','null'), ROW('Ingeniería Informática','Máster','Inteligencia Artificial') ]::nivel_educativo_ty[],null,'35'),</text:p>
          </table:table-cell>
          <table:table-cell table:number-columns-repeated="16323" table:style-name="ce1"/>
        </table:table-row>
        <table:table-row table:style-name="ro3">
          <table:table-cell office:value-type="float" office:value="26" table:formula="of:=[.D101]-9" table:style-name="ce3">
            <text:p>26</text:p>
          </table:table-cell>
          <table:table-cell office:value-type="float" office:value="9" table:style-name="ce9">
            <text:p>9</text:p>
          </table:table-cell>
          <table:table-cell office:value-type="float" office:value="36" table:formula="of:=[.A101]+10" table:style-name="ce3">
            <text:p>36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98" table:style-name="ce5">
            <text:p>9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Heidi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uciano'</text:p>
          </table:table-cell>
          <table:table-cell office:value-type="string" table:style-name="ce1">
            <text:p>'Aguayo'</text:p>
          </table:table-cell>
          <table:table-cell office:value-type="string" table:style-name="ce11">
            <text:p>1999-09-15</text:p>
          </table:table-cell>
          <table:table-cell office:value-type="float" office:value="188" table:style-name="ce12">
            <text:p>188</text:p>
          </table:table-cell>
          <table:table-cell office:value-type="float" office:value="93" table:style-name="ce12">
            <text:p>93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7510007" table:formula="of:=RANDBETWEEN(1000000;9999999)" table:style-name="ce2">
            <text:p>7510007</text:p>
          </table:table-cell>
          <table:table-cell office:value-type="float" office:value="40636991" table:formula="of:=RANDBETWEEN(10000000;99999999)" table:style-name="ce2">
            <text:p>40636991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ohan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Bocanegra'</text:p>
          </table:table-cell>
          <table:table-cell office:value-type="string" table:style-name="ce11">
            <text:p>1946-05-25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5255117" table:formula="of:=RANDBETWEEN(1000000;9999999)" table:style-name="ce2">
            <text:p>5255117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Irizarry'</text:p>
          </table:table-cell>
          <table:table-cell office:value-type="string" table:style-name="ce11">
            <text:p>1946-05-25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7627786" table:formula="of:=RANDBETWEEN(1000000;9999999)" table:style-name="ce2">
            <text:p>7627786</text:p>
          </table:table-cell>
          <table:table-cell office:value-type="float" office:value="63811615" table:formula="of:=RANDBETWEEN(10000000;100000000)" table:style-name="ce2">
            <text:p>63811615</text:p>
          </table:table-cell>
          <table:table-cell office:value-type="string" office:string-value="Australia" table:formula="of:=[.F101]" table:style-name="ce1">
            <text:p>Austral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5" table:formula="of:=[.D101]" table:style-name="ce1">
            <text:p>35</text:p>
          </table:table-cell>
          <table:table-cell table:style-name="ce1"/>
          <table:table-cell office:value-type="string" office:string-value="('Heidi',null,'Luciano','Aguayo','1999-09-15',188,93,'verde oscuro','20/25','no_clasificado','personal_inteligencia_data/foto.png','personal_inteligencia_data/huella_digital.png','personal_inteligencia_data/huella_retina.png',ROW(58,4147510007) ,ROW('40636991','Irlanda'),ARRAY['español','inglés','hindi','ruso','mandarín','null']::varchar(50)[], ARRAY[ ROW('Johanna',null,'Ayala','Bocanegra','1946-05-25','primo',ROW(58,2125255117) ), ROW('Camilo','Breno','Larios','Irizarry','1946-05-25','hermano',ROW(58,2127627786) )]::familiar_ty[], ARRAY[ ROW('63811615','Australia'),row('null','null') ]::identificacion_ty[], ARRAY[ ROW('Psicología','null','null'), ROW('Comunicación','null','null') ]::nivel_educativo_ty[],null,'35')," table:formula="of:=CONCATENATE(&quot;(&quot;;[.J101];&quot;,&quot;;[.K101];&quot;,&quot;;[.L101];&quot;,&quot;;[.M101];&quot;,'&quot;;[.N101];&quot;',&quot;;[.O101];&quot;,&quot;;[.P101];&quot;,'&quot;;[.Q101];&quot;','&quot;;[.R101];&quot;','&quot;;[.S101];&quot;',&quot;;[.T101];&quot;,&quot;;[.U101];&quot;,&quot;;[.V101];&quot;,ROW(58,&quot;;[.W101];[.X101];&quot;) ,ROW('&quot;;[.Y101];&quot;','&quot;;[.Z101];&quot;'),ARRAY['&quot;;[.AA101];&quot;','&quot;;[.AB101];&quot;','&quot;;[.AC101];&quot;','&quot;;[.AD101];&quot;','&quot;;[.AE101];&quot;','&quot;;[.AF101];&quot;']::varchar(50)[], ARRAY[ ROW(&quot;;[.AG101];&quot;,&quot;;[.AH101];&quot;,&quot;;[.AI101];&quot;,&quot;;[.AJ101];&quot;,'&quot;;[.AK101];&quot;','&quot;;[.AL101];&quot;',ROW(58,&quot;;[.AM101];[.AN101];&quot;) ), ROW(&quot;;[.AO101];&quot;,&quot;;[.AP101];&quot;,&quot;;[.AQ101];&quot;,&quot;;[.AR101];&quot;,'&quot;;[.AS101];&quot;','&quot;;[.AT101];&quot;',ROW(58,&quot;;[.AU101];[.AV101];&quot;) )]::familiar_ty[], ARRAY[ ROW('&quot;;[.AW101];&quot;','&quot;;[.AX101];&quot;'),row('&quot;;[.AY101];&quot;','&quot;;[.AZ101];&quot;') ]::identificacion_ty[], ARRAY[ ROW('&quot;;[.BA101];&quot;','&quot;;[.BB101];&quot;','&quot;;[.BC101];&quot;'), ROW('&quot;;[.BD101];&quot;','&quot;;[.BE101];&quot;','&quot;;[.BF101];&quot;') ]::nivel_educativo_ty[],null,'&quot;;[.BG101];&quot;'),&quot;)" table:style-name="ce15">
            <text:p>('Heidi',null,'Luciano','Aguayo','1999-09-15',188,93,'verde oscuro','20/25','no_clasificado','personal_inteligencia_data/foto.png','personal_inteligencia_data/huella_digital.png','personal_inteligencia_data/huella_retina.png',ROW(58,4147510007) ,ROW('40636991','Irlanda'),ARRAY['español','inglés','hindi','ruso','mandarín','null']::varchar(50)[], ARRAY[ ROW('Johanna',null,'Ayala','Bocanegra','1946-05-25','primo',ROW(58,2125255117) ), ROW('Camilo','Breno','Larios','Irizarry','1946-05-25','hermano',ROW(58,2127627786) )]::familiar_ty[], ARRAY[ ROW('63811615','Australia'),row('null','null') ]::identificacion_ty[], ARRAY[ ROW('Psicología','null','null'), ROW('Comunicación','null','null') ]::nivel_educativo_ty[],null,'35'),</text:p>
          </table:table-cell>
          <table:table-cell table:number-columns-repeated="16323" table:style-name="ce1"/>
        </table:table-row>
        <table:table-row table:style-name="ro3">
          <table:table-cell office:value-type="float" office:value="26" table:formula="of:=[.D102]-9" table:style-name="ce3">
            <text:p>26</text:p>
          </table:table-cell>
          <table:table-cell office:value-type="float" office:value="9" table:style-name="ce9">
            <text:p>9</text:p>
          </table:table-cell>
          <table:table-cell office:value-type="float" office:value="36" table:formula="of:=[.A102]+10" table:style-name="ce3">
            <text:p>36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99" table:style-name="ce5">
            <text:p>9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elgar'</text:p>
          </table:table-cell>
          <table:table-cell office:value-type="string" table:style-name="ce1">
            <text:p>'Arevalo'</text:p>
          </table:table-cell>
          <table:table-cell office:value-type="string" table:style-name="ce11">
            <text:p>1984-05-23</text:p>
          </table:table-cell>
          <table:table-cell office:value-type="float" office:value="188" table:style-name="ce12">
            <text:p>188</text:p>
          </table:table-cell>
          <table:table-cell office:value-type="float" office:value="79" table:style-name="ce12">
            <text:p>79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12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5443536" table:formula="of:=RANDBETWEEN(1000000;9999999)" table:style-name="ce2">
            <text:p>5443536</text:p>
          </table:table-cell>
          <table:table-cell office:value-type="float" office:value="69552679" table:formula="of:=RANDBETWEEN(10000000;99999999)" table:style-name="ce2">
            <text:p>69552679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Regulo'</text:p>
          </table:table-cell>
          <table:table-cell office:value-type="string" table:style-name="ce1">
            <text:p>'Luevano'</text:p>
          </table:table-cell>
          <table:table-cell office:value-type="string" table:style-name="ce1">
            <text:p>'Samaniego'</text:p>
          </table:table-cell>
          <table:table-cell office:value-type="string" table:style-name="ce11">
            <text:p>1967-10-01</text:p>
          </table:table-cell>
          <table:table-cell office:value-type="string" table:style-name="ce1">
            <text:p>primo</text:p>
          </table:table-cell>
          <table:table-cell office:value-type="float" office:value="424" table:style-name="ce1">
            <text:p>424</text:p>
          </table:table-cell>
          <table:table-cell office:value-type="float" office:value="4077997" table:formula="of:=RANDBETWEEN(1000000;9999999)" table:style-name="ce2">
            <text:p>4077997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Magallanes'</text:p>
          </table:table-cell>
          <table:table-cell office:value-type="string" table:style-name="ce1">
            <text:p>'Catalan'</text:p>
          </table:table-cell>
          <table:table-cell office:value-type="string" table:style-name="ce11">
            <text:p>1967-10-01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9469253" table:formula="of:=RANDBETWEEN(1000000;9999999)" table:style-name="ce2">
            <text:p>9469253</text:p>
          </table:table-cell>
          <table:table-cell office:value-type="float" office:value="41802720" table:formula="of:=RANDBETWEEN(10000000;100000000)" table:style-name="ce2">
            <text:p>41802720</text:p>
          </table:table-cell>
          <table:table-cell office:value-type="string" office:string-value="Australia" table:formula="of:=[.F102]" table:style-name="ce1">
            <text:p>Austral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5" table:formula="of:=[.D102]" table:style-name="ce1">
            <text:p>35</text:p>
          </table:table-cell>
          <table:table-cell table:style-name="ce1"/>
          <table:table-cell office:value-type="string" office:string-value="('Benedicto',null,'Melgar','Arevalo','1984-05-23',188,79,'verde oscuro','20/125','no_clasificado','personal_inteligencia_data/foto.png','personal_inteligencia_data/huella_digital.png','personal_inteligencia_data/huella_retina.png',ROW(58,4245443536) ,ROW('69552679','Taiwán'),ARRAY['español','inglés','hindi','ruso','mandarín','null']::varchar(50)[], ARRAY[ ROW('Ciceron','Regulo','Luevano','Samaniego','1967-10-01','primo',ROW(58,4244077997) ), ROW('Santiago','Angel','Magallanes','Catalan','1967-10-01','hermano',ROW(58,4249469253) )]::familiar_ty[], ARRAY[ ROW('41802720','Australia'),row('null','null') ]::identificacion_ty[], ARRAY[ ROW('Criminología','null','null'), ROW('null','null','null') ]::nivel_educativo_ty[],null,'35')," table:formula="of:=CONCATENATE(&quot;(&quot;;[.J102];&quot;,&quot;;[.K102];&quot;,&quot;;[.L102];&quot;,&quot;;[.M102];&quot;,'&quot;;[.N102];&quot;',&quot;;[.O102];&quot;,&quot;;[.P102];&quot;,'&quot;;[.Q102];&quot;','&quot;;[.R102];&quot;','&quot;;[.S102];&quot;',&quot;;[.T102];&quot;,&quot;;[.U102];&quot;,&quot;;[.V102];&quot;,ROW(58,&quot;;[.W102];[.X102];&quot;) ,ROW('&quot;;[.Y102];&quot;','&quot;;[.Z102];&quot;'),ARRAY['&quot;;[.AA102];&quot;','&quot;;[.AB102];&quot;','&quot;;[.AC102];&quot;','&quot;;[.AD102];&quot;','&quot;;[.AE102];&quot;','&quot;;[.AF102];&quot;']::varchar(50)[], ARRAY[ ROW(&quot;;[.AG102];&quot;,&quot;;[.AH102];&quot;,&quot;;[.AI102];&quot;,&quot;;[.AJ102];&quot;,'&quot;;[.AK102];&quot;','&quot;;[.AL102];&quot;',ROW(58,&quot;;[.AM102];[.AN102];&quot;) ), ROW(&quot;;[.AO102];&quot;,&quot;;[.AP102];&quot;,&quot;;[.AQ102];&quot;,&quot;;[.AR102];&quot;,'&quot;;[.AS102];&quot;','&quot;;[.AT102];&quot;',ROW(58,&quot;;[.AU102];[.AV102];&quot;) )]::familiar_ty[], ARRAY[ ROW('&quot;;[.AW102];&quot;','&quot;;[.AX102];&quot;'),row('&quot;;[.AY102];&quot;','&quot;;[.AZ102];&quot;') ]::identificacion_ty[], ARRAY[ ROW('&quot;;[.BA102];&quot;','&quot;;[.BB102];&quot;','&quot;;[.BC102];&quot;'), ROW('&quot;;[.BD102];&quot;','&quot;;[.BE102];&quot;','&quot;;[.BF102];&quot;') ]::nivel_educativo_ty[],null,'&quot;;[.BG102];&quot;'),&quot;)" table:style-name="ce15">
            <text:p>('Benedicto',null,'Melgar','Arevalo','1984-05-23',188,79,'verde oscuro','20/125','no_clasificado','personal_inteligencia_data/foto.png','personal_inteligencia_data/huella_digital.png','personal_inteligencia_data/huella_retina.png',ROW(58,4245443536) ,ROW('69552679','Taiwán'),ARRAY['español','inglés','hindi','ruso','mandarín','null']::varchar(50)[], ARRAY[ ROW('Ciceron','Regulo','Luevano','Samaniego','1967-10-01','primo',ROW(58,4244077997) ), ROW('Santiago','Angel','Magallanes','Catalan','1967-10-01','hermano',ROW(58,4249469253) )]::familiar_ty[], ARRAY[ ROW('41802720','Australia'),row('null','null') ]::identificacion_ty[], ARRAY[ ROW('Criminología','null','null'), ROW('null','null','null') ]::nivel_educativo_ty[],null,'35'),</text:p>
          </table:table-cell>
          <table:table-cell table:number-columns-repeated="16323" table:style-name="ce1"/>
        </table:table-row>
        <table:table-row table:style-name="ro3">
          <table:table-cell office:value-type="float" office:value="27" table:formula="of:=[.D103]-9" table:style-name="ce3">
            <text:p>27</text:p>
          </table:table-cell>
          <table:table-cell office:value-type="float" office:value="9" table:style-name="ce9">
            <text:p>9</text:p>
          </table:table-cell>
          <table:table-cell office:value-type="float" office:value="37" table:formula="of:=[.A103]+10" table:style-name="ce3">
            <text:p>37</text:p>
          </table:table-cell>
          <table:table-cell office:value-type="float" office:value="36" table:style-name="ce3">
            <text:p>36</text:p>
          </table:table-cell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office:value-type="float" office:value="100" table:style-name="ce5">
            <text:p>10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Waldetrudis'</text:p>
          </table:table-cell>
          <table:table-cell office:value-type="string" table:style-name="ce1">
            <text:p>'Lucila'</text:p>
          </table:table-cell>
          <table:table-cell office:value-type="string" table:style-name="ce1">
            <text:p>'Angulo'</text:p>
          </table:table-cell>
          <table:table-cell office:value-type="string" table:style-name="ce1">
            <text:p>'Barajas'</text:p>
          </table:table-cell>
          <table:table-cell office:value-type="string" table:style-name="ce11">
            <text:p>1991-05-25</text:p>
          </table:table-cell>
          <table:table-cell office:value-type="float" office:value="186" table:style-name="ce12">
            <text:p>186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4816513" table:formula="of:=RANDBETWEEN(1000000;9999999)" table:style-name="ce2">
            <text:p>4816513</text:p>
          </table:table-cell>
          <table:table-cell office:value-type="float" office:value="57400594" table:formula="of:=RANDBETWEEN(10000000;99999999)" table:style-name="ce2">
            <text:p>57400594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Rafael'</text:p>
          </table:table-cell>
          <table:table-cell office:value-type="string" table:style-name="ce1">
            <text:p>'Amador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Garcia'</text:p>
          </table:table-cell>
          <table:table-cell office:value-type="string" table:style-name="ce11">
            <text:p>1955-09-08</text:p>
          </table:table-cell>
          <table:table-cell office:value-type="string" table:style-name="ce1">
            <text:p>hermano</text:p>
          </table:table-cell>
          <table:table-cell office:value-type="float" office:value="414" table:style-name="ce1">
            <text:p>414</text:p>
          </table:table-cell>
          <table:table-cell office:value-type="float" office:value="9892681" table:formula="of:=RANDBETWEEN(1000000;9999999)" table:style-name="ce2">
            <text:p>9892681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Recinos'</text:p>
          </table:table-cell>
          <table:table-cell office:value-type="string" table:style-name="ce1">
            <text:p>'Santacruz'</text:p>
          </table:table-cell>
          <table:table-cell office:value-type="string" table:style-name="ce11">
            <text:p>1955-09-08</text:p>
          </table:table-cell>
          <table:table-cell office:value-type="string" table:style-name="ce1">
            <text:p>hermano</text:p>
          </table:table-cell>
          <table:table-cell office:value-type="float" office:value="414" table:style-name="ce1">
            <text:p>414</text:p>
          </table:table-cell>
          <table:table-cell office:value-type="float" office:value="7284145" table:formula="of:=RANDBETWEEN(1000000;9999999)" table:style-name="ce2">
            <text:p>7284145</text:p>
          </table:table-cell>
          <table:table-cell office:value-type="float" office:value="98758872" table:formula="of:=RANDBETWEEN(10000000;100000000)" table:style-name="ce2">
            <text:p>98758872</text:p>
          </table:table-cell>
          <table:table-cell office:value-type="string" office:string-value="Australia" table:formula="of:=[.F103]" table:style-name="ce1">
            <text:p>Australia</text:p>
          </table:table-cell>
          <table:table-cell office:value-type="float" office:value="93715982" table:formula="of:=RANDBETWEEN(10000000;100000000)" table:style-name="ce2">
            <text:p>93715982</text:p>
          </table:table-cell>
          <table:table-cell office:value-type="string" table:style-name="ce1">
            <text:p>Zimbabue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omunicación Intercultural</text:p>
          </table:table-cell>
          <table:table-cell office:value-type="float" office:value="36" table:formula="of:=[.D103]" table:style-name="ce1">
            <text:p>36</text:p>
          </table:table-cell>
          <table:table-cell table:style-name="ce1"/>
          <table:table-cell office:value-type="string" office:string-value="('Waldetrudis','Lucila','Angulo','Barajas','1991-05-25',186,71,'verde claro','20/25','confidencial','personal_inteligencia_data/foto.png','personal_inteligencia_data/huella_digital.png','personal_inteligencia_data/huella_retina.png',ROW(58,4144816513) ,ROW('57400594','Groenlandia'),ARRAY['español','inglés','hindi','ruso','mandarín','null']::varchar(50)[], ARRAY[ ROW('Rafael','Amador','Solis','Garcia','1955-09-08','hermano',ROW(58,4149892681) ), ROW('Antonio',null,'Recinos','Santacruz','1955-09-08','hermano',ROW(58,4147284145) )]::familiar_ty[], ARRAY[ ROW('98758872','Australia'),row('93715982','Zimbabue') ]::identificacion_ty[], ARRAY[ ROW('Psicología','null','null'), ROW('Comunicación','Máster','Comunicación Intercultural') ]::nivel_educativo_ty[],null,'36')," table:formula="of:=CONCATENATE(&quot;(&quot;;[.J103];&quot;,&quot;;[.K103];&quot;,&quot;;[.L103];&quot;,&quot;;[.M103];&quot;,'&quot;;[.N103];&quot;',&quot;;[.O103];&quot;,&quot;;[.P103];&quot;,'&quot;;[.Q103];&quot;','&quot;;[.R103];&quot;','&quot;;[.S103];&quot;',&quot;;[.T103];&quot;,&quot;;[.U103];&quot;,&quot;;[.V103];&quot;,ROW(58,&quot;;[.W103];[.X103];&quot;) ,ROW('&quot;;[.Y103];&quot;','&quot;;[.Z103];&quot;'),ARRAY['&quot;;[.AA103];&quot;','&quot;;[.AB103];&quot;','&quot;;[.AC103];&quot;','&quot;;[.AD103];&quot;','&quot;;[.AE103];&quot;','&quot;;[.AF103];&quot;']::varchar(50)[], ARRAY[ ROW(&quot;;[.AG103];&quot;,&quot;;[.AH103];&quot;,&quot;;[.AI103];&quot;,&quot;;[.AJ103];&quot;,'&quot;;[.AK103];&quot;','&quot;;[.AL103];&quot;',ROW(58,&quot;;[.AM103];[.AN103];&quot;) ), ROW(&quot;;[.AO103];&quot;,&quot;;[.AP103];&quot;,&quot;;[.AQ103];&quot;,&quot;;[.AR103];&quot;,'&quot;;[.AS103];&quot;','&quot;;[.AT103];&quot;',ROW(58,&quot;;[.AU103];[.AV103];&quot;) )]::familiar_ty[], ARRAY[ ROW('&quot;;[.AW103];&quot;','&quot;;[.AX103];&quot;'),row('&quot;;[.AY103];&quot;','&quot;;[.AZ103];&quot;') ]::identificacion_ty[], ARRAY[ ROW('&quot;;[.BA103];&quot;','&quot;;[.BB103];&quot;','&quot;;[.BC103];&quot;'), ROW('&quot;;[.BD103];&quot;','&quot;;[.BE103];&quot;','&quot;;[.BF103];&quot;') ]::nivel_educativo_ty[],null,'&quot;;[.BG103];&quot;'),&quot;)" table:style-name="ce15">
            <text:p>('Waldetrudis','Lucila','Angulo','Barajas','1991-05-25',186,71,'verde claro','20/25','confidencial','personal_inteligencia_data/foto.png','personal_inteligencia_data/huella_digital.png','personal_inteligencia_data/huella_retina.png',ROW(58,4144816513) ,ROW('57400594','Groenlandia'),ARRAY['español','inglés','hindi','ruso','mandarín','null']::varchar(50)[], ARRAY[ ROW('Rafael','Amador','Solis','Garcia','1955-09-08','hermano',ROW(58,4149892681) ), ROW('Antonio',null,'Recinos','Santacruz','1955-09-08','hermano',ROW(58,4147284145) )]::familiar_ty[], ARRAY[ ROW('98758872','Australia'),row('93715982','Zimbabue') ]::identificacion_ty[], ARRAY[ ROW('Psicología','null','null'), ROW('Comunicación','Máster','Comunicación Intercultural') ]::nivel_educativo_ty[],null,'36'),</text:p>
          </table:table-cell>
          <table:table-cell table:number-columns-repeated="16323" table:style-name="ce1"/>
        </table:table-row>
        <table:table-row table:style-name="ro3">
          <table:table-cell office:value-type="float" office:value="27" table:formula="of:=[.D104]-9" table:style-name="ce3">
            <text:p>27</text:p>
          </table:table-cell>
          <table:table-cell office:value-type="float" office:value="9" table:style-name="ce9">
            <text:p>9</text:p>
          </table:table-cell>
          <table:table-cell office:value-type="float" office:value="37" table:formula="of:=[.A104]+10" table:style-name="ce3">
            <text:p>37</text:p>
          </table:table-cell>
          <table:table-cell office:value-type="float" office:value="36" table:style-name="ce3">
            <text:p>36</text:p>
          </table:table-cell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office:value-type="float" office:value="101" table:style-name="ce5">
            <text:p>10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Fausti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marillo'</text:p>
          </table:table-cell>
          <table:table-cell office:value-type="string" table:style-name="ce1">
            <text:p>'Carreno'</text:p>
          </table:table-cell>
          <table:table-cell office:value-type="string" table:style-name="ce11">
            <text:p>1999-09-21</text:p>
          </table:table-cell>
          <table:table-cell office:value-type="float" office:value="184" table:style-name="ce12">
            <text:p>184</text:p>
          </table:table-cell>
          <table:table-cell office:value-type="float" office:value="73" table:style-name="ce12">
            <text:p>73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7905691" table:formula="of:=RANDBETWEEN(1000000;9999999)" table:style-name="ce2">
            <text:p>7905691</text:p>
          </table:table-cell>
          <table:table-cell office:value-type="float" office:value="55817206" table:formula="of:=RANDBETWEEN(10000000;99999999)" table:style-name="ce2">
            <text:p>55817206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allardo'</text:p>
          </table:table-cell>
          <table:table-cell office:value-type="string" table:style-name="ce1">
            <text:p>'Corrales'</text:p>
          </table:table-cell>
          <table:table-cell office:value-type="string" table:style-name="ce11">
            <text:p>1947-09-12</text:p>
          </table:table-cell>
          <table:table-cell office:value-type="string" table:style-name="ce1">
            <text:p>tío</text:p>
          </table:table-cell>
          <table:table-cell office:value-type="float" office:value="424" table:style-name="ce1">
            <text:p>424</text:p>
          </table:table-cell>
          <table:table-cell office:value-type="float" office:value="5342159" table:formula="of:=RANDBETWEEN(1000000;9999999)" table:style-name="ce2">
            <text:p>5342159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Palma'</text:p>
          </table:table-cell>
          <table:table-cell office:value-type="string" table:style-name="ce1">
            <text:p>'Palomino'</text:p>
          </table:table-cell>
          <table:table-cell office:value-type="string" table:style-name="ce11">
            <text:p>1947-09-12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1485126" table:formula="of:=RANDBETWEEN(1000000;9999999)" table:style-name="ce2">
            <text:p>1485126</text:p>
          </table:table-cell>
          <table:table-cell office:value-type="float" office:value="56000671" table:formula="of:=RANDBETWEEN(10000000;100000000)" table:style-name="ce2">
            <text:p>56000671</text:p>
          </table:table-cell>
          <table:table-cell office:value-type="string" office:string-value="Australia" table:formula="of:=[.F104]" table:style-name="ce1">
            <text:p>Austral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6" table:formula="of:=[.D104]" table:style-name="ce1">
            <text:p>36</text:p>
          </table:table-cell>
          <table:table-cell table:style-name="ce1"/>
          <table:table-cell office:value-type="string" office:string-value="('Faustino',null,'Camarillo','Carreno','1999-09-21',184,73,'azul oscuro','20/20','top_secret','personal_inteligencia_data/foto.png','personal_inteligencia_data/huella_digital.png','personal_inteligencia_data/huella_retina.png',ROW(58,4127905691) ,ROW('55817206','Irlanda'),ARRAY['inglés','árabe','portugués','francés','null','null']::varchar(50)[], ARRAY[ ROW('Ignacio',null,'Gallardo','Corrales','1947-09-12','tío',ROW(58,4245342159) ), ROW('Foster','Hercules','Palma','Palomino','1947-09-12','abuelo',ROW(58,4241485126) )]::familiar_ty[], ARRAY[ ROW('56000671','Australia'),row('null','null') ]::identificacion_ty[], ARRAY[ ROW('Enfermería','null','null'), ROW('Ingeniería Industrial','null','null') ]::nivel_educativo_ty[],null,'36')," table:formula="of:=CONCATENATE(&quot;(&quot;;[.J104];&quot;,&quot;;[.K104];&quot;,&quot;;[.L104];&quot;,&quot;;[.M104];&quot;,'&quot;;[.N104];&quot;',&quot;;[.O104];&quot;,&quot;;[.P104];&quot;,'&quot;;[.Q104];&quot;','&quot;;[.R104];&quot;','&quot;;[.S104];&quot;',&quot;;[.T104];&quot;,&quot;;[.U104];&quot;,&quot;;[.V104];&quot;,ROW(58,&quot;;[.W104];[.X104];&quot;) ,ROW('&quot;;[.Y104];&quot;','&quot;;[.Z104];&quot;'),ARRAY['&quot;;[.AA104];&quot;','&quot;;[.AB104];&quot;','&quot;;[.AC104];&quot;','&quot;;[.AD104];&quot;','&quot;;[.AE104];&quot;','&quot;;[.AF104];&quot;']::varchar(50)[], ARRAY[ ROW(&quot;;[.AG104];&quot;,&quot;;[.AH104];&quot;,&quot;;[.AI104];&quot;,&quot;;[.AJ104];&quot;,'&quot;;[.AK104];&quot;','&quot;;[.AL104];&quot;',ROW(58,&quot;;[.AM104];[.AN104];&quot;) ), ROW(&quot;;[.AO104];&quot;,&quot;;[.AP104];&quot;,&quot;;[.AQ104];&quot;,&quot;;[.AR104];&quot;,'&quot;;[.AS104];&quot;','&quot;;[.AT104];&quot;',ROW(58,&quot;;[.AU104];[.AV104];&quot;) )]::familiar_ty[], ARRAY[ ROW('&quot;;[.AW104];&quot;','&quot;;[.AX104];&quot;'),row('&quot;;[.AY104];&quot;','&quot;;[.AZ104];&quot;') ]::identificacion_ty[], ARRAY[ ROW('&quot;;[.BA104];&quot;','&quot;;[.BB104];&quot;','&quot;;[.BC104];&quot;'), ROW('&quot;;[.BD104];&quot;','&quot;;[.BE104];&quot;','&quot;;[.BF104];&quot;') ]::nivel_educativo_ty[],null,'&quot;;[.BG104];&quot;'),&quot;)" table:style-name="ce15">
            <text:p>('Faustino',null,'Camarillo','Carreno','1999-09-21',184,73,'azul oscuro','20/20','top_secret','personal_inteligencia_data/foto.png','personal_inteligencia_data/huella_digital.png','personal_inteligencia_data/huella_retina.png',ROW(58,4127905691) ,ROW('55817206','Irlanda'),ARRAY['inglés','árabe','portugués','francés','null','null']::varchar(50)[], ARRAY[ ROW('Ignacio',null,'Gallardo','Corrales','1947-09-12','tío',ROW(58,4245342159) ), ROW('Foster','Hercules','Palma','Palomino','1947-09-12','abuelo',ROW(58,4241485126) )]::familiar_ty[], ARRAY[ ROW('56000671','Australia'),row('null','null') ]::identificacion_ty[], ARRAY[ ROW('Enfermería','null','null'), ROW('Ingeniería Industrial','null','null') ]::nivel_educativo_ty[],null,'36'),</text:p>
          </table:table-cell>
          <table:table-cell table:number-columns-repeated="16323" table:style-name="ce1"/>
        </table:table-row>
        <table:table-row table:style-name="ro3">
          <table:table-cell office:value-type="float" office:value="27" table:formula="of:=[.D105]-9" table:style-name="ce3">
            <text:p>27</text:p>
          </table:table-cell>
          <table:table-cell office:value-type="float" office:value="9" table:style-name="ce9">
            <text:p>9</text:p>
          </table:table-cell>
          <table:table-cell office:value-type="float" office:value="37" table:formula="of:=[.A105]+10" table:style-name="ce3">
            <text:p>37</text:p>
          </table:table-cell>
          <table:table-cell office:value-type="float" office:value="36" table:style-name="ce3">
            <text:p>36</text:p>
          </table:table-cell>
          <table:table-cell office:value-type="string" table:style-name="ce17">
            <text:p>Gold Coast</text:p>
          </table:table-cell>
          <table:table-cell office:value-type="string" table:style-name="ce18">
            <text:p>Australia</text:p>
          </table:table-cell>
          <table:table-cell office:value-type="float" office:value="102" table:style-name="ce19">
            <text:p>102</text:p>
          </table:table-cell>
          <table:table-cell office:value-type="string" table:style-name="ce20">
            <text:p>analista</text:p>
          </table:table-cell>
          <table:table-cell table:style-name="ce20"/>
          <table:table-cell office:value-type="string" table:style-name="ce20">
            <text:p>'Marcelo'</text:p>
          </table:table-cell>
          <table:table-cell office:value-type="string" table:style-name="ce20">
            <text:p>null</text:p>
          </table:table-cell>
          <table:table-cell office:value-type="string" table:style-name="ce20">
            <text:p>'Parada'</text:p>
          </table:table-cell>
          <table:table-cell office:value-type="string" table:style-name="ce20">
            <text:p>'Alcantar'</text:p>
          </table:table-cell>
          <table:table-cell office:value-type="string" table:style-name="ce21">
            <text:p>1984-12-24</text:p>
          </table:table-cell>
          <table:table-cell office:value-type="float" office:value="163" table:style-name="ce22">
            <text:p>163</text:p>
          </table:table-cell>
          <table:table-cell office:value-type="float" office:value="83" table:style-name="ce22">
            <text:p>83</text:p>
          </table:table-cell>
          <table:table-cell office:value-type="string" table:style-name="ce20">
            <text:p>azul oscuro</text:p>
          </table:table-cell>
          <table:table-cell office:value-type="string" table:style-name="ce23">
            <text:p>20/100</text:p>
          </table:table-cell>
          <table:table-cell office:value-type="string" table:style-name="ce20">
            <text:p>no_clasificado</text:p>
          </table:table-cell>
          <table:table-cell office:value-type="string" table:style-name="ce20">
            <text:p>'personal_inteligencia_data/foto.png'</text:p>
          </table:table-cell>
          <table:table-cell office:value-type="string" table:style-name="ce20">
            <text:p>'personal_inteligencia_data/huella_digital.png'</text:p>
          </table:table-cell>
          <table:table-cell office:value-type="string" table:style-name="ce20">
            <text:p>'personal_inteligencia_data/huella_retina.png'</text:p>
          </table:table-cell>
          <table:table-cell office:value-type="float" office:value="287" table:style-name="ce24">
            <text:p>287</text:p>
          </table:table-cell>
          <table:table-cell office:value-type="float" office:value="9939109" table:formula="of:=RANDBETWEEN(1000000;9999999)" table:style-name="ce25">
            <text:p>9939109</text:p>
          </table:table-cell>
          <table:table-cell office:value-type="float" office:value="76235218" table:formula="of:=RANDBETWEEN(10000000;99999999)" table:style-name="ce25">
            <text:p>76235218</text:p>
          </table:table-cell>
          <table:table-cell office:value-type="string" table:style-name="ce20">
            <text:p>Taiwán</text:p>
          </table:table-cell>
          <table:table-cell office:value-type="string" table:style-name="ce20">
            <text:p>español</text:p>
          </table:table-cell>
          <table:table-cell office:value-type="string" table:style-name="ce20">
            <text:p>inglés</text:p>
          </table:table-cell>
          <table:table-cell office:value-type="string" table:style-name="ce20">
            <text:p>hindi</text:p>
          </table:table-cell>
          <table:table-cell office:value-type="string" table:style-name="ce20">
            <text:p>ruso</text:p>
          </table:table-cell>
          <table:table-cell office:value-type="string" table:style-name="ce24">
            <text:p>mandarín</text:p>
          </table:table-cell>
          <table:table-cell office:value-type="string" table:style-name="ce20">
            <text:p>null</text:p>
          </table:table-cell>
          <table:table-cell office:value-type="string" table:style-name="ce20">
            <text:p>'Irma'</text:p>
          </table:table-cell>
          <table:table-cell office:value-type="string" table:style-name="ce20">
            <text:p>'Natividad'</text:p>
          </table:table-cell>
          <table:table-cell office:value-type="string" table:style-name="ce20">
            <text:p>'Cordova'</text:p>
          </table:table-cell>
          <table:table-cell office:value-type="string" table:style-name="ce20">
            <text:p>'Torrez'</text:p>
          </table:table-cell>
          <table:table-cell office:value-type="string" table:style-name="ce21">
            <text:p>1971-01-05</text:p>
          </table:table-cell>
          <table:table-cell office:value-type="string" table:style-name="ce20">
            <text:p>primo</text:p>
          </table:table-cell>
          <table:table-cell office:value-type="float" office:value="412" table:style-name="ce20">
            <text:p>412</text:p>
          </table:table-cell>
          <table:table-cell office:value-type="float" office:value="9823995" table:formula="of:=RANDBETWEEN(1000000;9999999)" table:style-name="ce25">
            <text:p>9823995</text:p>
          </table:table-cell>
          <table:table-cell office:value-type="string" table:style-name="ce20">
            <text:p>'Samuel'</text:p>
          </table:table-cell>
          <table:table-cell office:value-type="string" table:style-name="ce20">
            <text:p>'Tulio'</text:p>
          </table:table-cell>
          <table:table-cell office:value-type="string" table:style-name="ce20">
            <text:p>'Rolon'</text:p>
          </table:table-cell>
          <table:table-cell office:value-type="string" table:style-name="ce20">
            <text:p>'Henderson'</text:p>
          </table:table-cell>
          <table:table-cell office:value-type="string" table:style-name="ce21">
            <text:p>1971-01-05</text:p>
          </table:table-cell>
          <table:table-cell office:value-type="string" table:style-name="ce20">
            <text:p>abuelo</text:p>
          </table:table-cell>
          <table:table-cell office:value-type="float" office:value="412" table:style-name="ce20">
            <text:p>412</text:p>
          </table:table-cell>
          <table:table-cell office:value-type="float" office:value="7584335" table:formula="of:=RANDBETWEEN(1000000;9999999)" table:style-name="ce25">
            <text:p>7584335</text:p>
          </table:table-cell>
          <table:table-cell office:value-type="float" office:value="90450874" table:formula="of:=RANDBETWEEN(10000000;100000000)" table:style-name="ce25">
            <text:p>90450874</text:p>
          </table:table-cell>
          <table:table-cell office:value-type="string" office:string-value="Australia" table:formula="of:=[.F105]" table:style-name="ce1">
            <text:p>Australia</text:p>
          </table:table-cell>
          <table:table-cell office:value-type="string" table:style-name="ce25">
            <text:p>null</text:p>
          </table:table-cell>
          <table:table-cell office:value-type="string" table:style-name="ce25">
            <text:p>null</text:p>
          </table:table-cell>
          <table:table-cell office:value-type="string" table:style-name="ce24">
            <text:p>Psicología</text:p>
          </table:table-cell>
          <table:table-cell office:value-type="string" table:style-name="ce25">
            <text:p>null</text:p>
          </table:table-cell>
          <table:table-cell office:value-type="string" table:style-name="ce25">
            <text:p>null</text:p>
          </table:table-cell>
          <table:table-cell office:value-type="string" table:style-name="ce25">
            <text:p>null</text:p>
          </table:table-cell>
          <table:table-cell office:value-type="string" table:style-name="ce25">
            <text:p>null</text:p>
          </table:table-cell>
          <table:table-cell office:value-type="string" table:style-name="ce25">
            <text:p>null</text:p>
          </table:table-cell>
          <table:table-cell office:value-type="float" office:value="36" table:formula="of:=[.D105]" table:style-name="ce20">
            <text:p>36</text:p>
          </table:table-cell>
          <table:table-cell table:style-name="ce20"/>
          <table:table-cell office:value-type="string" office:string-value="('Marcelo',null,'Parada','Alcantar','1984-12-24',163,83,'azul oscuro','20/100','no_clasificado','personal_inteligencia_data/foto.png','personal_inteligencia_data/huella_digital.png','personal_inteligencia_data/huella_retina.png',ROW(58,2879939109) ,ROW('76235218','Taiwán'),ARRAY['español','inglés','hindi','ruso','mandarín','null']::varchar(50)[], ARRAY[ ROW('Irma','Natividad','Cordova','Torrez','1971-01-05','primo',ROW(58,4129823995) ), ROW('Samuel','Tulio','Rolon','Henderson','1971-01-05','abuelo',ROW(58,4127584335) )]::familiar_ty[], ARRAY[ ROW('90450874','Australia'),row('null','null') ]::identificacion_ty[], ARRAY[ ROW('Psicología','null','null'), ROW('null','null','null') ]::nivel_educativo_ty[],null,'36')," table:formula="of:=CONCATENATE(&quot;(&quot;;[.J105];&quot;,&quot;;[.K105];&quot;,&quot;;[.L105];&quot;,&quot;;[.M105];&quot;,'&quot;;[.N105];&quot;',&quot;;[.O105];&quot;,&quot;;[.P105];&quot;,'&quot;;[.Q105];&quot;','&quot;;[.R105];&quot;','&quot;;[.S105];&quot;',&quot;;[.T105];&quot;,&quot;;[.U105];&quot;,&quot;;[.V105];&quot;,ROW(58,&quot;;[.W105];[.X105];&quot;) ,ROW('&quot;;[.Y105];&quot;','&quot;;[.Z105];&quot;'),ARRAY['&quot;;[.AA105];&quot;','&quot;;[.AB105];&quot;','&quot;;[.AC105];&quot;','&quot;;[.AD105];&quot;','&quot;;[.AE105];&quot;','&quot;;[.AF105];&quot;']::varchar(50)[], ARRAY[ ROW(&quot;;[.AG105];&quot;,&quot;;[.AH105];&quot;,&quot;;[.AI105];&quot;,&quot;;[.AJ105];&quot;,'&quot;;[.AK105];&quot;','&quot;;[.AL105];&quot;',ROW(58,&quot;;[.AM105];[.AN105];&quot;) ), ROW(&quot;;[.AO105];&quot;,&quot;;[.AP105];&quot;,&quot;;[.AQ105];&quot;,&quot;;[.AR105];&quot;,'&quot;;[.AS105];&quot;','&quot;;[.AT105];&quot;',ROW(58,&quot;;[.AU105];[.AV105];&quot;) )]::familiar_ty[], ARRAY[ ROW('&quot;;[.AW105];&quot;','&quot;;[.AX105];&quot;'),row('&quot;;[.AY105];&quot;','&quot;;[.AZ105];&quot;') ]::identificacion_ty[], ARRAY[ ROW('&quot;;[.BA105];&quot;','&quot;;[.BB105];&quot;','&quot;;[.BC105];&quot;'), ROW('&quot;;[.BD105];&quot;','&quot;;[.BE105];&quot;','&quot;;[.BF105];&quot;') ]::nivel_educativo_ty[],null,'&quot;;[.BG105];&quot;'),&quot;)" table:style-name="ce26">
            <text:p>('Marcelo',null,'Parada','Alcantar','1984-12-24',163,83,'azul oscuro','20/100','no_clasificado','personal_inteligencia_data/foto.png','personal_inteligencia_data/huella_digital.png','personal_inteligencia_data/huella_retina.png',ROW(58,2879939109) ,ROW('76235218','Taiwán'),ARRAY['español','inglés','hindi','ruso','mandarín','null']::varchar(50)[], ARRAY[ ROW('Irma','Natividad','Cordova','Torrez','1971-01-05','primo',ROW(58,4129823995) ), ROW('Samuel','Tulio','Rolon','Henderson','1971-01-05','abuelo',ROW(58,4127584335) )]::familiar_ty[], ARRAY[ ROW('90450874','Australia'),row('null','null') ]::identificacion_ty[], ARRAY[ ROW('Psicología','null','null'), ROW('null','null','null') ]::nivel_educativo_ty[],null,'36'),</text:p>
          </table:table-cell>
          <table:table-cell table:number-columns-repeated="16323" table:style-name="ce20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style-name="ce16"/>
          <table:table-cell table:style-name="ce10"/>
          <table:table-cell table:style-name="ce27"/>
          <table:table-cell table:style-name="ce28"/>
          <table:table-cell table:style-name="ce1"/>
          <table:table-cell table:number-columns-repeated="14" table:style-name="ce28"/>
          <table:table-cell table:number-columns-repeated="2" table:style-name="ce29"/>
          <table:table-cell table:number-columns-repeated="5" table:style-name="ce28"/>
          <table:table-cell table:number-columns-repeated="2" table:style-name="ce30"/>
          <table:table-cell table:number-columns-repeated="4" table:style-name="ce28"/>
          <table:table-cell table:style-name="ce31"/>
          <table:table-cell table:style-name="ce28"/>
          <table:table-cell table:style-name="ce30"/>
          <table:table-cell table:style-name="ce29"/>
          <table:table-cell table:number-columns-repeated="4" table:style-name="ce28"/>
          <table:table-cell table:style-name="ce31"/>
          <table:table-cell table:style-name="ce28"/>
          <table:table-cell table:style-name="ce30"/>
          <table:table-cell table:number-columns-repeated="2" table:style-name="ce29"/>
          <table:table-cell table:style-name="ce28"/>
          <table:table-cell table:number-columns-repeated="2" table:style-name="ce29"/>
          <table:table-cell table:style-name="ce28"/>
          <table:table-cell table:number-columns-repeated="5" table:style-name="ce29"/>
          <table:table-cell table:number-columns-repeated="2" table:style-name="ce28"/>
          <table:table-cell table:style-name="ce32"/>
          <table:table-cell table:number-columns-repeated="956" table:style-name="ce28"/>
          <table:table-cell table:number-columns-repeated="15367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style-name="ce4"/>
          <table:table-cell table:style-name="ce10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5" table:style-name="ce1"/>
          <table:table-cell table:number-columns-repeated="2" table:style-name="ce14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style-name="ce4"/>
          <table:table-cell table:style-name="ce10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5" table:style-name="ce1"/>
          <table:table-cell table:number-columns-repeated="2" table:style-name="ce14"/>
          <table:table-cell table:number-columns-repeated="4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4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5" table:style-name="ce1"/>
          <table:table-cell table:number-columns-repeated="2" table:style-name="ce14"/>
          <table:table-cell table:number-columns-repeated="4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4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5" table:style-name="ce1"/>
          <table:table-cell table:style-name="ce14"/>
          <table:table-cell table:number-columns-repeated="5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11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style-name="ce2"/>
          <table:table-cell table:style-name="ce1"/>
          <table:table-cell table:style-name="ce14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style-name="ce4"/>
          <table:table-cell table:style-name="ce10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11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style-name="ce2"/>
          <table:table-cell table:style-name="ce1"/>
          <table:table-cell table:style-name="ce14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number-columns-repeated="30"/>
          <table:table-cell table:number-columns-repeated="6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number-rows-repeated="2" table:style-name="ro3">
          <table:table-cell table:number-columns-repeated="30"/>
          <table:table-cell table:number-columns-repeated="6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number-rows-repeated="2" table:style-name="ro3">
          <table:table-cell table:number-columns-repeated="30"/>
          <table:table-cell table:number-columns-repeated="2" table:style-name="ce14"/>
          <table:table-cell table:number-columns-repeated="4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number-rows-repeated="2" table:style-name="ro3">
          <table:table-cell table:number-columns-repeated="30"/>
          <table:table-cell table:style-name="ce14"/>
          <table:table-cell table:number-columns-repeated="5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style-name="ro3">
          <table:table-cell table:number-columns-repeated="30"/>
          <table:table-cell table:style-name="ce14"/>
          <table:table-cell table:number-columns-repeated="5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number-rows-repeated="2" table:style-name="ro3">
          <table:table-cell table:number-columns-repeated="30"/>
          <table:table-cell table:number-columns-repeated="6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number-rows-repeated="4" table:style-name="ro3">
          <table:table-cell table:number-columns-repeated="30"/>
          <table:table-cell table:number-columns-repeated="6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style-name="ro3">
          <table:table-cell table:number-columns-repeated="30"/>
          <table:table-cell table:number-columns-repeated="6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9" table:style-name="ce1"/>
          <table:table-cell table:style-name="ce15"/>
          <table:table-cell table:number-columns-repeated="16323"/>
        </table:table-row>
        <table:table-row table:style-name="ro3">
          <table:table-cell table:number-columns-repeated="30"/>
          <table:table-cell table:number-columns-repeated="6" table:style-name="ce1"/>
          <table:table-cell table:style-name="ce11"/>
          <table:table-cell table:number-columns-repeated="7" table:style-name="ce1"/>
          <table:table-cell table:style-name="ce11"/>
          <table:table-cell table:number-columns-repeated="15" table:style-name="ce1"/>
          <table:table-cell table:style-name="ce15"/>
          <table:table-cell table:number-columns-repeated="16323"/>
        </table:table-row>
        <table:table-row table:number-rows-repeated="95" table:style-name="ro3">
          <table:table-cell table:number-columns-repeated="60"/>
          <table:table-cell table:style-name="ce15"/>
          <table:table-cell table:number-columns-repeated="16323"/>
        </table:table-row>
        <table:table-row table:number-rows-repeated="1048353" table:style-name="ro3">
          <table:table-cell table:number-columns-repeated="16384"/>
        </table:table-row>
      </table:table>
      <table:table table:name="Cuentas" table:style-name="ta2">
        <table:table-column table:style-name="co1" table:default-cell-style-name="ce1"/>
        <table:table-column table:style-name="co42" table:default-cell-style-name="ce1"/>
        <table:table-column table:style-name="co1" table:default-cell-style-name="ce1"/>
        <table:table-column table:style-name="co17" table:default-cell-style-name="ce1"/>
        <table:table-column table:style-name="co1" table:default-cell-style-name="ce1"/>
        <table:table-column table:style-name="co16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43" table:default-cell-style-name="ce1"/>
        <table:table-column table:style-name="co1" table:number-columns-repeated="53" table:default-cell-style-name="ce1"/>
        <table:table-column table:style-name="co7" table:number-columns-repeated="16320" table:default-cell-style-name="ce1"/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Año</text:p>
          </table:table-cell>
          <table:table-cell office:value-type="string" table:style-name="ce1">
            <text:p>Presupuesto</text:p>
          </table:table-cell>
          <table:table-cell office:value-type="string" table:style-name="ce1">
            <text:p>fk_estacion</text:p>
          </table:table-cell>
          <table:table-cell table:number-columns-repeated="2" table:style-name="ce1"/>
          <table:table-cell office:value-type="string" table:style-name="ce1">
            <text:p>fk_oficina_principal</text:p>
          </table:table-cell>
          <table:table-cell table:style-name="ce1"/>
          <table:table-cell office:value-type="string" table:style-name="ce1">
            <text:p>INSERT INTO cuenta (año, presupuesto, fk_estacion, fk_oficina_principal) VALUE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bli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4/01/01',  10000, 1, 1)," table:formula="of:=CONCATENATE(&quot;('&quot;; [.A4];&quot;',  &quot;;[.B4];&quot;, &quot;;[.C4];&quot;, &quot;;[.F4];&quot;),&quot;)" table:style-name="ce1">
            <text:p>('2034/01/01', <text:s/>10000, 1, 1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bli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5/01/01',  10500, 1, 1)," table:formula="of:=CONCATENATE(&quot;('&quot;; [.A5];&quot;',  &quot;;[.B5];&quot;, &quot;;[.C5];&quot;, &quot;;[.F5];&quot;),&quot;)" table:style-name="ce1">
            <text:p>('2035/01/01', <text:s/>10500, 1, 1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bli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6/01/01',  11000, 1, 1)," table:formula="of:=CONCATENATE(&quot;('&quot;; [.A6];&quot;',  &quot;;[.B6];&quot;, &quot;;[.C6];&quot;, &quot;;[.F6];&quot;),&quot;)" table:style-name="ce1">
            <text:p>('2036/01/01', <text:s/>11000, 1, 1),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Dublin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2" table:formula="of:=[.C4]+1" table:style-name="ce1">
            <text:p>2</text:p>
          </table:table-cell>
          <table:table-cell office:value-type="string" table:style-name="ce1">
            <text:p>Cor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4/01/01',  12000, 2, 1)," table:formula="of:=CONCATENATE(&quot;('&quot;; [.A7];&quot;',  &quot;;[.B7];&quot;, &quot;;[.C7];&quot;, &quot;;[.F7];&quot;),&quot;)" table:style-name="ce1">
            <text:p>('2034/01/01', <text:s/>12000, 2, 1),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or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2" table:formula="of:=[.C5]+1" table:style-name="ce1">
            <text:p>2</text:p>
          </table:table-cell>
          <table:table-cell office:value-type="string" table:style-name="ce1">
            <text:p>Cor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5/01/01',  13000, 2, 1)," table:formula="of:=CONCATENATE(&quot;('&quot;; [.A8];&quot;',  &quot;;[.B8];&quot;, &quot;;[.C8];&quot;, &quot;;[.F8];&quot;),&quot;)" table:style-name="ce1">
            <text:p>('2035/01/01', <text:s/>13000, 2, 1),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Galway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2" table:formula="of:=[.C6]+1" table:style-name="ce1">
            <text:p>2</text:p>
          </table:table-cell>
          <table:table-cell office:value-type="string" table:style-name="ce1">
            <text:p>Cor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6/01/01',  10000, 2, 1)," table:formula="of:=CONCATENATE(&quot;('&quot;; [.A9];&quot;',  &quot;;[.B9];&quot;, &quot;;[.C9];&quot;, &quot;;[.F9];&quot;),&quot;)" table:style-name="ce1">
            <text:p>('2036/01/01', <text:s/>10000, 2, 1),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Amsterda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3" table:formula="of:=[.C7]+1" table:style-name="ce1">
            <text:p>3</text:p>
          </table:table-cell>
          <table:table-cell office:value-type="string" table:style-name="ce1">
            <text:p>Galwa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4/01/01',  10500, 3, 1)," table:formula="of:=CONCATENATE(&quot;('&quot;; [.A10];&quot;',  &quot;;[.B10];&quot;, &quot;;[.C10];&quot;, &quot;;[.F10];&quot;),&quot;)" table:style-name="ce1">
            <text:p>('2034/01/01', <text:s/>10500, 3, 1),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Roterda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3" table:formula="of:=[.C8]+1" table:style-name="ce1">
            <text:p>3</text:p>
          </table:table-cell>
          <table:table-cell office:value-type="string" table:style-name="ce1">
            <text:p>Galwa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5/01/01',  11000, 3, 1)," table:formula="of:=CONCATENATE(&quot;('&quot;; [.A11];&quot;',  &quot;;[.B11];&quot;, &quot;;[.C11];&quot;, &quot;;[.F11];&quot;),&quot;)" table:style-name="ce1">
            <text:p>('2035/01/01', <text:s/>11000, 3, 1),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Haarla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3" table:formula="of:=[.C9]+1" table:style-name="ce1">
            <text:p>3</text:p>
          </table:table-cell>
          <table:table-cell office:value-type="string" table:style-name="ce1">
            <text:p>Galwa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6/01/01',  11500, 3, 1)," table:formula="of:=CONCATENATE(&quot;('&quot;; [.A12];&quot;',  &quot;;[.B12];&quot;, &quot;;[.C12];&quot;, &quot;;[.F12];&quot;),&quot;)" table:style-name="ce1">
            <text:p>('2036/01/01', <text:s/>11500, 3, 1),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Nuu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4" table:formula="of:=[.C10]+1" table:style-name="ce1">
            <text:p>4</text:p>
          </table:table-cell>
          <table:table-cell office:value-type="string" table:style-name="ce1">
            <text:p>Amsterdam</text:p>
          </table:table-cell>
          <table:table-cell table:style-name="ce1"/>
          <table:table-cell office:value-type="float" office:value="2" table:formula="of:=[.F4]+1" table:style-name="ce1">
            <text:p>2</text:p>
          </table:table-cell>
          <table:table-cell table:style-name="ce1"/>
          <table:table-cell office:value-type="string" office:string-value="('2034/01/01',  10000, 4, 2)," table:formula="of:=CONCATENATE(&quot;('&quot;; [.A13];&quot;',  &quot;;[.B13];&quot;, &quot;;[.C13];&quot;, &quot;;[.F13];&quot;),&quot;)" table:style-name="ce1">
            <text:p>('2034/01/01', <text:s/>10000, 4, 2),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Qaqortoq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4" table:formula="of:=[.C11]+1" table:style-name="ce1">
            <text:p>4</text:p>
          </table:table-cell>
          <table:table-cell office:value-type="string" table:style-name="ce1">
            <text:p>Amsterdam</text:p>
          </table:table-cell>
          <table:table-cell table:style-name="ce1"/>
          <table:table-cell office:value-type="float" office:value="2" table:formula="of:=[.F5]+1" table:style-name="ce1">
            <text:p>2</text:p>
          </table:table-cell>
          <table:table-cell table:style-name="ce1"/>
          <table:table-cell office:value-type="string" office:string-value="('2035/01/01',  10500, 4, 2)," table:formula="of:=CONCATENATE(&quot;('&quot;; [.A14];&quot;',  &quot;;[.B14];&quot;, &quot;;[.C14];&quot;, &quot;;[.F14];&quot;),&quot;)" table:style-name="ce1">
            <text:p>('2035/01/01', <text:s/>10500, 4, 2),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Sisimiut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4" table:formula="of:=[.C12]+1" table:style-name="ce1">
            <text:p>4</text:p>
          </table:table-cell>
          <table:table-cell office:value-type="string" table:style-name="ce1">
            <text:p>Amsterdam</text:p>
          </table:table-cell>
          <table:table-cell table:style-name="ce1"/>
          <table:table-cell office:value-type="float" office:value="2" table:formula="of:=[.F6]+1" table:style-name="ce1">
            <text:p>2</text:p>
          </table:table-cell>
          <table:table-cell table:style-name="ce1"/>
          <table:table-cell office:value-type="string" office:string-value="('2036/01/01',  11000, 4, 2)," table:formula="of:=CONCATENATE(&quot;('&quot;; [.A15];&quot;',  &quot;;[.B15];&quot;, &quot;;[.C15];&quot;, &quot;;[.F15];&quot;),&quot;)" table:style-name="ce1">
            <text:p>('2036/01/01', <text:s/>11000, 4, 2),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Buenos Aires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5" table:formula="of:=[.C13]+1" table:style-name="ce1">
            <text:p>5</text:p>
          </table:table-cell>
          <table:table-cell office:value-type="string" table:style-name="ce1">
            <text:p>Roterdam</text:p>
          </table:table-cell>
          <table:table-cell table:style-name="ce1"/>
          <table:table-cell office:value-type="float" office:value="2" table:formula="of:=[.F7]+1" table:style-name="ce1">
            <text:p>2</text:p>
          </table:table-cell>
          <table:table-cell table:style-name="ce1"/>
          <table:table-cell office:value-type="string" office:string-value="('2034/01/01',  10000, 5, 2)," table:formula="of:=CONCATENATE(&quot;('&quot;; [.A16];&quot;',  &quot;;[.B16];&quot;, &quot;;[.C16];&quot;, &quot;;[.F16];&quot;),&quot;)" table:style-name="ce1">
            <text:p>('2034/01/01', <text:s/>10000, 5, 2),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Ciudad de Cordob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5" table:formula="of:=[.C14]+1" table:style-name="ce1">
            <text:p>5</text:p>
          </table:table-cell>
          <table:table-cell office:value-type="string" table:style-name="ce1">
            <text:p>Roterdam</text:p>
          </table:table-cell>
          <table:table-cell table:style-name="ce1"/>
          <table:table-cell office:value-type="float" office:value="2" table:formula="of:=[.F8]+1" table:style-name="ce1">
            <text:p>2</text:p>
          </table:table-cell>
          <table:table-cell table:style-name="ce1"/>
          <table:table-cell office:value-type="string" office:string-value="('2035/01/01',  10500, 5, 2)," table:formula="of:=CONCATENATE(&quot;('&quot;; [.A17];&quot;',  &quot;;[.B17];&quot;, &quot;;[.C17];&quot;, &quot;;[.F17];&quot;),&quot;)" table:style-name="ce1">
            <text:p>('2035/01/01', <text:s/>10500, 5, 2),</text:p>
          </table:table-cell>
          <table:table-cell table:number-columns-repeated="3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Rosari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5" table:formula="of:=[.C15]+1" table:style-name="ce1">
            <text:p>5</text:p>
          </table:table-cell>
          <table:table-cell office:value-type="string" table:style-name="ce1">
            <text:p>Roterdam</text:p>
          </table:table-cell>
          <table:table-cell table:style-name="ce1"/>
          <table:table-cell office:value-type="float" office:value="2" table:formula="of:=[.F9]+1" table:style-name="ce1">
            <text:p>2</text:p>
          </table:table-cell>
          <table:table-cell table:style-name="ce1"/>
          <table:table-cell office:value-type="string" office:string-value="('2036/01/01',  11000, 5, 2)," table:formula="of:=CONCATENATE(&quot;('&quot;; [.A18];&quot;',  &quot;;[.B18];&quot;, &quot;;[.C18];&quot;, &quot;;[.F18];&quot;),&quot;)" table:style-name="ce1">
            <text:p>('2036/01/01', <text:s/>11000, 5, 2),</text:p>
          </table:table-cell>
          <table:table-cell table:number-columns-repeated="3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Taipei</text:p>
          </table:table-cell>
          <table:table-cell table:number-columns-repeated="9" table:style-name="ce1"/>
          <table:table-cell office:value-type="string" table:style-name="ce1">
            <text:p>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6" table:formula="of:=[.C16]+1" table:style-name="ce1">
            <text:p>6</text:p>
          </table:table-cell>
          <table:table-cell office:value-type="string" table:style-name="ce1">
            <text:p>Haarlam</text:p>
          </table:table-cell>
          <table:table-cell table:style-name="ce1"/>
          <table:table-cell office:value-type="float" office:value="2" table:formula="of:=[.F10]+1" table:style-name="ce1">
            <text:p>2</text:p>
          </table:table-cell>
          <table:table-cell table:style-name="ce1"/>
          <table:table-cell office:value-type="string" office:string-value="('2034/01/01',  12000, 6, 2)," table:formula="of:=CONCATENATE(&quot;('&quot;; [.A19];&quot;',  &quot;;[.B19];&quot;, &quot;;[.C19];&quot;, &quot;;[.F19];&quot;),&quot;)" table:style-name="ce1">
            <text:p>('2034/01/01', <text:s/>12000, 6, 2),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Tainan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6" table:formula="of:=[.C17]+1" table:style-name="ce1">
            <text:p>6</text:p>
          </table:table-cell>
          <table:table-cell office:value-type="string" table:style-name="ce1">
            <text:p>Haarlam</text:p>
          </table:table-cell>
          <table:table-cell table:style-name="ce1"/>
          <table:table-cell office:value-type="float" office:value="2" table:formula="of:=[.F11]+1" table:style-name="ce1">
            <text:p>2</text:p>
          </table:table-cell>
          <table:table-cell table:style-name="ce1"/>
          <table:table-cell office:value-type="string" office:string-value="('2035/01/01',  13000, 6, 2)," table:formula="of:=CONCATENATE(&quot;('&quot;; [.A20];&quot;',  &quot;;[.B20];&quot;, &quot;;[.C20];&quot;, &quot;;[.F20];&quot;),&quot;)" table:style-name="ce1">
            <text:p>('2035/01/01', <text:s/>13000, 6, 2),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office:value-type="string" table:style-name="ce35">
            <text:p>Kaohsiung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6" table:formula="of:=[.C18]+1" table:style-name="ce1">
            <text:p>6</text:p>
          </table:table-cell>
          <table:table-cell office:value-type="string" table:style-name="ce1">
            <text:p>Haarlam</text:p>
          </table:table-cell>
          <table:table-cell table:style-name="ce1"/>
          <table:table-cell office:value-type="float" office:value="2" table:formula="of:=[.F12]+1" table:style-name="ce1">
            <text:p>2</text:p>
          </table:table-cell>
          <table:table-cell table:style-name="ce1"/>
          <table:table-cell office:value-type="string" office:string-value="('2036/01/01',  10000, 6, 2)," table:formula="of:=CONCATENATE(&quot;('&quot;; [.A21];&quot;',  &quot;;[.B21];&quot;, &quot;;[.C21];&quot;, &quot;;[.F21];&quot;),&quot;)" table:style-name="ce1">
            <text:p>('2036/01/01', <text:s/>10000, 6, 2),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string" table:style-name="ce35">
            <text:p>Kuala Lumpur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7" table:formula="of:=[.C19]+1" table:style-name="ce1">
            <text:p>7</text:p>
          </table:table-cell>
          <table:table-cell office:value-type="string" table:style-name="ce1">
            <text:p>Nuuk</text:p>
          </table:table-cell>
          <table:table-cell table:style-name="ce1"/>
          <table:table-cell office:value-type="float" office:value="3" table:formula="of:=[.F13]+1" table:style-name="ce1">
            <text:p>3</text:p>
          </table:table-cell>
          <table:table-cell table:style-name="ce1"/>
          <table:table-cell office:value-type="string" office:string-value="('2034/01/01',  10500, 7, 3)," table:formula="of:=CONCATENATE(&quot;('&quot;; [.A22];&quot;',  &quot;;[.B22];&quot;, &quot;;[.C22];&quot;, &quot;;[.F22];&quot;),&quot;)" table:style-name="ce1">
            <text:p>('2034/01/01', <text:s/>10500, 7, 3),</text:p>
          </table:table-cell>
          <table:table-cell table:number-columns-repeated="3" table:style-name="ce1"/>
          <table:table-cell office:value-type="float" office:value="17" table:style-name="ce1">
            <text:p>17</text:p>
          </table:table-cell>
          <table:table-cell office:value-type="string" table:style-name="ce35">
            <text:p>Malaca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7" table:formula="of:=[.C20]+1" table:style-name="ce1">
            <text:p>7</text:p>
          </table:table-cell>
          <table:table-cell office:value-type="string" table:style-name="ce1">
            <text:p>Nuuk</text:p>
          </table:table-cell>
          <table:table-cell table:style-name="ce1"/>
          <table:table-cell office:value-type="float" office:value="3" table:formula="of:=[.F14]+1" table:style-name="ce1">
            <text:p>3</text:p>
          </table:table-cell>
          <table:table-cell table:style-name="ce1"/>
          <table:table-cell office:value-type="string" office:string-value="('2035/01/01',  11000, 7, 3)," table:formula="of:=CONCATENATE(&quot;('&quot;; [.A23];&quot;',  &quot;;[.B23];&quot;, &quot;;[.C23];&quot;, &quot;;[.F23];&quot;),&quot;)" table:style-name="ce1">
            <text:p>('2035/01/01', <text:s/>11000, 7, 3),</text:p>
          </table:table-cell>
          <table:table-cell table:number-columns-repeated="3" table:style-name="ce1"/>
          <table:table-cell office:value-type="float" office:value="18" table:style-name="ce1">
            <text:p>18</text:p>
          </table:table-cell>
          <table:table-cell office:value-type="string" table:style-name="ce35">
            <text:p>Pulau Pinang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7" table:formula="of:=[.C21]+1" table:style-name="ce1">
            <text:p>7</text:p>
          </table:table-cell>
          <table:table-cell office:value-type="string" table:style-name="ce1">
            <text:p>Nuuk</text:p>
          </table:table-cell>
          <table:table-cell table:style-name="ce1"/>
          <table:table-cell office:value-type="float" office:value="3" table:formula="of:=[.F15]+1" table:style-name="ce1">
            <text:p>3</text:p>
          </table:table-cell>
          <table:table-cell table:style-name="ce1"/>
          <table:table-cell office:value-type="string" office:string-value="('2036/01/01',  11500, 7, 3)," table:formula="of:=CONCATENATE(&quot;('&quot;; [.A24];&quot;',  &quot;;[.B24];&quot;, &quot;;[.C24];&quot;, &quot;;[.F24];&quot;),&quot;)" table:style-name="ce1">
            <text:p>('2036/01/01', <text:s/>11500, 7, 3),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string" table:style-name="ce35">
            <text:p>Kampala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8" table:formula="of:=[.C22]+1" table:style-name="ce1">
            <text:p>8</text:p>
          </table:table-cell>
          <table:table-cell office:value-type="string" table:style-name="ce1">
            <text:p>Qaqortoq</text:p>
          </table:table-cell>
          <table:table-cell table:style-name="ce1"/>
          <table:table-cell office:value-type="float" office:value="3" table:formula="of:=[.F16]+1" table:style-name="ce1">
            <text:p>3</text:p>
          </table:table-cell>
          <table:table-cell table:style-name="ce1"/>
          <table:table-cell office:value-type="string" office:string-value="('2034/01/01',  10000, 8, 3)," table:formula="of:=CONCATENATE(&quot;('&quot;; [.A25];&quot;',  &quot;;[.B25];&quot;, &quot;;[.C25];&quot;, &quot;;[.F25];&quot;),&quot;)" table:style-name="ce1">
            <text:p>('2034/01/01', <text:s/>10000, 8, 3),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Entebbe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8" table:formula="of:=[.C23]+1" table:style-name="ce1">
            <text:p>8</text:p>
          </table:table-cell>
          <table:table-cell office:value-type="string" table:style-name="ce1">
            <text:p>Qaqortoq</text:p>
          </table:table-cell>
          <table:table-cell table:style-name="ce1"/>
          <table:table-cell office:value-type="float" office:value="3" table:formula="of:=[.F17]+1" table:style-name="ce1">
            <text:p>3</text:p>
          </table:table-cell>
          <table:table-cell table:style-name="ce1"/>
          <table:table-cell office:value-type="string" office:string-value="('2035/01/01',  10500, 8, 3)," table:formula="of:=CONCATENATE(&quot;('&quot;; [.A26];&quot;',  &quot;;[.B26];&quot;, &quot;;[.C26];&quot;, &quot;;[.F26];&quot;),&quot;)" table:style-name="ce1">
            <text:p>('2035/01/01', <text:s/>10500, 8, 3),</text:p>
          </table:table-cell>
          <table:table-cell table:number-columns-repeated="3" table:style-name="ce1"/>
          <table:table-cell office:value-type="float" office:value="21" table:style-name="ce1">
            <text:p>21</text:p>
          </table:table-cell>
          <table:table-cell office:value-type="string" table:style-name="ce35">
            <text:p>Kasese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8" table:formula="of:=[.C24]+1" table:style-name="ce1">
            <text:p>8</text:p>
          </table:table-cell>
          <table:table-cell office:value-type="string" table:style-name="ce1">
            <text:p>Qaqortoq</text:p>
          </table:table-cell>
          <table:table-cell table:style-name="ce1"/>
          <table:table-cell office:value-type="float" office:value="3" table:formula="of:=[.F18]+1" table:style-name="ce1">
            <text:p>3</text:p>
          </table:table-cell>
          <table:table-cell table:style-name="ce1"/>
          <table:table-cell office:value-type="string" office:string-value="('2036/01/01',  11000, 8, 3)," table:formula="of:=CONCATENATE(&quot;('&quot;; [.A27];&quot;',  &quot;;[.B27];&quot;, &quot;;[.C27];&quot;, &quot;;[.F27];&quot;),&quot;)" table:style-name="ce1">
            <text:p>('2036/01/01', <text:s/>11000, 8, 3),</text:p>
          </table:table-cell>
          <table:table-cell table:number-columns-repeated="3" table:style-name="ce1"/>
          <table:table-cell office:value-type="float" office:value="22" table:style-name="ce1">
            <text:p>22</text:p>
          </table:table-cell>
          <table:table-cell office:value-type="string" table:style-name="ce35">
            <text:p>Harar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9" table:formula="of:=[.C25]+1" table:style-name="ce1">
            <text:p>9</text:p>
          </table:table-cell>
          <table:table-cell office:value-type="string" table:style-name="ce1">
            <text:p>Sisimiut</text:p>
          </table:table-cell>
          <table:table-cell table:style-name="ce1"/>
          <table:table-cell office:value-type="float" office:value="3" table:formula="of:=[.F19]+1" table:style-name="ce1">
            <text:p>3</text:p>
          </table:table-cell>
          <table:table-cell table:style-name="ce1"/>
          <table:table-cell office:value-type="string" office:string-value="('2034/01/01',  10000, 9, 3)," table:formula="of:=CONCATENATE(&quot;('&quot;; [.A28];&quot;',  &quot;;[.B28];&quot;, &quot;;[.C28];&quot;, &quot;;[.F28];&quot;),&quot;)" table:style-name="ce1">
            <text:p>('2034/01/01', <text:s/>10000, 9, 3),</text:p>
          </table:table-cell>
          <table:table-cell table:number-columns-repeated="3"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Bulaway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9" table:formula="of:=[.C26]+1" table:style-name="ce1">
            <text:p>9</text:p>
          </table:table-cell>
          <table:table-cell office:value-type="string" table:style-name="ce1">
            <text:p>Sisimiut</text:p>
          </table:table-cell>
          <table:table-cell table:style-name="ce1"/>
          <table:table-cell office:value-type="float" office:value="3" table:formula="of:=[.F20]+1" table:style-name="ce1">
            <text:p>3</text:p>
          </table:table-cell>
          <table:table-cell table:style-name="ce1"/>
          <table:table-cell office:value-type="string" office:string-value="('2035/01/01',  10500, 9, 3)," table:formula="of:=CONCATENATE(&quot;('&quot;; [.A29];&quot;',  &quot;;[.B29];&quot;, &quot;;[.C29];&quot;, &quot;;[.F29];&quot;),&quot;)" table:style-name="ce1">
            <text:p>('2035/01/01', <text:s/>10500, 9, 3),</text:p>
          </table:table-cell>
          <table:table-cell table:number-columns-repeated="3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Chitungwiza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9" table:formula="of:=[.C27]+1" table:style-name="ce1">
            <text:p>9</text:p>
          </table:table-cell>
          <table:table-cell office:value-type="string" table:style-name="ce1">
            <text:p>Sisimiut</text:p>
          </table:table-cell>
          <table:table-cell table:style-name="ce1"/>
          <table:table-cell office:value-type="float" office:value="3" table:formula="of:=[.F21]+1" table:style-name="ce1">
            <text:p>3</text:p>
          </table:table-cell>
          <table:table-cell table:style-name="ce1"/>
          <table:table-cell office:value-type="string" office:string-value="('2036/01/01',  11000, 9, 3)," table:formula="of:=CONCATENATE(&quot;('&quot;; [.A30];&quot;',  &quot;;[.B30];&quot;, &quot;;[.C30];&quot;, &quot;;[.F30];&quot;),&quot;)" table:style-name="ce1">
            <text:p>('2036/01/01', <text:s/>11000, 9, 3),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Sidney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10" table:formula="of:=[.C28]+1" table:style-name="ce1">
            <text:p>10</text:p>
          </table:table-cell>
          <table:table-cell office:value-type="string" table:style-name="ce1">
            <text:p>Buenos Aires</text:p>
          </table:table-cell>
          <table:table-cell table:style-name="ce1"/>
          <table:table-cell office:value-type="float" office:value="4" table:formula="of:=[.F22]+1" table:style-name="ce1">
            <text:p>4</text:p>
          </table:table-cell>
          <table:table-cell table:style-name="ce1"/>
          <table:table-cell office:value-type="string" office:string-value="('2034/01/01',  12000, 10, 4)," table:formula="of:=CONCATENATE(&quot;('&quot;; [.A31];&quot;',  &quot;;[.B31];&quot;, &quot;;[.C31];&quot;, &quot;;[.F31];&quot;),&quot;)" table:style-name="ce1">
            <text:p>('2034/01/01', <text:s/>12000, 10, 4),</text:p>
          </table:table-cell>
          <table:table-cell table:number-columns-repeated="3" table:style-name="ce1"/>
          <table:table-cell office:value-type="float" office:value="26" table:style-name="ce1">
            <text:p>26</text:p>
          </table:table-cell>
          <table:table-cell office:value-type="string" table:style-name="ce1">
            <text:p>Perth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10" table:formula="of:=[.C29]+1" table:style-name="ce1">
            <text:p>10</text:p>
          </table:table-cell>
          <table:table-cell office:value-type="string" table:style-name="ce1">
            <text:p>Buenos Aires</text:p>
          </table:table-cell>
          <table:table-cell table:style-name="ce1"/>
          <table:table-cell office:value-type="float" office:value="4" table:formula="of:=[.F23]+1" table:style-name="ce1">
            <text:p>4</text:p>
          </table:table-cell>
          <table:table-cell table:style-name="ce1"/>
          <table:table-cell office:value-type="string" office:string-value="('2035/01/01',  13000, 10, 4)," table:formula="of:=CONCATENATE(&quot;('&quot;; [.A32];&quot;',  &quot;;[.B32];&quot;, &quot;;[.C32];&quot;, &quot;;[.F32];&quot;),&quot;)" table:style-name="ce1">
            <text:p>('2035/01/01', <text:s/>13000, 10, 4),</text:p>
          </table:table-cell>
          <table:table-cell table:number-columns-repeated="3" table:style-name="ce1"/>
          <table:table-cell office:value-type="float" office:value="27" table:style-name="ce1">
            <text:p>27</text:p>
          </table:table-cell>
          <table:table-cell office:value-type="string" table:style-name="ce1">
            <text:p>Gold Coast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10" table:formula="of:=[.C30]+1" table:style-name="ce1">
            <text:p>10</text:p>
          </table:table-cell>
          <table:table-cell office:value-type="string" table:style-name="ce1">
            <text:p>Buenos Aires</text:p>
          </table:table-cell>
          <table:table-cell table:style-name="ce1"/>
          <table:table-cell office:value-type="float" office:value="4" table:formula="of:=[.F24]+1" table:style-name="ce1">
            <text:p>4</text:p>
          </table:table-cell>
          <table:table-cell table:style-name="ce1"/>
          <table:table-cell office:value-type="string" office:string-value="('2036/01/01',  10000, 10, 4)," table:formula="of:=CONCATENATE(&quot;('&quot;; [.A33];&quot;',  &quot;;[.B33];&quot;, &quot;;[.C33];&quot;, &quot;;[.F33];&quot;),&quot;)" table:style-name="ce1">
            <text:p>('2036/01/01', <text:s/>10000, 10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11" table:formula="of:=[.C31]+1" table:style-name="ce1">
            <text:p>11</text:p>
          </table:table-cell>
          <table:table-cell office:value-type="string" table:style-name="ce1">
            <text:p>Ciudad de Cordoba</text:p>
          </table:table-cell>
          <table:table-cell table:style-name="ce1"/>
          <table:table-cell office:value-type="float" office:value="4" table:formula="of:=[.F25]+1" table:style-name="ce1">
            <text:p>4</text:p>
          </table:table-cell>
          <table:table-cell table:style-name="ce1"/>
          <table:table-cell office:value-type="string" office:string-value="('2034/01/01',  10500, 11, 4)," table:formula="of:=CONCATENATE(&quot;('&quot;; [.A34];&quot;',  &quot;;[.B34];&quot;, &quot;;[.C34];&quot;, &quot;;[.F34];&quot;),&quot;)" table:style-name="ce1">
            <text:p>('2034/01/01', <text:s/>10500, 11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11" table:formula="of:=[.C32]+1" table:style-name="ce1">
            <text:p>11</text:p>
          </table:table-cell>
          <table:table-cell office:value-type="string" table:style-name="ce1">
            <text:p>Ciudad de Cordoba</text:p>
          </table:table-cell>
          <table:table-cell table:style-name="ce1"/>
          <table:table-cell office:value-type="float" office:value="4" table:formula="of:=[.F26]+1" table:style-name="ce1">
            <text:p>4</text:p>
          </table:table-cell>
          <table:table-cell table:style-name="ce1"/>
          <table:table-cell office:value-type="string" office:string-value="('2035/01/01',  11000, 11, 4)," table:formula="of:=CONCATENATE(&quot;('&quot;; [.A35];&quot;',  &quot;;[.B35];&quot;, &quot;;[.C35];&quot;, &quot;;[.F35];&quot;),&quot;)" table:style-name="ce1">
            <text:p>('2035/01/01', <text:s/>11000, 11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11" table:formula="of:=[.C33]+1" table:style-name="ce1">
            <text:p>11</text:p>
          </table:table-cell>
          <table:table-cell office:value-type="string" table:style-name="ce1">
            <text:p>Ciudad de Cordoba</text:p>
          </table:table-cell>
          <table:table-cell table:style-name="ce1"/>
          <table:table-cell office:value-type="float" office:value="4" table:formula="of:=[.F27]+1" table:style-name="ce1">
            <text:p>4</text:p>
          </table:table-cell>
          <table:table-cell table:style-name="ce1"/>
          <table:table-cell office:value-type="string" office:string-value="('2036/01/01',  11500, 11, 4)," table:formula="of:=CONCATENATE(&quot;('&quot;; [.A36];&quot;',  &quot;;[.B36];&quot;, &quot;;[.C36];&quot;, &quot;;[.F36];&quot;),&quot;)" table:style-name="ce1">
            <text:p>('2036/01/01', <text:s/>11500, 11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12" table:formula="of:=[.C34]+1" table:style-name="ce1">
            <text:p>12</text:p>
          </table:table-cell>
          <table:table-cell office:value-type="string" table:style-name="ce1">
            <text:p>Rosario</text:p>
          </table:table-cell>
          <table:table-cell table:style-name="ce1"/>
          <table:table-cell office:value-type="float" office:value="4" table:formula="of:=[.F28]+1" table:style-name="ce1">
            <text:p>4</text:p>
          </table:table-cell>
          <table:table-cell table:style-name="ce1"/>
          <table:table-cell office:value-type="string" office:string-value="('2034/01/01',  10000, 12, 4)," table:formula="of:=CONCATENATE(&quot;('&quot;; [.A37];&quot;',  &quot;;[.B37];&quot;, &quot;;[.C37];&quot;, &quot;;[.F37];&quot;),&quot;)" table:style-name="ce1">
            <text:p>('2034/01/01', <text:s/>10000, 12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12" table:formula="of:=[.C35]+1" table:style-name="ce1">
            <text:p>12</text:p>
          </table:table-cell>
          <table:table-cell office:value-type="string" table:style-name="ce1">
            <text:p>Rosario</text:p>
          </table:table-cell>
          <table:table-cell table:style-name="ce1"/>
          <table:table-cell office:value-type="float" office:value="4" table:formula="of:=[.F29]+1" table:style-name="ce1">
            <text:p>4</text:p>
          </table:table-cell>
          <table:table-cell table:style-name="ce1"/>
          <table:table-cell office:value-type="string" office:string-value="('2035/01/01',  10500, 12, 4)," table:formula="of:=CONCATENATE(&quot;('&quot;; [.A38];&quot;',  &quot;;[.B38];&quot;, &quot;;[.C38];&quot;, &quot;;[.F38];&quot;),&quot;)" table:style-name="ce1">
            <text:p>('2035/01/01', <text:s/>10500, 12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12" table:formula="of:=[.C36]+1" table:style-name="ce1">
            <text:p>12</text:p>
          </table:table-cell>
          <table:table-cell office:value-type="string" table:style-name="ce1">
            <text:p>Rosario</text:p>
          </table:table-cell>
          <table:table-cell table:style-name="ce1"/>
          <table:table-cell office:value-type="float" office:value="4" table:formula="of:=[.F30]+1" table:style-name="ce1">
            <text:p>4</text:p>
          </table:table-cell>
          <table:table-cell table:style-name="ce1"/>
          <table:table-cell office:value-type="string" office:string-value="('2036/01/01',  11000, 12, 4)," table:formula="of:=CONCATENATE(&quot;('&quot;; [.A39];&quot;',  &quot;;[.B39];&quot;, &quot;;[.C39];&quot;, &quot;;[.F39];&quot;),&quot;)" table:style-name="ce1">
            <text:p>('2036/01/01', <text:s/>11000, 12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13" table:formula="of:=[.C37]+1" table:style-name="ce1">
            <text:p>13</text:p>
          </table:table-cell>
          <table:table-cell office:value-type="string" table:style-name="ce1">
            <text:p>Taipei</text:p>
          </table:table-cell>
          <table:table-cell table:style-name="ce1"/>
          <table:table-cell office:value-type="float" office:value="5" table:formula="of:=[.F31]+1" table:style-name="ce1">
            <text:p>5</text:p>
          </table:table-cell>
          <table:table-cell table:style-name="ce1"/>
          <table:table-cell office:value-type="string" office:string-value="('2034/01/01',  10000, 13, 5)," table:formula="of:=CONCATENATE(&quot;('&quot;; [.A40];&quot;',  &quot;;[.B40];&quot;, &quot;;[.C40];&quot;, &quot;;[.F40];&quot;),&quot;)" table:style-name="ce1">
            <text:p>('2034/01/01', <text:s/>10000, 13, 5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13" table:formula="of:=[.C38]+1" table:style-name="ce1">
            <text:p>13</text:p>
          </table:table-cell>
          <table:table-cell office:value-type="string" table:style-name="ce1">
            <text:p>Taipei</text:p>
          </table:table-cell>
          <table:table-cell table:style-name="ce1"/>
          <table:table-cell office:value-type="float" office:value="5" table:formula="of:=[.F32]+1" table:style-name="ce1">
            <text:p>5</text:p>
          </table:table-cell>
          <table:table-cell table:style-name="ce1"/>
          <table:table-cell office:value-type="string" office:string-value="('2035/01/01',  10500, 13, 5)," table:formula="of:=CONCATENATE(&quot;('&quot;; [.A41];&quot;',  &quot;;[.B41];&quot;, &quot;;[.C41];&quot;, &quot;;[.F41];&quot;),&quot;)" table:style-name="ce1">
            <text:p>('2035/01/01', <text:s/>10500, 13, 5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13" table:formula="of:=[.C39]+1" table:style-name="ce1">
            <text:p>13</text:p>
          </table:table-cell>
          <table:table-cell office:value-type="string" table:style-name="ce1">
            <text:p>Taipei</text:p>
          </table:table-cell>
          <table:table-cell table:style-name="ce1"/>
          <table:table-cell office:value-type="float" office:value="5" table:formula="of:=[.F33]+1" table:style-name="ce1">
            <text:p>5</text:p>
          </table:table-cell>
          <table:table-cell table:style-name="ce1"/>
          <table:table-cell office:value-type="string" office:string-value="('2036/01/01',  11000, 13, 5)," table:formula="of:=CONCATENATE(&quot;('&quot;; [.A42];&quot;',  &quot;;[.B42];&quot;, &quot;;[.C42];&quot;, &quot;;[.F42];&quot;),&quot;)" table:style-name="ce1">
            <text:p>('2036/01/01', <text:s/>11000, 13, 5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14" table:formula="of:=[.C40]+1" table:style-name="ce1">
            <text:p>14</text:p>
          </table:table-cell>
          <table:table-cell office:value-type="string" table:style-name="ce1">
            <text:p>Tainan</text:p>
          </table:table-cell>
          <table:table-cell table:style-name="ce1"/>
          <table:table-cell office:value-type="float" office:value="5" table:formula="of:=[.F34]+1" table:style-name="ce1">
            <text:p>5</text:p>
          </table:table-cell>
          <table:table-cell table:style-name="ce1"/>
          <table:table-cell office:value-type="string" office:string-value="('2034/01/01',  12000, 14, 5)," table:formula="of:=CONCATENATE(&quot;('&quot;; [.A43];&quot;',  &quot;;[.B43];&quot;, &quot;;[.C43];&quot;, &quot;;[.F43];&quot;),&quot;)" table:style-name="ce1">
            <text:p>('2034/01/01', <text:s/>12000, 14, 5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14" table:formula="of:=[.C41]+1" table:style-name="ce1">
            <text:p>14</text:p>
          </table:table-cell>
          <table:table-cell office:value-type="string" table:style-name="ce1">
            <text:p>Tainan</text:p>
          </table:table-cell>
          <table:table-cell table:style-name="ce1"/>
          <table:table-cell office:value-type="float" office:value="5" table:formula="of:=[.F35]+1" table:style-name="ce1">
            <text:p>5</text:p>
          </table:table-cell>
          <table:table-cell table:style-name="ce1"/>
          <table:table-cell office:value-type="string" office:string-value="('2035/01/01',  13000, 14, 5)," table:formula="of:=CONCATENATE(&quot;('&quot;; [.A44];&quot;',  &quot;;[.B44];&quot;, &quot;;[.C44];&quot;, &quot;;[.F44];&quot;),&quot;)" table:style-name="ce1">
            <text:p>('2035/01/01', <text:s/>13000, 14, 5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14" table:formula="of:=[.C42]+1" table:style-name="ce1">
            <text:p>14</text:p>
          </table:table-cell>
          <table:table-cell office:value-type="string" table:style-name="ce1">
            <text:p>Tainan</text:p>
          </table:table-cell>
          <table:table-cell table:style-name="ce1"/>
          <table:table-cell office:value-type="float" office:value="5" table:formula="of:=[.F36]+1" table:style-name="ce1">
            <text:p>5</text:p>
          </table:table-cell>
          <table:table-cell table:style-name="ce1"/>
          <table:table-cell office:value-type="string" office:string-value="('2036/01/01',  10000, 14, 5)," table:formula="of:=CONCATENATE(&quot;('&quot;; [.A45];&quot;',  &quot;;[.B45];&quot;, &quot;;[.C45];&quot;, &quot;;[.F45];&quot;),&quot;)" table:style-name="ce1">
            <text:p>('2036/01/01', <text:s/>10000, 14, 5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15" table:formula="of:=[.C43]+1" table:style-name="ce1">
            <text:p>15</text:p>
          </table:table-cell>
          <table:table-cell office:value-type="string" table:style-name="ce35">
            <text:p>Kaohsiung</text:p>
          </table:table-cell>
          <table:table-cell table:style-name="ce1"/>
          <table:table-cell office:value-type="float" office:value="5" table:formula="of:=[.F37]+1" table:style-name="ce1">
            <text:p>5</text:p>
          </table:table-cell>
          <table:table-cell table:style-name="ce1"/>
          <table:table-cell office:value-type="string" office:string-value="('2034/01/01',  10500, 15, 5)," table:formula="of:=CONCATENATE(&quot;('&quot;; [.A46];&quot;',  &quot;;[.B46];&quot;, &quot;;[.C46];&quot;, &quot;;[.F46];&quot;),&quot;)" table:style-name="ce1">
            <text:p>('2034/01/01', <text:s/>10500, 15, 5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15" table:formula="of:=[.C44]+1" table:style-name="ce1">
            <text:p>15</text:p>
          </table:table-cell>
          <table:table-cell office:value-type="string" table:style-name="ce35">
            <text:p>Kaohsiung</text:p>
          </table:table-cell>
          <table:table-cell table:style-name="ce1"/>
          <table:table-cell office:value-type="float" office:value="5" table:formula="of:=[.F38]+1" table:style-name="ce1">
            <text:p>5</text:p>
          </table:table-cell>
          <table:table-cell table:style-name="ce1"/>
          <table:table-cell office:value-type="string" office:string-value="('2035/01/01',  11000, 15, 5)," table:formula="of:=CONCATENATE(&quot;('&quot;; [.A47];&quot;',  &quot;;[.B47];&quot;, &quot;;[.C47];&quot;, &quot;;[.F47];&quot;),&quot;)" table:style-name="ce1">
            <text:p>('2035/01/01', <text:s/>11000, 15, 5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15" table:formula="of:=[.C45]+1" table:style-name="ce1">
            <text:p>15</text:p>
          </table:table-cell>
          <table:table-cell office:value-type="string" table:style-name="ce35">
            <text:p>Kaohsiung</text:p>
          </table:table-cell>
          <table:table-cell table:style-name="ce1"/>
          <table:table-cell office:value-type="float" office:value="5" table:formula="of:=[.F39]+1" table:style-name="ce1">
            <text:p>5</text:p>
          </table:table-cell>
          <table:table-cell table:style-name="ce1"/>
          <table:table-cell office:value-type="string" office:string-value="('2036/01/01',  11500, 15, 5)," table:formula="of:=CONCATENATE(&quot;('&quot;; [.A48];&quot;',  &quot;;[.B48];&quot;, &quot;;[.C48];&quot;, &quot;;[.F48];&quot;),&quot;)" table:style-name="ce1">
            <text:p>('2036/01/01', <text:s/>11500, 15, 5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16" table:formula="of:=[.C46]+1" table:style-name="ce1">
            <text:p>16</text:p>
          </table:table-cell>
          <table:table-cell office:value-type="string" table:style-name="ce35">
            <text:p>Kuala Lumpur</text:p>
          </table:table-cell>
          <table:table-cell table:style-name="ce1"/>
          <table:table-cell office:value-type="float" office:value="6" table:formula="of:=[.F40]+1" table:style-name="ce1">
            <text:p>6</text:p>
          </table:table-cell>
          <table:table-cell table:style-name="ce1"/>
          <table:table-cell office:value-type="string" office:string-value="('2034/01/01',  10000, 16, 6)," table:formula="of:=CONCATENATE(&quot;('&quot;; [.A49];&quot;',  &quot;;[.B49];&quot;, &quot;;[.C49];&quot;, &quot;;[.F49];&quot;),&quot;)" table:style-name="ce1">
            <text:p>('2034/01/01', <text:s/>10000, 16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16" table:formula="of:=[.C47]+1" table:style-name="ce1">
            <text:p>16</text:p>
          </table:table-cell>
          <table:table-cell office:value-type="string" table:style-name="ce35">
            <text:p>Kuala Lumpur</text:p>
          </table:table-cell>
          <table:table-cell table:style-name="ce1"/>
          <table:table-cell office:value-type="float" office:value="6" table:formula="of:=[.F41]+1" table:style-name="ce1">
            <text:p>6</text:p>
          </table:table-cell>
          <table:table-cell table:style-name="ce1"/>
          <table:table-cell office:value-type="string" office:string-value="('2035/01/01',  10500, 16, 6)," table:formula="of:=CONCATENATE(&quot;('&quot;; [.A50];&quot;',  &quot;;[.B50];&quot;, &quot;;[.C50];&quot;, &quot;;[.F50];&quot;),&quot;)" table:style-name="ce1">
            <text:p>('2035/01/01', <text:s/>10500, 16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16" table:formula="of:=[.C48]+1" table:style-name="ce1">
            <text:p>16</text:p>
          </table:table-cell>
          <table:table-cell office:value-type="string" table:style-name="ce35">
            <text:p>Kuala Lumpur</text:p>
          </table:table-cell>
          <table:table-cell table:style-name="ce1"/>
          <table:table-cell office:value-type="float" office:value="6" table:formula="of:=[.F42]+1" table:style-name="ce1">
            <text:p>6</text:p>
          </table:table-cell>
          <table:table-cell table:style-name="ce1"/>
          <table:table-cell office:value-type="string" office:string-value="('2036/01/01',  11000, 16, 6)," table:formula="of:=CONCATENATE(&quot;('&quot;; [.A51];&quot;',  &quot;;[.B51];&quot;, &quot;;[.C51];&quot;, &quot;;[.F51];&quot;),&quot;)" table:style-name="ce1">
            <text:p>('2036/01/01', <text:s/>11000, 16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17" table:formula="of:=[.C49]+1" table:style-name="ce1">
            <text:p>17</text:p>
          </table:table-cell>
          <table:table-cell office:value-type="string" table:style-name="ce35">
            <text:p>Malaca</text:p>
          </table:table-cell>
          <table:table-cell table:style-name="ce1"/>
          <table:table-cell office:value-type="float" office:value="6" table:formula="of:=[.F43]+1" table:style-name="ce1">
            <text:p>6</text:p>
          </table:table-cell>
          <table:table-cell table:style-name="ce1"/>
          <table:table-cell office:value-type="string" office:string-value="('2034/01/01',  10000, 17, 6)," table:formula="of:=CONCATENATE(&quot;('&quot;; [.A52];&quot;',  &quot;;[.B52];&quot;, &quot;;[.C52];&quot;, &quot;;[.F52];&quot;),&quot;)" table:style-name="ce1">
            <text:p>('2034/01/01', <text:s/>10000, 17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17" table:formula="of:=[.C50]+1" table:style-name="ce1">
            <text:p>17</text:p>
          </table:table-cell>
          <table:table-cell office:value-type="string" table:style-name="ce35">
            <text:p>Malaca</text:p>
          </table:table-cell>
          <table:table-cell table:style-name="ce1"/>
          <table:table-cell office:value-type="float" office:value="6" table:formula="of:=[.F44]+1" table:style-name="ce1">
            <text:p>6</text:p>
          </table:table-cell>
          <table:table-cell table:style-name="ce1"/>
          <table:table-cell office:value-type="string" office:string-value="('2035/01/01',  10500, 17, 6)," table:formula="of:=CONCATENATE(&quot;('&quot;; [.A53];&quot;',  &quot;;[.B53];&quot;, &quot;;[.C53];&quot;, &quot;;[.F53];&quot;),&quot;)" table:style-name="ce1">
            <text:p>('2035/01/01', <text:s/>10500, 17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17" table:formula="of:=[.C51]+1" table:style-name="ce1">
            <text:p>17</text:p>
          </table:table-cell>
          <table:table-cell office:value-type="string" table:style-name="ce35">
            <text:p>Malaca</text:p>
          </table:table-cell>
          <table:table-cell table:style-name="ce1"/>
          <table:table-cell office:value-type="float" office:value="6" table:formula="of:=[.F45]+1" table:style-name="ce1">
            <text:p>6</text:p>
          </table:table-cell>
          <table:table-cell table:style-name="ce1"/>
          <table:table-cell office:value-type="string" office:string-value="('2036/01/01',  11000, 17, 6)," table:formula="of:=CONCATENATE(&quot;('&quot;; [.A54];&quot;',  &quot;;[.B54];&quot;, &quot;;[.C54];&quot;, &quot;;[.F54];&quot;),&quot;)" table:style-name="ce1">
            <text:p>('2036/01/01', <text:s/>11000, 17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18" table:formula="of:=[.C52]+1" table:style-name="ce1">
            <text:p>18</text:p>
          </table:table-cell>
          <table:table-cell office:value-type="string" table:style-name="ce35">
            <text:p>Pulau Pinang</text:p>
          </table:table-cell>
          <table:table-cell table:style-name="ce1"/>
          <table:table-cell office:value-type="float" office:value="6" table:formula="of:=[.F46]+1" table:style-name="ce1">
            <text:p>6</text:p>
          </table:table-cell>
          <table:table-cell table:style-name="ce1"/>
          <table:table-cell office:value-type="string" office:string-value="('2034/01/01',  12000, 18, 6)," table:formula="of:=CONCATENATE(&quot;('&quot;; [.A55];&quot;',  &quot;;[.B55];&quot;, &quot;;[.C55];&quot;, &quot;;[.F55];&quot;),&quot;)" table:style-name="ce1">
            <text:p>('2034/01/01', <text:s/>12000, 18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18" table:formula="of:=[.C53]+1" table:style-name="ce1">
            <text:p>18</text:p>
          </table:table-cell>
          <table:table-cell office:value-type="string" table:style-name="ce35">
            <text:p>Pulau Pinang</text:p>
          </table:table-cell>
          <table:table-cell table:style-name="ce1"/>
          <table:table-cell office:value-type="float" office:value="6" table:formula="of:=[.F47]+1" table:style-name="ce1">
            <text:p>6</text:p>
          </table:table-cell>
          <table:table-cell table:style-name="ce1"/>
          <table:table-cell office:value-type="string" office:string-value="('2035/01/01',  13000, 18, 6)," table:formula="of:=CONCATENATE(&quot;('&quot;; [.A56];&quot;',  &quot;;[.B56];&quot;, &quot;;[.C56];&quot;, &quot;;[.F56];&quot;),&quot;)" table:style-name="ce1">
            <text:p>('2035/01/01', <text:s/>13000, 18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18" table:formula="of:=[.C54]+1" table:style-name="ce1">
            <text:p>18</text:p>
          </table:table-cell>
          <table:table-cell office:value-type="string" table:style-name="ce35">
            <text:p>Pulau Pinang</text:p>
          </table:table-cell>
          <table:table-cell table:style-name="ce1"/>
          <table:table-cell office:value-type="float" office:value="6" table:formula="of:=[.F48]+1" table:style-name="ce1">
            <text:p>6</text:p>
          </table:table-cell>
          <table:table-cell table:style-name="ce1"/>
          <table:table-cell office:value-type="string" office:string-value="('2036/01/01',  10000, 18, 6)," table:formula="of:=CONCATENATE(&quot;('&quot;; [.A57];&quot;',  &quot;;[.B57];&quot;, &quot;;[.C57];&quot;, &quot;;[.F57];&quot;),&quot;)" table:style-name="ce1">
            <text:p>('2036/01/01', <text:s/>10000, 18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19" table:formula="of:=[.C55]+1" table:style-name="ce1">
            <text:p>19</text:p>
          </table:table-cell>
          <table:table-cell office:value-type="string" table:style-name="ce35">
            <text:p>Kampala</text:p>
          </table:table-cell>
          <table:table-cell table:style-name="ce1"/>
          <table:table-cell office:value-type="float" office:value="7" table:formula="of:=[.F49]+1" table:style-name="ce1">
            <text:p>7</text:p>
          </table:table-cell>
          <table:table-cell table:style-name="ce1"/>
          <table:table-cell office:value-type="string" office:string-value="('2034/01/01',  10500, 19, 7)," table:formula="of:=CONCATENATE(&quot;('&quot;; [.A58];&quot;',  &quot;;[.B58];&quot;, &quot;;[.C58];&quot;, &quot;;[.F58];&quot;),&quot;)" table:style-name="ce1">
            <text:p>('2034/01/01', <text:s/>10500, 19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19" table:formula="of:=[.C56]+1" table:style-name="ce1">
            <text:p>19</text:p>
          </table:table-cell>
          <table:table-cell office:value-type="string" table:style-name="ce35">
            <text:p>Kampala</text:p>
          </table:table-cell>
          <table:table-cell table:style-name="ce1"/>
          <table:table-cell office:value-type="float" office:value="7" table:formula="of:=[.F50]+1" table:style-name="ce1">
            <text:p>7</text:p>
          </table:table-cell>
          <table:table-cell table:style-name="ce1"/>
          <table:table-cell office:value-type="string" office:string-value="('2035/01/01',  11000, 19, 7)," table:formula="of:=CONCATENATE(&quot;('&quot;; [.A59];&quot;',  &quot;;[.B59];&quot;, &quot;;[.C59];&quot;, &quot;;[.F59];&quot;),&quot;)" table:style-name="ce1">
            <text:p>('2035/01/01', <text:s/>11000, 19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19" table:formula="of:=[.C57]+1" table:style-name="ce1">
            <text:p>19</text:p>
          </table:table-cell>
          <table:table-cell office:value-type="string" table:style-name="ce35">
            <text:p>Kampala</text:p>
          </table:table-cell>
          <table:table-cell table:style-name="ce1"/>
          <table:table-cell office:value-type="float" office:value="7" table:formula="of:=[.F51]+1" table:style-name="ce1">
            <text:p>7</text:p>
          </table:table-cell>
          <table:table-cell table:style-name="ce1"/>
          <table:table-cell office:value-type="string" office:string-value="('2036/01/01',  11500, 19, 7)," table:formula="of:=CONCATENATE(&quot;('&quot;; [.A60];&quot;',  &quot;;[.B60];&quot;, &quot;;[.C60];&quot;, &quot;;[.F60];&quot;),&quot;)" table:style-name="ce1">
            <text:p>('2036/01/01', <text:s/>11500, 19, 7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20" table:formula="of:=[.C58]+1" table:style-name="ce1">
            <text:p>20</text:p>
          </table:table-cell>
          <table:table-cell office:value-type="string" table:style-name="ce1">
            <text:p>Entebbe</text:p>
          </table:table-cell>
          <table:table-cell table:style-name="ce1"/>
          <table:table-cell office:value-type="float" office:value="7" table:formula="of:=[.F52]+1" table:style-name="ce1">
            <text:p>7</text:p>
          </table:table-cell>
          <table:table-cell table:style-name="ce1"/>
          <table:table-cell office:value-type="string" office:string-value="('2034/01/01',  10000, 20, 7)," table:formula="of:=CONCATENATE(&quot;('&quot;; [.A61];&quot;',  &quot;;[.B61];&quot;, &quot;;[.C61];&quot;, &quot;;[.F61];&quot;),&quot;)" table:style-name="ce1">
            <text:p>('2034/01/01', <text:s/>10000, 20, 7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20" table:formula="of:=[.C59]+1" table:style-name="ce1">
            <text:p>20</text:p>
          </table:table-cell>
          <table:table-cell office:value-type="string" table:style-name="ce1">
            <text:p>Entebbe</text:p>
          </table:table-cell>
          <table:table-cell table:style-name="ce1"/>
          <table:table-cell office:value-type="float" office:value="7" table:formula="of:=[.F53]+1" table:style-name="ce1">
            <text:p>7</text:p>
          </table:table-cell>
          <table:table-cell table:style-name="ce1"/>
          <table:table-cell office:value-type="string" office:string-value="('2035/01/01',  10500, 20, 7)," table:formula="of:=CONCATENATE(&quot;('&quot;; [.A62];&quot;',  &quot;;[.B62];&quot;, &quot;;[.C62];&quot;, &quot;;[.F62];&quot;),&quot;)" table:style-name="ce1">
            <text:p>('2035/01/01', <text:s/>10500, 20, 7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20" table:formula="of:=[.C60]+1" table:style-name="ce1">
            <text:p>20</text:p>
          </table:table-cell>
          <table:table-cell office:value-type="string" table:style-name="ce1">
            <text:p>Entebbe</text:p>
          </table:table-cell>
          <table:table-cell table:style-name="ce1"/>
          <table:table-cell office:value-type="float" office:value="7" table:formula="of:=[.F54]+1" table:style-name="ce1">
            <text:p>7</text:p>
          </table:table-cell>
          <table:table-cell table:style-name="ce1"/>
          <table:table-cell office:value-type="string" office:string-value="('2036/01/01',  11000, 20, 7)," table:formula="of:=CONCATENATE(&quot;('&quot;; [.A63];&quot;',  &quot;;[.B63];&quot;, &quot;;[.C63];&quot;, &quot;;[.F63];&quot;),&quot;)" table:style-name="ce1">
            <text:p>('2036/01/01', <text:s/>11000, 20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21" table:formula="of:=[.C61]+1" table:style-name="ce1">
            <text:p>21</text:p>
          </table:table-cell>
          <table:table-cell office:value-type="string" table:style-name="ce35">
            <text:p>Kasese</text:p>
          </table:table-cell>
          <table:table-cell table:style-name="ce1"/>
          <table:table-cell office:value-type="float" office:value="7" table:formula="of:=[.F55]+1" table:style-name="ce1">
            <text:p>7</text:p>
          </table:table-cell>
          <table:table-cell table:style-name="ce1"/>
          <table:table-cell office:value-type="string" office:string-value="('2034/01/01',  10000, 21, 7)," table:formula="of:=CONCATENATE(&quot;('&quot;; [.A64];&quot;',  &quot;;[.B64];&quot;, &quot;;[.C64];&quot;, &quot;;[.F64];&quot;),&quot;)" table:style-name="ce1">
            <text:p>('2034/01/01', <text:s/>10000, 21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21" table:formula="of:=[.C62]+1" table:style-name="ce1">
            <text:p>21</text:p>
          </table:table-cell>
          <table:table-cell office:value-type="string" table:style-name="ce35">
            <text:p>Kasese</text:p>
          </table:table-cell>
          <table:table-cell table:style-name="ce1"/>
          <table:table-cell office:value-type="float" office:value="7" table:formula="of:=[.F56]+1" table:style-name="ce1">
            <text:p>7</text:p>
          </table:table-cell>
          <table:table-cell table:style-name="ce1"/>
          <table:table-cell office:value-type="string" office:string-value="('2035/01/01',  10500, 21, 7)," table:formula="of:=CONCATENATE(&quot;('&quot;; [.A65];&quot;',  &quot;;[.B65];&quot;, &quot;;[.C65];&quot;, &quot;;[.F65];&quot;),&quot;)" table:style-name="ce1">
            <text:p>('2035/01/01', <text:s/>10500, 21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21" table:formula="of:=[.C63]+1" table:style-name="ce1">
            <text:p>21</text:p>
          </table:table-cell>
          <table:table-cell office:value-type="string" table:style-name="ce35">
            <text:p>Kasese</text:p>
          </table:table-cell>
          <table:table-cell table:style-name="ce1"/>
          <table:table-cell office:value-type="float" office:value="7" table:formula="of:=[.F57]+1" table:style-name="ce1">
            <text:p>7</text:p>
          </table:table-cell>
          <table:table-cell table:style-name="ce1"/>
          <table:table-cell office:value-type="string" office:string-value="('2036/01/01',  11000, 21, 7)," table:formula="of:=CONCATENATE(&quot;('&quot;; [.A66];&quot;',  &quot;;[.B66];&quot;, &quot;;[.C66];&quot;, &quot;;[.F66];&quot;),&quot;)" table:style-name="ce1">
            <text:p>('2036/01/01', <text:s/>11000, 21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22" table:formula="of:=[.C64]+1" table:style-name="ce1">
            <text:p>22</text:p>
          </table:table-cell>
          <table:table-cell office:value-type="string" table:style-name="ce35">
            <text:p>Harare</text:p>
          </table:table-cell>
          <table:table-cell table:style-name="ce1"/>
          <table:table-cell office:value-type="float" office:value="8" table:formula="of:=[.F58]+1" table:style-name="ce1">
            <text:p>8</text:p>
          </table:table-cell>
          <table:table-cell table:style-name="ce1"/>
          <table:table-cell office:value-type="string" office:string-value="('2034/01/01',  12000, 22, 8)," table:formula="of:=CONCATENATE(&quot;('&quot;; [.A67];&quot;',  &quot;;[.B67];&quot;, &quot;;[.C67];&quot;, &quot;;[.F67];&quot;),&quot;)" table:style-name="ce1">
            <text:p>('2034/01/01', <text:s/>12000, 22, 8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22" table:formula="of:=[.C65]+1" table:style-name="ce1">
            <text:p>22</text:p>
          </table:table-cell>
          <table:table-cell office:value-type="string" table:style-name="ce35">
            <text:p>Harare</text:p>
          </table:table-cell>
          <table:table-cell table:style-name="ce1"/>
          <table:table-cell office:value-type="float" office:value="8" table:formula="of:=[.F59]+1" table:style-name="ce1">
            <text:p>8</text:p>
          </table:table-cell>
          <table:table-cell table:style-name="ce1"/>
          <table:table-cell office:value-type="string" office:string-value="('2035/01/01',  13000, 22, 8)," table:formula="of:=CONCATENATE(&quot;('&quot;; [.A68];&quot;',  &quot;;[.B68];&quot;, &quot;;[.C68];&quot;, &quot;;[.F68];&quot;),&quot;)" table:style-name="ce1">
            <text:p>('2035/01/01', <text:s/>13000, 22, 8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22" table:formula="of:=[.C66]+1" table:style-name="ce1">
            <text:p>22</text:p>
          </table:table-cell>
          <table:table-cell office:value-type="string" table:style-name="ce35">
            <text:p>Harare</text:p>
          </table:table-cell>
          <table:table-cell table:style-name="ce1"/>
          <table:table-cell office:value-type="float" office:value="8" table:formula="of:=[.F60]+1" table:style-name="ce1">
            <text:p>8</text:p>
          </table:table-cell>
          <table:table-cell table:style-name="ce1"/>
          <table:table-cell office:value-type="string" office:string-value="('2036/01/01',  10000, 22, 8)," table:formula="of:=CONCATENATE(&quot;('&quot;; [.A69];&quot;',  &quot;;[.B69];&quot;, &quot;;[.C69];&quot;, &quot;;[.F69];&quot;),&quot;)" table:style-name="ce1">
            <text:p>('2036/01/01', <text:s/>10000, 22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23" table:formula="of:=[.C67]+1" table:style-name="ce1">
            <text:p>23</text:p>
          </table:table-cell>
          <table:table-cell office:value-type="string" table:style-name="ce1">
            <text:p>Bulawayo</text:p>
          </table:table-cell>
          <table:table-cell table:style-name="ce1"/>
          <table:table-cell office:value-type="float" office:value="8" table:formula="of:=[.F61]+1" table:style-name="ce1">
            <text:p>8</text:p>
          </table:table-cell>
          <table:table-cell table:style-name="ce1"/>
          <table:table-cell office:value-type="string" office:string-value="('2034/01/01',  10500, 23, 8)," table:formula="of:=CONCATENATE(&quot;('&quot;; [.A70];&quot;',  &quot;;[.B70];&quot;, &quot;;[.C70];&quot;, &quot;;[.F70];&quot;),&quot;)" table:style-name="ce1">
            <text:p>('2034/01/01', <text:s/>10500, 23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23" table:formula="of:=[.C68]+1" table:style-name="ce1">
            <text:p>23</text:p>
          </table:table-cell>
          <table:table-cell office:value-type="string" table:style-name="ce1">
            <text:p>Bulawayo</text:p>
          </table:table-cell>
          <table:table-cell table:style-name="ce1"/>
          <table:table-cell office:value-type="float" office:value="8" table:formula="of:=[.F62]+1" table:style-name="ce1">
            <text:p>8</text:p>
          </table:table-cell>
          <table:table-cell table:style-name="ce1"/>
          <table:table-cell office:value-type="string" office:string-value="('2035/01/01',  11000, 23, 8)," table:formula="of:=CONCATENATE(&quot;('&quot;; [.A71];&quot;',  &quot;;[.B71];&quot;, &quot;;[.C71];&quot;, &quot;;[.F71];&quot;),&quot;)" table:style-name="ce1">
            <text:p>('2035/01/01', <text:s/>11000, 23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23" table:formula="of:=[.C69]+1" table:style-name="ce1">
            <text:p>23</text:p>
          </table:table-cell>
          <table:table-cell office:value-type="string" table:style-name="ce1">
            <text:p>Bulawayo</text:p>
          </table:table-cell>
          <table:table-cell table:style-name="ce1"/>
          <table:table-cell office:value-type="float" office:value="8" table:formula="of:=[.F63]+1" table:style-name="ce1">
            <text:p>8</text:p>
          </table:table-cell>
          <table:table-cell table:style-name="ce1"/>
          <table:table-cell office:value-type="string" office:string-value="('2036/01/01',  11500, 23, 8)," table:formula="of:=CONCATENATE(&quot;('&quot;; [.A72];&quot;',  &quot;;[.B72];&quot;, &quot;;[.C72];&quot;, &quot;;[.F72];&quot;),&quot;)" table:style-name="ce1">
            <text:p>('2036/01/01', <text:s/>11500, 23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24" table:formula="of:=[.C70]+1" table:style-name="ce1">
            <text:p>24</text:p>
          </table:table-cell>
          <table:table-cell office:value-type="string" table:style-name="ce1">
            <text:p>Chitungwiza</text:p>
          </table:table-cell>
          <table:table-cell table:style-name="ce1"/>
          <table:table-cell office:value-type="float" office:value="8" table:formula="of:=[.F64]+1" table:style-name="ce1">
            <text:p>8</text:p>
          </table:table-cell>
          <table:table-cell table:style-name="ce1"/>
          <table:table-cell office:value-type="string" office:string-value="('2034/01/01',  10000, 24, 8)," table:formula="of:=CONCATENATE(&quot;('&quot;; [.A73];&quot;',  &quot;;[.B73];&quot;, &quot;;[.C73];&quot;, &quot;;[.F73];&quot;),&quot;)" table:style-name="ce1">
            <text:p>('2034/01/01', <text:s/>10000, 24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24" table:formula="of:=[.C71]+1" table:style-name="ce1">
            <text:p>24</text:p>
          </table:table-cell>
          <table:table-cell office:value-type="string" table:style-name="ce1">
            <text:p>Chitungwiza</text:p>
          </table:table-cell>
          <table:table-cell table:style-name="ce1"/>
          <table:table-cell office:value-type="float" office:value="8" table:formula="of:=[.F65]+1" table:style-name="ce1">
            <text:p>8</text:p>
          </table:table-cell>
          <table:table-cell table:style-name="ce1"/>
          <table:table-cell office:value-type="string" office:string-value="('2035/01/01',  10500, 24, 8)," table:formula="of:=CONCATENATE(&quot;('&quot;; [.A74];&quot;',  &quot;;[.B74];&quot;, &quot;;[.C74];&quot;, &quot;;[.F74];&quot;),&quot;)" table:style-name="ce1">
            <text:p>('2035/01/01', <text:s/>10500, 24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24" table:formula="of:=[.C72]+1" table:style-name="ce1">
            <text:p>24</text:p>
          </table:table-cell>
          <table:table-cell office:value-type="string" table:style-name="ce1">
            <text:p>Chitungwiza</text:p>
          </table:table-cell>
          <table:table-cell table:style-name="ce1"/>
          <table:table-cell office:value-type="float" office:value="8" table:formula="of:=[.F66]+1" table:style-name="ce1">
            <text:p>8</text:p>
          </table:table-cell>
          <table:table-cell table:style-name="ce1"/>
          <table:table-cell office:value-type="string" office:string-value="('2036/01/01',  11000, 24, 8)," table:formula="of:=CONCATENATE(&quot;('&quot;; [.A75];&quot;',  &quot;;[.B75];&quot;, &quot;;[.C75];&quot;, &quot;;[.F75];&quot;),&quot;)" table:style-name="ce1">
            <text:p>('2036/01/01', <text:s/>11000, 24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25" table:formula="of:=[.C73]+1" table:style-name="ce1">
            <text:p>25</text:p>
          </table:table-cell>
          <table:table-cell office:value-type="string" table:style-name="ce1">
            <text:p>Sidney</text:p>
          </table:table-cell>
          <table:table-cell table:style-name="ce1"/>
          <table:table-cell office:value-type="float" office:value="9" table:formula="of:=[.F67]+1" table:style-name="ce1">
            <text:p>9</text:p>
          </table:table-cell>
          <table:table-cell table:style-name="ce1"/>
          <table:table-cell office:value-type="string" office:string-value="('2034/01/01',  10000, 25, 9)," table:formula="of:=CONCATENATE(&quot;('&quot;; [.A76];&quot;',  &quot;;[.B76];&quot;, &quot;;[.C76];&quot;, &quot;;[.F76];&quot;),&quot;)" table:style-name="ce1">
            <text:p>('2034/01/01', <text:s/>10000, 25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25" table:formula="of:=[.C74]+1" table:style-name="ce1">
            <text:p>25</text:p>
          </table:table-cell>
          <table:table-cell office:value-type="string" table:style-name="ce1">
            <text:p>Sidney</text:p>
          </table:table-cell>
          <table:table-cell table:style-name="ce1"/>
          <table:table-cell office:value-type="float" office:value="9" table:formula="of:=[.F68]+1" table:style-name="ce1">
            <text:p>9</text:p>
          </table:table-cell>
          <table:table-cell table:style-name="ce1"/>
          <table:table-cell office:value-type="string" office:string-value="('2035/01/01',  10500, 25, 9)," table:formula="of:=CONCATENATE(&quot;('&quot;; [.A77];&quot;',  &quot;;[.B77];&quot;, &quot;;[.C77];&quot;, &quot;;[.F77];&quot;),&quot;)" table:style-name="ce1">
            <text:p>('2035/01/01', <text:s/>10500, 25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25" table:formula="of:=[.C75]+1" table:style-name="ce1">
            <text:p>25</text:p>
          </table:table-cell>
          <table:table-cell office:value-type="string" table:style-name="ce1">
            <text:p>Sidney</text:p>
          </table:table-cell>
          <table:table-cell table:style-name="ce1"/>
          <table:table-cell office:value-type="float" office:value="9" table:formula="of:=[.F69]+1" table:style-name="ce1">
            <text:p>9</text:p>
          </table:table-cell>
          <table:table-cell table:style-name="ce1"/>
          <table:table-cell office:value-type="string" office:string-value="('2036/01/01',  11000, 25, 9)," table:formula="of:=CONCATENATE(&quot;('&quot;; [.A78];&quot;',  &quot;;[.B78];&quot;, &quot;;[.C78];&quot;, &quot;;[.F78];&quot;),&quot;)" table:style-name="ce1">
            <text:p>('2036/01/01', <text:s/>11000, 25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26" table:formula="of:=[.C76]+1" table:style-name="ce1">
            <text:p>26</text:p>
          </table:table-cell>
          <table:table-cell office:value-type="string" table:style-name="ce1">
            <text:p>Perth</text:p>
          </table:table-cell>
          <table:table-cell table:style-name="ce1"/>
          <table:table-cell office:value-type="float" office:value="9" table:formula="of:=[.F70]+1" table:style-name="ce1">
            <text:p>9</text:p>
          </table:table-cell>
          <table:table-cell table:style-name="ce1"/>
          <table:table-cell office:value-type="string" office:string-value="('2034/01/01',  12000, 26, 9)," table:formula="of:=CONCATENATE(&quot;('&quot;; [.A79];&quot;',  &quot;;[.B79];&quot;, &quot;;[.C79];&quot;, &quot;;[.F79];&quot;),&quot;)" table:style-name="ce1">
            <text:p>('2034/01/01', <text:s/>12000, 26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26" table:formula="of:=[.C77]+1" table:style-name="ce1">
            <text:p>26</text:p>
          </table:table-cell>
          <table:table-cell office:value-type="string" table:style-name="ce1">
            <text:p>Perth</text:p>
          </table:table-cell>
          <table:table-cell table:style-name="ce1"/>
          <table:table-cell office:value-type="float" office:value="9" table:formula="of:=[.F71]+1" table:style-name="ce1">
            <text:p>9</text:p>
          </table:table-cell>
          <table:table-cell table:style-name="ce1"/>
          <table:table-cell office:value-type="string" office:string-value="('2035/01/01',  13000, 26, 9)," table:formula="of:=CONCATENATE(&quot;('&quot;; [.A80];&quot;',  &quot;;[.B80];&quot;, &quot;;[.C80];&quot;, &quot;;[.F80];&quot;),&quot;)" table:style-name="ce1">
            <text:p>('2035/01/01', <text:s/>13000, 26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26" table:formula="of:=[.C78]+1" table:style-name="ce1">
            <text:p>26</text:p>
          </table:table-cell>
          <table:table-cell office:value-type="string" table:style-name="ce1">
            <text:p>Perth</text:p>
          </table:table-cell>
          <table:table-cell table:style-name="ce1"/>
          <table:table-cell office:value-type="float" office:value="9" table:formula="of:=[.F72]+1" table:style-name="ce1">
            <text:p>9</text:p>
          </table:table-cell>
          <table:table-cell table:style-name="ce1"/>
          <table:table-cell office:value-type="string" office:string-value="('2036/01/01',  10000, 26, 9)," table:formula="of:=CONCATENATE(&quot;('&quot;; [.A81];&quot;',  &quot;;[.B81];&quot;, &quot;;[.C81];&quot;, &quot;;[.F81];&quot;),&quot;)" table:style-name="ce1">
            <text:p>('2036/01/01', <text:s/>10000, 26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27" table:formula="of:=[.C79]+1" table:style-name="ce1">
            <text:p>27</text:p>
          </table:table-cell>
          <table:table-cell office:value-type="string" table:style-name="ce1">
            <text:p>Gold Coast</text:p>
          </table:table-cell>
          <table:table-cell table:style-name="ce1"/>
          <table:table-cell office:value-type="float" office:value="9" table:formula="of:=[.F73]+1" table:style-name="ce1">
            <text:p>9</text:p>
          </table:table-cell>
          <table:table-cell table:style-name="ce1"/>
          <table:table-cell office:value-type="string" office:string-value="('2034/01/01',  10500, 27, 9)," table:formula="of:=CONCATENATE(&quot;('&quot;; [.A82];&quot;',  &quot;;[.B82];&quot;, &quot;;[.C82];&quot;, &quot;;[.F82];&quot;),&quot;)" table:style-name="ce1">
            <text:p>('2034/01/01', <text:s/>10500, 27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27" table:formula="of:=[.C80]+1" table:style-name="ce1">
            <text:p>27</text:p>
          </table:table-cell>
          <table:table-cell office:value-type="string" table:style-name="ce1">
            <text:p>Gold Coast</text:p>
          </table:table-cell>
          <table:table-cell table:style-name="ce1"/>
          <table:table-cell office:value-type="float" office:value="9" table:formula="of:=[.F74]+1" table:style-name="ce1">
            <text:p>9</text:p>
          </table:table-cell>
          <table:table-cell table:style-name="ce1"/>
          <table:table-cell office:value-type="string" office:string-value="('2035/01/01',  11000, 27, 9)," table:formula="of:=CONCATENATE(&quot;('&quot;; [.A83];&quot;',  &quot;;[.B83];&quot;, &quot;;[.C83];&quot;, &quot;;[.F83];&quot;),&quot;)" table:style-name="ce1">
            <text:p>('2035/01/01', <text:s/>11000, 27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27" table:formula="of:=[.C81]+1" table:style-name="ce1">
            <text:p>27</text:p>
          </table:table-cell>
          <table:table-cell office:value-type="string" table:style-name="ce1">
            <text:p>Gold Coast</text:p>
          </table:table-cell>
          <table:table-cell table:style-name="ce1"/>
          <table:table-cell office:value-type="float" office:value="9" table:formula="of:=[.F75]+1" table:style-name="ce1">
            <text:p>9</text:p>
          </table:table-cell>
          <table:table-cell table:style-name="ce1"/>
          <table:table-cell office:value-type="string" office:string-value="('2036/01/01',  11500, 27, 9)," table:formula="of:=CONCATENATE(&quot;('&quot;; [.A84];&quot;',  &quot;;[.B84];&quot;, &quot;;[.C84];&quot;, &quot;;[.F84];&quot;),&quot;)" table:style-name="ce1">
            <text:p>('2036/01/01', <text:s/>11500, 27, 9),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&lt;--Termina</text:p>
          </table:table-cell>
          <table:table-cell table:style-name="ce1"/>
          <table:table-cell table:style-name="ce35"/>
          <table:table-cell table:number-columns-repeated="16380" table:style-name="ce1"/>
        </table:table-row>
        <table:table-row table:number-rows-repeated="7" table:style-name="ro4">
          <table:table-cell table:number-columns-repeated="3" table:style-name="ce1"/>
          <table:table-cell table:style-name="ce35"/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number-rows-repeated="3" table:style-name="ro1">
          <table:table-cell table:style-name="ce36"/>
          <table:table-cell table:number-columns-repeated="16383" table:style-name="ce1"/>
        </table:table-row>
        <table:table-row table:number-rows-repeated="3" table:style-name="ro1">
          <table:table-cell table:style-name="ce36"/>
          <table:table-cell table:number-columns-repeated="16383"/>
        </table:table-row>
        <table:table-row table:style-name="ro1">
          <table:table-cell table:number-columns-repeated="16384" table:style-name="ce1"/>
        </table:table-row>
        <table:table-row table:number-rows-repeated="11" table:style-name="ro1">
          <table:table-cell table:style-name="ce36"/>
          <table:table-cell table:number-columns-repeated="16383"/>
        </table:table-row>
        <table:table-row table:style-name="ro1">
          <table:table-cell table:number-columns-repeated="16384" table:style-name="ce1"/>
        </table:table-row>
        <table:table-row table:number-rows-repeated="11" table:style-name="ro1">
          <table:table-cell table:style-name="ce36"/>
          <table:table-cell table:number-columns-repeated="16383"/>
        </table:table-row>
        <table:table-row table:style-name="ro1">
          <table:table-cell table:number-columns-repeated="16384" table:style-name="ce1"/>
        </table:table-row>
        <table:table-row table:number-rows-repeated="11" table:style-name="ro1">
          <table:table-cell table:style-name="ce36"/>
          <table:table-cell table:number-columns-repeated="16383"/>
        </table:table-row>
        <table:table-row table:style-name="ro1">
          <table:table-cell table:number-columns-repeated="16384" table:style-name="ce1"/>
        </table:table-row>
        <table:table-row table:number-rows-repeated="11" table:style-name="ro1">
          <table:table-cell table:style-name="ce36"/>
          <table:table-cell table:number-columns-repeated="16383"/>
        </table:table-row>
        <table:table-row table:number-rows-repeated="1048429" table:style-name="ro2">
          <table:table-cell table:number-columns-repeated="16384"/>
        </table:table-row>
      </table:table>
      <table:table table:name="ALIASES" table:style-name="ta3">
        <table:table-column table:style-name="co44" table:default-cell-style-name="ce4"/>
        <table:table-column table:style-name="co11" table:default-cell-style-name="ce10"/>
        <table:table-column table:style-name="co45" table:default-cell-style-name="ce5"/>
        <table:table-column table:style-name="co13" table:default-cell-style-name="ce1"/>
        <table:table-column table:style-name="co14" table:default-cell-style-name="ce1"/>
        <table:table-column table:style-name="co46" table:default-cell-style-name="ce1"/>
        <table:table-column table:style-name="co33" table:default-cell-style-name="ce1"/>
        <table:table-column table:style-name="co47" table:number-columns-repeated="2" table:default-cell-style-name="ce1"/>
        <table:table-column table:style-name="co48" table:default-cell-style-name="ce1"/>
        <table:table-column table:style-name="co49" table:default-cell-style-name="ce1"/>
        <table:table-column table:style-name="co11" table:default-cell-style-name="ce1"/>
        <table:table-column table:style-name="co48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37"/>
        <table:table-column table:style-name="co53" table:default-cell-style-name="ce1"/>
        <table:table-column table:style-name="co33" table:default-cell-style-name="ce1"/>
        <table:table-column table:style-name="co47" table:number-columns-repeated="2" table:default-cell-style-name="ce1"/>
        <table:table-column table:style-name="co48" table:default-cell-style-name="ce1"/>
        <table:table-column table:style-name="co14" table:default-cell-style-name="ce1"/>
        <table:table-column table:style-name="co11" table:default-cell-style-name="ce1"/>
        <table:table-column table:style-name="co50" table:default-cell-style-name="ce1"/>
        <table:table-column table:style-name="co54" table:default-cell-style-name="ce1"/>
        <table:table-column table:style-name="co14" table:number-columns-repeated="39" table:default-cell-style-name="ce1"/>
        <table:table-column table:style-name="co7" table:number-columns-repeated="16320" table:default-cell-style-name="ce1"/>
        <table:table-row table:style-name="ro5">
          <table:table-cell table:number-columns-repeated="2" table:style-name="ce4"/>
          <table:table-cell table:style-name="ce5"/>
          <table:table-cell table:number-columns-repeated="12" table:style-name="ce1"/>
          <table:table-cell table:style-name="ce37"/>
          <table:table-cell table:number-columns-repeated="16368" table:style-name="ce1"/>
        </table:table-row>
        <table:table-row table:style-name="ro5">
          <table:table-cell table:number-columns-repeated="2" table:style-name="ce4"/>
          <table:table-cell table:style-name="ce5"/>
          <table:table-cell table:number-columns-repeated="11" table:style-name="ce1"/>
          <table:table-cell office:value-type="string" table:style-name="ce1">
            <text:p>UPDATE personal_inteligencia SET aliases = array_append(aliases,</text:p>
          </table:table-cell>
          <table:table-cell office:value-type="string" table:style-name="ce1">
            <text:p><text:s/>WHERE id =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id</text:p>
          </table:table-cell>
          <table:table-cell table:style-name="ce8"/>
          <table:table-cell table:style-name="ce1"/>
          <table:table-cell office:value-type="string" table:style-name="ce8">
            <text:p>aliases</text:p>
          </table:table-cell>
          <table:table-cell table:style-name="ce1"/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style-name="ce1"/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2" table:style-name="ce38">
            <text:p>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trudis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Sanchez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3-09-21</text:p>
          </table:table-cell>
          <table:table-cell office:value-type="string" table:style-name="ce1">
            <text:p>Argentina</text:p>
          </table:table-cell>
          <table:table-cell office:value-type="float" office:value="46837342" table:formula="of:=RANDBETWEEN(10000000;100000000)" table:style-name="ce2">
            <text:p>46837342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Tucson, AZ 85718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rtrudis','Viviana','Sanchez','Serna','personal_inteligencia_data/foto.png','1993-09-21','Argentina',46837342,'marrón oscuro','Tucson, AZ 85718','2035-04-09 07:00:00' )::alias_ty)" table:formula="of:=CONCATENATE([.$O$2]; &quot; ROW( &quot;;[.F4];&quot;,&quot;;[.G4];&quot;,&quot;;[.H4];&quot;,&quot;;[.I4];&quot;,&quot;;[.J4];&quot;,'&quot;;[.K4];&quot;','&quot;;[.L4];&quot;',&quot;;[.M4];&quot;,'&quot;;[.N4];&quot;','&quot;;[.O4];&quot;','&quot;;[.P4];&quot;' )::alias_ty)&quot;)" table:style-name="ce1">
            <text:p>UPDATE personal_inteligencia SET aliases = array_append(aliases, ROW( 'Bertrudis','Viviana','Sanchez','Serna','personal_inteligencia_data/foto.png','1993-09-21','Argentina',46837342,'marrón oscuro','Tucson, AZ 85718','2035-04-09 07:00:00' )::alias_ty)</text:p>
          </table:table-cell>
          <table:table-cell office:value-type="string" office:string-value=" WHERE id =2;" table:formula="of:=CONCATENATE([.$P$2];[.C4];&quot;;&quot;)" table:style-name="ce1">
            <text:p><text:s/>WHERE id =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4" table:style-name="ce38">
            <text:p>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ienvenido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Sarmient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2-05-06</text:p>
          </table:table-cell>
          <table:table-cell office:value-type="string" table:style-name="ce1">
            <text:p>Taiwán</text:p>
          </table:table-cell>
          <table:table-cell office:value-type="float" office:value="13169106" table:formula="of:=RANDBETWEEN(10000000;100000000)" table:style-name="ce2">
            <text:p>13169106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Kennesaw, GA 30144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ienvenido','Vivaldo','Salmeron','Sarmiento','personal_inteligencia_data/foto.png','2002-05-06','Taiwán',13169106,'azul oscuro','Kennesaw, GA 30144','2035-04-09 07:00:00' )::alias_ty)" table:formula="of:=CONCATENATE([.$O$2]; &quot; ROW( &quot;;[.F5];&quot;,&quot;;[.G5];&quot;,&quot;;[.H5];&quot;,&quot;;[.I5];&quot;,&quot;;[.J5];&quot;,'&quot;;[.K5];&quot;','&quot;;[.L5];&quot;',&quot;;[.M5];&quot;,'&quot;;[.N5];&quot;','&quot;;[.O5];&quot;','&quot;;[.P5];&quot;' )::alias_ty)&quot;)" table:style-name="ce1">
            <text:p>UPDATE personal_inteligencia SET aliases = array_append(aliases, ROW( 'Bienvenido','Vivaldo','Salmeron','Sarmiento','personal_inteligencia_data/foto.png','2002-05-06','Taiwán',13169106,'azul oscuro','Kennesaw, GA 30144','2035-04-09 07:00:00' )::alias_ty)</text:p>
          </table:table-cell>
          <table:table-cell office:value-type="string" office:string-value=" WHERE id =4;" table:formula="of:=CONCATENATE([.$P$2];[.C5];&quot;;&quot;)" table:style-name="ce1">
            <text:p><text:s/>WHERE id =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6" table:style-name="ce38">
            <text:p>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n'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Ward'</text:p>
          </table:table-cell>
          <table:table-cell office:value-type="string" table:style-name="ce1">
            <text:p>'Zambra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2-05-28</text:p>
          </table:table-cell>
          <table:table-cell office:value-type="string" table:style-name="ce1">
            <text:p>Argentina</text:p>
          </table:table-cell>
          <table:table-cell office:value-type="float" office:value="12892423" table:formula="of:=RANDBETWEEN(10000000;100000000)" table:style-name="ce2">
            <text:p>12892423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93 Sunbeam Drive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drian','Vitalicio','Ward','Zambrano','personal_inteligencia_data/foto.png','1982-05-28','Argentina',12892423,'azul oscuro','93 Sunbeam Drive','2035-04-09 07:00:00' )::alias_ty)" table:formula="of:=CONCATENATE([.$O$2]; &quot; ROW( &quot;;[.F6];&quot;,&quot;;[.G6];&quot;,&quot;;[.H6];&quot;,&quot;;[.I6];&quot;,&quot;;[.J6];&quot;,'&quot;;[.K6];&quot;','&quot;;[.L6];&quot;',&quot;;[.M6];&quot;,'&quot;;[.N6];&quot;','&quot;;[.O6];&quot;','&quot;;[.P6];&quot;' )::alias_ty)&quot;)" table:style-name="ce1">
            <text:p>UPDATE personal_inteligencia SET aliases = array_append(aliases, ROW( 'Adrian','Vitalicio','Ward','Zambrano','personal_inteligencia_data/foto.png','1982-05-28','Argentina',12892423,'azul oscuro','93 Sunbeam Drive','2035-04-09 07:00:00' )::alias_ty)</text:p>
          </table:table-cell>
          <table:table-cell office:value-type="string" office:string-value=" WHERE id =6;" table:formula="of:=CONCATENATE([.$P$2];[.C6];&quot;;&quot;)" table:style-name="ce1">
            <text:p><text:s/>WHERE id =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8" table:style-name="ce38">
            <text:p>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stasia'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Toro'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0-09-18</text:p>
          </table:table-cell>
          <table:table-cell office:value-type="string" table:style-name="ce1">
            <text:p>Malasia</text:p>
          </table:table-cell>
          <table:table-cell office:value-type="float" office:value="92580658" table:formula="of:=RANDBETWEEN(10000000;100000000)" table:style-name="ce2">
            <text:p>92580658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Nashville, TN 37205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astasia','Victor','Toro','Valentin','personal_inteligencia_data/foto.png','2000-09-18','Malasia',92580658,'verde oscuro','Nashville, TN 37205','2035-04-09 07:00:00' )::alias_ty)" table:formula="of:=CONCATENATE([.$O$2]; &quot; ROW( &quot;;[.F7];&quot;,&quot;;[.G7];&quot;,&quot;;[.H7];&quot;,&quot;;[.I7];&quot;,&quot;;[.J7];&quot;,'&quot;;[.K7];&quot;','&quot;;[.L7];&quot;',&quot;;[.M7];&quot;,'&quot;;[.N7];&quot;','&quot;;[.O7];&quot;','&quot;;[.P7];&quot;' )::alias_ty)&quot;)" table:style-name="ce1">
            <text:p>UPDATE personal_inteligencia SET aliases = array_append(aliases, ROW( 'Anastasia','Victor','Toro','Valentin','personal_inteligencia_data/foto.png','2000-09-18','Malasia',92580658,'verde oscuro','Nashville, TN 37205','2035-04-09 07:00:00' )::alias_ty)</text:p>
          </table:table-cell>
          <table:table-cell office:value-type="string" office:string-value=" WHERE id =8;" table:formula="of:=CONCATENATE([.$P$2];[.C7];&quot;;&quot;)" table:style-name="ce1">
            <text:p><text:s/>WHERE id =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0" table:style-name="ce38">
            <text:p>1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andon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Salguero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7-01-29</text:p>
          </table:table-cell>
          <table:table-cell office:value-type="string" table:style-name="ce1">
            <text:p>Malasia</text:p>
          </table:table-cell>
          <table:table-cell office:value-type="float" office:value="47814503" table:formula="of:=RANDBETWEEN(10000000;100000000)" table:style-name="ce2">
            <text:p>47814503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Germantown, MD 20874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randon','Vicente','Salguero','Santiago','personal_inteligencia_data/foto.png','2007-01-29','Malasia',47814503,'marrón claro','Germantown, MD 20874','2035-04-09 07:00:00' )::alias_ty)" table:formula="of:=CONCATENATE([.$O$2]; &quot; ROW( &quot;;[.F8];&quot;,&quot;;[.G8];&quot;,&quot;;[.H8];&quot;,&quot;;[.I8];&quot;,&quot;;[.J8];&quot;,'&quot;;[.K8];&quot;','&quot;;[.L8];&quot;',&quot;;[.M8];&quot;,'&quot;;[.N8];&quot;','&quot;;[.O8];&quot;','&quot;;[.P8];&quot;' )::alias_ty)&quot;)" table:style-name="ce1">
            <text:p>UPDATE personal_inteligencia SET aliases = array_append(aliases, ROW( 'Brandon','Vicente','Salguero','Santiago','personal_inteligencia_data/foto.png','2007-01-29','Malasia',47814503,'marrón claro','Germantown, MD 20874','2035-04-09 07:00:00' )::alias_ty)</text:p>
          </table:table-cell>
          <table:table-cell office:value-type="string" office:string-value=" WHERE id =10;" table:formula="of:=CONCATENATE([.$P$2];[.C8];&quot;;&quot;)" table:style-name="ce1">
            <text:p><text:s/>WHERE id =1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2" table:style-name="ce38">
            <text:p>1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olf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Zaragoza'</text:p>
          </table:table-cell>
          <table:table-cell office:value-type="string" table:style-name="ce1">
            <text:p>'Zaragoz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3-02-07</text:p>
          </table:table-cell>
          <table:table-cell office:value-type="string" table:style-name="ce1">
            <text:p>Holanda</text:p>
          </table:table-cell>
          <table:table-cell office:value-type="float" office:value="14419262" table:formula="of:=RANDBETWEEN(10000000;100000000)" table:style-name="ce2">
            <text:p>14419262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586 Bear Hill Court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dolfo','Vicente','Zaragoza','Zaragoza','personal_inteligencia_data/foto.png','1973-02-07','Holanda',14419262,'azul claro','586 Bear Hill Court','2035-04-09 07:00:00' )::alias_ty)" table:formula="of:=CONCATENATE([.$O$2]; &quot; ROW( &quot;;[.F9];&quot;,&quot;;[.G9];&quot;,&quot;;[.H9];&quot;,&quot;;[.I9];&quot;,&quot;;[.J9];&quot;,'&quot;;[.K9];&quot;','&quot;;[.L9];&quot;',&quot;;[.M9];&quot;,'&quot;;[.N9];&quot;','&quot;;[.O9];&quot;','&quot;;[.P9];&quot;' )::alias_ty)&quot;)" table:style-name="ce1">
            <text:p>UPDATE personal_inteligencia SET aliases = array_append(aliases, ROW( 'Adolfo','Vicente','Zaragoza','Zaragoza','personal_inteligencia_data/foto.png','1973-02-07','Holanda',14419262,'azul claro','586 Bear Hill Court','2035-04-09 07:00:00' )::alias_ty)</text:p>
          </table:table-cell>
          <table:table-cell office:value-type="string" office:string-value=" WHERE id =12;" table:formula="of:=CONCATENATE([.$P$2];[.C9];&quot;;&quot;)" table:style-name="ce1">
            <text:p><text:s/>WHERE id =1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4" table:style-name="ce38">
            <text:p>1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ba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6-08-18</text:p>
          </table:table-cell>
          <table:table-cell office:value-type="string" table:style-name="ce1">
            <text:p>Zimbabue</text:p>
          </table:table-cell>
          <table:table-cell office:value-type="float" office:value="28784956" table:formula="of:=RANDBETWEEN(10000000;100000000)" table:style-name="ce2">
            <text:p>28784956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Stroudsburg, PA 18360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lba','Veronica','Vidal','Villa','personal_inteligencia_data/foto.png','2006-08-18','Zimbabue',28784956,'verde claro','Stroudsburg, PA 18360','2035-04-09 07:00:00' )::alias_ty)" table:formula="of:=CONCATENATE([.$O$2]; &quot; ROW( &quot;;[.F10];&quot;,&quot;;[.G10];&quot;,&quot;;[.H10];&quot;,&quot;;[.I10];&quot;,&quot;;[.J10];&quot;,'&quot;;[.K10];&quot;','&quot;;[.L10];&quot;',&quot;;[.M10];&quot;,'&quot;;[.N10];&quot;','&quot;;[.O10];&quot;','&quot;;[.P10];&quot;' )::alias_ty)&quot;)" table:style-name="ce1">
            <text:p>UPDATE personal_inteligencia SET aliases = array_append(aliases, ROW( 'Alba','Veronica','Vidal','Villa','personal_inteligencia_data/foto.png','2006-08-18','Zimbabue',28784956,'verde claro','Stroudsburg, PA 18360','2035-04-09 07:00:00' )::alias_ty)</text:p>
          </table:table-cell>
          <table:table-cell office:value-type="string" office:string-value=" WHERE id =14;" table:formula="of:=CONCATENATE([.$P$2];[.C10];&quot;;&quot;)" table:style-name="ce1">
            <text:p><text:s/>WHERE id =1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6" table:style-name="ce38">
            <text:p>1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ma'</text:p>
          </table:table-cell>
          <table:table-cell office:value-type="string" table:style-name="ce1">
            <text:p>'Vanesa'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Velazqu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07-14</text:p>
          </table:table-cell>
          <table:table-cell office:value-type="string" table:style-name="ce1">
            <text:p>Holanda</text:p>
          </table:table-cell>
          <table:table-cell office:value-type="float" office:value="70747770" table:formula="of:=RANDBETWEEN(10000000;100000000)" table:style-name="ce2">
            <text:p>70747770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West Bloomfield, MI 48322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lma','Vanesa','Valles','Velazquez','personal_inteligencia_data/foto.png','1975-07-14','Holanda',70747770,'verde oscuro','West Bloomfield, MI 48322','2035-04-09 07:00:00' )::alias_ty)" table:formula="of:=CONCATENATE([.$O$2]; &quot; ROW( &quot;;[.F11];&quot;,&quot;;[.G11];&quot;,&quot;;[.H11];&quot;,&quot;;[.I11];&quot;,&quot;;[.J11];&quot;,'&quot;;[.K11];&quot;','&quot;;[.L11];&quot;',&quot;;[.M11];&quot;,'&quot;;[.N11];&quot;','&quot;;[.O11];&quot;','&quot;;[.P11];&quot;' )::alias_ty)&quot;)" table:style-name="ce1">
            <text:p>UPDATE personal_inteligencia SET aliases = array_append(aliases, ROW( 'Alma','Vanesa','Valles','Velazquez','personal_inteligencia_data/foto.png','1975-07-14','Holanda',70747770,'verde oscuro','West Bloomfield, MI 48322','2035-04-09 07:00:00' )::alias_ty)</text:p>
          </table:table-cell>
          <table:table-cell office:value-type="string" office:string-value=" WHERE id =16;" table:formula="of:=CONCATENATE([.$P$2];[.C11];&quot;;&quot;)" table:style-name="ce1">
            <text:p><text:s/>WHERE id =1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18" table:style-name="ce38">
            <text:p>1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'Valentina'</text:p>
          </table:table-cell>
          <table:table-cell office:value-type="string" table:style-name="ce1">
            <text:p>'Serrano'</text:p>
          </table:table-cell>
          <table:table-cell office:value-type="string" table:style-name="ce1">
            <text:p>'Stewart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5-06-03</text:p>
          </table:table-cell>
          <table:table-cell office:value-type="string" table:style-name="ce1">
            <text:p>Uganda</text:p>
          </table:table-cell>
          <table:table-cell office:value-type="float" office:value="51482505" table:formula="of:=RANDBETWEEN(10000000;100000000)" table:style-name="ce2">
            <text:p>51482505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Madison Heights, MI 4807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nedicto','Valentina','Serrano','Stewart','personal_inteligencia_data/foto.png','1965-06-03','Uganda',51482505,'azul claro','Madison Heights, MI 48071','2035-04-09 07:00:00' )::alias_ty)" table:formula="of:=CONCATENATE([.$O$2]; &quot; ROW( &quot;;[.F12];&quot;,&quot;;[.G12];&quot;,&quot;;[.H12];&quot;,&quot;;[.I12];&quot;,&quot;;[.J12];&quot;,'&quot;;[.K12];&quot;','&quot;;[.L12];&quot;',&quot;;[.M12];&quot;,'&quot;;[.N12];&quot;','&quot;;[.O12];&quot;','&quot;;[.P12];&quot;' )::alias_ty)&quot;)" table:style-name="ce1">
            <text:p>UPDATE personal_inteligencia SET aliases = array_append(aliases, ROW( 'Benedicto','Valentina','Serrano','Stewart','personal_inteligencia_data/foto.png','1965-06-03','Uganda',51482505,'azul claro','Madison Heights, MI 48071','2035-04-09 07:00:00' )::alias_ty)</text:p>
          </table:table-cell>
          <table:table-cell office:value-type="string" office:string-value=" WHERE id =18;" table:formula="of:=CONCATENATE([.$P$2];[.C12];&quot;;&quot;)" table:style-name="ce1">
            <text:p><text:s/>WHERE id =1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20" table:style-name="ce38">
            <text:p>2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idana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Villareal'</text:p>
          </table:table-cell>
          <table:table-cell office:value-type="string" table:style-name="ce1">
            <text:p>'Villator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5-05-19</text:p>
          </table:table-cell>
          <table:table-cell office:value-type="string" table:style-name="ce1">
            <text:p>Malasia</text:p>
          </table:table-cell>
          <table:table-cell office:value-type="float" office:value="62784322" table:formula="of:=RANDBETWEEN(10000000;100000000)" table:style-name="ce2">
            <text:p>62784322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Richardson, TX 75080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idana','Tulio','Villareal','Villatoro','personal_inteligencia_data/foto.png','1995-05-19','Malasia',62784322,'verde oscuro','Richardson, TX 75080','2035-04-09 07:00:00' )::alias_ty)" table:formula="of:=CONCATENATE([.$O$2]; &quot; ROW( &quot;;[.F13];&quot;,&quot;;[.G13];&quot;,&quot;;[.H13];&quot;,&quot;;[.I13];&quot;,&quot;;[.J13];&quot;,'&quot;;[.K13];&quot;','&quot;;[.L13];&quot;',&quot;;[.M13];&quot;,'&quot;;[.N13];&quot;','&quot;;[.O13];&quot;','&quot;;[.P13];&quot;' )::alias_ty)&quot;)" table:style-name="ce1">
            <text:p>UPDATE personal_inteligencia SET aliases = array_append(aliases, ROW( 'Aidana','Tulio','Villareal','Villatoro','personal_inteligencia_data/foto.png','1995-05-19','Malasia',62784322,'verde oscuro','Richardson, TX 75080','2035-04-09 07:00:00' )::alias_ty)</text:p>
          </table:table-cell>
          <table:table-cell office:value-type="string" office:string-value=" WHERE id =20;" table:formula="of:=CONCATENATE([.$P$2];[.C13];&quot;;&quot;)" table:style-name="ce1">
            <text:p><text:s/>WHERE id =2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2" table:style-name="ce38">
            <text:p>2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dres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Terrazas'</text:p>
          </table:table-cell>
          <table:table-cell office:value-type="string" table:style-name="ce1">
            <text:p>'Valdiv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4-03-15</text:p>
          </table:table-cell>
          <table:table-cell office:value-type="string" table:style-name="ce1">
            <text:p>Uganda</text:p>
          </table:table-cell>
          <table:table-cell office:value-type="float" office:value="78605064" table:formula="of:=RANDBETWEEN(10000000;100000000)" table:style-name="ce2">
            <text:p>78605064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West Haven, CT 06516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dres','Tulio','Terrazas','Valdivia','personal_inteligencia_data/foto.png','2004-03-15','Uganda',78605064,'azul claro','West Haven, CT 06516','2035-04-09 07:00:00' )::alias_ty)" table:formula="of:=CONCATENATE([.$O$2]; &quot; ROW( &quot;;[.F14];&quot;,&quot;;[.G14];&quot;,&quot;;[.H14];&quot;,&quot;;[.I14];&quot;,&quot;;[.J14];&quot;,'&quot;;[.K14];&quot;','&quot;;[.L14];&quot;',&quot;;[.M14];&quot;,'&quot;;[.N14];&quot;','&quot;;[.O14];&quot;','&quot;;[.P14];&quot;' )::alias_ty)&quot;)" table:style-name="ce1">
            <text:p>UPDATE personal_inteligencia SET aliases = array_append(aliases, ROW( 'Andres','Tulio','Terrazas','Valdivia','personal_inteligencia_data/foto.png','2004-03-15','Uganda',78605064,'azul claro','West Haven, CT 06516','2035-04-09 07:00:00' )::alias_ty)</text:p>
          </table:table-cell>
          <table:table-cell office:value-type="string" office:string-value=" WHERE id =22;" table:formula="of:=CONCATENATE([.$P$2];[.C14];&quot;;&quot;)" table:style-name="ce1">
            <text:p><text:s/>WHERE id =2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4" table:style-name="ce38">
            <text:p>2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belardo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Zuniga'</text:p>
          </table:table-cell>
          <table:table-cell office:value-type="string" table:style-name="ce1">
            <text:p>'Zunig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4-12-31</text:p>
          </table:table-cell>
          <table:table-cell office:value-type="string" table:style-name="ce1">
            <text:p>Irlanda</text:p>
          </table:table-cell>
          <table:table-cell office:value-type="float" office:value="33727131" table:formula="of:=RANDBETWEEN(10000000;100000000)" table:style-name="ce2">
            <text:p>33727131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9161 Court Street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belardo','Trinidad','Zuniga','Zuniga','personal_inteligencia_data/foto.png','1964-12-31','Irlanda',33727131,'marrón oscuro','9161 Court Street','2035-04-09 07:00:00' )::alias_ty)" table:formula="of:=CONCATENATE([.$O$2]; &quot; ROW( &quot;;[.F15];&quot;,&quot;;[.G15];&quot;,&quot;;[.H15];&quot;,&quot;;[.I15];&quot;,&quot;;[.J15];&quot;,'&quot;;[.K15];&quot;','&quot;;[.L15];&quot;',&quot;;[.M15];&quot;,'&quot;;[.N15];&quot;','&quot;;[.O15];&quot;','&quot;;[.P15];&quot;' )::alias_ty)&quot;)" table:style-name="ce1">
            <text:p>UPDATE personal_inteligencia SET aliases = array_append(aliases, ROW( 'Abelardo','Trinidad','Zuniga','Zuniga','personal_inteligencia_data/foto.png','1964-12-31','Irlanda',33727131,'marrón oscuro','9161 Court Street','2035-04-09 07:00:00' )::alias_ty)</text:p>
          </table:table-cell>
          <table:table-cell office:value-type="string" office:string-value=" WHERE id =24;" table:formula="of:=CONCATENATE([.$P$2];[.C15];&quot;;&quot;)" table:style-name="ce1">
            <text:p><text:s/>WHERE id =2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6" table:style-name="ce38">
            <text:p>2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lla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Serrato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1-02-15</text:p>
          </table:table-cell>
          <table:table-cell office:value-type="string" table:style-name="ce1">
            <text:p>Uganda</text:p>
          </table:table-cell>
          <table:table-cell office:value-type="float" office:value="79351965" table:formula="of:=RANDBETWEEN(10000000;100000000)" table:style-name="ce2">
            <text:p>79351965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Bedford, OH 44146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lla','Tarsicio','Serrato','Sullivan','personal_inteligencia_data/foto.png','2011-02-15','Uganda',79351965,'verde oscuro','Bedford, OH 44146','2035-04-09 07:00:00' )::alias_ty)" table:formula="of:=CONCATENATE([.$O$2]; &quot; ROW( &quot;;[.F16];&quot;,&quot;;[.G16];&quot;,&quot;;[.H16];&quot;,&quot;;[.I16];&quot;,&quot;;[.J16];&quot;,'&quot;;[.K16];&quot;','&quot;;[.L16];&quot;',&quot;;[.M16];&quot;,'&quot;;[.N16];&quot;','&quot;;[.O16];&quot;','&quot;;[.P16];&quot;' )::alias_ty)&quot;)" table:style-name="ce1">
            <text:p>UPDATE personal_inteligencia SET aliases = array_append(aliases, ROW( 'Bella','Tarsicio','Serrato','Sullivan','personal_inteligencia_data/foto.png','2011-02-15','Uganda',79351965,'verde oscuro','Bedford, OH 44146','2035-04-09 07:00:00' )::alias_ty)</text:p>
          </table:table-cell>
          <table:table-cell office:value-type="string" office:string-value=" WHERE id =26;" table:formula="of:=CONCATENATE([.$P$2];[.C16];&quot;;&quot;)" table:style-name="ce1">
            <text:p><text:s/>WHERE id =2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8" table:style-name="ce38">
            <text:p>2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tenea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Stevens'</text:p>
          </table:table-cell>
          <table:table-cell office:value-type="string" table:style-name="ce1">
            <text:p>'Tera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5-08-22</text:p>
          </table:table-cell>
          <table:table-cell office:value-type="string" table:style-name="ce1">
            <text:p>Groenlandia</text:p>
          </table:table-cell>
          <table:table-cell office:value-type="float" office:value="26198652" table:formula="of:=RANDBETWEEN(10000000;100000000)" table:style-name="ce2">
            <text:p>26198652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Elkridge, MD 21075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tenea','Tarsicio','Stevens','Teran','personal_inteligencia_data/foto.png','1985-08-22','Groenlandia',26198652,'marrón oscuro','Elkridge, MD 21075','2035-04-09 07:00:00' )::alias_ty)" table:formula="of:=CONCATENATE([.$O$2]; &quot; ROW( &quot;;[.F17];&quot;,&quot;;[.G17];&quot;,&quot;;[.H17];&quot;,&quot;;[.I17];&quot;,&quot;;[.J17];&quot;,'&quot;;[.K17];&quot;','&quot;;[.L17];&quot;',&quot;;[.M17];&quot;,'&quot;;[.N17];&quot;','&quot;;[.O17];&quot;','&quot;;[.P17];&quot;' )::alias_ty)&quot;)" table:style-name="ce1">
            <text:p>UPDATE personal_inteligencia SET aliases = array_append(aliases, ROW( 'Atenea','Tarsicio','Stevens','Teran','personal_inteligencia_data/foto.png','1985-08-22','Groenlandia',26198652,'marrón oscuro','Elkridge, MD 21075','2035-04-09 07:00:00' )::alias_ty)</text:p>
          </table:table-cell>
          <table:table-cell office:value-type="string" office:string-value=" WHERE id =28;" table:formula="of:=CONCATENATE([.$P$2];[.C17];&quot;;&quot;)" table:style-name="ce1">
            <text:p><text:s/>WHERE id =2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0" table:style-name="ce38">
            <text:p>3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ta'</text:p>
          </table:table-cell>
          <table:table-cell office:value-type="string" table:style-name="ce1">
            <text:p>'Soledad'</text:p>
          </table:table-cell>
          <table:table-cell office:value-type="string" table:style-name="ce1">
            <text:p>'Sandoval'</text:p>
          </table:table-cell>
          <table:table-cell office:value-type="string" table:style-name="ce1">
            <text:p>'Serrat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0-12-04</text:p>
          </table:table-cell>
          <table:table-cell office:value-type="string" table:style-name="ce1">
            <text:p>Groenlandia</text:p>
          </table:table-cell>
          <table:table-cell office:value-type="float" office:value="80800802" table:formula="of:=RANDBETWEEN(10000000;100000000)" table:style-name="ce2">
            <text:p>80800802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Longview, TX 75604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rta','Soledad','Sandoval','Serrato','personal_inteligencia_data/foto.png','1990-12-04','Groenlandia',80800802,'azul claro','Longview, TX 75604','2035-04-09 07:00:00' )::alias_ty)" table:formula="of:=CONCATENATE([.$O$2]; &quot; ROW( &quot;;[.F18];&quot;,&quot;;[.G18];&quot;,&quot;;[.H18];&quot;,&quot;;[.I18];&quot;,&quot;;[.J18];&quot;,'&quot;;[.K18];&quot;','&quot;;[.L18];&quot;',&quot;;[.M18];&quot;,'&quot;;[.N18];&quot;','&quot;;[.O18];&quot;','&quot;;[.P18];&quot;' )::alias_ty)&quot;)" table:style-name="ce1">
            <text:p>UPDATE personal_inteligencia SET aliases = array_append(aliases, ROW( 'Berta','Soledad','Sandoval','Serrato','personal_inteligencia_data/foto.png','1990-12-04','Groenlandia',80800802,'azul claro','Longview, TX 75604','2035-04-09 07:00:00' )::alias_ty)</text:p>
          </table:table-cell>
          <table:table-cell office:value-type="string" office:string-value=" WHERE id =30;" table:formula="of:=CONCATENATE([.$P$2];[.C18];&quot;;&quot;)" table:style-name="ce1">
            <text:p><text:s/>WHERE id =3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2" table:style-name="ce38">
            <text:p>3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ana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lobo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0-06-05</text:p>
          </table:table-cell>
          <table:table-cell office:value-type="string" table:style-name="ce1">
            <text:p>Uganda</text:p>
          </table:table-cell>
          <table:table-cell office:value-type="float" office:value="64161933" table:formula="of:=RANDBETWEEN(10000000;100000000)" table:style-name="ce2">
            <text:p>64161933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Milledgeville, GA 3106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lana','Santiago','Vidal','Villalobos','personal_inteligencia_data/foto.png','2000-06-05','Uganda',64161933,'marrón oscuro','Milledgeville, GA 31061','2035-04-09 07:00:00' )::alias_ty)" table:formula="of:=CONCATENATE([.$O$2]; &quot; ROW( &quot;;[.F19];&quot;,&quot;;[.G19];&quot;,&quot;;[.H19];&quot;,&quot;;[.I19];&quot;,&quot;;[.J19];&quot;,'&quot;;[.K19];&quot;','&quot;;[.L19];&quot;',&quot;;[.M19];&quot;,'&quot;;[.N19];&quot;','&quot;;[.O19];&quot;','&quot;;[.P19];&quot;' )::alias_ty)&quot;)" table:style-name="ce1">
            <text:p>UPDATE personal_inteligencia SET aliases = array_append(aliases, ROW( 'Alana','Santiago','Vidal','Villalobos','personal_inteligencia_data/foto.png','2000-06-05','Uganda',64161933,'marrón oscuro','Milledgeville, GA 31061','2035-04-09 07:00:00' )::alias_ty)</text:p>
          </table:table-cell>
          <table:table-cell office:value-type="string" office:string-value=" WHERE id =32;" table:formula="of:=CONCATENATE([.$P$2];[.C19];&quot;;&quot;)" table:style-name="ce1">
            <text:p><text:s/>WHERE id =3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4" table:style-name="ce38">
            <text:p>3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urelio'</text:p>
          </table:table-cell>
          <table:table-cell office:value-type="string" table:style-name="ce1">
            <text:p>'Saida'</text:p>
          </table:table-cell>
          <table:table-cell office:value-type="string" table:style-name="ce1">
            <text:p>'Soliz'</text:p>
          </table:table-cell>
          <table:table-cell office:value-type="string" table:style-name="ce1">
            <text:p>'Tejed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6-08-09</text:p>
          </table:table-cell>
          <table:table-cell office:value-type="string" table:style-name="ce1">
            <text:p>Taiwán</text:p>
          </table:table-cell>
          <table:table-cell office:value-type="float" office:value="94015600" table:formula="of:=RANDBETWEEN(10000000;100000000)" table:style-name="ce2">
            <text:p>94015600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Casselberry, FL 32707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urelio','Saida','Soliz','Tejeda','personal_inteligencia_data/foto.png','1996-08-09','Taiwán',94015600,'azul oscuro','Casselberry, FL 32707','2035-04-09 07:00:00' )::alias_ty)" table:formula="of:=CONCATENATE([.$O$2]; &quot; ROW( &quot;;[.F20];&quot;,&quot;;[.G20];&quot;,&quot;;[.H20];&quot;,&quot;;[.I20];&quot;,&quot;;[.J20];&quot;,'&quot;;[.K20];&quot;','&quot;;[.L20];&quot;',&quot;;[.M20];&quot;,'&quot;;[.N20];&quot;','&quot;;[.O20];&quot;','&quot;;[.P20];&quot;' )::alias_ty)&quot;)" table:style-name="ce1">
            <text:p>UPDATE personal_inteligencia SET aliases = array_append(aliases, ROW( 'Aurelio','Saida','Soliz','Tejeda','personal_inteligencia_data/foto.png','1996-08-09','Taiwán',94015600,'azul oscuro','Casselberry, FL 32707','2035-04-09 07:00:00' )::alias_ty)</text:p>
          </table:table-cell>
          <table:table-cell office:value-type="string" office:string-value=" WHERE id =34;" table:formula="of:=CONCATENATE([.$P$2];[.C20];&quot;;&quot;)" table:style-name="ce1">
            <text:p><text:s/>WHERE id =3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6" table:style-name="ce38">
            <text:p>3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enice'</text:p>
          </table:table-cell>
          <table:table-cell office:value-type="string" table:style-name="ce1">
            <text:p>'Rosaura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Sifuent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2-09-23</text:p>
          </table:table-cell>
          <table:table-cell office:value-type="string" table:style-name="ce1">
            <text:p>Holanda</text:p>
          </table:table-cell>
          <table:table-cell office:value-type="float" office:value="83548922" table:formula="of:=RANDBETWEEN(10000000;100000000)" table:style-name="ce2">
            <text:p>83548922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Thibodaux, LA 7030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renice','Rosaura','Santiago','Sifuentes','personal_inteligencia_data/foto.png','1982-09-23','Holanda',83548922,'marrón oscuro','Thibodaux, LA 70301','2035-04-09 07:00:00' )::alias_ty)" table:formula="of:=CONCATENATE([.$O$2]; &quot; ROW( &quot;;[.F21];&quot;,&quot;;[.G21];&quot;,&quot;;[.H21];&quot;,&quot;;[.I21];&quot;,&quot;;[.J21];&quot;,'&quot;;[.K21];&quot;','&quot;;[.L21];&quot;',&quot;;[.M21];&quot;,'&quot;;[.N21];&quot;','&quot;;[.O21];&quot;','&quot;;[.P21];&quot;' )::alias_ty)&quot;)" table:style-name="ce1">
            <text:p>UPDATE personal_inteligencia SET aliases = array_append(aliases, ROW( 'Berenice','Rosaura','Santiago','Sifuentes','personal_inteligencia_data/foto.png','1982-09-23','Holanda',83548922,'marrón oscuro','Thibodaux, LA 70301','2035-04-09 07:00:00' )::alias_ty)</text:p>
          </table:table-cell>
          <table:table-cell office:value-type="string" office:string-value=" WHERE id =36;" table:formula="of:=CONCATENATE([.$P$2];[.C21];&quot;;&quot;)" table:style-name="ce1">
            <text:p><text:s/>WHERE id =3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38" table:style-name="ce38">
            <text:p>3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an'</text:p>
          </table:table-cell>
          <table:table-cell office:value-type="string" table:style-name="ce1">
            <text:p>'Renato'</text:p>
          </table:table-cell>
          <table:table-cell office:value-type="string" table:style-name="ce1">
            <text:p>'Villa'</text:p>
          </table:table-cell>
          <table:table-cell office:value-type="string" table:style-name="ce1">
            <text:p>'Villarreal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9-03-19</text:p>
          </table:table-cell>
          <table:table-cell office:value-type="string" table:style-name="ce1">
            <text:p>Uganda</text:p>
          </table:table-cell>
          <table:table-cell office:value-type="float" office:value="26231596" table:formula="of:=RANDBETWEEN(10000000;100000000)" table:style-name="ce2">
            <text:p>26231596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Maplewood, NJ 07040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lan','Renato','Villa','Villarreal','personal_inteligencia_data/foto.png','1999-03-19','Uganda',26231596,'azul claro','Maplewood, NJ 07040','2035-04-09 07:00:00' )::alias_ty)" table:formula="of:=CONCATENATE([.$O$2]; &quot; ROW( &quot;;[.F22];&quot;,&quot;;[.G22];&quot;,&quot;;[.H22];&quot;,&quot;;[.I22];&quot;,&quot;;[.J22];&quot;,'&quot;;[.K22];&quot;','&quot;;[.L22];&quot;',&quot;;[.M22];&quot;,'&quot;;[.N22];&quot;','&quot;;[.O22];&quot;','&quot;;[.P22];&quot;' )::alias_ty)&quot;)" table:style-name="ce1">
            <text:p>UPDATE personal_inteligencia SET aliases = array_append(aliases, ROW( 'Alan','Renato','Villa','Villarreal','personal_inteligencia_data/foto.png','1999-03-19','Uganda',26231596,'azul claro','Maplewood, NJ 07040','2035-04-09 07:00:00' )::alias_ty)</text:p>
          </table:table-cell>
          <table:table-cell office:value-type="string" office:string-value=" WHERE id =38;" table:formula="of:=CONCATENATE([.$P$2];[.C22];&quot;;&quot;)" table:style-name="ce1">
            <text:p><text:s/>WHERE id =3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40" table:style-name="ce38">
            <text:p>4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'Ramona'</text:p>
          </table:table-cell>
          <table:table-cell office:value-type="string" table:style-name="ce1">
            <text:p>'Segura'</text:p>
          </table:table-cell>
          <table:table-cell office:value-type="string" table:style-name="ce1">
            <text:p>'Solorza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1-12-24</text:p>
          </table:table-cell>
          <table:table-cell office:value-type="string" table:style-name="ce1">
            <text:p>Australia</text:p>
          </table:table-cell>
          <table:table-cell office:value-type="float" office:value="23154376" table:formula="of:=RANDBETWEEN(10000000;100000000)" table:style-name="ce2">
            <text:p>23154376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Tupelo, MS 3880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nedicto','Ramona','Segura','Solorzano','personal_inteligencia_data/foto.png','1971-12-24','Australia',23154376,'verde claro','Tupelo, MS 38801','2035-04-09 07:00:00' )::alias_ty)" table:formula="of:=CONCATENATE([.$O$2]; &quot; ROW( &quot;;[.F23];&quot;,&quot;;[.G23];&quot;,&quot;;[.H23];&quot;,&quot;;[.I23];&quot;,&quot;;[.J23];&quot;,'&quot;;[.K23];&quot;','&quot;;[.L23];&quot;',&quot;;[.M23];&quot;,'&quot;;[.N23];&quot;','&quot;;[.O23];&quot;','&quot;;[.P23];&quot;' )::alias_ty)&quot;)" table:style-name="ce1">
            <text:p>UPDATE personal_inteligencia SET aliases = array_append(aliases, ROW( 'Benedicto','Ramona','Segura','Solorzano','personal_inteligencia_data/foto.png','1971-12-24','Australia',23154376,'verde claro','Tupelo, MS 38801','2035-04-09 07:00:00' )::alias_ty)</text:p>
          </table:table-cell>
          <table:table-cell office:value-type="string" office:string-value=" WHERE id =40;" table:formula="of:=CONCATENATE([.$P$2];[.C23];&quot;;&quot;)" table:style-name="ce1">
            <text:p><text:s/>WHERE id =4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2" table:style-name="ce38">
            <text:p>4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eno'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Saldana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1-09-15</text:p>
          </table:table-cell>
          <table:table-cell office:value-type="string" table:style-name="ce1">
            <text:p>Malasia</text:p>
          </table:table-cell>
          <table:table-cell office:value-type="float" office:value="58644403" table:formula="of:=RANDBETWEEN(10000000;100000000)" table:style-name="ce2">
            <text:p>58644403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Glen Allen, VA 23059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reno','Pilar','Saldana','Santiago','personal_inteligencia_data/foto.png','2011-09-15','Malasia',58644403,'marrón oscuro','Glen Allen, VA 23059','2035-04-09 07:00:00' )::alias_ty)" table:formula="of:=CONCATENATE([.$O$2]; &quot; ROW( &quot;;[.F24];&quot;,&quot;;[.G24];&quot;,&quot;;[.H24];&quot;,&quot;;[.I24];&quot;,&quot;;[.J24];&quot;,'&quot;;[.K24];&quot;','&quot;;[.L24];&quot;',&quot;;[.M24];&quot;,'&quot;;[.N24];&quot;','&quot;;[.O24];&quot;','&quot;;[.P24];&quot;' )::alias_ty)&quot;)" table:style-name="ce1">
            <text:p>UPDATE personal_inteligencia SET aliases = array_append(aliases, ROW( 'Breno','Pilar','Saldana','Santiago','personal_inteligencia_data/foto.png','2011-09-15','Malasia',58644403,'marrón oscuro','Glen Allen, VA 23059','2035-04-09 07:00:00' )::alias_ty)</text:p>
          </table:table-cell>
          <table:table-cell office:value-type="string" office:string-value=" WHERE id =42;" table:formula="of:=CONCATENATE([.$P$2];[.C24];&quot;;&quot;)" table:style-name="ce1">
            <text:p><text:s/>WHERE id =4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4" table:style-name="ce38">
            <text:p>4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stasia'</text:p>
          </table:table-cell>
          <table:table-cell office:value-type="string" table:style-name="ce1">
            <text:p>'Petronila'</text:p>
          </table:table-cell>
          <table:table-cell office:value-type="string" table:style-name="ce1">
            <text:p>'Torrez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9-02-16</text:p>
          </table:table-cell>
          <table:table-cell office:value-type="string" table:style-name="ce1">
            <text:p>Malasia</text:p>
          </table:table-cell>
          <table:table-cell office:value-type="float" office:value="21309258" table:formula="of:=RANDBETWEEN(10000000;100000000)" table:style-name="ce2">
            <text:p>21309258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Meadville, PA 16335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astasia','Petronila','Torrez','Valerio','personal_inteligencia_data/foto.png','1999-02-16','Malasia',21309258,'marrón oscuro','Meadville, PA 16335','2035-04-09 07:00:00' )::alias_ty)" table:formula="of:=CONCATENATE([.$O$2]; &quot; ROW( &quot;;[.F25];&quot;,&quot;;[.G25];&quot;,&quot;;[.H25];&quot;,&quot;;[.I25];&quot;,&quot;;[.J25];&quot;,'&quot;;[.K25];&quot;','&quot;;[.L25];&quot;',&quot;;[.M25];&quot;,'&quot;;[.N25];&quot;','&quot;;[.O25];&quot;','&quot;;[.P25];&quot;' )::alias_ty)&quot;)" table:style-name="ce1">
            <text:p>UPDATE personal_inteligencia SET aliases = array_append(aliases, ROW( 'Anastasia','Petronila','Torrez','Valerio','personal_inteligencia_data/foto.png','1999-02-16','Malasia',21309258,'marrón oscuro','Meadville, PA 16335','2035-04-09 07:00:00' )::alias_ty)</text:p>
          </table:table-cell>
          <table:table-cell office:value-type="string" office:string-value=" WHERE id =44;" table:formula="of:=CONCATENATE([.$P$2];[.C25];&quot;;&quot;)" table:style-name="ce1">
            <text:p><text:s/>WHERE id =4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6" table:style-name="ce38">
            <text:p>4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ejandro'</text:p>
          </table:table-cell>
          <table:table-cell office:value-type="string" table:style-name="ce1">
            <text:p>'Paulo'</text:p>
          </table:table-cell>
          <table:table-cell office:value-type="string" table:style-name="ce1">
            <text:p>'Verdug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1-08-18</text:p>
          </table:table-cell>
          <table:table-cell office:value-type="string" table:style-name="ce1">
            <text:p>Australia</text:p>
          </table:table-cell>
          <table:table-cell office:value-type="float" office:value="89247126" table:formula="of:=RANDBETWEEN(10000000;100000000)" table:style-name="ce2">
            <text:p>89247126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Round Lake, IL 60073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lejandro','Paulo','Verdugo','Vicente','personal_inteligencia_data/foto.png','2011-08-18','Australia',89247126,'azul oscuro','Round Lake, IL 60073','2035-04-09 07:00:00' )::alias_ty)" table:formula="of:=CONCATENATE([.$O$2]; &quot; ROW( &quot;;[.F26];&quot;,&quot;;[.G26];&quot;,&quot;;[.H26];&quot;,&quot;;[.I26];&quot;,&quot;;[.J26];&quot;,'&quot;;[.K26];&quot;','&quot;;[.L26];&quot;',&quot;;[.M26];&quot;,'&quot;;[.N26];&quot;','&quot;;[.O26];&quot;','&quot;;[.P26];&quot;' )::alias_ty)&quot;)" table:style-name="ce1">
            <text:p>UPDATE personal_inteligencia SET aliases = array_append(aliases, ROW( 'Alejandro','Paulo','Verdugo','Vicente','personal_inteligencia_data/foto.png','2011-08-18','Australia',89247126,'azul oscuro','Round Lake, IL 60073','2035-04-09 07:00:00' )::alias_ty)</text:p>
          </table:table-cell>
          <table:table-cell office:value-type="string" office:string-value=" WHERE id =46;" table:formula="of:=CONCATENATE([.$P$2];[.C26];&quot;;&quot;)" table:style-name="ce1">
            <text:p><text:s/>WHERE id =4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8" table:style-name="ce38">
            <text:p>4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fredo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Vargas'</text:p>
          </table:table-cell>
          <table:table-cell office:value-type="string" table:style-name="ce1">
            <text:p>'Ve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3-12-12</text:p>
          </table:table-cell>
          <table:table-cell office:value-type="string" table:style-name="ce1">
            <text:p>Irlanda</text:p>
          </table:table-cell>
          <table:table-cell office:value-type="float" office:value="25330962" table:formula="of:=RANDBETWEEN(10000000;100000000)" table:style-name="ce2">
            <text:p>25330962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Shakopee, MN 55379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lfredo','Orosio','Vargas','Vera','personal_inteligencia_data/foto.png','1973-12-12','Irlanda',25330962,'marrón oscuro','Shakopee, MN 55379','2035-04-09 07:00:00' )::alias_ty)" table:formula="of:=CONCATENATE([.$O$2]; &quot; ROW( &quot;;[.F27];&quot;,&quot;;[.G27];&quot;,&quot;;[.H27];&quot;,&quot;;[.I27];&quot;,&quot;;[.J27];&quot;,'&quot;;[.K27];&quot;','&quot;;[.L27];&quot;',&quot;;[.M27];&quot;,'&quot;;[.N27];&quot;','&quot;;[.O27];&quot;','&quot;;[.P27];&quot;' )::alias_ty)&quot;)" table:style-name="ce1">
            <text:p>UPDATE personal_inteligencia SET aliases = array_append(aliases, ROW( 'Alfredo','Orosio','Vargas','Vera','personal_inteligencia_data/foto.png','1973-12-12','Irlanda',25330962,'marrón oscuro','Shakopee, MN 55379','2035-04-09 07:00:00' )::alias_ty)</text:p>
          </table:table-cell>
          <table:table-cell office:value-type="string" office:string-value=" WHERE id =48;" table:formula="of:=CONCATENATE([.$P$2];[.C27];&quot;;&quot;)" table:style-name="ce1">
            <text:p><text:s/>WHERE id =4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0" table:style-name="ce38">
            <text:p>5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gel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Tello'</text:p>
          </table:table-cell>
          <table:table-cell office:value-type="string" table:style-name="ce1">
            <text:p>'Valad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5-05-04</text:p>
          </table:table-cell>
          <table:table-cell office:value-type="string" table:style-name="ce1">
            <text:p>Zimbabue</text:p>
          </table:table-cell>
          <table:table-cell office:value-type="float" office:value="34722333" table:formula="of:=RANDBETWEEN(10000000;100000000)" table:style-name="ce2">
            <text:p>34722333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East Brunswick, NJ 08816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gel','Orosio','Tello','Valadez','personal_inteligencia_data/foto.png','2005-05-04','Zimbabue',34722333,'marrón oscuro','East Brunswick, NJ 08816','2035-04-09 07:00:00' )::alias_ty)" table:formula="of:=CONCATENATE([.$O$2]; &quot; ROW( &quot;;[.F28];&quot;,&quot;;[.G28];&quot;,&quot;;[.H28];&quot;,&quot;;[.I28];&quot;,&quot;;[.J28];&quot;,'&quot;;[.K28];&quot;','&quot;;[.L28];&quot;',&quot;;[.M28];&quot;,'&quot;;[.N28];&quot;','&quot;;[.O28];&quot;','&quot;;[.P28];&quot;' )::alias_ty)&quot;)" table:style-name="ce1">
            <text:p>UPDATE personal_inteligencia SET aliases = array_append(aliases, ROW( 'Angel','Orosio','Tello','Valadez','personal_inteligencia_data/foto.png','2005-05-04','Zimbabue',34722333,'marrón oscuro','East Brunswick, NJ 08816','2035-04-09 07:00:00' )::alias_ty)</text:p>
          </table:table-cell>
          <table:table-cell office:value-type="string" office:string-value=" WHERE id =50;" table:formula="of:=CONCATENATE([.$P$2];[.C28];&quot;;&quot;)" table:style-name="ce1">
            <text:p><text:s/>WHERE id =5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2" table:style-name="ce38">
            <text:p>5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yala'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7-03-05</text:p>
          </table:table-cell>
          <table:table-cell office:value-type="string" table:style-name="ce1">
            <text:p>Malasia</text:p>
          </table:table-cell>
          <table:table-cell office:value-type="float" office:value="94135029" table:formula="of:=RANDBETWEEN(10000000;100000000)" table:style-name="ce2">
            <text:p>94135029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Miami Gardens, FL 33056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yala','Ophelia','Solis','Tamez','personal_inteligencia_data/foto.png','2007-03-05','Malasia',94135029,'marrón oscuro','Miami Gardens, FL 33056','2035-04-09 07:00:00' )::alias_ty)" table:formula="of:=CONCATENATE([.$O$2]; &quot; ROW( &quot;;[.F29];&quot;,&quot;;[.G29];&quot;,&quot;;[.H29];&quot;,&quot;;[.I29];&quot;,&quot;;[.J29];&quot;,'&quot;;[.K29];&quot;','&quot;;[.L29];&quot;',&quot;;[.M29];&quot;,'&quot;;[.N29];&quot;','&quot;;[.O29];&quot;','&quot;;[.P29];&quot;' )::alias_ty)&quot;)" table:style-name="ce1">
            <text:p>UPDATE personal_inteligencia SET aliases = array_append(aliases, ROW( 'Ayala','Ophelia','Solis','Tamez','personal_inteligencia_data/foto.png','2007-03-05','Malasia',94135029,'marrón oscuro','Miami Gardens, FL 33056','2035-04-09 07:00:00' )::alias_ty)</text:p>
          </table:table-cell>
          <table:table-cell office:value-type="string" office:string-value=" WHERE id =52;" table:formula="of:=CONCATENATE([.$P$2];[.C29];&quot;;&quot;)" table:style-name="ce1">
            <text:p><text:s/>WHERE id =5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4" table:style-name="ce38">
            <text:p>5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tonio'</text:p>
          </table:table-cell>
          <table:table-cell office:value-type="string" table:style-name="ce1">
            <text:p>'Nathaly'</text:p>
          </table:table-cell>
          <table:table-cell office:value-type="string" table:style-name="ce1">
            <text:p>'Tavarez'</text:p>
          </table:table-cell>
          <table:table-cell office:value-type="string" table:style-name="ce1">
            <text:p>'Uren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8-01-12</text:p>
          </table:table-cell>
          <table:table-cell office:value-type="string" table:style-name="ce1">
            <text:p>Australia</text:p>
          </table:table-cell>
          <table:table-cell office:value-type="float" office:value="98123736" table:formula="of:=RANDBETWEEN(10000000;100000000)" table:style-name="ce2">
            <text:p>98123736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Orchard Park, NY 14127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tonio','Nathaly','Tavarez','Urena','personal_inteligencia_data/foto.png','1968-01-12','Australia',98123736,'azul oscuro','Orchard Park, NY 14127','2035-04-09 07:00:00' )::alias_ty)" table:formula="of:=CONCATENATE([.$O$2]; &quot; ROW( &quot;;[.F30];&quot;,&quot;;[.G30];&quot;,&quot;;[.H30];&quot;,&quot;;[.I30];&quot;,&quot;;[.J30];&quot;,'&quot;;[.K30];&quot;','&quot;;[.L30];&quot;',&quot;;[.M30];&quot;,'&quot;;[.N30];&quot;','&quot;;[.O30];&quot;','&quot;;[.P30];&quot;' )::alias_ty)&quot;)" table:style-name="ce1">
            <text:p>UPDATE personal_inteligencia SET aliases = array_append(aliases, ROW( 'Antonio','Nathaly','Tavarez','Urena','personal_inteligencia_data/foto.png','1968-01-12','Australia',98123736,'azul oscuro','Orchard Park, NY 14127','2035-04-09 07:00:00' )::alias_ty)</text:p>
          </table:table-cell>
          <table:table-cell office:value-type="string" office:string-value=" WHERE id =54;" table:formula="of:=CONCATENATE([.$P$2];[.C30];&quot;;&quot;)" table:style-name="ce1">
            <text:p><text:s/>WHERE id =5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6" table:style-name="ce38">
            <text:p>5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rturo'</text:p>
          </table:table-cell>
          <table:table-cell office:value-type="string" table:style-name="ce1">
            <text:p>'Myriam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Tolenti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07-31</text:p>
          </table:table-cell>
          <table:table-cell office:value-type="string" table:style-name="ce1">
            <text:p>Holanda</text:p>
          </table:table-cell>
          <table:table-cell office:value-type="float" office:value="14728725" table:formula="of:=RANDBETWEEN(10000000;100000000)" table:style-name="ce2">
            <text:p>14728725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Lorton, VA 22079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rturo','Myriam','Sullivan','Tolentino','personal_inteligencia_data/foto.png','1975-07-31','Holanda',14728725,'verde oscuro','Lorton, VA 22079','2035-04-09 07:00:00' )::alias_ty)" table:formula="of:=CONCATENATE([.$O$2]; &quot; ROW( &quot;;[.F31];&quot;,&quot;;[.G31];&quot;,&quot;;[.H31];&quot;,&quot;;[.I31];&quot;,&quot;;[.J31];&quot;,'&quot;;[.K31];&quot;','&quot;;[.L31];&quot;',&quot;;[.M31];&quot;,'&quot;;[.N31];&quot;','&quot;;[.O31];&quot;','&quot;;[.P31];&quot;' )::alias_ty)&quot;)" table:style-name="ce1">
            <text:p>UPDATE personal_inteligencia SET aliases = array_append(aliases, ROW( 'Arturo','Myriam','Sullivan','Tolentino','personal_inteligencia_data/foto.png','1975-07-31','Holanda',14728725,'verde oscuro','Lorton, VA 22079','2035-04-09 07:00:00' )::alias_ty)</text:p>
          </table:table-cell>
          <table:table-cell office:value-type="string" office:string-value=" WHERE id =56;" table:formula="of:=CONCATENATE([.$P$2];[.C31];&quot;;&quot;)" table:style-name="ce1">
            <text:p><text:s/>WHERE id =56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58" table:style-name="ce38">
            <text:p>5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'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'Ulloa'</text:p>
          </table:table-cell>
          <table:table-cell office:value-type="string" table:style-name="ce1">
            <text:p>'Vall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6-09-25</text:p>
          </table:table-cell>
          <table:table-cell office:value-type="string" table:style-name="ce1">
            <text:p>Taiwán</text:p>
          </table:table-cell>
          <table:table-cell office:value-type="float" office:value="14569271" table:formula="of:=RANDBETWEEN(10000000;100000000)" table:style-name="ce2">
            <text:p>14569271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Woodbridge, VA 2219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a','Michael','Ulloa','Valle','personal_inteligencia_data/foto.png','1996-09-25','Taiwán',14569271,'marrón claro','Woodbridge, VA 22191','2035-04-09 07:00:00' )::alias_ty)" table:formula="of:=CONCATENATE([.$O$2]; &quot; ROW( &quot;;[.F32];&quot;,&quot;;[.G32];&quot;,&quot;;[.H32];&quot;,&quot;;[.I32];&quot;,&quot;;[.J32];&quot;,'&quot;;[.K32];&quot;','&quot;;[.L32];&quot;',&quot;;[.M32];&quot;,'&quot;;[.N32];&quot;','&quot;;[.O32];&quot;','&quot;;[.P32];&quot;' )::alias_ty)&quot;)" table:style-name="ce1">
            <text:p>UPDATE personal_inteligencia SET aliases = array_append(aliases, ROW( 'Ana','Michael','Ulloa','Valle','personal_inteligencia_data/foto.png','1996-09-25','Taiwán',14569271,'marrón claro','Woodbridge, VA 22191','2035-04-09 07:00:00' )::alias_ty)</text:p>
          </table:table-cell>
          <table:table-cell office:value-type="string" office:string-value=" WHERE id =58;" table:formula="of:=CONCATENATE([.$P$2];[.C32];&quot;;&quot;)" table:style-name="ce1">
            <text:p><text:s/>WHERE id =58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60" table:style-name="ce38">
            <text:p>6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ibiana'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Samaniego'</text:p>
          </table:table-cell>
          <table:table-cell office:value-type="string" table:style-name="ce1">
            <text:p>'Scott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6-01-26</text:p>
          </table:table-cell>
          <table:table-cell office:value-type="string" table:style-name="ce1">
            <text:p>Argentina</text:p>
          </table:table-cell>
          <table:table-cell office:value-type="float" office:value="58662002" table:formula="of:=RANDBETWEEN(10000000;100000000)" table:style-name="ce2">
            <text:p>58662002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Lake Mary, FL 32746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ibiana','Melina','Samaniego','Scott','personal_inteligencia_data/foto.png','1996-01-26','Argentina',58662002,'verde claro','Lake Mary, FL 32746','2035-04-09 07:00:00' )::alias_ty)" table:formula="of:=CONCATENATE([.$O$2]; &quot; ROW( &quot;;[.F33];&quot;,&quot;;[.G33];&quot;,&quot;;[.H33];&quot;,&quot;;[.I33];&quot;,&quot;;[.J33];&quot;,'&quot;;[.K33];&quot;','&quot;;[.L33];&quot;',&quot;;[.M33];&quot;,'&quot;;[.N33];&quot;','&quot;;[.O33];&quot;','&quot;;[.P33];&quot;' )::alias_ty)&quot;)" table:style-name="ce1">
            <text:p>UPDATE personal_inteligencia SET aliases = array_append(aliases, ROW( 'Bibiana','Melina','Samaniego','Scott','personal_inteligencia_data/foto.png','1996-01-26','Argentina',58662002,'verde claro','Lake Mary, FL 32746','2035-04-09 07:00:00' )::alias_ty)</text:p>
          </table:table-cell>
          <table:table-cell office:value-type="string" office:string-value=" WHERE id =60;" table:formula="of:=CONCATENATE([.$P$2];[.C33];&quot;;&quot;)" table:style-name="ce1">
            <text:p><text:s/>WHERE id =60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2" table:style-name="ce38">
            <text:p>6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Caligula'</text:p>
          </table:table-cell>
          <table:table-cell office:value-type="string" table:style-name="ce1">
            <text:p>'Melchor'</text:p>
          </table:table-cell>
          <table:table-cell office:value-type="string" table:style-name="ce1">
            <text:p>'Saavedra'</text:p>
          </table:table-cell>
          <table:table-cell office:value-type="string" table:style-name="ce1">
            <text:p>'Santacru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9-09-17</text:p>
          </table:table-cell>
          <table:table-cell office:value-type="string" table:style-name="ce1">
            <text:p>Uganda</text:p>
          </table:table-cell>
          <table:table-cell office:value-type="float" office:value="25624226" table:formula="of:=RANDBETWEEN(10000000;100000000)" table:style-name="ce2">
            <text:p>25624226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Arlington, MA 02474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Caligula','Melchor','Saavedra','Santacruz','personal_inteligencia_data/foto.png','1969-09-17','Uganda',25624226,'verde oscuro','Arlington, MA 02474','2035-04-09 07:00:00' )::alias_ty)" table:formula="of:=CONCATENATE([.$O$2]; &quot; ROW( &quot;;[.F34];&quot;,&quot;;[.G34];&quot;,&quot;;[.H34];&quot;,&quot;;[.I34];&quot;,&quot;;[.J34];&quot;,'&quot;;[.K34];&quot;','&quot;;[.L34];&quot;',&quot;;[.M34];&quot;,'&quot;;[.N34];&quot;','&quot;;[.O34];&quot;','&quot;;[.P34];&quot;' )::alias_ty)&quot;)" table:style-name="ce1">
            <text:p>UPDATE personal_inteligencia SET aliases = array_append(aliases, ROW( 'Caligula','Melchor','Saavedra','Santacruz','personal_inteligencia_data/foto.png','1969-09-17','Uganda',25624226,'verde oscuro','Arlington, MA 02474','2035-04-09 07:00:00' )::alias_ty)</text:p>
          </table:table-cell>
          <table:table-cell office:value-type="string" office:string-value=" WHERE id =62;" table:formula="of:=CONCATENATE([.$P$2];[.C34];&quot;;&quot;)" table:style-name="ce1">
            <text:p><text:s/>WHERE id =62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4" table:style-name="ce38">
            <text:p>6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bigail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Zelaya'</text:p>
          </table:table-cell>
          <table:table-cell office:value-type="string" table:style-name="ce1">
            <text:p>'Zaya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0-03-20</text:p>
          </table:table-cell>
          <table:table-cell office:value-type="string" table:style-name="ce1">
            <text:p>Irlanda</text:p>
          </table:table-cell>
          <table:table-cell office:value-type="float" office:value="47195286" table:formula="of:=RANDBETWEEN(10000000;100000000)" table:style-name="ce2">
            <text:p>47195286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7399 Brickyard St.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bigail','Maximo','Zelaya','Zayas','personal_inteligencia_data/foto.png','1970-03-20','Irlanda',47195286,'verde oscuro','7399 Brickyard St.','2035-04-09 07:00:00' )::alias_ty)" table:formula="of:=CONCATENATE([.$O$2]; &quot; ROW( &quot;;[.F35];&quot;,&quot;;[.G35];&quot;,&quot;;[.H35];&quot;,&quot;;[.I35];&quot;,&quot;;[.J35];&quot;,'&quot;;[.K35];&quot;','&quot;;[.L35];&quot;',&quot;;[.M35];&quot;,'&quot;;[.N35];&quot;','&quot;;[.O35];&quot;','&quot;;[.P35];&quot;' )::alias_ty)&quot;)" table:style-name="ce1">
            <text:p>UPDATE personal_inteligencia SET aliases = array_append(aliases, ROW( 'Abigail','Maximo','Zelaya','Zayas','personal_inteligencia_data/foto.png','1970-03-20','Irlanda',47195286,'verde oscuro','7399 Brickyard St.','2035-04-09 07:00:00' )::alias_ty)</text:p>
          </table:table-cell>
          <table:table-cell office:value-type="string" office:string-value=" WHERE id =64;" table:formula="of:=CONCATENATE([.$P$2];[.C35];&quot;;&quot;)" table:style-name="ce1">
            <text:p><text:s/>WHERE id =64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6" table:style-name="ce38">
            <text:p>6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narda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Santana'</text:p>
          </table:table-cell>
          <table:table-cell office:value-type="string" table:style-name="ce1">
            <text:p>'Sier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6-10-17</text:p>
          </table:table-cell>
          <table:table-cell office:value-type="string" table:style-name="ce1">
            <text:p>Holanda</text:p>
          </table:table-cell>
          <table:table-cell office:value-type="float" office:value="53160199" table:formula="of:=RANDBETWEEN(10000000;100000000)" table:style-name="ce2">
            <text:p>53160199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Mason, OH 45040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rnarda','Maximo','Santana','Sierra','personal_inteligencia_data/foto.png','1986-10-17','Holanda',53160199,'verde oscuro','Mason, OH 45040','2035-04-09 07:00:00' )::alias_ty)" table:formula="of:=CONCATENATE([.$O$2]; &quot; ROW( &quot;;[.F36];&quot;,&quot;;[.G36];&quot;,&quot;;[.H36];&quot;,&quot;;[.I36];&quot;,&quot;;[.J36];&quot;,'&quot;;[.K36];&quot;','&quot;;[.L36];&quot;',&quot;;[.M36];&quot;,'&quot;;[.N36];&quot;','&quot;;[.O36];&quot;','&quot;;[.P36];&quot;' )::alias_ty)&quot;)" table:style-name="ce1">
            <text:p>UPDATE personal_inteligencia SET aliases = array_append(aliases, ROW( 'Bernarda','Maximo','Santana','Sierra','personal_inteligencia_data/foto.png','1986-10-17','Holanda',53160199,'verde oscuro','Mason, OH 45040','2035-04-09 07:00:00' )::alias_ty)</text:p>
          </table:table-cell>
          <table:table-cell office:value-type="string" office:string-value=" WHERE id =66;" table:formula="of:=CONCATENATE([.$P$2];[.C36];&quot;;&quot;)" table:style-name="ce1">
            <text:p><text:s/>WHERE id =66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8" table:style-name="ce38">
            <text:p>6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elia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Valdivia'</text:p>
          </table:table-cell>
          <table:table-cell office:value-type="string" table:style-name="ce1">
            <text:p>'Valverd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0-05-03</text:p>
          </table:table-cell>
          <table:table-cell office:value-type="string" table:style-name="ce1">
            <text:p>Argentina</text:p>
          </table:table-cell>
          <table:table-cell office:value-type="float" office:value="91349436" table:formula="of:=RANDBETWEEN(10000000;100000000)" table:style-name="ce2">
            <text:p>91349436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Venice, FL 34293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melia','Maximo','Valdivia','Valverde','personal_inteligencia_data/foto.png','1990-05-03','Argentina',91349436,'verde claro','Venice, FL 34293','2035-04-09 07:00:00' )::alias_ty)" table:formula="of:=CONCATENATE([.$O$2]; &quot; ROW( &quot;;[.F37];&quot;,&quot;;[.G37];&quot;,&quot;;[.H37];&quot;,&quot;;[.I37];&quot;,&quot;;[.J37];&quot;,'&quot;;[.K37];&quot;','&quot;;[.L37];&quot;',&quot;;[.M37];&quot;,'&quot;;[.N37];&quot;','&quot;;[.O37];&quot;','&quot;;[.P37];&quot;' )::alias_ty)&quot;)" table:style-name="ce1">
            <text:p>UPDATE personal_inteligencia SET aliases = array_append(aliases, ROW( 'Amelia','Maximo','Valdivia','Valverde','personal_inteligencia_data/foto.png','1990-05-03','Argentina',91349436,'verde claro','Venice, FL 34293','2035-04-09 07:00:00' )::alias_ty)</text:p>
          </table:table-cell>
          <table:table-cell office:value-type="string" office:string-value=" WHERE id =68;" table:formula="of:=CONCATENATE([.$P$2];[.C37];&quot;;&quot;)" table:style-name="ce1">
            <text:p><text:s/>WHERE id =68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0" table:style-name="ce38">
            <text:p>7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eyda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Velasco'</text:p>
          </table:table-cell>
          <table:table-cell office:value-type="string" table:style-name="ce1">
            <text:p>'Verdug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7-02-15</text:p>
          </table:table-cell>
          <table:table-cell office:value-type="string" table:style-name="ce1">
            <text:p>Australia</text:p>
          </table:table-cell>
          <table:table-cell office:value-type="float" office:value="38615687" table:formula="of:=RANDBETWEEN(10000000;100000000)" table:style-name="ce2">
            <text:p>38615687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West Springfield, MA 01089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leyda','Maximiliano','Velasco','Verdugo','personal_inteligencia_data/foto.png','1967-02-15','Australia',38615687,'marrón claro','West Springfield, MA 01089','2035-04-09 07:00:00' )::alias_ty)" table:formula="of:=CONCATENATE([.$O$2]; &quot; ROW( &quot;;[.F38];&quot;,&quot;;[.G38];&quot;,&quot;;[.H38];&quot;,&quot;;[.I38];&quot;,&quot;;[.J38];&quot;,'&quot;;[.K38];&quot;','&quot;;[.L38];&quot;',&quot;;[.M38];&quot;,'&quot;;[.N38];&quot;','&quot;;[.O38];&quot;','&quot;;[.P38];&quot;' )::alias_ty)&quot;)" table:style-name="ce1">
            <text:p>UPDATE personal_inteligencia SET aliases = array_append(aliases, ROW( 'Aleyda','Maximiliano','Velasco','Verdugo','personal_inteligencia_data/foto.png','1967-02-15','Australia',38615687,'marrón claro','West Springfield, MA 01089','2035-04-09 07:00:00' )::alias_ty)</text:p>
          </table:table-cell>
          <table:table-cell office:value-type="string" office:string-value=" WHERE id =70;" table:formula="of:=CONCATENATE([.$P$2];[.C38];&quot;;&quot;)" table:style-name="ce1">
            <text:p><text:s/>WHERE id =70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2" table:style-name="ce38">
            <text:p>7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anda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Velard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3-06-07</text:p>
          </table:table-cell>
          <table:table-cell office:value-type="string" table:style-name="ce1">
            <text:p>Groenlandia</text:p>
          </table:table-cell>
          <table:table-cell office:value-type="float" office:value="27824796" table:formula="of:=RANDBETWEEN(10000000;100000000)" table:style-name="ce2">
            <text:p>27824796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Zionsville, IN 46077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manda','Mariluz','Valerio','Velarde','personal_inteligencia_data/foto.png','1983-06-07','Groenlandia',27824796,'marrón oscuro','Zionsville, IN 46077','2035-04-09 07:00:00' )::alias_ty)" table:formula="of:=CONCATENATE([.$O$2]; &quot; ROW( &quot;;[.F39];&quot;,&quot;;[.G39];&quot;,&quot;;[.H39];&quot;,&quot;;[.I39];&quot;,&quot;;[.J39];&quot;,'&quot;;[.K39];&quot;','&quot;;[.L39];&quot;',&quot;;[.M39];&quot;,'&quot;;[.N39];&quot;','&quot;;[.O39];&quot;','&quot;;[.P39];&quot;' )::alias_ty)&quot;)" table:style-name="ce1">
            <text:p>UPDATE personal_inteligencia SET aliases = array_append(aliases, ROW( 'Amanda','Mariluz','Valerio','Velarde','personal_inteligencia_data/foto.png','1983-06-07','Groenlandia',27824796,'marrón oscuro','Zionsville, IN 46077','2035-04-09 07:00:00' )::alias_ty)</text:p>
          </table:table-cell>
          <table:table-cell office:value-type="string" office:string-value=" WHERE id =72;" table:formula="of:=CONCATENATE([.$P$2];[.C39];&quot;;&quot;)" table:style-name="ce1">
            <text:p><text:s/>WHERE id =72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4" table:style-name="ce38">
            <text:p>7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gnes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Walker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9-03-16</text:p>
          </table:table-cell>
          <table:table-cell office:value-type="string" table:style-name="ce1">
            <text:p>Taiwán</text:p>
          </table:table-cell>
          <table:table-cell office:value-type="float" office:value="11669826" table:formula="of:=RANDBETWEEN(10000000;100000000)" table:style-name="ce2">
            <text:p>11669826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Chillicothe, OH 4560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gnes','Mariana','Villeda','Walker','personal_inteligencia_data/foto.png','1989-03-16','Taiwán',11669826,'marrón oscuro','Chillicothe, OH 45601','2035-04-09 07:00:00' )::alias_ty)" table:formula="of:=CONCATENATE([.$O$2]; &quot; ROW( &quot;;[.F40];&quot;,&quot;;[.G40];&quot;,&quot;;[.H40];&quot;,&quot;;[.I40];&quot;,&quot;;[.J40];&quot;,'&quot;;[.K40];&quot;','&quot;;[.L40];&quot;',&quot;;[.M40];&quot;,'&quot;;[.N40];&quot;','&quot;;[.O40];&quot;','&quot;;[.P40];&quot;' )::alias_ty)&quot;)" table:style-name="ce1">
            <text:p>UPDATE personal_inteligencia SET aliases = array_append(aliases, ROW( 'Agnes','Mariana','Villeda','Walker','personal_inteligencia_data/foto.png','1989-03-16','Taiwán',11669826,'marrón oscuro','Chillicothe, OH 45601','2035-04-09 07:00:00' )::alias_ty)</text:p>
          </table:table-cell>
          <table:table-cell office:value-type="string" office:string-value=" WHERE id =74;" table:formula="of:=CONCATENATE([.$P$2];[.C40];&quot;;&quot;)" table:style-name="ce1">
            <text:p><text:s/>WHERE id =74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6" table:style-name="ce38">
            <text:p>7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igno'</text:p>
          </table:table-cell>
          <table:table-cell office:value-type="string" table:style-name="ce1">
            <text:p>'Mariam'</text:p>
          </table:table-cell>
          <table:table-cell office:value-type="string" table:style-name="ce1">
            <text:p>'Sauceda'</text:p>
          </table:table-cell>
          <table:table-cell office:value-type="string" table:style-name="ce1">
            <text:p>'Simo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06-12</text:p>
          </table:table-cell>
          <table:table-cell office:value-type="string" table:style-name="ce1">
            <text:p>Australia</text:p>
          </table:table-cell>
          <table:table-cell office:value-type="float" office:value="12162713" table:formula="of:=RANDBETWEEN(10000000;100000000)" table:style-name="ce2">
            <text:p>12162713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Palm Harbor, FL 34683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nigno','Mariam','Sauceda','Simon','personal_inteligencia_data/foto.png','1975-06-12','Australia',12162713,'azul oscuro','Palm Harbor, FL 34683','2035-04-09 07:00:00' )::alias_ty)" table:formula="of:=CONCATENATE([.$O$2]; &quot; ROW( &quot;;[.F41];&quot;,&quot;;[.G41];&quot;,&quot;;[.H41];&quot;,&quot;;[.I41];&quot;,&quot;;[.J41];&quot;,'&quot;;[.K41];&quot;','&quot;;[.L41];&quot;',&quot;;[.M41];&quot;,'&quot;;[.N41];&quot;','&quot;;[.O41];&quot;','&quot;;[.P41];&quot;' )::alias_ty)&quot;)" table:style-name="ce1">
            <text:p>UPDATE personal_inteligencia SET aliases = array_append(aliases, ROW( 'Benigno','Mariam','Sauceda','Simon','personal_inteligencia_data/foto.png','1975-06-12','Australia',12162713,'azul oscuro','Palm Harbor, FL 34683','2035-04-09 07:00:00' )::alias_ty)</text:p>
          </table:table-cell>
          <table:table-cell office:value-type="string" office:string-value=" WHERE id =76;" table:formula="of:=CONCATENATE([.$P$2];[.C41];&quot;;&quot;)" table:style-name="ce1">
            <text:p><text:s/>WHERE id =7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78" table:style-name="ce38">
            <text:p>7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tonio'</text:p>
          </table:table-cell>
          <table:table-cell office:value-type="string" table:style-name="ce1">
            <text:p>'Margarita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Trej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1-06-15</text:p>
          </table:table-cell>
          <table:table-cell office:value-type="string" table:style-name="ce1">
            <text:p>Irlanda</text:p>
          </table:table-cell>
          <table:table-cell office:value-type="float" office:value="96944507" table:formula="of:=RANDBETWEEN(10000000;100000000)" table:style-name="ce2">
            <text:p>96944507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Cheshire, CT 06410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tonio','Margarita','Tamez','Trejo','personal_inteligencia_data/foto.png','1971-06-15','Irlanda',96944507,'marrón claro','Cheshire, CT 06410','2035-04-09 07:00:00' )::alias_ty)" table:formula="of:=CONCATENATE([.$O$2]; &quot; ROW( &quot;;[.F42];&quot;,&quot;;[.G42];&quot;,&quot;;[.H42];&quot;,&quot;;[.I42];&quot;,&quot;;[.J42];&quot;,'&quot;;[.K42];&quot;','&quot;;[.L42];&quot;',&quot;;[.M42];&quot;,'&quot;;[.N42];&quot;','&quot;;[.O42];&quot;','&quot;;[.P42];&quot;' )::alias_ty)&quot;)" table:style-name="ce1">
            <text:p>UPDATE personal_inteligencia SET aliases = array_append(aliases, ROW( 'Antonio','Margarita','Tamez','Trejo','personal_inteligencia_data/foto.png','1971-06-15','Irlanda',96944507,'marrón claro','Cheshire, CT 06410','2035-04-09 07:00:00' )::alias_ty)</text:p>
          </table:table-cell>
          <table:table-cell office:value-type="string" office:string-value=" WHERE id =78;" table:formula="of:=CONCATENATE([.$P$2];[.C42];&quot;;&quot;)" table:style-name="ce1">
            <text:p><text:s/>WHERE id =7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80" table:style-name="ce38">
            <text:p>8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raceli'</text:p>
          </table:table-cell>
          <table:table-cell office:value-type="string" table:style-name="ce1">
            <text:p>'Marcial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rr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2-08-11</text:p>
          </table:table-cell>
          <table:table-cell office:value-type="string" table:style-name="ce1">
            <text:p>Irlanda</text:p>
          </table:table-cell>
          <table:table-cell office:value-type="float" office:value="36264004" table:formula="of:=RANDBETWEEN(10000000;100000000)" table:style-name="ce2">
            <text:p>36264004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Georgetown, SC 29440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raceli','Marcial','Tafoya','Torrez','personal_inteligencia_data/foto.png','1972-08-11','Irlanda',36264004,'marrón oscuro','Georgetown, SC 29440','2035-04-09 07:00:00' )::alias_ty)" table:formula="of:=CONCATENATE([.$O$2]; &quot; ROW( &quot;;[.F43];&quot;,&quot;;[.G43];&quot;,&quot;;[.H43];&quot;,&quot;;[.I43];&quot;,&quot;;[.J43];&quot;,'&quot;;[.K43];&quot;','&quot;;[.L43];&quot;',&quot;;[.M43];&quot;,'&quot;;[.N43];&quot;','&quot;;[.O43];&quot;','&quot;;[.P43];&quot;' )::alias_ty)&quot;)" table:style-name="ce1">
            <text:p>UPDATE personal_inteligencia SET aliases = array_append(aliases, ROW( 'Araceli','Marcial','Tafoya','Torrez','personal_inteligencia_data/foto.png','1972-08-11','Irlanda',36264004,'marrón oscuro','Georgetown, SC 29440','2035-04-09 07:00:00' )::alias_ty)</text:p>
          </table:table-cell>
          <table:table-cell office:value-type="string" office:string-value=" WHERE id =80;" table:formula="of:=CONCATENATE([.$P$2];[.C43];&quot;;&quot;)" table:style-name="ce1">
            <text:p><text:s/>WHERE id =80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2" table:style-name="ce38">
            <text:p>8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jamin'</text:p>
          </table:table-cell>
          <table:table-cell office:value-type="string" table:style-name="ce1">
            <text:p>'Marcela'</text:p>
          </table:table-cell>
          <table:table-cell office:value-type="string" table:style-name="ce1">
            <text:p>'Santillan'</text:p>
          </table:table-cell>
          <table:table-cell office:value-type="string" table:style-name="ce1">
            <text:p>'Silv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9-03-29</text:p>
          </table:table-cell>
          <table:table-cell office:value-type="string" table:style-name="ce1">
            <text:p>Irlanda</text:p>
          </table:table-cell>
          <table:table-cell office:value-type="float" office:value="26090279" table:formula="of:=RANDBETWEEN(10000000;100000000)" table:style-name="ce2">
            <text:p>26090279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Maumee, OH 43537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njamin','Marcela','Santillan','Silva','personal_inteligencia_data/foto.png','1979-03-29','Irlanda',26090279,'marrón claro','Maumee, OH 43537','2035-04-09 07:00:00' )::alias_ty)" table:formula="of:=CONCATENATE([.$O$2]; &quot; ROW( &quot;;[.F44];&quot;,&quot;;[.G44];&quot;,&quot;;[.H44];&quot;,&quot;;[.I44];&quot;,&quot;;[.J44];&quot;,'&quot;;[.K44];&quot;','&quot;;[.L44];&quot;',&quot;;[.M44];&quot;,'&quot;;[.N44];&quot;','&quot;;[.O44];&quot;','&quot;;[.P44];&quot;' )::alias_ty)&quot;)" table:style-name="ce1">
            <text:p>UPDATE personal_inteligencia SET aliases = array_append(aliases, ROW( 'Benjamin','Marcela','Santillan','Silva','personal_inteligencia_data/foto.png','1979-03-29','Irlanda',26090279,'marrón claro','Maumee, OH 43537','2035-04-09 07:00:00' )::alias_ty)</text:p>
          </table:table-cell>
          <table:table-cell office:value-type="string" office:string-value=" WHERE id =82;" table:formula="of:=CONCATENATE([.$P$2];[.C44];&quot;;&quot;)" table:style-name="ce1">
            <text:p><text:s/>WHERE id =82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4" table:style-name="ce38">
            <text:p>8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olfo'</text:p>
          </table:table-cell>
          <table:table-cell office:value-type="string" table:style-name="ce1">
            <text:p>'Mabel'</text:p>
          </table:table-cell>
          <table:table-cell office:value-type="string" table:style-name="ce1">
            <text:p>'Yepez'</text:p>
          </table:table-cell>
          <table:table-cell office:value-type="string" table:style-name="ce1">
            <text:p>'Zapat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4-12-30</text:p>
          </table:table-cell>
          <table:table-cell office:value-type="string" table:style-name="ce1">
            <text:p>Groenlandia</text:p>
          </table:table-cell>
          <table:table-cell office:value-type="float" office:value="83203350" table:formula="of:=RANDBETWEEN(10000000;100000000)" table:style-name="ce2">
            <text:p>83203350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29 Golf St.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dolfo','Mabel','Yepez','Zapata','personal_inteligencia_data/foto.png','1974-12-30','Groenlandia',83203350,'marrón oscuro','29 Golf St.','2035-04-09 07:00:00' )::alias_ty)" table:formula="of:=CONCATENATE([.$O$2]; &quot; ROW( &quot;;[.F45];&quot;,&quot;;[.G45];&quot;,&quot;;[.H45];&quot;,&quot;;[.I45];&quot;,&quot;;[.J45];&quot;,'&quot;;[.K45];&quot;','&quot;;[.L45];&quot;',&quot;;[.M45];&quot;,'&quot;;[.N45];&quot;','&quot;;[.O45];&quot;','&quot;;[.P45];&quot;' )::alias_ty)&quot;)" table:style-name="ce1">
            <text:p>UPDATE personal_inteligencia SET aliases = array_append(aliases, ROW( 'Adolfo','Mabel','Yepez','Zapata','personal_inteligencia_data/foto.png','1974-12-30','Groenlandia',83203350,'marrón oscuro','29 Golf St.','2035-04-09 07:00:00' )::alias_ty)</text:p>
          </table:table-cell>
          <table:table-cell office:value-type="string" office:string-value=" WHERE id =84;" table:formula="of:=CONCATENATE([.$P$2];[.C45];&quot;;&quot;)" table:style-name="ce1">
            <text:p><text:s/>WHERE id =84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6" table:style-name="ce38">
            <text:p>8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'Lucrecia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Sor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8-08-05</text:p>
          </table:table-cell>
          <table:table-cell office:value-type="string" table:style-name="ce1">
            <text:p>Zimbabue</text:p>
          </table:table-cell>
          <table:table-cell office:value-type="float" office:value="92108076" table:formula="of:=RANDBETWEEN(10000000;100000000)" table:style-name="ce2">
            <text:p>92108076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Winston Salem, NC 27103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nedicto','Lucrecia','Serna','Soria','personal_inteligencia_data/foto.png','1968-08-05','Zimbabue',92108076,'marrón oscuro','Winston Salem, NC 27103','2035-04-09 07:00:00' )::alias_ty)" table:formula="of:=CONCATENATE([.$O$2]; &quot; ROW( &quot;;[.F46];&quot;,&quot;;[.G46];&quot;,&quot;;[.H46];&quot;,&quot;;[.I46];&quot;,&quot;;[.J46];&quot;,'&quot;;[.K46];&quot;','&quot;;[.L46];&quot;',&quot;;[.M46];&quot;,'&quot;;[.N46];&quot;','&quot;;[.O46];&quot;','&quot;;[.P46];&quot;' )::alias_ty)&quot;)" table:style-name="ce1">
            <text:p>UPDATE personal_inteligencia SET aliases = array_append(aliases, ROW( 'Benedicto','Lucrecia','Serna','Soria','personal_inteligencia_data/foto.png','1968-08-05','Zimbabue',92108076,'marrón oscuro','Winston Salem, NC 27103','2035-04-09 07:00:00' )::alias_ty)</text:p>
          </table:table-cell>
          <table:table-cell office:value-type="string" office:string-value=" WHERE id =86;" table:formula="of:=CONCATENATE([.$P$2];[.C46];&quot;;&quot;)" table:style-name="ce1">
            <text:p><text:s/>WHERE id =86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8" table:style-name="ce38">
            <text:p>8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urelio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Soriano'</text:p>
          </table:table-cell>
          <table:table-cell office:value-type="string" table:style-name="ce1">
            <text:p>'Tejed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4-08-02</text:p>
          </table:table-cell>
          <table:table-cell office:value-type="string" table:style-name="ce1">
            <text:p>Argentina</text:p>
          </table:table-cell>
          <table:table-cell office:value-type="float" office:value="58014347" table:formula="of:=RANDBETWEEN(10000000;100000000)" table:style-name="ce2">
            <text:p>58014347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New York, NY 10002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urelio','Lorena','Soriano','Tejeda','personal_inteligencia_data/foto.png','1994-08-02','Argentina',58014347,'verde claro','New York, NY 10002','2035-04-09 07:00:00' )::alias_ty)" table:formula="of:=CONCATENATE([.$O$2]; &quot; ROW( &quot;;[.F47];&quot;,&quot;;[.G47];&quot;,&quot;;[.H47];&quot;,&quot;;[.I47];&quot;,&quot;;[.J47];&quot;,'&quot;;[.K47];&quot;','&quot;;[.L47];&quot;',&quot;;[.M47];&quot;,'&quot;;[.N47];&quot;','&quot;;[.O47];&quot;','&quot;;[.P47];&quot;' )::alias_ty)&quot;)" table:style-name="ce1">
            <text:p>UPDATE personal_inteligencia SET aliases = array_append(aliases, ROW( 'Aurelio','Lorena','Soriano','Tejeda','personal_inteligencia_data/foto.png','1994-08-02','Argentina',58014347,'verde claro','New York, NY 10002','2035-04-09 07:00:00' )::alias_ty)</text:p>
          </table:table-cell>
          <table:table-cell office:value-type="string" office:string-value=" WHERE id =88;" table:formula="of:=CONCATENATE([.$P$2];[.C47];&quot;;&quot;)" table:style-name="ce1">
            <text:p><text:s/>WHERE id =8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office:value-type="float" office:value="90" table:style-name="ce38">
            <text:p>9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na'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'Viramontes'</text:p>
          </table:table-cell>
          <table:table-cell office:value-type="string" table:style-name="ce1">
            <text:p>'Watso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7-06-01</text:p>
          </table:table-cell>
          <table:table-cell office:value-type="string" table:style-name="ce1">
            <text:p>Taiwán</text:p>
          </table:table-cell>
          <table:table-cell office:value-type="float" office:value="98990262" table:formula="of:=RANDBETWEEN(10000000;100000000)" table:style-name="ce2">
            <text:p>98990262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8417 South Brandywine Rd.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driana','Lincoln','Viramontes','Watson','personal_inteligencia_data/foto.png','1987-06-01','Taiwán',98990262,'marrón claro','8417 South Brandywine Rd.','2035-04-09 07:00:00' )::alias_ty)" table:formula="of:=CONCATENATE([.$O$2]; &quot; ROW( &quot;;[.F48];&quot;,&quot;;[.G48];&quot;,&quot;;[.H48];&quot;,&quot;;[.I48];&quot;,&quot;;[.J48];&quot;,'&quot;;[.K48];&quot;','&quot;;[.L48];&quot;',&quot;;[.M48];&quot;,'&quot;;[.N48];&quot;','&quot;;[.O48];&quot;','&quot;;[.P48];&quot;' )::alias_ty)&quot;)" table:style-name="ce1">
            <text:p>UPDATE personal_inteligencia SET aliases = array_append(aliases, ROW( 'Adriana','Lincoln','Viramontes','Watson','personal_inteligencia_data/foto.png','1987-06-01','Taiwán',98990262,'marrón claro','8417 South Brandywine Rd.','2035-04-09 07:00:00' )::alias_ty)</text:p>
          </table:table-cell>
          <table:table-cell office:value-type="string" office:string-value=" WHERE id =90;" table:formula="of:=CONCATENATE([.$P$2];[.C48];&quot;;&quot;)" table:style-name="ce1">
            <text:p><text:s/>WHERE id =9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2" table:style-name="ce38">
            <text:p>9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paro'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Valadez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4-03-07</text:p>
          </table:table-cell>
          <table:table-cell office:value-type="string" table:style-name="ce1">
            <text:p>Argentina</text:p>
          </table:table-cell>
          <table:table-cell office:value-type="float" office:value="84106460" table:formula="of:=RANDBETWEEN(10000000;100000000)" table:style-name="ce2">
            <text:p>84106460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Nottingham, MD 21236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mparo','Liliana','Valadez','Vallejo','personal_inteligencia_data/foto.png','1994-03-07','Argentina',84106460,'azul oscuro','Nottingham, MD 21236','2035-04-09 07:00:00' )::alias_ty)" table:formula="of:=CONCATENATE([.$O$2]; &quot; ROW( &quot;;[.F49];&quot;,&quot;;[.G49];&quot;,&quot;;[.H49];&quot;,&quot;;[.I49];&quot;,&quot;;[.J49];&quot;,'&quot;;[.K49];&quot;','&quot;;[.L49];&quot;',&quot;;[.M49];&quot;,'&quot;;[.N49];&quot;','&quot;;[.O49];&quot;','&quot;;[.P49];&quot;' )::alias_ty)&quot;)" table:style-name="ce1">
            <text:p>UPDATE personal_inteligencia SET aliases = array_append(aliases, ROW( 'Amparo','Liliana','Valadez','Vallejo','personal_inteligencia_data/foto.png','1994-03-07','Argentina',84106460,'azul oscuro','Nottingham, MD 21236','2035-04-09 07:00:00' )::alias_ty)</text:p>
          </table:table-cell>
          <table:table-cell office:value-type="string" office:string-value=" WHERE id =92;" table:formula="of:=CONCATENATE([.$P$2];[.C49];&quot;;&quot;)" table:style-name="ce1">
            <text:p><text:s/>WHERE id =9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4" table:style-name="ce38">
            <text:p>9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shley'</text:p>
          </table:table-cell>
          <table:table-cell office:value-type="string" table:style-name="ce1">
            <text:p>'Leopoldo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Thompso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0-06-12</text:p>
          </table:table-cell>
          <table:table-cell office:value-type="string" table:style-name="ce1">
            <text:p>Groenlandia</text:p>
          </table:table-cell>
          <table:table-cell office:value-type="float" office:value="48494950" table:formula="of:=RANDBETWEEN(10000000;100000000)" table:style-name="ce2">
            <text:p>48494950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Lake Villa, IL 60046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shley','Leopoldo','Suarez','Thompson','personal_inteligencia_data/foto.png','1980-06-12','Groenlandia',48494950,'azul claro','Lake Villa, IL 60046','2035-04-09 07:00:00' )::alias_ty)" table:formula="of:=CONCATENATE([.$O$2]; &quot; ROW( &quot;;[.F50];&quot;,&quot;;[.G50];&quot;,&quot;;[.H50];&quot;,&quot;;[.I50];&quot;,&quot;;[.J50];&quot;,'&quot;;[.K50];&quot;','&quot;;[.L50];&quot;',&quot;;[.M50];&quot;,'&quot;;[.N50];&quot;','&quot;;[.O50];&quot;','&quot;;[.P50];&quot;' )::alias_ty)&quot;)" table:style-name="ce1">
            <text:p>UPDATE personal_inteligencia SET aliases = array_append(aliases, ROW( 'Ashley','Leopoldo','Suarez','Thompson','personal_inteligencia_data/foto.png','1980-06-12','Groenlandia',48494950,'azul claro','Lake Villa, IL 60046','2035-04-09 07:00:00' )::alias_ty)</text:p>
          </table:table-cell>
          <table:table-cell office:value-type="string" office:string-value=" WHERE id =94;" table:formula="of:=CONCATENATE([.$P$2];[.C50];&quot;;&quot;)" table:style-name="ce1">
            <text:p><text:s/>WHERE id =9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office:value-type="float" office:value="96" table:style-name="ce38">
            <text:p>9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'</text:p>
          </table:table-cell>
          <table:table-cell office:value-type="string" table:style-name="ce1">
            <text:p>'Leopoldo'</text:p>
          </table:table-cell>
          <table:table-cell office:value-type="string" table:style-name="ce1">
            <text:p>'Wilson'</text:p>
          </table:table-cell>
          <table:table-cell office:value-type="string" table:style-name="ce1">
            <text:p>'Zamo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0-03-31</text:p>
          </table:table-cell>
          <table:table-cell office:value-type="string" table:style-name="ce1">
            <text:p>Groenlandia</text:p>
          </table:table-cell>
          <table:table-cell office:value-type="float" office:value="64889180" table:formula="of:=RANDBETWEEN(10000000;100000000)" table:style-name="ce2">
            <text:p>64889180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9638 Greenrose Road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dria','Leopoldo','Wilson','Zamora','personal_inteligencia_data/foto.png','1980-03-31','Groenlandia',64889180,'verde claro','9638 Greenrose Road','2035-04-09 07:00:00' )::alias_ty)" table:formula="of:=CONCATENATE([.$O$2]; &quot; ROW( &quot;;[.F51];&quot;,&quot;;[.G51];&quot;,&quot;;[.H51];&quot;,&quot;;[.I51];&quot;,&quot;;[.J51];&quot;,'&quot;;[.K51];&quot;','&quot;;[.L51];&quot;',&quot;;[.M51];&quot;,'&quot;;[.N51];&quot;','&quot;;[.O51];&quot;','&quot;;[.P51];&quot;' )::alias_ty)&quot;)" table:style-name="ce1">
            <text:p>UPDATE personal_inteligencia SET aliases = array_append(aliases, ROW( 'Adria','Leopoldo','Wilson','Zamora','personal_inteligencia_data/foto.png','1980-03-31','Groenlandia',64889180,'verde claro','9638 Greenrose Road','2035-04-09 07:00:00' )::alias_ty)</text:p>
          </table:table-cell>
          <table:table-cell office:value-type="string" office:string-value=" WHERE id =96;" table:formula="of:=CONCATENATE([.$P$2];[.C51];&quot;;&quot;)" table:style-name="ce1">
            <text:p><text:s/>WHERE id =9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98" table:style-name="ce38">
            <text:p>9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va'</text:p>
          </table:table-cell>
          <table:table-cell office:value-type="string" table:style-name="ce1">
            <text:p>'Leonardo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var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4-05-20</text:p>
          </table:table-cell>
          <table:table-cell office:value-type="string" table:style-name="ce1">
            <text:p>Taiwán</text:p>
          </table:table-cell>
          <table:table-cell office:value-type="float" office:value="18732707" table:formula="of:=RANDBETWEEN(10000000;100000000)" table:style-name="ce2">
            <text:p>18732707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Lawrenceville, GA 30043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va','Leonardo','Solis','Tavarez','personal_inteligencia_data/foto.png','2004-05-20','Taiwán',18732707,'marrón claro','Lawrenceville, GA 30043','2035-04-09 07:00:00' )::alias_ty)" table:formula="of:=CONCATENATE([.$O$2]; &quot; ROW( &quot;;[.F52];&quot;,&quot;;[.G52];&quot;,&quot;;[.H52];&quot;,&quot;;[.I52];&quot;,&quot;;[.J52];&quot;,'&quot;;[.K52];&quot;','&quot;;[.L52];&quot;',&quot;;[.M52];&quot;,'&quot;;[.N52];&quot;','&quot;;[.O52];&quot;','&quot;;[.P52];&quot;' )::alias_ty)&quot;)" table:style-name="ce1">
            <text:p>UPDATE personal_inteligencia SET aliases = array_append(aliases, ROW( 'Ava','Leonardo','Solis','Tavarez','personal_inteligencia_data/foto.png','2004-05-20','Taiwán',18732707,'marrón claro','Lawrenceville, GA 30043','2035-04-09 07:00:00' )::alias_ty)</text:p>
          </table:table-cell>
          <table:table-cell office:value-type="string" office:string-value=" WHERE id =98;" table:formula="of:=CONCATENATE([.$P$2];[.C52];&quot;;&quot;)" table:style-name="ce1">
            <text:p><text:s/>WHERE id =9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100" table:style-name="ce38">
            <text:p>10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ada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Velasqu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12-30</text:p>
          </table:table-cell>
          <table:table-cell office:value-type="string" table:style-name="ce1">
            <text:p>Holanda</text:p>
          </table:table-cell>
          <table:table-cell office:value-type="float" office:value="89380382" table:formula="of:=RANDBETWEEN(10000000;100000000)" table:style-name="ce2">
            <text:p>89380382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Adrian, MI 4922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mada','Leon','Vallejo','Velasquez','personal_inteligencia_data/foto.png','1975-12-30','Holanda',89380382,'azul claro','Adrian, MI 49221','2035-04-09 07:00:00' )::alias_ty)" table:formula="of:=CONCATENATE([.$O$2]; &quot; ROW( &quot;;[.F53];&quot;,&quot;;[.G53];&quot;,&quot;;[.H53];&quot;,&quot;;[.I53];&quot;,&quot;;[.J53];&quot;,'&quot;;[.K53];&quot;','&quot;;[.L53];&quot;',&quot;;[.M53];&quot;,'&quot;;[.N53];&quot;','&quot;;[.O53];&quot;','&quot;;[.P53];&quot;' )::alias_ty)&quot;)" table:style-name="ce1">
            <text:p>UPDATE personal_inteligencia SET aliases = array_append(aliases, ROW( 'Amada','Leon','Vallejo','Velasquez','personal_inteligencia_data/foto.png','1975-12-30','Holanda',89380382,'azul claro','Adrian, MI 49221','2035-04-09 07:00:00' )::alias_ty)</text:p>
          </table:table-cell>
          <table:table-cell office:value-type="string" office:string-value=" WHERE id =100;" table:formula="of:=CONCATENATE([.$P$2];[.C53];&quot;;&quot;)" table:style-name="ce1">
            <text:p><text:s/>WHERE id =10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office:value-type="float" office:value="102" table:style-name="ce40">
            <text:p>10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thony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Urib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6-06-15</text:p>
          </table:table-cell>
          <table:table-cell office:value-type="string" table:style-name="ce1">
            <text:p>Zimbabue</text:p>
          </table:table-cell>
          <table:table-cell office:value-type="float" office:value="14513827" table:formula="of:=RANDBETWEEN(10000000;100000000)" table:style-name="ce2">
            <text:p>14513827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New Berlin, WI 5315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thony','Klement','Tellez','Uribe','personal_inteligencia_data/foto.png','1966-06-15','Zimbabue',14513827,'verde claro','New Berlin, WI 53151','2035-04-09 07:00:00' )::alias_ty)" table:formula="of:=CONCATENATE([.$O$2]; &quot; ROW( &quot;;[.F54];&quot;,&quot;;[.G54];&quot;,&quot;;[.H54];&quot;,&quot;;[.I54];&quot;,&quot;;[.J54];&quot;,'&quot;;[.K54];&quot;','&quot;;[.L54];&quot;',&quot;;[.M54];&quot;,'&quot;;[.N54];&quot;','&quot;;[.O54];&quot;','&quot;;[.P54];&quot;' )::alias_ty)&quot;)" table:style-name="ce1">
            <text:p>UPDATE personal_inteligencia SET aliases = array_append(aliases, ROW( 'Anthony','Klement','Tellez','Uribe','personal_inteligencia_data/foto.png','1966-06-15','Zimbabue',14513827,'verde claro','New Berlin, WI 53151','2035-04-09 07:00:00' )::alias_ty)</text:p>
          </table:table-cell>
          <table:table-cell office:value-type="string" office:string-value=" WHERE id =102;" table:formula="of:=CONCATENATE([.$P$2];[.C54];&quot;;&quot;)" table:style-name="ce1">
            <text:p><text:s/>WHERE id =10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2" table:style-name="ce38">
            <text:p>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rturo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Tobar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0-04-16</text:p>
          </table:table-cell>
          <table:table-cell office:value-type="string" table:style-name="ce1">
            <text:p>Holanda</text:p>
          </table:table-cell>
          <table:table-cell office:value-type="float" office:value="95005517" table:formula="of:=RANDBETWEEN(10000000;100000000)" table:style-name="ce2">
            <text:p>95005517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1 Baker Cour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rturo','Guadalupe','Sullivan','Tobar','personal_inteligencia_data/foto.png','1980-04-16','Holanda',95005517,'azul oscuro','1 Baker Court','2035-05-09 07:00:00' )::alias_ty)" table:formula="of:=CONCATENATE([.$O$2]; &quot; ROW( &quot;;[.F55];&quot;,&quot;;[.G55];&quot;,&quot;;[.H55];&quot;,&quot;;[.I55];&quot;,&quot;;[.J55];&quot;,'&quot;;[.K55];&quot;','&quot;;[.L55];&quot;',&quot;;[.M55];&quot;,'&quot;;[.N55];&quot;','&quot;;[.O55];&quot;','&quot;;[.P55];&quot;' )::alias_ty)&quot;)" table:style-name="ce1">
            <text:p>UPDATE personal_inteligencia SET aliases = array_append(aliases, ROW( 'Arturo','Guadalupe','Sullivan','Tobar','personal_inteligencia_data/foto.png','1980-04-16','Holanda',95005517,'azul oscuro','1 Baker Court','2035-05-09 07:00:00' )::alias_ty)</text:p>
          </table:table-cell>
          <table:table-cell office:value-type="string" office:string-value=" WHERE id =2;" table:formula="of:=CONCATENATE([.$P$2];[.C55];&quot;;&quot;)" table:style-name="ce1">
            <text:p><text:s/>WHERE id =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4" table:style-name="ce38">
            <text:p>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tsabe'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Sanabria'</text:p>
          </table:table-cell>
          <table:table-cell office:value-type="string" table:style-name="ce1">
            <text:p>'Segov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5-05-17</text:p>
          </table:table-cell>
          <table:table-cell office:value-type="string" table:style-name="ce1">
            <text:p>Argentina</text:p>
          </table:table-cell>
          <table:table-cell office:value-type="float" office:value="33675039" table:formula="of:=RANDBETWEEN(10000000;100000000)" table:style-name="ce2">
            <text:p>33675039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1 Shirley Drive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tsabe','Liliana','Sanabria','Segovia','personal_inteligencia_data/foto.png','1995-05-17','Argentina',33675039,'marrón oscuro','1 Shirley Drive','2035-05-09 07:00:00' )::alias_ty)" table:formula="of:=CONCATENATE([.$O$2]; &quot; ROW( &quot;;[.F56];&quot;,&quot;;[.G56];&quot;,&quot;;[.H56];&quot;,&quot;;[.I56];&quot;,&quot;;[.J56];&quot;,'&quot;;[.K56];&quot;','&quot;;[.L56];&quot;',&quot;;[.M56];&quot;,'&quot;;[.N56];&quot;','&quot;;[.O56];&quot;','&quot;;[.P56];&quot;' )::alias_ty)&quot;)" table:style-name="ce1">
            <text:p>UPDATE personal_inteligencia SET aliases = array_append(aliases, ROW( 'Betsabe','Liliana','Sanabria','Segovia','personal_inteligencia_data/foto.png','1995-05-17','Argentina',33675039,'marrón oscuro','1 Shirley Drive','2035-05-09 07:00:00' )::alias_ty)</text:p>
          </table:table-cell>
          <table:table-cell office:value-type="string" office:string-value=" WHERE id =4;" table:formula="of:=CONCATENATE([.$P$2];[.C56];&quot;;&quot;)" table:style-name="ce1">
            <text:p><text:s/>WHERE id =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6" table:style-name="ce38">
            <text:p>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an'</text:p>
          </table:table-cell>
          <table:table-cell office:value-type="string" table:style-name="ce1">
            <text:p>'Adan'</text:p>
          </table:table-cell>
          <table:table-cell office:value-type="string" table:style-name="ce1">
            <text:p>'Vigil'</text:p>
          </table:table-cell>
          <table:table-cell office:value-type="string" table:style-name="ce1">
            <text:p>'Villalpand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0-01-03</text:p>
          </table:table-cell>
          <table:table-cell office:value-type="string" table:style-name="ce1">
            <text:p>Uganda</text:p>
          </table:table-cell>
          <table:table-cell office:value-type="float" office:value="25640289" table:formula="of:=RANDBETWEEN(10000000;100000000)" table:style-name="ce2">
            <text:p>25640289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121 Lincoln Lane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an','Adan','Vigil','Villalpando','personal_inteligencia_data/foto.png','2000-01-03','Uganda',25640289,'marrón claro','121 Lincoln Lane','2035-05-09 07:00:00' )::alias_ty)" table:formula="of:=CONCATENATE([.$O$2]; &quot; ROW( &quot;;[.F57];&quot;,&quot;;[.G57];&quot;,&quot;;[.H57];&quot;,&quot;;[.I57];&quot;,&quot;;[.J57];&quot;,'&quot;;[.K57];&quot;','&quot;;[.L57];&quot;',&quot;;[.M57];&quot;,'&quot;;[.N57];&quot;','&quot;;[.O57];&quot;','&quot;;[.P57];&quot;' )::alias_ty)&quot;)" table:style-name="ce1">
            <text:p>UPDATE personal_inteligencia SET aliases = array_append(aliases, ROW( 'Alan','Adan','Vigil','Villalpando','personal_inteligencia_data/foto.png','2000-01-03','Uganda',25640289,'marrón claro','121 Lincoln Lane','2035-05-09 07:00:00' )::alias_ty)</text:p>
          </table:table-cell>
          <table:table-cell office:value-type="string" office:string-value=" WHERE id =6;" table:formula="of:=CONCATENATE([.$P$2];[.C57];&quot;;&quot;)" table:style-name="ce1">
            <text:p><text:s/>WHERE id =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8" table:style-name="ce38">
            <text:p>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tonella'</text:p>
          </table:table-cell>
          <table:table-cell office:value-type="string" table:style-name="ce1">
            <text:p>'Consuelo'</text:p>
          </table:table-cell>
          <table:table-cell office:value-type="string" table:style-name="ce1">
            <text:p>'Tejeda'</text:p>
          </table:table-cell>
          <table:table-cell office:value-type="string" table:style-name="ce1">
            <text:p>'Uria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6-08-26</text:p>
          </table:table-cell>
          <table:table-cell office:value-type="string" table:style-name="ce1">
            <text:p>Australia</text:p>
          </table:table-cell>
          <table:table-cell office:value-type="float" office:value="69005258" table:formula="of:=RANDBETWEEN(10000000;100000000)" table:style-name="ce2">
            <text:p>69005258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14 N. Southampton Dr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tonella','Consuelo','Tejeda','Urias','personal_inteligencia_data/foto.png','1966-08-26','Australia',69005258,'verde oscuro','14 N. Southampton Dr.','2035-05-09 07:00:00' )::alias_ty)" table:formula="of:=CONCATENATE([.$O$2]; &quot; ROW( &quot;;[.F58];&quot;,&quot;;[.G58];&quot;,&quot;;[.H58];&quot;,&quot;;[.I58];&quot;,&quot;;[.J58];&quot;,'&quot;;[.K58];&quot;','&quot;;[.L58];&quot;',&quot;;[.M58];&quot;,'&quot;;[.N58];&quot;','&quot;;[.O58];&quot;','&quot;;[.P58];&quot;' )::alias_ty)&quot;)" table:style-name="ce1">
            <text:p>UPDATE personal_inteligencia SET aliases = array_append(aliases, ROW( 'Antonella','Consuelo','Tejeda','Urias','personal_inteligencia_data/foto.png','1966-08-26','Australia',69005258,'verde oscuro','14 N. Southampton Dr.','2035-05-09 07:00:00' )::alias_ty)</text:p>
          </table:table-cell>
          <table:table-cell office:value-type="string" office:string-value=" WHERE id =8;" table:formula="of:=CONCATENATE([.$P$2];[.C58];&quot;;&quot;)" table:style-name="ce1">
            <text:p><text:s/>WHERE id =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0" table:style-name="ce38">
            <text:p>1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yala'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p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5-10-25</text:p>
          </table:table-cell>
          <table:table-cell office:value-type="string" table:style-name="ce1">
            <text:p>Malasia</text:p>
          </table:table-cell>
          <table:table-cell office:value-type="float" office:value="11755463" table:formula="of:=RANDBETWEEN(10000000;100000000)" table:style-name="ce2">
            <text:p>11755463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15 SW. Gates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yala','Gloria','Solis','Tapia','personal_inteligencia_data/foto.png','2005-10-25','Malasia',11755463,'marrón oscuro','15 SW. Gates Street','2035-05-09 07:00:00' )::alias_ty)" table:formula="of:=CONCATENATE([.$O$2]; &quot; ROW( &quot;;[.F59];&quot;,&quot;;[.G59];&quot;,&quot;;[.H59];&quot;,&quot;;[.I59];&quot;,&quot;;[.J59];&quot;,'&quot;;[.K59];&quot;','&quot;;[.L59];&quot;',&quot;;[.M59];&quot;,'&quot;;[.N59];&quot;','&quot;;[.O59];&quot;','&quot;;[.P59];&quot;' )::alias_ty)&quot;)" table:style-name="ce1">
            <text:p>UPDATE personal_inteligencia SET aliases = array_append(aliases, ROW( 'Ayala','Gloria','Solis','Tapia','personal_inteligencia_data/foto.png','2005-10-25','Malasia',11755463,'marrón oscuro','15 SW. Gates Street','2035-05-09 07:00:00' )::alias_ty)</text:p>
          </table:table-cell>
          <table:table-cell office:value-type="string" office:string-value=" WHERE id =10;" table:formula="of:=CONCATENATE([.$P$2];[.C59];&quot;;&quot;)" table:style-name="ce1">
            <text:p><text:s/>WHERE id =1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2" table:style-name="ce38">
            <text:p>1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ibiana'</text:p>
          </table:table-cell>
          <table:table-cell office:value-type="string" table:style-name="ce1">
            <text:p>'Celia'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Sarmient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9-12-14</text:p>
          </table:table-cell>
          <table:table-cell office:value-type="string" table:style-name="ce1">
            <text:p>Taiwán</text:p>
          </table:table-cell>
          <table:table-cell office:value-type="float" office:value="67968127" table:formula="of:=RANDBETWEEN(10000000;100000000)" table:style-name="ce2">
            <text:p>67968127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235 Orchard Dr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ibiana','Celia','Salmeron','Sarmiento','personal_inteligencia_data/foto.png','1999-12-14','Taiwán',67968127,'verde oscuro','235 Orchard Dr.','2035-05-09 07:00:00' )::alias_ty)" table:formula="of:=CONCATENATE([.$O$2]; &quot; ROW( &quot;;[.F60];&quot;,&quot;;[.G60];&quot;,&quot;;[.H60];&quot;,&quot;;[.I60];&quot;,&quot;;[.J60];&quot;,'&quot;;[.K60];&quot;','&quot;;[.L60];&quot;',&quot;;[.M60];&quot;,'&quot;;[.N60];&quot;','&quot;;[.O60];&quot;','&quot;;[.P60];&quot;' )::alias_ty)&quot;)" table:style-name="ce1">
            <text:p>UPDATE personal_inteligencia SET aliases = array_append(aliases, ROW( 'Bibiana','Celia','Salmeron','Sarmiento','personal_inteligencia_data/foto.png','1999-12-14','Taiwán',67968127,'verde oscuro','235 Orchard Dr.','2035-05-09 07:00:00' )::alias_ty)</text:p>
          </table:table-cell>
          <table:table-cell office:value-type="string" office:string-value=" WHERE id =12;" table:formula="of:=CONCATENATE([.$P$2];[.C60];&quot;;&quot;)" table:style-name="ce1">
            <text:p><text:s/>WHERE id =1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4" table:style-name="ce38">
            <text:p>1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yala'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Smith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1-01-03</text:p>
          </table:table-cell>
          <table:table-cell office:value-type="string" table:style-name="ce1">
            <text:p>Malasia</text:p>
          </table:table-cell>
          <table:table-cell office:value-type="float" office:value="65948242" table:formula="of:=RANDBETWEEN(10000000;100000000)" table:style-name="ce2">
            <text:p>65948242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3 Cedarwood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yala','Eleazar','Smith','Tafoya','personal_inteligencia_data/foto.png','2011-01-03','Malasia',65948242,'verde claro','3 Cedarwood Street','2035-05-09 07:00:00' )::alias_ty)" table:formula="of:=CONCATENATE([.$O$2]; &quot; ROW( &quot;;[.F61];&quot;,&quot;;[.G61];&quot;,&quot;;[.H61];&quot;,&quot;;[.I61];&quot;,&quot;;[.J61];&quot;,'&quot;;[.K61];&quot;','&quot;;[.L61];&quot;',&quot;;[.M61];&quot;,'&quot;;[.N61];&quot;','&quot;;[.O61];&quot;','&quot;;[.P61];&quot;' )::alias_ty)&quot;)" table:style-name="ce1">
            <text:p>UPDATE personal_inteligencia SET aliases = array_append(aliases, ROW( 'Ayala','Eleazar','Smith','Tafoya','personal_inteligencia_data/foto.png','2011-01-03','Malasia',65948242,'verde claro','3 Cedarwood Street','2035-05-09 07:00:00' )::alias_ty)</text:p>
          </table:table-cell>
          <table:table-cell office:value-type="string" office:string-value=" WHERE id =14;" table:formula="of:=CONCATENATE([.$P$2];[.C61];&quot;;&quot;)" table:style-name="ce1">
            <text:p><text:s/>WHERE id =1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6" table:style-name="ce38">
            <text:p>1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tonio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Uman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0-09-16</text:p>
          </table:table-cell>
          <table:table-cell office:value-type="string" table:style-name="ce1">
            <text:p>Australia</text:p>
          </table:table-cell>
          <table:table-cell office:value-type="float" office:value="89262941" table:formula="of:=RANDBETWEEN(10000000;100000000)" table:style-name="ce2">
            <text:p>89262941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34 Cross St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tonio','Vivaldo','Tamez','Umana','personal_inteligencia_data/foto.png','1970-09-16','Australia',89262941,'azul claro','34 Cross St.','2035-05-09 07:00:00' )::alias_ty)" table:formula="of:=CONCATENATE([.$O$2]; &quot; ROW( &quot;;[.F62];&quot;,&quot;;[.G62];&quot;,&quot;;[.H62];&quot;,&quot;;[.I62];&quot;,&quot;;[.J62];&quot;,'&quot;;[.K62];&quot;','&quot;;[.L62];&quot;',&quot;;[.M62];&quot;,'&quot;;[.N62];&quot;','&quot;;[.O62];&quot;','&quot;;[.P62];&quot;' )::alias_ty)&quot;)" table:style-name="ce1">
            <text:p>UPDATE personal_inteligencia SET aliases = array_append(aliases, ROW( 'Antonio','Vivaldo','Tamez','Umana','personal_inteligencia_data/foto.png','1970-09-16','Australia',89262941,'azul claro','34 Cross St.','2035-05-09 07:00:00' )::alias_ty)</text:p>
          </table:table-cell>
          <table:table-cell office:value-type="string" office:string-value=" WHERE id =16;" table:formula="of:=CONCATENATE([.$P$2];[.C62];&quot;;&quot;)" table:style-name="ce1">
            <text:p><text:s/>WHERE id =1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18" table:style-name="ce38">
            <text:p>1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va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Soliz'</text:p>
          </table:table-cell>
          <table:table-cell office:value-type="string" table:style-name="ce1">
            <text:p>'Tavera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3-08-08</text:p>
          </table:table-cell>
          <table:table-cell office:value-type="string" table:style-name="ce1">
            <text:p>Taiwán</text:p>
          </table:table-cell>
          <table:table-cell office:value-type="float" office:value="61892706" table:formula="of:=RANDBETWEEN(10000000;100000000)" table:style-name="ce2">
            <text:p>61892706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367 West Cedarwood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va','Maximiliano','Soliz','Taveras','personal_inteligencia_data/foto.png','2003-08-08','Taiwán',61892706,'azul claro','367 West Cedarwood Street','2035-05-09 07:00:00' )::alias_ty)" table:formula="of:=CONCATENATE([.$O$2]; &quot; ROW( &quot;;[.F63];&quot;,&quot;;[.G63];&quot;,&quot;;[.H63];&quot;,&quot;;[.I63];&quot;,&quot;;[.J63];&quot;,'&quot;;[.K63];&quot;','&quot;;[.L63];&quot;',&quot;;[.M63];&quot;,'&quot;;[.N63];&quot;','&quot;;[.O63];&quot;','&quot;;[.P63];&quot;' )::alias_ty)&quot;)" table:style-name="ce1">
            <text:p>UPDATE personal_inteligencia SET aliases = array_append(aliases, ROW( 'Ava','Maximiliano','Soliz','Taveras','personal_inteligencia_data/foto.png','2003-08-08','Taiwán',61892706,'azul claro','367 West Cedarwood Street','2035-05-09 07:00:00' )::alias_ty)</text:p>
          </table:table-cell>
          <table:table-cell office:value-type="string" office:string-value=" WHERE id =18;" table:formula="of:=CONCATENATE([.$P$2];[.C63];&quot;;&quot;)" table:style-name="ce1">
            <text:p><text:s/>WHERE id =1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20" table:style-name="ce38">
            <text:p>2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Caligula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Saavedra'</text:p>
          </table:table-cell>
          <table:table-cell office:value-type="string" table:style-name="ce1">
            <text:p>'Santacru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0-10-02</text:p>
          </table:table-cell>
          <table:table-cell office:value-type="string" table:style-name="ce1">
            <text:p>Uganda</text:p>
          </table:table-cell>
          <table:table-cell office:value-type="float" office:value="54212360" table:formula="of:=RANDBETWEEN(10000000;100000000)" table:style-name="ce2">
            <text:p>54212360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4 Division Circle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Caligula','Mariana','Saavedra','Santacruz','personal_inteligencia_data/foto.png','1970-10-02','Uganda',54212360,'azul oscuro','4 Division Circle','2035-05-09 07:00:00' )::alias_ty)" table:formula="of:=CONCATENATE([.$O$2]; &quot; ROW( &quot;;[.F64];&quot;,&quot;;[.G64];&quot;,&quot;;[.H64];&quot;,&quot;;[.I64];&quot;,&quot;;[.J64];&quot;,'&quot;;[.K64];&quot;','&quot;;[.L64];&quot;',&quot;;[.M64];&quot;,'&quot;;[.N64];&quot;','&quot;;[.O64];&quot;','&quot;;[.P64];&quot;' )::alias_ty)&quot;)" table:style-name="ce1">
            <text:p>UPDATE personal_inteligencia SET aliases = array_append(aliases, ROW( 'Caligula','Mariana','Saavedra','Santacruz','personal_inteligencia_data/foto.png','1970-10-02','Uganda',54212360,'azul oscuro','4 Division Circle','2035-05-09 07:00:00' )::alias_ty)</text:p>
          </table:table-cell>
          <table:table-cell office:value-type="string" office:string-value=" WHERE id =20;" table:formula="of:=CONCATENATE([.$P$2];[.C64];&quot;;&quot;)" table:style-name="ce1">
            <text:p><text:s/>WHERE id =2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2" table:style-name="ce38">
            <text:p>2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stasia'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Trejo'</text:p>
          </table:table-cell>
          <table:table-cell office:value-type="string" table:style-name="ce1">
            <text:p>'Valladar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8-02-18</text:p>
          </table:table-cell>
          <table:table-cell office:value-type="string" table:style-name="ce1">
            <text:p>Taiwán</text:p>
          </table:table-cell>
          <table:table-cell office:value-type="float" office:value="60704491" table:formula="of:=RANDBETWEEN(10000000;100000000)" table:style-name="ce2">
            <text:p>60704491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417 North Cedar St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astasia','Dante','Trejo','Valladares','personal_inteligencia_data/foto.png','1998-02-18','Taiwán',60704491,'marrón oscuro','417 North Cedar St.','2035-05-09 07:00:00' )::alias_ty)" table:formula="of:=CONCATENATE([.$O$2]; &quot; ROW( &quot;;[.F65];&quot;,&quot;;[.G65];&quot;,&quot;;[.H65];&quot;,&quot;;[.I65];&quot;,&quot;;[.J65];&quot;,'&quot;;[.K65];&quot;','&quot;;[.L65];&quot;',&quot;;[.M65];&quot;,'&quot;;[.N65];&quot;','&quot;;[.O65];&quot;','&quot;;[.P65];&quot;' )::alias_ty)&quot;)" table:style-name="ce1">
            <text:p>UPDATE personal_inteligencia SET aliases = array_append(aliases, ROW( 'Anastasia','Dante','Trejo','Valladares','personal_inteligencia_data/foto.png','1998-02-18','Taiwán',60704491,'marrón oscuro','417 North Cedar St.','2035-05-09 07:00:00' )::alias_ty)</text:p>
          </table:table-cell>
          <table:table-cell office:value-type="string" office:string-value=" WHERE id =22;" table:formula="of:=CONCATENATE([.$P$2];[.C65];&quot;;&quot;)" table:style-name="ce1">
            <text:p><text:s/>WHERE id =2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4" table:style-name="ce38">
            <text:p>2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gela'</text:p>
          </table:table-cell>
          <table:table-cell office:value-type="string" table:style-name="ce1">
            <text:p>'Esperanza'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Urib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5-05-26</text:p>
          </table:table-cell>
          <table:table-cell office:value-type="string" table:style-name="ce1">
            <text:p>Zimbabue</text:p>
          </table:table-cell>
          <table:table-cell office:value-type="float" office:value="92470217" table:formula="of:=RANDBETWEEN(10000000;100000000)" table:style-name="ce2">
            <text:p>92470217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474 Primrose Rd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gela','Esperanza','Tellez','Uribe','personal_inteligencia_data/foto.png','1965-05-26','Zimbabue',92470217,'marrón oscuro','474 Primrose Rd.','2035-05-09 07:00:00' )::alias_ty)" table:formula="of:=CONCATENATE([.$O$2]; &quot; ROW( &quot;;[.F66];&quot;,&quot;;[.G66];&quot;,&quot;;[.H66];&quot;,&quot;;[.I66];&quot;,&quot;;[.J66];&quot;,'&quot;;[.K66];&quot;','&quot;;[.L66];&quot;',&quot;;[.M66];&quot;,'&quot;;[.N66];&quot;','&quot;;[.O66];&quot;','&quot;;[.P66];&quot;' )::alias_ty)&quot;)" table:style-name="ce1">
            <text:p>UPDATE personal_inteligencia SET aliases = array_append(aliases, ROW( 'Angela','Esperanza','Tellez','Uribe','personal_inteligencia_data/foto.png','1965-05-26','Zimbabue',92470217,'marrón oscuro','474 Primrose Rd.','2035-05-09 07:00:00' )::alias_ty)</text:p>
          </table:table-cell>
          <table:table-cell office:value-type="string" office:string-value=" WHERE id =24;" table:formula="of:=CONCATENATE([.$P$2];[.C66];&quot;;&quot;)" table:style-name="ce1">
            <text:p><text:s/>WHERE id =2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6" table:style-name="ce38">
            <text:p>2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dres'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Tenorio'</text:p>
          </table:table-cell>
          <table:table-cell office:value-type="string" table:style-name="ce1">
            <text:p>'Vald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4-07-13</text:p>
          </table:table-cell>
          <table:table-cell office:value-type="string" table:style-name="ce1">
            <text:p>Uganda</text:p>
          </table:table-cell>
          <table:table-cell office:value-type="float" office:value="95355282" table:formula="of:=RANDBETWEEN(10000000;100000000)" table:style-name="ce2">
            <text:p>95355282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567 Brickyard St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dres','Aidana','Tenorio','Valdes','personal_inteligencia_data/foto.png','2004-07-13','Uganda',95355282,'marrón claro','567 Brickyard St.','2035-05-09 07:00:00' )::alias_ty)" table:formula="of:=CONCATENATE([.$O$2]; &quot; ROW( &quot;;[.F67];&quot;,&quot;;[.G67];&quot;,&quot;;[.H67];&quot;,&quot;;[.I67];&quot;,&quot;;[.J67];&quot;,'&quot;;[.K67];&quot;','&quot;;[.L67];&quot;',&quot;;[.M67];&quot;,'&quot;;[.N67];&quot;','&quot;;[.O67];&quot;','&quot;;[.P67];&quot;' )::alias_ty)&quot;)" table:style-name="ce1">
            <text:p>UPDATE personal_inteligencia SET aliases = array_append(aliases, ROW( 'Andres','Aidana','Tenorio','Valdes','personal_inteligencia_data/foto.png','2004-07-13','Uganda',95355282,'marrón claro','567 Brickyard St.','2035-05-09 07:00:00' )::alias_ty)</text:p>
          </table:table-cell>
          <table:table-cell office:value-type="string" office:string-value=" WHERE id =26;" table:formula="of:=CONCATENATE([.$P$2];[.C67];&quot;;&quot;)" table:style-name="ce1">
            <text:p><text:s/>WHERE id =2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8" table:style-name="ce38">
            <text:p>2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ita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Santoyo'</text:p>
          </table:table-cell>
          <table:table-cell office:value-type="string" table:style-name="ce1">
            <text:p>'Silv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7-02-23</text:p>
          </table:table-cell>
          <table:table-cell office:value-type="string" table:style-name="ce1">
            <text:p>Irlanda</text:p>
          </table:table-cell>
          <table:table-cell office:value-type="float" office:value="30332489" table:formula="of:=RANDBETWEEN(10000000;100000000)" table:style-name="ce2">
            <text:p>30332489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60 Leatherwood Ave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nita','Mariluz','Santoyo','Silva','personal_inteligencia_data/foto.png','1977-02-23','Irlanda',30332489,'azul claro','60 Leatherwood Ave.','2035-05-09 07:00:00' )::alias_ty)" table:formula="of:=CONCATENATE([.$O$2]; &quot; ROW( &quot;;[.F68];&quot;,&quot;;[.G68];&quot;,&quot;;[.H68];&quot;,&quot;;[.I68];&quot;,&quot;;[.J68];&quot;,'&quot;;[.K68];&quot;','&quot;;[.L68];&quot;',&quot;;[.M68];&quot;,'&quot;;[.N68];&quot;','&quot;;[.O68];&quot;','&quot;;[.P68];&quot;' )::alias_ty)&quot;)" table:style-name="ce1">
            <text:p>UPDATE personal_inteligencia SET aliases = array_append(aliases, ROW( 'Benita','Mariluz','Santoyo','Silva','personal_inteligencia_data/foto.png','1977-02-23','Irlanda',30332489,'azul claro','60 Leatherwood Ave.','2035-05-09 07:00:00' )::alias_ty)</text:p>
          </table:table-cell>
          <table:table-cell office:value-type="string" office:string-value=" WHERE id =28;" table:formula="of:=CONCATENATE([.$P$2];[.C68];&quot;;&quot;)" table:style-name="ce1">
            <text:p><text:s/>WHERE id =2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0" table:style-name="ce38">
            <text:p>3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un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Salcedo'</text:p>
          </table:table-cell>
          <table:table-cell office:value-type="string" table:style-name="ce1">
            <text:p>'Santamar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8-01-03</text:p>
          </table:table-cell>
          <table:table-cell office:value-type="string" table:style-name="ce1">
            <text:p>Uganda</text:p>
          </table:table-cell>
          <table:table-cell office:value-type="float" office:value="77304037" table:formula="of:=RANDBETWEEN(10000000;100000000)" table:style-name="ce2">
            <text:p>77304037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637 Elizabeth Dr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runo','Vicente','Salcedo','Santamaria','personal_inteligencia_data/foto.png','1968-01-03','Uganda',77304037,'verde claro','637 Elizabeth Dr.','2035-05-09 07:00:00' )::alias_ty)" table:formula="of:=CONCATENATE([.$O$2]; &quot; ROW( &quot;;[.F69];&quot;,&quot;;[.G69];&quot;,&quot;;[.H69];&quot;,&quot;;[.I69];&quot;,&quot;;[.J69];&quot;,'&quot;;[.K69];&quot;','&quot;;[.L69];&quot;',&quot;;[.M69];&quot;,'&quot;;[.N69];&quot;','&quot;;[.O69];&quot;','&quot;;[.P69];&quot;' )::alias_ty)&quot;)" table:style-name="ce1">
            <text:p>UPDATE personal_inteligencia SET aliases = array_append(aliases, ROW( 'Bruno','Vicente','Salcedo','Santamaria','personal_inteligencia_data/foto.png','1968-01-03','Uganda',77304037,'verde claro','637 Elizabeth Dr.','2035-05-09 07:00:00' )::alias_ty)</text:p>
          </table:table-cell>
          <table:table-cell office:value-type="string" office:string-value=" WHERE id =30;" table:formula="of:=CONCATENATE([.$P$2];[.C69];&quot;;&quot;)" table:style-name="ce1">
            <text:p><text:s/>WHERE id =3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2" table:style-name="ce38">
            <text:p>3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an'</text:p>
          </table:table-cell>
          <table:table-cell office:value-type="string" table:style-name="ce1">
            <text:p>'Nathaly'</text:p>
          </table:table-cell>
          <table:table-cell office:value-type="string" table:style-name="ce1">
            <text:p>'Villanueva'</text:p>
          </table:table-cell>
          <table:table-cell office:value-type="string" table:style-name="ce1">
            <text:p>'Villarreal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5-07-06</text:p>
          </table:table-cell>
          <table:table-cell office:value-type="string" table:style-name="ce1">
            <text:p>Malasia</text:p>
          </table:table-cell>
          <table:table-cell office:value-type="float" office:value="34390605" table:formula="of:=RANDBETWEEN(10000000;100000000)" table:style-name="ce2">
            <text:p>34390605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65 Johnson Drive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an','Nathaly','Villanueva','Villarreal','personal_inteligencia_data/foto.png','1995-07-06','Malasia',34390605,'azul oscuro','65 Johnson Drive','2035-05-09 07:00:00' )::alias_ty)" table:formula="of:=CONCATENATE([.$O$2]; &quot; ROW( &quot;;[.F70];&quot;,&quot;;[.G70];&quot;,&quot;;[.H70];&quot;,&quot;;[.I70];&quot;,&quot;;[.J70];&quot;,'&quot;;[.K70];&quot;','&quot;;[.L70];&quot;',&quot;;[.M70];&quot;,'&quot;;[.N70];&quot;','&quot;;[.O70];&quot;','&quot;;[.P70];&quot;' )::alias_ty)&quot;)" table:style-name="ce1">
            <text:p>UPDATE personal_inteligencia SET aliases = array_append(aliases, ROW( 'Alan','Nathaly','Villanueva','Villarreal','personal_inteligencia_data/foto.png','1995-07-06','Malasia',34390605,'azul oscuro','65 Johnson Drive','2035-05-09 07:00:00' )::alias_ty)</text:p>
          </table:table-cell>
          <table:table-cell office:value-type="string" office:string-value=" WHERE id =32;" table:formula="of:=CONCATENATE([.$P$2];[.C70];&quot;;&quot;)" table:style-name="ce1">
            <text:p><text:s/>WHERE id =3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4" table:style-name="ce38">
            <text:p>3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ba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2-04-12</text:p>
          </table:table-cell>
          <table:table-cell office:value-type="string" table:style-name="ce1">
            <text:p>Zimbabue</text:p>
          </table:table-cell>
          <table:table-cell office:value-type="float" office:value="44308164" table:formula="of:=RANDBETWEEN(10000000;100000000)" table:style-name="ce2">
            <text:p>44308164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666 Princeton Ave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ba','Klement','Vidal','Villa','personal_inteligencia_data/foto.png','2002-04-12','Zimbabue',44308164,'marrón oscuro','666 Princeton Ave.','2035-05-09 07:00:00' )::alias_ty)" table:formula="of:=CONCATENATE([.$O$2]; &quot; ROW( &quot;;[.F71];&quot;,&quot;;[.G71];&quot;,&quot;;[.H71];&quot;,&quot;;[.I71];&quot;,&quot;;[.J71];&quot;,'&quot;;[.K71];&quot;','&quot;;[.L71];&quot;',&quot;;[.M71];&quot;,'&quot;;[.N71];&quot;','&quot;;[.O71];&quot;','&quot;;[.P71];&quot;' )::alias_ty)&quot;)" table:style-name="ce1">
            <text:p>UPDATE personal_inteligencia SET aliases = array_append(aliases, ROW( 'Alba','Klement','Vidal','Villa','personal_inteligencia_data/foto.png','2002-04-12','Zimbabue',44308164,'marrón oscuro','666 Princeton Ave.','2035-05-09 07:00:00' )::alias_ty)</text:p>
          </table:table-cell>
          <table:table-cell office:value-type="string" office:string-value=" WHERE id =34;" table:formula="of:=CONCATENATE([.$P$2];[.C71];&quot;;&quot;)" table:style-name="ce1">
            <text:p><text:s/>WHERE id =3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6" table:style-name="ce38">
            <text:p>3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andon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Salinas'</text:p>
          </table:table-cell>
          <table:table-cell office:value-type="string" table:style-name="ce1">
            <text:p>'Sarab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5-04-04</text:p>
          </table:table-cell>
          <table:table-cell office:value-type="string" table:style-name="ce1">
            <text:p>Taiwán</text:p>
          </table:table-cell>
          <table:table-cell office:value-type="float" office:value="95177059" table:formula="of:=RANDBETWEEN(10000000;100000000)" table:style-name="ce2">
            <text:p>95177059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67 Vermont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randon','Angel','Salinas','Sarabia','personal_inteligencia_data/foto.png','2005-04-04','Taiwán',95177059,'azul claro','67 Vermont Street','2035-05-09 07:00:00' )::alias_ty)" table:formula="of:=CONCATENATE([.$O$2]; &quot; ROW( &quot;;[.F72];&quot;,&quot;;[.G72];&quot;,&quot;;[.H72];&quot;,&quot;;[.I72];&quot;,&quot;;[.J72];&quot;,'&quot;;[.K72];&quot;','&quot;;[.L72];&quot;',&quot;;[.M72];&quot;,'&quot;;[.N72];&quot;','&quot;;[.O72];&quot;','&quot;;[.P72];&quot;' )::alias_ty)&quot;)" table:style-name="ce1">
            <text:p>UPDATE personal_inteligencia SET aliases = array_append(aliases, ROW( 'Brandon','Angel','Salinas','Sarabia','personal_inteligencia_data/foto.png','2005-04-04','Taiwán',95177059,'azul claro','67 Vermont Street','2035-05-09 07:00:00' )::alias_ty)</text:p>
          </table:table-cell>
          <table:table-cell office:value-type="string" office:string-value=" WHERE id =36;" table:formula="of:=CONCATENATE([.$P$2];[.C72];&quot;;&quot;)" table:style-name="ce1">
            <text:p><text:s/>WHERE id =3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38" table:style-name="ce38">
            <text:p>3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eyda'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Velasco'</text:p>
          </table:table-cell>
          <table:table-cell office:value-type="string" table:style-name="ce1">
            <text:p>'Ve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7-11-20</text:p>
          </table:table-cell>
          <table:table-cell office:value-type="string" table:style-name="ce1">
            <text:p>Irlanda</text:p>
          </table:table-cell>
          <table:table-cell office:value-type="float" office:value="66248057" table:formula="of:=RANDBETWEEN(10000000;100000000)" table:style-name="ce2">
            <text:p>66248057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7049 Bradford Cour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eyda','Gracia','Velasco','Vera','personal_inteligencia_data/foto.png','1967-11-20','Irlanda',66248057,'marrón oscuro','7049 Bradford Court','2035-05-09 07:00:00' )::alias_ty)" table:formula="of:=CONCATENATE([.$O$2]; &quot; ROW( &quot;;[.F73];&quot;,&quot;;[.G73];&quot;,&quot;;[.H73];&quot;,&quot;;[.I73];&quot;,&quot;;[.J73];&quot;,'&quot;;[.K73];&quot;','&quot;;[.L73];&quot;',&quot;;[.M73];&quot;,'&quot;;[.N73];&quot;','&quot;;[.O73];&quot;','&quot;;[.P73];&quot;' )::alias_ty)&quot;)" table:style-name="ce1">
            <text:p>UPDATE personal_inteligencia SET aliases = array_append(aliases, ROW( 'Aleyda','Gracia','Velasco','Vera','personal_inteligencia_data/foto.png','1967-11-20','Irlanda',66248057,'marrón oscuro','7049 Bradford Court','2035-05-09 07:00:00' )::alias_ty)</text:p>
          </table:table-cell>
          <table:table-cell office:value-type="string" office:string-value=" WHERE id =38;" table:formula="of:=CONCATENATE([.$P$2];[.C73];&quot;;&quot;)" table:style-name="ce1">
            <text:p><text:s/>WHERE id =3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40" table:style-name="ce38">
            <text:p>4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icio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Sauceda'</text:p>
          </table:table-cell>
          <table:table-cell office:value-type="string" table:style-name="ce1">
            <text:p>'Solori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4-08-30</text:p>
          </table:table-cell>
          <table:table-cell office:value-type="string" table:style-name="ce1">
            <text:p>Australia</text:p>
          </table:table-cell>
          <table:table-cell office:value-type="float" office:value="32420689" table:formula="of:=RANDBETWEEN(10000000;100000000)" table:style-name="ce2">
            <text:p>32420689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7497 Pheasant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nicio','Lorena','Sauceda','Solorio','personal_inteligencia_data/foto.png','1974-08-30','Australia',32420689,'verde oscuro','7497 Pheasant Street','2035-05-09 07:00:00' )::alias_ty)" table:formula="of:=CONCATENATE([.$O$2]; &quot; ROW( &quot;;[.F74];&quot;,&quot;;[.G74];&quot;,&quot;;[.H74];&quot;,&quot;;[.I74];&quot;,&quot;;[.J74];&quot;,'&quot;;[.K74];&quot;','&quot;;[.L74];&quot;',&quot;;[.M74];&quot;,'&quot;;[.N74];&quot;','&quot;;[.O74];&quot;','&quot;;[.P74];&quot;' )::alias_ty)&quot;)" table:style-name="ce1">
            <text:p>UPDATE personal_inteligencia SET aliases = array_append(aliases, ROW( 'Benicio','Lorena','Sauceda','Solorio','personal_inteligencia_data/foto.png','1974-08-30','Australia',32420689,'verde oscuro','7497 Pheasant Street','2035-05-09 07:00:00' )::alias_ty)</text:p>
          </table:table-cell>
          <table:table-cell office:value-type="string" office:string-value=" WHERE id =40;" table:formula="of:=CONCATENATE([.$P$2];[.C74];&quot;;&quot;)" table:style-name="ce1">
            <text:p><text:s/>WHERE id =4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2" table:style-name="ce38">
            <text:p>4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unciacion'</text:p>
          </table:table-cell>
          <table:table-cell office:value-type="string" table:style-name="ce1">
            <text:p>'Caridad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sca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2-06-09</text:p>
          </table:table-cell>
          <table:table-cell office:value-type="string" table:style-name="ce1">
            <text:p>Irlanda</text:p>
          </table:table-cell>
          <table:table-cell office:value-type="float" office:value="67437692" table:formula="of:=RANDBETWEEN(10000000;100000000)" table:style-name="ce2">
            <text:p>67437692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7810 Marshall Ave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unciacion','Caridad','Tafoya','Toscano','personal_inteligencia_data/foto.png','1972-06-09','Irlanda',67437692,'marrón oscuro','7810 Marshall Ave.','2035-05-09 07:00:00' )::alias_ty)" table:formula="of:=CONCATENATE([.$O$2]; &quot; ROW( &quot;;[.F75];&quot;,&quot;;[.G75];&quot;,&quot;;[.H75];&quot;,&quot;;[.I75];&quot;,&quot;;[.J75];&quot;,'&quot;;[.K75];&quot;','&quot;;[.L75];&quot;',&quot;;[.M75];&quot;,'&quot;;[.N75];&quot;','&quot;;[.O75];&quot;','&quot;;[.P75];&quot;' )::alias_ty)&quot;)" table:style-name="ce1">
            <text:p>UPDATE personal_inteligencia SET aliases = array_append(aliases, ROW( 'Anunciacion','Caridad','Tafoya','Toscano','personal_inteligencia_data/foto.png','1972-06-09','Irlanda',67437692,'marrón oscuro','7810 Marshall Ave.','2035-05-09 07:00:00' )::alias_ty)</text:p>
          </table:table-cell>
          <table:table-cell office:value-type="string" office:string-value=" WHERE id =42;" table:formula="of:=CONCATENATE([.$P$2];[.C75];&quot;;&quot;)" table:style-name="ce1">
            <text:p><text:s/>WHERE id =4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4" table:style-name="ce38">
            <text:p>4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eyda'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Ventura'</text:p>
          </table:table-cell>
          <table:table-cell office:value-type="string" table:style-name="ce1">
            <text:p>'Verduzc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5-04-16</text:p>
          </table:table-cell>
          <table:table-cell office:value-type="string" table:style-name="ce1">
            <text:p>Australia</text:p>
          </table:table-cell>
          <table:table-cell office:value-type="float" office:value="59731951" table:formula="of:=RANDBETWEEN(10000000;100000000)" table:style-name="ce2">
            <text:p>59731951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7965 Academy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eyda','Vitalicio','Ventura','Verduzco','personal_inteligencia_data/foto.png','1965-04-16','Australia',59731951,'azul claro','7965 Academy Street','2035-05-09 07:00:00' )::alias_ty)" table:formula="of:=CONCATENATE([.$O$2]; &quot; ROW( &quot;;[.F76];&quot;,&quot;;[.G76];&quot;,&quot;;[.H76];&quot;,&quot;;[.I76];&quot;,&quot;;[.J76];&quot;,'&quot;;[.K76];&quot;','&quot;;[.L76];&quot;',&quot;;[.M76];&quot;,'&quot;;[.N76];&quot;','&quot;;[.O76];&quot;','&quot;;[.P76];&quot;' )::alias_ty)&quot;)" table:style-name="ce1">
            <text:p>UPDATE personal_inteligencia SET aliases = array_append(aliases, ROW( 'Aleyda','Vitalicio','Ventura','Verduzco','personal_inteligencia_data/foto.png','1965-04-16','Australia',59731951,'azul claro','7965 Academy Street','2035-05-09 07:00:00' )::alias_ty)</text:p>
          </table:table-cell>
          <table:table-cell office:value-type="string" office:string-value=" WHERE id =44;" table:formula="of:=CONCATENATE([.$P$2];[.C76];&quot;;&quot;)" table:style-name="ce1">
            <text:p><text:s/>WHERE id =4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6" table:style-name="ce38">
            <text:p>4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gustin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3-04-14</text:p>
          </table:table-cell>
          <table:table-cell office:value-type="string" table:style-name="ce1">
            <text:p>Malasia</text:p>
          </table:table-cell>
          <table:table-cell office:value-type="float" office:value="28358703" table:formula="of:=RANDBETWEEN(10000000;100000000)" table:style-name="ce2">
            <text:p>28358703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8011 Kirkland Road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gustin','Juan','Villeda','Villeda','personal_inteligencia_data/foto.png','1993-04-14','Malasia',28358703,'verde claro','8011 Kirkland Road','2035-05-09 07:00:00' )::alias_ty)" table:formula="of:=CONCATENATE([.$O$2]; &quot; ROW( &quot;;[.F77];&quot;,&quot;;[.G77];&quot;,&quot;;[.H77];&quot;,&quot;;[.I77];&quot;,&quot;;[.J77];&quot;,'&quot;;[.K77];&quot;','&quot;;[.L77];&quot;',&quot;;[.M77];&quot;,'&quot;;[.N77];&quot;','&quot;;[.O77];&quot;','&quot;;[.P77];&quot;' )::alias_ty)&quot;)" table:style-name="ce1">
            <text:p>UPDATE personal_inteligencia SET aliases = array_append(aliases, ROW( 'Agustin','Juan','Villeda','Villeda','personal_inteligencia_data/foto.png','1993-04-14','Malasia',28358703,'verde claro','8011 Kirkland Road','2035-05-09 07:00:00' )::alias_ty)</text:p>
          </table:table-cell>
          <table:table-cell office:value-type="string" office:string-value=" WHERE id =46;" table:formula="of:=CONCATENATE([.$P$2];[.C77];&quot;;&quot;)" table:style-name="ce1">
            <text:p><text:s/>WHERE id =4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8" table:style-name="ce38">
            <text:p>4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narda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Santana'</text:p>
          </table:table-cell>
          <table:table-cell office:value-type="string" table:style-name="ce1">
            <text:p>'Sifuent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3-04-26</text:p>
          </table:table-cell>
          <table:table-cell office:value-type="string" table:style-name="ce1">
            <text:p>Holanda</text:p>
          </table:table-cell>
          <table:table-cell office:value-type="float" office:value="77878588" table:formula="of:=RANDBETWEEN(10000000;100000000)" table:style-name="ce2">
            <text:p>77878588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8201 Old Arrowhead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rnarda','Guadalupe','Santana','Sifuentes','personal_inteligencia_data/foto.png','1983-04-26','Holanda',77878588,'verde claro','8201 Old Arrowhead Street','2035-05-09 07:00:00' )::alias_ty)" table:formula="of:=CONCATENATE([.$O$2]; &quot; ROW( &quot;;[.F78];&quot;,&quot;;[.G78];&quot;,&quot;;[.H78];&quot;,&quot;;[.I78];&quot;,&quot;;[.J78];&quot;,'&quot;;[.K78];&quot;','&quot;;[.L78];&quot;',&quot;;[.M78];&quot;,'&quot;;[.N78];&quot;','&quot;;[.O78];&quot;','&quot;;[.P78];&quot;' )::alias_ty)&quot;)" table:style-name="ce1">
            <text:p>UPDATE personal_inteligencia SET aliases = array_append(aliases, ROW( 'Bernarda','Guadalupe','Santana','Sifuentes','personal_inteligencia_data/foto.png','1983-04-26','Holanda',77878588,'verde claro','8201 Old Arrowhead Street','2035-05-09 07:00:00' )::alias_ty)</text:p>
          </table:table-cell>
          <table:table-cell office:value-type="string" office:string-value=" WHERE id =48;" table:formula="of:=CONCATENATE([.$P$2];[.C78];&quot;;&quot;)" table:style-name="ce1">
            <text:p><text:s/>WHERE id =4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0" table:style-name="ce38">
            <text:p>5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Segura'</text:p>
          </table:table-cell>
          <table:table-cell office:value-type="string" table:style-name="ce1">
            <text:p>'Solorza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9-07-22</text:p>
          </table:table-cell>
          <table:table-cell office:value-type="string" table:style-name="ce1">
            <text:p>Zimbabue</text:p>
          </table:table-cell>
          <table:table-cell office:value-type="float" office:value="57553388" table:formula="of:=RANDBETWEEN(10000000;100000000)" table:style-name="ce2">
            <text:p>57553388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8351 E. Young St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nedicto','Maximo','Segura','Solorzano','personal_inteligencia_data/foto.png','1969-07-22','Zimbabue',57553388,'marrón oscuro','8351 E. Young St.','2035-05-09 07:00:00' )::alias_ty)" table:formula="of:=CONCATENATE([.$O$2]; &quot; ROW( &quot;;[.F79];&quot;,&quot;;[.G79];&quot;,&quot;;[.H79];&quot;,&quot;;[.I79];&quot;,&quot;;[.J79];&quot;,'&quot;;[.K79];&quot;','&quot;;[.L79];&quot;',&quot;;[.M79];&quot;,'&quot;;[.N79];&quot;','&quot;;[.O79];&quot;','&quot;;[.P79];&quot;' )::alias_ty)&quot;)" table:style-name="ce1">
            <text:p>UPDATE personal_inteligencia SET aliases = array_append(aliases, ROW( 'Benedicto','Maximo','Segura','Solorzano','personal_inteligencia_data/foto.png','1969-07-22','Zimbabue',57553388,'marrón oscuro','8351 E. Young St.','2035-05-09 07:00:00' )::alias_ty)</text:p>
          </table:table-cell>
          <table:table-cell office:value-type="string" office:string-value=" WHERE id =50;" table:formula="of:=CONCATENATE([.$P$2];[.C79];&quot;;&quot;)" table:style-name="ce1">
            <text:p><text:s/>WHERE id =5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2" table:style-name="ce38">
            <text:p>5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rturo'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lenti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01-17</text:p>
          </table:table-cell>
          <table:table-cell office:value-type="string" table:style-name="ce1">
            <text:p>Holanda</text:p>
          </table:table-cell>
          <table:table-cell office:value-type="float" office:value="89650283" table:formula="of:=RANDBETWEEN(10000000;100000000)" table:style-name="ce2">
            <text:p>89650283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8466 Lakeview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rturo','Hercules','Tafoya','Tolentino','personal_inteligencia_data/foto.png','1975-01-17','Holanda',89650283,'verde claro','8466 Lakeview Street','2035-05-09 07:00:00' )::alias_ty)" table:formula="of:=CONCATENATE([.$O$2]; &quot; ROW( &quot;;[.F80];&quot;,&quot;;[.G80];&quot;,&quot;;[.H80];&quot;,&quot;;[.I80];&quot;,&quot;;[.J80];&quot;,'&quot;;[.K80];&quot;','&quot;;[.L80];&quot;',&quot;;[.M80];&quot;,'&quot;;[.N80];&quot;','&quot;;[.O80];&quot;','&quot;;[.P80];&quot;' )::alias_ty)&quot;)" table:style-name="ce1">
            <text:p>UPDATE personal_inteligencia SET aliases = array_append(aliases, ROW( 'Arturo','Hercules','Tafoya','Tolentino','personal_inteligencia_data/foto.png','1975-01-17','Holanda',89650283,'verde claro','8466 Lakeview Street','2035-05-09 07:00:00' )::alias_ty)</text:p>
          </table:table-cell>
          <table:table-cell office:value-type="string" office:string-value=" WHERE id =52;" table:formula="of:=CONCATENATE([.$P$2];[.C80];&quot;;&quot;)" table:style-name="ce1">
            <text:p><text:s/>WHERE id =5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4" table:style-name="ce38">
            <text:p>5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enda'</text:p>
          </table:table-cell>
          <table:table-cell office:value-type="string" table:style-name="ce1">
            <text:p>'Isabella'</text:p>
          </table:table-cell>
          <table:table-cell office:value-type="string" table:style-name="ce1">
            <text:p>'Salgado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0-09-23</text:p>
          </table:table-cell>
          <table:table-cell office:value-type="string" table:style-name="ce1">
            <text:p>Malasia</text:p>
          </table:table-cell>
          <table:table-cell office:value-type="float" office:value="75639269" table:formula="of:=RANDBETWEEN(10000000;100000000)" table:style-name="ce2">
            <text:p>75639269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8487 W. Foxrun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renda','Isabella','Salgado','Santiago','personal_inteligencia_data/foto.png','2010-09-23','Malasia',75639269,'marrón oscuro','8487 W. Foxrun Street','2035-05-09 07:00:00' )::alias_ty)" table:formula="of:=CONCATENATE([.$O$2]; &quot; ROW( &quot;;[.F81];&quot;,&quot;;[.G81];&quot;,&quot;;[.H81];&quot;,&quot;;[.I81];&quot;,&quot;;[.J81];&quot;,'&quot;;[.K81];&quot;','&quot;;[.L81];&quot;',&quot;;[.M81];&quot;,'&quot;;[.N81];&quot;','&quot;;[.O81];&quot;','&quot;;[.P81];&quot;' )::alias_ty)&quot;)" table:style-name="ce1">
            <text:p>UPDATE personal_inteligencia SET aliases = array_append(aliases, ROW( 'Brenda','Isabella','Salgado','Santiago','personal_inteligencia_data/foto.png','2010-09-23','Malasia',75639269,'marrón oscuro','8487 W. Foxrun Street','2035-05-09 07:00:00' )::alias_ty)</text:p>
          </table:table-cell>
          <table:table-cell office:value-type="string" office:string-value=" WHERE id =54;" table:formula="of:=CONCATENATE([.$P$2];[.C81];&quot;;&quot;)" table:style-name="ce1">
            <text:p><text:s/>WHERE id =5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6" table:style-name="ce38">
            <text:p>5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urelia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Sorto'</text:p>
          </table:table-cell>
          <table:table-cell office:value-type="string" table:style-name="ce1">
            <text:p>'Tell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5-11-11</text:p>
          </table:table-cell>
          <table:table-cell office:value-type="string" table:style-name="ce1">
            <text:p>Argentina</text:p>
          </table:table-cell>
          <table:table-cell office:value-type="float" office:value="29437456" table:formula="of:=RANDBETWEEN(10000000;100000000)" table:style-name="ce2">
            <text:p>29437456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858 Franklin Drive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urelia','Calixtrato','Sorto','Tello','personal_inteligencia_data/foto.png','1985-11-11','Argentina',29437456,'marrón oscuro','858 Franklin Drive','2035-05-09 07:00:00' )::alias_ty)" table:formula="of:=CONCATENATE([.$O$2]; &quot; ROW( &quot;;[.F82];&quot;,&quot;;[.G82];&quot;,&quot;;[.H82];&quot;,&quot;;[.I82];&quot;,&quot;;[.J82];&quot;,'&quot;;[.K82];&quot;','&quot;;[.L82];&quot;',&quot;;[.M82];&quot;,'&quot;;[.N82];&quot;','&quot;;[.O82];&quot;','&quot;;[.P82];&quot;' )::alias_ty)&quot;)" table:style-name="ce1">
            <text:p>UPDATE personal_inteligencia SET aliases = array_append(aliases, ROW( 'Aurelia','Calixtrato','Sorto','Tello','personal_inteligencia_data/foto.png','1985-11-11','Argentina',29437456,'marrón oscuro','858 Franklin Drive','2035-05-09 07:00:00' )::alias_ty)</text:p>
          </table:table-cell>
          <table:table-cell office:value-type="string" office:string-value=" WHERE id =56;" table:formula="of:=CONCATENATE([.$P$2];[.C82];&quot;;&quot;)" table:style-name="ce1">
            <text:p><text:s/>WHERE id =56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58" table:style-name="ce38">
            <text:p>5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stasia'</text:p>
          </table:table-cell>
          <table:table-cell office:value-type="string" table:style-name="ce1">
            <text:p>'Eneida'</text:p>
          </table:table-cell>
          <table:table-cell office:value-type="string" table:style-name="ce1">
            <text:p>'Torres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0-04-03</text:p>
          </table:table-cell>
          <table:table-cell office:value-type="string" table:style-name="ce1">
            <text:p>Malasia</text:p>
          </table:table-cell>
          <table:table-cell office:value-type="float" office:value="38723265" table:formula="of:=RANDBETWEEN(10000000;100000000)" table:style-name="ce2">
            <text:p>38723265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8794 Old Cobblestone Ave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astasia','Eneida','Torres','Valerio','personal_inteligencia_data/foto.png','2000-04-03','Malasia',38723265,'verde claro','8794 Old Cobblestone Ave.','2035-05-09 07:00:00' )::alias_ty)" table:formula="of:=CONCATENATE([.$O$2]; &quot; ROW( &quot;;[.F83];&quot;,&quot;;[.G83];&quot;,&quot;;[.H83];&quot;,&quot;;[.I83];&quot;,&quot;;[.J83];&quot;,'&quot;;[.K83];&quot;','&quot;;[.L83];&quot;',&quot;;[.M83];&quot;,'&quot;;[.N83];&quot;','&quot;;[.O83];&quot;','&quot;;[.P83];&quot;' )::alias_ty)&quot;)" table:style-name="ce1">
            <text:p>UPDATE personal_inteligencia SET aliases = array_append(aliases, ROW( 'Anastasia','Eneida','Torres','Valerio','personal_inteligencia_data/foto.png','2000-04-03','Malasia',38723265,'verde claro','8794 Old Cobblestone Ave.','2035-05-09 07:00:00' )::alias_ty)</text:p>
          </table:table-cell>
          <table:table-cell office:value-type="string" office:string-value=" WHERE id =58;" table:formula="of:=CONCATENATE([.$P$2];[.C83];&quot;;&quot;)" table:style-name="ce1">
            <text:p><text:s/>WHERE id =58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60" table:style-name="ce38">
            <text:p>6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urelio'</text:p>
          </table:table-cell>
          <table:table-cell office:value-type="string" table:style-name="ce1">
            <text:p>'Corania'</text:p>
          </table:table-cell>
          <table:table-cell office:value-type="string" table:style-name="ce1">
            <text:p>'Solorio'</text:p>
          </table:table-cell>
          <table:table-cell office:value-type="string" table:style-name="ce1">
            <text:p>'Tejed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6-01-05</text:p>
          </table:table-cell>
          <table:table-cell office:value-type="string" table:style-name="ce1">
            <text:p>Argentina</text:p>
          </table:table-cell>
          <table:table-cell office:value-type="float" office:value="22090864" table:formula="of:=RANDBETWEEN(10000000;100000000)" table:style-name="ce2">
            <text:p>22090864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884 Glenridge Ave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urelio','Corania','Solorio','Tejeda','personal_inteligencia_data/foto.png','1996-01-05','Argentina',22090864,'verde oscuro','884 Glenridge Ave.','2035-05-09 07:00:00' )::alias_ty)" table:formula="of:=CONCATENATE([.$O$2]; &quot; ROW( &quot;;[.F84];&quot;,&quot;;[.G84];&quot;,&quot;;[.H84];&quot;,&quot;;[.I84];&quot;,&quot;;[.J84];&quot;,'&quot;;[.K84];&quot;','&quot;;[.L84];&quot;',&quot;;[.M84];&quot;,'&quot;;[.N84];&quot;','&quot;;[.O84];&quot;','&quot;;[.P84];&quot;' )::alias_ty)&quot;)" table:style-name="ce1">
            <text:p>UPDATE personal_inteligencia SET aliases = array_append(aliases, ROW( 'Aurelio','Corania','Solorio','Tejeda','personal_inteligencia_data/foto.png','1996-01-05','Argentina',22090864,'verde oscuro','884 Glenridge Ave.','2035-05-09 07:00:00' )::alias_ty)</text:p>
          </table:table-cell>
          <table:table-cell office:value-type="string" office:string-value=" WHERE id =60;" table:formula="of:=CONCATENATE([.$P$2];[.C84];&quot;;&quot;)" table:style-name="ce1">
            <text:p><text:s/>WHERE id =60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2" table:style-name="ce38">
            <text:p>6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erica'</text:p>
          </table:table-cell>
          <table:table-cell office:value-type="string" table:style-name="ce1">
            <text:p>'Rosaura'</text:p>
          </table:table-cell>
          <table:table-cell office:value-type="string" table:style-name="ce1">
            <text:p>'Valdez'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0-07-24</text:p>
          </table:table-cell>
          <table:table-cell office:value-type="string" table:style-name="ce1">
            <text:p>Argentina</text:p>
          </table:table-cell>
          <table:table-cell office:value-type="float" office:value="16365298" table:formula="of:=RANDBETWEEN(10000000;100000000)" table:style-name="ce2">
            <text:p>16365298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893 South Stonybrook Dr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merica','Rosaura','Valdez','Valles','personal_inteligencia_data/foto.png','1990-07-24','Argentina',16365298,'verde oscuro','893 South Stonybrook Dr.','2035-05-09 07:00:00' )::alias_ty)" table:formula="of:=CONCATENATE([.$O$2]; &quot; ROW( &quot;;[.F85];&quot;,&quot;;[.G85];&quot;,&quot;;[.H85];&quot;,&quot;;[.I85];&quot;,&quot;;[.J85];&quot;,'&quot;;[.K85];&quot;','&quot;;[.L85];&quot;',&quot;;[.M85];&quot;,'&quot;;[.N85];&quot;','&quot;;[.O85];&quot;','&quot;;[.P85];&quot;' )::alias_ty)&quot;)" table:style-name="ce1">
            <text:p>UPDATE personal_inteligencia SET aliases = array_append(aliases, ROW( 'America','Rosaura','Valdez','Valles','personal_inteligencia_data/foto.png','1990-07-24','Argentina',16365298,'verde oscuro','893 South Stonybrook Dr.','2035-05-09 07:00:00' )::alias_ty)</text:p>
          </table:table-cell>
          <table:table-cell office:value-type="string" office:string-value=" WHERE id =62;" table:formula="of:=CONCATENATE([.$P$2];[.C85];&quot;;&quot;)" table:style-name="ce1">
            <text:p><text:s/>WHERE id =62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4" table:style-name="ce38">
            <text:p>6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Umana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4-09-06</text:p>
          </table:table-cell>
          <table:table-cell office:value-type="string" table:style-name="ce1">
            <text:p>Taiwán</text:p>
          </table:table-cell>
          <table:table-cell office:value-type="float" office:value="88418004" table:formula="of:=RANDBETWEEN(10000000;100000000)" table:style-name="ce2">
            <text:p>88418004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8966 High Drive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a','Veronica','Umana','Vallejo','personal_inteligencia_data/foto.png','1994-09-06','Taiwán',88418004,'azul claro','8966 High Drive','2035-05-09 07:00:00' )::alias_ty)" table:formula="of:=CONCATENATE([.$O$2]; &quot; ROW( &quot;;[.F86];&quot;,&quot;;[.G86];&quot;,&quot;;[.H86];&quot;,&quot;;[.I86];&quot;,&quot;;[.J86];&quot;,'&quot;;[.K86];&quot;','&quot;;[.L86];&quot;',&quot;;[.M86];&quot;,'&quot;;[.N86];&quot;','&quot;;[.O86];&quot;','&quot;;[.P86];&quot;' )::alias_ty)&quot;)" table:style-name="ce1">
            <text:p>UPDATE personal_inteligencia SET aliases = array_append(aliases, ROW( 'Ana','Veronica','Umana','Vallejo','personal_inteligencia_data/foto.png','1994-09-06','Taiwán',88418004,'azul claro','8966 High Drive','2035-05-09 07:00:00' )::alias_ty)</text:p>
          </table:table-cell>
          <table:table-cell office:value-type="string" office:string-value=" WHERE id =64;" table:formula="of:=CONCATENATE([.$P$2];[.C86];&quot;;&quot;)" table:style-name="ce1">
            <text:p><text:s/>WHERE id =64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6" table:style-name="ce38">
            <text:p>6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anda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Velasqu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2-03-05</text:p>
          </table:table-cell>
          <table:table-cell office:value-type="string" table:style-name="ce1">
            <text:p>Groenlandia</text:p>
          </table:table-cell>
          <table:table-cell office:value-type="float" office:value="42033287" table:formula="of:=RANDBETWEEN(10000000;100000000)" table:style-name="ce2">
            <text:p>42033287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9036 Harvey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manda','Tulio','Vallejo','Velasquez','personal_inteligencia_data/foto.png','1982-03-05','Groenlandia',42033287,'marrón claro','9036 Harvey Street','2035-05-09 07:00:00' )::alias_ty)" table:formula="of:=CONCATENATE([.$O$2]; &quot; ROW( &quot;;[.F87];&quot;,&quot;;[.G87];&quot;,&quot;;[.H87];&quot;,&quot;;[.I87];&quot;,&quot;;[.J87];&quot;,'&quot;;[.K87];&quot;','&quot;;[.L87];&quot;',&quot;;[.M87];&quot;,'&quot;;[.N87];&quot;','&quot;;[.O87];&quot;','&quot;;[.P87];&quot;' )::alias_ty)&quot;)" table:style-name="ce1">
            <text:p>UPDATE personal_inteligencia SET aliases = array_append(aliases, ROW( 'Amanda','Tulio','Vallejo','Velasquez','personal_inteligencia_data/foto.png','1982-03-05','Groenlandia',42033287,'marrón claro','9036 Harvey Street','2035-05-09 07:00:00' )::alias_ty)</text:p>
          </table:table-cell>
          <table:table-cell office:value-type="string" office:string-value=" WHERE id =66;" table:formula="of:=CONCATENATE([.$P$2];[.C87];&quot;;&quot;)" table:style-name="ce1">
            <text:p><text:s/>WHERE id =66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8" table:style-name="ce38">
            <text:p>6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narda'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'Santamaria'</text:p>
          </table:table-cell>
          <table:table-cell office:value-type="string" table:style-name="ce1">
            <text:p>'Servi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0-01-26</text:p>
          </table:table-cell>
          <table:table-cell office:value-type="string" table:style-name="ce1">
            <text:p>Groenlandia</text:p>
          </table:table-cell>
          <table:table-cell office:value-type="float" office:value="27389809" table:formula="of:=RANDBETWEEN(10000000;100000000)" table:style-name="ce2">
            <text:p>27389809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917 Ketch Harbour St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rnarda','Michael','Santamaria','Servin','personal_inteligencia_data/foto.png','1990-01-26','Groenlandia',27389809,'azul oscuro','917 Ketch Harbour St.','2035-05-09 07:00:00' )::alias_ty)" table:formula="of:=CONCATENATE([.$O$2]; &quot; ROW( &quot;;[.F88];&quot;,&quot;;[.G88];&quot;,&quot;;[.H88];&quot;,&quot;;[.I88];&quot;,&quot;;[.J88];&quot;,'&quot;;[.K88];&quot;','&quot;;[.L88];&quot;',&quot;;[.M88];&quot;,'&quot;;[.N88];&quot;','&quot;;[.O88];&quot;','&quot;;[.P88];&quot;' )::alias_ty)&quot;)" table:style-name="ce1">
            <text:p>UPDATE personal_inteligencia SET aliases = array_append(aliases, ROW( 'Bernarda','Michael','Santamaria','Servin','personal_inteligencia_data/foto.png','1990-01-26','Groenlandia',27389809,'azul oscuro','917 Ketch Harbour St.','2035-05-09 07:00:00' )::alias_ty)</text:p>
          </table:table-cell>
          <table:table-cell office:value-type="string" office:string-value=" WHERE id =68;" table:formula="of:=CONCATENATE([.$P$2];[.C88];&quot;;&quot;)" table:style-name="ce1">
            <text:p><text:s/>WHERE id =68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0" table:style-name="ce38">
            <text:p>7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trudis'</text:p>
          </table:table-cell>
          <table:table-cell office:value-type="string" table:style-name="ce1">
            <text:p>'Saida'</text:p>
          </table:table-cell>
          <table:table-cell office:value-type="string" table:style-name="ce1">
            <text:p>'Sandoval'</text:p>
          </table:table-cell>
          <table:table-cell office:value-type="string" table:style-name="ce1">
            <text:p>'Serrat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1-08-22</text:p>
          </table:table-cell>
          <table:table-cell office:value-type="string" table:style-name="ce1">
            <text:p>Groenlandia</text:p>
          </table:table-cell>
          <table:table-cell office:value-type="float" office:value="89738016" table:formula="of:=RANDBETWEEN(10000000;100000000)" table:style-name="ce2">
            <text:p>89738016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9205 Carson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rtrudis','Saida','Sandoval','Serrato','personal_inteligencia_data/foto.png','1991-08-22','Groenlandia',89738016,'marrón claro','9205 Carson Street','2035-05-09 07:00:00' )::alias_ty)" table:formula="of:=CONCATENATE([.$O$2]; &quot; ROW( &quot;;[.F89];&quot;,&quot;;[.G89];&quot;,&quot;;[.H89];&quot;,&quot;;[.I89];&quot;,&quot;;[.J89];&quot;,'&quot;;[.K89];&quot;','&quot;;[.L89];&quot;',&quot;;[.M89];&quot;,'&quot;;[.N89];&quot;','&quot;;[.O89];&quot;','&quot;;[.P89];&quot;' )::alias_ty)&quot;)" table:style-name="ce1">
            <text:p>UPDATE personal_inteligencia SET aliases = array_append(aliases, ROW( 'Bertrudis','Saida','Sandoval','Serrato','personal_inteligencia_data/foto.png','1991-08-22','Groenlandia',89738016,'marrón claro','9205 Carson Street','2035-05-09 07:00:00' )::alias_ty)</text:p>
          </table:table-cell>
          <table:table-cell office:value-type="string" office:string-value=" WHERE id =70;" table:formula="of:=CONCATENATE([.$P$2];[.C89];&quot;;&quot;)" table:style-name="ce1">
            <text:p><text:s/>WHERE id =70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2" table:style-name="ce38">
            <text:p>7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Sos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5-09-20</text:p>
          </table:table-cell>
          <table:table-cell office:value-type="string" table:style-name="ce1">
            <text:p>Zimbabue</text:p>
          </table:table-cell>
          <table:table-cell office:value-type="float" office:value="86822561" table:formula="of:=RANDBETWEEN(10000000;100000000)" table:style-name="ce2">
            <text:p>86822561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922 North Brown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nedicto','Klement','Serna','Sosa','personal_inteligencia_data/foto.png','1965-09-20','Zimbabue',86822561,'marrón claro','922 North Brown Street','2035-05-09 07:00:00' )::alias_ty)" table:formula="of:=CONCATENATE([.$O$2]; &quot; ROW( &quot;;[.F90];&quot;,&quot;;[.G90];&quot;,&quot;;[.H90];&quot;,&quot;;[.I90];&quot;,&quot;;[.J90];&quot;,'&quot;;[.K90];&quot;','&quot;;[.L90];&quot;',&quot;;[.M90];&quot;,'&quot;;[.N90];&quot;','&quot;;[.O90];&quot;','&quot;;[.P90];&quot;' )::alias_ty)&quot;)" table:style-name="ce1">
            <text:p>UPDATE personal_inteligencia SET aliases = array_append(aliases, ROW( 'Benedicto','Klement','Serna','Sosa','personal_inteligencia_data/foto.png','1965-09-20','Zimbabue',86822561,'marrón claro','922 North Brown Street','2035-05-09 07:00:00' )::alias_ty)</text:p>
          </table:table-cell>
          <table:table-cell office:value-type="string" office:string-value=" WHERE id =72;" table:formula="of:=CONCATENATE([.$P$2];[.C90];&quot;;&quot;)" table:style-name="ce1">
            <text:p><text:s/>WHERE id =72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4" table:style-name="ce38">
            <text:p>7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icia'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Valverde'</text:p>
          </table:table-cell>
          <table:table-cell office:value-type="string" table:style-name="ce1">
            <text:p>'Veli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06-03</text:p>
          </table:table-cell>
          <table:table-cell office:value-type="string" table:style-name="ce1">
            <text:p>Irlanda</text:p>
          </table:table-cell>
          <table:table-cell office:value-type="float" office:value="45868637" table:formula="of:=RANDBETWEEN(10000000;100000000)" table:style-name="ce2">
            <text:p>45868637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9414 Fawn St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icia','Jaime','Valverde','Veliz','personal_inteligencia_data/foto.png','1975-06-03','Irlanda',45868637,'verde claro','9414 Fawn St.','2035-05-09 07:00:00' )::alias_ty)" table:formula="of:=CONCATENATE([.$O$2]; &quot; ROW( &quot;;[.F91];&quot;,&quot;;[.G91];&quot;,&quot;;[.H91];&quot;,&quot;;[.I91];&quot;,&quot;;[.J91];&quot;,'&quot;;[.K91];&quot;','&quot;;[.L91];&quot;',&quot;;[.M91];&quot;,'&quot;;[.N91];&quot;','&quot;;[.O91];&quot;','&quot;;[.P91];&quot;' )::alias_ty)&quot;)" table:style-name="ce1">
            <text:p>UPDATE personal_inteligencia SET aliases = array_append(aliases, ROW( 'Alicia','Jaime','Valverde','Veliz','personal_inteligencia_data/foto.png','1975-06-03','Irlanda',45868637,'verde claro','9414 Fawn St.','2035-05-09 07:00:00' )::alias_ty)</text:p>
          </table:table-cell>
          <table:table-cell office:value-type="string" office:string-value=" WHERE id =74;" table:formula="of:=CONCATENATE([.$P$2];[.C91];&quot;;&quot;)" table:style-name="ce1">
            <text:p><text:s/>WHERE id =74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6" table:style-name="ce38">
            <text:p>7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tagracia'</text:p>
          </table:table-cell>
          <table:table-cell office:value-type="string" table:style-name="ce1">
            <text:p>'Paulo'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Velazqu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10-27</text:p>
          </table:table-cell>
          <table:table-cell office:value-type="string" table:style-name="ce1">
            <text:p>Holanda</text:p>
          </table:table-cell>
          <table:table-cell office:value-type="float" office:value="97297535" table:formula="of:=RANDBETWEEN(10000000;100000000)" table:style-name="ce2">
            <text:p>97297535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944 Shadow Brook Ave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tagracia','Paulo','Valles','Velazquez','personal_inteligencia_data/foto.png','1975-10-27','Holanda',97297535,'azul oscuro','944 Shadow Brook Ave.','2035-05-09 07:00:00' )::alias_ty)" table:formula="of:=CONCATENATE([.$O$2]; &quot; ROW( &quot;;[.F92];&quot;,&quot;;[.G92];&quot;,&quot;;[.H92];&quot;,&quot;;[.I92];&quot;,&quot;;[.J92];&quot;,'&quot;;[.K92];&quot;','&quot;;[.L92];&quot;',&quot;;[.M92];&quot;,'&quot;;[.N92];&quot;','&quot;;[.O92];&quot;','&quot;;[.P92];&quot;' )::alias_ty)&quot;)" table:style-name="ce1">
            <text:p>UPDATE personal_inteligencia SET aliases = array_append(aliases, ROW( 'Altagracia','Paulo','Valles','Velazquez','personal_inteligencia_data/foto.png','1975-10-27','Holanda',97297535,'azul oscuro','944 Shadow Brook Ave.','2035-05-09 07:00:00' )::alias_ty)</text:p>
          </table:table-cell>
          <table:table-cell office:value-type="string" office:string-value=" WHERE id =76;" table:formula="of:=CONCATENATE([.$P$2];[.C92];&quot;;&quot;)" table:style-name="ce1">
            <text:p><text:s/>WHERE id =7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78" table:style-name="ce38">
            <text:p>7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jamin'</text:p>
          </table:table-cell>
          <table:table-cell office:value-type="string" table:style-name="ce1">
            <text:p>'Felix'</text:p>
          </table:table-cell>
          <table:table-cell office:value-type="string" table:style-name="ce1">
            <text:p>'Santillan'</text:p>
          </table:table-cell>
          <table:table-cell office:value-type="string" table:style-name="ce1">
            <text:p>'Sifuent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1-11-20</text:p>
          </table:table-cell>
          <table:table-cell office:value-type="string" table:style-name="ce1">
            <text:p>Irlanda</text:p>
          </table:table-cell>
          <table:table-cell office:value-type="float" office:value="17408933" table:formula="of:=RANDBETWEEN(10000000;100000000)" table:style-name="ce2">
            <text:p>17408933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954 Lyme Road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njamin','Felix','Santillan','Sifuentes','personal_inteligencia_data/foto.png','1981-11-20','Irlanda',17408933,'marrón oscuro','954 Lyme Road','2035-05-09 07:00:00' )::alias_ty)" table:formula="of:=CONCATENATE([.$O$2]; &quot; ROW( &quot;;[.F93];&quot;,&quot;;[.G93];&quot;,&quot;;[.H93];&quot;,&quot;;[.I93];&quot;,&quot;;[.J93];&quot;,'&quot;;[.K93];&quot;','&quot;;[.L93];&quot;',&quot;;[.M93];&quot;,'&quot;;[.N93];&quot;','&quot;;[.O93];&quot;','&quot;;[.P93];&quot;' )::alias_ty)&quot;)" table:style-name="ce1">
            <text:p>UPDATE personal_inteligencia SET aliases = array_append(aliases, ROW( 'Benjamin','Felix','Santillan','Sifuentes','personal_inteligencia_data/foto.png','1981-11-20','Irlanda',17408933,'marrón oscuro','954 Lyme Road','2035-05-09 07:00:00' )::alias_ty)</text:p>
          </table:table-cell>
          <table:table-cell office:value-type="string" office:string-value=" WHERE id =78;" table:formula="of:=CONCATENATE([.$P$2];[.C93];&quot;;&quot;)" table:style-name="ce1">
            <text:p><text:s/>WHERE id =7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80" table:style-name="ce38">
            <text:p>8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dres'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'Toledo'</text:p>
          </table:table-cell>
          <table:table-cell office:value-type="string" table:style-name="ce1">
            <text:p>'Valdiv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2-05-07</text:p>
          </table:table-cell>
          <table:table-cell office:value-type="string" table:style-name="ce1">
            <text:p>Uganda</text:p>
          </table:table-cell>
          <table:table-cell office:value-type="float" office:value="72088488" table:formula="of:=RANDBETWEEN(10000000;100000000)" table:style-name="ce2">
            <text:p>72088488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9552 Beach Ave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dres','Lincoln','Toledo','Valdivia','personal_inteligencia_data/foto.png','2002-05-07','Uganda',72088488,'azul oscuro','9552 Beach Ave.','2035-05-09 07:00:00' )::alias_ty)" table:formula="of:=CONCATENATE([.$O$2]; &quot; ROW( &quot;;[.F94];&quot;,&quot;;[.G94];&quot;,&quot;;[.H94];&quot;,&quot;;[.I94];&quot;,&quot;;[.J94];&quot;,'&quot;;[.K94];&quot;','&quot;;[.L94];&quot;',&quot;;[.M94];&quot;,'&quot;;[.N94];&quot;','&quot;;[.O94];&quot;','&quot;;[.P94];&quot;' )::alias_ty)&quot;)" table:style-name="ce1">
            <text:p>UPDATE personal_inteligencia SET aliases = array_append(aliases, ROW( 'Andres','Lincoln','Toledo','Valdivia','personal_inteligencia_data/foto.png','2002-05-07','Uganda',72088488,'azul oscuro','9552 Beach Ave.','2035-05-09 07:00:00' )::alias_ty)</text:p>
          </table:table-cell>
          <table:table-cell office:value-type="string" office:string-value=" WHERE id =80;" table:formula="of:=CONCATENATE([.$P$2];[.C94];&quot;;&quot;)" table:style-name="ce1">
            <text:p><text:s/>WHERE id =80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2" table:style-name="ce38">
            <text:p>8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ba'</text:p>
          </table:table-cell>
          <table:table-cell office:value-type="string" table:style-name="ce1">
            <text:p>'Mabel'</text:p>
          </table:table-cell>
          <table:table-cell office:value-type="string" table:style-name="ce1">
            <text:p>'Verduzco'</text:p>
          </table:table-cell>
          <table:table-cell office:value-type="string" table:style-name="ce1">
            <text:p>'Vie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0-11-25</text:p>
          </table:table-cell>
          <table:table-cell office:value-type="string" table:style-name="ce1">
            <text:p>Zimbabue</text:p>
          </table:table-cell>
          <table:table-cell office:value-type="float" office:value="58004527" table:formula="of:=RANDBETWEEN(10000000;100000000)" table:style-name="ce2">
            <text:p>58004527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9619 Jennings Rd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ba','Mabel','Verduzco','Viera','personal_inteligencia_data/foto.png','2010-11-25','Zimbabue',58004527,'verde oscuro','9619 Jennings Rd.','2035-05-09 07:00:00' )::alias_ty)" table:formula="of:=CONCATENATE([.$O$2]; &quot; ROW( &quot;;[.F95];&quot;,&quot;;[.G95];&quot;,&quot;;[.H95];&quot;,&quot;;[.I95];&quot;,&quot;;[.J95];&quot;,'&quot;;[.K95];&quot;','&quot;;[.L95];&quot;',&quot;;[.M95];&quot;,'&quot;;[.N95];&quot;','&quot;;[.O95];&quot;','&quot;;[.P95];&quot;' )::alias_ty)&quot;)" table:style-name="ce1">
            <text:p>UPDATE personal_inteligencia SET aliases = array_append(aliases, ROW( 'Alba','Mabel','Verduzco','Viera','personal_inteligencia_data/foto.png','2010-11-25','Zimbabue',58004527,'verde oscuro','9619 Jennings Rd.','2035-05-09 07:00:00' )::alias_ty)</text:p>
          </table:table-cell>
          <table:table-cell office:value-type="string" office:string-value=" WHERE id =82;" table:formula="of:=CONCATENATE([.$P$2];[.C95];&quot;;&quot;)" table:style-name="ce1">
            <text:p><text:s/>WHERE id =82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4" table:style-name="ce38">
            <text:p>8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ara'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Velard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9-03-23</text:p>
          </table:table-cell>
          <table:table-cell office:value-type="string" table:style-name="ce1">
            <text:p>Groenlandia</text:p>
          </table:table-cell>
          <table:table-cell office:value-type="float" office:value="87821547" table:formula="of:=RANDBETWEEN(10000000;100000000)" table:style-name="ce2">
            <text:p>87821547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962 St Paul St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mara','Alan','Valerio','Velarde','personal_inteligencia_data/foto.png','1989-03-23','Groenlandia',87821547,'marrón oscuro','962 St Paul St.','2035-05-09 07:00:00' )::alias_ty)" table:formula="of:=CONCATENATE([.$O$2]; &quot; ROW( &quot;;[.F96];&quot;,&quot;;[.G96];&quot;,&quot;;[.H96];&quot;,&quot;;[.I96];&quot;,&quot;;[.J96];&quot;,'&quot;;[.K96];&quot;','&quot;;[.L96];&quot;',&quot;;[.M96];&quot;,'&quot;;[.N96];&quot;','&quot;;[.O96];&quot;','&quot;;[.P96];&quot;' )::alias_ty)&quot;)" table:style-name="ce1">
            <text:p>UPDATE personal_inteligencia SET aliases = array_append(aliases, ROW( 'Amara','Alan','Valerio','Velarde','personal_inteligencia_data/foto.png','1989-03-23','Groenlandia',87821547,'marrón oscuro','962 St Paul St.','2035-05-09 07:00:00' )::alias_ty)</text:p>
          </table:table-cell>
          <table:table-cell office:value-type="string" office:string-value=" WHERE id =84;" table:formula="of:=CONCATENATE([.$P$2];[.C96];&quot;;&quot;)" table:style-name="ce1">
            <text:p><text:s/>WHERE id =84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6" table:style-name="ce38">
            <text:p>8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lla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Serrano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1-05-23</text:p>
          </table:table-cell>
          <table:table-cell office:value-type="string" table:style-name="ce1">
            <text:p>Uganda</text:p>
          </table:table-cell>
          <table:table-cell office:value-type="float" office:value="46317476" table:formula="of:=RANDBETWEEN(10000000;100000000)" table:style-name="ce2">
            <text:p>46317476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9822 High Noon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lla','Orosio','Serrano','Suarez','personal_inteligencia_data/foto.png','2011-05-23','Uganda',46317476,'azul oscuro','9822 High Noon Street','2035-05-09 07:00:00' )::alias_ty)" table:formula="of:=CONCATENATE([.$O$2]; &quot; ROW( &quot;;[.F97];&quot;,&quot;;[.G97];&quot;,&quot;;[.H97];&quot;,&quot;;[.I97];&quot;,&quot;;[.J97];&quot;,'&quot;;[.K97];&quot;','&quot;;[.L97];&quot;',&quot;;[.M97];&quot;,'&quot;;[.N97];&quot;','&quot;;[.O97];&quot;','&quot;;[.P97];&quot;' )::alias_ty)&quot;)" table:style-name="ce1">
            <text:p>UPDATE personal_inteligencia SET aliases = array_append(aliases, ROW( 'Bella','Orosio','Serrano','Suarez','personal_inteligencia_data/foto.png','2011-05-23','Uganda',46317476,'azul oscuro','9822 High Noon Street','2035-05-09 07:00:00' )::alias_ty)</text:p>
          </table:table-cell>
          <table:table-cell office:value-type="string" office:string-value=" WHERE id =86;" table:formula="of:=CONCATENATE([.$P$2];[.C97];&quot;;&quot;)" table:style-name="ce1">
            <text:p><text:s/>WHERE id =86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8" table:style-name="ce38">
            <text:p>8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tenea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Thoma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4-04-26</text:p>
          </table:table-cell>
          <table:table-cell office:value-type="string" table:style-name="ce1">
            <text:p>Groenlandia</text:p>
          </table:table-cell>
          <table:table-cell office:value-type="float" office:value="57533101" table:formula="of:=RANDBETWEEN(10000000;100000000)" table:style-name="ce2">
            <text:p>57533101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9951 Lyme Road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tenea','Cesar','Suarez','Thomas','personal_inteligencia_data/foto.png','1984-04-26','Groenlandia',57533101,'marrón claro','9951 Lyme Road','2035-05-09 07:00:00' )::alias_ty)" table:formula="of:=CONCATENATE([.$O$2]; &quot; ROW( &quot;;[.F98];&quot;,&quot;;[.G98];&quot;,&quot;;[.H98];&quot;,&quot;;[.I98];&quot;,&quot;;[.J98];&quot;,'&quot;;[.K98];&quot;','&quot;;[.L98];&quot;',&quot;;[.M98];&quot;,'&quot;;[.N98];&quot;','&quot;;[.O98];&quot;','&quot;;[.P98];&quot;' )::alias_ty)&quot;)" table:style-name="ce1">
            <text:p>UPDATE personal_inteligencia SET aliases = array_append(aliases, ROW( 'Atenea','Cesar','Suarez','Thomas','personal_inteligencia_data/foto.png','1984-04-26','Groenlandia',57533101,'marrón claro','9951 Lyme Road','2035-05-09 07:00:00' )::alias_ty)</text:p>
          </table:table-cell>
          <table:table-cell office:value-type="string" office:string-value=" WHERE id =88;" table:formula="of:=CONCATENATE([.$P$2];[.C98];&quot;;&quot;)" table:style-name="ce1">
            <text:p><text:s/>WHERE id =8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office:value-type="float" office:value="90" table:style-name="ce38">
            <text:p>9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'</text:p>
          </table:table-cell>
          <table:table-cell office:value-type="string" table:style-name="ce1">
            <text:p>'Zamira'</text:p>
          </table:table-cell>
          <table:table-cell office:value-type="string" table:style-name="ce1">
            <text:p>'Wright'</text:p>
          </table:table-cell>
          <table:table-cell office:value-type="string" table:style-name="ce1">
            <text:p>'Zamo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7-10-31</text:p>
          </table:table-cell>
          <table:table-cell office:value-type="string" table:style-name="ce1">
            <text:p>Groenlandia</text:p>
          </table:table-cell>
          <table:table-cell office:value-type="float" office:value="35600562" table:formula="of:=RANDBETWEEN(10000000;100000000)" table:style-name="ce2">
            <text:p>35600562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Atlantic City, NJ 08401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dria','Zamira','Wright','Zamora','personal_inteligencia_data/foto.png','1977-10-31','Groenlandia',35600562,'marrón oscuro','Atlantic City, NJ 08401','2035-05-09 07:00:00' )::alias_ty)" table:formula="of:=CONCATENATE([.$O$2]; &quot; ROW( &quot;;[.F99];&quot;,&quot;;[.G99];&quot;,&quot;;[.H99];&quot;,&quot;;[.I99];&quot;,&quot;;[.J99];&quot;,'&quot;;[.K99];&quot;','&quot;;[.L99];&quot;',&quot;;[.M99];&quot;,'&quot;;[.N99];&quot;','&quot;;[.O99];&quot;','&quot;;[.P99];&quot;' )::alias_ty)&quot;)" table:style-name="ce1">
            <text:p>UPDATE personal_inteligencia SET aliases = array_append(aliases, ROW( 'Adria','Zamira','Wright','Zamora','personal_inteligencia_data/foto.png','1977-10-31','Groenlandia',35600562,'marrón oscuro','Atlantic City, NJ 08401','2035-05-09 07:00:00' )::alias_ty)</text:p>
          </table:table-cell>
          <table:table-cell office:value-type="string" office:string-value=" WHERE id =90;" table:formula="of:=CONCATENATE([.$P$2];[.C99];&quot;;&quot;)" table:style-name="ce1">
            <text:p><text:s/>WHERE id =9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2" table:style-name="ce38">
            <text:p>9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an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Zavala'</text:p>
          </table:table-cell>
          <table:table-cell office:value-type="string" table:style-name="ce1">
            <text:p>'Zarat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1-04-19</text:p>
          </table:table-cell>
          <table:table-cell office:value-type="string" table:style-name="ce1">
            <text:p>Holanda</text:p>
          </table:table-cell>
          <table:table-cell office:value-type="float" office:value="99750576" table:formula="of:=RANDBETWEEN(10000000;100000000)" table:style-name="ce2">
            <text:p>99750576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Chattanooga, TN 37421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dan','Tarsicio','Zavala','Zarate','personal_inteligencia_data/foto.png','1971-04-19','Holanda',99750576,'azul oscuro','Chattanooga, TN 37421','2035-05-09 07:00:00' )::alias_ty)" table:formula="of:=CONCATENATE([.$O$2]; &quot; ROW( &quot;;[.F100];&quot;,&quot;;[.G100];&quot;,&quot;;[.H100];&quot;,&quot;;[.I100];&quot;,&quot;;[.J100];&quot;,'&quot;;[.K100];&quot;','&quot;;[.L100];&quot;',&quot;;[.M100];&quot;,'&quot;;[.N100];&quot;','&quot;;[.O100];&quot;','&quot;;[.P100];&quot;' )::alias_ty)&quot;)" table:style-name="ce1">
            <text:p>UPDATE personal_inteligencia SET aliases = array_append(aliases, ROW( 'Adan','Tarsicio','Zavala','Zarate','personal_inteligencia_data/foto.png','1971-04-19','Holanda',99750576,'azul oscuro','Chattanooga, TN 37421','2035-05-09 07:00:00' )::alias_ty)</text:p>
          </table:table-cell>
          <table:table-cell office:value-type="string" office:string-value=" WHERE id =92;" table:formula="of:=CONCATENATE([.$P$2];[.C100];&quot;;&quot;)" table:style-name="ce1">
            <text:p><text:s/>WHERE id =9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4" table:style-name="ce38">
            <text:p>9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bigail'</text:p>
          </table:table-cell>
          <table:table-cell office:value-type="string" table:style-name="ce1">
            <text:p>'Soledad'</text:p>
          </table:table-cell>
          <table:table-cell office:value-type="string" table:style-name="ce1">
            <text:p>'Zepeda'</text:p>
          </table:table-cell>
          <table:table-cell office:value-type="string" table:style-name="ce1">
            <text:p>'Zeped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6-05-13</text:p>
          </table:table-cell>
          <table:table-cell office:value-type="string" table:style-name="ce1">
            <text:p>Irlanda</text:p>
          </table:table-cell>
          <table:table-cell office:value-type="float" office:value="63125311" table:formula="of:=RANDBETWEEN(10000000;100000000)" table:style-name="ce2">
            <text:p>63125311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Leland, NC 28451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bigail','Soledad','Zepeda','Zepeda','personal_inteligencia_data/foto.png','1966-05-13','Irlanda',63125311,'verde claro','Leland, NC 28451','2035-05-09 07:00:00' )::alias_ty)" table:formula="of:=CONCATENATE([.$O$2]; &quot; ROW( &quot;;[.F101];&quot;,&quot;;[.G101];&quot;,&quot;;[.H101];&quot;,&quot;;[.I101];&quot;,&quot;;[.J101];&quot;,'&quot;;[.K101];&quot;','&quot;;[.L101];&quot;',&quot;;[.M101];&quot;,'&quot;;[.N101];&quot;','&quot;;[.O101];&quot;','&quot;;[.P101];&quot;' )::alias_ty)&quot;)" table:style-name="ce1">
            <text:p>UPDATE personal_inteligencia SET aliases = array_append(aliases, ROW( 'Abigail','Soledad','Zepeda','Zepeda','personal_inteligencia_data/foto.png','1966-05-13','Irlanda',63125311,'verde claro','Leland, NC 28451','2035-05-09 07:00:00' )::alias_ty)</text:p>
          </table:table-cell>
          <table:table-cell office:value-type="string" office:string-value=" WHERE id =94;" table:formula="of:=CONCATENATE([.$P$2];[.C101];&quot;;&quot;)" table:style-name="ce1">
            <text:p><text:s/>WHERE id =9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office:value-type="float" office:value="96" table:style-name="ce38">
            <text:p>9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'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Ward'</text:p>
          </table:table-cell>
          <table:table-cell office:value-type="string" table:style-name="ce1">
            <text:p>'Zambra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0-05-19</text:p>
          </table:table-cell>
          <table:table-cell office:value-type="string" table:style-name="ce1">
            <text:p>Argentina</text:p>
          </table:table-cell>
          <table:table-cell office:value-type="float" office:value="22832960" table:formula="of:=RANDBETWEEN(10000000;100000000)" table:style-name="ce2">
            <text:p>22832960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Mc Lean, VA 22101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dria','Eduviges','Ward','Zambrano','personal_inteligencia_data/foto.png','1980-05-19','Argentina',22832960,'verde oscuro','Mc Lean, VA 22101','2035-05-09 07:00:00' )::alias_ty)" table:formula="of:=CONCATENATE([.$O$2]; &quot; ROW( &quot;;[.F102];&quot;,&quot;;[.G102];&quot;,&quot;;[.H102];&quot;,&quot;;[.I102];&quot;,&quot;;[.J102];&quot;,'&quot;;[.K102];&quot;','&quot;;[.L102];&quot;',&quot;;[.M102];&quot;,'&quot;;[.N102];&quot;','&quot;;[.O102];&quot;','&quot;;[.P102];&quot;' )::alias_ty)&quot;)" table:style-name="ce1">
            <text:p>UPDATE personal_inteligencia SET aliases = array_append(aliases, ROW( 'Adria','Eduviges','Ward','Zambrano','personal_inteligencia_data/foto.png','1980-05-19','Argentina',22832960,'verde oscuro','Mc Lean, VA 22101','2035-05-09 07:00:00' )::alias_ty)</text:p>
          </table:table-cell>
          <table:table-cell office:value-type="string" office:string-value=" WHERE id =96;" table:formula="of:=CONCATENATE([.$P$2];[.C102];&quot;;&quot;)" table:style-name="ce1">
            <text:p><text:s/>WHERE id =9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98" table:style-name="ce38">
            <text:p>9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n'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Walker'</text:p>
          </table:table-cell>
          <table:table-cell office:value-type="string" table:style-name="ce1">
            <text:p>'Whit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2-10-08</text:p>
          </table:table-cell>
          <table:table-cell office:value-type="string" table:style-name="ce1">
            <text:p>Argentina</text:p>
          </table:table-cell>
          <table:table-cell office:value-type="float" office:value="98617359" table:formula="of:=RANDBETWEEN(10000000;100000000)" table:style-name="ce2">
            <text:p>98617359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Patchogue, NY 11772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drian','Constantino','Walker','White','personal_inteligencia_data/foto.png','1982-10-08','Argentina',98617359,'azul claro','Patchogue, NY 11772','2035-05-09 07:00:00' )::alias_ty)" table:formula="of:=CONCATENATE([.$O$2]; &quot; ROW( &quot;;[.F103];&quot;,&quot;;[.G103];&quot;,&quot;;[.H103];&quot;,&quot;;[.I103];&quot;,&quot;;[.J103];&quot;,'&quot;;[.K103];&quot;','&quot;;[.L103];&quot;',&quot;;[.M103];&quot;,'&quot;;[.N103];&quot;','&quot;;[.O103];&quot;','&quot;;[.P103];&quot;' )::alias_ty)&quot;)" table:style-name="ce1">
            <text:p>UPDATE personal_inteligencia SET aliases = array_append(aliases, ROW( 'Adrian','Constantino','Walker','White','personal_inteligencia_data/foto.png','1982-10-08','Argentina',98617359,'azul claro','Patchogue, NY 11772','2035-05-09 07:00:00' )::alias_ty)</text:p>
          </table:table-cell>
          <table:table-cell office:value-type="string" office:string-value=" WHERE id =98;" table:formula="of:=CONCATENATE([.$P$2];[.C103];&quot;;&quot;)" table:style-name="ce1">
            <text:p><text:s/>WHERE id =9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100" table:style-name="ce38">
            <text:p>10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olfo'</text:p>
          </table:table-cell>
          <table:table-cell office:value-type="string" table:style-name="ce1">
            <text:p>'Berenice'</text:p>
          </table:table-cell>
          <table:table-cell office:value-type="string" table:style-name="ce1">
            <text:p>'Zacarias'</text:p>
          </table:table-cell>
          <table:table-cell office:value-type="string" table:style-name="ce1">
            <text:p>'Zaragoz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4-10-04</text:p>
          </table:table-cell>
          <table:table-cell office:value-type="string" table:style-name="ce1">
            <text:p>Holanda</text:p>
          </table:table-cell>
          <table:table-cell office:value-type="float" office:value="19506939" table:formula="of:=RANDBETWEEN(10000000;100000000)" table:style-name="ce2">
            <text:p>19506939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Peachtree City, GA 30269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dolfo','Berenice','Zacarias','Zaragoza','personal_inteligencia_data/foto.png','1974-10-04','Holanda',19506939,'marrón claro','Peachtree City, GA 30269','2035-05-09 07:00:00' )::alias_ty)" table:formula="of:=CONCATENATE([.$O$2]; &quot; ROW( &quot;;[.F104];&quot;,&quot;;[.G104];&quot;,&quot;;[.H104];&quot;,&quot;;[.I104];&quot;,&quot;;[.J104];&quot;,'&quot;;[.K104];&quot;','&quot;;[.L104];&quot;',&quot;;[.M104];&quot;,'&quot;;[.N104];&quot;','&quot;;[.O104];&quot;','&quot;;[.P104];&quot;' )::alias_ty)&quot;)" table:style-name="ce1">
            <text:p>UPDATE personal_inteligencia SET aliases = array_append(aliases, ROW( 'Adolfo','Berenice','Zacarias','Zaragoza','personal_inteligencia_data/foto.png','1974-10-04','Holanda',19506939,'marrón claro','Peachtree City, GA 30269','2035-05-09 07:00:00' )::alias_ty)</text:p>
          </table:table-cell>
          <table:table-cell office:value-type="string" office:string-value=" WHERE id =100;" table:formula="of:=CONCATENATE([.$P$2];[.C104];&quot;;&quot;)" table:style-name="ce1">
            <text:p><text:s/>WHERE id =10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office:value-type="float" office:value="102" table:style-name="ce40">
            <text:p>10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na'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Ward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7-10-13</text:p>
          </table:table-cell>
          <table:table-cell office:value-type="string" table:style-name="ce1">
            <text:p>Taiwán</text:p>
          </table:table-cell>
          <table:table-cell office:value-type="float" office:value="50465423" table:formula="of:=RANDBETWEEN(10000000;100000000)" table:style-name="ce2">
            <text:p>50465423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Unit 7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driana','Eliana','Villeda','Ward','personal_inteligencia_data/foto.png','1987-10-13','Taiwán',50465423,'marrón oscuro','Unit 7','2035-05-09 07:00:00' )::alias_ty)" table:formula="of:=CONCATENATE([.$O$2]; &quot; ROW( &quot;;[.F105];&quot;,&quot;;[.G105];&quot;,&quot;;[.H105];&quot;,&quot;;[.I105];&quot;,&quot;;[.J105];&quot;,'&quot;;[.K105];&quot;','&quot;;[.L105];&quot;',&quot;;[.M105];&quot;,'&quot;;[.N105];&quot;','&quot;;[.O105];&quot;','&quot;;[.P105];&quot;' )::alias_ty)&quot;)" table:style-name="ce1">
            <text:p>UPDATE personal_inteligencia SET aliases = array_append(aliases, ROW( 'Adriana','Eliana','Villeda','Ward','personal_inteligencia_data/foto.png','1987-10-13','Taiwán',50465423,'marrón oscuro','Unit 7','2035-05-09 07:00:00' )::alias_ty)</text:p>
          </table:table-cell>
          <table:table-cell office:value-type="string" office:string-value=" WHERE id =102;" table:formula="of:=CONCATENATE([.$P$2];[.C105];&quot;;&quot;)" table:style-name="ce1">
            <text:p><text:s/>WHERE id =102;</text:p>
          </table:table-cell>
          <table:table-cell table:number-columns-repeated="16366"/>
        </table:table-row>
        <table:table-row table:number-rows-repeated="2" table:style-name="ro5">
          <table:table-cell table:style-name="ce4"/>
          <table:table-cell table:style-name="ce10"/>
          <table:table-cell table:style-name="ce5"/>
          <table:table-cell table:number-columns-repeated="7" table:style-name="ce1"/>
          <table:table-cell table:style-name="ce11"/>
          <table:table-cell table:style-name="ce1"/>
          <table:table-cell table:style-name="ce2"/>
          <table:table-cell table:style-name="ce1"/>
          <table:table-cell table:style-name="ce14"/>
          <table:table-cell table:style-name="ce41"/>
          <table:table-cell table:number-columns-repeated="16368" table:style-name="ce1"/>
        </table:table-row>
        <table:table-row table:number-rows-repeated="3" table:style-name="ro5">
          <table:table-cell table:number-columns-repeated="2" table:style-name="ce4"/>
          <table:table-cell table:style-name="ce5"/>
          <table:table-cell table:number-columns-repeated="7" table:style-name="ce1"/>
          <table:table-cell table:style-name="ce11"/>
          <table:table-cell table:style-name="ce1"/>
          <table:table-cell table:style-name="ce2"/>
          <table:table-cell table:style-name="ce1"/>
          <table:table-cell table:style-name="ce14"/>
          <table:table-cell table:style-name="ce41"/>
          <table:table-cell table:number-columns-repeated="16368" table:style-name="ce1"/>
        </table:table-row>
        <table:table-row table:number-rows-repeated="2" table:style-name="ro5">
          <table:table-cell table:style-name="ce4"/>
          <table:table-cell table:style-name="ce10"/>
          <table:table-cell table:style-name="ce5"/>
          <table:table-cell table:number-columns-repeated="7" table:style-name="ce1"/>
          <table:table-cell table:style-name="ce11"/>
          <table:table-cell table:style-name="ce1"/>
          <table:table-cell table:style-name="ce2"/>
          <table:table-cell table:style-name="ce1"/>
          <table:table-cell table:style-name="ce14"/>
          <table:table-cell table:style-name="ce41"/>
          <table:table-cell table:number-columns-repeated="16368" table:style-name="ce1"/>
        </table:table-row>
        <table:table-row table:number-rows-repeated="23" table:style-name="ro5">
          <table:table-cell table:number-columns-repeated="10"/>
          <table:table-cell table:style-name="ce11"/>
          <table:table-cell table:style-name="ce1"/>
          <table:table-cell table:style-name="ce2"/>
          <table:table-cell table:style-name="ce1"/>
          <table:table-cell table:style-name="ce14"/>
          <table:table-cell table:style-name="ce41"/>
          <table:table-cell table:number-columns-repeated="16368"/>
        </table:table-row>
        <table:table-row table:number-rows-repeated="15" table:style-name="ro5">
          <table:table-cell table:number-columns-repeated="10"/>
          <table:table-cell table:style-name="ce11"/>
          <table:table-cell table:number-columns-repeated="3" table:style-name="ce1"/>
          <table:table-cell table:style-name="ce14"/>
          <table:table-cell table:style-name="ce41"/>
          <table:table-cell table:number-columns-repeated="16368"/>
        </table:table-row>
        <table:table-row table:number-rows-repeated="2" table:style-name="ro5">
          <table:table-cell table:number-columns-repeated="10"/>
          <table:table-cell table:number-columns-repeated="4" table:style-name="ce1"/>
          <table:table-cell table:style-name="ce14"/>
          <table:table-cell table:style-name="ce41"/>
          <table:table-cell table:number-columns-repeated="16368"/>
        </table:table-row>
        <table:table-row table:number-rows-repeated="8" table:style-name="ro5">
          <table:table-cell table:number-columns-repeated="10"/>
          <table:table-cell table:number-columns-repeated="4" table:style-name="ce1"/>
          <table:table-cell table:style-name="ce14"/>
          <table:table-cell table:style-name="ce37"/>
          <table:table-cell table:number-columns-repeated="16368"/>
        </table:table-row>
        <table:table-row table:number-rows-repeated="56" table:style-name="ro5">
          <table:table-cell table:number-columns-repeated="14"/>
          <table:table-cell table:style-name="ce14"/>
          <table:table-cell table:number-columns-repeated="16369"/>
        </table:table-row>
        <table:table-row table:number-rows-repeated="1048357" table:style-name="ro5">
          <table:table-cell table:number-columns-repeated="16384"/>
        </table:table-row>
        <table:table-row table:number-rows-repeated="3" table:style-name="ro6">
          <table:table-cell table:number-columns-repeated="16384"/>
        </table:table-row>
      </table:table>
      <table:table table:name="HIST_CARGO" table:style-name="ta3">
        <table:table-column table:style-name="co55" table:default-cell-style-name="ce3"/>
        <table:table-column table:style-name="co56" table:default-cell-style-name="ce3"/>
        <table:table-column table:style-name="co57" table:default-cell-style-name="ce3"/>
        <table:table-column table:style-name="co56" table:default-cell-style-name="ce3"/>
        <table:table-column table:style-name="co58" table:default-cell-style-name="ce1"/>
        <table:table-column table:style-name="co57" table:default-cell-style-name="ce1"/>
        <table:table-column table:style-name="co59" table:default-cell-style-name="ce1"/>
        <table:table-column table:style-name="co32" table:default-cell-style-name="ce3"/>
        <table:table-column table:style-name="co60" table:default-cell-style-name="ce42"/>
        <table:table-column table:style-name="co61" table:default-cell-style-name="ce1"/>
        <table:table-column table:style-name="co62" table:default-cell-style-name="ce1"/>
        <table:table-column table:style-name="co59" table:default-cell-style-name="ce42"/>
        <table:table-column table:style-name="co63" table:default-cell-style-name="ce42"/>
        <table:table-column table:style-name="co64" table:default-cell-style-name="ce4"/>
        <table:table-column table:style-name="co37" table:default-cell-style-name="ce1"/>
        <table:table-column table:style-name="co16" table:default-cell-style-name="ce1"/>
        <table:table-column table:style-name="co65" table:default-cell-style-name="ce1"/>
        <table:table-column table:style-name="co66" table:number-columns-repeated="1006" table:default-cell-style-name="ce1"/>
        <table:table-column table:style-name="co7" table:number-columns-repeated="15361" table:default-cell-style-name="ce1"/>
        <table:table-row table:style-name="ro7">
          <table:table-cell table:number-columns-repeated="16384"/>
        </table:table-row>
        <table:table-row table:style-name="ro7">
          <table:table-cell office:value-type="string" table:style-name="ce43">
            <text:p>primer_nombre</text:p>
          </table:table-cell>
          <table:table-cell office:value-type="string" table:style-name="ce43">
            <text:p>primer_apellido</text:p>
          </table:table-cell>
          <table:table-cell office:value-type="string" table:style-name="ce43">
            <text:p>fecha_nacimiento</text:p>
          </table:table-cell>
          <table:table-cell office:value-type="string" table:style-name="ce43">
            <text:p>class_seguridad</text:p>
          </table:table-cell>
          <table:table-cell office:value-type="string" table:style-name="ce6">
            <text:p>fk_lugar</text:p>
          </table:table-cell>
          <table:table-cell office:value-type="string" table:style-name="ce4">
            <text:p>Columna1</text:p>
          </table:table-cell>
          <table:table-cell office:value-type="string" table:style-name="ce4">
            <text:p>Columna2</text:p>
          </table:table-cell>
          <table:table-cell office:value-type="string" table:style-name="ce43">
            <text:p>Columna3</text:p>
          </table:table-cell>
          <table:table-cell office:value-type="string" table:style-name="ce44">
            <text:p>n</text:p>
          </table:table-cell>
          <table:table-cell office:value-type="string" table:style-name="ce5">
            <text:p>fk_personal_inteligencia</text:p>
          </table:table-cell>
          <table:table-cell office:value-type="string" table:style-name="ce8">
            <text:p>cargo</text:p>
          </table:table-cell>
          <table:table-cell office:value-type="string" table:style-name="ce44">
            <text:p>fk_estacion</text:p>
          </table:table-cell>
          <table:table-cell office:value-type="string" table:style-name="ce44">
            <text:p>fk_oficina_principal</text:p>
          </table:table-cell>
          <table:table-cell office:value-type="string" table:style-name="ce45">
            <text:p>fk_empleado_jefe</text:p>
          </table:table-cell>
          <table:table-cell office:value-type="string" table:style-name="ce38">
            <text:p>fecha_inicio</text:p>
          </table:table-cell>
          <table:table-cell office:value-type="string" table:style-name="ce38">
            <text:p>fecha_fin</text:p>
          </table:table-cell>
          <table:table-cell office:value-type="string" table:style-name="ce38">
            <text:p>INSERT INTO HIST_CARGO (fecha_inicio, fecha_fin, cargo, <text:s/>fk_personal_inteligencia, fk_estacion, fk_oficina_principal) VALUES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lorentina'</text:p>
          </table:table-cell>
          <table:table-cell office:value-type="string" table:style-name="ce3">
            <text:p>'Landa'</text:p>
          </table:table-cell>
          <table:table-cell office:value-type="string" table:style-name="ce39">
            <text:p>1993-03-05</text:p>
          </table:table-cell>
          <table:table-cell office:value-type="string" table:style-name="ce3">
            <text:p>top_secret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1" table:style-name="ce42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agente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1,1,1)," table:formula="of:=CONCATENATE(&quot;('&quot;;[.O3];&quot;','&quot;;[.P3];&quot;','&quot;;[.K3];&quot;',&quot;;[.J3];&quot;,&quot;;[.L3];&quot;,&quot;;[.M3];&quot;),&quot;)" table:style-name="ce1">
            <text:p>('2034-01-05 01:00:00','2035-03-09 07:00:00','agente',1,1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Libertad'</text:p>
          </table:table-cell>
          <table:table-cell office:value-type="string" table:style-name="ce3">
            <text:p>'Casas'</text:p>
          </table:table-cell>
          <table:table-cell office:value-type="string" table:style-name="ce39">
            <text:p>1998-11-21</text:p>
          </table:table-cell>
          <table:table-cell office:value-type="string" table:style-name="ce3">
            <text:p>no_clasificado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3" table:style-name="ce42">
            <text:p>3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agente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3,1,1)," table:formula="of:=CONCATENATE(&quot;('&quot;;[.O4];&quot;','&quot;;[.P4];&quot;','&quot;;[.K4];&quot;',&quot;;[.J4];&quot;,&quot;;[.L4];&quot;,&quot;;[.M4];&quot;),&quot;)" table:style-name="ce1">
            <text:p>('2034-01-06 01:00:00','2035-03-12 07:00:00','agente',3,1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Valentin'</text:p>
          </table:table-cell>
          <table:table-cell office:value-type="string" table:style-name="ce3">
            <text:p>'Machuca'</text:p>
          </table:table-cell>
          <table:table-cell office:value-type="string" table:style-name="ce39">
            <text:p>1993-08-25</text:p>
          </table:table-cell>
          <table:table-cell office:value-type="string" table:style-name="ce3">
            <text:p>top_secret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5" table:style-name="ce42">
            <text:p>5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agente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5,2,1)," table:formula="of:=CONCATENATE(&quot;('&quot;;[.O5];&quot;','&quot;;[.P5];&quot;','&quot;;[.K5];&quot;',&quot;;[.J5];&quot;,&quot;;[.L5];&quot;,&quot;;[.M5];&quot;),&quot;)" table:style-name="ce1">
            <text:p>('2034-01-05 01:00:00','2035-03-09 07:00:00','agente',5,2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runo'</text:p>
          </table:table-cell>
          <table:table-cell office:value-type="string" table:style-name="ce3">
            <text:p>'Quiroga'</text:p>
          </table:table-cell>
          <table:table-cell office:value-type="string" table:style-name="ce39">
            <text:p>1998-12-03</text:p>
          </table:table-cell>
          <table:table-cell office:value-type="string" table:style-name="ce3">
            <text:p>no_clasificado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7" table:style-name="ce42">
            <text:p>7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agente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7,2,1)," table:formula="of:=CONCATENATE(&quot;('&quot;;[.O6];&quot;','&quot;;[.P6];&quot;','&quot;;[.K6];&quot;',&quot;;[.J6];&quot;,&quot;;[.L6];&quot;,&quot;;[.M6];&quot;),&quot;)" table:style-name="ce1">
            <text:p>('2034-01-06 01:00:00','2035-03-12 07:00:00','agente',7,2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ienvenido'</text:p>
          </table:table-cell>
          <table:table-cell office:value-type="string" table:style-name="ce3">
            <text:p>'Martines'</text:p>
          </table:table-cell>
          <table:table-cell office:value-type="string" table:style-name="ce39">
            <text:p>1994-05-26</text:p>
          </table:table-cell>
          <table:table-cell office:value-type="string" table:style-name="ce3">
            <text:p>top_secret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9" table:style-name="ce42">
            <text:p>9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agente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9,3,1)," table:formula="of:=CONCATENATE(&quot;('&quot;;[.O7];&quot;','&quot;;[.P7];&quot;','&quot;;[.K7];&quot;',&quot;;[.J7];&quot;,&quot;;[.L7];&quot;,&quot;;[.M7];&quot;),&quot;)" table:style-name="ce1">
            <text:p>('2034-01-05 01:00:00','2035-03-09 07:00:00','agente',9,3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argarito'</text:p>
          </table:table-cell>
          <table:table-cell office:value-type="string" table:style-name="ce3">
            <text:p>'Nevarez'</text:p>
          </table:table-cell>
          <table:table-cell office:value-type="string" table:style-name="ce39">
            <text:p>2000-03-09</text:p>
          </table:table-cell>
          <table:table-cell office:value-type="string" table:style-name="ce3">
            <text:p>no_clasificado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11" table:style-name="ce42">
            <text:p>11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agente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11,3,1)," table:formula="of:=CONCATENATE(&quot;('&quot;;[.O8];&quot;','&quot;;[.P8];&quot;','&quot;;[.K8];&quot;',&quot;;[.J8];&quot;,&quot;;[.L8];&quot;,&quot;;[.M8];&quot;),&quot;)" table:style-name="ce1">
            <text:p>('2034-01-06 01:00:00','2035-03-12 07:00:00','agente',11,3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antiago'</text:p>
          </table:table-cell>
          <table:table-cell office:value-type="string" table:style-name="ce3">
            <text:p>'Izaguirre'</text:p>
          </table:table-cell>
          <table:table-cell office:value-type="string" table:style-name="ce39">
            <text:p>1992-05-02</text:p>
          </table:table-cell>
          <table:table-cell office:value-type="string" table:style-name="ce3">
            <text:p>top_secret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3" table:style-name="ce42">
            <text:p>13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agente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13,4,2)," table:formula="of:=CONCATENATE(&quot;('&quot;;[.O9];&quot;','&quot;;[.P9];&quot;','&quot;;[.K9];&quot;',&quot;;[.J9];&quot;,&quot;;[.L9];&quot;,&quot;;[.M9];&quot;),&quot;)" table:style-name="ce1">
            <text:p>('2034-01-05 01:00:00','2035-03-09 07:00:00','agente',13,4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Regulo'</text:p>
          </table:table-cell>
          <table:table-cell office:value-type="string" table:style-name="ce3">
            <text:p>'Coria'</text:p>
          </table:table-cell>
          <table:table-cell office:value-type="string" table:style-name="ce39">
            <text:p>1996-11-15</text:p>
          </table:table-cell>
          <table:table-cell office:value-type="string" table:style-name="ce3">
            <text:p>no_clasificado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5" table:style-name="ce42">
            <text:p>15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agente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15,4,2)," table:formula="of:=CONCATENATE(&quot;('&quot;;[.O10];&quot;','&quot;;[.P10];&quot;','&quot;;[.K10];&quot;',&quot;;[.J10];&quot;,&quot;;[.L10];&quot;,&quot;;[.M10];&quot;),&quot;)" table:style-name="ce1">
            <text:p>('2034-01-06 01:00:00','2035-03-12 07:00:00','agente',15,4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ilvio'</text:p>
          </table:table-cell>
          <table:table-cell office:value-type="string" table:style-name="ce3">
            <text:p>'Avelar'</text:p>
          </table:table-cell>
          <table:table-cell office:value-type="string" table:style-name="ce39">
            <text:p>1992-05-29</text:p>
          </table:table-cell>
          <table:table-cell office:value-type="string" table:style-name="ce3">
            <text:p>top_secret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7" table:style-name="ce42">
            <text:p>17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agente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17,5,2)," table:formula="of:=CONCATENATE(&quot;('&quot;;[.O11];&quot;','&quot;;[.P11];&quot;','&quot;;[.K11];&quot;',&quot;;[.J11];&quot;,&quot;;[.L11];&quot;,&quot;;[.M11];&quot;),&quot;)" table:style-name="ce1">
            <text:p>('2034-01-05 01:00:00','2035-03-09 07:00:00','agente',17,5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Ives'</text:p>
          </table:table-cell>
          <table:table-cell office:value-type="string" table:style-name="ce3">
            <text:p>'Valerio'</text:p>
          </table:table-cell>
          <table:table-cell office:value-type="string" table:style-name="ce39">
            <text:p>1997-08-10</text:p>
          </table:table-cell>
          <table:table-cell office:value-type="string" table:style-name="ce3">
            <text:p>no_clasificado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9" table:style-name="ce42">
            <text:p>19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agente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19,5,2)," table:formula="of:=CONCATENATE(&quot;('&quot;;[.O12];&quot;','&quot;;[.P12];&quot;','&quot;;[.K12];&quot;',&quot;;[.J12];&quot;,&quot;;[.L12];&quot;,&quot;;[.M12];&quot;),&quot;)" table:style-name="ce1">
            <text:p>('2034-01-06 01:00:00','2035-03-12 07:00:00','agente',19,5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reno'</text:p>
          </table:table-cell>
          <table:table-cell office:value-type="string" table:style-name="ce3">
            <text:p>'Acuna'</text:p>
          </table:table-cell>
          <table:table-cell office:value-type="string" table:style-name="ce39">
            <text:p>1993-05-13</text:p>
          </table:table-cell>
          <table:table-cell office:value-type="string" table:style-name="ce3">
            <text:p>top_secret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21" table:style-name="ce42">
            <text:p>21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agente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21,6,2)," table:formula="of:=CONCATENATE(&quot;('&quot;;[.O13];&quot;','&quot;;[.P13];&quot;','&quot;;[.K13];&quot;',&quot;;[.J13];&quot;,&quot;;[.L13];&quot;,&quot;;[.M13];&quot;),&quot;)" table:style-name="ce1">
            <text:p>('2034-01-05 01:00:00','2035-03-09 07:00:00','agente',21,6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ayden'</text:p>
          </table:table-cell>
          <table:table-cell office:value-type="string" table:style-name="ce3">
            <text:p>'Amezcua'</text:p>
          </table:table-cell>
          <table:table-cell office:value-type="string" table:style-name="ce39">
            <text:p>1997-10-10</text:p>
          </table:table-cell>
          <table:table-cell office:value-type="string" table:style-name="ce3">
            <text:p>no_clasificado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23" table:style-name="ce42">
            <text:p>23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agente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23,6,2)," table:formula="of:=CONCATENATE(&quot;('&quot;;[.O14];&quot;','&quot;;[.P14];&quot;','&quot;;[.K14];&quot;',&quot;;[.J14];&quot;,&quot;;[.L14];&quot;,&quot;;[.M14];&quot;),&quot;)" table:style-name="ce1">
            <text:p>('2034-01-06 01:00:00','2035-03-12 07:00:00','agente',23,6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Kevin'</text:p>
          </table:table-cell>
          <table:table-cell office:value-type="string" table:style-name="ce3">
            <text:p>'Edwards'</text:p>
          </table:table-cell>
          <table:table-cell office:value-type="string" table:style-name="ce39">
            <text:p>1984-12-23</text:p>
          </table:table-cell>
          <table:table-cell office:value-type="string" table:style-name="ce3">
            <text:p>top_secret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25" table:style-name="ce42">
            <text:p>25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agente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25,7,3)," table:formula="of:=CONCATENATE(&quot;('&quot;;[.O15];&quot;','&quot;;[.P15];&quot;','&quot;;[.K15];&quot;',&quot;;[.J15];&quot;,&quot;;[.L15];&quot;,&quot;;[.M15];&quot;),&quot;)" table:style-name="ce1">
            <text:p>('2034-01-05 01:00:00','2035-03-09 07:00:00','agente',25,7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ladio'</text:p>
          </table:table-cell>
          <table:table-cell office:value-type="string" table:style-name="ce3">
            <text:p>'Arteaga'</text:p>
          </table:table-cell>
          <table:table-cell office:value-type="string" table:style-name="ce39">
            <text:p>1998-03-19</text:p>
          </table:table-cell>
          <table:table-cell office:value-type="string" table:style-name="ce3">
            <text:p>no_clasificado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27" table:style-name="ce42">
            <text:p>27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agente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27,7,3)," table:formula="of:=CONCATENATE(&quot;('&quot;;[.O16];&quot;','&quot;;[.P16];&quot;','&quot;;[.K16];&quot;',&quot;;[.J16];&quot;,&quot;;[.L16];&quot;,&quot;;[.M16];&quot;),&quot;)" table:style-name="ce1">
            <text:p>('2034-01-06 01:00:00','2035-03-12 07:00:00','agente',27,7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oledad'</text:p>
          </table:table-cell>
          <table:table-cell office:value-type="string" table:style-name="ce3">
            <text:p>'Moreno'</text:p>
          </table:table-cell>
          <table:table-cell office:value-type="string" table:style-name="ce39">
            <text:p>1986-05-03</text:p>
          </table:table-cell>
          <table:table-cell office:value-type="string" table:style-name="ce3">
            <text:p>top_secret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29" table:style-name="ce42">
            <text:p>29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agente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29,8,3)," table:formula="of:=CONCATENATE(&quot;('&quot;;[.O17];&quot;','&quot;;[.P17];&quot;','&quot;;[.K17];&quot;',&quot;;[.J17];&quot;,&quot;;[.L17];&quot;,&quot;;[.M17];&quot;),&quot;)" table:style-name="ce1">
            <text:p>('2034-01-05 01:00:00','2035-03-09 07:00:00','agente',29,8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ariam'</text:p>
          </table:table-cell>
          <table:table-cell office:value-type="string" table:style-name="ce3">
            <text:p>'Orellana'</text:p>
          </table:table-cell>
          <table:table-cell office:value-type="string" table:style-name="ce39">
            <text:p>1998-04-22</text:p>
          </table:table-cell>
          <table:table-cell office:value-type="string" table:style-name="ce3">
            <text:p>no_clasificado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1" table:style-name="ce42">
            <text:p>31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agente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31,8,3)," table:formula="of:=CONCATENATE(&quot;('&quot;;[.O18];&quot;','&quot;;[.P18];&quot;','&quot;;[.K18];&quot;',&quot;;[.J18];&quot;,&quot;;[.L18];&quot;,&quot;;[.M18];&quot;),&quot;)" table:style-name="ce1">
            <text:p>('2034-01-06 01:00:00','2035-03-12 07:00:00','agente',31,8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iona'</text:p>
          </table:table-cell>
          <table:table-cell office:value-type="string" table:style-name="ce3">
            <text:p>'Soriano'</text:p>
          </table:table-cell>
          <table:table-cell office:value-type="string" table:style-name="ce39">
            <text:p>1988-12-02</text:p>
          </table:table-cell>
          <table:table-cell office:value-type="string" table:style-name="ce3">
            <text:p>top_secret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3" table:style-name="ce42">
            <text:p>33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agente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33,9,3)," table:formula="of:=CONCATENATE(&quot;('&quot;;[.O19];&quot;','&quot;;[.P19];&quot;','&quot;;[.K19];&quot;',&quot;;[.J19];&quot;,&quot;;[.L19];&quot;,&quot;;[.M19];&quot;),&quot;)" table:style-name="ce1">
            <text:p>('2034-01-05 01:00:00','2035-03-09 07:00:00','agente',33,9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Thais'</text:p>
          </table:table-cell>
          <table:table-cell office:value-type="string" table:style-name="ce3">
            <text:p>'Kelly'</text:p>
          </table:table-cell>
          <table:table-cell office:value-type="string" table:style-name="ce39">
            <text:p>1998-06-26</text:p>
          </table:table-cell>
          <table:table-cell office:value-type="string" table:style-name="ce3">
            <text:p>no_clasificado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5" table:style-name="ce42">
            <text:p>35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agente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35,9,3)," table:formula="of:=CONCATENATE(&quot;('&quot;;[.O20];&quot;','&quot;;[.P20];&quot;','&quot;;[.K20];&quot;',&quot;;[.J20];&quot;,&quot;;[.L20];&quot;,&quot;;[.M20];&quot;),&quot;)" table:style-name="ce1">
            <text:p>('2034-01-06 01:00:00','2035-03-12 07:00:00','agente',35,9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ernarda'</text:p>
          </table:table-cell>
          <table:table-cell office:value-type="string" table:style-name="ce3">
            <text:p>'Preciado'</text:p>
          </table:table-cell>
          <table:table-cell office:value-type="string" table:style-name="ce39">
            <text:p>2000-05-20</text:p>
          </table:table-cell>
          <table:table-cell office:value-type="string" table:style-name="ce3">
            <text:p>top_secret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37" table:style-name="ce42">
            <text:p>37</text:p>
          </table:table-cell>
          <table:table-cell office:value-type="float" office:value="37" table:style-name="ce5">
            <text:p>37</text:p>
          </table:table-cell>
          <table:table-cell office:value-type="string" table:style-name="ce1">
            <text:p>agente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37,10,4)," table:formula="of:=CONCATENATE(&quot;('&quot;;[.O21];&quot;','&quot;;[.P21];&quot;','&quot;;[.K21];&quot;',&quot;;[.J21];&quot;,&quot;;[.L21];&quot;,&quot;;[.M21];&quot;),&quot;)" table:style-name="ce1">
            <text:p>('2034-01-05 01:00:00','2035-03-09 07:00:00','agente',37,10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elina'</text:p>
          </table:table-cell>
          <table:table-cell office:value-type="string" table:style-name="ce3">
            <text:p>'Cardenas'</text:p>
          </table:table-cell>
          <table:table-cell office:value-type="string" table:style-name="ce39">
            <text:p>1990-08-29</text:p>
          </table:table-cell>
          <table:table-cell office:value-type="string" table:style-name="ce3">
            <text:p>no_clasificado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39" table:style-name="ce42">
            <text:p>39</text:p>
          </table:table-cell>
          <table:table-cell office:value-type="float" office:value="39" table:style-name="ce5">
            <text:p>39</text:p>
          </table:table-cell>
          <table:table-cell office:value-type="string" table:style-name="ce1">
            <text:p>agente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39,10,4)," table:formula="of:=CONCATENATE(&quot;('&quot;;[.O22];&quot;','&quot;;[.P22];&quot;','&quot;;[.K22];&quot;',&quot;;[.J22];&quot;,&quot;;[.L22];&quot;,&quot;;[.M22];&quot;),&quot;)" table:style-name="ce1">
            <text:p>('2034-01-06 01:00:00','2035-03-12 07:00:00','agente',39,10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mperatriz'</text:p>
          </table:table-cell>
          <table:table-cell office:value-type="string" table:style-name="ce3">
            <text:p>'Farias'</text:p>
          </table:table-cell>
          <table:table-cell office:value-type="string" table:style-name="ce39">
            <text:p>2000-08-11</text:p>
          </table:table-cell>
          <table:table-cell office:value-type="string" table:style-name="ce3">
            <text:p>top_secret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1" table:style-name="ce42">
            <text:p>41</text:p>
          </table:table-cell>
          <table:table-cell office:value-type="float" office:value="41" table:style-name="ce5">
            <text:p>41</text:p>
          </table:table-cell>
          <table:table-cell office:value-type="string" table:style-name="ce1">
            <text:p>agente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41,11,4)," table:formula="of:=CONCATENATE(&quot;('&quot;;[.O23];&quot;','&quot;;[.P23];&quot;','&quot;;[.K23];&quot;',&quot;;[.J23];&quot;,&quot;;[.L23];&quot;,&quot;;[.M23];&quot;),&quot;)" table:style-name="ce1">
            <text:p>('2034-01-05 01:00:00','2035-03-09 07:00:00','agente',41,11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acunda'</text:p>
          </table:table-cell>
          <table:table-cell office:value-type="string" table:style-name="ce3">
            <text:p>'Prado'</text:p>
          </table:table-cell>
          <table:table-cell office:value-type="string" table:style-name="ce39">
            <text:p>1991-01-29</text:p>
          </table:table-cell>
          <table:table-cell office:value-type="string" table:style-name="ce3">
            <text:p>no_clasificado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3" table:style-name="ce42">
            <text:p>43</text:p>
          </table:table-cell>
          <table:table-cell office:value-type="float" office:value="43" table:style-name="ce5">
            <text:p>43</text:p>
          </table:table-cell>
          <table:table-cell office:value-type="string" table:style-name="ce1">
            <text:p>agente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43,11,4)," table:formula="of:=CONCATENATE(&quot;('&quot;;[.O24];&quot;','&quot;;[.P24];&quot;','&quot;;[.K24];&quot;',&quot;;[.J24];&quot;,&quot;;[.L24];&quot;,&quot;;[.M24];&quot;),&quot;)" table:style-name="ce1">
            <text:p>('2034-01-06 01:00:00','2035-03-12 07:00:00','agente',43,11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ichael'</text:p>
          </table:table-cell>
          <table:table-cell office:value-type="string" table:style-name="ce3">
            <text:p>'Moreno'</text:p>
          </table:table-cell>
          <table:table-cell office:value-type="string" table:style-name="ce39">
            <text:p>2000-10-19</text:p>
          </table:table-cell>
          <table:table-cell office:value-type="string" table:style-name="ce3">
            <text:p>top_secret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5" table:style-name="ce42">
            <text:p>45</text:p>
          </table:table-cell>
          <table:table-cell office:value-type="float" office:value="45" table:style-name="ce5">
            <text:p>45</text:p>
          </table:table-cell>
          <table:table-cell office:value-type="string" table:style-name="ce1">
            <text:p>agente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45,12,4)," table:formula="of:=CONCATENATE(&quot;('&quot;;[.O25];&quot;','&quot;;[.P25];&quot;','&quot;;[.K25];&quot;',&quot;;[.J25];&quot;,&quot;;[.L25];&quot;,&quot;;[.M25];&quot;),&quot;)" table:style-name="ce1">
            <text:p>('2034-01-05 01:00:00','2035-03-09 07:00:00','agente',45,12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atias'</text:p>
          </table:table-cell>
          <table:table-cell office:value-type="string" table:style-name="ce3">
            <text:p>'Segura'</text:p>
          </table:table-cell>
          <table:table-cell office:value-type="string" table:style-name="ce39">
            <text:p>1991-05-26</text:p>
          </table:table-cell>
          <table:table-cell office:value-type="string" table:style-name="ce3">
            <text:p>no_clasificado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7" table:style-name="ce42">
            <text:p>47</text:p>
          </table:table-cell>
          <table:table-cell office:value-type="float" office:value="47" table:style-name="ce5">
            <text:p>47</text:p>
          </table:table-cell>
          <table:table-cell office:value-type="string" table:style-name="ce1">
            <text:p>agente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47,12,4)," table:formula="of:=CONCATENATE(&quot;('&quot;;[.O26];&quot;','&quot;;[.P26];&quot;','&quot;;[.K26];&quot;',&quot;;[.J26];&quot;,&quot;;[.L26];&quot;,&quot;;[.M26];&quot;),&quot;)" table:style-name="ce1">
            <text:p>('2034-01-06 01:00:00','2035-03-12 07:00:00','agente',47,12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Nikita'</text:p>
          </table:table-cell>
          <table:table-cell office:value-type="string" table:style-name="ce3">
            <text:p>'Sanabria'</text:p>
          </table:table-cell>
          <table:table-cell office:value-type="string" table:style-name="ce39">
            <text:p>2000-10-29</text:p>
          </table:table-cell>
          <table:table-cell office:value-type="string" table:style-name="ce3">
            <text:p>top_secret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49" table:style-name="ce42">
            <text:p>49</text:p>
          </table:table-cell>
          <table:table-cell office:value-type="float" office:value="49" table:style-name="ce5">
            <text:p>49</text:p>
          </table:table-cell>
          <table:table-cell office:value-type="string" table:style-name="ce1">
            <text:p>agente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49,13,5)," table:formula="of:=CONCATENATE(&quot;('&quot;;[.O27];&quot;','&quot;;[.P27];&quot;','&quot;;[.K27];&quot;',&quot;;[.J27];&quot;,&quot;;[.L27];&quot;,&quot;;[.M27];&quot;),&quot;)" table:style-name="ce1">
            <text:p>('2034-01-05 01:00:00','2035-03-09 07:00:00','agente',49,13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onathan'</text:p>
          </table:table-cell>
          <table:table-cell office:value-type="string" table:style-name="ce3">
            <text:p>'Caballero'</text:p>
          </table:table-cell>
          <table:table-cell office:value-type="string" table:style-name="ce39">
            <text:p>1986-05-04</text:p>
          </table:table-cell>
          <table:table-cell office:value-type="string" table:style-name="ce3">
            <text:p>no_clasificado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1" table:style-name="ce42">
            <text:p>51</text:p>
          </table:table-cell>
          <table:table-cell office:value-type="float" office:value="51" table:style-name="ce5">
            <text:p>51</text:p>
          </table:table-cell>
          <table:table-cell office:value-type="string" table:style-name="ce1">
            <text:p>agente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51,13,5)," table:formula="of:=CONCATENATE(&quot;('&quot;;[.O28];&quot;','&quot;;[.P28];&quot;','&quot;;[.K28];&quot;',&quot;;[.J28];&quot;,&quot;;[.L28];&quot;,&quot;;[.M28];&quot;),&quot;)" table:style-name="ce1">
            <text:p>('2034-01-06 01:00:00','2035-03-12 07:00:00','agente',51,13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Yves'</text:p>
          </table:table-cell>
          <table:table-cell office:value-type="string" table:style-name="ce3">
            <text:p>'Avina'</text:p>
          </table:table-cell>
          <table:table-cell office:value-type="string" table:style-name="ce39">
            <text:p>1983-09-14</text:p>
          </table:table-cell>
          <table:table-cell office:value-type="string" table:style-name="ce3">
            <text:p>top_secret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3" table:style-name="ce42">
            <text:p>53</text:p>
          </table:table-cell>
          <table:table-cell office:value-type="float" office:value="53" table:style-name="ce5">
            <text:p>53</text:p>
          </table:table-cell>
          <table:table-cell office:value-type="string" table:style-name="ce1">
            <text:p>agente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53,14,5)," table:formula="of:=CONCATENATE(&quot;('&quot;;[.O29];&quot;','&quot;;[.P29];&quot;','&quot;;[.K29];&quot;',&quot;;[.J29];&quot;,&quot;;[.L29];&quot;,&quot;;[.M29];&quot;),&quot;)" table:style-name="ce1">
            <text:p>('2034-01-05 01:00:00','2035-03-09 07:00:00','agente',53,14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dria'</text:p>
          </table:table-cell>
          <table:table-cell office:value-type="string" table:style-name="ce3">
            <text:p>'Hermosillo'</text:p>
          </table:table-cell>
          <table:table-cell office:value-type="string" table:style-name="ce39">
            <text:p>1988-12-03</text:p>
          </table:table-cell>
          <table:table-cell office:value-type="string" table:style-name="ce3">
            <text:p>no_clasificado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5" table:style-name="ce42">
            <text:p>55</text:p>
          </table:table-cell>
          <table:table-cell office:value-type="float" office:value="55" table:style-name="ce5">
            <text:p>55</text:p>
          </table:table-cell>
          <table:table-cell office:value-type="string" table:style-name="ce1">
            <text:p>agente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55,14,5)," table:formula="of:=CONCATENATE(&quot;('&quot;;[.O30];&quot;','&quot;;[.P30];&quot;','&quot;;[.K30];&quot;',&quot;;[.J30];&quot;,&quot;;[.L30];&quot;,&quot;;[.M30];&quot;),&quot;)" table:style-name="ce1">
            <text:p>('2034-01-06 01:00:00','2035-03-12 07:00:00','agente',55,14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dria'</text:p>
          </table:table-cell>
          <table:table-cell office:value-type="string" table:style-name="ce3">
            <text:p>'Armijo'</text:p>
          </table:table-cell>
          <table:table-cell office:value-type="string" table:style-name="ce39">
            <text:p>1984-05-21</text:p>
          </table:table-cell>
          <table:table-cell office:value-type="string" table:style-name="ce3">
            <text:p>top_secret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7" table:style-name="ce42">
            <text:p>57</text:p>
          </table:table-cell>
          <table:table-cell office:value-type="float" office:value="57" table:style-name="ce5">
            <text:p>57</text:p>
          </table:table-cell>
          <table:table-cell office:value-type="string" table:style-name="ce1">
            <text:p>agente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57,15,5)," table:formula="of:=CONCATENATE(&quot;('&quot;;[.O31];&quot;','&quot;;[.P31];&quot;','&quot;;[.K31];&quot;',&quot;;[.J31];&quot;,&quot;;[.L31];&quot;,&quot;;[.M31];&quot;),&quot;)" table:style-name="ce1">
            <text:p>('2034-01-05 01:00:00','2035-03-09 07:00:00','agente',57,15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lfredo'</text:p>
          </table:table-cell>
          <table:table-cell office:value-type="string" table:style-name="ce3">
            <text:p>'Flores'</text:p>
          </table:table-cell>
          <table:table-cell office:value-type="string" table:style-name="ce39">
            <text:p>1989-01-05</text:p>
          </table:table-cell>
          <table:table-cell office:value-type="string" table:style-name="ce3">
            <text:p>no_clasificado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9" table:style-name="ce42">
            <text:p>59</text:p>
          </table:table-cell>
          <table:table-cell office:value-type="float" office:value="59" table:style-name="ce5">
            <text:p>59</text:p>
          </table:table-cell>
          <table:table-cell office:value-type="string" table:style-name="ce1">
            <text:p>agente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59,15,5)," table:formula="of:=CONCATENATE(&quot;('&quot;;[.O32];&quot;','&quot;;[.P32];&quot;','&quot;;[.K32];&quot;',&quot;;[.J32];&quot;,&quot;;[.L32];&quot;,&quot;;[.M32];&quot;),&quot;)" table:style-name="ce1">
            <text:p>('2034-01-06 01:00:00','2035-03-12 07:00:00','agente',59,15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ylvia'</text:p>
          </table:table-cell>
          <table:table-cell office:value-type="string" table:style-name="ce3">
            <text:p>'Caraballo'</text:p>
          </table:table-cell>
          <table:table-cell office:value-type="string" table:style-name="ce39">
            <text:p>1996-11-16</text:p>
          </table:table-cell>
          <table:table-cell office:value-type="string" table:style-name="ce3">
            <text:p>top_secret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1" table:style-name="ce42">
            <text:p>61</text:p>
          </table:table-cell>
          <table:table-cell office:value-type="float" office:value="61" table:style-name="ce5">
            <text:p>61</text:p>
          </table:table-cell>
          <table:table-cell office:value-type="string" table:style-name="ce1">
            <text:p>agente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61,16,6)," table:formula="of:=CONCATENATE(&quot;('&quot;;[.O33];&quot;','&quot;;[.P33];&quot;','&quot;;[.K33];&quot;',&quot;;[.J33];&quot;,&quot;;[.L33];&quot;,&quot;;[.M33];&quot;),&quot;)" table:style-name="ce1">
            <text:p>('2034-01-05 01:00:00','2035-03-09 07:00:00','agente',61,16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Donatila'</text:p>
          </table:table-cell>
          <table:table-cell office:value-type="string" table:style-name="ce3">
            <text:p>'Michel'</text:p>
          </table:table-cell>
          <table:table-cell office:value-type="string" table:style-name="ce39">
            <text:p>1994-06-22</text:p>
          </table:table-cell>
          <table:table-cell office:value-type="string" table:style-name="ce3">
            <text:p>no_clasificado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3" table:style-name="ce42">
            <text:p>63</text:p>
          </table:table-cell>
          <table:table-cell office:value-type="float" office:value="63" table:style-name="ce5">
            <text:p>63</text:p>
          </table:table-cell>
          <table:table-cell office:value-type="string" table:style-name="ce1">
            <text:p>agente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63,16,6)," table:formula="of:=CONCATENATE(&quot;('&quot;;[.O34];&quot;','&quot;;[.P34];&quot;','&quot;;[.K34];&quot;',&quot;;[.J34];&quot;,&quot;;[.L34];&quot;,&quot;;[.M34];&quot;),&quot;)" table:style-name="ce1">
            <text:p>('2034-01-06 01:00:00','2035-03-12 07:00:00','agente',63,16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aximo'</text:p>
          </table:table-cell>
          <table:table-cell office:value-type="string" table:style-name="ce3">
            <text:p>'Moncada'</text:p>
          </table:table-cell>
          <table:table-cell office:value-type="string" table:style-name="ce39">
            <text:p>1997-08-11</text:p>
          </table:table-cell>
          <table:table-cell office:value-type="string" table:style-name="ce3">
            <text:p>top_secret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5" table:style-name="ce42">
            <text:p>65</text:p>
          </table:table-cell>
          <table:table-cell office:value-type="float" office:value="65" table:style-name="ce5">
            <text:p>65</text:p>
          </table:table-cell>
          <table:table-cell office:value-type="string" table:style-name="ce1">
            <text:p>agente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65,17,6)," table:formula="of:=CONCATENATE(&quot;('&quot;;[.O35];&quot;','&quot;;[.P35];&quot;','&quot;;[.K35];&quot;',&quot;;[.J35];&quot;,&quot;;[.L35];&quot;,&quot;;[.M35];&quot;),&quot;)" table:style-name="ce1">
            <text:p>('2034-01-05 01:00:00','2035-03-09 07:00:00','agente',65,17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Haydee'</text:p>
          </table:table-cell>
          <table:table-cell office:value-type="string" table:style-name="ce3">
            <text:p>'Caldera'</text:p>
          </table:table-cell>
          <table:table-cell office:value-type="string" table:style-name="ce39">
            <text:p>1995-07-22</text:p>
          </table:table-cell>
          <table:table-cell office:value-type="string" table:style-name="ce3">
            <text:p>no_clasificado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7" table:style-name="ce42">
            <text:p>67</text:p>
          </table:table-cell>
          <table:table-cell office:value-type="float" office:value="67" table:style-name="ce5">
            <text:p>67</text:p>
          </table:table-cell>
          <table:table-cell office:value-type="string" table:style-name="ce1">
            <text:p>agente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67,17,6)," table:formula="of:=CONCATENATE(&quot;('&quot;;[.O36];&quot;','&quot;;[.P36];&quot;','&quot;;[.K36];&quot;',&quot;;[.J36];&quot;,&quot;;[.L36];&quot;,&quot;;[.M36];&quot;),&quot;)" table:style-name="ce1">
            <text:p>('2034-01-06 01:00:00','2035-03-12 07:00:00','agente',67,17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dolfo'</text:p>
          </table:table-cell>
          <table:table-cell office:value-type="string" table:style-name="ce3">
            <text:p>'Quinonez'</text:p>
          </table:table-cell>
          <table:table-cell office:value-type="string" table:style-name="ce39">
            <text:p>1997-10-11</text:p>
          </table:table-cell>
          <table:table-cell office:value-type="string" table:style-name="ce3">
            <text:p>top_secret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9" table:style-name="ce42">
            <text:p>69</text:p>
          </table:table-cell>
          <table:table-cell office:value-type="float" office:value="69" table:style-name="ce5">
            <text:p>69</text:p>
          </table:table-cell>
          <table:table-cell office:value-type="string" table:style-name="ce1">
            <text:p>agente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69,18,6)," table:formula="of:=CONCATENATE(&quot;('&quot;;[.O37];&quot;','&quot;;[.P37];&quot;','&quot;;[.K37];&quot;',&quot;;[.J37];&quot;,&quot;;[.L37];&quot;,&quot;;[.M37];&quot;),&quot;)" table:style-name="ce1">
            <text:p>('2034-01-05 01:00:00','2035-03-09 07:00:00','agente',69,18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lizabeth'</text:p>
          </table:table-cell>
          <table:table-cell office:value-type="string" table:style-name="ce3">
            <text:p>'Henriquez'</text:p>
          </table:table-cell>
          <table:table-cell office:value-type="string" table:style-name="ce39">
            <text:p>1996-09-20</text:p>
          </table:table-cell>
          <table:table-cell office:value-type="string" table:style-name="ce3">
            <text:p>no_clasificado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71" table:style-name="ce42">
            <text:p>71</text:p>
          </table:table-cell>
          <table:table-cell office:value-type="float" office:value="71" table:style-name="ce5">
            <text:p>71</text:p>
          </table:table-cell>
          <table:table-cell office:value-type="string" table:style-name="ce1">
            <text:p>agente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71,18,6)," table:formula="of:=CONCATENATE(&quot;('&quot;;[.O38];&quot;','&quot;;[.P38];&quot;','&quot;;[.K38];&quot;',&quot;;[.J38];&quot;,&quot;;[.L38];&quot;,&quot;;[.M38];&quot;),&quot;)" table:style-name="ce1">
            <text:p>('2034-01-06 01:00:00','2035-03-12 07:00:00','agente',71,18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Klement'</text:p>
          </table:table-cell>
          <table:table-cell office:value-type="string" table:style-name="ce3">
            <text:p>'Alonzo'</text:p>
          </table:table-cell>
          <table:table-cell office:value-type="string" table:style-name="ce39">
            <text:p>1998-03-20</text:p>
          </table:table-cell>
          <table:table-cell office:value-type="string" table:style-name="ce3">
            <text:p>top_secret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3" table:style-name="ce42">
            <text:p>73</text:p>
          </table:table-cell>
          <table:table-cell office:value-type="float" office:value="73" table:style-name="ce5">
            <text:p>73</text:p>
          </table:table-cell>
          <table:table-cell office:value-type="string" table:style-name="ce1">
            <text:p>agente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73,19,7)," table:formula="of:=CONCATENATE(&quot;('&quot;;[.O39];&quot;','&quot;;[.P39];&quot;','&quot;;[.K39];&quot;',&quot;;[.J39];&quot;,&quot;;[.L39];&quot;,&quot;;[.M39];&quot;),&quot;)" table:style-name="ce1">
            <text:p>('2034-01-05 01:00:00','2035-03-09 07:00:00','agente',73,19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Rosaura'</text:p>
          </table:table-cell>
          <table:table-cell office:value-type="string" table:style-name="ce3">
            <text:p>'Zelaya'</text:p>
          </table:table-cell>
          <table:table-cell office:value-type="string" table:style-name="ce39">
            <text:p>1993-10-08</text:p>
          </table:table-cell>
          <table:table-cell office:value-type="string" table:style-name="ce3">
            <text:p>no_clasificado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5" table:style-name="ce42">
            <text:p>75</text:p>
          </table:table-cell>
          <table:table-cell office:value-type="float" office:value="75" table:style-name="ce5">
            <text:p>75</text:p>
          </table:table-cell>
          <table:table-cell office:value-type="string" table:style-name="ce1">
            <text:p>agente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75,19,7)," table:formula="of:=CONCATENATE(&quot;('&quot;;[.O40];&quot;','&quot;;[.P40];&quot;','&quot;;[.K40];&quot;',&quot;;[.J40];&quot;,&quot;;[.L40];&quot;,&quot;;[.M40];&quot;),&quot;)" table:style-name="ce1">
            <text:p>('2034-01-06 01:00:00','2035-03-12 07:00:00','agente',75,19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Ludmila'</text:p>
          </table:table-cell>
          <table:table-cell office:value-type="string" table:style-name="ce3">
            <text:p>'Almonte'</text:p>
          </table:table-cell>
          <table:table-cell office:value-type="string" table:style-name="ce39">
            <text:p>1998-04-23</text:p>
          </table:table-cell>
          <table:table-cell office:value-type="string" table:style-name="ce3">
            <text:p>top_secret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7" table:style-name="ce42">
            <text:p>77</text:p>
          </table:table-cell>
          <table:table-cell office:value-type="float" office:value="77" table:style-name="ce5">
            <text:p>77</text:p>
          </table:table-cell>
          <table:table-cell office:value-type="string" table:style-name="ce1">
            <text:p>agente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77,20,7)," table:formula="of:=CONCATENATE(&quot;('&quot;;[.O41];&quot;','&quot;;[.P41];&quot;','&quot;;[.K41];&quot;',&quot;;[.J41];&quot;,&quot;;[.L41];&quot;,&quot;;[.M41];&quot;),&quot;)" table:style-name="ce1">
            <text:p>('2034-01-05 01:00:00','2035-03-09 07:00:00','agente',77,20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neida'</text:p>
          </table:table-cell>
          <table:table-cell office:value-type="string" table:style-name="ce3">
            <text:p>'Guerrero'</text:p>
          </table:table-cell>
          <table:table-cell office:value-type="string" table:style-name="ce39">
            <text:p>1995-01-08</text:p>
          </table:table-cell>
          <table:table-cell office:value-type="string" table:style-name="ce3">
            <text:p>no_clasificado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9" table:style-name="ce42">
            <text:p>79</text:p>
          </table:table-cell>
          <table:table-cell office:value-type="float" office:value="79" table:style-name="ce5">
            <text:p>79</text:p>
          </table:table-cell>
          <table:table-cell office:value-type="string" table:style-name="ce1">
            <text:p>agente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79,20,7)," table:formula="of:=CONCATENATE(&quot;('&quot;;[.O42];&quot;','&quot;;[.P42];&quot;','&quot;;[.K42];&quot;',&quot;;[.J42];&quot;,&quot;;[.L42];&quot;,&quot;;[.M42];&quot;),&quot;)" table:style-name="ce1">
            <text:p>('2034-01-06 01:00:00','2035-03-12 07:00:00','agente',79,20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Imelda'</text:p>
          </table:table-cell>
          <table:table-cell office:value-type="string" table:style-name="ce3">
            <text:p>'Salmeron'</text:p>
          </table:table-cell>
          <table:table-cell office:value-type="string" table:style-name="ce39">
            <text:p>1998-06-27</text:p>
          </table:table-cell>
          <table:table-cell office:value-type="string" table:style-name="ce3">
            <text:p>top_secret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81" table:style-name="ce42">
            <text:p>81</text:p>
          </table:table-cell>
          <table:table-cell office:value-type="float" office:value="81" table:style-name="ce5">
            <text:p>81</text:p>
          </table:table-cell>
          <table:table-cell office:value-type="string" table:style-name="ce1">
            <text:p>agente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81,21,7)," table:formula="of:=CONCATENATE(&quot;('&quot;;[.O43];&quot;','&quot;;[.P43];&quot;','&quot;;[.K43];&quot;',&quot;;[.J43];&quot;,&quot;;[.L43];&quot;,&quot;;[.M43];&quot;),&quot;)" table:style-name="ce1">
            <text:p>('2034-01-05 01:00:00','2035-03-09 07:00:00','agente',81,21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Tarsicio'</text:p>
          </table:table-cell>
          <table:table-cell office:value-type="string" table:style-name="ce3">
            <text:p>'Garza'</text:p>
          </table:table-cell>
          <table:table-cell office:value-type="string" table:style-name="ce39">
            <text:p>1995-07-24</text:p>
          </table:table-cell>
          <table:table-cell office:value-type="string" table:style-name="ce3">
            <text:p>no_clasificado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83" table:style-name="ce42">
            <text:p>83</text:p>
          </table:table-cell>
          <table:table-cell office:value-type="float" office:value="83" table:style-name="ce5">
            <text:p>83</text:p>
          </table:table-cell>
          <table:table-cell office:value-type="string" table:style-name="ce1">
            <text:p>agente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83,21,7)," table:formula="of:=CONCATENATE(&quot;('&quot;;[.O44];&quot;','&quot;;[.P44];&quot;','&quot;;[.K44];&quot;',&quot;;[.J44];&quot;,&quot;;[.L44];&quot;,&quot;;[.M44];&quot;),&quot;)" table:style-name="ce1">
            <text:p>('2034-01-06 01:00:00','2035-03-12 07:00:00','agente',83,21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Diego'</text:p>
          </table:table-cell>
          <table:table-cell office:value-type="string" table:style-name="ce3">
            <text:p>'Bueno'</text:p>
          </table:table-cell>
          <table:table-cell office:value-type="string" table:style-name="ce39">
            <text:p>1989-02-08</text:p>
          </table:table-cell>
          <table:table-cell office:value-type="string" table:style-name="ce3">
            <text:p>top_secret</text:p>
          </table:table-cell>
          <table:table-cell office:value-type="float" office:value="31" table:style-name="ce3">
            <text:p>31</text:p>
          </table:table-cell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85" table:style-name="ce42">
            <text:p>85</text:p>
          </table:table-cell>
          <table:table-cell office:value-type="float" office:value="85" table:style-name="ce5">
            <text:p>85</text:p>
          </table:table-cell>
          <table:table-cell office:value-type="string" table:style-name="ce1">
            <text:p>agente</text:p>
          </table:table-cell>
          <table:table-cell office:value-type="float" office:value="22" table:style-name="ce42">
            <text:p>22</text:p>
          </table:table-cell>
          <table:table-cell office:value-type="float" office:value="8" table:style-name="ce42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85,22,8)," table:formula="of:=CONCATENATE(&quot;('&quot;;[.O45];&quot;','&quot;;[.P45];&quot;','&quot;;[.K45];&quot;',&quot;;[.J45];&quot;,&quot;;[.L45];&quot;,&quot;;[.M45];&quot;),&quot;)" table:style-name="ce1">
            <text:p>('2034-01-05 01:00:00','2035-03-09 07:00:00','agente',85,22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acundo'</text:p>
          </table:table-cell>
          <table:table-cell office:value-type="string" table:style-name="ce3">
            <text:p>'Ventura'</text:p>
          </table:table-cell>
          <table:table-cell office:value-type="string" table:style-name="ce39">
            <text:p>1989-01-04</text:p>
          </table:table-cell>
          <table:table-cell office:value-type="string" table:style-name="ce3">
            <text:p>no_clasificado</text:p>
          </table:table-cell>
          <table:table-cell office:value-type="float" office:value="31" table:style-name="ce3">
            <text:p>31</text:p>
          </table:table-cell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87" table:style-name="ce42">
            <text:p>87</text:p>
          </table:table-cell>
          <table:table-cell office:value-type="float" office:value="87" table:style-name="ce5">
            <text:p>87</text:p>
          </table:table-cell>
          <table:table-cell office:value-type="string" table:style-name="ce1">
            <text:p>agente</text:p>
          </table:table-cell>
          <table:table-cell office:value-type="float" office:value="22" table:style-name="ce42">
            <text:p>22</text:p>
          </table:table-cell>
          <table:table-cell office:value-type="float" office:value="8" table:style-name="ce42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87,22,8)," table:formula="of:=CONCATENATE(&quot;('&quot;;[.O46];&quot;','&quot;;[.P46];&quot;','&quot;;[.K46];&quot;',&quot;;[.J46];&quot;,&quot;;[.L46];&quot;,&quot;;[.M46];&quot;),&quot;)" table:style-name="ce1">
            <text:p>('2034-01-06 01:00:00','2035-03-12 07:00:00','agente',87,22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leazar'</text:p>
          </table:table-cell>
          <table:table-cell office:value-type="string" table:style-name="ce3">
            <text:p>'Abreu'</text:p>
          </table:table-cell>
          <table:table-cell office:value-type="string" table:style-name="ce39">
            <text:p>1986-05-02</text:p>
          </table:table-cell>
          <table:table-cell office:value-type="string" table:style-name="ce3">
            <text:p>top_secret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89" table:style-name="ce42">
            <text:p>89</text:p>
          </table:table-cell>
          <table:table-cell office:value-type="float" office:value="89" table:style-name="ce5">
            <text:p>89</text:p>
          </table:table-cell>
          <table:table-cell office:value-type="string" table:style-name="ce1">
            <text:p>agente</text:p>
          </table:table-cell>
          <table:table-cell office:value-type="float" office:value="23" table:style-name="ce42">
            <text:p>23</text:p>
          </table:table-cell>
          <table:table-cell office:value-type="float" office:value="8" table:style-name="ce42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89,23,8)," table:formula="of:=CONCATENATE(&quot;('&quot;;[.O47];&quot;','&quot;;[.P47];&quot;','&quot;;[.K47];&quot;',&quot;;[.J47];&quot;,&quot;;[.L47];&quot;,&quot;;[.M47];&quot;),&quot;)" table:style-name="ce1">
            <text:p>('2034-01-05 01:00:00','2035-03-09 07:00:00','agente',89,23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amilo'</text:p>
          </table:table-cell>
          <table:table-cell office:value-type="string" table:style-name="ce3">
            <text:p>'Melgoza'</text:p>
          </table:table-cell>
          <table:table-cell office:value-type="string" table:style-name="ce39">
            <text:p>1990-09-14</text:p>
          </table:table-cell>
          <table:table-cell office:value-type="string" table:style-name="ce3">
            <text:p>no_clasificado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91" table:style-name="ce42">
            <text:p>91</text:p>
          </table:table-cell>
          <table:table-cell office:value-type="float" office:value="91" table:style-name="ce5">
            <text:p>91</text:p>
          </table:table-cell>
          <table:table-cell office:value-type="string" table:style-name="ce1">
            <text:p>agente</text:p>
          </table:table-cell>
          <table:table-cell office:value-type="float" office:value="24" table:style-name="ce42">
            <text:p>24</text:p>
          </table:table-cell>
          <table:table-cell office:value-type="float" office:value="8" table:style-name="ce42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91,24,8)," table:formula="of:=CONCATENATE(&quot;('&quot;;[.O48];&quot;','&quot;;[.P48];&quot;','&quot;;[.K48];&quot;',&quot;;[.J48];&quot;,&quot;;[.L48];&quot;,&quot;;[.M48];&quot;),&quot;)" table:style-name="ce1">
            <text:p>('2034-01-06 01:00:00','2035-03-12 07:00:00','agente',91,24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Paula'</text:p>
          </table:table-cell>
          <table:table-cell office:value-type="string" table:style-name="ce3">
            <text:p>'Serna'</text:p>
          </table:table-cell>
          <table:table-cell office:value-type="string" table:style-name="ce39">
            <text:p>1990-02-06</text:p>
          </table:table-cell>
          <table:table-cell office:value-type="string" table:style-name="ce3">
            <text:p>top_secret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93" table:style-name="ce42">
            <text:p>93</text:p>
          </table:table-cell>
          <table:table-cell office:value-type="float" office:value="93" table:style-name="ce5">
            <text:p>93</text:p>
          </table:table-cell>
          <table:table-cell office:value-type="string" table:style-name="ce1">
            <text:p>agente</text:p>
          </table:table-cell>
          <table:table-cell office:value-type="float" office:value="24" table:style-name="ce42">
            <text:p>24</text:p>
          </table:table-cell>
          <table:table-cell office:value-type="float" office:value="8" table:style-name="ce42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93,24,8)," table:formula="of:=CONCATENATE(&quot;('&quot;;[.O49];&quot;','&quot;;[.P49];&quot;','&quot;;[.K49];&quot;',&quot;;[.J49];&quot;,&quot;;[.L49];&quot;,&quot;;[.M49];&quot;),&quot;)" table:style-name="ce1">
            <text:p>('2034-01-05 01:00:00','2035-03-09 07:00:00','agente',93,24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ebastian'</text:p>
          </table:table-cell>
          <table:table-cell office:value-type="string" table:style-name="ce3">
            <text:p>'Mitchell'</text:p>
          </table:table-cell>
          <table:table-cell office:value-type="string" table:style-name="ce39">
            <text:p>1997-12-16</text:p>
          </table:table-cell>
          <table:table-cell office:value-type="string" table:style-name="ce3">
            <text:p>no_clasificado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5" table:style-name="ce42">
            <text:p>95</text:p>
          </table:table-cell>
          <table:table-cell office:value-type="float" office:value="95" table:style-name="ce5">
            <text:p>95</text:p>
          </table:table-cell>
          <table:table-cell office:value-type="string" table:style-name="ce1">
            <text:p>agente</text:p>
          </table:table-cell>
          <table:table-cell office:value-type="float" office:value="25" table:style-name="ce42">
            <text:p>25</text:p>
          </table:table-cell>
          <table:table-cell office:value-type="float" office:value="9" table:style-name="ce42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95,25,9)," table:formula="of:=CONCATENATE(&quot;('&quot;;[.O50];&quot;','&quot;;[.P50];&quot;','&quot;;[.K50];&quot;',&quot;;[.J50];&quot;,&quot;;[.L50];&quot;,&quot;;[.M50];&quot;),&quot;)" table:style-name="ce1">
            <text:p>('2034-01-06 01:00:00','2035-03-12 07:00:00','agente',95,25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ma'</text:p>
          </table:table-cell>
          <table:table-cell office:value-type="string" table:style-name="ce3">
            <text:p>'Ramirez'</text:p>
          </table:table-cell>
          <table:table-cell office:value-type="string" table:style-name="ce39">
            <text:p>1991-01-31</text:p>
          </table:table-cell>
          <table:table-cell office:value-type="string" table:style-name="ce3">
            <text:p>top_secret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7" table:style-name="ce42">
            <text:p>97</text:p>
          </table:table-cell>
          <table:table-cell office:value-type="float" office:value="97" table:style-name="ce5">
            <text:p>97</text:p>
          </table:table-cell>
          <table:table-cell office:value-type="string" table:style-name="ce1">
            <text:p>agente</text:p>
          </table:table-cell>
          <table:table-cell office:value-type="float" office:value="26" table:style-name="ce42">
            <text:p>26</text:p>
          </table:table-cell>
          <table:table-cell office:value-type="float" office:value="9" table:style-name="ce42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97,26,9)," table:formula="of:=CONCATENATE(&quot;('&quot;;[.O51];&quot;','&quot;;[.P51];&quot;','&quot;;[.K51];&quot;',&quot;;[.J51];&quot;,&quot;;[.L51];&quot;,&quot;;[.M51];&quot;),&quot;)" table:style-name="ce1">
            <text:p>('2034-01-05 01:00:00','2035-03-09 07:00:00','agente',97,26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enedicto'</text:p>
          </table:table-cell>
          <table:table-cell office:value-type="string" table:style-name="ce3">
            <text:p>'Melgar'</text:p>
          </table:table-cell>
          <table:table-cell office:value-type="string" table:style-name="ce39">
            <text:p>1984-05-23</text:p>
          </table:table-cell>
          <table:table-cell office:value-type="string" table:style-name="ce3">
            <text:p>no_clasificado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9" table:style-name="ce42">
            <text:p>99</text:p>
          </table:table-cell>
          <table:table-cell office:value-type="float" office:value="99" table:style-name="ce5">
            <text:p>99</text:p>
          </table:table-cell>
          <table:table-cell office:value-type="string" table:style-name="ce1">
            <text:p>agente</text:p>
          </table:table-cell>
          <table:table-cell office:value-type="float" office:value="26" table:style-name="ce42">
            <text:p>26</text:p>
          </table:table-cell>
          <table:table-cell office:value-type="float" office:value="9" table:style-name="ce42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99,26,9)," table:formula="of:=CONCATENATE(&quot;('&quot;;[.O52];&quot;','&quot;;[.P52];&quot;','&quot;;[.K52];&quot;',&quot;;[.J52];&quot;,&quot;;[.L52];&quot;,&quot;;[.M52];&quot;),&quot;)" table:style-name="ce1">
            <text:p>('2034-01-06 01:00:00','2035-03-12 07:00:00','agente',99,26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austino'</text:p>
          </table:table-cell>
          <table:table-cell office:value-type="string" table:style-name="ce3">
            <text:p>'Camarillo'</text:p>
          </table:table-cell>
          <table:table-cell office:value-type="string" table:style-name="ce39">
            <text:p>1999-09-21</text:p>
          </table:table-cell>
          <table:table-cell office:value-type="string" table:style-name="ce3">
            <text:p>top_secret</text:p>
          </table:table-cell>
          <table:table-cell office:value-type="float" office:value="36" table:style-name="ce3">
            <text:p>36</text:p>
          </table:table-cell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101" table:style-name="ce42">
            <text:p>101</text:p>
          </table:table-cell>
          <table:table-cell office:value-type="float" office:value="101" table:style-name="ce5">
            <text:p>101</text:p>
          </table:table-cell>
          <table:table-cell office:value-type="string" table:style-name="ce1">
            <text:p>agente</text:p>
          </table:table-cell>
          <table:table-cell office:value-type="float" office:value="27" table:style-name="ce42">
            <text:p>27</text:p>
          </table:table-cell>
          <table:table-cell office:value-type="float" office:value="9" table:style-name="ce42">
            <text:p>9</text:p>
          </table:table-cell>
          <table:table-cell office:value-type="float" office:value="37" table:style-name="ce4">
            <text:p>37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101,27,9)," table:formula="of:=CONCATENATE(&quot;('&quot;;[.O53];&quot;','&quot;;[.P53];&quot;','&quot;;[.K53];&quot;',&quot;;[.J53];&quot;,&quot;;[.L53];&quot;,&quot;;[.M53];&quot;),&quot;)" table:style-name="ce1">
            <text:p>('2034-01-05 01:00:00','2035-03-09 07:00:00','agente',101,27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4" table:style-name="ce42">
            <text:p>10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gente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2,1,1)," table:formula="of:=CONCATENATE(&quot;('&quot;;[.O54];&quot;','&quot;;[.P54];&quot;','&quot;;[.K54];&quot;',&quot;;[.J54];&quot;,&quot;;[.L54];&quot;,&quot;;[.M54];&quot;),&quot;)" table:style-name="ce1">
            <text:p>('2035-03-09 07:00:00','null','agente',2,1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6" table:style-name="ce42">
            <text:p>10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gente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4,1,1)," table:formula="of:=CONCATENATE(&quot;('&quot;;[.O55];&quot;','&quot;;[.P55];&quot;','&quot;;[.K55];&quot;',&quot;;[.J55];&quot;,&quot;;[.L55];&quot;,&quot;;[.M55];&quot;),&quot;)" table:style-name="ce1">
            <text:p>('2035-03-12 07:00:00','null','agente',4,1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8" table:style-name="ce42">
            <text:p>10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gente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6,2,1)," table:formula="of:=CONCATENATE(&quot;('&quot;;[.O56];&quot;','&quot;;[.P56];&quot;','&quot;;[.K56];&quot;',&quot;;[.J56];&quot;,&quot;;[.L56];&quot;,&quot;;[.M56];&quot;),&quot;)" table:style-name="ce1">
            <text:p>('2035-03-09 07:00:00','null','agente',6,2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0" table:style-name="ce42">
            <text:p>11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gente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8,2,1)," table:formula="of:=CONCATENATE(&quot;('&quot;;[.O57];&quot;','&quot;;[.P57];&quot;','&quot;;[.K57];&quot;',&quot;;[.J57];&quot;,&quot;;[.L57];&quot;,&quot;;[.M57];&quot;),&quot;)" table:style-name="ce1">
            <text:p>('2035-03-12 07:00:00','null','agente',8,2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2" table:style-name="ce42">
            <text:p>11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gente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10,3,1)," table:formula="of:=CONCATENATE(&quot;('&quot;;[.O58];&quot;','&quot;;[.P58];&quot;','&quot;;[.K58];&quot;',&quot;;[.J58];&quot;,&quot;;[.L58];&quot;,&quot;;[.M58];&quot;),&quot;)" table:style-name="ce1">
            <text:p>('2035-03-09 07:00:00','null','agente',10,3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4" table:style-name="ce42">
            <text:p>11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agente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12,3,1)," table:formula="of:=CONCATENATE(&quot;('&quot;;[.O59];&quot;','&quot;;[.P59];&quot;','&quot;;[.K59];&quot;',&quot;;[.J59];&quot;,&quot;;[.L59];&quot;,&quot;;[.M59];&quot;),&quot;)" table:style-name="ce1">
            <text:p>('2035-03-12 07:00:00','null','agente',12,3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6" table:style-name="ce42">
            <text:p>11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agente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14,4,2)," table:formula="of:=CONCATENATE(&quot;('&quot;;[.O60];&quot;','&quot;;[.P60];&quot;','&quot;;[.K60];&quot;',&quot;;[.J60];&quot;,&quot;;[.L60];&quot;,&quot;;[.M60];&quot;),&quot;)" table:style-name="ce1">
            <text:p>('2035-03-09 07:00:00','null','agente',14,4,2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8" table:style-name="ce42">
            <text:p>11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gente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16,4,2)," table:formula="of:=CONCATENATE(&quot;('&quot;;[.O61];&quot;','&quot;;[.P61];&quot;','&quot;;[.K61];&quot;',&quot;;[.J61];&quot;,&quot;;[.L61];&quot;,&quot;;[.M61];&quot;),&quot;)" table:style-name="ce1">
            <text:p>('2035-03-12 07:00:00','null','agente',16,4,2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20" table:style-name="ce42">
            <text:p>12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agente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18,5,2)," table:formula="of:=CONCATENATE(&quot;('&quot;;[.O62];&quot;','&quot;;[.P62];&quot;','&quot;;[.K62];&quot;',&quot;;[.J62];&quot;,&quot;;[.L62];&quot;,&quot;;[.M62];&quot;),&quot;)" table:style-name="ce1">
            <text:p>('2035-03-09 07:00:00','null','agente',18,5,2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22" table:style-name="ce42">
            <text:p>12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agente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20,5,2)," table:formula="of:=CONCATENATE(&quot;('&quot;;[.O63];&quot;','&quot;;[.P63];&quot;','&quot;;[.K63];&quot;',&quot;;[.J63];&quot;,&quot;;[.L63];&quot;,&quot;;[.M63];&quot;),&quot;)" table:style-name="ce1">
            <text:p>('2035-03-12 07:00:00','null','agente',20,5,2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24" table:style-name="ce42">
            <text:p>12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gente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22,6,2)," table:formula="of:=CONCATENATE(&quot;('&quot;;[.O64];&quot;','&quot;;[.P64];&quot;','&quot;;[.K64];&quot;',&quot;;[.J64];&quot;,&quot;;[.L64];&quot;,&quot;;[.M64];&quot;),&quot;)" table:style-name="ce1">
            <text:p>('2035-03-09 07:00:00','null','agente',22,6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6" table:style-name="ce42">
            <text:p>12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agente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24,6,2)," table:formula="of:=CONCATENATE(&quot;('&quot;;[.O65];&quot;','&quot;;[.P65];&quot;','&quot;;[.K65];&quot;',&quot;;[.J65];&quot;,&quot;;[.L65];&quot;,&quot;;[.M65];&quot;),&quot;)" table:style-name="ce1">
            <text:p>('2035-03-12 07:00:00','null','agente',24,6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8" table:style-name="ce42">
            <text:p>12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agente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26,7,3)," table:formula="of:=CONCATENATE(&quot;('&quot;;[.O66];&quot;','&quot;;[.P66];&quot;','&quot;;[.K66];&quot;',&quot;;[.J66];&quot;,&quot;;[.L66];&quot;,&quot;;[.M66];&quot;),&quot;)" table:style-name="ce1">
            <text:p>('2035-03-09 07:00:00','null','agente',26,7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0" table:style-name="ce42">
            <text:p>13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agente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28,7,3)," table:formula="of:=CONCATENATE(&quot;('&quot;;[.O67];&quot;','&quot;;[.P67];&quot;','&quot;;[.K67];&quot;',&quot;;[.J67];&quot;,&quot;;[.L67];&quot;,&quot;;[.M67];&quot;),&quot;)" table:style-name="ce1">
            <text:p>('2035-03-12 07:00:00','null','agente',28,7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2" table:style-name="ce42">
            <text:p>13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gente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30,8,3)," table:formula="of:=CONCATENATE(&quot;('&quot;;[.O68];&quot;','&quot;;[.P68];&quot;','&quot;;[.K68];&quot;',&quot;;[.J68];&quot;,&quot;;[.L68];&quot;,&quot;;[.M68];&quot;),&quot;)" table:style-name="ce1">
            <text:p>('2035-03-09 07:00:00','null','agente',30,8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4" table:style-name="ce42">
            <text:p>13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agente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32,8,3)," table:formula="of:=CONCATENATE(&quot;('&quot;;[.O69];&quot;','&quot;;[.P69];&quot;','&quot;;[.K69];&quot;',&quot;;[.J69];&quot;,&quot;;[.L69];&quot;,&quot;;[.M69];&quot;),&quot;)" table:style-name="ce1">
            <text:p>('2035-03-12 07:00:00','null','agente',32,8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6" table:style-name="ce42">
            <text:p>13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agente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34,9,3)," table:formula="of:=CONCATENATE(&quot;('&quot;;[.O70];&quot;','&quot;;[.P70];&quot;','&quot;;[.K70];&quot;',&quot;;[.J70];&quot;,&quot;;[.L70];&quot;,&quot;;[.M70];&quot;),&quot;)" table:style-name="ce1">
            <text:p>('2035-03-09 07:00:00','null','agente',34,9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8" table:style-name="ce42">
            <text:p>13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agente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36,9,3)," table:formula="of:=CONCATENATE(&quot;('&quot;;[.O71];&quot;','&quot;;[.P71];&quot;','&quot;;[.K71];&quot;',&quot;;[.J71];&quot;,&quot;;[.L71];&quot;,&quot;;[.M71];&quot;),&quot;)" table:style-name="ce1">
            <text:p>('2035-03-12 07:00:00','null','agente',36,9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0" table:style-name="ce42">
            <text:p>14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agente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38,10,4)," table:formula="of:=CONCATENATE(&quot;('&quot;;[.O72];&quot;','&quot;;[.P72];&quot;','&quot;;[.K72];&quot;',&quot;;[.J72];&quot;,&quot;;[.L72];&quot;,&quot;;[.M72];&quot;),&quot;)" table:style-name="ce1">
            <text:p>('2035-03-09 07:00:00','null','agente',38,10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2" table:style-name="ce42">
            <text:p>14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agente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40,10,4)," table:formula="of:=CONCATENATE(&quot;('&quot;;[.O73];&quot;','&quot;;[.P73];&quot;','&quot;;[.K73];&quot;',&quot;;[.J73];&quot;,&quot;;[.L73];&quot;,&quot;;[.M73];&quot;),&quot;)" table:style-name="ce1">
            <text:p>('2035-03-12 07:00:00','null','agente',40,10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4" table:style-name="ce42">
            <text:p>14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agente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42,11,4)," table:formula="of:=CONCATENATE(&quot;('&quot;;[.O74];&quot;','&quot;;[.P74];&quot;','&quot;;[.K74];&quot;',&quot;;[.J74];&quot;,&quot;;[.L74];&quot;,&quot;;[.M74];&quot;),&quot;)" table:style-name="ce1">
            <text:p>('2035-03-09 07:00:00','null','agente',42,11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6" table:style-name="ce42">
            <text:p>14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agente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44,11,4)," table:formula="of:=CONCATENATE(&quot;('&quot;;[.O75];&quot;','&quot;;[.P75];&quot;','&quot;;[.K75];&quot;',&quot;;[.J75];&quot;,&quot;;[.L75];&quot;,&quot;;[.M75];&quot;),&quot;)" table:style-name="ce1">
            <text:p>('2035-03-12 07:00:00','null','agente',44,11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8" table:style-name="ce42">
            <text:p>148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agente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46,12,4)," table:formula="of:=CONCATENATE(&quot;('&quot;;[.O76];&quot;','&quot;;[.P76];&quot;','&quot;;[.K76];&quot;',&quot;;[.J76];&quot;,&quot;;[.L76];&quot;,&quot;;[.M76];&quot;),&quot;)" table:style-name="ce1">
            <text:p>('2035-03-09 07:00:00','null','agente',46,12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0" table:style-name="ce42">
            <text:p>15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agente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48,12,4)," table:formula="of:=CONCATENATE(&quot;('&quot;;[.O77];&quot;','&quot;;[.P77];&quot;','&quot;;[.K77];&quot;',&quot;;[.J77];&quot;,&quot;;[.L77];&quot;,&quot;;[.M77];&quot;),&quot;)" table:style-name="ce1">
            <text:p>('2035-03-12 07:00:00','null','agente',48,12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2" table:style-name="ce42">
            <text:p>15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agente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50,13,5)," table:formula="of:=CONCATENATE(&quot;('&quot;;[.O78];&quot;','&quot;;[.P78];&quot;','&quot;;[.K78];&quot;',&quot;;[.J78];&quot;,&quot;;[.L78];&quot;,&quot;;[.M78];&quot;),&quot;)" table:style-name="ce1">
            <text:p>('2035-03-09 07:00:00','null','agente',50,13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4" table:style-name="ce42">
            <text:p>15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agente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52,13,5)," table:formula="of:=CONCATENATE(&quot;('&quot;;[.O79];&quot;','&quot;;[.P79];&quot;','&quot;;[.K79];&quot;',&quot;;[.J79];&quot;,&quot;;[.L79];&quot;,&quot;;[.M79];&quot;),&quot;)" table:style-name="ce1">
            <text:p>('2035-03-12 07:00:00','null','agente',52,13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6" table:style-name="ce42">
            <text:p>15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agente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54,14,5)," table:formula="of:=CONCATENATE(&quot;('&quot;;[.O80];&quot;','&quot;;[.P80];&quot;','&quot;;[.K80];&quot;',&quot;;[.J80];&quot;,&quot;;[.L80];&quot;,&quot;;[.M80];&quot;),&quot;)" table:style-name="ce1">
            <text:p>('2035-03-09 07:00:00','null','agente',54,14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8" table:style-name="ce42">
            <text:p>15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agente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56,14,5)," table:formula="of:=CONCATENATE(&quot;('&quot;;[.O81];&quot;','&quot;;[.P81];&quot;','&quot;;[.K81];&quot;',&quot;;[.J81];&quot;,&quot;;[.L81];&quot;,&quot;;[.M81];&quot;),&quot;)" table:style-name="ce1">
            <text:p>('2035-03-12 07:00:00','null','agente',56,14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0" table:style-name="ce42">
            <text:p>16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agente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58,15,5)," table:formula="of:=CONCATENATE(&quot;('&quot;;[.O82];&quot;','&quot;;[.P82];&quot;','&quot;;[.K82];&quot;',&quot;;[.J82];&quot;,&quot;;[.L82];&quot;,&quot;;[.M82];&quot;),&quot;)" table:style-name="ce1">
            <text:p>('2035-03-09 07:00:00','null','agente',58,15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2" table:style-name="ce42">
            <text:p>16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agente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60,15,5)," table:formula="of:=CONCATENATE(&quot;('&quot;;[.O83];&quot;','&quot;;[.P83];&quot;','&quot;;[.K83];&quot;',&quot;;[.J83];&quot;,&quot;;[.L83];&quot;,&quot;;[.M83];&quot;),&quot;)" table:style-name="ce1">
            <text:p>('2035-03-12 07:00:00','null','agente',60,15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4" table:style-name="ce42">
            <text:p>16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agente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62,16,6)," table:formula="of:=CONCATENATE(&quot;('&quot;;[.O84];&quot;','&quot;;[.P84];&quot;','&quot;;[.K84];&quot;',&quot;;[.J84];&quot;,&quot;;[.L84];&quot;,&quot;;[.M84];&quot;),&quot;)" table:style-name="ce1">
            <text:p>('2035-03-09 07:00:00','null','agente',62,16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6" table:style-name="ce42">
            <text:p>16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agente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64,16,6)," table:formula="of:=CONCATENATE(&quot;('&quot;;[.O85];&quot;','&quot;;[.P85];&quot;','&quot;;[.K85];&quot;',&quot;;[.J85];&quot;,&quot;;[.L85];&quot;,&quot;;[.M85];&quot;),&quot;)" table:style-name="ce1">
            <text:p>('2035-03-12 07:00:00','null','agente',64,16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8" table:style-name="ce42">
            <text:p>168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agente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66,17,6)," table:formula="of:=CONCATENATE(&quot;('&quot;;[.O86];&quot;','&quot;;[.P86];&quot;','&quot;;[.K86];&quot;',&quot;;[.J86];&quot;,&quot;;[.L86];&quot;,&quot;;[.M86];&quot;),&quot;)" table:style-name="ce1">
            <text:p>('2035-03-09 07:00:00','null','agente',66,17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0" table:style-name="ce42">
            <text:p>170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agente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68,17,6)," table:formula="of:=CONCATENATE(&quot;('&quot;;[.O87];&quot;','&quot;;[.P87];&quot;','&quot;;[.K87];&quot;',&quot;;[.J87];&quot;,&quot;;[.L87];&quot;,&quot;;[.M87];&quot;),&quot;)" table:style-name="ce1">
            <text:p>('2035-03-12 07:00:00','null','agente',68,17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2" table:style-name="ce42">
            <text:p>172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agente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70,18,6)," table:formula="of:=CONCATENATE(&quot;('&quot;;[.O88];&quot;','&quot;;[.P88];&quot;','&quot;;[.K88];&quot;',&quot;;[.J88];&quot;,&quot;;[.L88];&quot;,&quot;;[.M88];&quot;),&quot;)" table:style-name="ce1">
            <text:p>('2035-03-09 07:00:00','null','agente',70,18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4" table:style-name="ce42">
            <text:p>174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agente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72,18,6)," table:formula="of:=CONCATENATE(&quot;('&quot;;[.O89];&quot;','&quot;;[.P89];&quot;','&quot;;[.K89];&quot;',&quot;;[.J89];&quot;,&quot;;[.L89];&quot;,&quot;;[.M89];&quot;),&quot;)" table:style-name="ce1">
            <text:p>('2035-03-12 07:00:00','null','agente',72,18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6" table:style-name="ce42">
            <text:p>17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agente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74,19,7)," table:formula="of:=CONCATENATE(&quot;('&quot;;[.O90];&quot;','&quot;;[.P90];&quot;','&quot;;[.K90];&quot;',&quot;;[.J90];&quot;,&quot;;[.L90];&quot;,&quot;;[.M90];&quot;),&quot;)" table:style-name="ce1">
            <text:p>('2035-03-09 07:00:00','null','agente',74,19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8" table:style-name="ce42">
            <text:p>178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agente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76,19,7)," table:formula="of:=CONCATENATE(&quot;('&quot;;[.O91];&quot;','&quot;;[.P91];&quot;','&quot;;[.K91];&quot;',&quot;;[.J91];&quot;,&quot;;[.L91];&quot;,&quot;;[.M91];&quot;),&quot;)" table:style-name="ce1">
            <text:p>('2035-03-12 07:00:00','null','agente',76,19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80" table:style-name="ce42">
            <text:p>180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agente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78,20,7)," table:formula="of:=CONCATENATE(&quot;('&quot;;[.O92];&quot;','&quot;;[.P92];&quot;','&quot;;[.K92];&quot;',&quot;;[.J92];&quot;,&quot;;[.L92];&quot;,&quot;;[.M92];&quot;),&quot;)" table:style-name="ce1">
            <text:p>('2035-03-09 07:00:00','null','agente',78,20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82" table:style-name="ce42">
            <text:p>182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agente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80,20,7)," table:formula="of:=CONCATENATE(&quot;('&quot;;[.O93];&quot;','&quot;;[.P93];&quot;','&quot;;[.K93];&quot;',&quot;;[.J93];&quot;,&quot;;[.L93];&quot;,&quot;;[.M93];&quot;),&quot;)" table:style-name="ce1">
            <text:p>('2035-03-12 07:00:00','null','agente',80,20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84" table:style-name="ce42">
            <text:p>184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agente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82,21,7)," table:formula="of:=CONCATENATE(&quot;('&quot;;[.O94];&quot;','&quot;;[.P94];&quot;','&quot;;[.K94];&quot;',&quot;;[.J94];&quot;,&quot;;[.L94];&quot;,&quot;;[.M94];&quot;),&quot;)" table:style-name="ce1">
            <text:p>('2035-03-09 07:00:00','null','agente',82,21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86" table:style-name="ce42">
            <text:p>186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agente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84,21,7)," table:formula="of:=CONCATENATE(&quot;('&quot;;[.O95];&quot;','&quot;;[.P95];&quot;','&quot;;[.K95];&quot;',&quot;;[.J95];&quot;,&quot;;[.L95];&quot;,&quot;;[.M95];&quot;),&quot;)" table:style-name="ce1">
            <text:p>('2035-03-12 07:00:00','null','agente',84,21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88" table:style-name="ce42">
            <text:p>188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agente</text:p>
          </table:table-cell>
          <table:table-cell office:value-type="float" office:value="22" table:style-name="ce42">
            <text:p>22</text:p>
          </table:table-cell>
          <table:table-cell office:value-type="float" office:value="8" table:style-name="ce42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86,22,8)," table:formula="of:=CONCATENATE(&quot;('&quot;;[.O96];&quot;','&quot;;[.P96];&quot;','&quot;;[.K96];&quot;',&quot;;[.J96];&quot;,&quot;;[.L96];&quot;,&quot;;[.M96];&quot;),&quot;)" table:style-name="ce1">
            <text:p>('2035-03-09 07:00:00','null','agente',86,22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0" table:style-name="ce42">
            <text:p>190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agente</text:p>
          </table:table-cell>
          <table:table-cell office:value-type="float" office:value="23" table:style-name="ce42">
            <text:p>23</text:p>
          </table:table-cell>
          <table:table-cell office:value-type="float" office:value="8" table:style-name="ce42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88,23,8)," table:formula="of:=CONCATENATE(&quot;('&quot;;[.O97];&quot;','&quot;;[.P97];&quot;','&quot;;[.K97];&quot;',&quot;;[.J97];&quot;,&quot;;[.L97];&quot;,&quot;;[.M97];&quot;),&quot;)" table:style-name="ce1">
            <text:p>('2035-03-12 07:00:00','null','agente',88,23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2" table:style-name="ce42">
            <text:p>192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agente</text:p>
          </table:table-cell>
          <table:table-cell office:value-type="float" office:value="23" table:style-name="ce42">
            <text:p>23</text:p>
          </table:table-cell>
          <table:table-cell office:value-type="float" office:value="8" table:style-name="ce42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90,23,8)," table:formula="of:=CONCATENATE(&quot;('&quot;;[.O98];&quot;','&quot;;[.P98];&quot;','&quot;;[.K98];&quot;',&quot;;[.J98];&quot;,&quot;;[.L98];&quot;,&quot;;[.M98];&quot;),&quot;)" table:style-name="ce1">
            <text:p>('2035-03-09 07:00:00','null','agente',90,23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4" table:style-name="ce42">
            <text:p>194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agente</text:p>
          </table:table-cell>
          <table:table-cell office:value-type="float" office:value="24" table:style-name="ce42">
            <text:p>24</text:p>
          </table:table-cell>
          <table:table-cell office:value-type="float" office:value="8" table:style-name="ce42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92,24,8)," table:formula="of:=CONCATENATE(&quot;('&quot;;[.O99];&quot;','&quot;;[.P99];&quot;','&quot;;[.K99];&quot;',&quot;;[.J99];&quot;,&quot;;[.L99];&quot;,&quot;;[.M99];&quot;),&quot;)" table:style-name="ce1">
            <text:p>('2035-03-12 07:00:00','null','agente',92,24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6" table:style-name="ce42">
            <text:p>196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agente</text:p>
          </table:table-cell>
          <table:table-cell office:value-type="float" office:value="25" table:style-name="ce42">
            <text:p>25</text:p>
          </table:table-cell>
          <table:table-cell office:value-type="float" office:value="9" table:style-name="ce42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94,25,9)," table:formula="of:=CONCATENATE(&quot;('&quot;;[.O100];&quot;','&quot;;[.P100];&quot;','&quot;;[.K100];&quot;',&quot;;[.J100];&quot;,&quot;;[.L100];&quot;,&quot;;[.M100];&quot;),&quot;)" table:style-name="ce1">
            <text:p>('2035-03-09 07:00:00','null','agente',94,25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8" table:style-name="ce42">
            <text:p>198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agente</text:p>
          </table:table-cell>
          <table:table-cell office:value-type="float" office:value="25" table:style-name="ce42">
            <text:p>25</text:p>
          </table:table-cell>
          <table:table-cell office:value-type="float" office:value="9" table:style-name="ce42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96,25,9)," table:formula="of:=CONCATENATE(&quot;('&quot;;[.O101];&quot;','&quot;;[.P101];&quot;','&quot;;[.K101];&quot;',&quot;;[.J101];&quot;,&quot;;[.L101];&quot;,&quot;;[.M101];&quot;),&quot;)" table:style-name="ce1">
            <text:p>('2035-03-12 07:00:00','null','agente',96,25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200" table:style-name="ce42">
            <text:p>200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agente</text:p>
          </table:table-cell>
          <table:table-cell office:value-type="float" office:value="26" table:style-name="ce42">
            <text:p>26</text:p>
          </table:table-cell>
          <table:table-cell office:value-type="float" office:value="9" table:style-name="ce42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98,26,9)," table:formula="of:=CONCATENATE(&quot;('&quot;;[.O102];&quot;','&quot;;[.P102];&quot;','&quot;;[.K102];&quot;',&quot;;[.J102];&quot;,&quot;;[.L102];&quot;,&quot;;[.M102];&quot;),&quot;)" table:style-name="ce1">
            <text:p>('2035-03-09 07:00:00','null','agente',98,26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202" table:style-name="ce42">
            <text:p>20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agente</text:p>
          </table:table-cell>
          <table:table-cell office:value-type="float" office:value="27" table:style-name="ce42">
            <text:p>27</text:p>
          </table:table-cell>
          <table:table-cell office:value-type="float" office:value="9" table:style-name="ce42">
            <text:p>9</text:p>
          </table:table-cell>
          <table:table-cell office:value-type="float" office:value="37" table:style-name="ce4">
            <text:p>37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100,27,9)," table:formula="of:=CONCATENATE(&quot;('&quot;;[.O103];&quot;','&quot;;[.P103];&quot;','&quot;;[.K103];&quot;',&quot;;[.J103];&quot;,&quot;;[.L103];&quot;,&quot;;[.M103];&quot;),&quot;)" table:style-name="ce1">
            <text:p>('2035-03-12 07:00:00','null','agente',100,27,9),</text:p>
          </table:table-cell>
          <table:table-cell table:number-columns-repeated="16367"/>
        </table:table-row>
        <table:table-row table:style-name="ro7">
          <table:table-cell table:number-columns-repeated="4" table:style-name="ce47"/>
          <table:table-cell table:number-columns-repeated="3" table:style-name="ce20"/>
          <table:table-cell table:style-name="ce47"/>
          <table:table-cell office:value-type="float" office:value="204" table:style-name="ce48">
            <text:p>204</text:p>
          </table:table-cell>
          <table:table-cell office:value-type="float" office:value="102" table:style-name="ce20">
            <text:p>102</text:p>
          </table:table-cell>
          <table:table-cell office:value-type="string" table:style-name="ce1">
            <text:p>agente</text:p>
          </table:table-cell>
          <table:table-cell office:value-type="float" office:value="27" table:style-name="ce42">
            <text:p>27</text:p>
          </table:table-cell>
          <table:table-cell office:value-type="float" office:value="9" table:style-name="ce48">
            <text:p>9</text:p>
          </table:table-cell>
          <table:table-cell office:value-type="float" office:value="37" table:style-name="ce17">
            <text:p>37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102,27,9)," table:formula="of:=CONCATENATE(&quot;('&quot;;[.O104];&quot;','&quot;;[.P104];&quot;','&quot;;[.K104];&quot;',&quot;;[.J104];&quot;,&quot;;[.L104];&quot;,&quot;;[.M104];&quot;),&quot;)" table:style-name="ce1">
            <text:p>('2035-03-09 07:00:00','null','agente',102,27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onstancia'</text:p>
          </table:table-cell>
          <table:table-cell office:value-type="string" table:style-name="ce3">
            <text:p>'Oviedo'</text:p>
          </table:table-cell>
          <table:table-cell office:value-type="string" table:style-name="ce39">
            <text:p>2000-10-30</text:p>
          </table:table-cell>
          <table:table-cell office:value-type="string" table:style-name="ce3">
            <text:p>no_clasificado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2" table:style-name="ce42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analista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2,1,1)," table:formula="of:=CONCATENATE(&quot;('&quot;;[.O105];&quot;','&quot;;[.P105];&quot;','&quot;;[.K105];&quot;',&quot;;[.J105];&quot;,&quot;;[.L105];&quot;,&quot;;[.M105];&quot;),&quot;)" table:style-name="ce1">
            <text:p>('2034-01-05 01:00:00','2035-03-09 07:00:00','analista',2,1,1),</text:p>
          </table:table-cell>
          <table:table-cell table:number-columns-repeated="16367" table:style-name="ce28"/>
        </table:table-row>
        <table:table-row table:style-name="ro7">
          <table:table-cell office:value-type="string" table:style-name="ce3">
            <text:p>'Teodora'</text:p>
          </table:table-cell>
          <table:table-cell office:value-type="string" table:style-name="ce3">
            <text:p>'Nolasco'</text:p>
          </table:table-cell>
          <table:table-cell office:value-type="string" table:style-name="ce39">
            <text:p>1997-12-15</text:p>
          </table:table-cell>
          <table:table-cell office:value-type="string" table:style-name="ce3">
            <text:p>confidencial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4" table:style-name="ce42">
            <text:p>4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analista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4,1,1)," table:formula="of:=CONCATENATE(&quot;('&quot;;[.O106];&quot;','&quot;;[.P106];&quot;','&quot;;[.K106];&quot;',&quot;;[.J106];&quot;,&quot;;[.L106];&quot;,&quot;;[.M106];&quot;),&quot;)" table:style-name="ce1">
            <text:p>('2034-01-06 01:00:00','2035-03-12 07:00:00','analista',4,1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esarino'</text:p>
          </table:table-cell>
          <table:table-cell office:value-type="string" table:style-name="ce3">
            <text:p>'Zuniga'</text:p>
          </table:table-cell>
          <table:table-cell office:value-type="string" table:style-name="ce39">
            <text:p>1983-09-15</text:p>
          </table:table-cell>
          <table:table-cell office:value-type="string" table:style-name="ce3">
            <text:p>no_clasificado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6" table:style-name="ce42">
            <text:p>6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analista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6,2,1)," table:formula="of:=CONCATENATE(&quot;('&quot;;[.O107];&quot;','&quot;;[.P107];&quot;','&quot;;[.K107];&quot;',&quot;;[.J107];&quot;,&quot;;[.L107];&quot;,&quot;;[.M107];&quot;),&quot;)" table:style-name="ce1">
            <text:p>('2034-01-05 01:00:00','2035-03-09 07:00:00','analista',6,2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ane'</text:p>
          </table:table-cell>
          <table:table-cell office:value-type="string" table:style-name="ce3">
            <text:p>'Tenorio'</text:p>
          </table:table-cell>
          <table:table-cell office:value-type="string" table:style-name="ce39">
            <text:p>1999-09-14</text:p>
          </table:table-cell>
          <table:table-cell office:value-type="string" table:style-name="ce3">
            <text:p>confidencial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8" table:style-name="ce42">
            <text:p>8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analista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8,2,1)," table:formula="of:=CONCATENATE(&quot;('&quot;;[.O108];&quot;','&quot;;[.P108];&quot;','&quot;;[.K108];&quot;',&quot;;[.J108];&quot;,&quot;;[.L108];&quot;,&quot;;[.M108];&quot;),&quot;)" table:style-name="ce1">
            <text:p>('2034-01-06 01:00:00','2035-03-12 07:00:00','analista',8,2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Valerio'</text:p>
          </table:table-cell>
          <table:table-cell office:value-type="string" table:style-name="ce3">
            <text:p>'Bahena'</text:p>
          </table:table-cell>
          <table:table-cell office:value-type="string" table:style-name="ce39">
            <text:p>1984-05-22</text:p>
          </table:table-cell>
          <table:table-cell office:value-type="string" table:style-name="ce3">
            <text:p>no_clasificado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10" table:style-name="ce42">
            <text:p>10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analista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10,3,1)," table:formula="of:=CONCATENATE(&quot;('&quot;;[.O109];&quot;','&quot;;[.P109];&quot;','&quot;;[.K109];&quot;',&quot;;[.J109];&quot;,&quot;;[.L109];&quot;,&quot;;[.M109];&quot;),&quot;)" table:style-name="ce1">
            <text:p>('2034-01-05 01:00:00','2035-03-09 07:00:00','analista',10,3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eliciano'</text:p>
          </table:table-cell>
          <table:table-cell office:value-type="string" table:style-name="ce3">
            <text:p>'Guzman'</text:p>
          </table:table-cell>
          <table:table-cell office:value-type="string" table:style-name="ce39">
            <text:p>1999-09-20</text:p>
          </table:table-cell>
          <table:table-cell office:value-type="string" table:style-name="ce3">
            <text:p>confidencial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12" table:style-name="ce42">
            <text:p>12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analista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12,3,1)," table:formula="of:=CONCATENATE(&quot;('&quot;;[.O110];&quot;','&quot;;[.P110];&quot;','&quot;;[.K110];&quot;',&quot;;[.J110];&quot;,&quot;;[.L110];&quot;,&quot;;[.M110];&quot;),&quot;)" table:style-name="ce1">
            <text:p>('2034-01-06 01:00:00','2035-03-12 07:00:00','analista',12,3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lidio'</text:p>
          </table:table-cell>
          <table:table-cell office:value-type="string" table:style-name="ce3">
            <text:p>'Carreno'</text:p>
          </table:table-cell>
          <table:table-cell office:value-type="string" table:style-name="ce39">
            <text:p>1996-11-17</text:p>
          </table:table-cell>
          <table:table-cell office:value-type="string" table:style-name="ce3">
            <text:p>no_clasificado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4" table:style-name="ce42">
            <text:p>14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analista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14,4,2)," table:formula="of:=CONCATENATE(&quot;('&quot;;[.O111];&quot;','&quot;;[.P111];&quot;','&quot;;[.K111];&quot;',&quot;;[.J111];&quot;,&quot;;[.L111];&quot;,&quot;;[.M111];&quot;),&quot;)" table:style-name="ce1">
            <text:p>('2034-01-05 01:00:00','2035-03-09 07:00:00','analista',14,4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tenea'</text:p>
          </table:table-cell>
          <table:table-cell office:value-type="string" table:style-name="ce3">
            <text:p>'Escalante'</text:p>
          </table:table-cell>
          <table:table-cell office:value-type="string" table:style-name="ce39">
            <text:p>1998-11-20</text:p>
          </table:table-cell>
          <table:table-cell office:value-type="string" table:style-name="ce3">
            <text:p>confidencial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6" table:style-name="ce42">
            <text:p>16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analista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16,4,2)," table:formula="of:=CONCATENATE(&quot;('&quot;;[.O112];&quot;','&quot;;[.P112];&quot;','&quot;;[.K112];&quot;',&quot;;[.J112];&quot;,&quot;;[.L112];&quot;,&quot;;[.M112];&quot;),&quot;)" table:style-name="ce1">
            <text:p>('2034-01-06 01:00:00','2035-03-12 07:00:00','analista',16,4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ristian'</text:p>
          </table:table-cell>
          <table:table-cell office:value-type="string" table:style-name="ce3">
            <text:p>'Montero'</text:p>
          </table:table-cell>
          <table:table-cell office:value-type="string" table:style-name="ce39">
            <text:p>1999-09-22</text:p>
          </table:table-cell>
          <table:table-cell office:value-type="string" table:style-name="ce3">
            <text:p>no_clasificado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8" table:style-name="ce42">
            <text:p>18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analista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18,5,2)," table:formula="of:=CONCATENATE(&quot;('&quot;;[.O113];&quot;','&quot;;[.P113];&quot;','&quot;;[.K113];&quot;',&quot;;[.J113];&quot;,&quot;;[.L113];&quot;,&quot;;[.M113];&quot;),&quot;)" table:style-name="ce1">
            <text:p>('2034-01-05 01:00:00','2035-03-09 07:00:00','analista',18,5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Poncio'</text:p>
          </table:table-cell>
          <table:table-cell office:value-type="string" table:style-name="ce3">
            <text:p>'Parker'</text:p>
          </table:table-cell>
          <table:table-cell office:value-type="string" table:style-name="ce39">
            <text:p>1998-12-02</text:p>
          </table:table-cell>
          <table:table-cell office:value-type="string" table:style-name="ce3">
            <text:p>confidencial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20" table:style-name="ce42">
            <text:p>20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analista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20,5,2)," table:formula="of:=CONCATENATE(&quot;('&quot;;[.O114];&quot;','&quot;;[.P114];&quot;','&quot;;[.K114];&quot;',&quot;;[.J114];&quot;,&quot;;[.L114];&quot;,&quot;;[.M114];&quot;),&quot;)" table:style-name="ce1">
            <text:p>('2034-01-06 01:00:00','2035-03-12 07:00:00','analista',20,5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neida'</text:p>
          </table:table-cell>
          <table:table-cell office:value-type="string" table:style-name="ce3">
            <text:p>'Velasco'</text:p>
          </table:table-cell>
          <table:table-cell office:value-type="string" table:style-name="ce39">
            <text:p>2000-04-20</text:p>
          </table:table-cell>
          <table:table-cell office:value-type="string" table:style-name="ce3">
            <text:p>no_clasificado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22" table:style-name="ce42">
            <text:p>22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analista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22,6,2)," table:formula="of:=CONCATENATE(&quot;('&quot;;[.O115];&quot;','&quot;;[.P115];&quot;','&quot;;[.K115];&quot;',&quot;;[.J115];&quot;,&quot;;[.L115];&quot;,&quot;;[.M115];&quot;),&quot;)" table:style-name="ce1">
            <text:p>('2034-01-05 01:00:00','2035-03-09 07:00:00','analista',22,6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lba'</text:p>
          </table:table-cell>
          <table:table-cell office:value-type="string" table:style-name="ce3">
            <text:p>'Cortez'</text:p>
          </table:table-cell>
          <table:table-cell office:value-type="string" table:style-name="ce39">
            <text:p>2000-03-08</text:p>
          </table:table-cell>
          <table:table-cell office:value-type="string" table:style-name="ce3">
            <text:p>confidencial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24" table:style-name="ce42">
            <text:p>24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analista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24,6,2)," table:formula="of:=CONCATENATE(&quot;('&quot;;[.O116];&quot;','&quot;;[.P116];&quot;','&quot;;[.K116];&quot;',&quot;;[.J116];&quot;,&quot;;[.L116];&quot;,&quot;;[.M116];&quot;),&quot;)" table:style-name="ce1">
            <text:p>('2034-01-06 01:00:00','2035-03-12 07:00:00','analista',24,6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lana'</text:p>
          </table:table-cell>
          <table:table-cell office:value-type="string" table:style-name="ce3">
            <text:p>'Nevarez'</text:p>
          </table:table-cell>
          <table:table-cell office:value-type="string" table:style-name="ce39">
            <text:p>1988-02-06</text:p>
          </table:table-cell>
          <table:table-cell office:value-type="string" table:style-name="ce3">
            <text:p>no_clasificado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26" table:style-name="ce42">
            <text:p>26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analista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26,7,3)," table:formula="of:=CONCATENATE(&quot;('&quot;;[.O117];&quot;','&quot;;[.P117];&quot;','&quot;;[.K117];&quot;',&quot;;[.J117];&quot;,&quot;;[.L117];&quot;,&quot;;[.M117];&quot;),&quot;)" table:style-name="ce1">
            <text:p>('2034-01-05 01:00:00','2035-03-09 07:00:00','analista',26,7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abina'</text:p>
          </table:table-cell>
          <table:table-cell office:value-type="string" table:style-name="ce3">
            <text:p>'Johnson'</text:p>
          </table:table-cell>
          <table:table-cell office:value-type="string" table:style-name="ce39">
            <text:p>1992-05-03</text:p>
          </table:table-cell>
          <table:table-cell office:value-type="string" table:style-name="ce3">
            <text:p>confidencial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28" table:style-name="ce42">
            <text:p>28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analista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28,7,3)," table:formula="of:=CONCATENATE(&quot;('&quot;;[.O118];&quot;','&quot;;[.P118];&quot;','&quot;;[.K118];&quot;',&quot;;[.J118];&quot;,&quot;;[.L118];&quot;,&quot;;[.M118];&quot;),&quot;)" table:style-name="ce1">
            <text:p>('2034-01-06 01:00:00','2035-03-12 07:00:00','analista',28,7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udas'</text:p>
          </table:table-cell>
          <table:table-cell office:value-type="string" table:style-name="ce3">
            <text:p>'Cerda'</text:p>
          </table:table-cell>
          <table:table-cell office:value-type="string" table:style-name="ce39">
            <text:p>1988-05-07</text:p>
          </table:table-cell>
          <table:table-cell office:value-type="string" table:style-name="ce3">
            <text:p>no_clasificado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0" table:style-name="ce42">
            <text:p>30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analista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30,8,3)," table:formula="of:=CONCATENATE(&quot;('&quot;;[.O119];&quot;','&quot;;[.P119];&quot;','&quot;;[.K119];&quot;',&quot;;[.J119];&quot;,&quot;;[.L119];&quot;,&quot;;[.M119];&quot;),&quot;)" table:style-name="ce1">
            <text:p>('2034-01-05 01:00:00','2035-03-09 07:00:00','analista',30,8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orge'</text:p>
          </table:table-cell>
          <table:table-cell office:value-type="string" table:style-name="ce3">
            <text:p>'Ocampo'</text:p>
          </table:table-cell>
          <table:table-cell office:value-type="string" table:style-name="ce39">
            <text:p>1992-05-30</text:p>
          </table:table-cell>
          <table:table-cell office:value-type="string" table:style-name="ce3">
            <text:p>confidencial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2" table:style-name="ce42">
            <text:p>32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analista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32,8,3)," table:formula="of:=CONCATENATE(&quot;('&quot;;[.O120];&quot;','&quot;;[.P120];&quot;','&quot;;[.K120];&quot;',&quot;;[.J120];&quot;,&quot;;[.L120];&quot;,&quot;;[.M120];&quot;),&quot;)" table:style-name="ce1">
            <text:p>('2034-01-06 01:00:00','2035-03-12 07:00:00','analista',32,8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Inocencia'</text:p>
          </table:table-cell>
          <table:table-cell office:value-type="string" table:style-name="ce3">
            <text:p>'Maldonado'</text:p>
          </table:table-cell>
          <table:table-cell office:value-type="string" table:style-name="ce39">
            <text:p>1988-06-13</text:p>
          </table:table-cell>
          <table:table-cell office:value-type="string" table:style-name="ce3">
            <text:p>no_clasificado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4" table:style-name="ce42">
            <text:p>34</text:p>
          </table:table-cell>
          <table:table-cell office:value-type="float" office:value="34" table:style-name="ce5">
            <text:p>34</text:p>
          </table:table-cell>
          <table:table-cell office:value-type="string" table:style-name="ce1">
            <text:p>analista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34,9,3)," table:formula="of:=CONCATENATE(&quot;('&quot;;[.O121];&quot;','&quot;;[.P121];&quot;','&quot;;[.K121];&quot;',&quot;;[.J121];&quot;,&quot;;[.L121];&quot;,&quot;;[.M121];&quot;),&quot;)" table:style-name="ce1">
            <text:p>('2034-01-05 01:00:00','2035-03-09 07:00:00','analista',34,9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William'</text:p>
          </table:table-cell>
          <table:table-cell office:value-type="string" table:style-name="ce3">
            <text:p>'Miranda'</text:p>
          </table:table-cell>
          <table:table-cell office:value-type="string" table:style-name="ce39">
            <text:p>1993-05-14</text:p>
          </table:table-cell>
          <table:table-cell office:value-type="string" table:style-name="ce3">
            <text:p>confidencial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6" table:style-name="ce42">
            <text:p>36</text:p>
          </table:table-cell>
          <table:table-cell office:value-type="float" office:value="36" table:style-name="ce5">
            <text:p>36</text:p>
          </table:table-cell>
          <table:table-cell office:value-type="string" table:style-name="ce1">
            <text:p>analista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36,9,3)," table:formula="of:=CONCATENATE(&quot;('&quot;;[.O122];&quot;','&quot;;[.P122];&quot;','&quot;;[.K122];&quot;',&quot;;[.J122];&quot;,&quot;;[.L122];&quot;,&quot;;[.M122];&quot;),&quot;)" table:style-name="ce1">
            <text:p>('2034-01-06 01:00:00','2035-03-12 07:00:00','analista',36,9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ertrudis'</text:p>
          </table:table-cell>
          <table:table-cell office:value-type="string" table:style-name="ce3">
            <text:p>'Mandujano'</text:p>
          </table:table-cell>
          <table:table-cell office:value-type="string" table:style-name="ce39">
            <text:p>1989-01-03</text:p>
          </table:table-cell>
          <table:table-cell office:value-type="string" table:style-name="ce3">
            <text:p>no_clasificado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38" table:style-name="ce42">
            <text:p>38</text:p>
          </table:table-cell>
          <table:table-cell office:value-type="float" office:value="38" table:style-name="ce5">
            <text:p>38</text:p>
          </table:table-cell>
          <table:table-cell office:value-type="string" table:style-name="ce1">
            <text:p>analista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38,10,4)," table:formula="of:=CONCATENATE(&quot;('&quot;;[.O123];&quot;','&quot;;[.P123];&quot;','&quot;;[.K123];&quot;',&quot;;[.J123];&quot;,&quot;;[.L123];&quot;,&quot;;[.M123];&quot;),&quot;)" table:style-name="ce1">
            <text:p>('2034-01-05 01:00:00','2035-03-09 07:00:00','analista',38,10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Tito'</text:p>
          </table:table-cell>
          <table:table-cell office:value-type="string" table:style-name="ce3">
            <text:p>'Serna'</text:p>
          </table:table-cell>
          <table:table-cell office:value-type="string" table:style-name="ce39">
            <text:p>1989-12-18</text:p>
          </table:table-cell>
          <table:table-cell office:value-type="string" table:style-name="ce3">
            <text:p>confidencial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0" table:style-name="ce42">
            <text:p>40</text:p>
          </table:table-cell>
          <table:table-cell office:value-type="float" office:value="40" table:style-name="ce5">
            <text:p>40</text:p>
          </table:table-cell>
          <table:table-cell office:value-type="string" table:style-name="ce1">
            <text:p>analista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40,10,4)," table:formula="of:=CONCATENATE(&quot;('&quot;;[.O124];&quot;','&quot;;[.P124];&quot;','&quot;;[.K124];&quot;',&quot;;[.J124];&quot;,&quot;;[.L124];&quot;,&quot;;[.M124];&quot;),&quot;)" table:style-name="ce1">
            <text:p>('2034-01-06 01:00:00','2035-03-12 07:00:00','analista',40,10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austino'</text:p>
          </table:table-cell>
          <table:table-cell office:value-type="string" table:style-name="ce3">
            <text:p>'Quinones'</text:p>
          </table:table-cell>
          <table:table-cell office:value-type="string" table:style-name="ce39">
            <text:p>1989-12-16</text:p>
          </table:table-cell>
          <table:table-cell office:value-type="string" table:style-name="ce3">
            <text:p>no_clasificado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2" table:style-name="ce42">
            <text:p>42</text:p>
          </table:table-cell>
          <table:table-cell office:value-type="float" office:value="42" table:style-name="ce5">
            <text:p>42</text:p>
          </table:table-cell>
          <table:table-cell office:value-type="string" table:style-name="ce1">
            <text:p>analista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42,11,4)," table:formula="of:=CONCATENATE(&quot;('&quot;;[.O125];&quot;','&quot;;[.P125];&quot;','&quot;;[.K125];&quot;',&quot;;[.J125];&quot;,&quot;;[.L125];&quot;,&quot;;[.M125];&quot;),&quot;)" table:style-name="ce1">
            <text:p>('2034-01-05 01:00:00','2035-03-09 07:00:00','analista',42,11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Dulcinea'</text:p>
          </table:table-cell>
          <table:table-cell office:value-type="string" table:style-name="ce3">
            <text:p>'Angeles'</text:p>
          </table:table-cell>
          <table:table-cell office:value-type="string" table:style-name="ce39">
            <text:p>1990-02-07</text:p>
          </table:table-cell>
          <table:table-cell office:value-type="string" table:style-name="ce3">
            <text:p>confidencial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4" table:style-name="ce42">
            <text:p>44</text:p>
          </table:table-cell>
          <table:table-cell office:value-type="float" office:value="44" table:style-name="ce5">
            <text:p>44</text:p>
          </table:table-cell>
          <table:table-cell office:value-type="string" table:style-name="ce1">
            <text:p>analista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44,11,4)," table:formula="of:=CONCATENATE(&quot;('&quot;;[.O126];&quot;','&quot;;[.P126];&quot;','&quot;;[.K126];&quot;',&quot;;[.J126];&quot;,&quot;;[.L126];&quot;,&quot;;[.M126];&quot;),&quot;)" table:style-name="ce1">
            <text:p>('2034-01-06 01:00:00','2035-03-12 07:00:00','analista',44,11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arcos'</text:p>
          </table:table-cell>
          <table:table-cell office:value-type="string" table:style-name="ce3">
            <text:p>'Solorio'</text:p>
          </table:table-cell>
          <table:table-cell office:value-type="string" table:style-name="ce39">
            <text:p>1990-02-05</text:p>
          </table:table-cell>
          <table:table-cell office:value-type="string" table:style-name="ce3">
            <text:p>no_clasificado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6" table:style-name="ce42">
            <text:p>46</text:p>
          </table:table-cell>
          <table:table-cell office:value-type="float" office:value="46" table:style-name="ce5">
            <text:p>46</text:p>
          </table:table-cell>
          <table:table-cell office:value-type="string" table:style-name="ce1">
            <text:p>analista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46,12,4)," table:formula="of:=CONCATENATE(&quot;('&quot;;[.O127];&quot;','&quot;;[.P127];&quot;','&quot;;[.K127];&quot;',&quot;;[.J127];&quot;,&quot;;[.L127];&quot;,&quot;;[.M127];&quot;),&quot;)" table:style-name="ce1">
            <text:p>('2034-01-05 01:00:00','2035-03-09 07:00:00','analista',46,12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mara'</text:p>
          </table:table-cell>
          <table:table-cell office:value-type="string" table:style-name="ce3">
            <text:p>'Saldana'</text:p>
          </table:table-cell>
          <table:table-cell office:value-type="string" table:style-name="ce39">
            <text:p>1990-08-30</text:p>
          </table:table-cell>
          <table:table-cell office:value-type="string" table:style-name="ce3">
            <text:p>confidencial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8" table:style-name="ce42">
            <text:p>48</text:p>
          </table:table-cell>
          <table:table-cell office:value-type="float" office:value="48" table:style-name="ce5">
            <text:p>48</text:p>
          </table:table-cell>
          <table:table-cell office:value-type="string" table:style-name="ce1">
            <text:p>analista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48,12,4)," table:formula="of:=CONCATENATE(&quot;('&quot;;[.O128];&quot;','&quot;;[.P128];&quot;','&quot;;[.K128];&quot;',&quot;;[.J128];&quot;,&quot;;[.L128];&quot;,&quot;;[.M128];&quot;),&quot;)" table:style-name="ce1">
            <text:p>('2034-01-06 01:00:00','2035-03-12 07:00:00','analista',48,12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enigno'</text:p>
          </table:table-cell>
          <table:table-cell office:value-type="string" table:style-name="ce3">
            <text:p>'Lozano'</text:p>
          </table:table-cell>
          <table:table-cell office:value-type="string" table:style-name="ce39">
            <text:p>2000-04-30</text:p>
          </table:table-cell>
          <table:table-cell office:value-type="string" table:style-name="ce3">
            <text:p>no_clasificado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0" table:style-name="ce42">
            <text:p>50</text:p>
          </table:table-cell>
          <table:table-cell office:value-type="float" office:value="50" table:style-name="ce5">
            <text:p>50</text:p>
          </table:table-cell>
          <table:table-cell office:value-type="string" table:style-name="ce1">
            <text:p>analista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50,13,5)," table:formula="of:=CONCATENATE(&quot;('&quot;;[.O129];&quot;','&quot;;[.P129];&quot;','&quot;;[.K129];&quot;',&quot;;[.J129];&quot;,&quot;;[.L129];&quot;,&quot;;[.M129];&quot;),&quot;)" table:style-name="ce1">
            <text:p>('2034-01-05 01:00:00','2035-03-09 07:00:00','analista',50,13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iovani'</text:p>
          </table:table-cell>
          <table:table-cell office:value-type="string" table:style-name="ce3">
            <text:p>'Villeda'</text:p>
          </table:table-cell>
          <table:table-cell office:value-type="string" table:style-name="ce39">
            <text:p>2000-04-29</text:p>
          </table:table-cell>
          <table:table-cell office:value-type="string" table:style-name="ce3">
            <text:p>confidencial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2" table:style-name="ce42">
            <text:p>52</text:p>
          </table:table-cell>
          <table:table-cell office:value-type="float" office:value="52" table:style-name="ce5">
            <text:p>52</text:p>
          </table:table-cell>
          <table:table-cell office:value-type="string" table:style-name="ce1">
            <text:p>analista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52,13,5)," table:formula="of:=CONCATENATE(&quot;('&quot;;[.O130];&quot;','&quot;;[.P130];&quot;','&quot;;[.K130];&quot;',&quot;;[.J130];&quot;,&quot;;[.L130];&quot;,&quot;;[.M130];&quot;),&quot;)" table:style-name="ce1">
            <text:p>('2034-01-06 01:00:00','2035-03-12 07:00:00','analista',52,13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Isabel'</text:p>
          </table:table-cell>
          <table:table-cell office:value-type="string" table:style-name="ce3">
            <text:p>'Rueda'</text:p>
          </table:table-cell>
          <table:table-cell office:value-type="string" table:style-name="ce39">
            <text:p>2000-05-30</text:p>
          </table:table-cell>
          <table:table-cell office:value-type="string" table:style-name="ce3">
            <text:p>no_clasificado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4" table:style-name="ce42">
            <text:p>54</text:p>
          </table:table-cell>
          <table:table-cell office:value-type="float" office:value="54" table:style-name="ce5">
            <text:p>54</text:p>
          </table:table-cell>
          <table:table-cell office:value-type="string" table:style-name="ce1">
            <text:p>analista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54,14,5)," table:formula="of:=CONCATENATE(&quot;('&quot;;[.O131];&quot;','&quot;;[.P131];&quot;','&quot;;[.K131];&quot;',&quot;;[.J131];&quot;,&quot;;[.L131];&quot;,&quot;;[.M131];&quot;),&quot;)" table:style-name="ce1">
            <text:p>('2034-01-05 01:00:00','2035-03-09 07:00:00','analista',54,14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renda'</text:p>
          </table:table-cell>
          <table:table-cell office:value-type="string" table:style-name="ce3">
            <text:p>'Baltazar'</text:p>
          </table:table-cell>
          <table:table-cell office:value-type="string" table:style-name="ce39">
            <text:p>2000-05-31</text:p>
          </table:table-cell>
          <table:table-cell office:value-type="string" table:style-name="ce3">
            <text:p>confidencial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6" table:style-name="ce42">
            <text:p>56</text:p>
          </table:table-cell>
          <table:table-cell office:value-type="float" office:value="56" table:style-name="ce5">
            <text:p>56</text:p>
          </table:table-cell>
          <table:table-cell office:value-type="string" table:style-name="ce1">
            <text:p>analista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56,14,5)," table:formula="of:=CONCATENATE(&quot;('&quot;;[.O132];&quot;','&quot;;[.P132];&quot;','&quot;;[.K132];&quot;',&quot;;[.J132];&quot;,&quot;;[.L132];&quot;,&quot;;[.M132];&quot;),&quot;)" table:style-name="ce1">
            <text:p>('2034-01-06 01:00:00','2035-03-12 07:00:00','analista',56,14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haron'</text:p>
          </table:table-cell>
          <table:table-cell office:value-type="string" table:style-name="ce3">
            <text:p>'Beltran'</text:p>
          </table:table-cell>
          <table:table-cell office:value-type="string" table:style-name="ce39">
            <text:p>2000-08-10</text:p>
          </table:table-cell>
          <table:table-cell office:value-type="string" table:style-name="ce3">
            <text:p>no_clasificado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8" table:style-name="ce42">
            <text:p>58</text:p>
          </table:table-cell>
          <table:table-cell office:value-type="float" office:value="58" table:style-name="ce5">
            <text:p>58</text:p>
          </table:table-cell>
          <table:table-cell office:value-type="string" table:style-name="ce1">
            <text:p>analista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58,15,5)," table:formula="of:=CONCATENATE(&quot;('&quot;;[.O133];&quot;','&quot;;[.P133];&quot;','&quot;;[.K133];&quot;',&quot;;[.J133];&quot;,&quot;;[.L133];&quot;,&quot;;[.M133];&quot;),&quot;)" table:style-name="ce1">
            <text:p>('2034-01-05 01:00:00','2035-03-09 07:00:00','analista',58,15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mperatriz'</text:p>
          </table:table-cell>
          <table:table-cell office:value-type="string" table:style-name="ce3">
            <text:p>'Castanon'</text:p>
          </table:table-cell>
          <table:table-cell office:value-type="string" table:style-name="ce39">
            <text:p>2000-08-09</text:p>
          </table:table-cell>
          <table:table-cell office:value-type="string" table:style-name="ce3">
            <text:p>confidencial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60" table:style-name="ce42">
            <text:p>60</text:p>
          </table:table-cell>
          <table:table-cell office:value-type="float" office:value="60" table:style-name="ce5">
            <text:p>60</text:p>
          </table:table-cell>
          <table:table-cell office:value-type="string" table:style-name="ce1">
            <text:p>analista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60,15,5)," table:formula="of:=CONCATENATE(&quot;('&quot;;[.O134];&quot;','&quot;;[.P134];&quot;','&quot;;[.K134];&quot;',&quot;;[.J134];&quot;,&quot;;[.L134];&quot;,&quot;;[.M134];&quot;),&quot;)" table:style-name="ce1">
            <text:p>('2034-01-06 01:00:00','2035-03-12 07:00:00','analista',60,15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larence'</text:p>
          </table:table-cell>
          <table:table-cell office:value-type="string" table:style-name="ce3">
            <text:p>'Angel'</text:p>
          </table:table-cell>
          <table:table-cell office:value-type="string" table:style-name="ce39">
            <text:p>2000-07-23</text:p>
          </table:table-cell>
          <table:table-cell office:value-type="string" table:style-name="ce3">
            <text:p>no_clasificado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2" table:style-name="ce42">
            <text:p>62</text:p>
          </table:table-cell>
          <table:table-cell office:value-type="float" office:value="62" table:style-name="ce5">
            <text:p>62</text:p>
          </table:table-cell>
          <table:table-cell office:value-type="string" table:style-name="ce1">
            <text:p>analista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62,16,6)," table:formula="of:=CONCATENATE(&quot;('&quot;;[.O135];&quot;','&quot;;[.P135];&quot;','&quot;;[.K135];&quot;',&quot;;[.J135];&quot;,&quot;;[.L135];&quot;,&quot;;[.M135];&quot;),&quot;)" table:style-name="ce1">
            <text:p>('2034-01-05 01:00:00','2035-03-09 07:00:00','analista',62,16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rika'</text:p>
          </table:table-cell>
          <table:table-cell office:value-type="string" table:style-name="ce3">
            <text:p>'Ordaz'</text:p>
          </table:table-cell>
          <table:table-cell office:value-type="string" table:style-name="ce39">
            <text:p>2000-07-22</text:p>
          </table:table-cell>
          <table:table-cell office:value-type="string" table:style-name="ce3">
            <text:p>confidencial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4" table:style-name="ce42">
            <text:p>64</text:p>
          </table:table-cell>
          <table:table-cell office:value-type="float" office:value="64" table:style-name="ce5">
            <text:p>64</text:p>
          </table:table-cell>
          <table:table-cell office:value-type="string" table:style-name="ce1">
            <text:p>analista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64,16,6)," table:formula="of:=CONCATENATE(&quot;('&quot;;[.O136];&quot;','&quot;;[.P136];&quot;','&quot;;[.K136];&quot;',&quot;;[.J136];&quot;,&quot;;[.L136];&quot;,&quot;;[.M136];&quot;),&quot;)" table:style-name="ce1">
            <text:p>('2034-01-06 01:00:00','2035-03-12 07:00:00','analista',64,16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uliana'</text:p>
          </table:table-cell>
          <table:table-cell office:value-type="string" table:style-name="ce3">
            <text:p>'Archuleta'</text:p>
          </table:table-cell>
          <table:table-cell office:value-type="string" table:style-name="ce39">
            <text:p>2000-08-28</text:p>
          </table:table-cell>
          <table:table-cell office:value-type="string" table:style-name="ce3">
            <text:p>no_clasificado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6" table:style-name="ce42">
            <text:p>66</text:p>
          </table:table-cell>
          <table:table-cell office:value-type="float" office:value="66" table:style-name="ce5">
            <text:p>66</text:p>
          </table:table-cell>
          <table:table-cell office:value-type="string" table:style-name="ce1">
            <text:p>analista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66,17,6)," table:formula="of:=CONCATENATE(&quot;('&quot;;[.O137];&quot;','&quot;;[.P137];&quot;','&quot;;[.K137];&quot;',&quot;;[.J137];&quot;,&quot;;[.L137];&quot;,&quot;;[.M137];&quot;),&quot;)" table:style-name="ce1">
            <text:p>('2034-01-05 01:00:00','2035-03-09 07:00:00','analista',66,17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arla'</text:p>
          </table:table-cell>
          <table:table-cell office:value-type="string" table:style-name="ce3">
            <text:p>'Mojica'</text:p>
          </table:table-cell>
          <table:table-cell office:value-type="string" table:style-name="ce39">
            <text:p>2000-08-27</text:p>
          </table:table-cell>
          <table:table-cell office:value-type="string" table:style-name="ce3">
            <text:p>confidencial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8" table:style-name="ce42">
            <text:p>68</text:p>
          </table:table-cell>
          <table:table-cell office:value-type="float" office:value="68" table:style-name="ce5">
            <text:p>68</text:p>
          </table:table-cell>
          <table:table-cell office:value-type="string" table:style-name="ce1">
            <text:p>analista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68,17,6)," table:formula="of:=CONCATENATE(&quot;('&quot;;[.O138];&quot;','&quot;;[.P138];&quot;','&quot;;[.K138];&quot;',&quot;;[.J138];&quot;,&quot;;[.L138];&quot;,&quot;;[.M138];&quot;),&quot;)" table:style-name="ce1">
            <text:p>('2034-01-06 01:00:00','2035-03-12 07:00:00','analista',68,17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Ramona'</text:p>
          </table:table-cell>
          <table:table-cell office:value-type="string" table:style-name="ce3">
            <text:p>'Viramontes'</text:p>
          </table:table-cell>
          <table:table-cell office:value-type="string" table:style-name="ce39">
            <text:p>1996-09-22</text:p>
          </table:table-cell>
          <table:table-cell office:value-type="string" table:style-name="ce3">
            <text:p>no_clasificado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70" table:style-name="ce42">
            <text:p>70</text:p>
          </table:table-cell>
          <table:table-cell office:value-type="float" office:value="70" table:style-name="ce5">
            <text:p>70</text:p>
          </table:table-cell>
          <table:table-cell office:value-type="string" table:style-name="ce1">
            <text:p>analista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70,18,6)," table:formula="of:=CONCATENATE(&quot;('&quot;;[.O139];&quot;','&quot;;[.P139];&quot;','&quot;;[.K139];&quot;',&quot;;[.J139];&quot;,&quot;;[.L139];&quot;,&quot;;[.M139];&quot;),&quot;)" table:style-name="ce1">
            <text:p>('2034-01-05 01:00:00','2035-03-09 07:00:00','analista',70,18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armona'</text:p>
          </table:table-cell>
          <table:table-cell office:value-type="string" table:style-name="ce3">
            <text:p>'Martinez'</text:p>
          </table:table-cell>
          <table:table-cell office:value-type="string" table:style-name="ce39">
            <text:p>1996-09-21</text:p>
          </table:table-cell>
          <table:table-cell office:value-type="string" table:style-name="ce3">
            <text:p>confidencial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72" table:style-name="ce42">
            <text:p>72</text:p>
          </table:table-cell>
          <table:table-cell office:value-type="float" office:value="72" table:style-name="ce5">
            <text:p>72</text:p>
          </table:table-cell>
          <table:table-cell office:value-type="string" table:style-name="ce1">
            <text:p>analista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72,18,6)," table:formula="of:=CONCATENATE(&quot;('&quot;;[.O140];&quot;','&quot;;[.P140];&quot;','&quot;;[.K140];&quot;',&quot;;[.J140];&quot;,&quot;;[.L140];&quot;,&quot;;[.M140];&quot;),&quot;)" table:style-name="ce1">
            <text:p>('2034-01-06 01:00:00','2035-03-12 07:00:00','analista',72,18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milio'</text:p>
          </table:table-cell>
          <table:table-cell office:value-type="string" table:style-name="ce3">
            <text:p>'Quiles'</text:p>
          </table:table-cell>
          <table:table-cell office:value-type="string" table:style-name="ce39">
            <text:p>1983-03-26</text:p>
          </table:table-cell>
          <table:table-cell office:value-type="string" table:style-name="ce3">
            <text:p>no_clasificado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4" table:style-name="ce42">
            <text:p>74</text:p>
          </table:table-cell>
          <table:table-cell office:value-type="float" office:value="74" table:style-name="ce5">
            <text:p>74</text:p>
          </table:table-cell>
          <table:table-cell office:value-type="string" table:style-name="ce1">
            <text:p>analista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74,19,7)," table:formula="of:=CONCATENATE(&quot;('&quot;;[.O141];&quot;','&quot;;[.P141];&quot;','&quot;;[.K141];&quot;',&quot;;[.J141];&quot;,&quot;;[.L141];&quot;,&quot;;[.M141];&quot;),&quot;)" table:style-name="ce1">
            <text:p>('2034-01-05 01:00:00','2035-03-09 07:00:00','analista',74,19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Luis'</text:p>
          </table:table-cell>
          <table:table-cell office:value-type="string" table:style-name="ce3">
            <text:p>'Wilson'</text:p>
          </table:table-cell>
          <table:table-cell office:value-type="string" table:style-name="ce39">
            <text:p>1993-10-09</text:p>
          </table:table-cell>
          <table:table-cell office:value-type="string" table:style-name="ce3">
            <text:p>confidencial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6" table:style-name="ce42">
            <text:p>76</text:p>
          </table:table-cell>
          <table:table-cell office:value-type="float" office:value="76" table:style-name="ce5">
            <text:p>76</text:p>
          </table:table-cell>
          <table:table-cell office:value-type="string" table:style-name="ce1">
            <text:p>analista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76,19,7)," table:formula="of:=CONCATENATE(&quot;('&quot;;[.O142];&quot;','&quot;;[.P142];&quot;','&quot;;[.K142];&quot;',&quot;;[.J142];&quot;,&quot;;[.L142];&quot;,&quot;;[.M142];&quot;),&quot;)" table:style-name="ce1">
            <text:p>('2034-01-06 01:00:00','2035-03-12 07:00:00','analista',76,19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Delfina'</text:p>
          </table:table-cell>
          <table:table-cell office:value-type="string" table:style-name="ce3">
            <text:p>'Carpio'</text:p>
          </table:table-cell>
          <table:table-cell office:value-type="string" table:style-name="ce39">
            <text:p>1984-01-23</text:p>
          </table:table-cell>
          <table:table-cell office:value-type="string" table:style-name="ce3">
            <text:p>no_clasificado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8" table:style-name="ce42">
            <text:p>78</text:p>
          </table:table-cell>
          <table:table-cell office:value-type="float" office:value="78" table:style-name="ce5">
            <text:p>78</text:p>
          </table:table-cell>
          <table:table-cell office:value-type="string" table:style-name="ce1">
            <text:p>analista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78,20,7)," table:formula="of:=CONCATENATE(&quot;('&quot;;[.O143];&quot;','&quot;;[.P143];&quot;','&quot;;[.K143];&quot;',&quot;;[.J143];&quot;,&quot;;[.L143];&quot;,&quot;;[.M143];&quot;),&quot;)" table:style-name="ce1">
            <text:p>('2034-01-05 01:00:00','2035-03-09 07:00:00','analista',78,20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onstancia'</text:p>
          </table:table-cell>
          <table:table-cell office:value-type="string" table:style-name="ce3">
            <text:p>'Payan'</text:p>
          </table:table-cell>
          <table:table-cell office:value-type="string" table:style-name="ce39">
            <text:p>1995-01-09</text:p>
          </table:table-cell>
          <table:table-cell office:value-type="string" table:style-name="ce3">
            <text:p>confidencial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80" table:style-name="ce42">
            <text:p>80</text:p>
          </table:table-cell>
          <table:table-cell office:value-type="float" office:value="80" table:style-name="ce5">
            <text:p>80</text:p>
          </table:table-cell>
          <table:table-cell office:value-type="string" table:style-name="ce1">
            <text:p>analista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80,20,7)," table:formula="of:=CONCATENATE(&quot;('&quot;;[.O144];&quot;','&quot;;[.P144];&quot;','&quot;;[.K144];&quot;',&quot;;[.J144];&quot;,&quot;;[.L144];&quot;,&quot;;[.M144];&quot;),&quot;)" table:style-name="ce1">
            <text:p>('2034-01-06 01:00:00','2035-03-12 07:00:00','analista',80,20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elicia'</text:p>
          </table:table-cell>
          <table:table-cell office:value-type="string" table:style-name="ce3">
            <text:p>'Pacheco'</text:p>
          </table:table-cell>
          <table:table-cell office:value-type="string" table:style-name="ce39">
            <text:p>1986-03-28</text:p>
          </table:table-cell>
          <table:table-cell office:value-type="string" table:style-name="ce3">
            <text:p>no_clasificado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82" table:style-name="ce42">
            <text:p>82</text:p>
          </table:table-cell>
          <table:table-cell office:value-type="float" office:value="82" table:style-name="ce5">
            <text:p>82</text:p>
          </table:table-cell>
          <table:table-cell office:value-type="string" table:style-name="ce1">
            <text:p>analista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82,21,7)," table:formula="of:=CONCATENATE(&quot;('&quot;;[.O145];&quot;','&quot;;[.P145];&quot;','&quot;;[.K145];&quot;',&quot;;[.J145];&quot;,&quot;;[.L145];&quot;,&quot;;[.M145];&quot;),&quot;)" table:style-name="ce1">
            <text:p>('2034-01-05 01:00:00','2035-03-09 07:00:00','analista',82,21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acobo'</text:p>
          </table:table-cell>
          <table:table-cell office:value-type="string" table:style-name="ce3">
            <text:p>'Person'</text:p>
          </table:table-cell>
          <table:table-cell office:value-type="string" table:style-name="ce39">
            <text:p>1995-07-25</text:p>
          </table:table-cell>
          <table:table-cell office:value-type="string" table:style-name="ce3">
            <text:p>confidencial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84" table:style-name="ce42">
            <text:p>84</text:p>
          </table:table-cell>
          <table:table-cell office:value-type="float" office:value="84" table:style-name="ce5">
            <text:p>84</text:p>
          </table:table-cell>
          <table:table-cell office:value-type="string" table:style-name="ce1">
            <text:p>analista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84,21,7)," table:formula="of:=CONCATENATE(&quot;('&quot;;[.O146];&quot;','&quot;;[.P146];&quot;','&quot;;[.K146];&quot;',&quot;;[.J146];&quot;,&quot;;[.L146];&quot;,&quot;;[.M146];&quot;),&quot;)" table:style-name="ce1">
            <text:p>('2034-01-06 01:00:00','2035-03-12 07:00:00','analista',84,21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leazar'</text:p>
          </table:table-cell>
          <table:table-cell office:value-type="string" table:style-name="ce3">
            <text:p>'Calderon'</text:p>
          </table:table-cell>
          <table:table-cell office:value-type="string" table:style-name="ce39">
            <text:p>1984-12-22</text:p>
          </table:table-cell>
          <table:table-cell office:value-type="string" table:style-name="ce3">
            <text:p>no_clasificado</text:p>
          </table:table-cell>
          <table:table-cell office:value-type="float" office:value="31" table:style-name="ce3">
            <text:p>31</text:p>
          </table:table-cell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86" table:style-name="ce42">
            <text:p>86</text:p>
          </table:table-cell>
          <table:table-cell office:value-type="float" office:value="86" table:style-name="ce5">
            <text:p>86</text:p>
          </table:table-cell>
          <table:table-cell office:value-type="string" table:style-name="ce1">
            <text:p>analista</text:p>
          </table:table-cell>
          <table:table-cell office:value-type="float" office:value="22" table:style-name="ce42">
            <text:p>22</text:p>
          </table:table-cell>
          <table:table-cell office:value-type="float" office:value="8" table:style-name="ce42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86,22,8)," table:formula="of:=CONCATENATE(&quot;('&quot;;[.O147];&quot;','&quot;;[.P147];&quot;','&quot;;[.K147];&quot;',&quot;;[.J147];&quot;,&quot;;[.L147];&quot;,&quot;;[.M147];&quot;),&quot;)" table:style-name="ce1">
            <text:p>('2034-01-05 01:00:00','2035-03-09 07:00:00','analista',86,22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Venancio'</text:p>
          </table:table-cell>
          <table:table-cell office:value-type="string" table:style-name="ce3">
            <text:p>'Miramontes'</text:p>
          </table:table-cell>
          <table:table-cell office:value-type="string" table:style-name="ce39">
            <text:p>1989-04-24</text:p>
          </table:table-cell>
          <table:table-cell office:value-type="string" table:style-name="ce3">
            <text:p>confidencial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88" table:style-name="ce42">
            <text:p>88</text:p>
          </table:table-cell>
          <table:table-cell office:value-type="float" office:value="88" table:style-name="ce5">
            <text:p>88</text:p>
          </table:table-cell>
          <table:table-cell office:value-type="string" table:style-name="ce1">
            <text:p>analista</text:p>
          </table:table-cell>
          <table:table-cell office:value-type="float" office:value="23" table:style-name="ce42">
            <text:p>23</text:p>
          </table:table-cell>
          <table:table-cell office:value-type="float" office:value="8" table:style-name="ce42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88,23,8)," table:formula="of:=CONCATENATE(&quot;('&quot;;[.O148];&quot;','&quot;;[.P148];&quot;','&quot;;[.K148];&quot;',&quot;;[.J148];&quot;,&quot;;[.L148];&quot;,&quot;;[.M148];&quot;),&quot;)" table:style-name="ce1">
            <text:p>('2034-01-06 01:00:00','2035-03-12 07:00:00','analista',88,23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Vitalicio'</text:p>
          </table:table-cell>
          <table:table-cell office:value-type="string" table:style-name="ce3">
            <text:p>'Bennett'</text:p>
          </table:table-cell>
          <table:table-cell office:value-type="string" table:style-name="ce39">
            <text:p>1989-12-17</text:p>
          </table:table-cell>
          <table:table-cell office:value-type="string" table:style-name="ce3">
            <text:p>no_clasificado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90" table:style-name="ce42">
            <text:p>90</text:p>
          </table:table-cell>
          <table:table-cell office:value-type="float" office:value="90" table:style-name="ce5">
            <text:p>90</text:p>
          </table:table-cell>
          <table:table-cell office:value-type="string" table:style-name="ce1">
            <text:p>analista</text:p>
          </table:table-cell>
          <table:table-cell office:value-type="float" office:value="23" table:style-name="ce42">
            <text:p>23</text:p>
          </table:table-cell>
          <table:table-cell office:value-type="float" office:value="8" table:style-name="ce42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90,23,8)," table:formula="of:=CONCATENATE(&quot;('&quot;;[.O149];&quot;','&quot;;[.P149];&quot;','&quot;;[.K149];&quot;',&quot;;[.J149];&quot;,&quot;;[.L149];&quot;,&quot;;[.M149];&quot;),&quot;)" table:style-name="ce1">
            <text:p>('2034-01-05 01:00:00','2035-03-09 07:00:00','analista',90,23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Ulises'</text:p>
          </table:table-cell>
          <table:table-cell office:value-type="string" table:style-name="ce3">
            <text:p>'Delgadillo'</text:p>
          </table:table-cell>
          <table:table-cell office:value-type="string" table:style-name="ce39">
            <text:p>1988-12-01</text:p>
          </table:table-cell>
          <table:table-cell office:value-type="string" table:style-name="ce3">
            <text:p>confidencial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92" table:style-name="ce42">
            <text:p>92</text:p>
          </table:table-cell>
          <table:table-cell office:value-type="float" office:value="92" table:style-name="ce5">
            <text:p>92</text:p>
          </table:table-cell>
          <table:table-cell office:value-type="string" table:style-name="ce1">
            <text:p>analista</text:p>
          </table:table-cell>
          <table:table-cell office:value-type="float" office:value="24" table:style-name="ce42">
            <text:p>24</text:p>
          </table:table-cell>
          <table:table-cell office:value-type="float" office:value="8" table:style-name="ce42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92,24,8)," table:formula="of:=CONCATENATE(&quot;('&quot;;[.O150];&quot;','&quot;;[.P150];&quot;','&quot;;[.K150];&quot;',&quot;;[.J150];&quot;,&quot;;[.L150];&quot;,&quot;;[.M150];&quot;),&quot;)" table:style-name="ce1">
            <text:p>('2034-01-06 01:00:00','2035-03-12 07:00:00','analista',92,24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onstancia'</text:p>
          </table:table-cell>
          <table:table-cell office:value-type="string" table:style-name="ce3">
            <text:p>'Olivo'</text:p>
          </table:table-cell>
          <table:table-cell office:value-type="string" table:style-name="ce39">
            <text:p>1990-08-28</text:p>
          </table:table-cell>
          <table:table-cell office:value-type="string" table:style-name="ce3">
            <text:p>no_clasificado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4" table:style-name="ce42">
            <text:p>94</text:p>
          </table:table-cell>
          <table:table-cell office:value-type="float" office:value="94" table:style-name="ce5">
            <text:p>94</text:p>
          </table:table-cell>
          <table:table-cell office:value-type="string" table:style-name="ce1">
            <text:p>analista</text:p>
          </table:table-cell>
          <table:table-cell office:value-type="float" office:value="25" table:style-name="ce42">
            <text:p>25</text:p>
          </table:table-cell>
          <table:table-cell office:value-type="float" office:value="9" table:style-name="ce42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94,25,9)," table:formula="of:=CONCATENATE(&quot;('&quot;;[.O151];&quot;','&quot;;[.P151];&quot;','&quot;;[.K151];&quot;',&quot;;[.J151];&quot;,&quot;;[.L151];&quot;,&quot;;[.M151];&quot;),&quot;)" table:style-name="ce1">
            <text:p>('2034-01-05 01:00:00','2035-03-09 07:00:00','analista',94,25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Gabriela'</text:p>
          </table:table-cell>
          <table:table-cell office:value-type="string" table:style-name="ce3">
            <text:p>'Vallejo'</text:p>
          </table:table-cell>
          <table:table-cell office:value-type="string" table:style-name="ce39">
            <text:p>1983-09-16</text:p>
          </table:table-cell>
          <table:table-cell office:value-type="string" table:style-name="ce3">
            <text:p>confidencial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6" table:style-name="ce42">
            <text:p>96</text:p>
          </table:table-cell>
          <table:table-cell office:value-type="float" office:value="96" table:style-name="ce5">
            <text:p>96</text:p>
          </table:table-cell>
          <table:table-cell office:value-type="string" table:style-name="ce1">
            <text:p>analista</text:p>
          </table:table-cell>
          <table:table-cell office:value-type="float" office:value="25" table:style-name="ce42">
            <text:p>25</text:p>
          </table:table-cell>
          <table:table-cell office:value-type="float" office:value="9" table:style-name="ce42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96,25,9)," table:formula="of:=CONCATENATE(&quot;('&quot;;[.O152];&quot;','&quot;;[.P152];&quot;','&quot;;[.K152];&quot;',&quot;;[.J152];&quot;,&quot;;[.L152];&quot;,&quot;;[.M152];&quot;),&quot;)" table:style-name="ce1">
            <text:p>('2034-01-06 01:00:00','2035-03-12 07:00:00','analista',96,25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Heidi'</text:p>
          </table:table-cell>
          <table:table-cell office:value-type="string" table:style-name="ce3">
            <text:p>'Luciano'</text:p>
          </table:table-cell>
          <table:table-cell office:value-type="string" table:style-name="ce39">
            <text:p>1999-09-15</text:p>
          </table:table-cell>
          <table:table-cell office:value-type="string" table:style-name="ce3">
            <text:p>no_clasificado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8" table:style-name="ce42">
            <text:p>98</text:p>
          </table:table-cell>
          <table:table-cell office:value-type="float" office:value="98" table:style-name="ce5">
            <text:p>98</text:p>
          </table:table-cell>
          <table:table-cell office:value-type="string" table:style-name="ce1">
            <text:p>analista</text:p>
          </table:table-cell>
          <table:table-cell office:value-type="float" office:value="26" table:style-name="ce42">
            <text:p>26</text:p>
          </table:table-cell>
          <table:table-cell office:value-type="float" office:value="9" table:style-name="ce42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98,26,9)," table:formula="of:=CONCATENATE(&quot;('&quot;;[.O153];&quot;','&quot;;[.P153];&quot;','&quot;;[.K153];&quot;',&quot;;[.J153];&quot;,&quot;;[.L153];&quot;,&quot;;[.M153];&quot;),&quot;)" table:style-name="ce1">
            <text:p>('2034-01-05 01:00:00','2035-03-09 07:00:00','analista',98,26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Waldetrudis'</text:p>
          </table:table-cell>
          <table:table-cell office:value-type="string" table:style-name="ce3">
            <text:p>'Angulo'</text:p>
          </table:table-cell>
          <table:table-cell office:value-type="string" table:style-name="ce39">
            <text:p>1991-05-25</text:p>
          </table:table-cell>
          <table:table-cell office:value-type="string" table:style-name="ce3">
            <text:p>confidencial</text:p>
          </table:table-cell>
          <table:table-cell office:value-type="float" office:value="36" table:style-name="ce3">
            <text:p>36</text:p>
          </table:table-cell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100" table:style-name="ce42">
            <text:p>100</text:p>
          </table:table-cell>
          <table:table-cell office:value-type="float" office:value="100" table:style-name="ce5">
            <text:p>100</text:p>
          </table:table-cell>
          <table:table-cell office:value-type="string" table:style-name="ce1">
            <text:p>analista</text:p>
          </table:table-cell>
          <table:table-cell office:value-type="float" office:value="27" table:style-name="ce42">
            <text:p>27</text:p>
          </table:table-cell>
          <table:table-cell office:value-type="float" office:value="9" table:style-name="ce42">
            <text:p>9</text:p>
          </table:table-cell>
          <table:table-cell office:value-type="float" office:value="37" table:style-name="ce4">
            <text:p>37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100,27,9)," table:formula="of:=CONCATENATE(&quot;('&quot;;[.O154];&quot;','&quot;;[.P154];&quot;','&quot;;[.K154];&quot;',&quot;;[.J154];&quot;,&quot;;[.L154];&quot;,&quot;;[.M154];&quot;),&quot;)" table:style-name="ce1">
            <text:p>('2034-01-06 01:00:00','2035-03-12 07:00:00','analista',100,27,9),</text:p>
          </table:table-cell>
          <table:table-cell table:number-columns-repeated="16367"/>
        </table:table-row>
        <table:table-row table:style-name="ro7">
          <table:table-cell office:value-type="string" table:style-name="ce47">
            <text:p>'Marcelo'</text:p>
          </table:table-cell>
          <table:table-cell office:value-type="string" table:style-name="ce47">
            <text:p>'Parada'</text:p>
          </table:table-cell>
          <table:table-cell office:value-type="string" table:style-name="ce49">
            <text:p>1984-12-24</text:p>
          </table:table-cell>
          <table:table-cell office:value-type="string" table:style-name="ce47">
            <text:p>no_clasificado</text:p>
          </table:table-cell>
          <table:table-cell office:value-type="float" office:value="36" table:style-name="ce3">
            <text:p>36</text:p>
          </table:table-cell>
          <table:table-cell office:value-type="string" table:style-name="ce17">
            <text:p>Gold Coast</text:p>
          </table:table-cell>
          <table:table-cell office:value-type="string" table:style-name="ce18">
            <text:p>Australia</text:p>
          </table:table-cell>
          <table:table-cell table:style-name="ce47"/>
          <table:table-cell office:value-type="float" office:value="102" table:style-name="ce42">
            <text:p>102</text:p>
          </table:table-cell>
          <table:table-cell office:value-type="float" office:value="102" table:style-name="ce19">
            <text:p>102</text:p>
          </table:table-cell>
          <table:table-cell office:value-type="string" table:style-name="ce20">
            <text:p>analista</text:p>
          </table:table-cell>
          <table:table-cell office:value-type="float" office:value="27" table:style-name="ce42">
            <text:p>27</text:p>
          </table:table-cell>
          <table:table-cell office:value-type="float" office:value="9" table:style-name="ce42">
            <text:p>9</text:p>
          </table:table-cell>
          <table:table-cell office:value-type="float" office:value="37" table:style-name="ce4">
            <text:p>37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102,27,9)," table:formula="of:=CONCATENATE(&quot;('&quot;;[.O155];&quot;','&quot;;[.P155];&quot;','&quot;;[.K155];&quot;',&quot;;[.J155];&quot;,&quot;;[.L155];&quot;,&quot;;[.M155];&quot;),&quot;)" table:style-name="ce1">
            <text:p>('2034-01-05 01:00:00','2035-03-09 07:00:00','analista',102,27,9),</text:p>
          </table:table-cell>
          <table:table-cell table:number-columns-repeated="16367"/>
        </table:table-row>
        <table:table-row table:style-name="ro7">
          <table:table-cell table:number-columns-repeated="4" table:style-name="ce50"/>
          <table:table-cell table:number-columns-repeated="3" table:style-name="ce28"/>
          <table:table-cell table:style-name="ce50"/>
          <table:table-cell office:value-type="float" office:value="103" table:style-name="ce51">
            <text:p>103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analista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float" office:value="11" table:style-name="ce52">
            <text:p>11</text:p>
          </table:table-cell>
          <table:table-cell office:value-type="string" table:style-name="ce46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1,1,1)," table:formula="of:=CONCATENATE(&quot;('&quot;;[.O156];&quot;','&quot;;[.P156];&quot;','&quot;;[.K156];&quot;',&quot;;[.J156];&quot;,&quot;;[.L156];&quot;,&quot;;[.M156];&quot;),&quot;)" table:style-name="ce1">
            <text:p>('2035-03-09 07:00:00','null','analista',1,1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5" table:style-name="ce42">
            <text:p>10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alista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3,1,1)," table:formula="of:=CONCATENATE(&quot;('&quot;;[.O157];&quot;','&quot;;[.P157];&quot;','&quot;;[.K157];&quot;',&quot;;[.J157];&quot;,&quot;;[.L157];&quot;,&quot;;[.M157];&quot;),&quot;)" table:style-name="ce1">
            <text:p>('2035-03-12 07:00:00','null','analista',3,1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7" table:style-name="ce42">
            <text:p>10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alista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5,2,1)," table:formula="of:=CONCATENATE(&quot;('&quot;;[.O158];&quot;','&quot;;[.P158];&quot;','&quot;;[.K158];&quot;',&quot;;[.J158];&quot;,&quot;;[.L158];&quot;,&quot;;[.M158];&quot;),&quot;)" table:style-name="ce1">
            <text:p>('2035-03-09 07:00:00','null','analista',5,2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9" table:style-name="ce42">
            <text:p>10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nalista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7,2,1)," table:formula="of:=CONCATENATE(&quot;('&quot;;[.O159];&quot;','&quot;;[.P159];&quot;','&quot;;[.K159];&quot;',&quot;;[.J159];&quot;,&quot;;[.L159];&quot;,&quot;;[.M159];&quot;),&quot;)" table:style-name="ce1">
            <text:p>('2035-03-12 07:00:00','null','analista',7,2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1" table:style-name="ce42">
            <text:p>11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analista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9,3,1)," table:formula="of:=CONCATENATE(&quot;('&quot;;[.O160];&quot;','&quot;;[.P160];&quot;','&quot;;[.K160];&quot;',&quot;;[.J160];&quot;,&quot;;[.L160];&quot;,&quot;;[.M160];&quot;),&quot;)" table:style-name="ce1">
            <text:p>('2035-03-09 07:00:00','null','analista',9,3,1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13" table:style-name="ce42">
            <text:p>11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analista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11,3,1)," table:formula="of:=CONCATENATE(&quot;('&quot;;[.O161];&quot;','&quot;;[.P161];&quot;','&quot;;[.K161];&quot;',&quot;;[.J161];&quot;,&quot;;[.L161];&quot;,&quot;;[.M161];&quot;),&quot;)" table:style-name="ce1">
            <text:p>('2035-03-12 07:00:00','null','analista',11,3,1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15" table:style-name="ce42">
            <text:p>11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analista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13,4,2)," table:formula="of:=CONCATENATE(&quot;('&quot;;[.O162];&quot;','&quot;;[.P162];&quot;','&quot;;[.K162];&quot;',&quot;;[.J162];&quot;,&quot;;[.L162];&quot;,&quot;;[.M162];&quot;),&quot;)" table:style-name="ce1">
            <text:p>('2035-03-09 07:00:00','null','analista',13,4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17" table:style-name="ce42">
            <text:p>11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analista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15,4,2)," table:formula="of:=CONCATENATE(&quot;('&quot;;[.O163];&quot;','&quot;;[.P163];&quot;','&quot;;[.K163];&quot;',&quot;;[.J163];&quot;,&quot;;[.L163];&quot;,&quot;;[.M163];&quot;),&quot;)" table:style-name="ce1">
            <text:p>('2035-03-12 07:00:00','null','analista',15,4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19" table:style-name="ce42">
            <text:p>11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analista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17,5,2)," table:formula="of:=CONCATENATE(&quot;('&quot;;[.O164];&quot;','&quot;;[.P164];&quot;','&quot;;[.K164];&quot;',&quot;;[.J164];&quot;,&quot;;[.L164];&quot;,&quot;;[.M164];&quot;),&quot;)" table:style-name="ce1">
            <text:p>('2035-03-09 07:00:00','null','analista',17,5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1" table:style-name="ce42">
            <text:p>12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analista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19,5,2)," table:formula="of:=CONCATENATE(&quot;('&quot;;[.O165];&quot;','&quot;;[.P165];&quot;','&quot;;[.K165];&quot;',&quot;;[.J165];&quot;,&quot;;[.L165];&quot;,&quot;;[.M165];&quot;),&quot;)" table:style-name="ce1">
            <text:p>('2035-03-12 07:00:00','null','analista',19,5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3" table:style-name="ce42">
            <text:p>12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nalista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21,6,2)," table:formula="of:=CONCATENATE(&quot;('&quot;;[.O166];&quot;','&quot;;[.P166];&quot;','&quot;;[.K166];&quot;',&quot;;[.J166];&quot;,&quot;;[.L166];&quot;,&quot;;[.M166];&quot;),&quot;)" table:style-name="ce1">
            <text:p>('2035-03-09 07:00:00','null','analista',21,6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5" table:style-name="ce42">
            <text:p>12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analista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23,6,2)," table:formula="of:=CONCATENATE(&quot;('&quot;;[.O167];&quot;','&quot;;[.P167];&quot;','&quot;;[.K167];&quot;',&quot;;[.J167];&quot;,&quot;;[.L167];&quot;,&quot;;[.M167];&quot;),&quot;)" table:style-name="ce1">
            <text:p>('2035-03-12 07:00:00','null','analista',23,6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7" table:style-name="ce42">
            <text:p>12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analista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25,7,3)," table:formula="of:=CONCATENATE(&quot;('&quot;;[.O168];&quot;','&quot;;[.P168];&quot;','&quot;;[.K168];&quot;',&quot;;[.J168];&quot;,&quot;;[.L168];&quot;,&quot;;[.M168];&quot;),&quot;)" table:style-name="ce1">
            <text:p>('2035-03-09 07:00:00','null','analista',25,7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9" table:style-name="ce42">
            <text:p>1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analista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27,7,3)," table:formula="of:=CONCATENATE(&quot;('&quot;;[.O169];&quot;','&quot;;[.P169];&quot;','&quot;;[.K169];&quot;',&quot;;[.J169];&quot;,&quot;;[.L169];&quot;,&quot;;[.M169];&quot;),&quot;)" table:style-name="ce1">
            <text:p>('2035-03-12 07:00:00','null','analista',27,7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1" table:style-name="ce42">
            <text:p>13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analista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29,8,3)," table:formula="of:=CONCATENATE(&quot;('&quot;;[.O170];&quot;','&quot;;[.P170];&quot;','&quot;;[.K170];&quot;',&quot;;[.J170];&quot;,&quot;;[.L170];&quot;,&quot;;[.M170];&quot;),&quot;)" table:style-name="ce1">
            <text:p>('2035-03-09 07:00:00','null','analista',29,8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3" table:style-name="ce42">
            <text:p>13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analista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31,8,3)," table:formula="of:=CONCATENATE(&quot;('&quot;;[.O171];&quot;','&quot;;[.P171];&quot;','&quot;;[.K171];&quot;',&quot;;[.J171];&quot;,&quot;;[.L171];&quot;,&quot;;[.M171];&quot;),&quot;)" table:style-name="ce1">
            <text:p>('2035-03-12 07:00:00','null','analista',31,8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5" table:style-name="ce42">
            <text:p>13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nalista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33,9,3)," table:formula="of:=CONCATENATE(&quot;('&quot;;[.O172];&quot;','&quot;;[.P172];&quot;','&quot;;[.K172];&quot;',&quot;;[.J172];&quot;,&quot;;[.L172];&quot;,&quot;;[.M172];&quot;),&quot;)" table:style-name="ce1">
            <text:p>('2035-03-09 07:00:00','null','analista',33,9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7" table:style-name="ce42">
            <text:p>13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analista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35,9,3)," table:formula="of:=CONCATENATE(&quot;('&quot;;[.O173];&quot;','&quot;;[.P173];&quot;','&quot;;[.K173];&quot;',&quot;;[.J173];&quot;,&quot;;[.L173];&quot;,&quot;;[.M173];&quot;),&quot;)" table:style-name="ce1">
            <text:p>('2035-03-12 07:00:00','null','analista',35,9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9" table:style-name="ce42">
            <text:p>13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analista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37,10,4)," table:formula="of:=CONCATENATE(&quot;('&quot;;[.O174];&quot;','&quot;;[.P174];&quot;','&quot;;[.K174];&quot;',&quot;;[.J174];&quot;,&quot;;[.L174];&quot;,&quot;;[.M174];&quot;),&quot;)" table:style-name="ce1">
            <text:p>('2035-03-09 07:00:00','null','analista',37,10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1" table:style-name="ce42">
            <text:p>14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analista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39,10,4)," table:formula="of:=CONCATENATE(&quot;('&quot;;[.O175];&quot;','&quot;;[.P175];&quot;','&quot;;[.K175];&quot;',&quot;;[.J175];&quot;,&quot;;[.L175];&quot;,&quot;;[.M175];&quot;),&quot;)" table:style-name="ce1">
            <text:p>('2035-03-12 07:00:00','null','analista',39,10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3" table:style-name="ce42">
            <text:p>14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analista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41,11,4)," table:formula="of:=CONCATENATE(&quot;('&quot;;[.O176];&quot;','&quot;;[.P176];&quot;','&quot;;[.K176];&quot;',&quot;;[.J176];&quot;,&quot;;[.L176];&quot;,&quot;;[.M176];&quot;),&quot;)" table:style-name="ce1">
            <text:p>('2035-03-09 07:00:00','null','analista',41,11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5" table:style-name="ce42">
            <text:p>145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analista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43,11,4)," table:formula="of:=CONCATENATE(&quot;('&quot;;[.O177];&quot;','&quot;;[.P177];&quot;','&quot;;[.K177];&quot;',&quot;;[.J177];&quot;,&quot;;[.L177];&quot;,&quot;;[.M177];&quot;),&quot;)" table:style-name="ce1">
            <text:p>('2035-03-12 07:00:00','null','analista',43,11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7" table:style-name="ce42">
            <text:p>147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analista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45,12,4)," table:formula="of:=CONCATENATE(&quot;('&quot;;[.O178];&quot;','&quot;;[.P178];&quot;','&quot;;[.K178];&quot;',&quot;;[.J178];&quot;,&quot;;[.L178];&quot;,&quot;;[.M178];&quot;),&quot;)" table:style-name="ce1">
            <text:p>('2035-03-09 07:00:00','null','analista',45,12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9" table:style-name="ce42">
            <text:p>14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analista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47,12,4)," table:formula="of:=CONCATENATE(&quot;('&quot;;[.O179];&quot;','&quot;;[.P179];&quot;','&quot;;[.K179];&quot;',&quot;;[.J179];&quot;,&quot;;[.L179];&quot;,&quot;;[.M179];&quot;),&quot;)" table:style-name="ce1">
            <text:p>('2035-03-12 07:00:00','null','analista',47,12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1" table:style-name="ce42">
            <text:p>15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analista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49,13,5)," table:formula="of:=CONCATENATE(&quot;('&quot;;[.O180];&quot;','&quot;;[.P180];&quot;','&quot;;[.K180];&quot;',&quot;;[.J180];&quot;,&quot;;[.L180];&quot;,&quot;;[.M180];&quot;),&quot;)" table:style-name="ce1">
            <text:p>('2035-03-09 07:00:00','null','analista',49,13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3" table:style-name="ce42">
            <text:p>15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analista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51,13,5)," table:formula="of:=CONCATENATE(&quot;('&quot;;[.O181];&quot;','&quot;;[.P181];&quot;','&quot;;[.K181];&quot;',&quot;;[.J181];&quot;,&quot;;[.L181];&quot;,&quot;;[.M181];&quot;),&quot;)" table:style-name="ce1">
            <text:p>('2035-03-12 07:00:00','null','analista',51,13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5" table:style-name="ce42">
            <text:p>15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analista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53,14,5)," table:formula="of:=CONCATENATE(&quot;('&quot;;[.O182];&quot;','&quot;;[.P182];&quot;','&quot;;[.K182];&quot;',&quot;;[.J182];&quot;,&quot;;[.L182];&quot;,&quot;;[.M182];&quot;),&quot;)" table:style-name="ce1">
            <text:p>('2035-03-09 07:00:00','null','analista',53,14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7" table:style-name="ce42">
            <text:p>157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analista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55,14,5)," table:formula="of:=CONCATENATE(&quot;('&quot;;[.O183];&quot;','&quot;;[.P183];&quot;','&quot;;[.K183];&quot;',&quot;;[.J183];&quot;,&quot;;[.L183];&quot;,&quot;;[.M183];&quot;),&quot;)" table:style-name="ce1">
            <text:p>('2035-03-12 07:00:00','null','analista',55,14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9" table:style-name="ce42">
            <text:p>15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analista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57,15,5)," table:formula="of:=CONCATENATE(&quot;('&quot;;[.O184];&quot;','&quot;;[.P184];&quot;','&quot;;[.K184];&quot;',&quot;;[.J184];&quot;,&quot;;[.L184];&quot;,&quot;;[.M184];&quot;),&quot;)" table:style-name="ce1">
            <text:p>('2035-03-09 07:00:00','null','analista',57,15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1" table:style-name="ce42">
            <text:p>16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analista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59,15,5)," table:formula="of:=CONCATENATE(&quot;('&quot;;[.O185];&quot;','&quot;;[.P185];&quot;','&quot;;[.K185];&quot;',&quot;;[.J185];&quot;,&quot;;[.L185];&quot;,&quot;;[.M185];&quot;),&quot;)" table:style-name="ce1">
            <text:p>('2035-03-12 07:00:00','null','analista',59,15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3" table:style-name="ce42">
            <text:p>16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analista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61,16,6)," table:formula="of:=CONCATENATE(&quot;('&quot;;[.O186];&quot;','&quot;;[.P186];&quot;','&quot;;[.K186];&quot;',&quot;;[.J186];&quot;,&quot;;[.L186];&quot;,&quot;;[.M186];&quot;),&quot;)" table:style-name="ce1">
            <text:p>('2035-03-09 07:00:00','null','analista',61,16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5" table:style-name="ce42">
            <text:p>16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analista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63,16,6)," table:formula="of:=CONCATENATE(&quot;('&quot;;[.O187];&quot;','&quot;;[.P187];&quot;','&quot;;[.K187];&quot;',&quot;;[.J187];&quot;,&quot;;[.L187];&quot;,&quot;;[.M187];&quot;),&quot;)" table:style-name="ce1">
            <text:p>('2035-03-12 07:00:00','null','analista',63,16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7" table:style-name="ce42">
            <text:p>167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analista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65,17,6)," table:formula="of:=CONCATENATE(&quot;('&quot;;[.O188];&quot;','&quot;;[.P188];&quot;','&quot;;[.K188];&quot;',&quot;;[.J188];&quot;,&quot;;[.L188];&quot;,&quot;;[.M188];&quot;),&quot;)" table:style-name="ce1">
            <text:p>('2035-03-09 07:00:00','null','analista',65,17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9" table:style-name="ce42">
            <text:p>169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analista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67,17,6)," table:formula="of:=CONCATENATE(&quot;('&quot;;[.O189];&quot;','&quot;;[.P189];&quot;','&quot;;[.K189];&quot;',&quot;;[.J189];&quot;,&quot;;[.L189];&quot;,&quot;;[.M189];&quot;),&quot;)" table:style-name="ce1">
            <text:p>('2035-03-12 07:00:00','null','analista',67,17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1" table:style-name="ce42">
            <text:p>171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analista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69,18,6)," table:formula="of:=CONCATENATE(&quot;('&quot;;[.O190];&quot;','&quot;;[.P190];&quot;','&quot;;[.K190];&quot;',&quot;;[.J190];&quot;,&quot;;[.L190];&quot;,&quot;;[.M190];&quot;),&quot;)" table:style-name="ce1">
            <text:p>('2035-03-09 07:00:00','null','analista',69,18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3" table:style-name="ce42">
            <text:p>173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analista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71,18,6)," table:formula="of:=CONCATENATE(&quot;('&quot;;[.O191];&quot;','&quot;;[.P191];&quot;','&quot;;[.K191];&quot;',&quot;;[.J191];&quot;,&quot;;[.L191];&quot;,&quot;;[.M191];&quot;),&quot;)" table:style-name="ce1">
            <text:p>('2035-03-12 07:00:00','null','analista',71,18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5" table:style-name="ce42">
            <text:p>175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analista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73,19,7)," table:formula="of:=CONCATENATE(&quot;('&quot;;[.O192];&quot;','&quot;;[.P192];&quot;','&quot;;[.K192];&quot;',&quot;;[.J192];&quot;,&quot;;[.L192];&quot;,&quot;;[.M192];&quot;),&quot;)" table:style-name="ce1">
            <text:p>('2035-03-09 07:00:00','null','analista',73,19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77" table:style-name="ce42">
            <text:p>177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analista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75,19,7)," table:formula="of:=CONCATENATE(&quot;('&quot;;[.O193];&quot;','&quot;;[.P193];&quot;','&quot;;[.K193];&quot;',&quot;;[.J193];&quot;,&quot;;[.L193];&quot;,&quot;;[.M193];&quot;),&quot;)" table:style-name="ce1">
            <text:p>('2035-03-12 07:00:00','null','analista',75,19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79" table:style-name="ce42">
            <text:p>179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analista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77,20,7)," table:formula="of:=CONCATENATE(&quot;('&quot;;[.O194];&quot;','&quot;;[.P194];&quot;','&quot;;[.K194];&quot;',&quot;;[.J194];&quot;,&quot;;[.L194];&quot;,&quot;;[.M194];&quot;),&quot;)" table:style-name="ce1">
            <text:p>('2035-03-09 07:00:00','null','analista',77,20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81" table:style-name="ce42">
            <text:p>18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analista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79,20,7)," table:formula="of:=CONCATENATE(&quot;('&quot;;[.O195];&quot;','&quot;;[.P195];&quot;','&quot;;[.K195];&quot;',&quot;;[.J195];&quot;,&quot;;[.L195];&quot;,&quot;;[.M195];&quot;),&quot;)" table:style-name="ce1">
            <text:p>('2035-03-12 07:00:00','null','analista',79,20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83" table:style-name="ce42">
            <text:p>183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analista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81,21,7)," table:formula="of:=CONCATENATE(&quot;('&quot;;[.O196];&quot;','&quot;;[.P196];&quot;','&quot;;[.K196];&quot;',&quot;;[.J196];&quot;,&quot;;[.L196];&quot;,&quot;;[.M196];&quot;),&quot;)" table:style-name="ce1">
            <text:p>('2035-03-09 07:00:00','null','analista',81,21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85" table:style-name="ce42">
            <text:p>185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analista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83,21,7)," table:formula="of:=CONCATENATE(&quot;('&quot;;[.O197];&quot;','&quot;;[.P197];&quot;','&quot;;[.K197];&quot;',&quot;;[.J197];&quot;,&quot;;[.L197];&quot;,&quot;;[.M197];&quot;),&quot;)" table:style-name="ce1">
            <text:p>('2035-03-12 07:00:00','null','analista',83,21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87" table:style-name="ce42">
            <text:p>18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analista</text:p>
          </table:table-cell>
          <table:table-cell office:value-type="float" office:value="22" table:style-name="ce42">
            <text:p>22</text:p>
          </table:table-cell>
          <table:table-cell office:value-type="float" office:value="8" table:style-name="ce42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85,22,8)," table:formula="of:=CONCATENATE(&quot;('&quot;;[.O198];&quot;','&quot;;[.P198];&quot;','&quot;;[.K198];&quot;',&quot;;[.J198];&quot;,&quot;;[.L198];&quot;,&quot;;[.M198];&quot;),&quot;)" table:style-name="ce1">
            <text:p>('2035-03-09 07:00:00','null','analista',85,22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89" table:style-name="ce42">
            <text:p>189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analista</text:p>
          </table:table-cell>
          <table:table-cell office:value-type="float" office:value="22" table:style-name="ce42">
            <text:p>22</text:p>
          </table:table-cell>
          <table:table-cell office:value-type="float" office:value="8" table:style-name="ce42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87,22,8)," table:formula="of:=CONCATENATE(&quot;('&quot;;[.O199];&quot;','&quot;;[.P199];&quot;','&quot;;[.K199];&quot;',&quot;;[.J199];&quot;,&quot;;[.L199];&quot;,&quot;;[.M199];&quot;),&quot;)" table:style-name="ce1">
            <text:p>('2035-03-12 07:00:00','null','analista',87,22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1" table:style-name="ce42">
            <text:p>19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analista</text:p>
          </table:table-cell>
          <table:table-cell office:value-type="float" office:value="23" table:style-name="ce42">
            <text:p>23</text:p>
          </table:table-cell>
          <table:table-cell office:value-type="float" office:value="8" table:style-name="ce42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89,23,8)," table:formula="of:=CONCATENATE(&quot;('&quot;;[.O200];&quot;','&quot;;[.P200];&quot;','&quot;;[.K200];&quot;',&quot;;[.J200];&quot;,&quot;;[.L200];&quot;,&quot;;[.M200];&quot;),&quot;)" table:style-name="ce1">
            <text:p>('2035-03-09 07:00:00','null','analista',89,23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3" table:style-name="ce42">
            <text:p>193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analista</text:p>
          </table:table-cell>
          <table:table-cell office:value-type="float" office:value="24" table:style-name="ce42">
            <text:p>24</text:p>
          </table:table-cell>
          <table:table-cell office:value-type="float" office:value="8" table:style-name="ce42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91,24,8)," table:formula="of:=CONCATENATE(&quot;('&quot;;[.O201];&quot;','&quot;;[.P201];&quot;','&quot;;[.K201];&quot;',&quot;;[.J201];&quot;,&quot;;[.L201];&quot;,&quot;;[.M201];&quot;),&quot;)" table:style-name="ce1">
            <text:p>('2035-03-12 07:00:00','null','analista',91,24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5" table:style-name="ce42">
            <text:p>195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analista</text:p>
          </table:table-cell>
          <table:table-cell office:value-type="float" office:value="24" table:style-name="ce42">
            <text:p>24</text:p>
          </table:table-cell>
          <table:table-cell office:value-type="float" office:value="8" table:style-name="ce42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93,24,8)," table:formula="of:=CONCATENATE(&quot;('&quot;;[.O202];&quot;','&quot;;[.P202];&quot;','&quot;;[.K202];&quot;',&quot;;[.J202];&quot;,&quot;;[.L202];&quot;,&quot;;[.M202];&quot;),&quot;)" table:style-name="ce1">
            <text:p>('2035-03-09 07:00:00','null','analista',93,24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7" table:style-name="ce42">
            <text:p>197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analista</text:p>
          </table:table-cell>
          <table:table-cell office:value-type="float" office:value="25" table:style-name="ce42">
            <text:p>25</text:p>
          </table:table-cell>
          <table:table-cell office:value-type="float" office:value="9" table:style-name="ce42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95,25,9)," table:formula="of:=CONCATENATE(&quot;('&quot;;[.O203];&quot;','&quot;;[.P203];&quot;','&quot;;[.K203];&quot;',&quot;;[.J203];&quot;,&quot;;[.L203];&quot;,&quot;;[.M203];&quot;),&quot;)" table:style-name="ce1">
            <text:p>('2035-03-12 07:00:00','null','analista',95,25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9" table:style-name="ce42">
            <text:p>199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analista</text:p>
          </table:table-cell>
          <table:table-cell office:value-type="float" office:value="26" table:style-name="ce42">
            <text:p>26</text:p>
          </table:table-cell>
          <table:table-cell office:value-type="float" office:value="9" table:style-name="ce42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97,26,9)," table:formula="of:=CONCATENATE(&quot;('&quot;;[.O204];&quot;','&quot;;[.P204];&quot;','&quot;;[.K204];&quot;',&quot;;[.J204];&quot;,&quot;;[.L204];&quot;,&quot;;[.M204];&quot;),&quot;)" table:style-name="ce1">
            <text:p>('2035-03-09 07:00:00','null','analista',97,26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201" table:style-name="ce42">
            <text:p>20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analista</text:p>
          </table:table-cell>
          <table:table-cell office:value-type="float" office:value="26" table:style-name="ce42">
            <text:p>26</text:p>
          </table:table-cell>
          <table:table-cell office:value-type="float" office:value="9" table:style-name="ce42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99,26,9)," table:formula="of:=CONCATENATE(&quot;('&quot;;[.O205];&quot;','&quot;;[.P205];&quot;','&quot;;[.K205];&quot;',&quot;;[.J205];&quot;,&quot;;[.L205];&quot;,&quot;;[.M205];&quot;),&quot;)" table:style-name="ce1">
            <text:p>('2035-03-12 07:00:00','null','analista',99,26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203" table:style-name="ce42">
            <text:p>203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analista</text:p>
          </table:table-cell>
          <table:table-cell office:value-type="float" office:value="27" table:style-name="ce42">
            <text:p>27</text:p>
          </table:table-cell>
          <table:table-cell office:value-type="float" office:value="9" table:style-name="ce42">
            <text:p>9</text:p>
          </table:table-cell>
          <table:table-cell office:value-type="float" office:value="37" table:style-name="ce4">
            <text:p>37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101,27,9)," table:formula="of:=CONCATENATE(&quot;('&quot;;[.O206];&quot;','&quot;;[.P206];&quot;','&quot;;[.K206];&quot;',&quot;;[.J206];&quot;,&quot;;[.L206];&quot;,&quot;;[.M206];&quot;),&quot;)" table:style-name="ce1">
            <text:p>('2035-03-09 07:00:00','null','analista',101,27,9),</text:p>
          </table:table-cell>
          <table:table-cell table:number-columns-repeated="16367" table:style-name="ce20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table:style-name="ce42"/>
          <table:table-cell table:number-columns-repeated="2" table:style-name="ce1"/>
          <table:table-cell table:style-name="ce48"/>
          <table:table-cell table:style-name="ce42"/>
          <table:table-cell table:style-name="ce4"/>
          <table:table-cell table:number-columns-repeated="16370" table:style-name="ce1"/>
        </table:table-row>
        <table:table-row table:number-rows-repeated="1048369" table:style-name="ro7">
          <table:table-cell table:number-columns-repeated="16384"/>
        </table:table-row>
      </table:table>
      <table:table table:name="Hoja1" table:style-name="ta4">
        <table:table-column table:style-name="co7" table:number-columns-repeated="3" table:default-cell-style-name="ce1"/>
        <table:table-column table:style-name="co50" table:default-cell-style-name="ce1"/>
        <table:table-column table:style-name="co2" table:default-cell-style-name="ce1"/>
        <table:table-column table:style-name="co7" table:number-columns-repeated="6" table:default-cell-style-name="ce1"/>
        <table:table-column table:style-name="co2" table:default-cell-style-name="ce1"/>
        <table:table-column table:style-name="co7" table:number-columns-repeated="2" table:default-cell-style-name="ce1"/>
        <table:table-column table:style-name="co67" table:default-cell-style-name="ce1"/>
        <table:table-column table:style-name="co7" table:number-columns-repeated="16369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id</text:p>
          </table:table-cell>
          <table:table-cell office:value-type="string" table:style-name="ce1">
            <text:p><text:s/>fecha_obtencion</text:p>
          </table:table-cell>
          <table:table-cell office:value-type="string" table:style-name="ce1">
            <text:p><text:s/>cant_analistas_verifican</text:p>
          </table:table-cell>
          <table:table-cell table:style-name="ce1"/>
          <table:table-cell office:value-type="string" table:style-name="ce1">
            <text:p><text:s/>nivel_confiabilidad_inicial</text:p>
          </table:table-cell>
          <table:table-cell table:number-columns-repeated="3" table:style-name="ce1"/>
          <table:table-cell office:value-type="string" table:style-name="ce1">
            <text:p>fecha_hora</text:p>
          </table:table-cell>
          <table:table-cell office:value-type="string" table:style-name="ce1">
            <text:p>nivel_confiabilidad</text:p>
          </table:table-cell>
          <table:table-cell office:value-type="string" table:style-name="ce1">
            <text:p>fk_crudo</text:p>
          </table:table-cell>
          <table:table-cell office:value-type="string" table:style-name="ce1">
            <text:p>fk_fecha_inicio_analista</text:p>
          </table:table-cell>
          <table:table-cell office:value-type="string" table:style-name="ce1">
            <text:p>fk_personal_inteligencia_analista</text:p>
          </table:table-cell>
          <table:table-cell office:value-type="string" table:style-name="ce1">
            <text:p>fk_estacion_analista</text:p>
          </table:table-cell>
          <table:table-cell office:value-type="string" table:style-name="ce1">
            <text:p>fk_oficina_principal_analista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" table:style-name="ce1">
            <text:p>1</text:p>
          </table:table-cell>
          <table:table-cell office:value-type="string" table:style-name="ce11">
            <text:p>2034-01-08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string" table:style-name="ce11">
            <text:p>2034-01-05 01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2" table:style-name="ce1">
            <text:p>2</text:p>
          </table:table-cell>
          <table:table-cell office:value-type="string" table:style-name="ce11">
            <text:p>2034-01-09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number-columns-repeated="3" table:style-name="ce1"/>
          <table:table-cell office:value-type="string" table:style-name="ce53">
            <text:p>2034-01-06 01:00:00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string" table:style-name="ce11">
            <text:p>2034-01-06 01:00:0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3" table:style-name="ce1">
            <text:p>3</text:p>
          </table:table-cell>
          <table:table-cell office:value-type="string" table:style-name="ce11">
            <text:p>2034-01-08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1">
            <text:p>2034-01-05 01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4" table:style-name="ce1">
            <text:p>4</text:p>
          </table:table-cell>
          <table:table-cell office:value-type="string" table:style-name="ce11">
            <text:p>2034-01-09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number-columns-repeated="3" table:style-name="ce1"/>
          <table:table-cell office:value-type="string" table:style-name="ce53">
            <text:p>2034-01-05 01:00:0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1">
            <text:p>2034-01-05 01:00:0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-5" table:formula="of:=---5" table:style-name="ce1">
            <text:p>-5</text:p>
          </table:table-cell>
          <table:table-cell office:value-type="string" table:style-name="ce11">
            <text:p>2034-01-10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3" table:style-name="ce1"/>
          <table:table-cell office:value-type="string" table:style-name="ce11">
            <text:p>2034-01-06 01:00:00</text:p>
          </table:table-cell>
          <table:table-cell office:value-type="float" office:value="85" table:style-name="ce1">
            <text:p>85</text:p>
          </table:table-cell>
          <table:table-cell office:value-type="float" office:value="3" table:style-name="ce1">
            <text:p>3</text:p>
          </table:table-cell>
          <table:table-cell office:value-type="string" table:style-name="ce11">
            <text:p>2034-01-06 01:00:0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6" table:style-name="ce1">
            <text:p>6</text:p>
          </table:table-cell>
          <table:table-cell office:value-type="string" table:style-name="ce11">
            <text:p>2034-01-09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3" table:style-name="ce1"/>
          <table:table-cell office:value-type="string" table:style-name="ce53">
            <text:p>2034-01-05 01:00:00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string" table:style-name="ce11">
            <text:p>2034-01-05 01:00:00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7" table:style-name="ce1">
            <text:p>7</text:p>
          </table:table-cell>
          <table:table-cell office:value-type="string" table:style-name="ce11">
            <text:p>2034-01-11 01:00: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string" table:style-name="ce11">
            <text:p>2034-01-05 01:00: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8" table:style-name="ce1">
            <text:p>8</text:p>
          </table:table-cell>
          <table:table-cell office:value-type="string" table:style-name="ce11">
            <text:p>2034-02-10 01:00: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3" table:style-name="ce1"/>
          <table:table-cell office:value-type="string" table:style-name="ce53">
            <text:p>2034-01-06 01:00:0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string" table:style-name="ce11">
            <text:p>2034-01-06 01:00:0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9" table:style-name="ce1">
            <text:p>9</text:p>
          </table:table-cell>
          <table:table-cell office:value-type="string" table:style-name="ce11">
            <text:p>2034-03-05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string" table:style-name="ce11">
            <text:p>2034-01-05 01:00:00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0" table:style-name="ce1">
            <text:p>10</text:p>
          </table:table-cell>
          <table:table-cell office:value-type="string" table:style-name="ce11">
            <text:p>2034-05-06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5" table:style-name="ce1">
            <text:p>75</text:p>
          </table:table-cell>
          <table:table-cell table:number-columns-repeated="3" table:style-name="ce1"/>
          <table:table-cell office:value-type="string" table:style-name="ce53">
            <text:p>2034-01-05 01:00:00</text:p>
          </table:table-cell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string" table:style-name="ce11">
            <text:p>2034-01-05 01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1" table:style-name="ce1">
            <text:p>11</text:p>
          </table:table-cell>
          <table:table-cell office:value-type="string" table:style-name="ce11">
            <text:p>2034-06-05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1">
            <text:p>2034-01-06 01:00:00</text:p>
          </table:table-cell>
          <table:table-cell office:value-type="float" office:value="80" table:style-name="ce1">
            <text:p>80</text:p>
          </table:table-cell>
          <table:table-cell office:value-type="float" office:value="6" table:style-name="ce1">
            <text:p>6</text:p>
          </table:table-cell>
          <table:table-cell office:value-type="string" table:style-name="ce11">
            <text:p>2034-01-06 01:00:00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2" table:style-name="ce1">
            <text:p>12</text:p>
          </table:table-cell>
          <table:table-cell office:value-type="string" table:style-name="ce11">
            <text:p>2034-01-06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3" table:style-name="ce1"/>
          <table:table-cell office:value-type="string" table:style-name="ce53">
            <text:p>2034-01-05 01:00:00</text:p>
          </table:table-cell>
          <table:table-cell office:value-type="float" office:value="85" table:style-name="ce1">
            <text:p>85</text:p>
          </table:table-cell>
          <table:table-cell office:value-type="float" office:value="6" table:style-name="ce1">
            <text:p>6</text:p>
          </table:table-cell>
          <table:table-cell office:value-type="string" table:style-name="ce11">
            <text:p>2034-01-05 01:00:00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3" table:style-name="ce1">
            <text:p>13</text:p>
          </table:table-cell>
          <table:table-cell office:value-type="string" table:style-name="ce11">
            <text:p>2034-01-09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number-columns-repeated="3" table:style-name="ce1"/>
          <table:table-cell office:value-type="string" table:style-name="ce11">
            <text:p>2034-01-06 01:00:00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office:value-type="string" table:style-name="ce11">
            <text:p>2034-01-06 01:00:0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string" table:style-name="ce11">
            <text:p>2034-01-20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number-columns-repeated="3" table:style-name="ce1"/>
          <table:table-cell office:value-type="string" table:style-name="ce11">
            <text:p>2034-01-06 01:00:00</text:p>
          </table:table-cell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office:value-type="string" table:style-name="ce11">
            <text:p>2034-01-06 01:00:0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-15" table:style-name="ce1">
            <text:p>-15</text:p>
          </table:table-cell>
          <table:table-cell office:value-type="string" table:style-name="ce11">
            <text:p>2034-02-14 01:00: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85" table:style-name="ce1">
            <text:p>85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2034-01-05 01:00:00</text:p>
          </table:table-cell>
          <table:table-cell office:value-type="float" office:value="102" table:style-name="ce1">
            <text:p>102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1">
            <text:p>9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string" table:style-name="ce11">
            <text:p>2034-03-19 01:00: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85" table:style-name="ce1">
            <text:p>85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2034-01-05 01:00: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17" table:style-name="ce1">
            <text:p>17</text:p>
          </table:table-cell>
          <table:table-cell office:value-type="string" table:style-name="ce11">
            <text:p>2034-03-12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number-columns-repeated="3" table:style-name="ce1"/>
          <table:table-cell office:value-type="string" table:style-name="ce53">
            <text:p>2034-01-05 01:00:00</text:p>
          </table:table-cell>
          <table:table-cell office:value-type="float" office:value="85" table:style-name="ce1">
            <text:p>85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2034-01-05 01:00:0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18" table:style-name="ce1">
            <text:p>18</text:p>
          </table:table-cell>
          <table:table-cell office:value-type="string" table:style-name="ce11">
            <text:p>2035-01-06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90" table:style-name="ce1">
            <text:p>90</text:p>
          </table:table-cell>
          <table:table-cell office:value-type="float" office:value="9" table:style-name="ce1">
            <text:p>9</text:p>
          </table:table-cell>
          <table:table-cell office:value-type="string" table:style-name="ce11">
            <text:p>2034-01-05 01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string" table:style-name="ce11">
            <text:p>2035-02-14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number-columns-repeated="3" table:style-name="ce1"/>
          <table:table-cell office:value-type="string" table:style-name="ce53">
            <text:p>2034-01-05 01:00:00</text:p>
          </table:table-cell>
          <table:table-cell office:value-type="float" office:value="95" table:style-name="ce1">
            <text:p>95</text:p>
          </table:table-cell>
          <table:table-cell office:value-type="float" office:value="9" table:style-name="ce1">
            <text:p>9</text:p>
          </table:table-cell>
          <table:table-cell office:value-type="string" table:style-name="ce11">
            <text:p>2034-01-05 01:00:0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1">
            <text:p>2034-03-05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number-columns-repeated="3" table:style-name="ce1"/>
          <table:table-cell office:value-type="string" table:style-name="ce11">
            <text:p>2034-01-06 01:00:00</text:p>
          </table:table-cell>
          <table:table-cell office:value-type="float" office:value="75" table:style-name="ce1">
            <text:p>75</text:p>
          </table:table-cell>
          <table:table-cell office:value-type="float" office:value="10" table:style-name="ce1">
            <text:p>10</text:p>
          </table:table-cell>
          <table:table-cell office:value-type="string" table:style-name="ce11">
            <text:p>2034-01-06 01:00:0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21" table:style-name="ce1">
            <text:p>21</text:p>
          </table:table-cell>
          <table:table-cell office:value-type="string" table:style-name="ce11">
            <text:p>2035-01-05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5" table:style-name="ce1">
            <text:p>45</text:p>
          </table:table-cell>
          <table:table-cell table:number-columns-repeated="3" table:style-name="ce1"/>
          <table:table-cell office:value-type="string" table:style-name="ce53">
            <text:p>2034-01-05 01:00:00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string" table:style-name="ce11">
            <text:p>2034-01-05 01:00:00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22" table:style-name="ce1">
            <text:p>22</text:p>
          </table:table-cell>
          <table:table-cell office:value-type="string" table:style-name="ce11">
            <text:p>2034-12-24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90" table:style-name="ce1">
            <text:p>90</text:p>
          </table:table-cell>
          <table:table-cell office:value-type="float" office:value="11" table:style-name="ce1">
            <text:p>11</text:p>
          </table:table-cell>
          <table:table-cell office:value-type="string" table:style-name="ce11">
            <text:p>2034-01-05 01:00:00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23" table:style-name="ce1">
            <text:p>23</text:p>
          </table:table-cell>
          <table:table-cell office:value-type="string" table:style-name="ce11">
            <text:p>2034-11-11 01:00: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number-columns-repeated="3" table:style-name="ce1"/>
          <table:table-cell office:value-type="string" table:style-name="ce53">
            <text:p>2034-01-06 01:00:00</text:p>
          </table:table-cell>
          <table:table-cell office:value-type="float" office:value="90" table:style-name="ce1">
            <text:p>90</text:p>
          </table:table-cell>
          <table:table-cell office:value-type="float" office:value="11" table:style-name="ce1">
            <text:p>11</text:p>
          </table:table-cell>
          <table:table-cell office:value-type="string" table:style-name="ce11">
            <text:p>2034-01-06 01:00:00</text:p>
          </table:table-cell>
          <table:table-cell office:value-type="float" office:value="28" table:style-name="ce1">
            <text:p>28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24" table:style-name="ce1">
            <text:p>24</text:p>
          </table:table-cell>
          <table:table-cell office:value-type="string" table:style-name="ce11">
            <text:p>2035-01-30 01:00: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85" table:style-name="ce1">
            <text:p>85</text:p>
          </table:table-cell>
          <table:table-cell office:value-type="float" office:value="12" table:style-name="ce1">
            <text:p>12</text:p>
          </table:table-cell>
          <table:table-cell office:value-type="string" table:style-name="ce11">
            <text:p>2034-01-05 01:00:00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style-name="ro1">
          <table:table-cell table:number-columns-repeated="11" table:style-name="ce1"/>
          <table:table-cell office:value-type="string" table:style-name="ce53">
            <text:p>2034-01-06 01:00:00</text:p>
          </table:table-cell>
          <table:table-cell office:value-type="float" office:value="85" table:style-name="ce1">
            <text:p>85</text:p>
          </table:table-cell>
          <table:table-cell office:value-type="float" office:value="12" table:style-name="ce1">
            <text:p>12</text:p>
          </table:table-cell>
          <table:table-cell office:value-type="string" table:style-name="ce11">
            <text:p>2034-01-06 01:00:00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style-name="ro1">
          <table:table-cell table:number-columns-repeated="11" table:style-name="ce1"/>
          <table:table-cell office:value-type="string" table:style-name="ce11">
            <text:p>2034-01-06 01:00:00</text:p>
          </table:table-cell>
          <table:table-cell office:value-type="float" office:value="90" table:style-name="ce1">
            <text:p>90</text:p>
          </table:table-cell>
          <table:table-cell office:value-type="float" office:value="13" table:style-name="ce1">
            <text:p>13</text:p>
          </table:table-cell>
          <table:table-cell office:value-type="string" table:style-name="ce11">
            <text:p>2034-01-06 01:00:00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11" table:style-name="ce1"/>
          <table:table-cell office:value-type="string" table:style-name="ce53">
            <text:p>2034-01-05 01:00:00</text:p>
          </table:table-cell>
          <table:table-cell office:value-type="float" office:value="85" table:style-name="ce1">
            <text:p>85</text:p>
          </table:table-cell>
          <table:table-cell office:value-type="float" office:value="13" table:style-name="ce1">
            <text:p>13</text:p>
          </table:table-cell>
          <table:table-cell office:value-type="string" table:style-name="ce11">
            <text:p>2034-01-05 01:00:00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office:value-type="string" table:number-columns-spanned="2" table:number-rows-spanned="1" table:style-name="ce54">
            <text:p>CRUDOS</text:p>
          </table:table-cell>
          <table:covered-table-cell/>
          <table:table-cell table:number-columns-repeated="9" table:style-name="ce1"/>
          <table:table-cell office:value-type="string" table:style-name="ce11">
            <text:p>2034-01-06 01:00:00</text:p>
          </table:table-cell>
          <table:table-cell office:value-type="float" office:value="70" table:style-name="ce1">
            <text:p>70</text:p>
          </table:table-cell>
          <table:table-cell office:value-type="float" office:value="14" table:style-name="ce1">
            <text:p>14</text:p>
          </table:table-cell>
          <table:table-cell office:value-type="string" table:style-name="ce11">
            <text:p>2034-01-06 01:00:00</text:p>
          </table:table-cell>
          <table:table-cell office:value-type="float" office:value="44" table:style-name="ce1">
            <text:p>44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11" table:style-name="ce1"/>
          <table:table-cell office:value-type="string" table:style-name="ce53">
            <text:p>2034-01-05 01:00:00</text:p>
          </table:table-cell>
          <table:table-cell office:value-type="float" office:value="75" table:style-name="ce1">
            <text:p>75</text:p>
          </table:table-cell>
          <table:table-cell office:value-type="float" office:value="14" table:style-name="ce1">
            <text:p>14</text:p>
          </table:table-cell>
          <table:table-cell office:value-type="string" table:style-name="ce11">
            <text:p>2034-01-05 01:00:00</text:p>
          </table:table-cell>
          <table:table-cell office:value-type="float" office:value="46" table:style-name="ce1">
            <text:p>46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1">
            <text:p>ID CRUDO</text:p>
          </table:table-cell>
          <table:table-cell office:value-type="string" table:style-name="ce1">
            <text:p><text:s/>fk_estacion_pertenece</text:p>
          </table:table-cell>
          <table:table-cell office:value-type="string" table:style-name="ce1">
            <text:p><text:s/>fk_oficina_principal_pertenece</text:p>
          </table:table-cell>
          <table:table-cell table:number-columns-repeated="6" table:style-name="ce1"/>
          <table:table-cell office:value-type="string" table:style-name="ce11">
            <text:p>2034-01-06 01:00:00</text:p>
          </table:table-cell>
          <table:table-cell office:value-type="float" office:value="90" table:style-name="ce1">
            <text:p>90</text:p>
          </table:table-cell>
          <table:table-cell office:value-type="float" office:value="15" table:style-name="ce1">
            <text:p>15</text:p>
          </table:table-cell>
          <table:table-cell office:value-type="string" table:style-name="ce11">
            <text:p>2034-01-06 01:00:00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11">
            <text:p>2034-01-05 01:00:00</text:p>
          </table:table-cell>
          <table:table-cell office:value-type="float" office:value="90" table:style-name="ce1">
            <text:p>90</text:p>
          </table:table-cell>
          <table:table-cell office:value-type="float" office:value="15" table:style-name="ce1">
            <text:p>15</text:p>
          </table:table-cell>
          <table:table-cell office:value-type="string" table:style-name="ce11">
            <text:p>2034-01-05 01:00:00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5" table:style-name="ce1">
            <text:p>5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2" table:formula="of:=[.C34]+1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53">
            <text:p>2034-01-06 01:00:00</text:p>
          </table:table-cell>
          <table:table-cell office:value-type="float" office:value="85" table:style-name="ce1">
            <text:p>85</text:p>
          </table:table-cell>
          <table:table-cell office:value-type="float" office:value="15" table:style-name="ce1">
            <text:p>15</text:p>
          </table:table-cell>
          <table:table-cell office:value-type="string" table:style-name="ce11">
            <text:p>2034-01-06 01:00:00</text:p>
          </table:table-cell>
          <table:table-cell office:value-type="float" office:value="52" table:style-name="ce1">
            <text:p>52</text:p>
          </table:table-cell>
          <table:table-cell office:value-type="float" office:value="13" table:style-name="ce2">
            <text:p>13</text:p>
          </table:table-cell>
          <table:table-cell office:value-type="float" office:value="5" table:style-name="ce1">
            <text:p>5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3" table:formula="of:=[.C35]+1" table:style-name="ce1">
            <text:p>3</text:p>
          </table:table-cell>
          <table:table-cell office:value-type="float" office:value="2" table:formula="of:=[.D35]+1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11">
            <text:p>2034-01-06 01:00:00</text:p>
          </table:table-cell>
          <table:table-cell office:value-type="float" office:value="85" table:style-name="ce1">
            <text:p>85</text:p>
          </table:table-cell>
          <table:table-cell office:value-type="float" office:value="17" table:style-name="ce1">
            <text:p>17</text:p>
          </table:table-cell>
          <table:table-cell office:value-type="string" table:style-name="ce11">
            <text:p>2034-01-06 01:00:00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4" table:formula="of:=[.C36]+1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53">
            <text:p>2034-01-06 01:00:00</text:p>
          </table:table-cell>
          <table:table-cell office:value-type="float" office:value="80" table:style-name="ce1">
            <text:p>80</text:p>
          </table:table-cell>
          <table:table-cell office:value-type="float" office:value="17" table:style-name="ce1">
            <text:p>17</text:p>
          </table:table-cell>
          <table:table-cell office:value-type="string" table:style-name="ce11">
            <text:p>2034-01-06 01:00:0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5" table:formula="of:=[.C37]+1" table:style-name="ce1">
            <text:p>5</text:p>
          </table:table-cell>
          <table:table-cell office:value-type="float" office:value="3" table:formula="of:=[.D37]+1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11">
            <text:p>2034-01-05 01:00:00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string" table:style-name="ce11">
            <text:p>2034-01-05 01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6" table:formula="of:=[.C38]+1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53">
            <text:p>2034-01-06 01:00:00</text:p>
          </table:table-cell>
          <table:table-cell office:value-type="float" office:value="100" table:style-name="ce1">
            <text:p>100</text:p>
          </table:table-cell>
          <table:table-cell office:value-type="float" office:value="18" table:style-name="ce1">
            <text:p>18</text:p>
          </table:table-cell>
          <table:table-cell office:value-type="string" table:style-name="ce11">
            <text:p>2034-01-06 01:00:0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7" table:formula="of:=[.C39]+1" table:style-name="ce1">
            <text:p>7</text:p>
          </table:table-cell>
          <table:table-cell office:value-type="float" office:value="4" table:formula="of:=[.D39]+1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1">
            <text:p>2034-01-05 01:00:00</text:p>
          </table:table-cell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office:value-type="string" table:style-name="ce11">
            <text:p>2034-01-05 01:00:00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8" table:formula="of:=[.C40]+1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53">
            <text:p>2034-01-06 01:00:00</text:p>
          </table:table-cell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office:value-type="string" table:style-name="ce11">
            <text:p>2034-01-06 01:00:0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9" table:formula="of:=[.C41]+1" table:style-name="ce1">
            <text:p>9</text:p>
          </table:table-cell>
          <table:table-cell office:value-type="float" office:value="5" table:formula="of:=[.D41]+1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1">
            <text:p>2034-01-05 01:00:00</text:p>
          </table:table-cell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string" table:style-name="ce11">
            <text:p>2034-01-05 01:00:0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10" table:formula="of:=[.C42]+1" table:style-name="ce1">
            <text:p>10</text:p>
          </table:table-cell>
          <table:table-cell office:value-type="float" office:value="6" table:formula="of:=[.D42]+1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53">
            <text:p>2034-01-06 01:00:00</text:p>
          </table:table-cell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string" table:style-name="ce11">
            <text:p>2034-01-06 01:00:0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11" table:formula="of:=[.C43]+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1">
            <text:p>2034-01-05 01:00:00</text:p>
          </table:table-cell>
          <table:table-cell office:value-type="float" office:value="60" table:style-name="ce1">
            <text:p>60</text:p>
          </table:table-cell>
          <table:table-cell office:value-type="float" office:value="21" table:style-name="ce1">
            <text:p>21</text:p>
          </table:table-cell>
          <table:table-cell office:value-type="string" table:style-name="ce11">
            <text:p>2034-01-05 01:00: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12" table:formula="of:=[.C44]+1" table:style-name="ce1">
            <text:p>12</text:p>
          </table:table-cell>
          <table:table-cell office:value-type="float" office:value="7" table:formula="of:=[.D44]+1" table:style-name="ce1">
            <text:p>7</text:p>
          </table:table-cell>
          <table:table-cell office:value-type="float" office:value="3" table:formula="of:=[.E42]+1" table:style-name="ce1">
            <text:p>3</text:p>
          </table:table-cell>
          <table:table-cell table:number-columns-repeated="6" table:style-name="ce1"/>
          <table:table-cell office:value-type="string" table:style-name="ce53">
            <text:p>2034-01-06 01:00:00</text:p>
          </table:table-cell>
          <table:table-cell office:value-type="float" office:value="80" table:style-name="ce1">
            <text:p>80</text:p>
          </table:table-cell>
          <table:table-cell office:value-type="float" office:value="21" table:style-name="ce1">
            <text:p>21</text:p>
          </table:table-cell>
          <table:table-cell office:value-type="string" table:style-name="ce11">
            <text:p>2034-01-06 01:00:0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13" table:formula="of:=[.C45]+1" table:style-name="ce1">
            <text:p>13</text:p>
          </table:table-cell>
          <table:table-cell office:value-type="float" office:value="8" table:formula="of:=[.D45]+1" table:style-name="ce1">
            <text:p>8</text:p>
          </table:table-cell>
          <table:table-cell office:value-type="float" office:value="3" table:formula="of:=[.E43]+1" table:style-name="ce1">
            <text:p>3</text:p>
          </table:table-cell>
          <table:table-cell table:number-columns-repeated="6" table:style-name="ce1"/>
          <table:table-cell office:value-type="string" table:style-name="ce11">
            <text:p>2034-01-06 01:00:00</text:p>
          </table:table-cell>
          <table:table-cell office:value-type="float" office:value="95" table:style-name="ce1">
            <text:p>95</text:p>
          </table:table-cell>
          <table:table-cell office:value-type="float" office:value="22" table:style-name="ce1">
            <text:p>22</text:p>
          </table:table-cell>
          <table:table-cell office:value-type="string" table:style-name="ce11">
            <text:p>2034-01-06 01:00:00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14" table:formula="of:=[.C46]+1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53">
            <text:p>2034-01-06 01:00:00</text:p>
          </table:table-cell>
          <table:table-cell office:value-type="float" office:value="96" table:style-name="ce1">
            <text:p>96</text:p>
          </table:table-cell>
          <table:table-cell office:value-type="float" office:value="22" table:style-name="ce1">
            <text:p>22</text:p>
          </table:table-cell>
          <table:table-cell office:value-type="string" table:style-name="ce11">
            <text:p>2034-01-06 01:00:00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15" table:formula="of:=[.C47]+1" table:style-name="ce1">
            <text:p>15</text:p>
          </table:table-cell>
          <table:table-cell office:value-type="float" office:value="6" table:formula="of:=[.D47]+1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1">
            <text:p>2034-01-05 01:00:00</text:p>
          </table:table-cell>
          <table:table-cell office:value-type="float" office:value="80" table:style-name="ce1">
            <text:p>80</text:p>
          </table:table-cell>
          <table:table-cell office:value-type="float" office:value="23" table:style-name="ce1">
            <text:p>23</text:p>
          </table:table-cell>
          <table:table-cell office:value-type="string" table:style-name="ce11">
            <text:p>2034-01-05 01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16" table:formula="of:=[.C48]+1" table:style-name="ce1">
            <text:p>16</text:p>
          </table:table-cell>
          <table:table-cell office:value-type="float" office:value="7" table:formula="of:=[.D48]+1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6" table:style-name="ce1"/>
          <table:table-cell office:value-type="string" table:style-name="ce11">
            <text:p>2034-01-06 01:00:00</text:p>
          </table:table-cell>
          <table:table-cell office:value-type="float" office:value="95" table:style-name="ce1">
            <text:p>95</text:p>
          </table:table-cell>
          <table:table-cell office:value-type="float" office:value="23" table:style-name="ce1">
            <text:p>23</text:p>
          </table:table-cell>
          <table:table-cell office:value-type="string" table:style-name="ce11">
            <text:p>2034-01-06 01:00:0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17" table:formula="of:=[.C49]+1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53">
            <text:p>2034-01-05 01:00:00</text:p>
          </table:table-cell>
          <table:table-cell office:value-type="float" office:value="90" table:style-name="ce1">
            <text:p>90</text:p>
          </table:table-cell>
          <table:table-cell office:value-type="float" office:value="23" table:style-name="ce1">
            <text:p>23</text:p>
          </table:table-cell>
          <table:table-cell office:value-type="string" table:style-name="ce11">
            <text:p>2034-01-05 01:00:0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18" table:formula="of:=[.C50]+1" table:style-name="ce1">
            <text:p>18</text:p>
          </table:table-cell>
          <table:table-cell office:value-type="float" office:value="7" table:formula="of:=[.D50]+1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6" table:style-name="ce1"/>
          <table:table-cell office:value-type="string" table:style-name="ce11">
            <text:p>2034-01-05 01:00:00</text:p>
          </table:table-cell>
          <table:table-cell office:value-type="float" office:value="80" table:style-name="ce1">
            <text:p>80</text:p>
          </table:table-cell>
          <table:table-cell office:value-type="float" office:value="24" table:style-name="ce1">
            <text:p>24</text:p>
          </table:table-cell>
          <table:table-cell office:value-type="string" table:style-name="ce11">
            <text:p>2034-01-05 01:00:00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19" table:formula="of:=[.C51]+1" table:style-name="ce1">
            <text:p>19</text:p>
          </table:table-cell>
          <table:table-cell office:value-type="float" office:value="8" table:formula="of:=[.D51]+1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20" table:formula="of:=[.C52]+1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21" table:formula="of:=[.C53]+1" table:style-name="ce1">
            <text:p>21</text:p>
          </table:table-cell>
          <table:table-cell office:value-type="float" office:value="7" table:formula="of:=[.D53]+1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22" table:formula="of:=[.C54]+1" table:style-name="ce1">
            <text:p>22</text:p>
          </table:table-cell>
          <table:table-cell office:value-type="float" office:value="8" table:formula="of:=[.D54]+1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23" table:formula="of:=[.C55]+1" table:style-name="ce1">
            <text:p>23</text:p>
          </table:table-cell>
          <table:table-cell office:value-type="float" office:value="9" table:formula="of:=[.D55]+1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24" table:formula="of:=[.C56]+1" table:style-name="ce1">
            <text:p>24</text:p>
          </table:table-cell>
          <table:table-cell office:value-type="float" office:value="10" table:formula="of:=[.D56]+1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25" table:formula="of:=[.C57]+1" table:style-name="ce1">
            <text:p>25</text:p>
          </table:table-cell>
          <table:table-cell office:value-type="float" office:value="11" table:formula="of:=[.D57]+1" table:style-name="ce1">
            <text:p>11</text:p>
          </table:table-cell>
          <table:table-cell office:value-type="float" office:value="4" table:style-name="ce1">
            <text:p>4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26" table:formula="of:=[.C58]+1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27" table:formula="of:=[.C59]+1" table:style-name="ce1">
            <text:p>27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28" table:formula="of:=[.C60]+1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29" table:formula="of:=[.C61]+1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79" table:style-name="ce1"/>
        </table:table-row>
        <table:table-row table:number-rows-repeated="1048514" table:style-name="ro1">
          <table:table-cell table:number-columns-repeated="16384"/>
        </table:table-row>
      </table:table>
      <table:database-ranges>
        <table:database-range table:target-range-address="ALIASES.G1" table:name="__Anonymous_Sheet_DB__3" table:contains-header="false">
          <table:sort>
            <table:sort-by table:field-number="0" table:order="descending"/>
          </table:sort>
        </table:database-range>
        <table:database-range table:target-range-address="HIST_CARGO.A2:HIST_CARGO.Q206" table:name="__Anonymous_Sheet_DB__4" table:display-filter-buttons="true">
          <table:sort>
            <table:sort-by table:field-number="1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abriel</meta:initial-creator>
    <dc:creator>Gabriel</dc:creator>
    <meta:creation-date>2021-12-18T17:38:47Z</meta:creation-date>
    <dc:date>2022-01-17T06:19:43Z</dc:date>
    <meta:editing-cycles>16</meta:editing-cycles>
    <meta:editing-duration>PT7969S</meta:editing-duration>
    <meta:user-defined meta:name="AppVersion">15.0000</meta:user-defined>
  </office:meta>
</office:document-meta>
</file>